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Heiti TC" svg:font-family="'Heiti TC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7" style:family="table-cell" style:parent-style-name="Default" style:data-style-name="N144"/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144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144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6" style:family="table-cell" style:parent-style-name="Default" style:data-style-name="N144">
      <style:table-cell-properties fo:border-bottom="none" fo:border-left="0.06pt solid #000000" fo:border-right="0.06pt solid #000000" fo:border-top="none"/>
    </style:style>
    <style:style style:name="ce27" style:family="table-cell" style:parent-style-name="Default" style:data-style-name="N144">
      <style:table-cell-properties fo:border-bottom="0.06pt solid #000000" fo:border-left="0.06pt solid #000000" fo:border-right="0.06pt solid #000000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 style:data-style-name="N144">
      <style:table-cell-properties fo:border="none"/>
    </style:style>
    <style:style style:name="ce30" style:family="table-cell" style:parent-style-name="Default" style:data-style-name="N144">
      <style:table-cell-properties fo:border-bottom="0.06pt solid #000000" fo:border-left="none" fo:border-right="none" fo:border-top="none"/>
    </style:style>
    <style:style style:name="ce31" style:family="table-cell" style:parent-style-name="Default" style:data-style-name="N13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工作表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9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1-1-n</text:p>
          </table:table-cell>
          <table:covered-table-cell table:style-name="ce4"/>
          <table:covered-table-cell table:style-name="ce6"/>
          <table:table-cell table:style-name="ce1" office:value-type="string" calcext:value-type="string" table:number-columns-spanned="3" table:number-rows-spanned="1">
            <text:p>1-1-t</text:p>
          </table:table-cell>
          <table:covered-table-cell table:style-name="ce4"/>
          <table:covered-table-cell table:style-name="ce6"/>
          <table:table-cell table:style-name="ce12" office:value-type="string" calcext:value-type="string" table:number-columns-spanned="3" table:number-rows-spanned="1">
            <text:p>5-all-t</text:p>
          </table:table-cell>
          <table:covered-table-cell table:number-columns-repeated="2" table:style-name="ce15"/>
          <table:table-cell table:style-name="ce1" office:value-type="string" calcext:value-type="string" table:number-columns-spanned="3" table:number-rows-spanned="1">
            <text:p>5-50-t</text:p>
          </table:table-cell>
          <table:covered-table-cell table:style-name="ce4"/>
          <table:covered-table-cell table:style-name="ce6"/>
          <table:table-cell table:style-name="ce1" office:value-type="string" calcext:value-type="string" table:number-columns-spanned="3" table:number-rows-spanned="1">
            <text:p>5-50-t-nbc</text:p>
          </table:table-cell>
          <table:covered-table-cell table:style-name="ce4"/>
          <table:covered-table-cell table:style-name="ce6"/>
          <table:table-cell table:number-columns-repeated="14"/>
        </table:table-row>
        <table:table-row table:style-name="ro2">
          <table:table-cell/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actedIn</text:p>
          </table:table-cell>
          <table:table-cell table:style-name="ce2"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style-name="ce8" table:formula="of:=(2*[.B3]*[.C3])/([.B3]+[.C3])" office:value-type="float" office:value="0.0801835267278504" calcext:value-type="float">
            <text:p>0.0801835267</text:p>
          </table:table-cell>
          <table:table-cell table:style-name="ce2" office:value-type="float" office:value="0.54897134" calcext:value-type="float">
            <text:p>0.54897134</text:p>
          </table:table-cell>
          <table:table-cell office:value-type="float" office:value="0.51633265" calcext:value-type="float">
            <text:p>0.51633265</text:p>
          </table:table-cell>
          <table:table-cell table:style-name="ce10" table:formula="of:=(2*[.E3]*[.F3])/([.E3]+[.F3])" office:value-type="float" office:value="0.532152004342443" calcext:value-type="float">
            <text:p>0.5321520043</text:p>
          </table:table-cell>
          <table:table-cell table:style-name="ce13" office:value-type="float" office:value="0.53154113" calcext:value-type="float">
            <text:p>0.53154113</text:p>
          </table:table-cell>
          <table:table-cell table:style-name="ce13" office:value-type="float" office:value="0.7549793" calcext:value-type="float">
            <text:p>0.7549793</text:p>
          </table:table-cell>
          <table:table-cell table:style-name="ce8" table:formula="of:=(2*[.H3]*[.I3])/([.H3]+[.I3])" office:value-type="float" office:value="0.623857252307465" calcext:value-type="float">
            <text:p>0.6238572523</text:p>
          </table:table-cell>
          <table:table-cell table:style-name="ce2" office:value-type="float" office:value="0.53320824" calcext:value-type="float">
            <text:p>0.53320824</text:p>
          </table:table-cell>
          <table:table-cell office:value-type="float" office:value="0.74196366" calcext:value-type="float">
            <text:p>0.74196366</text:p>
          </table:table-cell>
          <table:table-cell table:style-name="ce10" table:formula="of:=(2*[.K3]*[.L3])/([.K3]+[.L3])" office:value-type="float" office:value="0.620498518344952" calcext:value-type="float">
            <text:p>0.6204985183</text:p>
          </table:table-cell>
          <table:table-cell table:style-name="ce2" office:value-type="float" office:value="0.59852591" calcext:value-type="float">
            <text:p>0.59852591</text:p>
          </table:table-cell>
          <table:table-cell office:value-type="float" office:value="0.54947984" calcext:value-type="float">
            <text:p>0.54947984</text:p>
          </table:table-cell>
          <table:table-cell table:style-name="ce8" table:formula="of:=(2*[.N3]*[.O3])/([.N3]+[.O3])" office:value-type="float" office:value="0.572955181213429" calcext:value-type="float">
            <text:p>0.5729551812</text:p>
          </table:table-cell>
          <table:table-cell table:formula="of:=[.R3]+[.T3]" office:value-type="float" office:value="3971" calcext:value-type="float">
            <text:p>3971</text:p>
          </table:table-cell>
          <table:table-cell office:value-type="float" office:value="2183" calcext:value-type="float">
            <text:p>2183</text:p>
          </table:table-cell>
          <table:table-cell office:value-type="float" office:value="1462" calcext:value-type="float">
            <text:p>1462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actedIn</text:p>
          </table:table-cell>
          <table:table-cell table:formula="of:=[.T3]+[.R3]" office:value-type="float" office:value="3971" calcext:value-type="float">
            <text:p>3971</text:p>
          </table:table-cell>
          <table:table-cell/>
          <table:table-cell office:value-type="string" calcext:value-type="string">
            <text:p>actedIn</text:p>
          </table:table-cell>
          <table:table-cell table:style-name="ce17" office:value-type="float" office:value="0.04346684" calcext:value-type="float">
            <text:p>0.0435</text:p>
          </table:table-cell>
          <table:table-cell table:style-name="ce17" office:value-type="float" office:value="0.51633265" calcext:value-type="float">
            <text:p>0.5163</text:p>
          </table:table-cell>
          <table:table-cell table:style-name="ce17" table:formula="of:=(2*[.Z3]*[.Y3])/([.Y3]+[.Z3])" office:value-type="float" office:value="0.0801835267278504" calcext:value-type="float">
            <text:p>0.0802</text:p>
          </table:table-cell>
          <table:table-cell table:style-name="ce17" office:value-type="float" office:value="0.02808748" calcext:value-type="float">
            <text:p>0.0281</text:p>
          </table:table-cell>
          <table:table-cell table:style-name="ce17" office:value-type="float" office:value="0.7975619" calcext:value-type="float">
            <text:p>0.7976</text:p>
          </table:table-cell>
          <table:table-cell table:style-name="ce17" table:formula="of:=(2*[.AC3]*[.AB3])/([.AB3]+[.AC3])" office:value-type="float" office:value="0.0542639635119983" calcext:value-type="float">
            <text:p>0.0543</text:p>
          </table:table-cell>
        </table:table-row>
        <table:table-row table:style-name="ro3">
          <table:table-cell office:value-type="string" calcext:value-type="string">
            <text:p>created</text:p>
          </table:table-cell>
          <table:table-cell table:style-name="ce2"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style-name="ce8" table:formula="of:=(2*[.B4]*[.C4])/([.B4]+[.C4])" office:value-type="float" office:value="0.149516293891408" calcext:value-type="float">
            <text:p>0.1495162939</text:p>
          </table:table-cell>
          <table:table-cell table:style-name="ce2" office:value-type="float" office:value="0.12664595" calcext:value-type="float">
            <text:p>0.12664595</text:p>
          </table:table-cell>
          <table:table-cell office:value-type="float" office:value="0.81709385" calcext:value-type="float">
            <text:p>0.81709385</text:p>
          </table:table-cell>
          <table:table-cell table:style-name="ce10" table:formula="of:=(2*[.E4]*[.F4])/([.E4]+[.F4])" office:value-type="float" office:value="0.219301182110593" calcext:value-type="float">
            <text:p>0.2193011821</text:p>
          </table:table-cell>
          <table:table-cell table:style-name="ce13" office:value-type="float" office:value="0.08992532" calcext:value-type="float">
            <text:p>0.08992532</text:p>
          </table:table-cell>
          <table:table-cell table:style-name="ce13" office:value-type="float" office:value="0.9434084" calcext:value-type="float">
            <text:p>0.9434084</text:p>
          </table:table-cell>
          <table:table-cell table:style-name="ce8" table:formula="of:=(2*[.H4]*[.I4])/([.H4]+[.I4])" office:value-type="float" office:value="0.164199233255812" calcext:value-type="float">
            <text:p>0.1641992333</text:p>
          </table:table-cell>
          <table:table-cell table:style-name="ce2" office:value-type="float" office:value="0.09044176" calcext:value-type="float">
            <text:p>0.09044176</text:p>
          </table:table-cell>
          <table:table-cell office:value-type="float" office:value="0.94288755" calcext:value-type="float">
            <text:p>0.94288755</text:p>
          </table:table-cell>
          <table:table-cell table:style-name="ce8" table:formula="of:=(2*[.K4]*[.L4])/([.K4]+[.L4])" office:value-type="float" office:value="0.165051757806208" calcext:value-type="float">
            <text:p>0.1650517578</text:p>
          </table:table-cell>
          <table:table-cell table:style-name="ce2" office:value-type="float" office:value="0.303596" calcext:value-type="float">
            <text:p>0.303596</text:p>
          </table:table-cell>
          <table:table-cell office:value-type="float" office:value="0.76171871" calcext:value-type="float">
            <text:p>0.76171871</text:p>
          </table:table-cell>
          <table:table-cell table:style-name="ce10" table:formula="of:=(2*[.N4]*[.O4])/([.N4]+[.O4])" office:value-type="float" office:value="0.434152933983536" calcext:value-type="float">
            <text:p>0.434152934</text:p>
          </table:table-cell>
          <table:table-cell table:formula="of:=[.R4]+[.T4]" office:value-type="float" office:value="8665" calcext:value-type="float">
            <text:p>8665</text:p>
          </table:table-cell>
          <table:table-cell office:value-type="float" office:value="6600" calcext:value-type="float">
            <text:p>6600</text:p>
          </table:table-cell>
          <table:table-cell office:value-type="float" office:value="15100" calcext:value-type="float">
            <text:p>15100</text:p>
          </table:table-cell>
          <table:table-cell office:value-type="float" office:value="2065" calcext:value-type="float">
            <text:p>2065</text:p>
          </table:table-cell>
          <table:table-cell office:value-type="string" calcext:value-type="string">
            <text:p>created</text:p>
          </table:table-cell>
          <table:table-cell table:formula="of:=[.T4]+[.R4]" office:value-type="float" office:value="8665" calcext:value-type="float">
            <text:p>8665</text:p>
          </table:table-cell>
          <table:table-cell/>
          <table:table-cell office:value-type="string" calcext:value-type="string">
            <text:p>created</text:p>
          </table:table-cell>
          <table:table-cell table:style-name="ce17" office:value-type="float" office:value="0.08228679" calcext:value-type="float">
            <text:p>0.0823</text:p>
          </table:table-cell>
          <table:table-cell table:style-name="ce17" office:value-type="float" office:value="0.81709385" calcext:value-type="float">
            <text:p>0.8171</text:p>
          </table:table-cell>
          <table:table-cell table:style-name="ce17" table:formula="of:=(2*[.Z4]*[.Y4])/([.Y4]+[.Z4])" office:value-type="float" office:value="0.149516293891408" calcext:value-type="float">
            <text:p>0.1495</text:p>
          </table:table-cell>
          <table:table-cell table:style-name="ce17" office:value-type="float" office:value="0.05583113" calcext:value-type="float">
            <text:p>0.0558</text:p>
          </table:table-cell>
          <table:table-cell table:style-name="ce17" office:value-type="float" office:value="0.95001754" calcext:value-type="float">
            <text:p>0.9500</text:p>
          </table:table-cell>
          <table:table-cell table:style-name="ce17" table:formula="of:=(2*[.AC4]*[.AB4])/([.AB4]+[.AC4])" office:value-type="float" office:value="0.10546427978678" calcext:value-type="float">
            <text:p>0.1055</text:p>
          </table:table-cell>
        </table:table-row>
        <table:table-row table:style-name="ro3">
          <table:table-cell office:value-type="string" calcext:value-type="string">
            <text:p>dealsWith</text:p>
          </table:table-cell>
          <table:table-cell table:style-name="ce2"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style-name="ce8" table:formula="of:=(2*[.B5]*[.C5])/([.B5]+[.C5])" office:value-type="float" office:value="0.00668651030178796" calcext:value-type="float">
            <text:p>0.0066865103</text:p>
          </table:table-cell>
          <table:table-cell table:style-name="ce2" office:value-type="float" office:value="0.0106974" calcext:value-type="float">
            <text:p>0.0106974</text:p>
          </table:table-cell>
          <table:table-cell office:value-type="float" office:value="1" calcext:value-type="float">
            <text:p>1</text:p>
          </table:table-cell>
          <table:table-cell table:style-name="ce10" table:formula="of:=(2*[.E5]*[.F5])/([.E5]+[.F5])" office:value-type="float" office:value="0.0211683536536257" calcext:value-type="float">
            <text:p>0.0211683537</text:p>
          </table:table-cell>
          <table:table-cell table:style-name="ce13" office:value-type="float" office:value="0.00620251" calcext:value-type="float">
            <text:p>0.00620251</text:p>
          </table:table-cell>
          <table:table-cell table:style-name="ce13" office:value-type="float" office:value="1" calcext:value-type="float">
            <text:p>1</text:p>
          </table:table-cell>
          <table:table-cell table:style-name="ce8" table:formula="of:=(2*[.H5]*[.I5])/([.H5]+[.I5])" office:value-type="float" office:value="0.0123285520327315" calcext:value-type="float">
            <text:p>0.012328552</text:p>
          </table:table-cell>
          <table:table-cell table:style-name="ce2"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style-name="ce8" table:formula="of:=(2*[.K5]*[.L5])/([.K5]+[.L5])" office:value-type="float" office:value="0.0211165857580394" calcext:value-type="float">
            <text:p>0.0211165858</text:p>
          </table:table-cell>
          <table:table-cell table:style-name="ce2"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style-name="ce10" table:formula="of:=(2*[.N5]*[.O5])/([.N5]+[.O5])" office:value-type="float" office:value="0.469563136790698" calcext:value-type="float">
            <text:p>0.4695631368</text:p>
          </table:table-cell>
          <table:table-cell table:formula="of:=[.R5]+[.T5]" office:value-type="float" office:value="111" calcext:value-type="float">
            <text:p>111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ealsWith</text:p>
          </table:table-cell>
          <table:table-cell table:formula="of:=[.T5]+[.R5]" office:value-type="float" office:value="111" calcext:value-type="float">
            <text:p>111</text:p>
          </table:table-cell>
          <table:table-cell/>
          <table:table-cell office:value-type="string" calcext:value-type="string">
            <text:p>dealsWith</text:p>
          </table:table-cell>
          <table:table-cell table:style-name="ce17" office:value-type="float" office:value="0.00335447" calcext:value-type="float">
            <text:p>0.0034</text:p>
          </table:table-cell>
          <table:table-cell table:style-name="ce17" office:value-type="float" office:value="1" calcext:value-type="float">
            <text:p>1.0000</text:p>
          </table:table-cell>
          <table:table-cell table:style-name="ce17" table:formula="of:=(2*[.Z5]*[.Y5])/([.Y5]+[.Z5])" office:value-type="float" office:value="0.00668651030178796" calcext:value-type="float">
            <text:p>0.0067</text:p>
          </table:table-cell>
          <table:table-cell table:style-name="ce17" office:value-type="float" office:value="0.00216425" calcext:value-type="float">
            <text:p>0.0022</text:p>
          </table:table-cell>
          <table:table-cell table:style-name="ce17" office:value-type="float" office:value="1" calcext:value-type="float">
            <text:p>1.0000</text:p>
          </table:table-cell>
          <table:table-cell table:style-name="ce17" table:formula="of:=(2*[.AC5]*[.AB5])/([.AB5]+[.AC5])" office:value-type="float" office:value="0.0043191522746895" calcext:value-type="float">
            <text:p>0.0043</text:p>
          </table:table-cell>
        </table:table-row>
        <table:table-row table:style-name="ro3">
          <table:table-cell office:value-type="string" calcext:value-type="string">
            <text:p>diedIn</text:p>
          </table:table-cell>
          <table:table-cell table:style-name="ce2"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style-name="ce8" table:formula="of:=(2*[.B6]*[.C6])/([.B6]+[.C6])" office:value-type="float" office:value="0.106517995844172" calcext:value-type="float">
            <text:p>0.1065179958</text:p>
          </table:table-cell>
          <table:table-cell table:style-name="ce2" office:value-type="float" office:value="0.08779766" calcext:value-type="float">
            <text:p>0.08779766</text:p>
          </table:table-cell>
          <table:table-cell office:value-type="float" office:value="0.36879393" calcext:value-type="float">
            <text:p>0.36879393</text:p>
          </table:table-cell>
          <table:table-cell table:style-name="ce10" table:formula="of:=(2*[.E6]*[.F6])/([.E6]+[.F6])" office:value-type="float" office:value="0.141830225459053" calcext:value-type="float">
            <text:p>0.1418302255</text:p>
          </table:table-cell>
          <table:table-cell table:style-name="ce13" office:value-type="float" office:value="0.11039529" calcext:value-type="float">
            <text:p>0.11039529</text:p>
          </table:table-cell>
          <table:table-cell table:style-name="ce13" office:value-type="float" office:value="0.54679479" calcext:value-type="float">
            <text:p>0.54679479</text:p>
          </table:table-cell>
          <table:table-cell table:style-name="ce8" table:formula="of:=(2*[.H6]*[.I6])/([.H6]+[.I6])" office:value-type="float" office:value="0.183702010269355" calcext:value-type="float">
            <text:p>0.1837020103</text:p>
          </table:table-cell>
          <table:table-cell table:style-name="ce2" office:value-type="float" office:value="0.11450996" calcext:value-type="float">
            <text:p>0.11450996</text:p>
          </table:table-cell>
          <table:table-cell office:value-type="float" office:value="0.56880276" calcext:value-type="float">
            <text:p>0.56880276</text:p>
          </table:table-cell>
          <table:table-cell table:style-name="ce10" table:formula="of:=(2*[.K6]*[.L6])/([.K6]+[.L6])" office:value-type="float" office:value="0.190640622921492" calcext:value-type="float">
            <text:p>0.1906406229</text:p>
          </table:table-cell>
          <table:table-cell table:style-name="ce2" office:value-type="float" office:value="0.38678934" calcext:value-type="float">
            <text:p>0.38678934</text:p>
          </table:table-cell>
          <table:table-cell office:value-type="float" office:value="0.38067128" calcext:value-type="float">
            <text:p>0.38067128</text:p>
          </table:table-cell>
          <table:table-cell table:style-name="ce10" table:formula="of:=(2*[.N6]*[.O6])/([.N6]+[.O6])" office:value-type="float" office:value="0.383705923955174" calcext:value-type="float">
            <text:p>0.383705924</text:p>
          </table:table-cell>
          <table:table-cell table:formula="of:=[.R6]+[.T6]" office:value-type="float" office:value="11729" calcext:value-type="float">
            <text:p>11729</text:p>
          </table:table-cell>
          <table:table-cell office:value-type="float" office:value="4472" calcext:value-type="float">
            <text:p>4472</text:p>
          </table:table-cell>
          <table:table-cell office:value-type="float" office:value="7101" calcext:value-type="float">
            <text:p>7101</text:p>
          </table:table-cell>
          <table:table-cell office:value-type="float" office:value="7257" calcext:value-type="float">
            <text:p>7257</text:p>
          </table:table-cell>
          <table:table-cell office:value-type="string" calcext:value-type="string">
            <text:p>diedIn</text:p>
          </table:table-cell>
          <table:table-cell table:formula="of:=[.T6]+[.R6]" office:value-type="float" office:value="11729" calcext:value-type="float">
            <text:p>11729</text:p>
          </table:table-cell>
          <table:table-cell/>
          <table:table-cell office:value-type="string" calcext:value-type="string">
            <text:p>diedIn</text:p>
          </table:table-cell>
          <table:table-cell table:style-name="ce17" office:value-type="float" office:value="0.06224856" calcext:value-type="float">
            <text:p>0.0622</text:p>
          </table:table-cell>
          <table:table-cell table:style-name="ce17" office:value-type="float" office:value="0.36879393" calcext:value-type="float">
            <text:p>0.3688</text:p>
          </table:table-cell>
          <table:table-cell table:style-name="ce17" table:formula="of:=(2*[.Z6]*[.Y6])/([.Y6]+[.Z6])" office:value-type="float" office:value="0.106517995844172" calcext:value-type="float">
            <text:p>0.1065</text:p>
          </table:table-cell>
          <table:table-cell table:style-name="ce17" office:value-type="float" office:value="0.05507079" calcext:value-type="float">
            <text:p>0.0551</text:p>
          </table:table-cell>
          <table:table-cell table:style-name="ce17" office:value-type="float" office:value="0.64684916" calcext:value-type="float">
            <text:p>0.6468</text:p>
          </table:table-cell>
          <table:table-cell table:style-name="ce17" table:formula="of:=(2*[.AC6]*[.AB6])/([.AB6]+[.AC6])" office:value-type="float" office:value="0.101500161812003" calcext:value-type="float">
            <text:p>0.1015</text:p>
          </table:table-cell>
        </table:table-row>
        <table:table-row table:style-name="ro3">
          <table:table-cell office:value-type="string" calcext:value-type="string">
            <text:p>directed</text:p>
          </table:table-cell>
          <table:table-cell table:style-name="ce2"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style-name="ce8" table:formula="of:=(2*[.B7]*[.C7])/([.B7]+[.C7])" office:value-type="float" office:value="0.0690836289158947" calcext:value-type="float">
            <text:p>0.0690836289</text:p>
          </table:table-cell>
          <table:table-cell table:style-name="ce2" office:value-type="float" office:value="0.06749083" calcext:value-type="float">
            <text:p>0.06749083</text:p>
          </table:table-cell>
          <table:table-cell office:value-type="float" office:value="0.28666455" calcext:value-type="float">
            <text:p>0.28666455</text:p>
          </table:table-cell>
          <table:table-cell table:style-name="ce10" table:formula="of:=(2*[.E7]*[.F7])/([.E7]+[.F7])" office:value-type="float" office:value="0.109258418782606" calcext:value-type="float">
            <text:p>0.1092584188</text:p>
          </table:table-cell>
          <table:table-cell table:style-name="ce13" office:value-type="float" office:value="0.05676705" calcext:value-type="float">
            <text:p>0.05676705</text:p>
          </table:table-cell>
          <table:table-cell table:style-name="ce13" office:value-type="float" office:value="0.92845171" calcext:value-type="float">
            <text:p>0.92845171</text:p>
          </table:table-cell>
          <table:table-cell table:style-name="ce8" table:formula="of:=(2*[.H7]*[.I7])/([.H7]+[.I7])" office:value-type="float" office:value="0.106992409775379" calcext:value-type="float">
            <text:p>0.1069924098</text:p>
          </table:table-cell>
          <table:table-cell table:style-name="ce2" office:value-type="float" office:value="0.07840214" calcext:value-type="float">
            <text:p>0.07840214</text:p>
          </table:table-cell>
          <table:table-cell office:value-type="float" office:value="0.91856251" calcext:value-type="float">
            <text:p>0.91856251</text:p>
          </table:table-cell>
          <table:table-cell table:style-name="ce10" table:formula="of:=(2*[.K7]*[.L7])/([.K7]+[.L7])" office:value-type="float" office:value="0.144473059316138" calcext:value-type="float">
            <text:p>0.1444730593</text:p>
          </table:table-cell>
          <table:table-cell table:style-name="ce2" office:value-type="float" office:value="0.42291429" calcext:value-type="float">
            <text:p>0.42291429</text:p>
          </table:table-cell>
          <table:table-cell office:value-type="float" office:value="0.70716387" calcext:value-type="float">
            <text:p>0.70716387</text:p>
          </table:table-cell>
          <table:table-cell table:style-name="ce10" table:formula="of:=(2*[.N7]*[.O7])/([.N7]+[.O7])" office:value-type="float" office:value="0.529290303238322" calcext:value-type="float">
            <text:p>0.5292903032</text:p>
          </table:table-cell>
          <table:table-cell table:formula="of:=[.R7]+[.T7]" office:value-type="float" office:value="2036" calcext:value-type="float">
            <text:p>2036</text:p>
          </table:table-cell>
          <table:table-cell office:value-type="float" office:value="1436" calcext:value-type="float">
            <text:p>1436</text:p>
          </table:table-cell>
          <table:table-cell office:value-type="float" office:value="1972" calcext:value-type="float">
            <text:p>19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directed</text:p>
          </table:table-cell>
          <table:table-cell table:formula="of:=[.T7]+[.R7]" office:value-type="float" office:value="2036" calcext:value-type="float">
            <text:p>2036</text:p>
          </table:table-cell>
          <table:table-cell/>
          <table:table-cell office:value-type="string" calcext:value-type="string">
            <text:p>directed</text:p>
          </table:table-cell>
          <table:table-cell table:style-name="ce17" office:value-type="float" office:value="0.03927418" calcext:value-type="float">
            <text:p>0.0393</text:p>
          </table:table-cell>
          <table:table-cell table:style-name="ce17" office:value-type="float" office:value="0.28666455" calcext:value-type="float">
            <text:p>0.2867</text:p>
          </table:table-cell>
          <table:table-cell table:style-name="ce17" table:formula="of:=(2*[.Z7]*[.Y7])/([.Y7]+[.Z7])" office:value-type="float" office:value="0.0690836289158947" calcext:value-type="float">
            <text:p>0.0691</text:p>
          </table:table-cell>
          <table:table-cell table:style-name="ce17" office:value-type="float" office:value="0.02895369" calcext:value-type="float">
            <text:p>0.0290</text:p>
          </table:table-cell>
          <table:table-cell table:style-name="ce17" office:value-type="float" office:value="0.94029186" calcext:value-type="float">
            <text:p>0.9403</text:p>
          </table:table-cell>
          <table:table-cell table:style-name="ce17" table:formula="of:=(2*[.AC7]*[.AB7])/([.AB7]+[.AC7])" office:value-type="float" office:value="0.0561775476275613" calcext:value-type="float">
            <text:p>0.0562</text:p>
          </table:table-cell>
        </table:table-row>
        <table:table-row table:style-name="ro3">
          <table:table-cell office:value-type="string" calcext:value-type="string">
            <text:p>graduatedFrom</text:p>
          </table:table-cell>
          <table:table-cell table:style-name="ce2"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style-name="ce8" table:formula="of:=(2*[.B8]*[.C8])/([.B8]+[.C8])" office:value-type="float" office:value="0.224755657817857" calcext:value-type="float">
            <text:p>0.2247556578</text:p>
          </table:table-cell>
          <table:table-cell table:style-name="ce2" office:value-type="float" office:value="0.19531784" calcext:value-type="float">
            <text:p>0.19531784</text:p>
          </table:table-cell>
          <table:table-cell office:value-type="float" office:value="0.47521937" calcext:value-type="float">
            <text:p>0.47521937</text:p>
          </table:table-cell>
          <table:table-cell table:style-name="ce10" table:formula="of:=(2*[.E8]*[.F8])/([.E8]+[.F8])" office:value-type="float" office:value="0.276849127804737" calcext:value-type="float">
            <text:p>0.2768491278</text:p>
          </table:table-cell>
          <table:table-cell table:style-name="ce13" office:value-type="float" office:value="0.16782058" calcext:value-type="float">
            <text:p>0.16782058</text:p>
          </table:table-cell>
          <table:table-cell table:style-name="ce13" office:value-type="float" office:value="0.77404002" calcext:value-type="float">
            <text:p>0.77404002</text:p>
          </table:table-cell>
          <table:table-cell table:style-name="ce8" table:formula="of:=(2*[.H8]*[.I8])/([.H8]+[.I8])" office:value-type="float" office:value="0.27583666861022" calcext:value-type="float">
            <text:p>0.2758366686</text:p>
          </table:table-cell>
          <table:table-cell table:style-name="ce2" office:value-type="float" office:value="0.1705843" calcext:value-type="float">
            <text:p>0.1705843</text:p>
          </table:table-cell>
          <table:table-cell office:value-type="float" office:value="0.77834879" calcext:value-type="float">
            <text:p>0.77834879</text:p>
          </table:table-cell>
          <table:table-cell table:style-name="ce10" table:formula="of:=(2*[.K8]*[.L8])/([.K8]+[.L8])" office:value-type="float" office:value="0.279838662803922" calcext:value-type="float">
            <text:p>0.2798386628</text:p>
          </table:table-cell>
          <table:table-cell table:style-name="ce2" office:value-type="float" office:value="0.44463765" calcext:value-type="float">
            <text:p>0.44463765</text:p>
          </table:table-cell>
          <table:table-cell office:value-type="float" office:value="0.62042535" calcext:value-type="float">
            <text:p>0.62042535</text:p>
          </table:table-cell>
          <table:table-cell table:style-name="ce10" table:formula="of:=(2*[.N8]*[.O8])/([.N8]+[.O8])" office:value-type="float" office:value="0.518024698303157" calcext:value-type="float">
            <text:p>0.5180246983</text:p>
          </table:table-cell>
          <table:table-cell table:formula="of:=[.R8]+[.T8]" office:value-type="float" office:value="10474" calcext:value-type="float">
            <text:p>10474</text:p>
          </table:table-cell>
          <table:table-cell office:value-type="float" office:value="6499" calcext:value-type="float">
            <text:p>6499</text:p>
          </table:table-cell>
          <table:table-cell office:value-type="float" office:value="8132" calcext:value-type="float">
            <text:p>8132</text:p>
          </table:table-cell>
          <table:table-cell office:value-type="float" office:value="3975" calcext:value-type="float">
            <text:p>3975</text:p>
          </table:table-cell>
          <table:table-cell office:value-type="string" calcext:value-type="string">
            <text:p>graduatedFrom</text:p>
          </table:table-cell>
          <table:table-cell table:formula="of:=[.T8]+[.R8]" office:value-type="float" office:value="10474" calcext:value-type="float">
            <text:p>10474</text:p>
          </table:table-cell>
          <table:table-cell/>
          <table:table-cell office:value-type="string" calcext:value-type="string">
            <text:p>graduatedFrom</text:p>
          </table:table-cell>
          <table:table-cell table:style-name="ce17" office:value-type="float" office:value="0.14718304" calcext:value-type="float">
            <text:p>0.1472</text:p>
          </table:table-cell>
          <table:table-cell table:style-name="ce17" office:value-type="float" office:value="0.47521937" calcext:value-type="float">
            <text:p>0.4752</text:p>
          </table:table-cell>
          <table:table-cell table:style-name="ce17" table:formula="of:=(2*[.Z8]*[.Y8])/([.Y8]+[.Z8])" office:value-type="float" office:value="0.224755657817857" calcext:value-type="float">
            <text:p>0.2248</text:p>
          </table:table-cell>
          <table:table-cell table:style-name="ce17" office:value-type="float" office:value="0.11298864" calcext:value-type="float">
            <text:p>0.1130</text:p>
          </table:table-cell>
          <table:table-cell table:style-name="ce17" office:value-type="float" office:value="0.78572966" calcext:value-type="float">
            <text:p>0.7857</text:p>
          </table:table-cell>
          <table:table-cell table:style-name="ce17" table:formula="of:=(2*[.AC8]*[.AB8])/([.AB8]+[.AC8])" office:value-type="float" office:value="0.197566969963919" calcext:value-type="float">
            <text:p>0.1976</text:p>
          </table:table-cell>
        </table:table-row>
        <table:table-row table:style-name="ro3">
          <table:table-cell office:value-type="string" calcext:value-type="string">
            <text:p>happenedIn</text:p>
          </table:table-cell>
          <table:table-cell table:style-name="ce2"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style-name="ce8" table:formula="of:=(2*[.B9]*[.C9])/([.B9]+[.C9])" office:value-type="float" office:value="0.220896145325905" calcext:value-type="float">
            <text:p>0.2208961453</text:p>
          </table:table-cell>
          <table:table-cell table:style-name="ce2" office:value-type="float" office:value="0.76412048" calcext:value-type="float">
            <text:p>0.76412048</text:p>
          </table:table-cell>
          <table:table-cell office:value-type="float" office:value="0.66757981" calcext:value-type="float">
            <text:p>0.66757981</text:p>
          </table:table-cell>
          <table:table-cell table:style-name="ce10" table:formula="of:=(2*[.E9]*[.F9])/([.E9]+[.F9])" office:value-type="float" office:value="0.712595238568414" calcext:value-type="float">
            <text:p>0.7125952386</text:p>
          </table:table-cell>
          <table:table-cell table:style-name="ce13" office:value-type="float" office:value="0.76412141" calcext:value-type="float">
            <text:p>0.76412141</text:p>
          </table:table-cell>
          <table:table-cell table:style-name="ce13" office:value-type="float" office:value="0.67313236" calcext:value-type="float">
            <text:p>0.67313236</text:p>
          </table:table-cell>
          <table:table-cell table:style-name="ce8" table:formula="of:=(2*[.H9]*[.I9])/([.H9]+[.I9])" office:value-type="float" office:value="0.715746736973009" calcext:value-type="float">
            <text:p>0.715746737</text:p>
          </table:table-cell>
          <table:table-cell table:style-name="ce2"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style-name="ce10" table:formula="of:=(2*[.K9]*[.L9])/([.K9]+[.L9])" office:value-type="float" office:value="0.715746736973009" calcext:value-type="float">
            <text:p>0.715746737</text:p>
          </table:table-cell>
          <table:table-cell table:style-name="ce2"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style-name="ce8" table:formula="of:=(2*[.N9]*[.O9])/([.N9]+[.O9])" office:value-type="float" office:value="0.685476758093899" calcext:value-type="float">
            <text:p>0.6854767581</text:p>
          </table:table-cell>
          <table:table-cell table:formula="of:=[.R9]+[.T9]" office:value-type="float" office:value="1792" calcext:value-type="float">
            <text:p>1792</text:p>
          </table:table-cell>
          <table:table-cell office:value-type="float" office:value="939" calcext:value-type="float">
            <text:p>939</text:p>
          </table:table-cell>
          <table:table-cell office:value-type="float" office:value="8" calcext:value-type="float">
            <text:p>8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happenedIn</text:p>
          </table:table-cell>
          <table:table-cell table:formula="of:=[.T9]+[.R9]" office:value-type="float" office:value="1792" calcext:value-type="float">
            <text:p>1792</text:p>
          </table:table-cell>
          <table:table-cell/>
          <table:table-cell office:value-type="string" calcext:value-type="string">
            <text:p>happenedIn</text:p>
          </table:table-cell>
          <table:table-cell table:style-name="ce17" office:value-type="float" office:value="0.13234375" calcext:value-type="float">
            <text:p>0.1323</text:p>
          </table:table-cell>
          <table:table-cell table:style-name="ce17" office:value-type="float" office:value="0.66757981" calcext:value-type="float">
            <text:p>0.6676</text:p>
          </table:table-cell>
          <table:table-cell table:style-name="ce17" table:formula="of:=(2*[.Z9]*[.Y9])/([.Y9]+[.Z9])" office:value-type="float" office:value="0.220896145325905" calcext:value-type="float">
            <text:p>0.2209</text:p>
          </table:table-cell>
          <table:table-cell table:style-name="ce17" office:value-type="float" office:value="0.13154836" calcext:value-type="float">
            <text:p>0.1315</text:p>
          </table:table-cell>
          <table:table-cell table:style-name="ce17" office:value-type="float" office:value="0.67313236" calcext:value-type="float">
            <text:p>0.6731</text:p>
          </table:table-cell>
          <table:table-cell table:style-name="ce17" table:formula="of:=(2*[.AC9]*[.AB9])/([.AB9]+[.AC9])" office:value-type="float" office:value="0.220085944201396" calcext:value-type="float">
            <text:p>0.2201</text:p>
          </table:table-cell>
        </table:table-row>
        <table:table-row table:style-name="ro3">
          <table:table-cell office:value-type="string" calcext:value-type="string">
            <text:p>hasAcademicAdvisor</text:p>
          </table:table-cell>
          <table:table-cell table:style-name="ce2"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style-name="ce8" table:formula="of:=(2*[.B10]*[.C10])/([.B10]+[.C10])" office:value-type="float" office:value="0.0528105614326406" calcext:value-type="float">
            <text:p>0.0528105614</text:p>
          </table:table-cell>
          <table:table-cell table:style-name="ce2" office:value-type="float" office:value="0.04280106" calcext:value-type="float">
            <text:p>0.04280106</text:p>
          </table:table-cell>
          <table:table-cell office:value-type="float" office:value="0.43292079" calcext:value-type="float">
            <text:p>0.43292079</text:p>
          </table:table-cell>
          <table:table-cell table:style-name="ce10" table:formula="of:=(2*[.E10]*[.F10])/([.E10]+[.F10])" office:value-type="float" office:value="0.0779004315569588" calcext:value-type="float">
            <text:p>0.0779004316</text:p>
          </table:table-cell>
          <table:table-cell table:style-name="ce13" office:value-type="float" office:value="0.02463347" calcext:value-type="float">
            <text:p>0.02463347</text:p>
          </table:table-cell>
          <table:table-cell table:style-name="ce13" office:value-type="float" office:value="0.56649631" calcext:value-type="float">
            <text:p>0.56649631</text:p>
          </table:table-cell>
          <table:table-cell table:style-name="ce8" table:formula="of:=(2*[.H10]*[.I10])/([.H10]+[.I10])" office:value-type="float" office:value="0.0472138955932679" calcext:value-type="float">
            <text:p>0.0472138956</text:p>
          </table:table-cell>
          <table:table-cell table:style-name="ce2" office:value-type="float" office:value="0.0392998" calcext:value-type="float">
            <text:p>0.0392998</text:p>
          </table:table-cell>
          <table:table-cell office:value-type="float" office:value="0.50859652" calcext:value-type="float">
            <text:p>0.50859652</text:p>
          </table:table-cell>
          <table:table-cell table:style-name="ce8" table:formula="of:=(2*[.K10]*[.L10])/([.K10]+[.L10])" office:value-type="float" office:value="0.0729617658928463" calcext:value-type="float">
            <text:p>0.0729617659</text:p>
          </table:table-cell>
          <table:table-cell table:style-name="ce2"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style-name="ce8" table:formula="of:=(2*[.N10]*[.O10])/([.N10]+[.O10])" office:value-type="float" office:value="0.0253338850683588" calcext:value-type="float">
            <text:p>0.0253338851</text:p>
          </table:table-cell>
          <table:table-cell table:formula="of:=[.R10]+[.T10]"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hasAcademicAdvisor</text:p>
          </table:table-cell>
          <table:table-cell table:formula="of:=[.T10]+[.R10]" office:value-type="float" office:value="628" calcext:value-type="float">
            <text:p>628</text:p>
          </table:table-cell>
          <table:table-cell/>
          <table:table-cell office:value-type="string" calcext:value-type="string">
            <text:p>hasAcademicAdvisor</text:p>
          </table:table-cell>
          <table:table-cell table:style-name="ce17" office:value-type="float" office:value="0.02812044" calcext:value-type="float">
            <text:p>0.0281</text:p>
          </table:table-cell>
          <table:table-cell table:style-name="ce17" office:value-type="float" office:value="0.43292079" calcext:value-type="float">
            <text:p>0.4329</text:p>
          </table:table-cell>
          <table:table-cell table:style-name="ce17" table:formula="of:=(2*[.Z10]*[.Y10])/([.Y10]+[.Z10])" office:value-type="float" office:value="0.0528105614326406" calcext:value-type="float">
            <text:p>0.0528</text:p>
          </table:table-cell>
          <table:table-cell table:style-name="ce17" office:value-type="float" office:value="0.01292023" calcext:value-type="float">
            <text:p>0.0129</text:p>
          </table:table-cell>
          <table:table-cell table:style-name="ce17" office:value-type="float" office:value="0.68924446" calcext:value-type="float">
            <text:p>0.6892</text:p>
          </table:table-cell>
          <table:table-cell table:style-name="ce17" table:formula="of:=(2*[.AC10]*[.AB10])/([.AB10]+[.AC10])" office:value-type="float" office:value="0.0253649808264377" calcext:value-type="float">
            <text:p>0.0254</text:p>
          </table:table-cell>
        </table:table-row>
        <table:table-row table:style-name="ro3">
          <table:table-cell office:value-type="string" calcext:value-type="string">
            <text:p>hasCapital</text:p>
          </table:table-cell>
          <table:table-cell table:style-name="ce2"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style-name="ce8" table:formula="of:=(2*[.B11]*[.C11])/([.B11]+[.C11])" office:value-type="float" office:value="0.0917398183751588" calcext:value-type="float">
            <text:p>0.0917398184</text:p>
          </table:table-cell>
          <table:table-cell table:style-name="ce2" office:value-type="float" office:value="0.10568079" calcext:value-type="float">
            <text:p>0.10568079</text:p>
          </table:table-cell>
          <table:table-cell office:value-type="float" office:value="0.34298641" calcext:value-type="float">
            <text:p>0.34298641</text:p>
          </table:table-cell>
          <table:table-cell table:style-name="ce10" table:formula="of:=(2*[.E11]*[.F11])/([.E11]+[.F11])" office:value-type="float" office:value="0.161576664253879" calcext:value-type="float">
            <text:p>0.1615766643</text:p>
          </table:table-cell>
          <table:table-cell table:style-name="ce13" office:value-type="float" office:value="0.00637651" calcext:value-type="float">
            <text:p>0.00637651</text:p>
          </table:table-cell>
          <table:table-cell table:style-name="ce13" office:value-type="float" office:value="0.45816088" calcext:value-type="float">
            <text:p>0.45816088</text:p>
          </table:table-cell>
          <table:table-cell table:style-name="ce8" table:formula="of:=(2*[.H11]*[.I11])/([.H11]+[.I11])" office:value-type="float" office:value="0.0125779646410327" calcext:value-type="float">
            <text:p>0.0125779646</text:p>
          </table:table-cell>
          <table:table-cell table:style-name="ce2"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style-name="ce8" table:formula="of:=(2*[.K11]*[.L11])/([.K11]+[.L11])" office:value-type="float" office:value="0.0125779646410327" calcext:value-type="float">
            <text:p>0.0125779646</text:p>
          </table:table-cell>
          <table:table-cell table:style-name="ce2"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style-name="ce10" table:formula="of:=(2*[.N11]*[.O11])/([.N11]+[.O11])" office:value-type="float" office:value="0.291929014670711" calcext:value-type="float">
            <text:p>0.2919290147</text:p>
          </table:table-cell>
          <table:table-cell table:formula="of:=[.R11]+[.T11]" office:value-type="float" office:value="363" calcext:value-type="float">
            <text:p>363</text:p>
          </table:table-cell>
          <table:table-cell office:value-type="float" office:value="147" calcext:value-type="float">
            <text:p>147</text:p>
          </table:table-cell>
          <table:table-cell office:value-type="float" office:value="443" calcext:value-type="float">
            <text:p>44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asCapital</text:p>
          </table:table-cell>
          <table:table-cell table:formula="of:=[.T11]+[.R11]" office:value-type="float" office:value="363" calcext:value-type="float">
            <text:p>363</text:p>
          </table:table-cell>
          <table:table-cell/>
          <table:table-cell office:value-type="string" calcext:value-type="string">
            <text:p>hasCapital</text:p>
          </table:table-cell>
          <table:table-cell table:style-name="ce17" office:value-type="float" office:value="0.05295147" calcext:value-type="float">
            <text:p>0.0530</text:p>
          </table:table-cell>
          <table:table-cell table:style-name="ce17" office:value-type="float" office:value="0.34298641" calcext:value-type="float">
            <text:p>0.3430</text:p>
          </table:table-cell>
          <table:table-cell table:style-name="ce17" table:formula="of:=(2*[.Z11]*[.Y11])/([.Y11]+[.Z11])" office:value-type="float" office:value="0.0917398183751588" calcext:value-type="float">
            <text:p>0.0917</text:p>
          </table:table-cell>
          <table:table-cell table:style-name="ce17" office:value-type="float" office:value="0.00585946" calcext:value-type="float">
            <text:p>0.0059</text:p>
          </table:table-cell>
          <table:table-cell table:style-name="ce17" office:value-type="float" office:value="0.45816088" calcext:value-type="float">
            <text:p>0.4582</text:p>
          </table:table-cell>
          <table:table-cell table:style-name="ce17" table:formula="of:=(2*[.AC11]*[.AB11])/([.AB11]+[.AC11])" office:value-type="float" office:value="0.0115709382477708" calcext:value-type="float">
            <text:p>0.0116</text:p>
          </table:table-cell>
        </table:table-row>
        <table:table-row table:style-name="ro3">
          <table:table-cell office:value-type="string" calcext:value-type="string">
            <text:p>hasChild</text:p>
          </table:table-cell>
          <table:table-cell table:style-name="ce2"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style-name="ce8" table:formula="of:=(2*[.B12]*[.C12])/([.B12]+[.C12])" office:value-type="float" office:value="0.0543936048467216" calcext:value-type="float">
            <text:p>0.0543936048</text:p>
          </table:table-cell>
          <table:table-cell table:style-name="ce2" office:value-type="float" office:value="0.04617226" calcext:value-type="float">
            <text:p>0.04617226</text:p>
          </table:table-cell>
          <table:table-cell office:value-type="float" office:value="0.63019974" calcext:value-type="float">
            <text:p>0.63019974</text:p>
          </table:table-cell>
          <table:table-cell table:style-name="ce10" table:formula="of:=(2*[.E12]*[.F12])/([.E12]+[.F12])" office:value-type="float" office:value="0.0860406588303845" calcext:value-type="float">
            <text:p>0.0860406588</text:p>
          </table:table-cell>
          <table:table-cell table:style-name="ce13" office:value-type="float" office:value="0.03838224" calcext:value-type="float">
            <text:p>0.03838224</text:p>
          </table:table-cell>
          <table:table-cell table:style-name="ce13" office:value-type="float" office:value="0.9547959" calcext:value-type="float">
            <text:p>0.9547959</text:p>
          </table:table-cell>
          <table:table-cell table:style-name="ce8" table:formula="of:=(2*[.H12]*[.I12])/([.H12]+[.I12])" office:value-type="float" office:value="0.07379784936631" calcext:value-type="float">
            <text:p>0.0737978494</text:p>
          </table:table-cell>
          <table:table-cell table:style-name="ce2" office:value-type="float" office:value="0.03511695" calcext:value-type="float">
            <text:p>0.03511695</text:p>
          </table:table-cell>
          <table:table-cell office:value-type="float" office:value="0.96034292" calcext:value-type="float">
            <text:p>0.96034292</text:p>
          </table:table-cell>
          <table:table-cell table:style-name="ce8" table:formula="of:=(2*[.K12]*[.L12])/([.K12]+[.L12])" office:value-type="float" office:value="0.067756250795914" calcext:value-type="float">
            <text:p>0.0677562508</text:p>
          </table:table-cell>
          <table:table-cell table:style-name="ce2" office:value-type="float" office:value="0.31554643" calcext:value-type="float">
            <text:p>0.31554643</text:p>
          </table:table-cell>
          <table:table-cell office:value-type="float" office:value="0.68580876" calcext:value-type="float">
            <text:p>0.68580876</text:p>
          </table:table-cell>
          <table:table-cell table:style-name="ce10" table:formula="of:=(2*[.N12]*[.O12])/([.N12]+[.O12])" office:value-type="float" office:value="0.432223267112096" calcext:value-type="float">
            <text:p>0.4322232671</text:p>
          </table:table-cell>
          <table:table-cell table:formula="of:=[.R12]+[.T12]" office:value-type="float" office:value="2113" calcext:value-type="float">
            <text:p>2113</text:p>
          </table:table-cell>
          <table:table-cell office:value-type="float" office:value="1445" calcext:value-type="float">
            <text:p>1445</text:p>
          </table:table-cell>
          <table:table-cell office:value-type="float" office:value="3125" calcext:value-type="float">
            <text:p>3125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hasChild</text:p>
          </table:table-cell>
          <table:table-cell table:formula="of:=[.T12]+[.R12]" office:value-type="float" office:value="2113" calcext:value-type="float">
            <text:p>2113</text:p>
          </table:table-cell>
          <table:table-cell/>
          <table:table-cell office:value-type="string" calcext:value-type="string">
            <text:p>hasChild</text:p>
          </table:table-cell>
          <table:table-cell table:style-name="ce17" office:value-type="float" office:value="0.02842344" calcext:value-type="float">
            <text:p>0.0284</text:p>
          </table:table-cell>
          <table:table-cell table:style-name="ce17" office:value-type="float" office:value="0.63019974" calcext:value-type="float">
            <text:p>0.6302</text:p>
          </table:table-cell>
          <table:table-cell table:style-name="ce17" table:formula="of:=(2*[.Z12]*[.Y12])/([.Y12]+[.Z12])" office:value-type="float" office:value="0.0543936048467216" calcext:value-type="float">
            <text:p>0.0544</text:p>
          </table:table-cell>
          <table:table-cell table:style-name="ce17" office:value-type="float" office:value="0.01822775" calcext:value-type="float">
            <text:p>0.0182</text:p>
          </table:table-cell>
          <table:table-cell table:style-name="ce17" office:value-type="float" office:value="0.97241921" calcext:value-type="float">
            <text:p>0.9724</text:p>
          </table:table-cell>
          <table:table-cell table:style-name="ce17" table:formula="of:=(2*[.AC12]*[.AB12])/([.AB12]+[.AC12])" office:value-type="float" office:value="0.0357847244695073" calcext:value-type="float">
            <text:p>0.0358</text:p>
          </table:table-cell>
        </table:table-row>
        <table:table-row table:style-name="ro3">
          <table:table-cell office:value-type="string" calcext:value-type="string">
            <text:p>hasWonPrize</text:p>
          </table:table-cell>
          <table:table-cell table:style-name="ce2"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style-name="ce8" table:formula="of:=(2*[.B13]*[.C13])/([.B13]+[.C13])" office:value-type="float" office:value="0.0201608491342159" calcext:value-type="float">
            <text:p>0.0201608491</text:p>
          </table:table-cell>
          <table:table-cell table:style-name="ce2" office:value-type="float" office:value="0.18965206" calcext:value-type="float">
            <text:p>0.18965206</text:p>
          </table:table-cell>
          <table:table-cell office:value-type="float" office:value="0.01099484" calcext:value-type="float">
            <text:p>0.01099484</text:p>
          </table:table-cell>
          <table:table-cell table:style-name="ce10" table:formula="of:=(2*[.E13]*[.F13])/([.E13]+[.F13])" office:value-type="float" office:value="0.0207847124014415" calcext:value-type="float">
            <text:p>0.0207847124</text:p>
          </table:table-cell>
          <table:table-cell table:style-name="ce13" office:value-type="float" office:value="0.11474765" calcext:value-type="float">
            <text:p>0.11474765</text:p>
          </table:table-cell>
          <table:table-cell table:style-name="ce13" office:value-type="float" office:value="0.07321195" calcext:value-type="float">
            <text:p>0.07321195</text:p>
          </table:table-cell>
          <table:table-cell table:style-name="ce8" table:formula="of:=(2*[.H13]*[.I13])/([.H13]+[.I13])" office:value-type="float" office:value="0.0893904776815603" calcext:value-type="float">
            <text:p>0.0893904777</text:p>
          </table:table-cell>
          <table:table-cell table:style-name="ce2" office:value-type="float" office:value="0.11654968" calcext:value-type="float">
            <text:p>0.11654968</text:p>
          </table:table-cell>
          <table:table-cell office:value-type="float" office:value="0.07265312" calcext:value-type="float">
            <text:p>0.07265312</text:p>
          </table:table-cell>
          <table:table-cell table:style-name="ce10" table:formula="of:=(2*[.K13]*[.L13])/([.K13]+[.L13])" office:value-type="float" office:value="0.0895092238275713" calcext:value-type="float">
            <text:p>0.0895092238</text:p>
          </table:table-cell>
          <table:table-cell table:style-name="ce2" office:value-type="float" office:value="0.77327387" calcext:value-type="float">
            <text:p>0.77327387</text:p>
          </table:table-cell>
          <table:table-cell office:value-type="float" office:value="0.00651118" calcext:value-type="float">
            <text:p>0.00651118</text:p>
          </table:table-cell>
          <table:table-cell table:style-name="ce8" table:formula="of:=(2*[.N13]*[.O13])/([.N13]+[.O13])" office:value-type="float" office:value="0.0129136237142956" calcext:value-type="float">
            <text:p>0.0129136237</text:p>
          </table:table-cell>
          <table:table-cell table:formula="of:=[.R13]+[.T13]" office:value-type="float" office:value="8916" calcext:value-type="float">
            <text:p>8916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8858" calcext:value-type="float">
            <text:p>8858</text:p>
          </table:table-cell>
          <table:table-cell office:value-type="string" calcext:value-type="string">
            <text:p>hasWonPrize</text:p>
          </table:table-cell>
          <table:table-cell table:formula="of:=[.T13]+[.R13]" office:value-type="float" office:value="8916" calcext:value-type="float">
            <text:p>8916</text:p>
          </table:table-cell>
          <table:table-cell/>
          <table:table-cell office:value-type="string" calcext:value-type="string">
            <text:p>hasWonPrize</text:p>
          </table:table-cell>
          <table:table-cell table:style-name="ce17" office:value-type="float" office:value="0.12120602" calcext:value-type="float">
            <text:p>0.1212</text:p>
          </table:table-cell>
          <table:table-cell table:style-name="ce17" office:value-type="float" office:value="0.01099484" calcext:value-type="float">
            <text:p>0.0110</text:p>
          </table:table-cell>
          <table:table-cell table:style-name="ce17" table:formula="of:=(2*[.Z13]*[.Y13])/([.Y13]+[.Z13])" office:value-type="float" office:value="0.0201608491342159" calcext:value-type="float">
            <text:p>0.0202</text:p>
          </table:table-cell>
          <table:table-cell table:style-name="ce17" office:value-type="float" office:value="0.09693382" calcext:value-type="float">
            <text:p>0.0969</text:p>
          </table:table-cell>
          <table:table-cell table:style-name="ce17" office:value-type="float" office:value="0.07378178" calcext:value-type="float">
            <text:p>0.0738</text:p>
          </table:table-cell>
          <table:table-cell table:style-name="ce17" table:formula="of:=(2*[.AC13]*[.AB13])/([.AB13]+[.AC13])" office:value-type="float" office:value="0.0837878879469668" calcext:value-type="float">
            <text:p>0.0838</text:p>
          </table:table-cell>
        </table:table-row>
        <table:table-row table:style-name="ro3">
          <table:table-cell office:value-type="string" calcext:value-type="string">
            <text:p>holdsPoliticalPosition</text:p>
          </table:table-cell>
          <table:table-cell table:style-name="ce2"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style-name="ce8" table:formula="of:=(2*[.B14]*[.C14])/([.B14]+[.C14])" office:value-type="float" office:value="0.0580224531680706" calcext:value-type="float">
            <text:p>0.0580224532</text:p>
          </table:table-cell>
          <table:table-cell table:style-name="ce2" office:value-type="float" office:value="0.04291248" calcext:value-type="float">
            <text:p>0.04291248</text:p>
          </table:table-cell>
          <table:table-cell office:value-type="float" office:value="0.75982481" calcext:value-type="float">
            <text:p>0.75982481</text:p>
          </table:table-cell>
          <table:table-cell table:style-name="ce10" table:formula="of:=(2*[.E14]*[.F14])/([.E14]+[.F14])" office:value-type="float" office:value="0.0812369560223839" calcext:value-type="float">
            <text:p>0.081236956</text:p>
          </table:table-cell>
          <table:table-cell table:style-name="ce13" office:value-type="float" office:value="0.0294257" calcext:value-type="float">
            <text:p>0.0294257</text:p>
          </table:table-cell>
          <table:table-cell table:style-name="ce13" office:value-type="float" office:value="0.86238307" calcext:value-type="float">
            <text:p>0.86238307</text:p>
          </table:table-cell>
          <table:table-cell table:style-name="ce8" table:formula="of:=(2*[.H14]*[.I14])/([.H14]+[.I14])" office:value-type="float" office:value="0.0569095670653676" calcext:value-type="float">
            <text:p>0.0569095671</text:p>
          </table:table-cell>
          <table:table-cell table:style-name="ce2" office:value-type="float" office:value="0.03483779" calcext:value-type="float">
            <text:p>0.03483779</text:p>
          </table:table-cell>
          <table:table-cell office:value-type="float" office:value="0.85484685" calcext:value-type="float">
            <text:p>0.85484685</text:p>
          </table:table-cell>
          <table:table-cell table:style-name="ce8" table:formula="of:=(2*[.K14]*[.L14])/([.K14]+[.L14])" office:value-type="float" office:value="0.066947261318261" calcext:value-type="float">
            <text:p>0.0669472613</text:p>
          </table:table-cell>
          <table:table-cell table:style-name="ce2"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style-name="ce8" table:formula="of:=(2*[.N14]*[.O14])/([.N14]+[.O14])" office:value-type="float" office:value="0.0510895863228795" calcext:value-type="float">
            <text:p>0.0510895863</text:p>
          </table:table-cell>
          <table:table-cell table:formula="of:=[.R14]+[.T14]" office:value-type="float" office:value="1190" calcext:value-type="float">
            <text:p>1190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holdsPoliticalPosition</text:p>
          </table:table-cell>
          <table:table-cell table:formula="of:=[.T14]+[.R14]" office:value-type="float" office:value="1190" calcext:value-type="float">
            <text:p>1190</text:p>
          </table:table-cell>
          <table:table-cell/>
          <table:table-cell office:value-type="string" calcext:value-type="string">
            <text:p>holdsPoliticalPosition</text:p>
          </table:table-cell>
          <table:table-cell table:style-name="ce17" office:value-type="float" office:value="0.03016289" calcext:value-type="float">
            <text:p>0.0302</text:p>
          </table:table-cell>
          <table:table-cell table:style-name="ce17" office:value-type="float" office:value="0.75982481" calcext:value-type="float">
            <text:p>0.7598</text:p>
          </table:table-cell>
          <table:table-cell table:style-name="ce17" table:formula="of:=(2*[.Z14]*[.Y14])/([.Y14]+[.Z14])" office:value-type="float" office:value="0.0580224531680706" calcext:value-type="float">
            <text:p>0.0580</text:p>
          </table:table-cell>
          <table:table-cell table:style-name="ce17" office:value-type="float" office:value="0.01514724" calcext:value-type="float">
            <text:p>0.0151</text:p>
          </table:table-cell>
          <table:table-cell table:style-name="ce17" office:value-type="float" office:value="0.89445116" calcext:value-type="float">
            <text:p>0.8945</text:p>
          </table:table-cell>
          <table:table-cell table:style-name="ce17" table:formula="of:=(2*[.AC14]*[.AB14])/([.AB14]+[.AC14])" office:value-type="float" office:value="0.0297899960879404" calcext:value-type="float">
            <text:p>0.0298</text:p>
          </table:table-cell>
        </table:table-row>
        <table:table-row table:style-name="ro3">
          <table:table-cell office:value-type="string" calcext:value-type="string">
            <text:p>influences</text:p>
          </table:table-cell>
          <table:table-cell table:style-name="ce2"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style-name="ce8" table:formula="of:=(2*[.B15]*[.C15])/([.B15]+[.C15])" office:value-type="float" office:value="0.0300718172974052" calcext:value-type="float">
            <text:p>0.0300718173</text:p>
          </table:table-cell>
          <table:table-cell table:style-name="ce2" office:value-type="float" office:value="0.03307252" calcext:value-type="float">
            <text:p>0.03307252</text:p>
          </table:table-cell>
          <table:table-cell office:value-type="float" office:value="0.82712489" calcext:value-type="float">
            <text:p>0.82712489</text:p>
          </table:table-cell>
          <table:table-cell table:style-name="ce10" table:formula="of:=(2*[.E15]*[.F15])/([.E15]+[.F15])" office:value-type="float" office:value="0.0636019224169085" calcext:value-type="float">
            <text:p>0.0636019224</text:p>
          </table:table-cell>
          <table:table-cell table:style-name="ce13" office:value-type="float" office:value="0.01937373" calcext:value-type="float">
            <text:p>0.01937373</text:p>
          </table:table-cell>
          <table:table-cell table:style-name="ce13" office:value-type="float" office:value="0.93790862" calcext:value-type="float">
            <text:p>0.93790862</text:p>
          </table:table-cell>
          <table:table-cell table:style-name="ce8" table:formula="of:=(2*[.H15]*[.I15])/([.H15]+[.I15])" office:value-type="float" office:value="0.0379632787934565" calcext:value-type="float">
            <text:p>0.0379632788</text:p>
          </table:table-cell>
          <table:table-cell table:style-name="ce2" office:value-type="float" office:value="0.01991308" calcext:value-type="float">
            <text:p>0.01991308</text:p>
          </table:table-cell>
          <table:table-cell office:value-type="float" office:value="0.92236946" calcext:value-type="float">
            <text:p>0.92236946</text:p>
          </table:table-cell>
          <table:table-cell table:style-name="ce8" table:formula="of:=(2*[.K15]*[.L15])/([.K15]+[.L15])" office:value-type="float" office:value="0.0389845212382621" calcext:value-type="float">
            <text:p>0.0389845212</text:p>
          </table:table-cell>
          <table:table-cell table:style-name="ce2" office:value-type="float" office:value="0.18784813" calcext:value-type="float">
            <text:p>0.18784813</text:p>
          </table:table-cell>
          <table:table-cell office:value-type="float" office:value="0.63602646" calcext:value-type="float">
            <text:p>0.63602646</text:p>
          </table:table-cell>
          <table:table-cell table:style-name="ce10" table:formula="of:=(2*[.N15]*[.O15])/([.N15]+[.O15])" office:value-type="float" office:value="0.290035358758958" calcext:value-type="float">
            <text:p>0.2900353588</text:p>
          </table:table-cell>
          <table:table-cell table:formula="of:=[.R15]+[.T15]" office:value-type="float" office:value="869" calcext:value-type="float">
            <text:p>869</text:p>
          </table:table-cell>
          <table:table-cell office:value-type="float" office:value="566" calcext:value-type="float">
            <text:p>566</text:p>
          </table:table-cell>
          <table:table-cell office:value-type="float" office:value="2477" calcext:value-type="float">
            <text:p>2477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influences</text:p>
          </table:table-cell>
          <table:table-cell table:formula="of:=[.T15]+[.R15]" office:value-type="float" office:value="869" calcext:value-type="float">
            <text:p>869</text:p>
          </table:table-cell>
          <table:table-cell/>
          <table:table-cell office:value-type="string" calcext:value-type="string">
            <text:p>influences</text:p>
          </table:table-cell>
          <table:table-cell table:style-name="ce17" office:value-type="float" office:value="0.0153143" calcext:value-type="float">
            <text:p>0.0153</text:p>
          </table:table-cell>
          <table:table-cell table:style-name="ce17" office:value-type="float" office:value="0.82712489" calcext:value-type="float">
            <text:p>0.8271</text:p>
          </table:table-cell>
          <table:table-cell table:style-name="ce17" table:formula="of:=(2*[.Z15]*[.Y15])/([.Y15]+[.Z15])" office:value-type="float" office:value="0.0300718172974052" calcext:value-type="float">
            <text:p>0.0301</text:p>
          </table:table-cell>
          <table:table-cell table:style-name="ce17" office:value-type="float" office:value="0.00816085" calcext:value-type="float">
            <text:p>0.0082</text:p>
          </table:table-cell>
          <table:table-cell table:style-name="ce17" office:value-type="float" office:value="0.9559357" calcext:value-type="float">
            <text:p>0.9559</text:p>
          </table:table-cell>
          <table:table-cell table:style-name="ce17" table:formula="of:=(2*[.AC15]*[.AB15])/([.AB15]+[.AC15])" office:value-type="float" office:value="0.0161835406575099" calcext:value-type="float">
            <text:p>0.0162</text:p>
          </table:table-cell>
        </table:table-row>
        <table:table-row table:style-name="ro3">
          <table:table-cell office:value-type="string" calcext:value-type="string">
            <text:p>isCitizenOf</text:p>
          </table:table-cell>
          <table:table-cell table:style-name="ce2"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style-name="ce8" table:formula="of:=(2*[.B16]*[.C16])/([.B16]+[.C16])" office:value-type="float" office:value="0.124519739630838" calcext:value-type="float">
            <text:p>0.1245197396</text:p>
          </table:table-cell>
          <table:table-cell table:style-name="ce2" office:value-type="float" office:value="0.18271229" calcext:value-type="float">
            <text:p>0.18271229</text:p>
          </table:table-cell>
          <table:table-cell office:value-type="float" office:value="0.12948061" calcext:value-type="float">
            <text:p>0.12948061</text:p>
          </table:table-cell>
          <table:table-cell table:style-name="ce10" table:formula="of:=(2*[.E16]*[.F16])/([.E16]+[.F16])" office:value-type="float" office:value="0.151558211373141" calcext:value-type="float">
            <text:p>0.1515582114</text:p>
          </table:table-cell>
          <table:table-cell table:style-name="ce13" office:value-type="float" office:value="0.15894263" calcext:value-type="float">
            <text:p>0.15894263</text:p>
          </table:table-cell>
          <table:table-cell table:style-name="ce13" office:value-type="float" office:value="0.30127025" calcext:value-type="float">
            <text:p>0.30127025</text:p>
          </table:table-cell>
          <table:table-cell table:style-name="ce8" table:formula="of:=(2*[.H16]*[.I16])/([.H16]+[.I16])" office:value-type="float" office:value="0.208097982289229" calcext:value-type="float">
            <text:p>0.2080979823</text:p>
          </table:table-cell>
          <table:table-cell table:style-name="ce2" office:value-type="float" office:value="0.16308233" calcext:value-type="float">
            <text:p>0.16308233</text:p>
          </table:table-cell>
          <table:table-cell office:value-type="float" office:value="0.28431303" calcext:value-type="float">
            <text:p>0.28431303</text:p>
          </table:table-cell>
          <table:table-cell table:style-name="ce10" table:formula="of:=(2*[.K16]*[.L16])/([.K16]+[.L16])" office:value-type="float" office:value="0.207272741414931" calcext:value-type="float">
            <text:p>0.2072727414</text:p>
          </table:table-cell>
          <table:table-cell table:style-name="ce2" office:value-type="float" office:value="0.55819476" calcext:value-type="float">
            <text:p>0.55819476</text:p>
          </table:table-cell>
          <table:table-cell office:value-type="float" office:value="0.02406883" calcext:value-type="float">
            <text:p>0.02406883</text:p>
          </table:table-cell>
          <table:table-cell table:style-name="ce8" table:formula="of:=(2*[.N16]*[.O16])/([.N16]+[.O16])" office:value-type="float" office:value="0.046147810084882" calcext:value-type="float">
            <text:p>0.0461478101</text:p>
          </table:table-cell>
          <table:table-cell table:formula="of:=[.R16]+[.T16]" office:value-type="float" office:value="10974" calcext:value-type="float">
            <text:p>10974</text:p>
          </table:table-cell>
          <table:table-cell office:value-type="float" office:value="264" calcext:value-type="float">
            <text:p>264</text:p>
          </table:table-cell>
          <table:table-cell office:value-type="float" office:value="214" calcext:value-type="float">
            <text:p>214</text:p>
          </table:table-cell>
          <table:table-cell office:value-type="float" office:value="10710" calcext:value-type="float">
            <text:p>10710</text:p>
          </table:table-cell>
          <table:table-cell office:value-type="string" calcext:value-type="string">
            <text:p>isCitizenOf</text:p>
          </table:table-cell>
          <table:table-cell table:formula="of:=[.T16]+[.R16]" office:value-type="float" office:value="10974" calcext:value-type="float">
            <text:p>10974</text:p>
          </table:table-cell>
          <table:table-cell/>
          <table:table-cell office:value-type="string" calcext:value-type="string">
            <text:p>isCitizenOf</text:p>
          </table:table-cell>
          <table:table-cell table:style-name="ce17" office:value-type="float" office:value="0.11992498" calcext:value-type="float">
            <text:p>0.1199</text:p>
          </table:table-cell>
          <table:table-cell table:style-name="ce17" office:value-type="float" office:value="0.12948061" calcext:value-type="float">
            <text:p>0.1295</text:p>
          </table:table-cell>
          <table:table-cell table:style-name="ce17" table:formula="of:=(2*[.Z16]*[.Y16])/([.Y16]+[.Z16])" office:value-type="float" office:value="0.124519739630838" calcext:value-type="float">
            <text:p>0.1245</text:p>
          </table:table-cell>
          <table:table-cell table:style-name="ce17" office:value-type="float" office:value="0.08785729" calcext:value-type="float">
            <text:p>0.0879</text:p>
          </table:table-cell>
          <table:table-cell table:style-name="ce17" office:value-type="float" office:value="0.39014472" calcext:value-type="float">
            <text:p>0.3901</text:p>
          </table:table-cell>
          <table:table-cell table:style-name="ce17" table:formula="of:=(2*[.AC16]*[.AB16])/([.AB16]+[.AC16])" office:value-type="float" office:value="0.143418048836275" calcext:value-type="float">
            <text:p>0.1434</text:p>
          </table:table-cell>
        </table:table-row>
        <table:table-row table:style-name="ro3">
          <table:table-cell office:value-type="string" calcext:value-type="string">
            <text:p>isKnownFor</text:p>
          </table:table-cell>
          <table:table-cell table:style-name="ce2"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style-name="ce8" table:formula="of:=(2*[.B17]*[.C17])/([.B17]+[.C17])" office:value-type="float" office:value="0.00422647675201496" calcext:value-type="float">
            <text:p>0.0042264768</text:p>
          </table:table-cell>
          <table:table-cell table:style-name="ce2" office:value-type="float" office:value="0.00260379" calcext:value-type="float">
            <text:p>0.00260379</text:p>
          </table:table-cell>
          <table:table-cell office:value-type="float" office:value="0.44639731" calcext:value-type="float">
            <text:p>0.44639731</text:p>
          </table:table-cell>
          <table:table-cell table:style-name="ce10" table:formula="of:=(2*[.E17]*[.F17])/([.E17]+[.F17])" office:value-type="float" office:value="0.00517738086523574" calcext:value-type="float">
            <text:p>0.0051773809</text:p>
          </table:table-cell>
          <table:table-cell table:style-name="ce13" office:value-type="float" office:value="0.00150171" calcext:value-type="float">
            <text:p>0.00150171</text:p>
          </table:table-cell>
          <table:table-cell table:style-name="ce13" office:value-type="float" office:value="0.7876431" calcext:value-type="float">
            <text:p>0.7876431</text:p>
          </table:table-cell>
          <table:table-cell table:style-name="ce8" table:formula="of:=(2*[.H17]*[.I17])/([.H17]+[.I17])" office:value-type="float" office:value="0.00299770461571179" calcext:value-type="float">
            <text:p>0.0029977046</text:p>
          </table:table-cell>
          <table:table-cell table:style-name="ce2" office:value-type="float" office:value="0.00269808" calcext:value-type="float">
            <text:p>0.00269808</text:p>
          </table:table-cell>
          <table:table-cell office:value-type="float" office:value="0.49343434" calcext:value-type="float">
            <text:p>0.49343434</text:p>
          </table:table-cell>
          <table:table-cell table:style-name="ce10" table:formula="of:=(2*[.K17]*[.L17])/([.K17]+[.L17])" office:value-type="float" office:value="0.00536681446484469" calcext:value-type="float">
            <text:p>0.005366814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table:formula="of:=(2*[.N17]*[.O17])/([.N17]+[.O17])" office:value-type="string" office:string-value="#DIV/0!" calcext:value-type="error">
            <text:p>#DIV/0!</text:p>
          </table:table-cell>
          <table:table-cell table:formula="of:=[.R17]+[.T17]"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sKnownFor</text:p>
          </table:table-cell>
          <table:table-cell table:formula="of:=[.T17]+[.R17]" office:value-type="float" office:value="73" calcext:value-type="float">
            <text:p>73</text:p>
          </table:table-cell>
          <table:table-cell/>
          <table:table-cell office:value-type="string" calcext:value-type="string">
            <text:p>isKnownFor</text:p>
          </table:table-cell>
          <table:table-cell table:style-name="ce17" office:value-type="float" office:value="0.00212329" calcext:value-type="float">
            <text:p>0.0021</text:p>
          </table:table-cell>
          <table:table-cell table:style-name="ce17" office:value-type="float" office:value="0.44639731" calcext:value-type="float">
            <text:p>0.4464</text:p>
          </table:table-cell>
          <table:table-cell table:style-name="ce17" table:formula="of:=(2*[.Z17]*[.Y17])/([.Y17]+[.Z17])" office:value-type="float" office:value="0.00422647675201496" calcext:value-type="float">
            <text:p>0.0042</text:p>
          </table:table-cell>
          <table:table-cell table:style-name="ce17" office:value-type="float" office:value="0.00079513" calcext:value-type="float">
            <text:p>0.0008</text:p>
          </table:table-cell>
          <table:table-cell table:style-name="ce17" office:value-type="float" office:value="0.93804714" calcext:value-type="float">
            <text:p>0.9380</text:p>
          </table:table-cell>
          <table:table-cell table:style-name="ce17" table:formula="of:=(2*[.AC17]*[.AB17])/([.AB17]+[.AC17])" office:value-type="float" office:value="0.0015889131673379" calcext:value-type="float">
            <text:p>0.0016</text:p>
          </table:table-cell>
        </table:table-row>
        <table:table-row table:style-name="ro3">
          <table:table-cell office:value-type="string" calcext:value-type="string">
            <text:p>isLeaderOf</text:p>
          </table:table-cell>
          <table:table-cell table:style-name="ce2"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style-name="ce8" table:formula="of:=(2*[.B18]*[.C18])/([.B18]+[.C18])" office:value-type="float" office:value="0.0310901840770555" calcext:value-type="float">
            <text:p>0.0310901841</text:p>
          </table:table-cell>
          <table:table-cell table:style-name="ce2" office:value-type="float" office:value="0.06260018" calcext:value-type="float">
            <text:p>0.06260018</text:p>
          </table:table-cell>
          <table:table-cell office:value-type="float" office:value="0.02328296" calcext:value-type="float">
            <text:p>0.02328296</text:p>
          </table:table-cell>
          <table:table-cell table:style-name="ce10" table:formula="of:=(2*[.E18]*[.F18])/([.E18]+[.F18])" office:value-type="float" office:value="0.0339418769954801" calcext:value-type="float">
            <text:p>0.033941877</text:p>
          </table:table-cell>
          <table:table-cell table:style-name="ce13" office:value-type="float" office:value="0.03779831" calcext:value-type="float">
            <text:p>0.03779831</text:p>
          </table:table-cell>
          <table:table-cell table:style-name="ce13" office:value-type="float" office:value="0.2339774" calcext:value-type="float">
            <text:p>0.2339774</text:p>
          </table:table-cell>
          <table:table-cell table:style-name="ce8" table:formula="of:=(2*[.H18]*[.I18])/([.H18]+[.I18])" office:value-type="float" office:value="0.0650827132284486" calcext:value-type="float">
            <text:p>0.0650827132</text:p>
          </table:table-cell>
          <table:table-cell table:style-name="ce2" office:value-type="float" office:value="0.10546151" calcext:value-type="float">
            <text:p>0.10546151</text:p>
          </table:table-cell>
          <table:table-cell office:value-type="float" office:value="0.16803035" calcext:value-type="float">
            <text:p>0.16803035</text:p>
          </table:table-cell>
          <table:table-cell table:style-name="ce10" table:formula="of:=(2*[.K18]*[.L18])/([.K18]+[.L18])" office:value-type="float" office:value="0.129588752197806" calcext:value-type="float">
            <text:p>0.1295887522</text:p>
          </table:table-cell>
          <table:table-cell table:style-name="ce2" office:value-type="float" office:value="0.2" calcext:value-type="float">
            <text:p>0.2</text:p>
          </table:table-cell>
          <table:table-cell office:value-type="float" office:value="0.00076046" calcext:value-type="float">
            <text:p>0.00076046</text:p>
          </table:table-cell>
          <table:table-cell table:style-name="ce8" table:formula="of:=(2*[.N18]*[.O18])/([.N18]+[.O18])" office:value-type="float" office:value="0.00151515891127167" calcext:value-type="float">
            <text:p>0.0015151589</text:p>
          </table:table-cell>
          <table:table-cell table:formula="of:=[.R18]+[.T18]"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isLeaderOf</text:p>
          </table:table-cell>
          <table:table-cell table:formula="of:=[.T18]+[.R18]" office:value-type="float" office:value="1397" calcext:value-type="float">
            <text:p>1397</text:p>
          </table:table-cell>
          <table:table-cell/>
          <table:table-cell office:value-type="string" calcext:value-type="string">
            <text:p>isLeaderOf</text:p>
          </table:table-cell>
          <table:table-cell table:style-name="ce17" office:value-type="float" office:value="0.04677461" calcext:value-type="float">
            <text:p>0.0468</text:p>
          </table:table-cell>
          <table:table-cell table:style-name="ce17" office:value-type="float" office:value="0.02328296" calcext:value-type="float">
            <text:p>0.0233</text:p>
          </table:table-cell>
          <table:table-cell table:style-name="ce17" table:formula="of:=(2*[.Z18]*[.Y18])/([.Y18]+[.Z18])" office:value-type="float" office:value="0.0310901840770555" calcext:value-type="float">
            <text:p>0.0311</text:p>
          </table:table-cell>
          <table:table-cell table:style-name="ce17" office:value-type="float" office:value="0.01930836" calcext:value-type="float">
            <text:p>0.0193</text:p>
          </table:table-cell>
          <table:table-cell table:style-name="ce17" office:value-type="float" office:value="0.469555" calcext:value-type="float">
            <text:p>0.4696</text:p>
          </table:table-cell>
          <table:table-cell table:style-name="ce17" table:formula="of:=(2*[.AC18]*[.AB18])/([.AB18]+[.AC18])" office:value-type="float" office:value="0.037091497222455" calcext:value-type="float">
            <text:p>0.0371</text:p>
          </table:table-cell>
        </table:table-row>
        <table:table-row table:style-name="ro3">
          <table:table-cell office:value-type="string" calcext:value-type="string">
            <text:p>isLocatedIn</text:p>
          </table:table-cell>
          <table:table-cell table:style-name="ce2"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style-name="ce8" table:formula="of:=(2*[.B19]*[.C19])/([.B19]+[.C19])" office:value-type="float" office:value="0.644456108655636" calcext:value-type="float">
            <text:p>0.6444561087</text:p>
          </table:table-cell>
          <table:table-cell table:style-name="ce2" office:value-type="float" office:value="0.98211516" calcext:value-type="float">
            <text:p>0.98211516</text:p>
          </table:table-cell>
          <table:table-cell office:value-type="float" office:value="0.52077778" calcext:value-type="float">
            <text:p>0.52077778</text:p>
          </table:table-cell>
          <table:table-cell table:style-name="ce10" table:formula="of:=(2*[.E19]*[.F19])/([.E19]+[.F19])" office:value-type="float" office:value="0.680638971834075" calcext:value-type="float">
            <text:p>0.6806389718</text:p>
          </table:table-cell>
          <table:table-cell table:style-name="ce13" office:value-type="float" office:value="0.98014754" calcext:value-type="float">
            <text:p>0.98014754</text:p>
          </table:table-cell>
          <table:table-cell table:style-name="ce13" office:value-type="float" office:value="0.56178423" calcext:value-type="float">
            <text:p>0.56178423</text:p>
          </table:table-cell>
          <table:table-cell table:style-name="ce8" table:formula="of:=(2*[.H19]*[.I19])/([.H19]+[.I19])" office:value-type="float" office:value="0.714209852547878" calcext:value-type="float">
            <text:p>0.7142098525</text:p>
          </table:table-cell>
          <table:table-cell table:style-name="ce2" office:value-type="float" office:value="0.98036946" calcext:value-type="float">
            <text:p>0.98036946</text:p>
          </table:table-cell>
          <table:table-cell office:value-type="float" office:value="0.56135444" calcext:value-type="float">
            <text:p>0.56135444</text:p>
          </table:table-cell>
          <table:table-cell table:style-name="ce10" table:formula="of:=(2*[.K19]*[.L19])/([.K19]+[.L19])" office:value-type="float" office:value="0.713921278915638" calcext:value-type="float">
            <text:p>0.7139212789</text:p>
          </table:table-cell>
          <table:table-cell table:style-name="ce2" office:value-type="float" office:value="0.99166344" calcext:value-type="float">
            <text:p>0.99166344</text:p>
          </table:table-cell>
          <table:table-cell office:value-type="float" office:value="0.54993053" calcext:value-type="float">
            <text:p>0.54993053</text:p>
          </table:table-cell>
          <table:table-cell table:style-name="ce8" table:formula="of:=(2*[.N19]*[.O19])/([.N19]+[.O19])" office:value-type="float" office:value="0.707509255684002" calcext:value-type="float">
            <text:p>0.7075092557</text:p>
          </table:table-cell>
          <table:table-cell table:formula="of:=[.R19]+[.T19]" office:value-type="float" office:value="216772" calcext:value-type="float">
            <text:p>216772</text:p>
          </table:table-cell>
          <table:table-cell office:value-type="float" office:value="119182" calcext:value-type="float">
            <text:p>119182</text:p>
          </table:table-cell>
          <table:table-cell office:value-type="float" office:value="1002" calcext:value-type="float">
            <text:p>1002</text:p>
          </table:table-cell>
          <table:table-cell office:value-type="float" office:value="97590" calcext:value-type="float">
            <text:p>97590</text:p>
          </table:table-cell>
          <table:table-cell office:value-type="string" calcext:value-type="string">
            <text:p>isLocatedIn</text:p>
          </table:table-cell>
          <table:table-cell table:formula="of:=[.T19]+[.R19]" office:value-type="float" office:value="216772" calcext:value-type="float">
            <text:p>216772</text:p>
          </table:table-cell>
          <table:table-cell/>
          <table:table-cell office:value-type="string" calcext:value-type="string">
            <text:p>isLocatedIn</text:p>
          </table:table-cell>
          <table:table-cell table:style-name="ce17" office:value-type="float" office:value="0.84517473" calcext:value-type="float">
            <text:p>0.8452</text:p>
          </table:table-cell>
          <table:table-cell table:style-name="ce17" office:value-type="float" office:value="0.52077778" calcext:value-type="float">
            <text:p>0.5208</text:p>
          </table:table-cell>
          <table:table-cell table:style-name="ce17" table:formula="of:=(2*[.Z19]*[.Y19])/([.Y19]+[.Z19])" office:value-type="float" office:value="0.644456108655636" calcext:value-type="float">
            <text:p>0.6445</text:p>
          </table:table-cell>
          <table:table-cell table:style-name="ce17" office:value-type="float" office:value="0.77085313" calcext:value-type="float">
            <text:p>0.7709</text:p>
          </table:table-cell>
          <table:table-cell table:style-name="ce17" office:value-type="float" office:value="0.56178423" calcext:value-type="float">
            <text:p>0.5618</text:p>
          </table:table-cell>
          <table:table-cell table:style-name="ce17" table:formula="of:=(2*[.AC19]*[.AB19])/([.AB19]+[.AC19])" office:value-type="float" office:value="0.649918942809978" calcext:value-type="float">
            <text:p>0.6499</text:p>
          </table:table-cell>
        </table:table-row>
        <table:table-row table:style-name="ro3">
          <table:table-cell office:value-type="string" calcext:value-type="string">
            <text:p>isMarriedTo</text:p>
          </table:table-cell>
          <table:table-cell table:style-name="ce2"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style-name="ce8" table:formula="of:=(2*[.B20]*[.C20])/([.B20]+[.C20])" office:value-type="float" office:value="0.0723677923736359" calcext:value-type="float">
            <text:p>0.0723677924</text:p>
          </table:table-cell>
          <table:table-cell table:style-name="ce2" office:value-type="float" office:value="0.06381852" calcext:value-type="float">
            <text:p>0.06381852</text:p>
          </table:table-cell>
          <table:table-cell office:value-type="float" office:value="0.6623392" calcext:value-type="float">
            <text:p>0.6623392</text:p>
          </table:table-cell>
          <table:table-cell table:style-name="ce10" table:formula="of:=(2*[.E20]*[.F20])/([.E20]+[.F20])" office:value-type="float" office:value="0.116419632588865" calcext:value-type="float">
            <text:p>0.1164196326</text:p>
          </table:table-cell>
          <table:table-cell table:style-name="ce13" office:value-type="float" office:value="0.05142112" calcext:value-type="float">
            <text:p>0.05142112</text:p>
          </table:table-cell>
          <table:table-cell table:style-name="ce13" office:value-type="float" office:value="0.96163332" calcext:value-type="float">
            <text:p>0.96163332</text:p>
          </table:table-cell>
          <table:table-cell table:style-name="ce8" table:formula="of:=(2*[.H20]*[.I20])/([.H20]+[.I20])" office:value-type="float" office:value="0.0976221225459875" calcext:value-type="float">
            <text:p>0.0976221225</text:p>
          </table:table-cell>
          <table:table-cell table:style-name="ce2" office:value-type="float" office:value="0.05289801" calcext:value-type="float">
            <text:p>0.05289801</text:p>
          </table:table-cell>
          <table:table-cell office:value-type="float" office:value="0.9625782" calcext:value-type="float">
            <text:p>0.9625782</text:p>
          </table:table-cell>
          <table:table-cell table:style-name="ce8" table:formula="of:=(2*[.K20]*[.L20])/([.K20]+[.L20])" office:value-type="float" office:value="0.100284912138674" calcext:value-type="float">
            <text:p>0.1002849121</text:p>
          </table:table-cell>
          <table:table-cell table:style-name="ce2" office:value-type="float" office:value="0.23801107" calcext:value-type="float">
            <text:p>0.23801107</text:p>
          </table:table-cell>
          <table:table-cell office:value-type="float" office:value="0.59944262" calcext:value-type="float">
            <text:p>0.59944262</text:p>
          </table:table-cell>
          <table:table-cell table:style-name="ce10" table:formula="of:=(2*[.N20]*[.O20])/([.N20]+[.O20])" office:value-type="float" office:value="0.340732821631733" calcext:value-type="float">
            <text:p>0.3407328216</text:p>
          </table:table-cell>
          <table:table-cell table:formula="of:=[.R20]+[.T20]" office:value-type="float" office:value="3555" calcext:value-type="float">
            <text:p>3555</text:p>
          </table:table-cell>
          <table:table-cell office:value-type="float" office:value="2132" calcext:value-type="float">
            <text:p>2132</text:p>
          </table:table-cell>
          <table:table-cell office:value-type="float" office:value="6823" calcext:value-type="float">
            <text:p>6823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isMarriedTo</text:p>
          </table:table-cell>
          <table:table-cell table:formula="of:=[.T20]+[.R20]" office:value-type="float" office:value="3555" calcext:value-type="float">
            <text:p>3555</text:p>
          </table:table-cell>
          <table:table-cell/>
          <table:table-cell office:value-type="string" calcext:value-type="string">
            <text:p>isMarriedTo</text:p>
          </table:table-cell>
          <table:table-cell table:style-name="ce17" office:value-type="float" office:value="0.03827487" calcext:value-type="float">
            <text:p>0.0383</text:p>
          </table:table-cell>
          <table:table-cell table:style-name="ce17" office:value-type="float" office:value="0.6623392" calcext:value-type="float">
            <text:p>0.6623</text:p>
          </table:table-cell>
          <table:table-cell table:style-name="ce17" table:formula="of:=(2*[.Z20]*[.Y20])/([.Y20]+[.Z20])" office:value-type="float" office:value="0.0723677923736359" calcext:value-type="float">
            <text:p>0.0724</text:p>
          </table:table-cell>
          <table:table-cell table:style-name="ce17" office:value-type="float" office:value="0.02744828" calcext:value-type="float">
            <text:p>0.0274</text:p>
          </table:table-cell>
          <table:table-cell table:style-name="ce17" office:value-type="float" office:value="0.96646594" calcext:value-type="float">
            <text:p>0.9665</text:p>
          </table:table-cell>
          <table:table-cell table:style-name="ce17" table:formula="of:=(2*[.AC20]*[.AB20])/([.AB20]+[.AC20])" office:value-type="float" office:value="0.0533805175492573" calcext:value-type="float">
            <text:p>0.0534</text:p>
          </table:table-cell>
        </table:table-row>
        <table:table-row table:style-name="ro3">
          <table:table-cell office:value-type="string" calcext:value-type="string">
            <text:p>isPoliticianOf</text:p>
          </table:table-cell>
          <table:table-cell table:style-name="ce2"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style-name="ce8" table:formula="of:=(2*[.B21]*[.C21])/([.B21]+[.C21])" office:value-type="float" office:value="0.0305254417894681" calcext:value-type="float">
            <text:p>0.0305254418</text:p>
          </table:table-cell>
          <table:table-cell table:style-name="ce2" office:value-type="float" office:value="0.0198523" calcext:value-type="float">
            <text:p>0.0198523</text:p>
          </table:table-cell>
          <table:table-cell office:value-type="float" office:value="0.23554096" calcext:value-type="float">
            <text:p>0.23554096</text:p>
          </table:table-cell>
          <table:table-cell table:style-name="ce10" table:formula="of:=(2*[.E21]*[.F21])/([.E21]+[.F21])" office:value-type="float" office:value="0.0366182709771432" calcext:value-type="float">
            <text:p>0.036618271</text:p>
          </table:table-cell>
          <table:table-cell table:style-name="ce13" office:value-type="float" office:value="0.01330264" calcext:value-type="float">
            <text:p>0.01330264</text:p>
          </table:table-cell>
          <table:table-cell table:style-name="ce13" office:value-type="float" office:value="0.4015052" calcext:value-type="float">
            <text:p>0.4015052</text:p>
          </table:table-cell>
          <table:table-cell table:style-name="ce8" table:formula="of:=(2*[.H21]*[.I21])/([.H21]+[.I21])" office:value-type="float" office:value="0.0257520645401881" calcext:value-type="float">
            <text:p>0.0257520645</text:p>
          </table:table-cell>
          <table:table-cell table:style-name="ce2"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style-name="ce10" table:formula="of:=(2*[.K21]*[.L21])/([.K21]+[.L21])" office:value-type="float" office:value="0.0527742092740375" calcext:value-type="float">
            <text:p>0.052774209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table:formula="of:=(2*[.N21]*[.O21])/([.N21]+[.O21])" office:value-type="string" office:string-value="#DIV/0!" calcext:value-type="error">
            <text:p>#DIV/0!</text:p>
          </table:table-cell>
          <table:table-cell table:formula="of:=[.R21]+[.T21]"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sPoliticianOf</text:p>
          </table:table-cell>
          <table:table-cell table:formula="of:=[.T21]+[.R21]" office:value-type="float" office:value="170" calcext:value-type="float">
            <text:p>170</text:p>
          </table:table-cell>
          <table:table-cell/>
          <table:table-cell office:value-type="string" calcext:value-type="string">
            <text:p>isPoliticianOf</text:p>
          </table:table-cell>
          <table:table-cell table:style-name="ce17" office:value-type="float" office:value="0.01632025" calcext:value-type="float">
            <text:p>0.0163</text:p>
          </table:table-cell>
          <table:table-cell table:style-name="ce17" office:value-type="float" office:value="0.23554096" calcext:value-type="float">
            <text:p>0.2355</text:p>
          </table:table-cell>
          <table:table-cell table:style-name="ce17" table:formula="of:=(2*[.Z21]*[.Y21])/([.Y21]+[.Z21])" office:value-type="float" office:value="0.0305254417894681" calcext:value-type="float">
            <text:p>0.0305</text:p>
          </table:table-cell>
          <table:table-cell table:style-name="ce17" office:value-type="float" office:value="0.00369108" calcext:value-type="float">
            <text:p>0.0037</text:p>
          </table:table-cell>
          <table:table-cell table:style-name="ce17" office:value-type="float" office:value="0.7024813" calcext:value-type="float">
            <text:p>0.7025</text:p>
          </table:table-cell>
          <table:table-cell table:style-name="ce17" table:formula="of:=(2*[.AC21]*[.AB21])/([.AB21]+[.AC21])" office:value-type="float" office:value="0.00734357431765881" calcext:value-type="float">
            <text:p>0.0073</text:p>
          </table:table-cell>
        </table:table-row>
        <table:table-row table:style-name="ro3">
          <table:table-cell office:value-type="string" calcext:value-type="string">
            <text:p>livesIn</text:p>
          </table:table-cell>
          <table:table-cell table:style-name="ce2"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style-name="ce8" table:formula="of:=(2*[.B22]*[.C22])/([.B22]+[.C22])" office:value-type="float" office:value="0.0635304722157488" calcext:value-type="float">
            <text:p>0.0635304722</text:p>
          </table:table-cell>
          <table:table-cell table:style-name="ce2" office:value-type="float" office:value="0.13664028" calcext:value-type="float">
            <text:p>0.13664028</text:p>
          </table:table-cell>
          <table:table-cell office:value-type="float" office:value="0.05527752" calcext:value-type="float">
            <text:p>0.05527752</text:p>
          </table:table-cell>
          <table:table-cell table:style-name="ce10" table:formula="of:=(2*[.E22]*[.F22])/([.E22]+[.F22])" office:value-type="float" office:value="0.0787121966853059" calcext:value-type="float">
            <text:p>0.0787121967</text:p>
          </table:table-cell>
          <table:table-cell table:style-name="ce13" office:value-type="float" office:value="0.12814923" calcext:value-type="float">
            <text:p>0.12814923</text:p>
          </table:table-cell>
          <table:table-cell table:style-name="ce13" office:value-type="float" office:value="0.24291599" calcext:value-type="float">
            <text:p>0.24291599</text:p>
          </table:table-cell>
          <table:table-cell table:style-name="ce8" table:formula="of:=(2*[.H22]*[.I22])/([.H22]+[.I22])" office:value-type="float" office:value="0.167784504692667" calcext:value-type="float">
            <text:p>0.1677845047</text:p>
          </table:table-cell>
          <table:table-cell table:style-name="ce2" office:value-type="float" office:value="0.14532335" calcext:value-type="float">
            <text:p>0.14532335</text:p>
          </table:table-cell>
          <table:table-cell office:value-type="float" office:value="0.1740102" calcext:value-type="float">
            <text:p>0.1740102</text:p>
          </table:table-cell>
          <table:table-cell table:style-name="ce10" table:formula="of:=(2*[.K22]*[.L22])/([.K22]+[.L22])" office:value-type="float" office:value="0.158378254951101" calcext:value-type="float">
            <text:p>0.158378255</text:p>
          </table:table-cell>
          <table:table-cell table:style-name="ce2" office:value-type="float" office:value="0.64738095" calcext:value-type="float">
            <text:p>0.64738095</text:p>
          </table:table-cell>
          <table:table-cell office:value-type="float" office:value="0.00968086" calcext:value-type="float">
            <text:p>0.00968086</text:p>
          </table:table-cell>
          <table:table-cell table:style-name="ce8" table:formula="of:=(2*[.N22]*[.O22])/([.N22]+[.O22])" office:value-type="float" office:value="0.0190764529249295" calcext:value-type="float">
            <text:p>0.0190764529</text:p>
          </table:table-cell>
          <table:table-cell table:formula="of:=[.R22]+[.T22]" office:value-type="float" office:value="7661" calcext:value-type="float">
            <text:p>7661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7587" calcext:value-type="float">
            <text:p>7587</text:p>
          </table:table-cell>
          <table:table-cell office:value-type="string" calcext:value-type="string">
            <text:p>livesIn</text:p>
          </table:table-cell>
          <table:table-cell table:formula="of:=[.T22]+[.R22]" office:value-type="float" office:value="7661" calcext:value-type="float">
            <text:p>7661</text:p>
          </table:table-cell>
          <table:table-cell/>
          <table:table-cell office:value-type="string" calcext:value-type="string">
            <text:p>livesIn</text:p>
          </table:table-cell>
          <table:table-cell table:style-name="ce17" office:value-type="float" office:value="0.07468026" calcext:value-type="float">
            <text:p>0.0747</text:p>
          </table:table-cell>
          <table:table-cell table:style-name="ce17" office:value-type="float" office:value="0.05527752" calcext:value-type="float">
            <text:p>0.0553</text:p>
          </table:table-cell>
          <table:table-cell table:style-name="ce17" table:formula="of:=(2*[.Z22]*[.Y22])/([.Y22]+[.Z22])" office:value-type="float" office:value="0.0635304722157488" calcext:value-type="float">
            <text:p>0.0635</text:p>
          </table:table-cell>
          <table:table-cell table:style-name="ce17" office:value-type="float" office:value="0.06734495" calcext:value-type="float">
            <text:p>0.0673</text:p>
          </table:table-cell>
          <table:table-cell table:style-name="ce17" office:value-type="float" office:value="0.44379567" calcext:value-type="float">
            <text:p>0.4438</text:p>
          </table:table-cell>
          <table:table-cell table:style-name="ce17" table:formula="of:=(2*[.AC22]*[.AB22])/([.AB22]+[.AC22])" office:value-type="float" office:value="0.116943932988016" calcext:value-type="float">
            <text:p>0.1169</text:p>
          </table:table-cell>
        </table:table-row>
        <table:table-row table:style-name="ro3">
          <table:table-cell office:value-type="string" calcext:value-type="string">
            <text:p>participatedIn</text:p>
          </table:table-cell>
          <table:table-cell table:style-name="ce2"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style-name="ce8" table:formula="of:=(2*[.B23]*[.C23])/([.B23]+[.C23])" office:value-type="float" office:value="0.0430878939534193" calcext:value-type="float">
            <text:p>0.043087894</text:p>
          </table:table-cell>
          <table:table-cell table:style-name="ce2" office:value-type="float" office:value="0.02564444" calcext:value-type="float">
            <text:p>0.02564444</text:p>
          </table:table-cell>
          <table:table-cell office:value-type="float" office:value="0.65485327" calcext:value-type="float">
            <text:p>0.65485327</text:p>
          </table:table-cell>
          <table:table-cell table:style-name="ce10" table:formula="of:=(2*[.E23]*[.F23])/([.E23]+[.F23])" office:value-type="float" office:value="0.0493560673152561" calcext:value-type="float">
            <text:p>0.0493560673</text:p>
          </table:table-cell>
          <table:table-cell table:style-name="ce13" office:value-type="float" office:value="0.02340663" calcext:value-type="float">
            <text:p>0.02340663</text:p>
          </table:table-cell>
          <table:table-cell table:style-name="ce13" office:value-type="float" office:value="0.71510601" calcext:value-type="float">
            <text:p>0.71510601</text:p>
          </table:table-cell>
          <table:table-cell table:style-name="ce8" table:formula="of:=(2*[.H23]*[.I23])/([.H23]+[.I23])" office:value-type="float" office:value="0.0453295472013757" calcext:value-type="float">
            <text:p>0.0453295472</text:p>
          </table:table-cell>
          <table:table-cell table:style-name="ce2"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style-name="ce8" table:formula="of:=(2*[.K23]*[.L23])/([.K23]+[.L23])" office:value-type="float" office:value="0.0449676635345278" calcext:value-type="float">
            <text:p>0.0449676635</text:p>
          </table:table-cell>
          <table:table-cell table:style-name="ce2"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style-name="ce8" table:formula="of:=(2*[.N23]*[.O23])/([.N23]+[.O23])" office:value-type="float" office:value="0.0144454930569013" calcext:value-type="float">
            <text:p>0.0144454931</text:p>
          </table:table-cell>
          <table:table-cell table:formula="of:=[.R23]+[.T23]"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participatedIn</text:p>
          </table:table-cell>
          <table:table-cell table:formula="of:=[.T23]+[.R23]" office:value-type="float" office:value="346" calcext:value-type="float">
            <text:p>346</text:p>
          </table:table-cell>
          <table:table-cell/>
          <table:table-cell office:value-type="string" calcext:value-type="string">
            <text:p>participatedIn</text:p>
          </table:table-cell>
          <table:table-cell table:style-name="ce17" office:value-type="float" office:value="0.02227683" calcext:value-type="float">
            <text:p>0.0223</text:p>
          </table:table-cell>
          <table:table-cell table:style-name="ce17" office:value-type="float" office:value="0.65485327" calcext:value-type="float">
            <text:p>0.6549</text:p>
          </table:table-cell>
          <table:table-cell table:style-name="ce17" table:formula="of:=(2*[.Z23]*[.Y23])/([.Y23]+[.Z23])" office:value-type="float" office:value="0.0430878939534193" calcext:value-type="float">
            <text:p>0.0431</text:p>
          </table:table-cell>
          <table:table-cell table:style-name="ce17" office:value-type="float" office:value="0.02020859" calcext:value-type="float">
            <text:p>0.0202</text:p>
          </table:table-cell>
          <table:table-cell table:style-name="ce17" office:value-type="float" office:value="0.71510601" calcext:value-type="float">
            <text:p>0.7151</text:p>
          </table:table-cell>
          <table:table-cell table:style-name="ce17" table:formula="of:=(2*[.AC23]*[.AB23])/([.AB23]+[.AC23])" office:value-type="float" office:value="0.0393063980033197" calcext:value-type="float">
            <text:p>0.0393</text:p>
          </table:table-cell>
        </table:table-row>
        <table:table-row table:style-name="ro3">
          <table:table-cell office:value-type="string" calcext:value-type="string">
            <text:p>playsFor</text:p>
          </table:table-cell>
          <table:table-cell table:style-name="ce2"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style-name="ce8" table:formula="of:=(2*[.B24]*[.C24])/([.B24]+[.C24])" office:value-type="float" office:value="0.520985253522364" calcext:value-type="float">
            <text:p>0.5209852535</text:p>
          </table:table-cell>
          <table:table-cell table:style-name="ce2" office:value-type="float" office:value="0.6211781" calcext:value-type="float">
            <text:p>0.6211781</text:p>
          </table:table-cell>
          <table:table-cell office:value-type="float" office:value="0.51813046" calcext:value-type="float">
            <text:p>0.51813046</text:p>
          </table:table-cell>
          <table:table-cell table:style-name="ce10" table:formula="of:=(2*[.E24]*[.F24])/([.E24]+[.F24])" office:value-type="float" office:value="0.564994077978183" calcext:value-type="float">
            <text:p>0.564994078</text:p>
          </table:table-cell>
          <table:table-cell table:style-name="ce13" office:value-type="float" office:value="0.49785165" calcext:value-type="float">
            <text:p>0.49785165</text:p>
          </table:table-cell>
          <table:table-cell table:style-name="ce13" office:value-type="float" office:value="0.6090176" calcext:value-type="float">
            <text:p>0.6090176</text:p>
          </table:table-cell>
          <table:table-cell table:style-name="ce8" table:formula="of:=(2*[.H24]*[.I24])/([.H24]+[.I24])" office:value-type="float" office:value="0.547852272595051" calcext:value-type="float">
            <text:p>0.5478522726</text:p>
          </table:table-cell>
          <table:table-cell table:style-name="ce2" office:value-type="float" office:value="0.5054586" calcext:value-type="float">
            <text:p>0.5054586</text:p>
          </table:table-cell>
          <table:table-cell office:value-type="float" office:value="0.60911022" calcext:value-type="float">
            <text:p>0.60911022</text:p>
          </table:table-cell>
          <table:table-cell table:style-name="ce8" table:formula="of:=(2*[.K24]*[.L24])/([.K24]+[.L24])" office:value-type="float" office:value="0.552464762197263" calcext:value-type="float">
            <text:p>0.5524647622</text:p>
          </table:table-cell>
          <table:table-cell table:style-name="ce2" office:value-type="float" office:value="0.8741655" calcext:value-type="float">
            <text:p>0.8741655</text:p>
          </table:table-cell>
          <table:table-cell office:value-type="float" office:value="0.60434188" calcext:value-type="float">
            <text:p>0.60434188</text:p>
          </table:table-cell>
          <table:table-cell table:style-name="ce10" table:formula="of:=(2*[.N24]*[.O24])/([.N24]+[.O24])" office:value-type="float" office:value="0.714632647557214" calcext:value-type="float">
            <text:p>0.7146326476</text:p>
          </table:table-cell>
          <table:table-cell table:formula="of:=[.R24]+[.T24]" office:value-type="float" office:value="42751" calcext:value-type="float">
            <text:p>42751</text:p>
          </table:table-cell>
          <table:table-cell office:value-type="float" office:value="25836" calcext:value-type="float">
            <text:p>25836</text:p>
          </table:table-cell>
          <table:table-cell office:value-type="float" office:value="3718" calcext:value-type="float">
            <text:p>3718</text:p>
          </table:table-cell>
          <table:table-cell office:value-type="float" office:value="16915" calcext:value-type="float">
            <text:p>16915</text:p>
          </table:table-cell>
          <table:table-cell office:value-type="string" calcext:value-type="string">
            <text:p>playsFor</text:p>
          </table:table-cell>
          <table:table-cell table:formula="of:=[.T24]+[.R24]" office:value-type="float" office:value="42751" calcext:value-type="float">
            <text:p>42751</text:p>
          </table:table-cell>
          <table:table-cell/>
          <table:table-cell office:value-type="string" calcext:value-type="string">
            <text:p>playsFor</text:p>
          </table:table-cell>
          <table:table-cell table:style-name="ce17" office:value-type="float" office:value="0.52387168" calcext:value-type="float">
            <text:p>0.5239</text:p>
          </table:table-cell>
          <table:table-cell table:style-name="ce17" office:value-type="float" office:value="0.51813046" calcext:value-type="float">
            <text:p>0.5181</text:p>
          </table:table-cell>
          <table:table-cell table:style-name="ce17" table:formula="of:=(2*[.Z24]*[.Y24])/([.Y24]+[.Z24])" office:value-type="float" office:value="0.520985253522364" calcext:value-type="float">
            <text:p>0.5210</text:p>
          </table:table-cell>
          <table:table-cell table:style-name="ce17" office:value-type="float" office:value="0.38285718" calcext:value-type="float">
            <text:p>0.3829</text:p>
          </table:table-cell>
          <table:table-cell table:style-name="ce17" office:value-type="float" office:value="0.6095533" calcext:value-type="float">
            <text:p>0.6096</text:p>
          </table:table-cell>
          <table:table-cell table:style-name="ce17" table:formula="of:=(2*[.AC24]*[.AB24])/([.AB24]+[.AC24])" office:value-type="float" office:value="0.470313166176347" calcext:value-type="float">
            <text:p>0.4703</text:p>
          </table:table-cell>
        </table:table-row>
        <table:table-row table:style-name="ro3">
          <table:table-cell office:value-type="string" calcext:value-type="string">
            <text:p>wasBornIn</text:p>
          </table:table-cell>
          <table:table-cell table:style-name="ce2"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style-name="ce8" table:formula="of:=(2*[.B25]*[.C25])/([.B25]+[.C25])" office:value-type="float" office:value="0.128020865520982" calcext:value-type="float">
            <text:p>0.1280208655</text:p>
          </table:table-cell>
          <table:table-cell table:style-name="ce2" office:value-type="float" office:value="0.4930769" calcext:value-type="float">
            <text:p>0.4930769</text:p>
          </table:table-cell>
          <table:table-cell office:value-type="float" office:value="0.082453" calcext:value-type="float">
            <text:p>0.082453</text:p>
          </table:table-cell>
          <table:table-cell table:style-name="ce10" table:formula="of:=(2*[.E25]*[.F25])/([.E25]+[.F25])" office:value-type="float" office:value="0.141280825325322" calcext:value-type="float">
            <text:p>0.1412808253</text:p>
          </table:table-cell>
          <table:table-cell table:style-name="ce13" office:value-type="float" office:value="0.47958445" calcext:value-type="float">
            <text:p>0.47958445</text:p>
          </table:table-cell>
          <table:table-cell table:style-name="ce13" office:value-type="float" office:value="0.39222715" calcext:value-type="float">
            <text:p>0.39222715</text:p>
          </table:table-cell>
          <table:table-cell table:style-name="ce8" table:formula="of:=(2*[.H25]*[.I25])/([.H25]+[.I25])" office:value-type="float" office:value="0.43152911020642" calcext:value-type="float">
            <text:p>0.4315291102</text:p>
          </table:table-cell>
          <table:table-cell table:style-name="ce2" office:value-type="float" office:value="0.47818834" calcext:value-type="float">
            <text:p>0.47818834</text:p>
          </table:table-cell>
          <table:table-cell office:value-type="float" office:value="0.37786084" calcext:value-type="float">
            <text:p>0.37786084</text:p>
          </table:table-cell>
          <table:table-cell table:style-name="ce10" table:formula="of:=(2*[.K25]*[.L25])/([.K25]+[.L25])" office:value-type="float" office:value="0.422145484283054" calcext:value-type="float">
            <text:p>0.4221454843</text:p>
          </table:table-cell>
          <table:table-cell table:style-name="ce2" office:value-type="float" office:value="0.52314742" calcext:value-type="float">
            <text:p>0.52314742</text:p>
          </table:table-cell>
          <table:table-cell office:value-type="float" office:value="0.28559914" calcext:value-type="float">
            <text:p>0.28559914</text:p>
          </table:table-cell>
          <table:table-cell table:style-name="ce8" table:formula="of:=(2*[.N25]*[.O25])/([.N25]+[.O25])" office:value-type="float" office:value="0.369486463708034" calcext:value-type="float">
            <text:p>0.3694864637</text:p>
          </table:table-cell>
          <table:table-cell table:formula="of:=[.R25]+[.T25]" office:value-type="float" office:value="47141" calcext:value-type="float">
            <text:p>47141</text:p>
          </table:table-cell>
          <table:table-cell office:value-type="float" office:value="13471" calcext:value-type="float">
            <text:p>13471</text:p>
          </table:table-cell>
          <table:table-cell office:value-type="float" office:value="12270" calcext:value-type="float">
            <text:p>12270</text:p>
          </table:table-cell>
          <table:table-cell office:value-type="float" office:value="33670" calcext:value-type="float">
            <text:p>33670</text:p>
          </table:table-cell>
          <table:table-cell office:value-type="string" calcext:value-type="string">
            <text:p>wasBornIn</text:p>
          </table:table-cell>
          <table:table-cell table:formula="of:=[.T25]+[.R25]" office:value-type="float" office:value="47141" calcext:value-type="float">
            <text:p>47141</text:p>
          </table:table-cell>
          <table:table-cell/>
          <table:table-cell office:value-type="string" calcext:value-type="string">
            <text:p>wasBornIn</text:p>
          </table:table-cell>
          <table:table-cell table:style-name="ce17" office:value-type="float" office:value="0.28617774" calcext:value-type="float">
            <text:p>0.2862</text:p>
          </table:table-cell>
          <table:table-cell table:style-name="ce17" office:value-type="float" office:value="0.082453" calcext:value-type="float">
            <text:p>0.0825</text:p>
          </table:table-cell>
          <table:table-cell table:style-name="ce17" table:formula="of:=(2*[.Z25]*[.Y25])/([.Y25]+[.Z25])" office:value-type="float" office:value="0.128020865520982" calcext:value-type="float">
            <text:p>0.1280</text:p>
          </table:table-cell>
          <table:table-cell table:style-name="ce17" office:value-type="float" office:value="0.25226525" calcext:value-type="float">
            <text:p>0.2523</text:p>
          </table:table-cell>
          <table:table-cell table:style-name="ce17" office:value-type="float" office:value="0.39620268" calcext:value-type="float">
            <text:p>0.3962</text:p>
          </table:table-cell>
          <table:table-cell table:style-name="ce17" table:formula="of:=(2*[.AC25]*[.AB25])/([.AB25]+[.AC25])" office:value-type="float" office:value="0.308259401882434" calcext:value-type="float">
            <text:p>0.3083</text:p>
          </table:table-cell>
        </table:table-row>
        <table:table-row table:style-name="ro3">
          <table:table-cell office:value-type="string" calcext:value-type="string">
            <text:p>worksAt</text:p>
          </table:table-cell>
          <table:table-cell table:style-name="ce2"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style-name="ce8" table:formula="of:=(2*[.B26]*[.C26])/([.B26]+[.C26])" office:value-type="float" office:value="0.0781456950333658" calcext:value-type="float">
            <text:p>0.078145695</text:p>
          </table:table-cell>
          <table:table-cell table:style-name="ce2" office:value-type="float" office:value="0.06222736" calcext:value-type="float">
            <text:p>0.06222736</text:p>
          </table:table-cell>
          <table:table-cell office:value-type="float" office:value="0.35625107" calcext:value-type="float">
            <text:p>0.35625107</text:p>
          </table:table-cell>
          <table:table-cell table:style-name="ce10" table:formula="of:=(2*[.E26]*[.F26])/([.E26]+[.F26])" office:value-type="float" office:value="0.105948416902994" calcext:value-type="float">
            <text:p>0.1059484169</text:p>
          </table:table-cell>
          <table:table-cell table:style-name="ce13" office:value-type="float" office:value="0.04011454" calcext:value-type="float">
            <text:p>0.04011454</text:p>
          </table:table-cell>
          <table:table-cell table:style-name="ce13" office:value-type="float" office:value="0.68896714" calcext:value-type="float">
            <text:p>0.68896714</text:p>
          </table:table-cell>
          <table:table-cell table:style-name="ce8" table:formula="of:=(2*[.H26]*[.I26])/([.H26]+[.I26])" office:value-type="float" office:value="0.0758148247428617" calcext:value-type="float">
            <text:p>0.0758148247</text:p>
          </table:table-cell>
          <table:table-cell table:style-name="ce2" office:value-type="float" office:value="0.05377151" calcext:value-type="float">
            <text:p>0.05377151</text:p>
          </table:table-cell>
          <table:table-cell office:value-type="float" office:value="0.56180049" calcext:value-type="float">
            <text:p>0.56180049</text:p>
          </table:table-cell>
          <table:table-cell table:style-name="ce8" table:formula="of:=(2*[.K26]*[.L26])/([.K26]+[.L26])" office:value-type="float" office:value="0.0981489108212846" calcext:value-type="float">
            <text:p>0.0981489108</text:p>
          </table:table-cell>
          <table:table-cell table:style-name="ce2" office:value-type="float" office:value="0.47701126" calcext:value-type="float">
            <text:p>0.47701126</text:p>
          </table:table-cell>
          <table:table-cell office:value-type="float" office:value="0.1136631" calcext:value-type="float">
            <text:p>0.1136631</text:p>
          </table:table-cell>
          <table:table-cell table:style-name="ce10" table:formula="of:=(2*[.N26]*[.O26])/([.N26]+[.O26])" office:value-type="float" office:value="0.183581960613648" calcext:value-type="float">
            <text:p>0.1835819606</text:p>
          </table:table-cell>
          <table:table-cell table:formula="of:=[.R26]+[.T26]" office:value-type="float" office:value="1981" calcext:value-type="float">
            <text:p>1981</text:p>
          </table:table-cell>
          <table:table-cell office:value-type="float" office:value="223" calcext:value-type="float">
            <text:p>223</text:p>
          </table:table-cell>
          <table:table-cell office:value-type="float" office:value="237" calcext:value-type="float">
            <text:p>237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worksAt</text:p>
          </table:table-cell>
          <table:table-cell table:formula="of:=[.T26]+[.R26]" office:value-type="float" office:value="1981" calcext:value-type="float">
            <text:p>1981</text:p>
          </table:table-cell>
          <table:table-cell/>
          <table:table-cell office:value-type="string" calcext:value-type="string">
            <text:p>worksAt</text:p>
          </table:table-cell>
          <table:table-cell table:style-name="ce17" office:value-type="float" office:value="0.04388619" calcext:value-type="float">
            <text:p>0.0439</text:p>
          </table:table-cell>
          <table:table-cell table:style-name="ce17" office:value-type="float" office:value="0.35625107" calcext:value-type="float">
            <text:p>0.3563</text:p>
          </table:table-cell>
          <table:table-cell table:style-name="ce17" table:formula="of:=(2*[.Z26]*[.Y26])/([.Y26]+[.Z26])" office:value-type="float" office:value="0.0781456950333658" calcext:value-type="float">
            <text:p>0.0781</text:p>
          </table:table-cell>
          <table:table-cell table:style-name="ce17" office:value-type="float" office:value="0.02095881" calcext:value-type="float">
            <text:p>0.0210</text:p>
          </table:table-cell>
          <table:table-cell table:style-name="ce17" office:value-type="float" office:value="0.86501083" calcext:value-type="float">
            <text:p>0.8650</text:p>
          </table:table-cell>
          <table:table-cell table:style-name="ce17" table:formula="of:=(2*[.AC26]*[.AB26])/([.AB26]+[.AC26])" office:value-type="float" office:value="0.0409260020104353" calcext:value-type="float">
            <text:p>0.0409</text:p>
          </table:table-cell>
        </table:table-row>
        <table:table-row table:style-name="ro3">
          <table:table-cell/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formula="of:=[.R27]+[.T27]" office:value-type="float" office:value="385678" calcext:value-type="float">
            <text:p>385678</text:p>
          </table:table-cell>
          <table:table-cell office:value-type="float" office:value="185616" calcext:value-type="float">
            <text:p>185616</text:p>
          </table:table-cell>
          <table:table-cell office:value-type="float" office:value="64273" calcext:value-type="float">
            <text:p>64273</text:p>
          </table:table-cell>
          <table:table-cell office:value-type="float" office:value="200062" calcext:value-type="float">
            <text:p>200062</text:p>
          </table:table-cell>
          <table:table-cell table:number-columns-repeated="3"/>
          <table:table-cell office:value-type="string" calcext:value-type="string">
            <text:p>Macro Average</text:p>
          </table:table-cell>
          <table:table-cell table:style-name="ce17" office:value-type="float" office:value="0.11690923" calcext:value-type="float">
            <text:p>0.1169</text:p>
          </table:table-cell>
          <table:table-cell table:style-name="ce17" office:value-type="float" office:value="0.45085499" calcext:value-type="float">
            <text:p>0.4509</text:p>
          </table:table-cell>
          <table:table-cell table:style-name="ce17" table:formula="of:=(2*[.Z27]*[.Y27])/([.Y27]+[.Z27])" office:value-type="float" office:value="0.185672530483015" calcext:value-type="float">
            <text:p>0.1857</text:p>
          </table:table-cell>
          <table:table-cell table:style-name="ce17" office:value-type="float" office:value="0.09272841" calcext:value-type="float">
            <text:p>0.0927</text:p>
          </table:table-cell>
          <table:table-cell table:style-name="ce17" office:value-type="float" office:value="0.70398844" calcext:value-type="float">
            <text:p>0.7040</text:p>
          </table:table-cell>
          <table:table-cell table:style-name="ce17" table:formula="of:=(2*[.AC27]*[.AB27])/([.AB27]+[.AC27])" office:value-type="float" office:value="0.16387184154466" calcext:value-type="float">
            <text:p>0.1639</text:p>
          </table:table-cell>
        </table:table-row>
        <table:table-row table:style-name="ro3">
          <table:table-cell office:value-type="string" calcext:value-type="string">
            <text:p>Macro-average</text:p>
          </table:table-cell>
          <table:table-cell table:style-name="ce2"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style-name="ce8" table:formula="of:=(2*[.B28]*[.C28])/([.B28]+[.C28])" office:value-type="float" office:value="0.185672530483015" calcext:value-type="float">
            <text:p>0.1856725305</text:p>
          </table:table-cell>
          <table:table-cell table:style-name="ce2" office:value-type="float" office:value="0.20474175" calcext:value-type="float">
            <text:p>0.20474175</text:p>
          </table:table-cell>
          <table:table-cell office:value-type="float" office:value="0.45085499" calcext:value-type="float">
            <text:p>0.45085499</text:p>
          </table:table-cell>
          <table:table-cell table:style-name="ce10" table:formula="of:=(2*[.E28]*[.F28])/([.E28]+[.F28])" office:value-type="float" office:value="0.281602497440218" calcext:value-type="float">
            <text:p>0.2816024974</text:p>
          </table:table-cell>
          <table:table-cell table:style-name="ce13" office:value-type="float" office:value="0.18216388" calcext:value-type="float">
            <text:p>0.18216388</text:p>
          </table:table-cell>
          <table:table-cell table:style-name="ce13" office:value-type="float" office:value="0.64040878" calcext:value-type="float">
            <text:p>0.64040878</text:p>
          </table:table-cell>
          <table:table-cell table:style-name="ce16" table:formula="of:=(2*[.H28]*[.I28])/([.H28]+[.I28])" office:value-type="float" office:value="0.283645090151346" calcext:value-type="float">
            <text:p>0.2836450902</text:p>
          </table:table-cell>
          <table:table-cell table:style-name="ce2" office:value-type="float" office:value="0.18969126" calcext:value-type="float">
            <text:p>0.18969126</text:p>
          </table:table-cell>
          <table:table-cell office:value-type="float" office:value="0.61372753" calcext:value-type="float">
            <text:p>0.61372753</text:p>
          </table:table-cell>
          <table:table-cell table:style-name="ce10" table:formula="of:=(2*[.K28]*[.L28])/([.K28]+[.L28])" office:value-type="float" office:value="0.289808378672318" calcext:value-type="float">
            <text:p>0.2898083787</text:p>
          </table:table-cell>
          <table:table-cell table:style-name="ce2" office:value-type="float" office:value="0.44747512" calcext:value-type="float">
            <text:p>0.44747512</text:p>
          </table:table-cell>
          <table:table-cell office:value-type="float" office:value="0.33879206" calcext:value-type="float">
            <text:p>0.33879206</text:p>
          </table:table-cell>
          <table:table-cell table:style-name="ce10" table:formula="of:=(2*[.N28]*[.O28])/([.N28]+[.O28])" office:value-type="float" office:value="0.385622143616747" calcext:value-type="float">
            <text:p>0.3856221436</text:p>
          </table:table-cell>
          <table:table-cell table:number-columns-repeated="7"/>
          <table:table-cell office:value-type="string" calcext:value-type="string">
            <text:p>Micro Average</text:p>
          </table:table-cell>
          <table:table-cell table:style-name="ce17" office:value-type="float" office:value="0.22569929" calcext:value-type="float">
            <text:p>0.2257</text:p>
          </table:table-cell>
          <table:table-cell table:style-name="ce17" office:value-type="float" office:value="0.4356432" calcext:value-type="float">
            <text:p>0.4356</text:p>
          </table:table-cell>
          <table:table-cell table:style-name="ce17" table:formula="of:=(2*[.Z28]*[.Y28])/([.Y28]+[.Z28])" office:value-type="float" office:value="0.29734778097602" calcext:value-type="float">
            <text:p>0.2973</text:p>
          </table:table-cell>
          <table:table-cell table:style-name="ce17" office:value-type="float" office:value="0.12550728" calcext:value-type="float">
            <text:p>0.1255</text:p>
          </table:table-cell>
          <table:table-cell table:style-name="ce17" office:value-type="float" office:value="0.56034827" calcext:value-type="float">
            <text:p>0.5603</text:p>
          </table:table-cell>
          <table:table-cell table:style-name="ce17" table:formula="of:=(2*[.AC28]*[.AB28])/([.AB28]+[.AC28])" office:value-type="float" office:value="0.205080464014341" calcext:value-type="float">
            <text:p>0.2051</text:p>
          </table:table-cell>
        </table:table-row>
        <table:table-row table:style-name="ro3">
          <table:table-cell office:value-type="string" calcext:value-type="string">
            <text:p>Micro-average</text:p>
          </table:table-cell>
          <table:table-cell table:style-name="ce3" office:value-type="float" office:value="0.22569929" calcext:value-type="float">
            <text:p>0.22569929</text:p>
          </table:table-cell>
          <table:table-cell table:style-name="ce5" office:value-type="float" office:value="0.4356432" calcext:value-type="float">
            <text:p>0.4356432</text:p>
          </table:table-cell>
          <table:table-cell table:style-name="ce9" table:formula="of:=(2*[.B29]*[.C29])/([.B29]+[.C29])" office:value-type="float" office:value="0.29734778097602" calcext:value-type="float">
            <text:p>0.297347781</text:p>
          </table:table-cell>
          <table:table-cell table:style-name="ce3" office:value-type="float" office:value="0.35227297" calcext:value-type="float">
            <text:p>0.35227297</text:p>
          </table:table-cell>
          <table:table-cell table:style-name="ce5" office:value-type="float" office:value="0.4356432" calcext:value-type="float">
            <text:p>0.4356432</text:p>
          </table:table-cell>
          <table:table-cell table:style-name="ce11" table:formula="of:=(2*[.E29]*[.F29])/([.E29]+[.F29])" office:value-type="float" office:value="0.389547339596556" calcext:value-type="float">
            <text:p>0.3895473396</text:p>
          </table:table-cell>
          <table:table-cell table:style-name="ce14" office:value-type="float" office:value="0.24868009" calcext:value-type="float">
            <text:p>0.24868009</text:p>
          </table:table-cell>
          <table:table-cell table:style-name="ce14" office:value-type="float" office:value="0.54688626" calcext:value-type="float">
            <text:p>0.54688626</text:p>
          </table:table-cell>
          <table:table-cell table:style-name="ce9" table:formula="of:=(2*[.H29]*[.I29])/([.H29]+[.I29])" office:value-type="float" office:value="0.341894109414164" calcext:value-type="float">
            <text:p>0.3418941094</text:p>
          </table:table-cell>
          <table:table-cell table:style-name="ce3" office:value-type="float" office:value="0.27398419" calcext:value-type="float">
            <text:p>0.27398419</text:p>
          </table:table-cell>
          <table:table-cell table:style-name="ce5" office:value-type="float" office:value="0.54258215" calcext:value-type="float">
            <text:p>0.54258215</text:p>
          </table:table-cell>
          <table:table-cell table:style-name="ce9" table:formula="of:=(2*[.K29]*[.L29])/([.K29]+[.L29])" office:value-type="float" office:value="0.364107418084876" calcext:value-type="float">
            <text:p>0.3641074181</text:p>
          </table:table-cell>
          <table:table-cell table:style-name="ce3" office:value-type="float" office:value="0.7427938" calcext:value-type="float">
            <text:p>0.7427938</text:p>
          </table:table-cell>
          <table:table-cell table:style-name="ce5" office:value-type="float" office:value="0.48127194" calcext:value-type="float">
            <text:p>0.48127194</text:p>
          </table:table-cell>
          <table:table-cell table:style-name="ce11" table:formula="of:=(2*[.N29]*[.O29])/([.N29]+[.O29])" office:value-type="float" office:value="0.584095774375602" calcext:value-type="float">
            <text:p>0.5840957744</text:p>
          </table:table-cell>
          <table:table-cell table:number-columns-repeated="14"/>
        </table:table-row>
        <table:table-row table:style-name="ro3" table:number-rows-repeated="1048546">
          <table:table-cell table:number-columns-repeated="30"/>
        </table:table-row>
        <table:table-row table:style-name="ro3">
          <table:table-cell table:number-columns-repeated="30"/>
        </table:table-row>
      </table:table>
      <table:table table:name="信心值分析" table:style-name="ta1">
        <office:forms form:automatic-focus="false" form:apply-design-mode="false"/>
        <table:shapes>
          <draw:frame draw:z-index="0" draw:style-name="gr1" draw:text-style-name="P1" svg:width="15.99cm" svg:height="9.004cm" svg:x="37.981cm" svg:y="1.304cm">
            <draw:object draw:notify-on-update-of-ranges="信心值分析.A7:信心值分析.A10 信心值分析.B11:信心值分析.B11 信心值分析.D7:信心值分析.D10 信心值分析.D11:信心值分析.D11 信心值分析.G7:信心值分析.G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7" table:default-cell-style-name="Default"/>
        <table:table-column table:style-name="co2" table:default-cell-style-name="ce7"/>
        <table:table-column table:style-name="co2" table:number-columns-repeated="2" table:default-cell-style-name="Default"/>
        <table:table-column table:style-name="co2" table:default-cell-style-name="ce23"/>
        <table:table-column table:style-name="co2" table:default-cell-style-name="Default"/>
        <table:table-column table:style-name="co2" table:default-cell-style-name="ce23"/>
        <table:table-column table:style-name="co2" table:default-cell-style-name="ce19"/>
        <table:table-column table:style-name="co2" table:number-columns-repeated="2" table:default-cell-style-name="Default"/>
        <table:table-row table:style-name="ro3">
          <table:table-cell/>
          <table:table-cell office:value-type="string" calcext:value-type="string">
            <text:p>5-all</text:p>
          </table:table-cell>
          <table:table-cell/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f1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0.09272841" calcext:value-type="float">
            <text:p>0.09272841</text:p>
          </table:table-cell>
          <table:table-cell office:value-type="float" office:value="0.70398844" calcext:value-type="float">
            <text:p>0.70398844</text:p>
          </table:table-cell>
          <table:table-cell table:formula="of:=(2*[.C2]*[.B2])/([.B2]+[.C2])" office:value-type="float" office:value="0.16387184154466" calcext:value-type="float">
            <text:p>0.1638718415</text:p>
          </table:table-cell>
          <table:table-cell office:value-type="float" office:value="0.12550728" calcext:value-type="float">
            <text:p>0.12550728</text:p>
          </table:table-cell>
          <table:table-cell office:value-type="float" office:value="0.56034827" calcext:value-type="float">
            <text:p>0.56034827</text:p>
          </table:table-cell>
          <table:table-cell table:formula="of:=(2*[.F2]*[.E2])/([.E2]+[.F2])" office:value-type="float" office:value="0.205080464014341" calcext:value-type="float">
            <text:p>0.205080464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float" office:value="0.7" calcext:value-type="float">
            <text:p>0.7</text:p>
          </table:table-cell>
          <table:table-cell office:value-type="float" office:value="0.0910906" calcext:value-type="float">
            <text:p>0.0910906</text:p>
          </table:table-cell>
          <table:table-cell office:value-type="float" office:value="0.66250094" calcext:value-type="float">
            <text:p>0.66250094</text:p>
          </table:table-cell>
          <table:table-cell table:formula="of:=(2*[.C3]*[.B3])/([.B3]+[.C3])" office:value-type="float" office:value="0.160159993635714" calcext:value-type="float">
            <text:p>0.1601599936</text:p>
          </table:table-cell>
          <table:table-cell office:value-type="float" office:value="0.12793276" calcext:value-type="float">
            <text:p>0.12793276</text:p>
          </table:table-cell>
          <table:table-cell office:value-type="float" office:value="0.5349281" calcext:value-type="float">
            <text:p>0.5349281</text:p>
          </table:table-cell>
          <table:table-cell table:formula="of:=(2*[.F3]*[.E3])/([.E3]+[.F3])" office:value-type="float" office:value="0.206483237627142" calcext:value-type="float">
            <text:p>0.2064832376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float" office:value="0.8" calcext:value-type="float">
            <text:p>0.8</text:p>
          </table:table-cell>
          <table:table-cell office:value-type="float" office:value="0.08822455" calcext:value-type="float">
            <text:p>0.08822455</text:p>
          </table:table-cell>
          <table:table-cell office:value-type="float" office:value="0.54624886" calcext:value-type="float">
            <text:p>0.54624886</text:p>
          </table:table-cell>
          <table:table-cell table:formula="of:=(2*[.C4]*[.B4])/([.B4]+[.C4])" office:value-type="float" office:value="0.15191356832909" calcext:value-type="float">
            <text:p>0.1519135683</text:p>
          </table:table-cell>
          <table:table-cell office:value-type="float" office:value="0.13259107" calcext:value-type="float">
            <text:p>0.13259107</text:p>
          </table:table-cell>
          <table:table-cell office:value-type="float" office:value="0.44611826" calcext:value-type="float">
            <text:p>0.44611826</text:p>
          </table:table-cell>
          <table:table-cell table:formula="of:=(2*[.F4]*[.E4])/([.E4]+[.F4])" office:value-type="float" office:value="0.204424896484521" calcext:value-type="float">
            <text:p>0.2044248965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float" office:value="0.9" calcext:value-type="float">
            <text:p>0.9</text:p>
          </table:table-cell>
          <table:table-cell office:value-type="float" office:value="0.11799672" calcext:value-type="float">
            <text:p>0.11799672</text:p>
          </table:table-cell>
          <table:table-cell office:value-type="float" office:value="0.26261967" calcext:value-type="float">
            <text:p>0.26261967</text:p>
          </table:table-cell>
          <table:table-cell table:formula="of:=(2*[.C5]*[.B5])/([.B5]+[.C5])" office:value-type="float" office:value="0.162831977190906" calcext:value-type="float">
            <text:p>0.1628319772</text:p>
          </table:table-cell>
          <table:table-cell office:value-type="float" office:value="0.20144473" calcext:value-type="float">
            <text:p>0.20144473</text:p>
          </table:table-cell>
          <table:table-cell office:value-type="float" office:value="0.20455406" calcext:value-type="float">
            <text:p>0.20455406</text:p>
          </table:table-cell>
          <table:table-cell table:formula="of:=(2*[.F5]*[.E5])/([.E5]+[.F5])" office:value-type="float" office:value="0.202987488643027" calcext:value-type="float">
            <text:p>0.2029874886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f1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C7]*[.B7])/([.B7]+[.C7])" office:value-type="float" office:value="0.185672530483015" calcext:value-type="float">
            <text:p>0.1856725305</text:p>
          </table:table-cell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formula="of:=(2*[.F7]*[.E7])/([.E7]+[.F7])" office:value-type="float" office:value="0.29734778097602" calcext:value-type="float">
            <text:p>0.297347781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float" office:value="0.7" calcext:value-type="float">
            <text:p>0.7</text:p>
          </table:table-cell>
          <table:table-cell office:value-type="float" office:value="0.1145287" calcext:value-type="float">
            <text:p>0.1145287</text:p>
          </table:table-cell>
          <table:table-cell office:value-type="float" office:value="0.40258191" calcext:value-type="float">
            <text:p>0.40258191</text:p>
          </table:table-cell>
          <table:table-cell table:formula="of:=(2*[.C8]*[.B8])/([.B8]+[.C8])" office:value-type="float" office:value="0.178326191357075" calcext:value-type="float">
            <text:p>0.1783261914</text:p>
          </table:table-cell>
          <table:table-cell office:value-type="float" office:value="0.23234964" calcext:value-type="float">
            <text:p>0.23234964</text:p>
          </table:table-cell>
          <table:table-cell office:value-type="float" office:value="0.40975633" calcext:value-type="float">
            <text:p>0.40975633</text:p>
          </table:table-cell>
          <table:table-cell table:formula="of:=(2*[.F8]*[.E8])/([.E8]+[.F8])" office:value-type="float" office:value="0.296545243967195" calcext:value-type="float">
            <text:p>0.296545244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float" office:value="0.8" calcext:value-type="float">
            <text:p>0.8</text:p>
          </table:table-cell>
          <table:table-cell office:value-type="float" office:value="0.11688937" calcext:value-type="float">
            <text:p>0.11688937</text:p>
          </table:table-cell>
          <table:table-cell office:value-type="float" office:value="0.32599182" calcext:value-type="float">
            <text:p>0.32599182</text:p>
          </table:table-cell>
          <table:table-cell table:formula="of:=(2*[.C9]*[.B9])/([.B9]+[.C9])" office:value-type="float" office:value="0.17207765570244" calcext:value-type="float">
            <text:p>0.1720776557</text:p>
          </table:table-cell>
          <table:table-cell office:value-type="float" office:value="0.23308195" calcext:value-type="float">
            <text:p>0.23308195</text:p>
          </table:table-cell>
          <table:table-cell office:value-type="float" office:value="0.3190226" calcext:value-type="float">
            <text:p>0.3190226</text:p>
          </table:table-cell>
          <table:table-cell table:formula="of:=(2*[.F9]*[.E9])/([.E9]+[.F9])" office:value-type="float" office:value="0.269363509871708" calcext:value-type="float">
            <text:p>0.2693635099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float" office:value="0.9" calcext:value-type="float">
            <text:p>0.9</text:p>
          </table:table-cell>
          <table:table-cell office:value-type="float" office:value="0.14231776" calcext:value-type="float">
            <text:p>0.14231776</text:p>
          </table:table-cell>
          <table:table-cell office:value-type="float" office:value="0.1521316" calcext:value-type="float">
            <text:p>0.1521316</text:p>
          </table:table-cell>
          <table:table-cell table:formula="of:=(2*[.C10]*[.B10])/([.B10]+[.C10])" office:value-type="float" office:value="0.147061134975576" calcext:value-type="float">
            <text:p>0.147061135</text:p>
          </table:table-cell>
          <table:table-cell office:value-type="float" office:value="0.32128456" calcext:value-type="float">
            <text:p>0.32128456</text:p>
          </table:table-cell>
          <table:table-cell office:value-type="float" office:value="0.13283879" calcext:value-type="float">
            <text:p>0.13283879</text:p>
          </table:table-cell>
          <table:table-cell table:formula="of:=(2*[.F10]*[.E10])/([.E10]+[.F10])" office:value-type="float" office:value="0.187962377165069" calcext:value-type="float">
            <text:p>0.1879623772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/>
          <table:table-cell office:value-type="string" calcext:value-type="string">
            <text:p>Macro F1, Degree=1</text:p>
          </table:table-cell>
          <table:table-cell/>
          <table:table-cell office:value-type="string" calcext:value-type="string">
            <text:p>Micro F1, Degree=1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style-name="ce18" table:formula="of:=(2*[.D12]*[.C12])/([.C12]+[.D12])" office:value-type="float" office:value="0.0801835267278504" calcext:value-type="float">
            <text:p>0.0801835267</text:p>
          </table:table-cell>
          <table:table-cell office:value-type="float" office:value="0.03861053" calcext:value-type="float">
            <text:p>0.03861053</text:p>
          </table:table-cell>
          <table:table-cell office:value-type="float" office:value="0.41587942" calcext:value-type="float">
            <text:p>0.41587942</text:p>
          </table:table-cell>
          <table:table-cell table:style-name="ce19" table:formula="of:=(2*[.G12]*[.F12])/([.F12]+[.G12])" office:value-type="float" office:value="0.0706608576154109" calcext:value-type="float">
            <text:p>0.0706608576</text:p>
          </table:table-cell>
          <table:table-cell office:value-type="float" office:value="0.04899639" calcext:value-type="float">
            <text:p>0.04899639</text:p>
          </table:table-cell>
          <table:table-cell office:value-type="float" office:value="0.31957199" calcext:value-type="float">
            <text:p>0.31957199</text:p>
          </table:table-cell>
          <table:table-cell table:style-name="ce19" table:formula="of:=(2*[.J12]*[.I12])/([.I12]+[.J12])" office:value-type="float" office:value="0.0849659097457905" calcext:value-type="float">
            <text:p>0.0849659097</text:p>
          </table:table-cell>
          <table:table-cell office:value-type="float" office:value="0.08331929" calcext:value-type="float">
            <text:p>0.08331929</text:p>
          </table:table-cell>
          <table:table-cell table:style-name="ce8" office:value-type="float" office:value="0.10324101" calcext:value-type="float">
            <text:p>0.10324101</text:p>
          </table:table-cell>
          <table:table-cell table:formula="of:=(2*[.M12]*[.L12])/([.L12]+[.M12])" office:value-type="float" office:value="0.0922164860592838" calcext:value-type="float">
            <text:p>0.092216486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tedIn</text:p>
          </table:table-cell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style-name="ce8" table:formula="of:=(2*[.D13]*[.C13])/([.C13]+[.D13])" office:value-type="float" office:value="0.149516293891408" calcext:value-type="float">
            <text:p>0.1495162939</text:p>
          </table:table-cell>
          <table:table-cell office:value-type="float" office:value="0.08327202" calcext:value-type="float">
            <text:p>0.08327202</text:p>
          </table:table-cell>
          <table:table-cell office:value-type="float" office:value="0.78138" calcext:value-type="float">
            <text:p>0.78138</text:p>
          </table:table-cell>
          <table:table-cell table:style-name="ce8" table:formula="of:=(2*[.G13]*[.F13])/([.F13]+[.G13])" office:value-type="float" office:value="0.150504687394589" calcext:value-type="float">
            <text:p>0.1505046874</text:p>
          </table:table-cell>
          <table:table-cell office:value-type="float" office:value="0.10049202" calcext:value-type="float">
            <text:p>0.10049202</text:p>
          </table:table-cell>
          <table:table-cell office:value-type="float" office:value="0.66823401" calcext:value-type="float">
            <text:p>0.66823401</text:p>
          </table:table-cell>
          <table:table-cell table:style-name="ce8" table:formula="of:=(2*[.J13]*[.I13])/([.I13]+[.J13])" office:value-type="float" office:value="0.174710320392299" calcext:value-type="float">
            <text:p>0.1747103204</text:p>
          </table:table-cell>
          <table:table-cell office:value-type="float" office:value="0.15638695" calcext:value-type="float">
            <text:p>0.15638695</text:p>
          </table:table-cell>
          <table:table-cell table:style-name="ce8" office:value-type="float" office:value="0.22079877" calcext:value-type="float">
            <text:p>0.22079877</text:p>
          </table:table-cell>
          <table:table-cell table:formula="of:=(2*[.M13]*[.L13])/([.L13]+[.M13])" office:value-type="float" office:value="0.183093072580009" calcext:value-type="float">
            <text:p>0.183093072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reated</text:p>
          </table:table-cell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style-name="ce8" table:formula="of:=(2*[.D14]*[.C14])/([.C14]+[.D14])" office:value-type="float" office:value="0.00668651030178796" calcext:value-type="float">
            <text:p>0.0066865103</text:p>
          </table:table-cell>
          <table:table-cell office:value-type="float" office:value="0.00907773" calcext:value-type="float">
            <text:p>0.00907773</text:p>
          </table:table-cell>
          <table:table-cell office:value-type="float" office:value="1" calcext:value-type="float">
            <text:p>1</text:p>
          </table:table-cell>
          <table:table-cell table:style-name="ce8" table:formula="of:=(2*[.G14]*[.F14])/([.F14]+[.G14])" office:value-type="float" office:value="0.0179921322810285" calcext:value-type="float">
            <text:p>0.0179921323</text:p>
          </table:table-cell>
          <table:table-cell office:value-type="float" office:value="0.0127594" calcext:value-type="float">
            <text:p>0.0127594</text:p>
          </table:table-cell>
          <table:table-cell office:value-type="float" office:value="0.89346949" calcext:value-type="float">
            <text:p>0.89346949</text:p>
          </table:table-cell>
          <table:table-cell table:style-name="ce8" table:formula="of:=(2*[.J14]*[.I14])/([.I14]+[.J14])" office:value-type="float" office:value="0.0251595038218347" calcext:value-type="float">
            <text:p>0.0251595038</text:p>
          </table:table-cell>
          <table:table-cell office:value-type="float" office:value="0.01143685" calcext:value-type="float">
            <text:p>0.01143685</text:p>
          </table:table-cell>
          <table:table-cell table:style-name="ce8" office:value-type="float" office:value="0.58050838" calcext:value-type="float">
            <text:p>0.58050838</text:p>
          </table:table-cell>
          <table:table-cell table:formula="of:=(2*[.M14]*[.L14])/([.L14]+[.M14])" office:value-type="float" office:value="0.0224317620256962" calcext:value-type="float">
            <text:p>0.022431762</text:p>
          </table:table-cell>
          <table:table-cell/>
          <table:table-cell office:value-type="string" calcext:value-type="string">
            <text:p>dealsWith</text:p>
          </table:table-cell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style-name="ce8" table:formula="of:=(2*[.D15]*[.C15])/([.C15]+[.D15])" office:value-type="float" office:value="0.106517995844172" calcext:value-type="float">
            <text:p>0.1065179958</text:p>
          </table:table-cell>
          <table:table-cell office:value-type="float" office:value="0.06222738" calcext:value-type="float">
            <text:p>0.06222738</text:p>
          </table:table-cell>
          <table:table-cell office:value-type="float" office:value="0.36862439" calcext:value-type="float">
            <text:p>0.36862439</text:p>
          </table:table-cell>
          <table:table-cell table:style-name="ce8" table:formula="of:=(2*[.G15]*[.F15])/([.F15]+[.G15])" office:value-type="float" office:value="0.106479915325859" calcext:value-type="float">
            <text:p>0.1064799153</text:p>
          </table:table-cell>
          <table:table-cell office:value-type="float" office:value="0.06027962" calcext:value-type="float">
            <text:p>0.06027962</text:p>
          </table:table-cell>
          <table:table-cell office:value-type="float" office:value="0.34794197" calcext:value-type="float">
            <text:p>0.34794197</text:p>
          </table:table-cell>
          <table:table-cell table:style-name="ce8" table:formula="of:=(2*[.J15]*[.I15])/([.I15]+[.J15])" office:value-type="float" office:value="0.102756984184258" calcext:value-type="float">
            <text:p>0.1027569842</text:p>
          </table:table-cell>
          <table:table-cell office:value-type="float" office:value="0.11909184" calcext:value-type="float">
            <text:p>0.11909184</text:p>
          </table:table-cell>
          <table:table-cell table:style-name="ce8" office:value-type="float" office:value="0.21794946" calcext:value-type="float">
            <text:p>0.21794946</text:p>
          </table:table-cell>
          <table:table-cell table:formula="of:=(2*[.M15]*[.L15])/([.L15]+[.M15])" office:value-type="float" office:value="0.154022680415762" calcext:value-type="float">
            <text:p>0.154022680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iedIn</text:p>
          </table:table-cell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style-name="ce8" table:formula="of:=(2*[.D16]*[.C16])/([.C16]+[.D16])" office:value-type="float" office:value="0.0690836289158947" calcext:value-type="float">
            <text:p>0.0690836289</text:p>
          </table:table-cell>
          <table:table-cell office:value-type="float" office:value="0.03386647" calcext:value-type="float">
            <text:p>0.03386647</text:p>
          </table:table-cell>
          <table:table-cell office:value-type="float" office:value="0.2358154" calcext:value-type="float">
            <text:p>0.2358154</text:p>
          </table:table-cell>
          <table:table-cell table:style-name="ce8" table:formula="of:=(2*[.G16]*[.F16])/([.F16]+[.G16])" office:value-type="float" office:value="0.0592270824111239" calcext:value-type="float">
            <text:p>0.0592270824</text:p>
          </table:table-cell>
          <table:table-cell office:value-type="float" office:value="0.02580529" calcext:value-type="float">
            <text:p>0.02580529</text:p>
          </table:table-cell>
          <table:table-cell office:value-type="float" office:value="0.14032369" calcext:value-type="float">
            <text:p>0.14032369</text:p>
          </table:table-cell>
          <table:table-cell table:style-name="ce8" table:formula="of:=(2*[.J16]*[.I16])/([.I16]+[.J16])" office:value-type="float" office:value="0.0435937608756774" calcext:value-type="float">
            <text:p>0.0435937609</text:p>
          </table:table-cell>
          <table:table-cell office:value-type="float" office:value="0.16931488" calcext:value-type="float">
            <text:p>0.16931488</text:p>
          </table:table-cell>
          <table:table-cell table:style-name="ce8" office:value-type="float" office:value="0.01449107" calcext:value-type="float">
            <text:p>0.01449107</text:p>
          </table:table-cell>
          <table:table-cell table:formula="of:=(2*[.M16]*[.L16])/([.L16]+[.M16])" office:value-type="float" office:value="0.0266972182143353" calcext:value-type="float">
            <text:p>0.0266972182</text:p>
          </table:table-cell>
          <table:table-cell/>
          <table:table-cell office:value-type="string" calcext:value-type="string">
            <text:p>directed</text:p>
          </table:table-cell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style-name="ce8" table:formula="of:=(2*[.D17]*[.C17])/([.C17]+[.D17])" office:value-type="float" office:value="0.224755657817857" calcext:value-type="float">
            <text:p>0.2247556578</text:p>
          </table:table-cell>
          <table:table-cell office:value-type="float" office:value="0.13331069" calcext:value-type="float">
            <text:p>0.13331069</text:p>
          </table:table-cell>
          <table:table-cell office:value-type="float" office:value="0.40140307" calcext:value-type="float">
            <text:p>0.40140307</text:p>
          </table:table-cell>
          <table:table-cell table:style-name="ce8" table:formula="of:=(2*[.G17]*[.F17])/([.F17]+[.G17])" office:value-type="float" office:value="0.200149404159034" calcext:value-type="float">
            <text:p>0.2001494042</text:p>
          </table:table-cell>
          <table:table-cell office:value-type="float" office:value="0.10224734" calcext:value-type="float">
            <text:p>0.10224734</text:p>
          </table:table-cell>
          <table:table-cell office:value-type="float" office:value="0.23255655" calcext:value-type="float">
            <text:p>0.23255655</text:p>
          </table:table-cell>
          <table:table-cell table:style-name="ce8" table:formula="of:=(2*[.J17]*[.I17])/([.I17]+[.J17])" office:value-type="float" office:value="0.142043084607392" calcext:value-type="float">
            <text:p>0.1420430846</text:p>
          </table:table-cell>
          <table:table-cell office:value-type="float" office:value="0.11294623" calcext:value-type="float">
            <text:p>0.11294623</text:p>
          </table:table-cell>
          <table:table-cell table:style-name="ce8" office:value-type="float" office:value="0.07360421" calcext:value-type="float">
            <text:p>0.07360421</text:p>
          </table:table-cell>
          <table:table-cell table:formula="of:=(2*[.M17]*[.L17])/([.L17]+[.M17])" office:value-type="float" office:value="0.0891267587643138" calcext:value-type="float">
            <text:p>0.0891267588</text:p>
          </table:table-cell>
          <table:table-cell/>
          <table:table-cell office:value-type="string" calcext:value-type="string">
            <text:p>graduatedFrom</text:p>
          </table:table-cell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style-name="ce8" table:formula="of:=(2*[.D18]*[.C18])/([.C18]+[.D18])" office:value-type="float" office:value="0.220896145325905" calcext:value-type="float">
            <text:p>0.2208961453</text:p>
          </table:table-cell>
          <table:table-cell office:value-type="float" office:value="0.09851492" calcext:value-type="float">
            <text:p>0.09851492</text:p>
          </table:table-cell>
          <table:table-cell office:value-type="float" office:value="0.37783698" calcext:value-type="float">
            <text:p>0.37783698</text:p>
          </table:table-cell>
          <table:table-cell table:style-name="ce8" table:formula="of:=(2*[.G18]*[.F18])/([.F18]+[.G18])" office:value-type="float" office:value="0.156281857415669" calcext:value-type="float">
            <text:p>0.1562818574</text:p>
          </table:table-cell>
          <table:table-cell office:value-type="float" office:value="0.06381309" calcext:value-type="float">
            <text:p>0.06381309</text:p>
          </table:table-cell>
          <table:table-cell office:value-type="float" office:value="0.13741037" calcext:value-type="float">
            <text:p>0.13741037</text:p>
          </table:table-cell>
          <table:table-cell table:style-name="ce8" table:formula="of:=(2*[.J18]*[.I18])/([.I18]+[.J18])" office:value-type="float" office:value="0.0871526640854232" calcext:value-type="float">
            <text:p>0.0871526641</text:p>
          </table:table-cell>
          <table:table-cell office:value-type="float" office:value="0.30097403" calcext:value-type="float">
            <text:p>0.30097403</text:p>
          </table:table-cell>
          <table:table-cell table:style-name="ce8" office:value-type="float" office:value="0.01394165" calcext:value-type="float">
            <text:p>0.01394165</text:p>
          </table:table-cell>
          <table:table-cell table:formula="of:=(2*[.M18]*[.L18])/([.L18]+[.M18])" office:value-type="float" office:value="0.0266488768380761" calcext:value-type="float">
            <text:p>0.0266488768</text:p>
          </table:table-cell>
          <table:table-cell/>
          <table:table-cell office:value-type="string" calcext:value-type="string">
            <text:p>happenedIn</text:p>
          </table:table-cell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style-name="ce8" table:formula="of:=(2*[.D19]*[.C19])/([.C19]+[.D19])" office:value-type="float" office:value="0.0528105614326406" calcext:value-type="float">
            <text:p>0.0528105614</text:p>
          </table:table-cell>
          <table:table-cell office:value-type="float" office:value="0.0277738" calcext:value-type="float">
            <text:p>0.0277738</text:p>
          </table:table-cell>
          <table:table-cell office:value-type="float" office:value="0.42515376" calcext:value-type="float">
            <text:p>0.42515376</text:p>
          </table:table-cell>
          <table:table-cell table:style-name="ce8" table:formula="of:=(2*[.G19]*[.F19])/([.F19]+[.G19])" office:value-type="float" office:value="0.0521413865806179" calcext:value-type="float">
            <text:p>0.0521413866</text:p>
          </table:table-cell>
          <table:table-cell office:value-type="float" office:value="0.02882646" calcext:value-type="float">
            <text:p>0.02882646</text:p>
          </table:table-cell>
          <table:table-cell office:value-type="float" office:value="0.32539609" calcext:value-type="float">
            <text:p>0.32539609</text:p>
          </table:table-cell>
          <table:table-cell table:style-name="ce8" table:formula="of:=(2*[.J19]*[.I19])/([.I19]+[.J19])" office:value-type="float" office:value="0.0529611532215631" calcext:value-type="float">
            <text:p>0.0529611532</text:p>
          </table:table-cell>
          <table:table-cell office:value-type="float" office:value="0.04679199" calcext:value-type="float">
            <text:p>0.04679199</text:p>
          </table:table-cell>
          <table:table-cell table:style-name="ce8" office:value-type="float" office:value="0.24257604" calcext:value-type="float">
            <text:p>0.24257604</text:p>
          </table:table-cell>
          <table:table-cell table:formula="of:=(2*[.M19]*[.L19])/([.L19]+[.M19])" office:value-type="float" office:value="0.078451068958237" calcext:value-type="float">
            <text:p>0.07845106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asAcademicAdvisor</text:p>
          </table:table-cell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style-name="ce8" table:formula="of:=(2*[.D20]*[.C20])/([.C20]+[.D20])" office:value-type="float" office:value="0.0917398183751588" calcext:value-type="float">
            <text:p>0.0917398184</text:p>
          </table:table-cell>
          <table:table-cell office:value-type="float" office:value="0.02324309" calcext:value-type="float">
            <text:p>0.02324309</text:p>
          </table:table-cell>
          <table:table-cell office:value-type="float" office:value="0.06277954" calcext:value-type="float">
            <text:p>0.06277954</text:p>
          </table:table-cell>
          <table:table-cell table:style-name="ce8" table:formula="of:=(2*[.G20]*[.F20])/([.F20]+[.G20])" office:value-type="float" office:value="0.0339257355507173" calcext:value-type="float">
            <text:p>0.0339257356</text:p>
          </table:table-cell>
          <table:table-cell office:value-type="float" office:value="0.11166667" calcext:value-type="float">
            <text:p>0.11166667</text:p>
          </table:table-cell>
          <table:table-cell office:value-type="float" office:value="0.01132214" calcext:value-type="float">
            <text:p>0.01132214</text:p>
          </table:table-cell>
          <table:table-cell table:style-name="ce8" table:formula="of:=(2*[.J20]*[.I20])/([.I20]+[.J20])" office:value-type="float" office:value="0.0205596862198081" calcext:value-type="float">
            <text:p>0.020559686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formula="of:=(2*[.M20]*[.L20])/([.L20]+[.M20])" office:value-type="string" office:string-value="#DIV/0!" calcext:value-type="error">
            <text:p>#DIV/0!</text:p>
          </table:table-cell>
          <table:table-cell/>
          <table:table-cell office:value-type="string" calcext:value-type="string">
            <text:p>hasCapital</text:p>
          </table:table-cell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style-name="ce8" table:formula="of:=(2*[.D21]*[.C21])/([.C21]+[.D21])" office:value-type="float" office:value="0.0543936048467216" calcext:value-type="float">
            <text:p>0.0543936048</text:p>
          </table:table-cell>
          <table:table-cell office:value-type="float" office:value="0.02917307" calcext:value-type="float">
            <text:p>0.02917307</text:p>
          </table:table-cell>
          <table:table-cell office:value-type="float" office:value="0.60115888" calcext:value-type="float">
            <text:p>0.60115888</text:p>
          </table:table-cell>
          <table:table-cell table:style-name="ce8" table:formula="of:=(2*[.G21]*[.F21])/([.F21]+[.G21])" office:value-type="float" office:value="0.0556457596266907" calcext:value-type="float">
            <text:p>0.0556457596</text:p>
          </table:table-cell>
          <table:table-cell office:value-type="float" office:value="0.0297198" calcext:value-type="float">
            <text:p>0.0297198</text:p>
          </table:table-cell>
          <table:table-cell office:value-type="float" office:value="0.52885852" calcext:value-type="float">
            <text:p>0.52885852</text:p>
          </table:table-cell>
          <table:table-cell table:style-name="ce8" table:formula="of:=(2*[.J21]*[.I21])/([.I21]+[.J21])" office:value-type="float" office:value="0.0562770479265862" calcext:value-type="float">
            <text:p>0.0562770479</text:p>
          </table:table-cell>
          <table:table-cell office:value-type="float" office:value="0.03374298" calcext:value-type="float">
            <text:p>0.03374298</text:p>
          </table:table-cell>
          <table:table-cell table:style-name="ce8" office:value-type="float" office:value="0.1872002" calcext:value-type="float">
            <text:p>0.1872002</text:p>
          </table:table-cell>
          <table:table-cell table:formula="of:=(2*[.M21]*[.L21])/([.L21]+[.M21])" office:value-type="float" office:value="0.0571793399967901" calcext:value-type="float">
            <text:p>0.05717934</text:p>
          </table:table-cell>
          <table:table-cell/>
          <table:table-cell office:value-type="string" calcext:value-type="string">
            <text:p>hasChild</text:p>
          </table:table-cell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style-name="ce8" table:formula="of:=(2*[.D22]*[.C22])/([.C22]+[.D22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style-name="ce8" table:formula="of:=(2*[.G22]*[.F22])/([.F22]+[.G22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style-name="ce8" table:formula="of:=(2*[.J22]*[.I22])/([.I22]+[.J22])" office:value-type="float" office:value="0.0201608491342159" calcext:value-type="float">
            <text:p>0.0201608491</text:p>
          </table:table-cell>
          <table:table-cell office:value-type="float" office:value="0.11932103" calcext:value-type="float">
            <text:p>0.11932103</text:p>
          </table:table-cell>
          <table:table-cell table:style-name="ce8" office:value-type="float" office:value="0.00077467" calcext:value-type="float">
            <text:p>0.00077467</text:p>
          </table:table-cell>
          <table:table-cell table:formula="of:=(2*[.M22]*[.L22])/([.L22]+[.M22])" office:value-type="float" office:value="0.00153934607667219" calcext:value-type="float">
            <text:p>0.0015393461</text:p>
          </table:table-cell>
          <table:table-cell/>
          <table:table-cell office:value-type="string" calcext:value-type="string">
            <text:p>hasWonPrize</text:p>
          </table:table-cell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style-name="ce8" table:formula="of:=(2*[.D23]*[.C23])/([.C23]+[.D23])" office:value-type="float" office:value="0.0580224531680706" calcext:value-type="float">
            <text:p>0.0580224532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style-name="ce8" table:formula="of:=(2*[.G23]*[.F23])/([.F23]+[.G23])" office:value-type="float" office:value="0.0580224531680706" calcext:value-type="float">
            <text:p>0.0580224532</text:p>
          </table:table-cell>
          <table:table-cell office:value-type="float" office:value="0.03496807" calcext:value-type="float">
            <text:p>0.03496807</text:p>
          </table:table-cell>
          <table:table-cell office:value-type="float" office:value="0.7282614" calcext:value-type="float">
            <text:p>0.7282614</text:p>
          </table:table-cell>
          <table:table-cell table:style-name="ce8" table:formula="of:=(2*[.J23]*[.I23])/([.I23]+[.J23])" office:value-type="float" office:value="0.0667319505194106" calcext:value-type="float">
            <text:p>0.0667319505</text:p>
          </table:table-cell>
          <table:table-cell office:value-type="float" office:value="0.04367151" calcext:value-type="float">
            <text:p>0.04367151</text:p>
          </table:table-cell>
          <table:table-cell table:style-name="ce8" office:value-type="float" office:value="0.48188891" calcext:value-type="float">
            <text:p>0.48188891</text:p>
          </table:table-cell>
          <table:table-cell table:formula="of:=(2*[.M23]*[.L23])/([.L23]+[.M23])" office:value-type="float" office:value="0.0800852406349554" calcext:value-type="float">
            <text:p>0.080085240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oldsPoliticalPosition</text:p>
          </table:table-cell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style-name="ce8" table:formula="of:=(2*[.D24]*[.C24])/([.C24]+[.D24])" office:value-type="float" office:value="0.0300718172974052" calcext:value-type="float">
            <text:p>0.0300718173</text:p>
          </table:table-cell>
          <table:table-cell office:value-type="float" office:value="0.01533381" calcext:value-type="float">
            <text:p>0.01533381</text:p>
          </table:table-cell>
          <table:table-cell office:value-type="float" office:value="0.79043791" calcext:value-type="float">
            <text:p>0.79043791</text:p>
          </table:table-cell>
          <table:table-cell table:style-name="ce8" table:formula="of:=(2*[.G24]*[.F24])/([.F24]+[.G24])" office:value-type="float" office:value="0.030084016174549" calcext:value-type="float">
            <text:p>0.0300840162</text:p>
          </table:table-cell>
          <table:table-cell office:value-type="float" office:value="0.01947283" calcext:value-type="float">
            <text:p>0.01947283</text:p>
          </table:table-cell>
          <table:table-cell office:value-type="float" office:value="0.70977799" calcext:value-type="float">
            <text:p>0.70977799</text:p>
          </table:table-cell>
          <table:table-cell table:style-name="ce8" table:formula="of:=(2*[.J24]*[.I24])/([.I24]+[.J24])" office:value-type="float" office:value="0.0379057129809239" calcext:value-type="float">
            <text:p>0.037905713</text:p>
          </table:table-cell>
          <table:table-cell office:value-type="float" office:value="0.06164703" calcext:value-type="float">
            <text:p>0.06164703</text:p>
          </table:table-cell>
          <table:table-cell table:style-name="ce8" office:value-type="float" office:value="0.37148212" calcext:value-type="float">
            <text:p>0.37148212</text:p>
          </table:table-cell>
          <table:table-cell table:formula="of:=(2*[.M24]*[.L24])/([.L24]+[.M24])" office:value-type="float" office:value="0.105745685304735" calcext:value-type="float">
            <text:p>0.105745685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fluences</text:p>
          </table:table-cell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style-name="ce8" table:formula="of:=(2*[.D25]*[.C25])/([.C25]+[.D25])" office:value-type="float" office:value="0.124519739630838" calcext:value-type="float">
            <text:p>0.1245197396</text:p>
          </table:table-cell>
          <table:table-cell office:value-type="float" office:value="0.11586579" calcext:value-type="float">
            <text:p>0.11586579</text:p>
          </table:table-cell>
          <table:table-cell office:value-type="float" office:value="0.11969249" calcext:value-type="float">
            <text:p>0.11969249</text:p>
          </table:table-cell>
          <table:table-cell table:style-name="ce8" table:formula="of:=(2*[.G25]*[.F25])/([.F25]+[.G25])" office:value-type="float" office:value="0.117748057176484" calcext:value-type="float">
            <text:p>0.1177480572</text:p>
          </table:table-cell>
          <table:table-cell office:value-type="float" office:value="0.11312627" calcext:value-type="float">
            <text:p>0.11312627</text:p>
          </table:table-cell>
          <table:table-cell office:value-type="float" office:value="0.07896429" calcext:value-type="float">
            <text:p>0.07896429</text:p>
          </table:table-cell>
          <table:table-cell table:style-name="ce8" table:formula="of:=(2*[.J25]*[.I25])/([.I25]+[.J25])" office:value-type="float" office:value="0.0930075438470094" calcext:value-type="float">
            <text:p>0.0930075438</text:p>
          </table:table-cell>
          <table:table-cell office:value-type="float" office:value="0.13681844" calcext:value-type="float">
            <text:p>0.13681844</text:p>
          </table:table-cell>
          <table:table-cell table:style-name="ce8" office:value-type="float" office:value="0.02930968" calcext:value-type="float">
            <text:p>0.02930968</text:p>
          </table:table-cell>
          <table:table-cell table:formula="of:=(2*[.M25]*[.L25])/([.L25]+[.M25])" office:value-type="float" office:value="0.048277253658191" calcext:value-type="float">
            <text:p>0.0482772537</text:p>
          </table:table-cell>
          <table:table-cell/>
          <table:table-cell office:value-type="string" calcext:value-type="string">
            <text:p>isCitizenOf</text:p>
          </table:table-cell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style-name="ce8" table:formula="of:=(2*[.D26]*[.C26])/([.C26]+[.D26])" office:value-type="float" office:value="0.00422647675201496" calcext:value-type="float">
            <text:p>0.0042264768</text:p>
          </table:table-cell>
          <table:table-cell office:value-type="float" office:value="0.00222123" calcext:value-type="float">
            <text:p>0.00222123</text:p>
          </table:table-cell>
          <table:table-cell office:value-type="float" office:value="0.44639731" calcext:value-type="float">
            <text:p>0.44639731</text:p>
          </table:table-cell>
          <table:table-cell table:style-name="ce8" table:formula="of:=(2*[.G26]*[.F26])/([.F26]+[.G26])" office:value-type="float" office:value="0.00442046419611325" calcext:value-type="float">
            <text:p>0.0044204642</text:p>
          </table:table-cell>
          <table:table-cell office:value-type="float" office:value="0.0023598" calcext:value-type="float">
            <text:p>0.0023598</text:p>
          </table:table-cell>
          <table:table-cell office:value-type="float" office:value="0.40676768" calcext:value-type="float">
            <text:p>0.40676768</text:p>
          </table:table-cell>
          <table:table-cell table:style-name="ce8" table:formula="of:=(2*[.J26]*[.I26])/([.I26]+[.J26])" office:value-type="float" office:value="0.00469237789289539" calcext:value-type="float">
            <text:p>0.0046923779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formula="of:=(2*[.M26]*[.L26])/([.L26]+[.M26])" office:value-type="string" office:string-value="#DIV/0!" calcext:value-type="error">
            <text:p>#DIV/0!</text:p>
          </table:table-cell>
          <table:table-cell/>
          <table:table-cell office:value-type="string" calcext:value-type="string">
            <text:p>isKnownFor</text:p>
          </table:table-cell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style-name="ce8" table:formula="of:=(2*[.D27]*[.C27])/([.C27]+[.D27])" office:value-type="float" office:value="0.0310901840770555" calcext:value-type="float">
            <text:p>0.0310901841</text:p>
          </table:table-cell>
          <table:table-cell office:value-type="float" office:value="0.04189795" calcext:value-type="float">
            <text:p>0.04189795</text:p>
          </table:table-cell>
          <table:table-cell office:value-type="float" office:value="0.01202918" calcext:value-type="float">
            <text:p>0.01202918</text:p>
          </table:table-cell>
          <table:table-cell table:style-name="ce8" table:formula="of:=(2*[.G27]*[.F27])/([.F27]+[.G27])" office:value-type="float" office:value="0.0186918154992116" calcext:value-type="float">
            <text:p>0.0186918155</text:p>
          </table:table-cell>
          <table:table-cell office:value-type="float" office:value="0.04189795" calcext:value-type="float">
            <text:p>0.04189795</text:p>
          </table:table-cell>
          <table:table-cell office:value-type="float" office:value="0.01202918" calcext:value-type="float">
            <text:p>0.01202918</text:p>
          </table:table-cell>
          <table:table-cell table:style-name="ce8" table:formula="of:=(2*[.J27]*[.I27])/([.I27]+[.J27])" office:value-type="float" office:value="0.0186918154992116" calcext:value-type="float">
            <text:p>0.0186918155</text:p>
          </table:table-cell>
          <table:table-cell office:value-type="float" office:value="0.0264402" calcext:value-type="float">
            <text:p>0.0264402</text:p>
          </table:table-cell>
          <table:table-cell table:style-name="ce8" office:value-type="float" office:value="0.00558706" calcext:value-type="float">
            <text:p>0.00558706</text:p>
          </table:table-cell>
          <table:table-cell table:formula="of:=(2*[.M27]*[.L27])/([.L27]+[.M27])" office:value-type="float" office:value="0.00922482808782269" calcext:value-type="float">
            <text:p>0.0092248281</text:p>
          </table:table-cell>
          <table:table-cell/>
          <table:table-cell office:value-type="string" calcext:value-type="string">
            <text:p>isLeaderOf</text:p>
          </table:table-cell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style-name="ce8" table:formula="of:=(2*[.D28]*[.C28])/([.C28]+[.D28])" office:value-type="float" office:value="0.644456108655636" calcext:value-type="float">
            <text:p>0.6444561087</text:p>
          </table:table-cell>
          <table:table-cell office:value-type="float" office:value="0.86807404" calcext:value-type="float">
            <text:p>0.86807404</text:p>
          </table:table-cell>
          <table:table-cell office:value-type="float" office:value="0.50474551" calcext:value-type="float">
            <text:p>0.50474551</text:p>
          </table:table-cell>
          <table:table-cell table:style-name="ce8" table:formula="of:=(2*[.G28]*[.F28])/([.F28]+[.G28])" office:value-type="float" office:value="0.638330761005786" calcext:value-type="float">
            <text:p>0.638330761</text:p>
          </table:table-cell>
          <table:table-cell office:value-type="float" office:value="0.88058231" calcext:value-type="float">
            <text:p>0.88058231</text:p>
          </table:table-cell>
          <table:table-cell office:value-type="float" office:value="0.40006827" calcext:value-type="float">
            <text:p>0.40006827</text:p>
          </table:table-cell>
          <table:table-cell table:style-name="ce8" table:formula="of:=(2*[.J28]*[.I28])/([.I28]+[.J28])" office:value-type="float" office:value="0.550178240428866" calcext:value-type="float">
            <text:p>0.5501782404</text:p>
          </table:table-cell>
          <table:table-cell office:value-type="float" office:value="0.9066145" calcext:value-type="float">
            <text:p>0.9066145</text:p>
          </table:table-cell>
          <table:table-cell table:style-name="ce8" office:value-type="float" office:value="0.18533391" calcext:value-type="float">
            <text:p>0.18533391</text:p>
          </table:table-cell>
          <table:table-cell table:formula="of:=(2*[.M28]*[.L28])/([.L28]+[.M28])" office:value-type="float" office:value="0.307755217387413" calcext:value-type="float">
            <text:p>0.3077552174</text:p>
          </table:table-cell>
          <table:table-cell/>
          <table:table-cell office:value-type="string" calcext:value-type="string">
            <text:p>isLocatedIn</text:p>
          </table:table-cell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style-name="ce8" table:formula="of:=(2*[.D29]*[.C29])/([.C29]+[.D29])" office:value-type="float" office:value="0.0723677923736359" calcext:value-type="float">
            <text:p>0.0723677924</text:p>
          </table:table-cell>
          <table:table-cell office:value-type="float" office:value="0.03840337" calcext:value-type="float">
            <text:p>0.03840337</text:p>
          </table:table-cell>
          <table:table-cell office:value-type="float" office:value="0.61423406" calcext:value-type="float">
            <text:p>0.61423406</text:p>
          </table:table-cell>
          <table:table-cell table:style-name="ce8" table:formula="of:=(2*[.G29]*[.F29])/([.F29]+[.G29])" office:value-type="float" office:value="0.0722871744355275" calcext:value-type="float">
            <text:p>0.0722871744</text:p>
          </table:table-cell>
          <table:table-cell office:value-type="float" office:value="0.04054028" calcext:value-type="float">
            <text:p>0.04054028</text:p>
          </table:table-cell>
          <table:table-cell office:value-type="float" office:value="0.55314167" calcext:value-type="float">
            <text:p>0.55314167</text:p>
          </table:table-cell>
          <table:table-cell table:style-name="ce8" table:formula="of:=(2*[.J29]*[.I29])/([.I29]+[.J29])" office:value-type="float" office:value="0.0755438772611079" calcext:value-type="float">
            <text:p>0.0755438773</text:p>
          </table:table-cell>
          <table:table-cell office:value-type="float" office:value="0.09348704" calcext:value-type="float">
            <text:p>0.09348704</text:p>
          </table:table-cell>
          <table:table-cell table:style-name="ce8" office:value-type="float" office:value="0.29146161" calcext:value-type="float">
            <text:p>0.29146161</text:p>
          </table:table-cell>
          <table:table-cell table:formula="of:=(2*[.M29]*[.L29])/([.L29]+[.M29])" office:value-type="float" office:value="0.141566326794675" calcext:value-type="float">
            <text:p>0.141566326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sMarriedTo</text:p>
          </table:table-cell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style-name="ce8" table:formula="of:=(2*[.D30]*[.C30])/([.C30]+[.D30])" office:value-type="float" office:value="0.0305254417894681" calcext:value-type="float">
            <text:p>0.0305254418</text:p>
          </table:table-cell>
          <table:table-cell office:value-type="float" office:value="0.01688297" calcext:value-type="float">
            <text:p>0.01688297</text:p>
          </table:table-cell>
          <table:table-cell office:value-type="float" office:value="0.20351213" calcext:value-type="float">
            <text:p>0.20351213</text:p>
          </table:table-cell>
          <table:table-cell table:style-name="ce8" table:formula="of:=(2*[.G30]*[.F30])/([.F30]+[.G30])" office:value-type="float" office:value="0.0311793609333973" calcext:value-type="float">
            <text:p>0.0311793609</text:p>
          </table:table-cell>
          <table:table-cell office:value-type="float" office:value="0.01423608" calcext:value-type="float">
            <text:p>0.01423608</text:p>
          </table:table-cell>
          <table:table-cell office:value-type="float" office:value="0.15270024" calcext:value-type="float">
            <text:p>0.15270024</text:p>
          </table:table-cell>
          <table:table-cell table:style-name="ce8" table:formula="of:=(2*[.J30]*[.I30])/([.I30]+[.J30])" office:value-type="float" office:value="0.026044096726934" calcext:value-type="float">
            <text:p>0.0260440967</text:p>
          </table:table-cell>
          <table:table-cell office:value-type="float" office:value="0.01176383" calcext:value-type="float">
            <text:p>0.01176383</text:p>
          </table:table-cell>
          <table:table-cell table:style-name="ce8" office:value-type="float" office:value="0.07197592" calcext:value-type="float">
            <text:p>0.07197592</text:p>
          </table:table-cell>
          <table:table-cell table:formula="of:=(2*[.M30]*[.L30])/([.L30]+[.M30])" office:value-type="float" office:value="0.02022247467836" calcext:value-type="float">
            <text:p>0.0202224747</text:p>
          </table:table-cell>
          <table:table-cell/>
          <table:table-cell office:value-type="string" calcext:value-type="string">
            <text:p>isPoliticianOf</text:p>
          </table:table-cell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style-name="ce8" table:formula="of:=(2*[.D31]*[.C31])/([.C31]+[.D31])" office:value-type="float" office:value="0.0635304722157488" calcext:value-type="float">
            <text:p>0.0635304722</text:p>
          </table:table-cell>
          <table:table-cell office:value-type="float" office:value="0.07407362" calcext:value-type="float">
            <text:p>0.07407362</text:p>
          </table:table-cell>
          <table:table-cell office:value-type="float" office:value="0.05474813" calcext:value-type="float">
            <text:p>0.05474813</text:p>
          </table:table-cell>
          <table:table-cell table:style-name="ce8" table:formula="of:=(2*[.G31]*[.F31])/([.F31]+[.G31])" office:value-type="float" office:value="0.0629612961682418" calcext:value-type="float">
            <text:p>0.0629612962</text:p>
          </table:table-cell>
          <table:table-cell office:value-type="float" office:value="0.07086641" calcext:value-type="float">
            <text:p>0.07086641</text:p>
          </table:table-cell>
          <table:table-cell office:value-type="float" office:value="0.04664477" calcext:value-type="float">
            <text:p>0.04664477</text:p>
          </table:table-cell>
          <table:table-cell table:style-name="ce8" table:formula="of:=(2*[.J31]*[.I31])/([.I31]+[.J31])" office:value-type="float" office:value="0.056259283502654" calcext:value-type="float">
            <text:p>0.0562592835</text:p>
          </table:table-cell>
          <table:table-cell office:value-type="float" office:value="0.06432726" calcext:value-type="float">
            <text:p>0.06432726</text:p>
          </table:table-cell>
          <table:table-cell table:style-name="ce8" office:value-type="float" office:value="0.00804881" calcext:value-type="float">
            <text:p>0.00804881</text:p>
          </table:table-cell>
          <table:table-cell table:formula="of:=(2*[.M31]*[.L31])/([.L31]+[.M31])" office:value-type="float" office:value="0.0143074332043892" calcext:value-type="float">
            <text:p>0.0143074332</text:p>
          </table:table-cell>
          <table:table-cell/>
          <table:table-cell office:value-type="string" calcext:value-type="string">
            <text:p>livesIn</text:p>
          </table:table-cell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style-name="ce8" table:formula="of:=(2*[.D32]*[.C32])/([.C32]+[.D32])" office:value-type="float" office:value="0.0430878939534193" calcext:value-type="float">
            <text:p>0.043087894</text:p>
          </table:table-cell>
          <table:table-cell office:value-type="float" office:value="0.02168924" calcext:value-type="float">
            <text:p>0.02168924</text:p>
          </table:table-cell>
          <table:table-cell office:value-type="float" office:value="0.61489818" calcext:value-type="float">
            <text:p>0.61489818</text:p>
          </table:table-cell>
          <table:table-cell table:style-name="ce8" table:formula="of:=(2*[.G32]*[.F32])/([.F32]+[.G32])" office:value-type="float" office:value="0.0419005270370665" calcext:value-type="float">
            <text:p>0.041900527</text:p>
          </table:table-cell>
          <table:table-cell office:value-type="float" office:value="0.02195927" calcext:value-type="float">
            <text:p>0.02195927</text:p>
          </table:table-cell>
          <table:table-cell office:value-type="float" office:value="0.59167277" calcext:value-type="float">
            <text:p>0.59167277</text:p>
          </table:table-cell>
          <table:table-cell table:style-name="ce8" table:formula="of:=(2*[.J32]*[.I32])/([.I32]+[.J32])" office:value-type="float" office:value="0.0423468830215512" calcext:value-type="float">
            <text:p>0.042346883</text:p>
          </table:table-cell>
          <table:table-cell office:value-type="float" office:value="0.02663348" calcext:value-type="float">
            <text:p>0.02663348</text:p>
          </table:table-cell>
          <table:table-cell table:style-name="ce8" office:value-type="float" office:value="0.45518991" calcext:value-type="float">
            <text:p>0.45518991</text:p>
          </table:table-cell>
          <table:table-cell table:formula="of:=(2*[.M32]*[.L32])/([.L32]+[.M32])" office:value-type="float" office:value="0.0503225522703944" calcext:value-type="float">
            <text:p>0.0503225523</text:p>
          </table:table-cell>
          <table:table-cell/>
          <table:table-cell office:value-type="string" calcext:value-type="string">
            <text:p>participatedIn</text:p>
          </table:table-cell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style-name="ce8" table:formula="of:=(2*[.D33]*[.C33])/([.C33]+[.D33])" office:value-type="float" office:value="0.520985253522364" calcext:value-type="float">
            <text:p>0.5209852535</text:p>
          </table:table-cell>
          <table:table-cell office:value-type="float" office:value="0.53242005" calcext:value-type="float">
            <text:p>0.53242005</text:p>
          </table:table-cell>
          <table:table-cell office:value-type="float" office:value="0.42749561" calcext:value-type="float">
            <text:p>0.42749561</text:p>
          </table:table-cell>
          <table:table-cell table:style-name="ce8" table:formula="of:=(2*[.G33]*[.F33])/([.F33]+[.G33])" office:value-type="float" office:value="0.47422340010784" calcext:value-type="float">
            <text:p>0.4742234001</text:p>
          </table:table-cell>
          <table:table-cell office:value-type="float" office:value="0.49661011" calcext:value-type="float">
            <text:p>0.49661011</text:p>
          </table:table-cell>
          <table:table-cell office:value-type="float" office:value="0.27622656" calcext:value-type="float">
            <text:p>0.27622656</text:p>
          </table:table-cell>
          <table:table-cell table:style-name="ce8" table:formula="of:=(2*[.J33]*[.I33])/([.I33]+[.J33])" office:value-type="float" office:value="0.354995842385485" calcext:value-type="float">
            <text:p>0.3549958424</text:p>
          </table:table-cell>
          <table:table-cell office:value-type="float" office:value="0.54316247" calcext:value-type="float">
            <text:p>0.54316247</text:p>
          </table:table-cell>
          <table:table-cell table:style-name="ce8" office:value-type="float" office:value="0.01207845" calcext:value-type="float">
            <text:p>0.01207845</text:p>
          </table:table-cell>
          <table:table-cell table:formula="of:=(2*[.M33]*[.L33])/([.L33]+[.M33])" office:value-type="float" office:value="0.0236314021515975" calcext:value-type="float">
            <text:p>0.0236314022</text:p>
          </table:table-cell>
          <table:table-cell/>
          <table:table-cell office:value-type="string" calcext:value-type="string">
            <text:p>playsFor</text:p>
          </table:table-cell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style-name="ce8" table:formula="of:=(2*[.D34]*[.C34])/([.C34]+[.D34])" office:value-type="float" office:value="0.128020865520982" calcext:value-type="float">
            <text:p>0.1280208655</text:p>
          </table:table-cell>
          <table:table-cell office:value-type="float" office:value="0.28650427" calcext:value-type="float">
            <text:p>0.28650427</text:p>
          </table:table-cell>
          <table:table-cell office:value-type="float" office:value="0.0822642" calcext:value-type="float">
            <text:p>0.0822642</text:p>
          </table:table-cell>
          <table:table-cell table:style-name="ce8" table:formula="of:=(2*[.G34]*[.F34])/([.F34]+[.G34])" office:value-type="float" office:value="0.127825703581079" calcext:value-type="float">
            <text:p>0.1278257036</text:p>
          </table:table-cell>
          <table:table-cell office:value-type="float" office:value="0.31943243" calcext:value-type="float">
            <text:p>0.31943243</text:p>
          </table:table-cell>
          <table:table-cell office:value-type="float" office:value="0.07357083" calcext:value-type="float">
            <text:p>0.07357083</text:p>
          </table:table-cell>
          <table:table-cell table:style-name="ce8" table:formula="of:=(2*[.J34]*[.I34])/([.I34]+[.J34])" office:value-type="float" office:value="0.119596509219882" calcext:value-type="float">
            <text:p>0.1195965092</text:p>
          </table:table-cell>
          <table:table-cell office:value-type="float" office:value="0.30729522" calcext:value-type="float">
            <text:p>0.30729522</text:p>
          </table:table-cell>
          <table:table-cell table:style-name="ce8" office:value-type="float" office:value="0.03133388" calcext:value-type="float">
            <text:p>0.03133388</text:p>
          </table:table-cell>
          <table:table-cell table:formula="of:=(2*[.M34]*[.L34])/([.L34]+[.M34])" office:value-type="float" office:value="0.0568690141990373" calcext:value-type="float">
            <text:p>0.0568690142</text:p>
          </table:table-cell>
          <table:table-cell/>
          <table:table-cell office:value-type="string" calcext:value-type="string">
            <text:p>wasBornIn</text:p>
          </table:table-cell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style-name="ce8" table:formula="of:=(2*[.D35]*[.C35])/([.C35]+[.D35])" office:value-type="float" office:value="0.0781456950333658" calcext:value-type="float">
            <text:p>0.078145695</text:p>
          </table:table-cell>
          <table:table-cell office:value-type="float" office:value="0.04488376" calcext:value-type="float">
            <text:p>0.04488376</text:p>
          </table:table-cell>
          <table:table-cell office:value-type="float" office:value="0.35065997" calcext:value-type="float">
            <text:p>0.35065997</text:p>
          </table:table-cell>
          <table:table-cell table:style-name="ce8" table:formula="of:=(2*[.G35]*[.F35])/([.F35]+[.G35])" office:value-type="float" office:value="0.0795812788390664" calcext:value-type="float">
            <text:p>0.0795812788</text:p>
          </table:table-cell>
          <table:table-cell office:value-type="float" office:value="0.04348096" calcext:value-type="float">
            <text:p>0.04348096</text:p>
          </table:table-cell>
          <table:table-cell office:value-type="float" office:value="0.17789845" calcext:value-type="float">
            <text:p>0.17789845</text:p>
          </table:table-cell>
          <table:table-cell table:style-name="ce8" table:formula="of:=(2*[.J35]*[.I35])/([.I35]+[.J35])" office:value-type="float" office:value="0.0698817960397672" calcext:value-type="float">
            <text:p>0.069881796</text:p>
          </table:table-cell>
          <table:table-cell office:value-type="float" office:value="0.0404392" calcext:value-type="float">
            <text:p>0.0404392</text:p>
          </table:table-cell>
          <table:table-cell table:style-name="ce19" office:value-type="float" office:value="0.05238266" calcext:value-type="float">
            <text:p>0.05238266</text:p>
          </table:table-cell>
          <table:table-cell table:formula="of:=(2*[.M35]*[.L35])/([.L35]+[.M35])" office:value-type="float" office:value="0.0456425429154727" calcext:value-type="float">
            <text:p>0.0456425429</text:p>
          </table:table-cell>
          <table:table-cell/>
          <table:table-cell office:value-type="string" calcext:value-type="string">
            <text:p>worksAt</text:p>
          </table:table-cell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style-name="ce8" table:formula="of:=(2*[.D36]*[.C36])/([.C36]+[.D36])" office:value-type="float" office:value="0.185672530483015" calcext:value-type="float">
            <text:p>0.1856725305</text:p>
          </table:table-cell>
          <table:table-cell office:value-type="float" office:value="0.1145287" calcext:value-type="float">
            <text:p>0.1145287</text:p>
          </table:table-cell>
          <table:table-cell office:value-type="float" office:value="0.40258191" calcext:value-type="float">
            <text:p>0.40258191</text:p>
          </table:table-cell>
          <table:table-cell table:style-name="ce8" table:formula="of:=(2*[.G36]*[.F36])/([.F36]+[.G36])" office:value-type="float" office:value="0.178326191357075" calcext:value-type="float">
            <text:p>0.1783261914</text:p>
          </table:table-cell>
          <table:table-cell office:value-type="float" office:value="0.11688937" calcext:value-type="float">
            <text:p>0.11688937</text:p>
          </table:table-cell>
          <table:table-cell office:value-type="float" office:value="0.32599182" calcext:value-type="float">
            <text:p>0.32599182</text:p>
          </table:table-cell>
          <table:table-cell table:style-name="ce8" table:formula="of:=(2*[.J36]*[.I36])/([.I36]+[.J36])" office:value-type="float" office:value="0.17207765570244" calcext:value-type="float">
            <text:p>0.1720776557</text:p>
          </table:table-cell>
          <table:table-cell office:value-type="float" office:value="0.14231776" calcext:value-type="float">
            <text:p>0.14231776</text:p>
          </table:table-cell>
          <table:table-cell table:style-name="ce8" office:value-type="float" office:value="0.1521316" calcext:value-type="float">
            <text:p>0.1521316</text:p>
          </table:table-cell>
          <table:table-cell table:formula="of:=(2*[.M36]*[.L36])/([.L36]+[.M36])" office:value-type="float" office:value="0.147061134975576" calcext:value-type="float">
            <text:p>0.147061135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style-name="ce9" table:formula="of:=(2*[.D37]*[.C37])/([.C37]+[.D37])" office:value-type="float" office:value="0.29734778097602" calcext:value-type="float">
            <text:p>0.297347781</text:p>
          </table:table-cell>
          <table:table-cell office:value-type="float" office:value="0.23234964" calcext:value-type="float">
            <text:p>0.23234964</text:p>
          </table:table-cell>
          <table:table-cell office:value-type="float" office:value="0.40975633" calcext:value-type="float">
            <text:p>0.40975633</text:p>
          </table:table-cell>
          <table:table-cell table:style-name="ce9" table:formula="of:=(2*[.G37]*[.F37])/([.F37]+[.G37])" office:value-type="float" office:value="0.296545243967195" calcext:value-type="float">
            <text:p>0.296545244</text:p>
          </table:table-cell>
          <table:table-cell office:value-type="float" office:value="0.23308195" calcext:value-type="float">
            <text:p>0.23308195</text:p>
          </table:table-cell>
          <table:table-cell office:value-type="float" office:value="0.3190226" calcext:value-type="float">
            <text:p>0.3190226</text:p>
          </table:table-cell>
          <table:table-cell table:style-name="ce9" table:formula="of:=(2*[.J37]*[.I37])/([.I37]+[.J37])" office:value-type="float" office:value="0.269363509871708" calcext:value-type="float">
            <text:p>0.2693635099</text:p>
          </table:table-cell>
          <table:table-cell office:value-type="float" office:value="0.32128456" calcext:value-type="float">
            <text:p>0.32128456</text:p>
          </table:table-cell>
          <table:table-cell table:style-name="Default" office:value-type="float" office:value="0.13283879" calcext:value-type="float">
            <text:p>0.13283879</text:p>
          </table:table-cell>
          <table:table-cell table:formula="of:=(2*[.M37]*[.L37])/([.L37]+[.M37])" office:value-type="float" office:value="0.187962377165069" calcext:value-type="float">
            <text:p>0.1879623772</text:p>
          </table:table-cell>
          <table:table-cell table:number-columns-repeated="2"/>
        </table:table-row>
        <table:table-row table:style-name="ro3" table:number-rows-repeated="2">
          <table:table-cell table:number-columns-repeated="7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7"/>
          <table:table-cell table:style-name="ce20" office:value-type="string" calcext:value-type="string">
            <text:p>Property</text:p>
          </table:table-cell>
          <table:table-cell table:style-name="ce22" office:value-type="string" calcext:value-type="string" table:number-columns-spanned="3" table:number-rows-spanned="1">
            <text:p>Confidence &gt; 0.8</text:p>
          </table:table-cell>
          <table:covered-table-cell/>
          <table:covered-table-cell table:style-name="Default"/>
          <table:table-cell table:style-name="ce25" office:value-type="string" calcext:value-type="string" table:number-columns-spanned="3" table:number-rows-spanned="1">
            <text:p>Confidence &gt; 0.9</text:p>
          </table:table-cell>
          <table:covered-table-cell table:number-columns-repeated="2" table:style-name="Default"/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Confidence</text:p>
          </table:table-cell>
          <table:table-cell table:number-columns-repeated="2"/>
          <table:table-cell table:style-name="ce21"/>
          <table:table-cell table:style-name="ce18" office:value-type="string" calcext:value-type="string">
            <text:p>Precision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 Score</text:p>
          </table:table-cell>
          <table:table-cell table:style-name="ce18" office:value-type="string" calcext:value-type="string">
            <text:p>Precision</text:p>
          </table:table-cell>
          <table:table-cell table:style-name="ce18" office:value-type="string" calcext:value-type="string">
            <text:p>Recall</text:p>
          </table:table-cell>
          <table:table-cell table:style-name="ce28" office:value-type="string" calcext:value-type="string">
            <text:p>F1 Score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actedIn</text:p>
          </table:table-cell>
          <table:table-cell table:style-name="ce23" office:value-type="float" office:value="0.04899639" calcext:value-type="float">
            <text:p>0.0490</text:p>
          </table:table-cell>
          <table:table-cell table:style-name="ce23" office:value-type="float" office:value="0.31957199" calcext:value-type="float">
            <text:p>0.3196</text:p>
          </table:table-cell>
          <table:table-cell table:formula="of:=(2*[.J42]*[.I42])/([.I42]+[.J42])" office:value-type="float" office:value="0.0849659097457905" calcext:value-type="float">
            <text:p>0.0850</text:p>
          </table:table-cell>
          <table:table-cell table:style-name="ce26" office:value-type="float" office:value="0.08331929" calcext:value-type="float">
            <text:p>0.0833</text:p>
          </table:table-cell>
          <table:table-cell office:value-type="float" office:value="0.10324101" calcext:value-type="float">
            <text:p>0.1032</text:p>
          </table:table-cell>
          <table:table-cell table:style-name="ce29" table:formula="of:=(2*[.M42]*[.L42])/([.L42]+[.M42])" office:value-type="float" office:value="0.0922164860592838" calcext:value-type="float">
            <text:p>0.0922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created</text:p>
          </table:table-cell>
          <table:table-cell table:style-name="ce23" office:value-type="float" office:value="0.10049202" calcext:value-type="float">
            <text:p>0.1005</text:p>
          </table:table-cell>
          <table:table-cell table:style-name="ce23" office:value-type="float" office:value="0.66823401" calcext:value-type="float">
            <text:p>0.6682</text:p>
          </table:table-cell>
          <table:table-cell table:formula="of:=(2*[.J43]*[.I43])/([.I43]+[.J43])" office:value-type="float" office:value="0.174710320392299" calcext:value-type="float">
            <text:p>0.1747</text:p>
          </table:table-cell>
          <table:table-cell table:style-name="ce26" office:value-type="float" office:value="0.15638695" calcext:value-type="float">
            <text:p>0.1564</text:p>
          </table:table-cell>
          <table:table-cell office:value-type="float" office:value="0.22079877" calcext:value-type="float">
            <text:p>0.2208</text:p>
          </table:table-cell>
          <table:table-cell table:style-name="ce29" table:formula="of:=(2*[.M43]*[.L43])/([.L43]+[.M43])" office:value-type="float" office:value="0.183093072580009" calcext:value-type="float">
            <text:p>0.1831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dealsWith</text:p>
          </table:table-cell>
          <table:table-cell table:style-name="ce23" office:value-type="float" office:value="0.0127594" calcext:value-type="float">
            <text:p>0.0128</text:p>
          </table:table-cell>
          <table:table-cell table:style-name="ce23" office:value-type="float" office:value="0.89346949" calcext:value-type="float">
            <text:p>0.8935</text:p>
          </table:table-cell>
          <table:table-cell table:formula="of:=(2*[.J44]*[.I44])/([.I44]+[.J44])" office:value-type="float" office:value="0.0251595038218347" calcext:value-type="float">
            <text:p>0.0252</text:p>
          </table:table-cell>
          <table:table-cell table:style-name="ce26" office:value-type="float" office:value="0.01143685" calcext:value-type="float">
            <text:p>0.0114</text:p>
          </table:table-cell>
          <table:table-cell office:value-type="float" office:value="0.58050838" calcext:value-type="float">
            <text:p>0.5805</text:p>
          </table:table-cell>
          <table:table-cell table:style-name="ce29" table:formula="of:=(2*[.M44]*[.L44])/([.L44]+[.M44])" office:value-type="float" office:value="0.0224317620256962" calcext:value-type="float">
            <text:p>0.0224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diedIn</text:p>
          </table:table-cell>
          <table:table-cell table:style-name="ce23" office:value-type="float" office:value="0.06027962" calcext:value-type="float">
            <text:p>0.0603</text:p>
          </table:table-cell>
          <table:table-cell table:style-name="ce23" office:value-type="float" office:value="0.34794197" calcext:value-type="float">
            <text:p>0.3479</text:p>
          </table:table-cell>
          <table:table-cell table:formula="of:=(2*[.J45]*[.I45])/([.I45]+[.J45])" office:value-type="float" office:value="0.102756984184258" calcext:value-type="float">
            <text:p>0.1028</text:p>
          </table:table-cell>
          <table:table-cell table:style-name="ce26" office:value-type="float" office:value="0.11909184" calcext:value-type="float">
            <text:p>0.1191</text:p>
          </table:table-cell>
          <table:table-cell office:value-type="float" office:value="0.21794946" calcext:value-type="float">
            <text:p>0.2179</text:p>
          </table:table-cell>
          <table:table-cell table:style-name="ce29" table:formula="of:=(2*[.M45]*[.L45])/([.L45]+[.M45])" office:value-type="float" office:value="0.154022680415762" calcext:value-type="float">
            <text:p>0.154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directed</text:p>
          </table:table-cell>
          <table:table-cell table:style-name="ce23" office:value-type="float" office:value="0.02580529" calcext:value-type="float">
            <text:p>0.0258</text:p>
          </table:table-cell>
          <table:table-cell table:style-name="ce23" office:value-type="float" office:value="0.14032369" calcext:value-type="float">
            <text:p>0.1403</text:p>
          </table:table-cell>
          <table:table-cell table:formula="of:=(2*[.J46]*[.I46])/([.I46]+[.J46])" office:value-type="float" office:value="0.0435937608756774" calcext:value-type="float">
            <text:p>0.0436</text:p>
          </table:table-cell>
          <table:table-cell table:style-name="ce26" office:value-type="float" office:value="0.16931488" calcext:value-type="float">
            <text:p>0.1693</text:p>
          </table:table-cell>
          <table:table-cell office:value-type="float" office:value="0.01449107" calcext:value-type="float">
            <text:p>0.0145</text:p>
          </table:table-cell>
          <table:table-cell table:style-name="ce29" table:formula="of:=(2*[.M46]*[.L46])/([.L46]+[.M46])" office:value-type="float" office:value="0.0266972182143353" calcext:value-type="float">
            <text:p>0.026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graduatedFrom</text:p>
          </table:table-cell>
          <table:table-cell table:style-name="ce23" office:value-type="float" office:value="0.10224734" calcext:value-type="float">
            <text:p>0.1022</text:p>
          </table:table-cell>
          <table:table-cell table:style-name="ce23" office:value-type="float" office:value="0.23255655" calcext:value-type="float">
            <text:p>0.2326</text:p>
          </table:table-cell>
          <table:table-cell table:formula="of:=(2*[.J47]*[.I47])/([.I47]+[.J47])" office:value-type="float" office:value="0.142043084607392" calcext:value-type="float">
            <text:p>0.1420</text:p>
          </table:table-cell>
          <table:table-cell table:style-name="ce26" office:value-type="float" office:value="0.11294623" calcext:value-type="float">
            <text:p>0.1129</text:p>
          </table:table-cell>
          <table:table-cell office:value-type="float" office:value="0.07360421" calcext:value-type="float">
            <text:p>0.0736</text:p>
          </table:table-cell>
          <table:table-cell table:style-name="ce29" table:formula="of:=(2*[.M47]*[.L47])/([.L47]+[.M47])" office:value-type="float" office:value="0.0891267587643138" calcext:value-type="float">
            <text:p>0.0891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happenedIn</text:p>
          </table:table-cell>
          <table:table-cell table:style-name="ce23" office:value-type="float" office:value="0.06381309" calcext:value-type="float">
            <text:p>0.0638</text:p>
          </table:table-cell>
          <table:table-cell table:style-name="ce23" office:value-type="float" office:value="0.13741037" calcext:value-type="float">
            <text:p>0.1374</text:p>
          </table:table-cell>
          <table:table-cell table:formula="of:=(2*[.J48]*[.I48])/([.I48]+[.J48])" office:value-type="float" office:value="0.0871526640854232" calcext:value-type="float">
            <text:p>0.0872</text:p>
          </table:table-cell>
          <table:table-cell table:style-name="ce26" office:value-type="float" office:value="0.30097403" calcext:value-type="float">
            <text:p>0.3010</text:p>
          </table:table-cell>
          <table:table-cell office:value-type="float" office:value="0.01394165" calcext:value-type="float">
            <text:p>0.0139</text:p>
          </table:table-cell>
          <table:table-cell table:style-name="ce29" table:formula="of:=(2*[.M48]*[.L48])/([.L48]+[.M48])" office:value-type="float" office:value="0.0266488768380761" calcext:value-type="float">
            <text:p>0.0266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hasAcademicAdvisor</text:p>
          </table:table-cell>
          <table:table-cell table:style-name="ce23" office:value-type="float" office:value="0.02882646" calcext:value-type="float">
            <text:p>0.0288</text:p>
          </table:table-cell>
          <table:table-cell table:style-name="ce23" office:value-type="float" office:value="0.32539609" calcext:value-type="float">
            <text:p>0.3254</text:p>
          </table:table-cell>
          <table:table-cell table:formula="of:=(2*[.J49]*[.I49])/([.I49]+[.J49])" office:value-type="float" office:value="0.0529611532215631" calcext:value-type="float">
            <text:p>0.0530</text:p>
          </table:table-cell>
          <table:table-cell table:style-name="ce26" office:value-type="float" office:value="0.04679199" calcext:value-type="float">
            <text:p>0.0468</text:p>
          </table:table-cell>
          <table:table-cell office:value-type="float" office:value="0.24257604" calcext:value-type="float">
            <text:p>0.2426</text:p>
          </table:table-cell>
          <table:table-cell table:style-name="ce29" table:formula="of:=(2*[.M49]*[.L49])/([.L49]+[.M49])" office:value-type="float" office:value="0.078451068958237" calcext:value-type="float">
            <text:p>0.0785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hasCapital</text:p>
          </table:table-cell>
          <table:table-cell table:style-name="ce23" office:value-type="float" office:value="0.11166667" calcext:value-type="float">
            <text:p>0.1117</text:p>
          </table:table-cell>
          <table:table-cell table:style-name="ce23" office:value-type="float" office:value="0.01132214" calcext:value-type="float">
            <text:p>0.0113</text:p>
          </table:table-cell>
          <table:table-cell table:formula="of:=(2*[.J50]*[.I50])/([.I50]+[.J50])" office:value-type="float" office:value="0.0205596862198081" calcext:value-type="float">
            <text:p>0.0206</text:p>
          </table:table-cell>
          <table:table-cell table:style-name="ce26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ce29" office:value-type="string" calcext:value-type="string">
            <text:p>--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hasChild</text:p>
          </table:table-cell>
          <table:table-cell table:style-name="ce23" office:value-type="float" office:value="0.0297198" calcext:value-type="float">
            <text:p>0.0297</text:p>
          </table:table-cell>
          <table:table-cell table:style-name="ce23" office:value-type="float" office:value="0.52885852" calcext:value-type="float">
            <text:p>0.5289</text:p>
          </table:table-cell>
          <table:table-cell table:formula="of:=(2*[.J51]*[.I51])/([.I51]+[.J51])" office:value-type="float" office:value="0.0562770479265862" calcext:value-type="float">
            <text:p>0.0563</text:p>
          </table:table-cell>
          <table:table-cell table:style-name="ce26" office:value-type="float" office:value="0.03374298" calcext:value-type="float">
            <text:p>0.0337</text:p>
          </table:table-cell>
          <table:table-cell office:value-type="float" office:value="0.1872002" calcext:value-type="float">
            <text:p>0.1872</text:p>
          </table:table-cell>
          <table:table-cell table:style-name="ce29" table:formula="of:=(2*[.M51]*[.L51])/([.L51]+[.M51])" office:value-type="float" office:value="0.0571793399967901" calcext:value-type="float">
            <text:p>0.0572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hasWonPrize</text:p>
          </table:table-cell>
          <table:table-cell table:style-name="ce23" office:value-type="float" office:value="0.12120602" calcext:value-type="float">
            <text:p>0.1212</text:p>
          </table:table-cell>
          <table:table-cell table:style-name="ce23" office:value-type="float" office:value="0.01099484" calcext:value-type="float">
            <text:p>0.0110</text:p>
          </table:table-cell>
          <table:table-cell table:formula="of:=(2*[.J52]*[.I52])/([.I52]+[.J52])" office:value-type="float" office:value="0.0201608491342159" calcext:value-type="float">
            <text:p>0.0202</text:p>
          </table:table-cell>
          <table:table-cell table:style-name="ce26" office:value-type="float" office:value="0.11932103" calcext:value-type="float">
            <text:p>0.1193</text:p>
          </table:table-cell>
          <table:table-cell office:value-type="float" office:value="0.00077467" calcext:value-type="float">
            <text:p>0.0008</text:p>
          </table:table-cell>
          <table:table-cell table:style-name="ce29" table:formula="of:=(2*[.M52]*[.L52])/([.L52]+[.M52])" office:value-type="float" office:value="0.00153934607667219" calcext:value-type="float">
            <text:p>0.0015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holdsPoliticalPosition</text:p>
          </table:table-cell>
          <table:table-cell table:style-name="ce23" office:value-type="float" office:value="0.03496807" calcext:value-type="float">
            <text:p>0.0350</text:p>
          </table:table-cell>
          <table:table-cell table:style-name="ce23" office:value-type="float" office:value="0.7282614" calcext:value-type="float">
            <text:p>0.7283</text:p>
          </table:table-cell>
          <table:table-cell table:formula="of:=(2*[.J53]*[.I53])/([.I53]+[.J53])" office:value-type="float" office:value="0.0667319505194106" calcext:value-type="float">
            <text:p>0.0667</text:p>
          </table:table-cell>
          <table:table-cell table:style-name="ce26" office:value-type="float" office:value="0.04367151" calcext:value-type="float">
            <text:p>0.0437</text:p>
          </table:table-cell>
          <table:table-cell office:value-type="float" office:value="0.48188891" calcext:value-type="float">
            <text:p>0.4819</text:p>
          </table:table-cell>
          <table:table-cell table:style-name="ce29" table:formula="of:=(2*[.M53]*[.L53])/([.L53]+[.M53])" office:value-type="float" office:value="0.0800852406349554" calcext:value-type="float">
            <text:p>0.0801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influences</text:p>
          </table:table-cell>
          <table:table-cell table:style-name="ce23" office:value-type="float" office:value="0.01947283" calcext:value-type="float">
            <text:p>0.0195</text:p>
          </table:table-cell>
          <table:table-cell table:style-name="ce23" office:value-type="float" office:value="0.70977799" calcext:value-type="float">
            <text:p>0.7098</text:p>
          </table:table-cell>
          <table:table-cell table:formula="of:=(2*[.J54]*[.I54])/([.I54]+[.J54])" office:value-type="float" office:value="0.0379057129809239" calcext:value-type="float">
            <text:p>0.0379</text:p>
          </table:table-cell>
          <table:table-cell table:style-name="ce26" office:value-type="float" office:value="0.06164703" calcext:value-type="float">
            <text:p>0.0616</text:p>
          </table:table-cell>
          <table:table-cell office:value-type="float" office:value="0.37148212" calcext:value-type="float">
            <text:p>0.3715</text:p>
          </table:table-cell>
          <table:table-cell table:style-name="ce29" table:formula="of:=(2*[.M54]*[.L54])/([.L54]+[.M54])" office:value-type="float" office:value="0.105745685304735" calcext:value-type="float">
            <text:p>0.105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isCitizenOf</text:p>
          </table:table-cell>
          <table:table-cell table:style-name="ce23" office:value-type="float" office:value="0.11312627" calcext:value-type="float">
            <text:p>0.1131</text:p>
          </table:table-cell>
          <table:table-cell table:style-name="ce23" office:value-type="float" office:value="0.07896429" calcext:value-type="float">
            <text:p>0.0790</text:p>
          </table:table-cell>
          <table:table-cell table:formula="of:=(2*[.J55]*[.I55])/([.I55]+[.J55])" office:value-type="float" office:value="0.0930075438470094" calcext:value-type="float">
            <text:p>0.0930</text:p>
          </table:table-cell>
          <table:table-cell table:style-name="ce26" office:value-type="float" office:value="0.13681844" calcext:value-type="float">
            <text:p>0.1368</text:p>
          </table:table-cell>
          <table:table-cell office:value-type="float" office:value="0.02930968" calcext:value-type="float">
            <text:p>0.0293</text:p>
          </table:table-cell>
          <table:table-cell table:style-name="ce29" table:formula="of:=(2*[.M55]*[.L55])/([.L55]+[.M55])" office:value-type="float" office:value="0.048277253658191" calcext:value-type="float">
            <text:p>0.0483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isKnownFor</text:p>
          </table:table-cell>
          <table:table-cell table:style-name="ce23" office:value-type="float" office:value="0.0023598" calcext:value-type="float">
            <text:p>0.0024</text:p>
          </table:table-cell>
          <table:table-cell table:style-name="ce23" office:value-type="float" office:value="0.40676768" calcext:value-type="float">
            <text:p>0.4068</text:p>
          </table:table-cell>
          <table:table-cell table:formula="of:=(2*[.J56]*[.I56])/([.I56]+[.J56])" office:value-type="float" office:value="0.00469237789289539" calcext:value-type="float">
            <text:p>0.0047</text:p>
          </table:table-cell>
          <table:table-cell table:style-name="ce26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ce29" office:value-type="string" calcext:value-type="string">
            <text:p>--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isLeaderOf</text:p>
          </table:table-cell>
          <table:table-cell table:style-name="ce23" office:value-type="float" office:value="0.04189795" calcext:value-type="float">
            <text:p>0.0419</text:p>
          </table:table-cell>
          <table:table-cell table:style-name="ce23" office:value-type="float" office:value="0.01202918" calcext:value-type="float">
            <text:p>0.0120</text:p>
          </table:table-cell>
          <table:table-cell table:formula="of:=(2*[.J57]*[.I57])/([.I57]+[.J57])" office:value-type="float" office:value="0.0186918154992116" calcext:value-type="float">
            <text:p>0.0187</text:p>
          </table:table-cell>
          <table:table-cell table:style-name="ce26" office:value-type="float" office:value="0.0264402" calcext:value-type="float">
            <text:p>0.0264</text:p>
          </table:table-cell>
          <table:table-cell office:value-type="float" office:value="0.00558706" calcext:value-type="float">
            <text:p>0.0056</text:p>
          </table:table-cell>
          <table:table-cell table:style-name="ce29" table:formula="of:=(2*[.M57]*[.L57])/([.L57]+[.M57])" office:value-type="float" office:value="0.00922482808782269" calcext:value-type="float">
            <text:p>0.0092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isLocatedIn</text:p>
          </table:table-cell>
          <table:table-cell table:style-name="ce23" office:value-type="float" office:value="0.88058231" calcext:value-type="float">
            <text:p>0.8806</text:p>
          </table:table-cell>
          <table:table-cell table:style-name="ce23" office:value-type="float" office:value="0.40006827" calcext:value-type="float">
            <text:p>0.4001</text:p>
          </table:table-cell>
          <table:table-cell table:formula="of:=(2*[.J58]*[.I58])/([.I58]+[.J58])" office:value-type="float" office:value="0.550178240428866" calcext:value-type="float">
            <text:p>0.5502</text:p>
          </table:table-cell>
          <table:table-cell table:style-name="ce26" office:value-type="float" office:value="0.9066145" calcext:value-type="float">
            <text:p>0.9066</text:p>
          </table:table-cell>
          <table:table-cell office:value-type="float" office:value="0.18533391" calcext:value-type="float">
            <text:p>0.1853</text:p>
          </table:table-cell>
          <table:table-cell table:style-name="ce29" table:formula="of:=(2*[.M58]*[.L58])/([.L58]+[.M58])" office:value-type="float" office:value="0.307755217387413" calcext:value-type="float">
            <text:p>0.3078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isMarriedTo</text:p>
          </table:table-cell>
          <table:table-cell table:style-name="ce23" office:value-type="float" office:value="0.04054028" calcext:value-type="float">
            <text:p>0.0405</text:p>
          </table:table-cell>
          <table:table-cell table:style-name="ce23" office:value-type="float" office:value="0.55314167" calcext:value-type="float">
            <text:p>0.5531</text:p>
          </table:table-cell>
          <table:table-cell table:formula="of:=(2*[.J59]*[.I59])/([.I59]+[.J59])" office:value-type="float" office:value="0.0755438772611079" calcext:value-type="float">
            <text:p>0.0755</text:p>
          </table:table-cell>
          <table:table-cell table:style-name="ce26" office:value-type="float" office:value="0.09348704" calcext:value-type="float">
            <text:p>0.0935</text:p>
          </table:table-cell>
          <table:table-cell office:value-type="float" office:value="0.29146161" calcext:value-type="float">
            <text:p>0.2915</text:p>
          </table:table-cell>
          <table:table-cell table:style-name="ce29" table:formula="of:=(2*[.M59]*[.L59])/([.L59]+[.M59])" office:value-type="float" office:value="0.141566326794675" calcext:value-type="float">
            <text:p>0.1416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isPoliticianOf</text:p>
          </table:table-cell>
          <table:table-cell table:style-name="ce23" office:value-type="float" office:value="0.01423608" calcext:value-type="float">
            <text:p>0.0142</text:p>
          </table:table-cell>
          <table:table-cell table:style-name="ce23" office:value-type="float" office:value="0.15270024" calcext:value-type="float">
            <text:p>0.1527</text:p>
          </table:table-cell>
          <table:table-cell table:formula="of:=(2*[.J60]*[.I60])/([.I60]+[.J60])" office:value-type="float" office:value="0.026044096726934" calcext:value-type="float">
            <text:p>0.0260</text:p>
          </table:table-cell>
          <table:table-cell table:style-name="ce26" office:value-type="float" office:value="0.01176383" calcext:value-type="float">
            <text:p>0.0118</text:p>
          </table:table-cell>
          <table:table-cell office:value-type="float" office:value="0.07197592" calcext:value-type="float">
            <text:p>0.0720</text:p>
          </table:table-cell>
          <table:table-cell table:style-name="ce29" table:formula="of:=(2*[.M60]*[.L60])/([.L60]+[.M60])" office:value-type="float" office:value="0.02022247467836" calcext:value-type="float">
            <text:p>0.0202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livesIn</text:p>
          </table:table-cell>
          <table:table-cell table:style-name="ce23" office:value-type="float" office:value="0.07086641" calcext:value-type="float">
            <text:p>0.0709</text:p>
          </table:table-cell>
          <table:table-cell table:style-name="ce23" office:value-type="float" office:value="0.04664477" calcext:value-type="float">
            <text:p>0.0466</text:p>
          </table:table-cell>
          <table:table-cell table:formula="of:=(2*[.J61]*[.I61])/([.I61]+[.J61])" office:value-type="float" office:value="0.056259283502654" calcext:value-type="float">
            <text:p>0.0563</text:p>
          </table:table-cell>
          <table:table-cell table:style-name="ce26" office:value-type="float" office:value="0.06432726" calcext:value-type="float">
            <text:p>0.0643</text:p>
          </table:table-cell>
          <table:table-cell office:value-type="float" office:value="0.00804881" calcext:value-type="float">
            <text:p>0.0080</text:p>
          </table:table-cell>
          <table:table-cell table:style-name="ce29" table:formula="of:=(2*[.M61]*[.L61])/([.L61]+[.M61])" office:value-type="float" office:value="0.0143074332043892" calcext:value-type="float">
            <text:p>0.0143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participatedIn</text:p>
          </table:table-cell>
          <table:table-cell table:style-name="ce23" office:value-type="float" office:value="0.02195927" calcext:value-type="float">
            <text:p>0.0220</text:p>
          </table:table-cell>
          <table:table-cell table:style-name="ce23" office:value-type="float" office:value="0.59167277" calcext:value-type="float">
            <text:p>0.5917</text:p>
          </table:table-cell>
          <table:table-cell table:formula="of:=(2*[.J62]*[.I62])/([.I62]+[.J62])" office:value-type="float" office:value="0.0423468830215512" calcext:value-type="float">
            <text:p>0.0423</text:p>
          </table:table-cell>
          <table:table-cell table:style-name="ce26" office:value-type="float" office:value="0.02663348" calcext:value-type="float">
            <text:p>0.0266</text:p>
          </table:table-cell>
          <table:table-cell office:value-type="float" office:value="0.45518991" calcext:value-type="float">
            <text:p>0.4552</text:p>
          </table:table-cell>
          <table:table-cell table:style-name="ce29" table:formula="of:=(2*[.M62]*[.L62])/([.L62]+[.M62])" office:value-type="float" office:value="0.0503225522703944" calcext:value-type="float">
            <text:p>0.0503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playsFor</text:p>
          </table:table-cell>
          <table:table-cell table:style-name="ce23" office:value-type="float" office:value="0.49661011" calcext:value-type="float">
            <text:p>0.4966</text:p>
          </table:table-cell>
          <table:table-cell table:style-name="ce23" office:value-type="float" office:value="0.27622656" calcext:value-type="float">
            <text:p>0.2762</text:p>
          </table:table-cell>
          <table:table-cell table:formula="of:=(2*[.J63]*[.I63])/([.I63]+[.J63])" office:value-type="float" office:value="0.354995842385485" calcext:value-type="float">
            <text:p>0.3550</text:p>
          </table:table-cell>
          <table:table-cell table:style-name="ce26" office:value-type="float" office:value="0.54316247" calcext:value-type="float">
            <text:p>0.5432</text:p>
          </table:table-cell>
          <table:table-cell office:value-type="float" office:value="0.01207845" calcext:value-type="float">
            <text:p>0.0121</text:p>
          </table:table-cell>
          <table:table-cell table:style-name="ce29" table:formula="of:=(2*[.M63]*[.L63])/([.L63]+[.M63])" office:value-type="float" office:value="0.0236314021515975" calcext:value-type="float">
            <text:p>0.0236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wasBornIn</text:p>
          </table:table-cell>
          <table:table-cell table:style-name="ce23" office:value-type="float" office:value="0.31943243" calcext:value-type="float">
            <text:p>0.3194</text:p>
          </table:table-cell>
          <table:table-cell table:style-name="ce23" office:value-type="float" office:value="0.07357083" calcext:value-type="float">
            <text:p>0.0736</text:p>
          </table:table-cell>
          <table:table-cell table:formula="of:=(2*[.J64]*[.I64])/([.I64]+[.J64])" office:value-type="float" office:value="0.119596509219882" calcext:value-type="float">
            <text:p>0.1196</text:p>
          </table:table-cell>
          <table:table-cell table:style-name="ce26" office:value-type="float" office:value="0.30729522" calcext:value-type="float">
            <text:p>0.3073</text:p>
          </table:table-cell>
          <table:table-cell office:value-type="float" office:value="0.03133388" calcext:value-type="float">
            <text:p>0.0313</text:p>
          </table:table-cell>
          <table:table-cell table:style-name="ce29" table:formula="of:=(2*[.M64]*[.L64])/([.L64]+[.M64])" office:value-type="float" office:value="0.0568690141990373" calcext:value-type="float">
            <text:p>0.0569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office:value-type="string" calcext:value-type="string">
            <text:p>worksAt</text:p>
          </table:table-cell>
          <table:table-cell table:style-name="ce24" office:value-type="float" office:value="0.04348096" calcext:value-type="float">
            <text:p>0.0435</text:p>
          </table:table-cell>
          <table:table-cell table:style-name="ce24" office:value-type="float" office:value="0.17789845" calcext:value-type="float">
            <text:p>0.1779</text:p>
          </table:table-cell>
          <table:table-cell table:style-name="ce24" table:formula="of:=(2*[.J65]*[.I65])/([.I65]+[.J65])" office:value-type="float" office:value="0.0698817960397672" calcext:value-type="float">
            <text:p>0.0699</text:p>
          </table:table-cell>
          <table:table-cell table:style-name="ce27" office:value-type="float" office:value="0.0404392" calcext:value-type="float">
            <text:p>0.0404</text:p>
          </table:table-cell>
          <table:table-cell table:style-name="ce24" office:value-type="float" office:value="0.05238266" calcext:value-type="float">
            <text:p>0.0524</text:p>
          </table:table-cell>
          <table:table-cell table:style-name="ce30" table:formula="of:=(2*[.M65]*[.L65])/([.L65]+[.M65])" office:value-type="float" office:value="0.0456425429154727" calcext:value-type="float">
            <text:p>0.0456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Macro Average</text:p>
          </table:table-cell>
          <table:table-cell table:style-name="ce23" office:value-type="float" office:value="0.11688937" calcext:value-type="float">
            <text:p>0.1169</text:p>
          </table:table-cell>
          <table:table-cell table:style-name="ce23" office:value-type="float" office:value="0.32599182" calcext:value-type="float">
            <text:p>0.3260</text:p>
          </table:table-cell>
          <table:table-cell table:formula="of:=(2*[.J66]*[.I66])/([.I66]+[.J66])" office:value-type="float" office:value="0.17207765570244" calcext:value-type="float">
            <text:p>0.1721</text:p>
          </table:table-cell>
          <table:table-cell table:style-name="ce26" office:value-type="float" office:value="0.14231776" calcext:value-type="float">
            <text:p>0.1423</text:p>
          </table:table-cell>
          <table:table-cell office:value-type="float" office:value="0.1521316" calcext:value-type="float">
            <text:p>0.1521</text:p>
          </table:table-cell>
          <table:table-cell table:style-name="ce29" table:formula="of:=(2*[.M66]*[.L66])/([.L66]+[.M66])" office:value-type="float" office:value="0.147061134975576" calcext:value-type="float">
            <text:p>0.1471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Micro Average</text:p>
          </table:table-cell>
          <table:table-cell table:style-name="ce23" office:value-type="float" office:value="0.23308195" calcext:value-type="float">
            <text:p>0.2331</text:p>
          </table:table-cell>
          <table:table-cell table:style-name="ce23" office:value-type="float" office:value="0.3190226" calcext:value-type="float">
            <text:p>0.3190</text:p>
          </table:table-cell>
          <table:table-cell table:formula="of:=(2*[.J67]*[.I67])/([.I67]+[.J67])" office:value-type="float" office:value="0.269363509871708" calcext:value-type="float">
            <text:p>0.2694</text:p>
          </table:table-cell>
          <table:table-cell table:style-name="ce26" office:value-type="float" office:value="0.32128456" calcext:value-type="float">
            <text:p>0.3213</text:p>
          </table:table-cell>
          <table:table-cell office:value-type="float" office:value="0.13283879" calcext:value-type="float">
            <text:p>0.1328</text:p>
          </table:table-cell>
          <table:table-cell table:style-name="ce29" table:formula="of:=(2*[.M67]*[.L67])/([.L67]+[.M67])" office:value-type="float" office:value="0.187962377165069" calcext:value-type="float">
            <text:p>0.1880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table table:name="歧義度" table:style-name="ta1">
        <table:shapes>
          <draw:frame draw:z-index="0" draw:style-name="gr1" draw:text-style-name="P1" svg:width="15.991cm" svg:height="8.991cm" svg:x="35.38cm" svg:y="0.934cm">
            <draw:object draw:notify-on-update-of-ranges="歧義度.M4:歧義度.M6 歧義度.N3:歧義度.N3 歧義度.N4:歧義度.N6 歧義度.O3:歧義度.O3 歧義度.O4:歧義度.O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4" table:default-cell-style-name="Default"/>
        <table:table-column table:style-name="co2" table:default-cell-style-name="ce31"/>
        <table:table-column table:style-name="co2" table:number-columns-repeated="10" table:default-cell-style-name="Default"/>
        <table:table-row table:style-name="ro3">
          <table:table-cell table:number-columns-repeated="15"/>
        </table:table-row>
        <table:table-row table:style-name="ro3">
          <table:table-cell/>
          <table:table-cell office:value-type="string" calcext:value-type="string">
            <text:p>Propert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31"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31" office:value-type="string" calcext:value-type="string">
            <text:p>F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table:style-name="ce17" office:value-type="float" office:value="0.04346684" calcext:value-type="float">
            <text:p>0.0435</text:p>
          </table:table-cell>
          <table:table-cell table:style-name="ce17" office:value-type="float" office:value="0.51633265" calcext:value-type="float">
            <text:p>0.5163</text:p>
          </table:table-cell>
          <table:table-cell table:style-name="ce17" table:formula="of:=(2*[.D3]*[.C3])/([.C3]+[.D3])" office:value-type="float" office:value="0.0801835267278504" calcext:value-type="float">
            <text:p>0.0802</text:p>
          </table:table-cell>
          <table:table-cell table:style-name="ce17" office:value-type="float" office:value="0.40384852" calcext:value-type="float">
            <text:p>0.4038</text:p>
          </table:table-cell>
          <table:table-cell table:style-name="ce17" office:value-type="float" office:value="0.33800896" calcext:value-type="float">
            <text:p>0.3380</text:p>
          </table:table-cell>
          <table:table-cell table:style-name="ce17" table:formula="of:=(2*[.G3]*[.F3])/([.F3]+[.G3])" office:value-type="float" office:value="0.368007122453599" calcext:value-type="float">
            <text:p>0.3680</text:p>
          </table:table-cell>
          <table:table-cell table:style-name="ce17" office:value-type="float" office:value="0.51089827" calcext:value-type="float">
            <text:p>0.5109</text:p>
          </table:table-cell>
          <table:table-cell table:style-name="ce17" office:value-type="float" office:value="0.17728277" calcext:value-type="float">
            <text:p>0.1773</text:p>
          </table:table-cell>
          <table:table-cell table:style-name="ce17" table:formula="of:=(2*[.J3]*[.I3])/([.I3]+[.J3])" office:value-type="float" office:value="0.263225678213419" calcext:value-type="float">
            <text:p>0.2632</text:p>
          </table:table-cell>
          <table:table-cell office:value-type="string" calcext:value-type="string">
            <text:p>actedIn</text:p>
          </table:table-cell>
          <table:table-cell/>
          <table:table-cell office:value-type="string" calcext:value-type="string">
            <text:p>Macro F1, Degree=1</text:p>
          </table:table-cell>
          <table:table-cell office:value-type="string" calcext:value-type="string">
            <text:p>Micro F1, Degree=1</text:p>
          </table:table-cell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table:style-name="ce17" office:value-type="float" office:value="0.08228679" calcext:value-type="float">
            <text:p>0.0823</text:p>
          </table:table-cell>
          <table:table-cell table:style-name="ce17" office:value-type="float" office:value="0.81709385" calcext:value-type="float">
            <text:p>0.8171</text:p>
          </table:table-cell>
          <table:table-cell table:style-name="ce17" table:formula="of:=(2*[.D4]*[.C4])/([.C4]+[.D4])" office:value-type="float" office:value="0.149516293891408" calcext:value-type="float">
            <text:p>0.1495</text:p>
          </table:table-cell>
          <table:table-cell table:style-name="ce17" office:value-type="float" office:value="0.31221626" calcext:value-type="float">
            <text:p>0.3122</text:p>
          </table:table-cell>
          <table:table-cell table:style-name="ce17" office:value-type="float" office:value="0.58575841" calcext:value-type="float">
            <text:p>0.5858</text:p>
          </table:table-cell>
          <table:table-cell table:style-name="ce17" table:formula="of:=(2*[.G4]*[.F4])/([.F4]+[.G4])" office:value-type="float" office:value="0.407323961674212" calcext:value-type="float">
            <text:p>0.4073</text:p>
          </table:table-cell>
          <table:table-cell table:style-name="ce17" office:value-type="float" office:value="0.47899765" calcext:value-type="float">
            <text:p>0.4790</text:p>
          </table:table-cell>
          <table:table-cell table:style-name="ce17" office:value-type="float" office:value="0.44849535" calcext:value-type="float">
            <text:p>0.4485</text:p>
          </table:table-cell>
          <table:table-cell table:style-name="ce17" table:formula="of:=(2*[.J4]*[.I4])/([.I4]+[.J4])" office:value-type="float" office:value="0.463244938098568" calcext:value-type="float">
            <text:p>0.4632</text:p>
          </table:table-cell>
          <table:table-cell office:value-type="string" calcext:value-type="string">
            <text:p>created</text:p>
          </table:table-cell>
          <table:table-cell office:value-type="float" office:value="0" calcext:value-type="float">
            <text:p>0</text:p>
          </table:table-cell>
          <table:table-cell table:formula="of:=[.E27]" office:value-type="float" office:value="0.185672530483015" calcext:value-type="float">
            <text:p>0.1856725305</text:p>
          </table:table-cell>
          <table:table-cell table:formula="of:=[.E28]" office:value-type="float" office:value="0.29734778097602" calcext:value-type="float">
            <text:p>0.297347781</text:p>
          </table:table-cell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table:style-name="ce17" office:value-type="float" office:value="0.00335447" calcext:value-type="float">
            <text:p>0.0034</text:p>
          </table:table-cell>
          <table:table-cell table:style-name="ce17" office:value-type="float" office:value="1" calcext:value-type="float">
            <text:p>1.0000</text:p>
          </table:table-cell>
          <table:table-cell table:style-name="ce17" table:formula="of:=(2*[.D5]*[.C5])/([.C5]+[.D5])" office:value-type="float" office:value="0.00668651030178796" calcext:value-type="float">
            <text:p>0.0067</text:p>
          </table:table-cell>
          <table:table-cell table:style-name="ce17" office:value-type="float" office:value="0.24990621" calcext:value-type="float">
            <text:p>0.2499</text:p>
          </table:table-cell>
          <table:table-cell table:style-name="ce17" office:value-type="float" office:value="0.73091353" calcext:value-type="float">
            <text:p>0.7309</text:p>
          </table:table-cell>
          <table:table-cell table:style-name="ce17" table:formula="of:=(2*[.G5]*[.F5])/([.F5]+[.G5])" office:value-type="float" office:value="0.37246360910318" calcext:value-type="float">
            <text:p>0.3725</text:p>
          </table:table-cell>
          <table:table-cell table:style-name="ce17" office:value-type="float" office:value="0.025" calcext:value-type="float">
            <text:p>0.0250</text:p>
          </table:table-cell>
          <table:table-cell table:style-name="ce17" office:value-type="float" office:value="0.0037037" calcext:value-type="float">
            <text:p>0.0037</text:p>
          </table:table-cell>
          <table:table-cell table:style-name="ce17" table:formula="of:=(2*[.J5]*[.I5])/([.I5]+[.J5])" office:value-type="float" office:value="0.00645160728407836" calcext:value-type="float">
            <text:p>0.0065</text:p>
          </table:table-cell>
          <table:table-cell office:value-type="string" calcext:value-type="string">
            <text:p>dealsWith</text:p>
          </table:table-cell>
          <table:table-cell office:value-type="float" office:value="0.3" calcext:value-type="float">
            <text:p>0.3</text:p>
          </table:table-cell>
          <table:table-cell table:formula="of:=[.H27]" office:value-type="float" office:value="0.234027692720838" calcext:value-type="float">
            <text:p>0.2340276927</text:p>
          </table:table-cell>
          <table:table-cell table:formula="of:=[.H28]" office:value-type="float" office:value="0.502740209493378" calcext:value-type="float">
            <text:p>0.5027402095</text:p>
          </table:table-cell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table:style-name="ce17" office:value-type="float" office:value="0.06224856" calcext:value-type="float">
            <text:p>0.0622</text:p>
          </table:table-cell>
          <table:table-cell table:style-name="ce17" office:value-type="float" office:value="0.36879393" calcext:value-type="float">
            <text:p>0.3688</text:p>
          </table:table-cell>
          <table:table-cell table:style-name="ce17" table:formula="of:=(2*[.D6]*[.C6])/([.C6]+[.D6])" office:value-type="float" office:value="0.106517995844172" calcext:value-type="float">
            <text:p>0.1065</text:p>
          </table:table-cell>
          <table:table-cell table:style-name="ce17" office:value-type="float" office:value="0.37369508" calcext:value-type="float">
            <text:p>0.3737</text:p>
          </table:table-cell>
          <table:table-cell table:style-name="ce17" office:value-type="float" office:value="0.11302702" calcext:value-type="float">
            <text:p>0.1130</text:p>
          </table:table-cell>
          <table:table-cell table:style-name="ce17" table:formula="of:=(2*[.G6]*[.F6])/([.F6]+[.G6])" office:value-type="float" office:value="0.173559578581131" calcext:value-type="float">
            <text:p>0.1736</text:p>
          </table:table-cell>
          <table:table-cell table:style-name="ce17" office:value-type="float" office:value="0.40036362" calcext:value-type="float">
            <text:p>0.4004</text:p>
          </table:table-cell>
          <table:table-cell table:style-name="ce17" office:value-type="float" office:value="0.01450976" calcext:value-type="float">
            <text:p>0.0145</text:p>
          </table:table-cell>
          <table:table-cell table:style-name="ce17" table:formula="of:=(2*[.J6]*[.I6])/([.I6]+[.J6])" office:value-type="float" office:value="0.0280045928178434" calcext:value-type="float">
            <text:p>0.0280</text:p>
          </table:table-cell>
          <table:table-cell office:value-type="string" calcext:value-type="string">
            <text:p>diedIn</text:p>
          </table:table-cell>
          <table:table-cell office:value-type="float" office:value="0.5" calcext:value-type="float">
            <text:p>0.5</text:p>
          </table:table-cell>
          <table:table-cell table:formula="of:=[.K27]" office:value-type="float" office:value="0.142077548897816" calcext:value-type="float">
            <text:p>0.1420775489</text:p>
          </table:table-cell>
          <table:table-cell table:formula="of:=[.K28]" office:value-type="float" office:value="0.500425332130628" calcext:value-type="float">
            <text:p>0.5004253321</text:p>
          </table:table-cell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table:style-name="ce17" office:value-type="float" office:value="0.03927418" calcext:value-type="float">
            <text:p>0.0393</text:p>
          </table:table-cell>
          <table:table-cell table:style-name="ce17" office:value-type="float" office:value="0.28666455" calcext:value-type="float">
            <text:p>0.2867</text:p>
          </table:table-cell>
          <table:table-cell table:style-name="ce17" table:formula="of:=(2*[.D7]*[.C7])/([.C7]+[.D7])" office:value-type="float" office:value="0.0690836289158947" calcext:value-type="float">
            <text:p>0.0691</text:p>
          </table:table-cell>
          <table:table-cell table:style-name="ce17" office:value-type="float" office:value="0.55063436" calcext:value-type="float">
            <text:p>0.5506</text:p>
          </table:table-cell>
          <table:table-cell table:style-name="ce17" office:value-type="float" office:value="0.13050419" calcext:value-type="float">
            <text:p>0.1305</text:p>
          </table:table-cell>
          <table:table-cell table:style-name="ce17" table:formula="of:=(2*[.G7]*[.F7])/([.F7]+[.G7])" office:value-type="float" office:value="0.21099992398894" calcext:value-type="float">
            <text:p>0.2110</text:p>
          </table:table-cell>
          <table:table-cell table:style-name="ce17" office:value-type="float" office:value="0.61398804" calcext:value-type="float">
            <text:p>0.6140</text:p>
          </table:table-cell>
          <table:table-cell table:style-name="ce17" office:value-type="float" office:value="0.11333053" calcext:value-type="float">
            <text:p>0.1133</text:p>
          </table:table-cell>
          <table:table-cell table:style-name="ce17" table:formula="of:=(2*[.J7]*[.I7])/([.I7]+[.J7])" office:value-type="float" office:value="0.19134281140893" calcext:value-type="float">
            <text:p>0.1913</text:p>
          </table:table-cell>
          <table:table-cell office:value-type="string" calcext:value-type="string">
            <text:p>directe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table:style-name="ce17" office:value-type="float" office:value="0.14718304" calcext:value-type="float">
            <text:p>0.1472</text:p>
          </table:table-cell>
          <table:table-cell table:style-name="ce17" office:value-type="float" office:value="0.47521937" calcext:value-type="float">
            <text:p>0.4752</text:p>
          </table:table-cell>
          <table:table-cell table:style-name="ce17" table:formula="of:=(2*[.D8]*[.C8])/([.C8]+[.D8])" office:value-type="float" office:value="0.224755657817857" calcext:value-type="float">
            <text:p>0.2248</text:p>
          </table:table-cell>
          <table:table-cell table:style-name="ce17" office:value-type="float" office:value="0.38688894" calcext:value-type="float">
            <text:p>0.3869</text:p>
          </table:table-cell>
          <table:table-cell table:style-name="ce17" office:value-type="float" office:value="0.23072801" calcext:value-type="float">
            <text:p>0.2307</text:p>
          </table:table-cell>
          <table:table-cell table:style-name="ce17" table:formula="of:=(2*[.G8]*[.F8])/([.F8]+[.G8])" office:value-type="float" office:value="0.289066273900706" calcext:value-type="float">
            <text:p>0.2891</text:p>
          </table:table-cell>
          <table:table-cell table:style-name="ce17" office:value-type="float" office:value="0.49648842" calcext:value-type="float">
            <text:p>0.4965</text:p>
          </table:table-cell>
          <table:table-cell table:style-name="ce17" office:value-type="float" office:value="0.05206862" calcext:value-type="float">
            <text:p>0.0521</text:p>
          </table:table-cell>
          <table:table-cell table:style-name="ce17" table:formula="of:=(2*[.J8]*[.I8])/([.I8]+[.J8])" office:value-type="float" office:value="0.0942526118172885" calcext:value-type="float">
            <text:p>0.0943</text:p>
          </table:table-cell>
          <table:table-cell office:value-type="string" calcext:value-type="string">
            <text:p>graduatedFrom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table:style-name="ce17" office:value-type="float" office:value="0.13234375" calcext:value-type="float">
            <text:p>0.1323</text:p>
          </table:table-cell>
          <table:table-cell table:style-name="ce17" office:value-type="float" office:value="0.66757981" calcext:value-type="float">
            <text:p>0.6676</text:p>
          </table:table-cell>
          <table:table-cell table:style-name="ce17" table:formula="of:=(2*[.D9]*[.C9])/([.C9]+[.D9])" office:value-type="float" office:value="0.220896145325905" calcext:value-type="float">
            <text:p>0.2209</text:p>
          </table:table-cell>
          <table:table-cell table:style-name="ce17" office:value-type="float" office:value="0.50545238" calcext:value-type="float">
            <text:p>0.5055</text:p>
          </table:table-cell>
          <table:table-cell table:style-name="ce17" office:value-type="float" office:value="0.30980854" calcext:value-type="float">
            <text:p>0.3098</text:p>
          </table:table-cell>
          <table:table-cell table:style-name="ce17" table:formula="of:=(2*[.G9]*[.F9])/([.F9]+[.G9])" office:value-type="float" office:value="0.384155452679678" calcext:value-type="float">
            <text:p>0.3842</text:p>
          </table:table-cell>
          <table:table-cell table:style-name="ce17" office:value-type="float" office:value="0.77435185" calcext:value-type="float">
            <text:p>0.7744</text:p>
          </table:table-cell>
          <table:table-cell table:style-name="ce17" office:value-type="float" office:value="0.18328757" calcext:value-type="float">
            <text:p>0.1833</text:p>
          </table:table-cell>
          <table:table-cell table:style-name="ce17" table:formula="of:=(2*[.J9]*[.I9])/([.I9]+[.J9])" office:value-type="float" office:value="0.296414424776926" calcext:value-type="float">
            <text:p>0.2964</text:p>
          </table:table-cell>
          <table:table-cell office:value-type="string" calcext:value-type="string">
            <text:p>happenedI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table:style-name="ce17" office:value-type="float" office:value="0.02812044" calcext:value-type="float">
            <text:p>0.0281</text:p>
          </table:table-cell>
          <table:table-cell table:style-name="ce17" office:value-type="float" office:value="0.43292079" calcext:value-type="float">
            <text:p>0.4329</text:p>
          </table:table-cell>
          <table:table-cell table:style-name="ce17" table:formula="of:=(2*[.D10]*[.C10])/([.C10]+[.D10])" office:value-type="float" office:value="0.0528105614326406" calcext:value-type="float">
            <text:p>0.0528</text:p>
          </table:table-cell>
          <table:table-cell table:style-name="ce17" office:value-type="float" office:value="0.32722222" calcext:value-type="float">
            <text:p>0.3272</text:p>
          </table:table-cell>
          <table:table-cell table:style-name="ce17" office:value-type="float" office:value="0.05132198" calcext:value-type="float">
            <text:p>0.0513</text:p>
          </table:table-cell>
          <table:table-cell table:style-name="ce17" table:formula="of:=(2*[.G10]*[.F10])/([.F10]+[.G10])" office:value-type="float" office:value="0.0887277746186342" calcext:value-type="float">
            <text:p>0.0887</text:p>
          </table:table-cell>
          <table:table-cell table:style-name="ce17" office:value-type="float" office:value="0.03333333" calcext:value-type="float">
            <text:p>0.0333</text:p>
          </table:table-cell>
          <table:table-cell table:style-name="ce17" office:value-type="float" office:value="0.00142857" calcext:value-type="float">
            <text:p>0.0014</text:p>
          </table:table-cell>
          <table:table-cell table:style-name="ce17" table:formula="of:=(2*[.J10]*[.I10])/([.I10]+[.J10])" office:value-type="float" office:value="0.00273972338900348" calcext:value-type="float">
            <text:p>0.0027</text:p>
          </table:table-cell>
          <table:table-cell office:value-type="string" calcext:value-type="string">
            <text:p>hasAcademicAdviso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table:style-name="ce17" office:value-type="float" office:value="0.05295147" calcext:value-type="float">
            <text:p>0.0530</text:p>
          </table:table-cell>
          <table:table-cell table:style-name="ce17" office:value-type="float" office:value="0.34298641" calcext:value-type="float">
            <text:p>0.3430</text:p>
          </table:table-cell>
          <table:table-cell table:style-name="ce17" table:formula="of:=(2*[.D11]*[.C11])/([.C11]+[.D11])" office:value-type="float" office:value="0.0917398183751588" calcext:value-type="float">
            <text:p>0.0917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hasCapital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table:style-name="ce17" office:value-type="float" office:value="0.02842344" calcext:value-type="float">
            <text:p>0.0284</text:p>
          </table:table-cell>
          <table:table-cell table:style-name="ce17" office:value-type="float" office:value="0.63019974" calcext:value-type="float">
            <text:p>0.6302</text:p>
          </table:table-cell>
          <table:table-cell table:style-name="ce17" table:formula="of:=(2*[.D12]*[.C12])/([.C12]+[.D12])" office:value-type="float" office:value="0.0543936048467216" calcext:value-type="float">
            <text:p>0.0544</text:p>
          </table:table-cell>
          <table:table-cell table:style-name="ce17" office:value-type="float" office:value="0.28864875" calcext:value-type="float">
            <text:p>0.2886</text:p>
          </table:table-cell>
          <table:table-cell table:style-name="ce17" office:value-type="float" office:value="0.24316721" calcext:value-type="float">
            <text:p>0.2432</text:p>
          </table:table-cell>
          <table:table-cell table:style-name="ce17" table:formula="of:=(2*[.G12]*[.F12])/([.F12]+[.G12])" office:value-type="float" office:value="0.263963162021266" calcext:value-type="float">
            <text:p>0.2640</text:p>
          </table:table-cell>
          <table:table-cell table:style-name="ce17" office:value-type="float" office:value="0.36071844" calcext:value-type="float">
            <text:p>0.3607</text:p>
          </table:table-cell>
          <table:table-cell table:style-name="ce17" office:value-type="float" office:value="0.02667146" calcext:value-type="float">
            <text:p>0.0267</text:p>
          </table:table-cell>
          <table:table-cell table:style-name="ce17" table:formula="of:=(2*[.J12]*[.I12])/([.I12]+[.J12])" office:value-type="float" office:value="0.0496703060339074" calcext:value-type="float">
            <text:p>0.0497</text:p>
          </table:table-cell>
          <table:table-cell office:value-type="string" calcext:value-type="string">
            <text:p>hasChil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table:style-name="ce17" office:value-type="float" office:value="0.12120602" calcext:value-type="float">
            <text:p>0.1212</text:p>
          </table:table-cell>
          <table:table-cell table:style-name="ce17" office:value-type="float" office:value="0.01099484" calcext:value-type="float">
            <text:p>0.0110</text:p>
          </table:table-cell>
          <table:table-cell table:style-name="ce17" table:formula="of:=(2*[.D13]*[.C13])/([.C13]+[.D13])" office:value-type="float" office:value="0.0201608491342159" calcext:value-type="float">
            <text:p>0.0202</text:p>
          </table:table-cell>
          <table:table-cell table:style-name="ce17" office:value-type="float" office:value="0.36969697" calcext:value-type="float">
            <text:p>0.3697</text:p>
          </table:table-cell>
          <table:table-cell table:style-name="ce17" office:value-type="float" office:value="0.00272355" calcext:value-type="float">
            <text:p>0.0027</text:p>
          </table:table-cell>
          <table:table-cell table:style-name="ce17" table:formula="of:=(2*[.G13]*[.F13])/([.F13]+[.G13])" office:value-type="float" office:value="0.00540726479112107" calcext:value-type="float">
            <text:p>0.0054</text:p>
          </table:table-cell>
          <table:table-cell table:style-name="ce17" office:value-type="float" office:value="0.51666667" calcext:value-type="float">
            <text:p>0.5167</text:p>
          </table:table-cell>
          <table:table-cell table:style-name="ce17" office:value-type="float" office:value="0.00077413" calcext:value-type="float">
            <text:p>0.0008</text:p>
          </table:table-cell>
          <table:table-cell table:style-name="ce17" table:formula="of:=(2*[.J13]*[.I13])/([.I13]+[.J13])" office:value-type="float" office:value="0.00154594368765316" calcext:value-type="float">
            <text:p>0.0015</text:p>
          </table:table-cell>
          <table:table-cell office:value-type="string" calcext:value-type="string">
            <text:p>hasWonPriz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table:style-name="ce17" office:value-type="float" office:value="0.03016289" calcext:value-type="float">
            <text:p>0.0302</text:p>
          </table:table-cell>
          <table:table-cell table:style-name="ce17" office:value-type="float" office:value="0.75982481" calcext:value-type="float">
            <text:p>0.7598</text:p>
          </table:table-cell>
          <table:table-cell table:style-name="ce17" table:formula="of:=(2*[.D14]*[.C14])/([.C14]+[.D14])" office:value-type="float" office:value="0.0580224531680706" calcext:value-type="float">
            <text:p>0.0580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holdsPoliticalPositio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table:style-name="ce17" office:value-type="float" office:value="0.0153143" calcext:value-type="float">
            <text:p>0.0153</text:p>
          </table:table-cell>
          <table:table-cell table:style-name="ce17" office:value-type="float" office:value="0.82712489" calcext:value-type="float">
            <text:p>0.8271</text:p>
          </table:table-cell>
          <table:table-cell table:style-name="ce17" table:formula="of:=(2*[.D15]*[.C15])/([.C15]+[.D15])" office:value-type="float" office:value="0.0300718172974052" calcext:value-type="float">
            <text:p>0.0301</text:p>
          </table:table-cell>
          <table:table-cell table:style-name="ce17" office:value-type="float" office:value="0.21374208" calcext:value-type="float">
            <text:p>0.2137</text:p>
          </table:table-cell>
          <table:table-cell table:style-name="ce17" office:value-type="float" office:value="0.28999722" calcext:value-type="float">
            <text:p>0.2900</text:p>
          </table:table-cell>
          <table:table-cell table:style-name="ce17" table:formula="of:=(2*[.G15]*[.F15])/([.F15]+[.G15])" office:value-type="float" office:value="0.24609796772663" calcext:value-type="float">
            <text:p>0.2461</text:p>
          </table:table-cell>
          <table:table-cell table:style-name="ce17" office:value-type="float" office:value="0.1952381" calcext:value-type="float">
            <text:p>0.1952</text:p>
          </table:table-cell>
          <table:table-cell table:style-name="ce17" office:value-type="float" office:value="0.01027693" calcext:value-type="float">
            <text:p>0.0103</text:p>
          </table:table-cell>
          <table:table-cell table:style-name="ce17" table:formula="of:=(2*[.J15]*[.I15])/([.I15]+[.J15])" office:value-type="float" office:value="0.0195260491364841" calcext:value-type="float">
            <text:p>0.0195</text:p>
          </table:table-cell>
          <table:table-cell office:value-type="string" calcext:value-type="string">
            <text:p>influence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table:style-name="ce17" office:value-type="float" office:value="0.11992498" calcext:value-type="float">
            <text:p>0.1199</text:p>
          </table:table-cell>
          <table:table-cell table:style-name="ce17" office:value-type="float" office:value="0.12948061" calcext:value-type="float">
            <text:p>0.1295</text:p>
          </table:table-cell>
          <table:table-cell table:style-name="ce17" table:formula="of:=(2*[.D16]*[.C16])/([.C16]+[.D16])" office:value-type="float" office:value="0.124519739630838" calcext:value-type="float">
            <text:p>0.1245</text:p>
          </table:table-cell>
          <table:table-cell table:style-name="ce17" office:value-type="float" office:value="0.36398014" calcext:value-type="float">
            <text:p>0.3640</text:p>
          </table:table-cell>
          <table:table-cell table:style-name="ce17" office:value-type="float" office:value="0.01183069" calcext:value-type="float">
            <text:p>0.0118</text:p>
          </table:table-cell>
          <table:table-cell table:style-name="ce17" table:formula="of:=(2*[.G16]*[.F16])/([.F16]+[.G16])" office:value-type="float" office:value="0.022916509364547" calcext:value-type="float">
            <text:p>0.0229</text:p>
          </table:table-cell>
          <table:table-cell table:style-name="ce17" office:value-type="float" office:value="0.50430242" calcext:value-type="float">
            <text:p>0.5043</text:p>
          </table:table-cell>
          <table:table-cell table:style-name="ce17" office:value-type="float" office:value="0.00388056" calcext:value-type="float">
            <text:p>0.0039</text:p>
          </table:table-cell>
          <table:table-cell table:style-name="ce17" table:formula="of:=(2*[.J16]*[.I16])/([.I16]+[.J16])" office:value-type="float" office:value="0.0077018549458512" calcext:value-type="float">
            <text:p>0.0077</text:p>
          </table:table-cell>
          <table:table-cell office:value-type="string" calcext:value-type="string">
            <text:p>isCitizenO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table:style-name="ce17" office:value-type="float" office:value="0.00212329" calcext:value-type="float">
            <text:p>0.0021</text:p>
          </table:table-cell>
          <table:table-cell table:style-name="ce17" office:value-type="float" office:value="0.44639731" calcext:value-type="float">
            <text:p>0.4464</text:p>
          </table:table-cell>
          <table:table-cell table:style-name="ce17" table:formula="of:=(2*[.D17]*[.C17])/([.C17]+[.D17])" office:value-type="float" office:value="0.00422647675201496" calcext:value-type="float">
            <text:p>0.0042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isKnownFo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table:style-name="ce17" office:value-type="float" office:value="0.04677461" calcext:value-type="float">
            <text:p>0.0468</text:p>
          </table:table-cell>
          <table:table-cell table:style-name="ce17" office:value-type="float" office:value="0.02328296" calcext:value-type="float">
            <text:p>0.0233</text:p>
          </table:table-cell>
          <table:table-cell table:style-name="ce17" table:formula="of:=(2*[.D18]*[.C18])/([.C18]+[.D18])" office:value-type="float" office:value="0.0310901840770555" calcext:value-type="float">
            <text:p>0.0311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isLeaderO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table:style-name="ce17" office:value-type="float" office:value="0.84517473" calcext:value-type="float">
            <text:p>0.8452</text:p>
          </table:table-cell>
          <table:table-cell table:style-name="ce17" office:value-type="float" office:value="0.52077778" calcext:value-type="float">
            <text:p>0.5208</text:p>
          </table:table-cell>
          <table:table-cell table:style-name="ce17" table:formula="of:=(2*[.D19]*[.C19])/([.C19]+[.D19])" office:value-type="float" office:value="0.644456108655636" calcext:value-type="float">
            <text:p>0.6445</text:p>
          </table:table-cell>
          <table:table-cell table:style-name="ce17" office:value-type="float" office:value="0.85266928" calcext:value-type="float">
            <text:p>0.8527</text:p>
          </table:table-cell>
          <table:table-cell table:style-name="ce17" office:value-type="float" office:value="0.52062131" calcext:value-type="float">
            <text:p>0.5206</text:p>
          </table:table-cell>
          <table:table-cell table:style-name="ce17" table:formula="of:=(2*[.G19]*[.F19])/([.F19]+[.G19])" office:value-type="float" office:value="0.646502351043353" calcext:value-type="float">
            <text:p>0.6465</text:p>
          </table:table-cell>
          <table:table-cell table:style-name="ce17" office:value-type="float" office:value="0.86647063" calcext:value-type="float">
            <text:p>0.8665</text:p>
          </table:table-cell>
          <table:table-cell table:style-name="ce17" office:value-type="float" office:value="0.51878131" calcext:value-type="float">
            <text:p>0.5188</text:p>
          </table:table-cell>
          <table:table-cell table:style-name="ce17" table:formula="of:=(2*[.J19]*[.I19])/([.I19]+[.J19])" office:value-type="float" office:value="0.648992079387271" calcext:value-type="float">
            <text:p>0.6490</text:p>
          </table:table-cell>
          <table:table-cell office:value-type="string" calcext:value-type="string">
            <text:p>isLocatedI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table:style-name="ce17" office:value-type="float" office:value="0.03827487" calcext:value-type="float">
            <text:p>0.0383</text:p>
          </table:table-cell>
          <table:table-cell table:style-name="ce17" office:value-type="float" office:value="0.6623392" calcext:value-type="float">
            <text:p>0.6623</text:p>
          </table:table-cell>
          <table:table-cell table:style-name="ce17" table:formula="of:=(2*[.D20]*[.C20])/([.C20]+[.D20])" office:value-type="float" office:value="0.0723677923736359" calcext:value-type="float">
            <text:p>0.0724</text:p>
          </table:table-cell>
          <table:table-cell table:style-name="ce17" office:value-type="float" office:value="0.33068987" calcext:value-type="float">
            <text:p>0.3307</text:p>
          </table:table-cell>
          <table:table-cell table:style-name="ce17" office:value-type="float" office:value="0.21131245" calcext:value-type="float">
            <text:p>0.2113</text:p>
          </table:table-cell>
          <table:table-cell table:style-name="ce17" table:formula="of:=(2*[.G20]*[.F20])/([.F20]+[.G20])" office:value-type="float" office:value="0.257854566452341" calcext:value-type="float">
            <text:p>0.2579</text:p>
          </table:table-cell>
          <table:table-cell table:style-name="ce17" office:value-type="float" office:value="0.5033371" calcext:value-type="float">
            <text:p>0.5033</text:p>
          </table:table-cell>
          <table:table-cell table:style-name="ce17" office:value-type="float" office:value="0.05225825" calcext:value-type="float">
            <text:p>0.0523</text:p>
          </table:table-cell>
          <table:table-cell table:style-name="ce17" table:formula="of:=(2*[.J20]*[.I20])/([.I20]+[.J20])" office:value-type="float" office:value="0.0946858752726242" calcext:value-type="float">
            <text:p>0.0947</text:p>
          </table:table-cell>
          <table:table-cell office:value-type="string" calcext:value-type="string">
            <text:p>isMarriedTo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table:style-name="ce17" office:value-type="float" office:value="0.01632025" calcext:value-type="float">
            <text:p>0.0163</text:p>
          </table:table-cell>
          <table:table-cell table:style-name="ce17" office:value-type="float" office:value="0.23554096" calcext:value-type="float">
            <text:p>0.2355</text:p>
          </table:table-cell>
          <table:table-cell table:style-name="ce17" table:formula="of:=(2*[.D21]*[.C21])/([.C21]+[.D21])" office:value-type="float" office:value="0.0305254417894681" calcext:value-type="float">
            <text:p>0.0305</text:p>
          </table:table-cell>
          <table:table-cell table:style-name="ce17" office:value-type="float" office:value="0.10818182" calcext:value-type="float">
            <text:p>0.1082</text:p>
          </table:table-cell>
          <table:table-cell table:style-name="ce17" office:value-type="float" office:value="0.01906586" calcext:value-type="float">
            <text:p>0.0191</text:p>
          </table:table-cell>
          <table:table-cell table:style-name="ce17" table:formula="of:=(2*[.G21]*[.F21])/([.F21]+[.G21])" office:value-type="float" office:value="0.0324183424745378" calcext:value-type="float">
            <text:p>0.0324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isPoliticianO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table:style-name="ce17" office:value-type="float" office:value="0.07468026" calcext:value-type="float">
            <text:p>0.0747</text:p>
          </table:table-cell>
          <table:table-cell table:style-name="ce17" office:value-type="float" office:value="0.05527752" calcext:value-type="float">
            <text:p>0.0553</text:p>
          </table:table-cell>
          <table:table-cell table:style-name="ce17" table:formula="of:=(2*[.D22]*[.C22])/([.C22]+[.D22])" office:value-type="float" office:value="0.0635304722157488" calcext:value-type="float">
            <text:p>0.0635</text:p>
          </table:table-cell>
          <table:table-cell table:style-name="ce17" office:value-type="float" office:value="0.39830675" calcext:value-type="float">
            <text:p>0.3983</text:p>
          </table:table-cell>
          <table:table-cell table:style-name="ce17" office:value-type="float" office:value="0.01098978" calcext:value-type="float">
            <text:p>0.0110</text:p>
          </table:table-cell>
          <table:table-cell table:style-name="ce17" table:formula="of:=(2*[.G22]*[.F22])/([.F22]+[.G22])" office:value-type="float" office:value="0.0213893997831597" calcext:value-type="float">
            <text:p>0.0214</text:p>
          </table:table-cell>
          <table:table-cell table:style-name="ce17" office:value-type="float" office:value="0.45" calcext:value-type="float">
            <text:p>0.4500</text:p>
          </table:table-cell>
          <table:table-cell table:style-name="ce17" office:value-type="float" office:value="0.00130651" calcext:value-type="float">
            <text:p>0.0013</text:p>
          </table:table-cell>
          <table:table-cell table:style-name="ce17" table:formula="of:=(2*[.J22]*[.I22])/([.I22]+[.J22])" office:value-type="float" office:value="0.00260545543648373" calcext:value-type="float">
            <text:p>0.0026</text:p>
          </table:table-cell>
          <table:table-cell office:value-type="string" calcext:value-type="string">
            <text:p>livesI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table:style-name="ce17" office:value-type="float" office:value="0.02227683" calcext:value-type="float">
            <text:p>0.0223</text:p>
          </table:table-cell>
          <table:table-cell table:style-name="ce17" office:value-type="float" office:value="0.65485327" calcext:value-type="float">
            <text:p>0.6549</text:p>
          </table:table-cell>
          <table:table-cell table:style-name="ce17" table:formula="of:=(2*[.D23]*[.C23])/([.C23]+[.D23])" office:value-type="float" office:value="0.0430878939534193" calcext:value-type="float">
            <text:p>0.0431</text:p>
          </table:table-cell>
          <table:table-cell table:style-name="ce17" office:value-type="float" office:value="0.1" calcext:value-type="float">
            <text:p>0.1000</text:p>
          </table:table-cell>
          <table:table-cell table:style-name="ce17" office:value-type="float" office:value="0.01136364" calcext:value-type="float">
            <text:p>0.0114</text:p>
          </table:table-cell>
          <table:table-cell table:style-name="ce17" table:formula="of:=(2*[.G23]*[.F23])/([.F23]+[.G23])" office:value-type="float" office:value="0.0204081691295292" calcext:value-type="float">
            <text:p>0.0204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participatedI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table:style-name="ce17" office:value-type="float" office:value="0.52387168" calcext:value-type="float">
            <text:p>0.5239</text:p>
          </table:table-cell>
          <table:table-cell table:style-name="ce17" office:value-type="float" office:value="0.51813046" calcext:value-type="float">
            <text:p>0.5181</text:p>
          </table:table-cell>
          <table:table-cell table:style-name="ce17" table:formula="of:=(2*[.D24]*[.C24])/([.C24]+[.D24])" office:value-type="float" office:value="0.520985253522364" calcext:value-type="float">
            <text:p>0.5210</text:p>
          </table:table-cell>
          <table:table-cell table:style-name="ce17" office:value-type="float" office:value="0.60129016" calcext:value-type="float">
            <text:p>0.6013</text:p>
          </table:table-cell>
          <table:table-cell table:style-name="ce17" office:value-type="float" office:value="0.51565406" calcext:value-type="float">
            <text:p>0.5157</text:p>
          </table:table-cell>
          <table:table-cell table:style-name="ce17" table:formula="of:=(2*[.G24]*[.F24])/([.F24]+[.G24])" office:value-type="float" office:value="0.555189250618172" calcext:value-type="float">
            <text:p>0.5552</text:p>
          </table:table-cell>
          <table:table-cell table:style-name="ce17" office:value-type="float" office:value="0.66830867" calcext:value-type="float">
            <text:p>0.6683</text:p>
          </table:table-cell>
          <table:table-cell table:style-name="ce17" office:value-type="float" office:value="0.49711479" calcext:value-type="float">
            <text:p>0.4971</text:p>
          </table:table-cell>
          <table:table-cell table:style-name="ce17" table:formula="of:=(2*[.J24]*[.I24])/([.I24]+[.J24])" office:value-type="float" office:value="0.570138040883834" calcext:value-type="float">
            <text:p>0.5701</text:p>
          </table:table-cell>
          <table:table-cell office:value-type="string" calcext:value-type="string">
            <text:p>playsFo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table:style-name="ce17" office:value-type="float" office:value="0.28617774" calcext:value-type="float">
            <text:p>0.2862</text:p>
          </table:table-cell>
          <table:table-cell table:style-name="ce17" office:value-type="float" office:value="0.082453" calcext:value-type="float">
            <text:p>0.0825</text:p>
          </table:table-cell>
          <table:table-cell table:style-name="ce17" table:formula="of:=(2*[.D25]*[.C25])/([.C25]+[.D25])" office:value-type="float" office:value="0.128020865520982" calcext:value-type="float">
            <text:p>0.1280</text:p>
          </table:table-cell>
          <table:table-cell table:style-name="ce17" office:value-type="float" office:value="0.39510348" calcext:value-type="float">
            <text:p>0.3951</text:p>
          </table:table-cell>
          <table:table-cell table:style-name="ce17" office:value-type="float" office:value="0.05884024" calcext:value-type="float">
            <text:p>0.0588</text:p>
          </table:table-cell>
          <table:table-cell table:style-name="ce17" table:formula="of:=(2*[.G25]*[.F25])/([.F25]+[.G25])" office:value-type="float" office:value="0.102426721920661" calcext:value-type="float">
            <text:p>0.1024</text:p>
          </table:table-cell>
          <table:table-cell table:style-name="ce17" office:value-type="float" office:value="0.48408971" calcext:value-type="float">
            <text:p>0.4841</text:p>
          </table:table-cell>
          <table:table-cell table:style-name="ce17" office:value-type="float" office:value="0.00826263" calcext:value-type="float">
            <text:p>0.0083</text:p>
          </table:table-cell>
          <table:table-cell table:style-name="ce17" table:formula="of:=(2*[.J25]*[.I25])/([.I25]+[.J25])" office:value-type="float" office:value="0.0162479339918941" calcext:value-type="float">
            <text:p>0.0162</text:p>
          </table:table-cell>
          <table:table-cell office:value-type="string" calcext:value-type="string">
            <text:p>wasBornI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table:style-name="ce17" office:value-type="float" office:value="0.04388619" calcext:value-type="float">
            <text:p>0.0439</text:p>
          </table:table-cell>
          <table:table-cell table:style-name="ce17" office:value-type="float" office:value="0.35625107" calcext:value-type="float">
            <text:p>0.3563</text:p>
          </table:table-cell>
          <table:table-cell table:style-name="ce17" table:formula="of:=(2*[.D26]*[.C26])/([.C26]+[.D26])" office:value-type="float" office:value="0.0781456950333658" calcext:value-type="float">
            <text:p>0.0781</text:p>
          </table:table-cell>
          <table:table-cell table:style-name="ce17" office:value-type="float" office:value="0.35156825" calcext:value-type="float">
            <text:p>0.3516</text:p>
          </table:table-cell>
          <table:table-cell table:style-name="ce17" office:value-type="float" office:value="0.10954922" calcext:value-type="float">
            <text:p>0.1095</text:p>
          </table:table-cell>
          <table:table-cell table:style-name="ce17" table:formula="of:=(2*[.G26]*[.F26])/([.F26]+[.G26])" office:value-type="float" office:value="0.167046490623159" calcext:value-type="float">
            <text:p>0.1670</text:p>
          </table:table-cell>
          <table:table-cell table:style-name="ce17" office:value-type="float" office:value="0.49507576" calcext:value-type="float">
            <text:p>0.4951</text:p>
          </table:table-cell>
          <table:table-cell table:style-name="ce17" office:value-type="float" office:value="0.02712129" calcext:value-type="float">
            <text:p>0.0271</text:p>
          </table:table-cell>
          <table:table-cell table:style-name="ce17" table:formula="of:=(2*[.J26]*[.I26])/([.I26]+[.J26])" office:value-type="float" office:value="0.051425389166524" calcext:value-type="float">
            <text:p>0.0514</text:p>
          </table:table-cell>
          <table:table-cell office:value-type="string" calcext:value-type="string">
            <text:p>worksA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Macro Average</text:p>
          </table:table-cell>
          <table:table-cell table:style-name="ce17" office:value-type="float" office:value="0.11690923" calcext:value-type="float">
            <text:p>0.1169</text:p>
          </table:table-cell>
          <table:table-cell table:style-name="ce17" office:value-type="float" office:value="0.45085499" calcext:value-type="float">
            <text:p>0.4509</text:p>
          </table:table-cell>
          <table:table-cell table:style-name="ce17" table:formula="of:=(2*[.D27]*[.C27])/([.C27]+[.D27])" office:value-type="float" office:value="0.185672530483015" calcext:value-type="float">
            <text:p>0.1857</text:p>
          </table:table-cell>
          <table:table-cell table:style-name="ce17" office:value-type="float" office:value="0.31182256" calcext:value-type="float">
            <text:p>0.3118</text:p>
          </table:table-cell>
          <table:table-cell table:style-name="ce17" office:value-type="float" office:value="0.18729941" calcext:value-type="float">
            <text:p>0.1873</text:p>
          </table:table-cell>
          <table:table-cell table:style-name="ce17" table:formula="of:=(2*[.G27]*[.F27])/([.F27]+[.G27])" office:value-type="float" office:value="0.234027692720838" calcext:value-type="float">
            <text:p>0.2340</text:p>
          </table:table-cell>
          <table:table-cell table:style-name="ce17" office:value-type="float" office:value="0.34906786" calcext:value-type="float">
            <text:p>0.3491</text:p>
          </table:table-cell>
          <table:table-cell table:style-name="ce17" office:value-type="float" office:value="0.08918978" calcext:value-type="float">
            <text:p>0.0892</text:p>
          </table:table-cell>
          <table:table-cell table:style-name="ce17" table:formula="of:=(2*[.J27]*[.I27])/([.I27]+[.J27])" office:value-type="float" office:value="0.142077548897816" calcext:value-type="float">
            <text:p>0.142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icro Average</text:p>
          </table:table-cell>
          <table:table-cell table:style-name="ce17" office:value-type="float" office:value="0.22569929" calcext:value-type="float">
            <text:p>0.2257</text:p>
          </table:table-cell>
          <table:table-cell table:style-name="ce17" office:value-type="float" office:value="0.4356432" calcext:value-type="float">
            <text:p>0.4356</text:p>
          </table:table-cell>
          <table:table-cell table:style-name="ce17" table:formula="of:=(2*[.D28]*[.C28])/([.C28]+[.D28])" office:value-type="float" office:value="0.29734778097602" calcext:value-type="float">
            <text:p>0.2973</text:p>
          </table:table-cell>
          <table:table-cell table:style-name="ce17" office:value-type="float" office:value="0.70458413" calcext:value-type="float">
            <text:p>0.7046</text:p>
          </table:table-cell>
          <table:table-cell table:style-name="ce17" office:value-type="float" office:value="0.39078973" calcext:value-type="float">
            <text:p>0.3908</text:p>
          </table:table-cell>
          <table:table-cell table:style-name="ce17" table:formula="of:=(2*[.G28]*[.F28])/([.F28]+[.G28])" office:value-type="float" office:value="0.502740209493378" calcext:value-type="float">
            <text:p>0.5027</text:p>
          </table:table-cell>
          <table:table-cell table:style-name="ce17" office:value-type="float" office:value="0.80144518" calcext:value-type="float">
            <text:p>0.8014</text:p>
          </table:table-cell>
          <table:table-cell table:style-name="ce17" office:value-type="float" office:value="0.36378793" calcext:value-type="float">
            <text:p>0.3638</text:p>
          </table:table-cell>
          <table:table-cell table:style-name="ce17" table:formula="of:=(2*[.J28]*[.I28])/([.I28]+[.J28])" office:value-type="float" office:value="0.500425332130628" calcext:value-type="float">
            <text:p>0.5004</text:p>
          </table:table-cell>
          <table:table-cell table:number-columns-repeated="4"/>
        </table:table-row>
        <table:table-row table:style-name="ro3" table:number-rows-repeated="1048547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Degree" table:style-name="ta1">
        <table:shapes>
          <draw:frame draw:z-index="0" draw:style-name="gr1" draw:text-style-name="P1" svg:width="15.989cm" svg:height="8.991cm" svg:x="17.117cm" svg:y="24.064cm">
            <draw:object draw:notify-on-update-of-ranges="Degree.C59:Degree.C63 Degree.D58:Degree.D58 Degree.D59:Degree.D63 Degree.E58:Degree.E58 Degree.E59:Degree.E63 Degree.F58:Degree.F58 Degree.F59:Degree.F63 Degree.G58:Degree.G58 Degree.G59:Degree.G6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17" table:default-cell-style-name="Default"/>
        <table:table-row table:style-name="ro3">
          <table:table-cell table:number-columns-repeated="17"/>
        </table:table-row>
        <table:table-row table:style-name="ro3">
          <table:table-cell table:number-columns-repeated="2"/>
          <table:table-cell table:style-name="ce22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22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22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formula="of:=(2*[.C3]*[.D3])/([.C3]+[.D3])" office:value-type="float" office:value="0.0801835267278504" calcext:value-type="float">
            <text:p>0.0801835267</text:p>
          </table:table-cell>
          <table:table-cell office:value-type="float" office:value="0.04147504" calcext:value-type="float">
            <text:p>0.04147504</text:p>
          </table:table-cell>
          <table:table-cell office:value-type="float" office:value="0.57266049" calcext:value-type="float">
            <text:p>0.57266049</text:p>
          </table:table-cell>
          <table:table-cell table:formula="of:=(2*[.F3]*[.G3])/([.F3]+[.G3])" office:value-type="float" office:value="0.0773481277957314" calcext:value-type="float">
            <text:p>0.0773481278</text:p>
          </table:table-cell>
          <table:table-cell office:value-type="float" office:value="0.04040358" calcext:value-type="float">
            <text:p>0.04040358</text:p>
          </table:table-cell>
          <table:table-cell office:value-type="float" office:value="0.57643175" calcext:value-type="float">
            <text:p>0.57643175</text:p>
          </table:table-cell>
          <table:table-cell table:formula="of:=(2*[.I3]*[.J3])/([.I3]+[.J3])" office:value-type="float" office:value="0.075514177586634" calcext:value-type="float">
            <text:p>0.0755141776</text:p>
          </table:table-cell>
          <table:table-cell office:value-type="float" office:value="0.04040358" calcext:value-type="float">
            <text:p>0.04040358</text:p>
          </table:table-cell>
          <table:table-cell office:value-type="float" office:value="0.57643175" calcext:value-type="float">
            <text:p>0.57643175</text:p>
          </table:table-cell>
          <table:table-cell table:formula="of:=(2*[.L3]*[.M3])/([.L3]+[.M3])" office:value-type="float" office:value="0.075514177586634" calcext:value-type="float">
            <text:p>0.0755141776</text:p>
          </table:table-cell>
          <table:table-cell office:value-type="float" office:value="0.04040358" calcext:value-type="float">
            <text:p>0.04040358</text:p>
          </table:table-cell>
          <table:table-cell office:value-type="float" office:value="0.57643175" calcext:value-type="float">
            <text:p>0.57643175</text:p>
          </table:table-cell>
          <table:table-cell table:formula="of:=(2*[.O3]*[.P3])/([.O3]+[.P3])" office:value-type="float" office:value="0.075514177586634" calcext:value-type="float">
            <text:p>0.0755141776</text:p>
          </table:table-cell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formula="of:=(2*[.C4]*[.D4])/([.C4]+[.D4])" office:value-type="float" office:value="0.149516293891408" calcext:value-type="float">
            <text:p>0.1495162939</text:p>
          </table:table-cell>
          <table:table-cell office:value-type="float" office:value="0.0755486" calcext:value-type="float">
            <text:p>0.0755486</text:p>
          </table:table-cell>
          <table:table-cell office:value-type="float" office:value="0.86492727" calcext:value-type="float">
            <text:p>0.86492727</text:p>
          </table:table-cell>
          <table:table-cell table:formula="of:=(2*[.F4]*[.G4])/([.F4]+[.G4])" office:value-type="float" office:value="0.138959534071453" calcext:value-type="float">
            <text:p>0.1389595341</text:p>
          </table:table-cell>
          <table:table-cell office:value-type="float" office:value="0.06692492" calcext:value-type="float">
            <text:p>0.06692492</text:p>
          </table:table-cell>
          <table:table-cell office:value-type="float" office:value="0.89601981" calcext:value-type="float">
            <text:p>0.89601981</text:p>
          </table:table-cell>
          <table:table-cell table:formula="of:=(2*[.I4]*[.J4])/([.I4]+[.J4])" office:value-type="float" office:value="0.124547239804023" calcext:value-type="float">
            <text:p>0.1245472398</text:p>
          </table:table-cell>
          <table:table-cell office:value-type="float" office:value="0.06646517" calcext:value-type="float">
            <text:p>0.06646517</text:p>
          </table:table-cell>
          <table:table-cell office:value-type="float" office:value="0.89955574" calcext:value-type="float">
            <text:p>0.89955574</text:p>
          </table:table-cell>
          <table:table-cell table:formula="of:=(2*[.L4]*[.M4])/([.L4]+[.M4])" office:value-type="float" office:value="0.12378432923067" calcext:value-type="float">
            <text:p>0.1237843292</text:p>
          </table:table-cell>
          <table:table-cell office:value-type="float" office:value="0.06590714" calcext:value-type="float">
            <text:p>0.06590714</text:p>
          </table:table-cell>
          <table:table-cell office:value-type="float" office:value="0.90071844" calcext:value-type="float">
            <text:p>0.90071844</text:p>
          </table:table-cell>
          <table:table-cell table:formula="of:=(2*[.O4]*[.P4])/([.O4]+[.P4])" office:value-type="float" office:value="0.122826826754702" calcext:value-type="float">
            <text:p>0.1228268268</text:p>
          </table:table-cell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formula="of:=(2*[.C5]*[.D5])/([.C5]+[.D5])" office:value-type="float" office:value="0.00668651030178796" calcext:value-type="float">
            <text:p>0.0066865103</text:p>
          </table:table-cell>
          <table:table-cell office:value-type="float" office:value="0.00334732" calcext:value-type="float">
            <text:p>0.00334732</text:p>
          </table:table-cell>
          <table:table-cell office:value-type="float" office:value="1" calcext:value-type="float">
            <text:p>1</text:p>
          </table:table-cell>
          <table:table-cell table:formula="of:=(2*[.F5]*[.G5])/([.F5]+[.G5])" office:value-type="float" office:value="0.00667230565782545" calcext:value-type="float">
            <text:p>0.0066723057</text:p>
          </table:table-cell>
          <table:table-cell office:value-type="float" office:value="0.00334732" calcext:value-type="float">
            <text:p>0.00334732</text:p>
          </table:table-cell>
          <table:table-cell office:value-type="float" office:value="1" calcext:value-type="float">
            <text:p>1</text:p>
          </table:table-cell>
          <table:table-cell table:formula="of:=(2*[.I5]*[.J5])/([.I5]+[.J5])" office:value-type="float" office:value="0.00667230565782545" calcext:value-type="float">
            <text:p>0.0066723057</text:p>
          </table:table-cell>
          <table:table-cell office:value-type="float" office:value="0.00334732" calcext:value-type="float">
            <text:p>0.00334732</text:p>
          </table:table-cell>
          <table:table-cell office:value-type="float" office:value="1" calcext:value-type="float">
            <text:p>1</text:p>
          </table:table-cell>
          <table:table-cell table:formula="of:=(2*[.L5]*[.M5])/([.L5]+[.M5])" office:value-type="float" office:value="0.00667230565782545" calcext:value-type="float">
            <text:p>0.0066723057</text:p>
          </table:table-cell>
          <table:table-cell office:value-type="float" office:value="0.00334732" calcext:value-type="float">
            <text:p>0.00334732</text:p>
          </table:table-cell>
          <table:table-cell office:value-type="float" office:value="1" calcext:value-type="float">
            <text:p>1</text:p>
          </table:table-cell>
          <table:table-cell table:formula="of:=(2*[.O5]*[.P5])/([.O5]+[.P5])" office:value-type="float" office:value="0.00667230565782545" calcext:value-type="float">
            <text:p>0.0066723057</text:p>
          </table:table-cell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formula="of:=(2*[.C6]*[.D6])/([.C6]+[.D6])" office:value-type="float" office:value="0.106517995844172" calcext:value-type="float">
            <text:p>0.1065179958</text:p>
          </table:table-cell>
          <table:table-cell office:value-type="float" office:value="0.04875934" calcext:value-type="float">
            <text:p>0.04875934</text:p>
          </table:table-cell>
          <table:table-cell office:value-type="float" office:value="0.46849537" calcext:value-type="float">
            <text:p>0.46849537</text:p>
          </table:table-cell>
          <table:table-cell table:formula="of:=(2*[.F6]*[.G6])/([.F6]+[.G6])" office:value-type="float" office:value="0.0883260204020406" calcext:value-type="float">
            <text:p>0.0883260204</text:p>
          </table:table-cell>
          <table:table-cell office:value-type="float" office:value="0.05048028" calcext:value-type="float">
            <text:p>0.05048028</text:p>
          </table:table-cell>
          <table:table-cell office:value-type="float" office:value="0.51689713" calcext:value-type="float">
            <text:p>0.51689713</text:p>
          </table:table-cell>
          <table:table-cell table:formula="of:=(2*[.I6]*[.J6])/([.I6]+[.J6])" office:value-type="float" office:value="0.0919779723115744" calcext:value-type="float">
            <text:p>0.0919779723</text:p>
          </table:table-cell>
          <table:table-cell office:value-type="float" office:value="0.05407647" calcext:value-type="float">
            <text:p>0.05407647</text:p>
          </table:table-cell>
          <table:table-cell office:value-type="float" office:value="0.56466354" calcext:value-type="float">
            <text:p>0.56466354</text:p>
          </table:table-cell>
          <table:table-cell table:formula="of:=(2*[.L6]*[.M6])/([.L6]+[.M6])" office:value-type="float" office:value="0.0987006189591774" calcext:value-type="float">
            <text:p>0.098700619</text:p>
          </table:table-cell>
          <table:table-cell office:value-type="float" office:value="0.05425296" calcext:value-type="float">
            <text:p>0.05425296</text:p>
          </table:table-cell>
          <table:table-cell office:value-type="float" office:value="0.57404773" calcext:value-type="float">
            <text:p>0.57404773</text:p>
          </table:table-cell>
          <table:table-cell table:formula="of:=(2*[.O6]*[.P6])/([.O6]+[.P6])" office:value-type="float" office:value="0.0991365727571644" calcext:value-type="float">
            <text:p>0.0991365728</text:p>
          </table:table-cell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C7]*[.D7])/([.C7]+[.D7])" office:value-type="float" office:value="0.0690836289158947" calcext:value-type="float">
            <text:p>0.0690836289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F7]*[.G7])/([.F7]+[.G7])" office:value-type="float" office:value="0.0690836289158947" calcext:value-type="float">
            <text:p>0.0690836289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I7]*[.J7])/([.I7]+[.J7])" office:value-type="float" office:value="0.0690836289158947" calcext:value-type="float">
            <text:p>0.0690836289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L7]*[.M7])/([.L7]+[.M7])" office:value-type="float" office:value="0.0690836289158947" calcext:value-type="float">
            <text:p>0.0690836289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O7]*[.P7])/([.O7]+[.P7])" office:value-type="float" office:value="0.0690836289158947" calcext:value-type="float">
            <text:p>0.0690836289</text:p>
          </table:table-cell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formula="of:=(2*[.C8]*[.D8])/([.C8]+[.D8])" office:value-type="float" office:value="0.224755657817857" calcext:value-type="float">
            <text:p>0.2247556578</text:p>
          </table:table-cell>
          <table:table-cell office:value-type="float" office:value="0.14673852" calcext:value-type="float">
            <text:p>0.14673852</text:p>
          </table:table-cell>
          <table:table-cell office:value-type="float" office:value="0.47531305" calcext:value-type="float">
            <text:p>0.47531305</text:p>
          </table:table-cell>
          <table:table-cell table:formula="of:=(2*[.F8]*[.G8])/([.F8]+[.G8])" office:value-type="float" office:value="0.224247431748098" calcext:value-type="float">
            <text:p>0.2242474317</text:p>
          </table:table-cell>
          <table:table-cell office:value-type="float" office:value="0.14673852" calcext:value-type="float">
            <text:p>0.14673852</text:p>
          </table:table-cell>
          <table:table-cell office:value-type="float" office:value="0.47531305" calcext:value-type="float">
            <text:p>0.47531305</text:p>
          </table:table-cell>
          <table:table-cell table:formula="of:=(2*[.I8]*[.J8])/([.I8]+[.J8])" office:value-type="float" office:value="0.224247431748098" calcext:value-type="float">
            <text:p>0.2242474317</text:p>
          </table:table-cell>
          <table:table-cell office:value-type="float" office:value="0.14673852" calcext:value-type="float">
            <text:p>0.14673852</text:p>
          </table:table-cell>
          <table:table-cell office:value-type="float" office:value="0.47531305" calcext:value-type="float">
            <text:p>0.47531305</text:p>
          </table:table-cell>
          <table:table-cell table:formula="of:=(2*[.L8]*[.M8])/([.L8]+[.M8])" office:value-type="float" office:value="0.224247431748098" calcext:value-type="float">
            <text:p>0.2242474317</text:p>
          </table:table-cell>
          <table:table-cell office:value-type="float" office:value="0.14673852" calcext:value-type="float">
            <text:p>0.14673852</text:p>
          </table:table-cell>
          <table:table-cell office:value-type="float" office:value="0.47531305" calcext:value-type="float">
            <text:p>0.47531305</text:p>
          </table:table-cell>
          <table:table-cell table:formula="of:=(2*[.O8]*[.P8])/([.O8]+[.P8])" office:value-type="float" office:value="0.224247431748098" calcext:value-type="float">
            <text:p>0.2242474317</text:p>
          </table:table-cell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formula="of:=(2*[.C9]*[.D9])/([.C9]+[.D9])" office:value-type="float" office:value="0.220896145325905" calcext:value-type="float">
            <text:p>0.2208961453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F9]*[.G9])/([.F9]+[.G9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I9]*[.J9])/([.I9]+[.J9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L9]*[.M9])/([.L9]+[.M9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O9]*[.P9])/([.O9]+[.P9])" office:value-type="float" office:value="0.220085944201396" calcext:value-type="float">
            <text:p>0.2200859442</text:p>
          </table:table-cell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formula="of:=(2*[.C10]*[.D10])/([.C10]+[.D10])" office:value-type="float" office:value="0.0528105614326406" calcext:value-type="float">
            <text:p>0.0528105614</text:p>
          </table:table-cell>
          <table:table-cell office:value-type="float" office:value="0.01599196" calcext:value-type="float">
            <text:p>0.01599196</text:p>
          </table:table-cell>
          <table:table-cell office:value-type="float" office:value="0.58920683" calcext:value-type="float">
            <text:p>0.58920683</text:p>
          </table:table-cell>
          <table:table-cell table:formula="of:=(2*[.F10]*[.G10])/([.F10]+[.G10])" office:value-type="float" office:value="0.0311387670060834" calcext:value-type="float">
            <text:p>0.031138767</text:p>
          </table:table-cell>
          <table:table-cell office:value-type="float" office:value="0.01437229" calcext:value-type="float">
            <text:p>0.01437229</text:p>
          </table:table-cell>
          <table:table-cell office:value-type="float" office:value="0.67045995" calcext:value-type="float">
            <text:p>0.67045995</text:p>
          </table:table-cell>
          <table:table-cell table:formula="of:=(2*[.I10]*[.J10])/([.I10]+[.J10])" office:value-type="float" office:value="0.0281413294291913" calcext:value-type="float">
            <text:p>0.0281413294</text:p>
          </table:table-cell>
          <table:table-cell office:value-type="float" office:value="0.01419003" calcext:value-type="float">
            <text:p>0.01419003</text:p>
          </table:table-cell>
          <table:table-cell office:value-type="float" office:value="0.67045995" calcext:value-type="float">
            <text:p>0.67045995</text:p>
          </table:table-cell>
          <table:table-cell table:formula="of:=(2*[.L10]*[.M10])/([.L10]+[.M10])" office:value-type="float" office:value="0.0277918559328622" calcext:value-type="float">
            <text:p>0.0277918559</text:p>
          </table:table-cell>
          <table:table-cell office:value-type="float" office:value="0.01303704" calcext:value-type="float">
            <text:p>0.01303704</text:p>
          </table:table-cell>
          <table:table-cell office:value-type="float" office:value="0.68924446" calcext:value-type="float">
            <text:p>0.68924446</text:p>
          </table:table-cell>
          <table:table-cell table:formula="of:=(2*[.O10]*[.P10])/([.O10]+[.P10])" office:value-type="float" office:value="0.0255900450027472" calcext:value-type="float">
            <text:p>0.025590045</text:p>
          </table:table-cell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formula="of:=(2*[.C11]*[.D11])/([.C11]+[.D11])" office:value-type="float" office:value="0.0917398183751588" calcext:value-type="float">
            <text:p>0.0917398184</text:p>
          </table:table-cell>
          <table:table-cell office:value-type="float" office:value="0.05081598" calcext:value-type="float">
            <text:p>0.05081598</text:p>
          </table:table-cell>
          <table:table-cell office:value-type="float" office:value="0.34931199" calcext:value-type="float">
            <text:p>0.34931199</text:p>
          </table:table-cell>
          <table:table-cell table:formula="of:=(2*[.F11]*[.G11])/([.F11]+[.G11])" office:value-type="float" office:value="0.0887247702158897" calcext:value-type="float">
            <text:p>0.0887247702</text:p>
          </table:table-cell>
          <table:table-cell office:value-type="float" office:value="0.05081598" calcext:value-type="float">
            <text:p>0.05081598</text:p>
          </table:table-cell>
          <table:table-cell office:value-type="float" office:value="0.34931199" calcext:value-type="float">
            <text:p>0.34931199</text:p>
          </table:table-cell>
          <table:table-cell table:formula="of:=(2*[.I11]*[.J11])/([.I11]+[.J11])" office:value-type="float" office:value="0.0887247702158897" calcext:value-type="float">
            <text:p>0.0887247702</text:p>
          </table:table-cell>
          <table:table-cell office:value-type="float" office:value="0.05081598" calcext:value-type="float">
            <text:p>0.05081598</text:p>
          </table:table-cell>
          <table:table-cell office:value-type="float" office:value="0.34931199" calcext:value-type="float">
            <text:p>0.34931199</text:p>
          </table:table-cell>
          <table:table-cell table:formula="of:=(2*[.L11]*[.M11])/([.L11]+[.M11])" office:value-type="float" office:value="0.0887247702158897" calcext:value-type="float">
            <text:p>0.0887247702</text:p>
          </table:table-cell>
          <table:table-cell office:value-type="float" office:value="0.05081598" calcext:value-type="float">
            <text:p>0.05081598</text:p>
          </table:table-cell>
          <table:table-cell office:value-type="float" office:value="0.34931199" calcext:value-type="float">
            <text:p>0.34931199</text:p>
          </table:table-cell>
          <table:table-cell table:formula="of:=(2*[.O11]*[.P11])/([.O11]+[.P11])" office:value-type="float" office:value="0.0887247702158897" calcext:value-type="float">
            <text:p>0.0887247702</text:p>
          </table:table-cell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formula="of:=(2*[.C12]*[.D12])/([.C12]+[.D12])" office:value-type="float" office:value="0.0543936048467216" calcext:value-type="float">
            <text:p>0.0543936048</text:p>
          </table:table-cell>
          <table:table-cell office:value-type="float" office:value="0.02838178" calcext:value-type="float">
            <text:p>0.02838178</text:p>
          </table:table-cell>
          <table:table-cell office:value-type="float" office:value="0.63073025" calcext:value-type="float">
            <text:p>0.63073025</text:p>
          </table:table-cell>
          <table:table-cell table:formula="of:=(2*[.F12]*[.G12])/([.F12]+[.G12])" office:value-type="float" office:value="0.0543192852809711" calcext:value-type="float">
            <text:p>0.0543192853</text:p>
          </table:table-cell>
          <table:table-cell office:value-type="float" office:value="0.02838178" calcext:value-type="float">
            <text:p>0.02838178</text:p>
          </table:table-cell>
          <table:table-cell office:value-type="float" office:value="0.63073025" calcext:value-type="float">
            <text:p>0.63073025</text:p>
          </table:table-cell>
          <table:table-cell table:formula="of:=(2*[.I12]*[.J12])/([.I12]+[.J12])" office:value-type="float" office:value="0.0543192852809711" calcext:value-type="float">
            <text:p>0.0543192853</text:p>
          </table:table-cell>
          <table:table-cell office:value-type="float" office:value="0.02838178" calcext:value-type="float">
            <text:p>0.02838178</text:p>
          </table:table-cell>
          <table:table-cell office:value-type="float" office:value="0.63073025" calcext:value-type="float">
            <text:p>0.63073025</text:p>
          </table:table-cell>
          <table:table-cell table:formula="of:=(2*[.L12]*[.M12])/([.L12]+[.M12])" office:value-type="float" office:value="0.0543192852809711" calcext:value-type="float">
            <text:p>0.0543192853</text:p>
          </table:table-cell>
          <table:table-cell office:value-type="float" office:value="0.02838178" calcext:value-type="float">
            <text:p>0.02838178</text:p>
          </table:table-cell>
          <table:table-cell office:value-type="float" office:value="0.63073025" calcext:value-type="float">
            <text:p>0.63073025</text:p>
          </table:table-cell>
          <table:table-cell table:formula="of:=(2*[.O12]*[.P12])/([.O12]+[.P12])" office:value-type="float" office:value="0.0543192852809711" calcext:value-type="float">
            <text:p>0.0543192853</text:p>
          </table:table-cell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C13]*[.D13])/([.C13]+[.D13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F13]*[.G13])/([.F13]+[.G13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I13]*[.J13])/([.I13]+[.J13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L13]*[.M13])/([.L13]+[.M13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O13]*[.P13])/([.O13]+[.P13])" office:value-type="float" office:value="0.0201608491342159" calcext:value-type="float">
            <text:p>0.0201608491</text:p>
          </table:table-cell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formula="of:=(2*[.C14]*[.D14])/([.C14]+[.D14])" office:value-type="float" office:value="0.0580224531680706" calcext:value-type="float">
            <text:p>0.0580224532</text:p>
          </table:table-cell>
          <table:table-cell office:value-type="float" office:value="0.0180402" calcext:value-type="float">
            <text:p>0.0180402</text:p>
          </table:table-cell>
          <table:table-cell office:value-type="float" office:value="0.87158983" calcext:value-type="float">
            <text:p>0.87158983</text:p>
          </table:table-cell>
          <table:table-cell table:formula="of:=(2*[.F14]*[.G14])/([.F14]+[.G14])" office:value-type="float" office:value="0.0353487502016226" calcext:value-type="float">
            <text:p>0.0353487502</text:p>
          </table:table-cell>
          <table:table-cell office:value-type="float" office:value="0.01747278" calcext:value-type="float">
            <text:p>0.01747278</text:p>
          </table:table-cell>
          <table:table-cell office:value-type="float" office:value="0.87913699" calcext:value-type="float">
            <text:p>0.87913699</text:p>
          </table:table-cell>
          <table:table-cell table:formula="of:=(2*[.I14]*[.J14])/([.I14]+[.J14])" office:value-type="float" office:value="0.0342645546147288" calcext:value-type="float">
            <text:p>0.0342645546</text:p>
          </table:table-cell>
          <table:table-cell office:value-type="float" office:value="0.01528252" calcext:value-type="float">
            <text:p>0.01528252</text:p>
          </table:table-cell>
          <table:table-cell office:value-type="float" office:value="0.88427717" calcext:value-type="float">
            <text:p>0.88427717</text:p>
          </table:table-cell>
          <table:table-cell table:formula="of:=(2*[.L14]*[.M14])/([.L14]+[.M14])" office:value-type="float" office:value="0.0300457739187233" calcext:value-type="float">
            <text:p>0.0300457739</text:p>
          </table:table-cell>
          <table:table-cell office:value-type="float" office:value="0.01525539" calcext:value-type="float">
            <text:p>0.01525539</text:p>
          </table:table-cell>
          <table:table-cell office:value-type="float" office:value="0.89104672" calcext:value-type="float">
            <text:p>0.89104672</text:p>
          </table:table-cell>
          <table:table-cell table:formula="of:=(2*[.O14]*[.P14])/([.O14]+[.P14])" office:value-type="float" office:value="0.0299972052847164" calcext:value-type="float">
            <text:p>0.0299972053</text:p>
          </table:table-cell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formula="of:=(2*[.C15]*[.D15])/([.C15]+[.D15])" office:value-type="float" office:value="0.0300718172974052" calcext:value-type="float">
            <text:p>0.0300718173</text:p>
          </table:table-cell>
          <table:table-cell office:value-type="float" office:value="0.01228102" calcext:value-type="float">
            <text:p>0.01228102</text:p>
          </table:table-cell>
          <table:table-cell office:value-type="float" office:value="0.87769424" calcext:value-type="float">
            <text:p>0.87769424</text:p>
          </table:table-cell>
          <table:table-cell table:formula="of:=(2*[.F15]*[.G15])/([.F15]+[.G15])" office:value-type="float" office:value="0.0242231014721124" calcext:value-type="float">
            <text:p>0.0242231015</text:p>
          </table:table-cell>
          <table:table-cell office:value-type="float" office:value="0.01227407" calcext:value-type="float">
            <text:p>0.01227407</text:p>
          </table:table-cell>
          <table:table-cell office:value-type="float" office:value="0.87769424" calcext:value-type="float">
            <text:p>0.87769424</text:p>
          </table:table-cell>
          <table:table-cell table:formula="of:=(2*[.I15]*[.J15])/([.I15]+[.J15])" office:value-type="float" office:value="0.0242095823397505" calcext:value-type="float">
            <text:p>0.0242095823</text:p>
          </table:table-cell>
          <table:table-cell office:value-type="float" office:value="0.01217224" calcext:value-type="float">
            <text:p>0.01217224</text:p>
          </table:table-cell>
          <table:table-cell office:value-type="float" office:value="0.87769424" calcext:value-type="float">
            <text:p>0.87769424</text:p>
          </table:table-cell>
          <table:table-cell table:formula="of:=(2*[.L15]*[.M15])/([.L15]+[.M15])" office:value-type="float" office:value="0.0240114785218061" calcext:value-type="float">
            <text:p>0.0240114785</text:p>
          </table:table-cell>
          <table:table-cell office:value-type="float" office:value="0.01217224" calcext:value-type="float">
            <text:p>0.01217224</text:p>
          </table:table-cell>
          <table:table-cell office:value-type="float" office:value="0.87769424" calcext:value-type="float">
            <text:p>0.87769424</text:p>
          </table:table-cell>
          <table:table-cell table:formula="of:=(2*[.O15]*[.P15])/([.O15]+[.P15])" office:value-type="float" office:value="0.0240114785218061" calcext:value-type="float">
            <text:p>0.0240114785</text:p>
          </table:table-cell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formula="of:=(2*[.C16]*[.D16])/([.C16]+[.D16])" office:value-type="float" office:value="0.124519739630838" calcext:value-type="float">
            <text:p>0.1245197396</text:p>
          </table:table-cell>
          <table:table-cell office:value-type="float" office:value="0.08501606" calcext:value-type="float">
            <text:p>0.08501606</text:p>
          </table:table-cell>
          <table:table-cell office:value-type="float" office:value="0.20849927" calcext:value-type="float">
            <text:p>0.20849927</text:p>
          </table:table-cell>
          <table:table-cell table:formula="of:=(2*[.F16]*[.G16])/([.F16]+[.G16])" office:value-type="float" office:value="0.12078269607435" calcext:value-type="float">
            <text:p>0.1207826961</text:p>
          </table:table-cell>
          <table:table-cell office:value-type="float" office:value="0.08524664" calcext:value-type="float">
            <text:p>0.08524664</text:p>
          </table:table-cell>
          <table:table-cell office:value-type="float" office:value="0.23118944" calcext:value-type="float">
            <text:p>0.23118944</text:p>
          </table:table-cell>
          <table:table-cell table:formula="of:=(2*[.I16]*[.J16])/([.I16]+[.J16])" office:value-type="float" office:value="0.12456305844442" calcext:value-type="float">
            <text:p>0.1245630584</text:p>
          </table:table-cell>
          <table:table-cell office:value-type="float" office:value="0.08515242" calcext:value-type="float">
            <text:p>0.08515242</text:p>
          </table:table-cell>
          <table:table-cell office:value-type="float" office:value="0.2346672" calcext:value-type="float">
            <text:p>0.2346672</text:p>
          </table:table-cell>
          <table:table-cell table:formula="of:=(2*[.L16]*[.M16])/([.L16]+[.M16])" office:value-type="float" office:value="0.124960938760568" calcext:value-type="float">
            <text:p>0.1249609388</text:p>
          </table:table-cell>
          <table:table-cell office:value-type="float" office:value="0.08512846" calcext:value-type="float">
            <text:p>0.08512846</text:p>
          </table:table-cell>
          <table:table-cell office:value-type="float" office:value="0.23475644" calcext:value-type="float">
            <text:p>0.23475644</text:p>
          </table:table-cell>
          <table:table-cell table:formula="of:=(2*[.O16]*[.P16])/([.O16]+[.P16])" office:value-type="float" office:value="0.124947780981737" calcext:value-type="float">
            <text:p>0.124947781</text:p>
          </table:table-cell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formula="of:=(2*[.C17]*[.D17])/([.C17]+[.D17])" office:value-type="float" office:value="0.00422647675201496" calcext:value-type="float">
            <text:p>0.0042264768</text:p>
          </table:table-cell>
          <table:table-cell office:value-type="float" office:value="0.00134511" calcext:value-type="float">
            <text:p>0.00134511</text:p>
          </table:table-cell>
          <table:table-cell office:value-type="float" office:value="0.77989899" calcext:value-type="float">
            <text:p>0.77989899</text:p>
          </table:table-cell>
          <table:table-cell table:formula="of:=(2*[.F17]*[.G17])/([.F17]+[.G17])" office:value-type="float" office:value="0.00268558810348494" calcext:value-type="float">
            <text:p>0.0026855881</text:p>
          </table:table-cell>
          <table:table-cell office:value-type="float" office:value="0.00095138" calcext:value-type="float">
            <text:p>0.00095138</text:p>
          </table:table-cell>
          <table:table-cell office:value-type="float" office:value="0.77989899" calcext:value-type="float">
            <text:p>0.77989899</text:p>
          </table:table-cell>
          <table:table-cell table:formula="of:=(2*[.I17]*[.J17])/([.I17]+[.J17])" office:value-type="float" office:value="0.00190044169693151" calcext:value-type="float">
            <text:p>0.0019004417</text:p>
          </table:table-cell>
          <table:table-cell office:value-type="float" office:value="0.00092703" calcext:value-type="float">
            <text:p>0.00092703</text:p>
          </table:table-cell>
          <table:table-cell office:value-type="float" office:value="0.85397306" calcext:value-type="float">
            <text:p>0.85397306</text:p>
          </table:table-cell>
          <table:table-cell table:formula="of:=(2*[.L17]*[.M17])/([.L17]+[.M17])" office:value-type="float" office:value="0.00185204950864328" calcext:value-type="float">
            <text:p>0.0018520495</text:p>
          </table:table-cell>
          <table:table-cell office:value-type="float" office:value="0.00088606" calcext:value-type="float">
            <text:p>0.00088606</text:p>
          </table:table-cell>
          <table:table-cell office:value-type="float" office:value="0.87138047" calcext:value-type="float">
            <text:p>0.87138047</text:p>
          </table:table-cell>
          <table:table-cell table:formula="of:=(2*[.O17]*[.P17])/([.O17]+[.P17])" office:value-type="float" office:value="0.00177031985681762" calcext:value-type="float">
            <text:p>0.0017703199</text:p>
          </table:table-cell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formula="of:=(2*[.C18]*[.D18])/([.C18]+[.D18])" office:value-type="float" office:value="0.0310901840770555" calcext:value-type="float">
            <text:p>0.0310901841</text:p>
          </table:table-cell>
          <table:table-cell office:value-type="float" office:value="0.0506267" calcext:value-type="float">
            <text:p>0.0506267</text:p>
          </table:table-cell>
          <table:table-cell office:value-type="float" office:value="0.02985871" calcext:value-type="float">
            <text:p>0.02985871</text:p>
          </table:table-cell>
          <table:table-cell table:formula="of:=(2*[.F18]*[.G18])/([.F18]+[.G18])" office:value-type="float" office:value="0.0375632789484951" calcext:value-type="float">
            <text:p>0.0375632789</text:p>
          </table:table-cell>
          <table:table-cell office:value-type="float" office:value="0.0506267" calcext:value-type="float">
            <text:p>0.0506267</text:p>
          </table:table-cell>
          <table:table-cell office:value-type="float" office:value="0.02985871" calcext:value-type="float">
            <text:p>0.02985871</text:p>
          </table:table-cell>
          <table:table-cell table:formula="of:=(2*[.I18]*[.J18])/([.I18]+[.J18])" office:value-type="float" office:value="0.0375632789484951" calcext:value-type="float">
            <text:p>0.0375632789</text:p>
          </table:table-cell>
          <table:table-cell office:value-type="float" office:value="0.01339859" calcext:value-type="float">
            <text:p>0.01339859</text:p>
          </table:table-cell>
          <table:table-cell office:value-type="float" office:value="0.10481995" calcext:value-type="float">
            <text:p>0.10481995</text:p>
          </table:table-cell>
          <table:table-cell table:formula="of:=(2*[.L18]*[.M18])/([.L18]+[.M18])" office:value-type="float" office:value="0.0237600554679579" calcext:value-type="float">
            <text:p>0.0237600555</text:p>
          </table:table-cell>
          <table:table-cell office:value-type="float" office:value="0.01817783" calcext:value-type="float">
            <text:p>0.01817783</text:p>
          </table:table-cell>
          <table:table-cell office:value-type="float" office:value="0.32982206" calcext:value-type="float">
            <text:p>0.32982206</text:p>
          </table:table-cell>
          <table:table-cell table:formula="of:=(2*[.O18]*[.P18])/([.O18]+[.P18])" office:value-type="float" office:value="0.0344566162761132" calcext:value-type="float">
            <text:p>0.0344566163</text:p>
          </table:table-cell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formula="of:=(2*[.C19]*[.D19])/([.C19]+[.D19])" office:value-type="float" office:value="0.644456108655636" calcext:value-type="float">
            <text:p>0.6444561087</text:p>
          </table:table-cell>
          <table:table-cell office:value-type="float" office:value="0.83403325" calcext:value-type="float">
            <text:p>0.83403325</text:p>
          </table:table-cell>
          <table:table-cell office:value-type="float" office:value="0.53847097" calcext:value-type="float">
            <text:p>0.53847097</text:p>
          </table:table-cell>
          <table:table-cell table:formula="of:=(2*[.F19]*[.G19])/([.F19]+[.G19])" office:value-type="float" office:value="0.654428141779779" calcext:value-type="float">
            <text:p>0.6544281418</text:p>
          </table:table-cell>
          <table:table-cell office:value-type="float" office:value="0.8339092" calcext:value-type="float">
            <text:p>0.8339092</text:p>
          </table:table-cell>
          <table:table-cell office:value-type="float" office:value="0.53847097" calcext:value-type="float">
            <text:p>0.53847097</text:p>
          </table:table-cell>
          <table:table-cell table:formula="of:=(2*[.I19]*[.J19])/([.I19]+[.J19])" office:value-type="float" office:value="0.654389950586249" calcext:value-type="float">
            <text:p>0.6543899506</text:p>
          </table:table-cell>
          <table:table-cell office:value-type="float" office:value="0.8339092" calcext:value-type="float">
            <text:p>0.8339092</text:p>
          </table:table-cell>
          <table:table-cell office:value-type="float" office:value="0.53847097" calcext:value-type="float">
            <text:p>0.53847097</text:p>
          </table:table-cell>
          <table:table-cell table:formula="of:=(2*[.L19]*[.M19])/([.L19]+[.M19])" office:value-type="float" office:value="0.654389950586249" calcext:value-type="float">
            <text:p>0.6543899506</text:p>
          </table:table-cell>
          <table:table-cell office:value-type="float" office:value="0.8339092" calcext:value-type="float">
            <text:p>0.8339092</text:p>
          </table:table-cell>
          <table:table-cell office:value-type="float" office:value="0.53847097" calcext:value-type="float">
            <text:p>0.53847097</text:p>
          </table:table-cell>
          <table:table-cell table:formula="of:=(2*[.O19]*[.P19])/([.O19]+[.P19])" office:value-type="float" office:value="0.654389950586249" calcext:value-type="float">
            <text:p>0.6543899506</text:p>
          </table:table-cell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formula="of:=(2*[.C20]*[.D20])/([.C20]+[.D20])" office:value-type="float" office:value="0.0723677923736359" calcext:value-type="float">
            <text:p>0.0723677924</text:p>
          </table:table-cell>
          <table:table-cell office:value-type="float" office:value="0.03651069" calcext:value-type="float">
            <text:p>0.03651069</text:p>
          </table:table-cell>
          <table:table-cell office:value-type="float" office:value="0.95024316" calcext:value-type="float">
            <text:p>0.95024316</text:p>
          </table:table-cell>
          <table:table-cell table:formula="of:=(2*[.F20]*[.G20])/([.F20]+[.G20])" office:value-type="float" office:value="0.0703195299200108" calcext:value-type="float">
            <text:p>0.0703195299</text:p>
          </table:table-cell>
          <table:table-cell office:value-type="float" office:value="0.03323717" calcext:value-type="float">
            <text:p>0.03323717</text:p>
          </table:table-cell>
          <table:table-cell office:value-type="float" office:value="0.95199169" calcext:value-type="float">
            <text:p>0.95199169</text:p>
          </table:table-cell>
          <table:table-cell table:formula="of:=(2*[.I20]*[.J20])/([.I20]+[.J20])" office:value-type="float" office:value="0.0642317961313421" calcext:value-type="float">
            <text:p>0.0642317961</text:p>
          </table:table-cell>
          <table:table-cell office:value-type="float" office:value="0.03217778" calcext:value-type="float">
            <text:p>0.03217778</text:p>
          </table:table-cell>
          <table:table-cell office:value-type="float" office:value="0.95447095" calcext:value-type="float">
            <text:p>0.95447095</text:p>
          </table:table-cell>
          <table:table-cell table:formula="of:=(2*[.L20]*[.M20])/([.L20]+[.M20])" office:value-type="float" office:value="0.0622567187523588" calcext:value-type="float">
            <text:p>0.0622567188</text:p>
          </table:table-cell>
          <table:table-cell office:value-type="float" office:value="0.02911868" calcext:value-type="float">
            <text:p>0.02911868</text:p>
          </table:table-cell>
          <table:table-cell office:value-type="float" office:value="0.95844821" calcext:value-type="float">
            <text:p>0.95844821</text:p>
          </table:table-cell>
          <table:table-cell table:formula="of:=(2*[.O20]*[.P20])/([.O20]+[.P20])" office:value-type="float" office:value="0.0565202155037069" calcext:value-type="float">
            <text:p>0.0565202155</text:p>
          </table:table-cell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C21]*[.D21])/([.C21]+[.D21])" office:value-type="float" office:value="0.0305254417894681" calcext:value-type="float">
            <text:p>0.0305254418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F21]*[.G21])/([.F21]+[.G21])" office:value-type="float" office:value="0.0305254417894681" calcext:value-type="float">
            <text:p>0.0305254418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I21]*[.J21])/([.I21]+[.J21])" office:value-type="float" office:value="0.0305254417894681" calcext:value-type="float">
            <text:p>0.0305254418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L21]*[.M21])/([.L21]+[.M21])" office:value-type="float" office:value="0.0305254417894681" calcext:value-type="float">
            <text:p>0.0305254418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O21]*[.P21])/([.O21]+[.P21])" office:value-type="float" office:value="0.0305254417894681" calcext:value-type="float">
            <text:p>0.0305254418</text:p>
          </table:table-cell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formula="of:=(2*[.C22]*[.D22])/([.C22]+[.D22])" office:value-type="float" office:value="0.0635304722157488" calcext:value-type="float">
            <text:p>0.0635304722</text:p>
          </table:table-cell>
          <table:table-cell office:value-type="float" office:value="0.07305633" calcext:value-type="float">
            <text:p>0.07305633</text:p>
          </table:table-cell>
          <table:table-cell office:value-type="float" office:value="0.11382073" calcext:value-type="float">
            <text:p>0.11382073</text:p>
          </table:table-cell>
          <table:table-cell table:formula="of:=(2*[.F22]*[.G22])/([.F22]+[.G22])" office:value-type="float" office:value="0.088992461800511" calcext:value-type="float">
            <text:p>0.0889924618</text:p>
          </table:table-cell>
          <table:table-cell office:value-type="float" office:value="0.06448603" calcext:value-type="float">
            <text:p>0.06448603</text:p>
          </table:table-cell>
          <table:table-cell office:value-type="float" office:value="0.23043668" calcext:value-type="float">
            <text:p>0.23043668</text:p>
          </table:table-cell>
          <table:table-cell table:formula="of:=(2*[.I22]*[.J22])/([.I22]+[.J22])" office:value-type="float" office:value="0.100771803294364" calcext:value-type="float">
            <text:p>0.1007718033</text:p>
          </table:table-cell>
          <table:table-cell office:value-type="float" office:value="0.06032312" calcext:value-type="float">
            <text:p>0.06032312</text:p>
          </table:table-cell>
          <table:table-cell office:value-type="float" office:value="0.33672957" calcext:value-type="float">
            <text:p>0.33672957</text:p>
          </table:table-cell>
          <table:table-cell table:formula="of:=(2*[.L22]*[.M22])/([.L22]+[.M22])" office:value-type="float" office:value="0.102316789535708" calcext:value-type="float">
            <text:p>0.1023167895</text:p>
          </table:table-cell>
          <table:table-cell office:value-type="float" office:value="0.06734327" calcext:value-type="float">
            <text:p>0.06734327</text:p>
          </table:table-cell>
          <table:table-cell office:value-type="float" office:value="0.44261966" calcext:value-type="float">
            <text:p>0.44261966</text:p>
          </table:table-cell>
          <table:table-cell table:formula="of:=(2*[.O22]*[.P22])/([.O22]+[.P22])" office:value-type="float" office:value="0.116900478513951" calcext:value-type="float">
            <text:p>0.1169004785</text:p>
          </table:table-cell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formula="of:=(2*[.C23]*[.D23])/([.C23]+[.D23])" office:value-type="float" office:value="0.0430878939534193" calcext:value-type="float">
            <text:p>0.043087894</text:p>
          </table:table-cell>
          <table:table-cell office:value-type="float" office:value="0.02033027" calcext:value-type="float">
            <text:p>0.02033027</text:p>
          </table:table-cell>
          <table:table-cell office:value-type="float" office:value="0.70115954" calcext:value-type="float">
            <text:p>0.70115954</text:p>
          </table:table-cell>
          <table:table-cell table:formula="of:=(2*[.F23]*[.G23])/([.F23]+[.G23])" office:value-type="float" office:value="0.0395147999700115" calcext:value-type="float">
            <text:p>0.0395148</text:p>
          </table:table-cell>
          <table:table-cell office:value-type="float" office:value="0.02022151" calcext:value-type="float">
            <text:p>0.02022151</text:p>
          </table:table-cell>
          <table:table-cell office:value-type="float" office:value="0.71118444" calcext:value-type="float">
            <text:p>0.71118444</text:p>
          </table:table-cell>
          <table:table-cell table:formula="of:=(2*[.I23]*[.J23])/([.I23]+[.J23])" office:value-type="float" office:value="0.0393248735953116" calcext:value-type="float">
            <text:p>0.0393248736</text:p>
          </table:table-cell>
          <table:table-cell office:value-type="float" office:value="0.02021604" calcext:value-type="float">
            <text:p>0.02021604</text:p>
          </table:table-cell>
          <table:table-cell office:value-type="float" office:value="0.71510601" calcext:value-type="float">
            <text:p>0.71510601</text:p>
          </table:table-cell>
          <table:table-cell table:formula="of:=(2*[.L23]*[.M23])/([.L23]+[.M23])" office:value-type="float" office:value="0.0393204901237503" calcext:value-type="float">
            <text:p>0.0393204901</text:p>
          </table:table-cell>
          <table:table-cell office:value-type="float" office:value="0.02021604" calcext:value-type="float">
            <text:p>0.02021604</text:p>
          </table:table-cell>
          <table:table-cell office:value-type="float" office:value="0.71510601" calcext:value-type="float">
            <text:p>0.71510601</text:p>
          </table:table-cell>
          <table:table-cell table:formula="of:=(2*[.O23]*[.P23])/([.O23]+[.P23])" office:value-type="float" office:value="0.0393204901237503" calcext:value-type="float">
            <text:p>0.0393204901</text:p>
          </table:table-cell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formula="of:=(2*[.C24]*[.D24])/([.C24]+[.D24])" office:value-type="float" office:value="0.520985253522364" calcext:value-type="float">
            <text:p>0.5209852535</text:p>
          </table:table-cell>
          <table:table-cell office:value-type="float" office:value="0.47445271" calcext:value-type="float">
            <text:p>0.47445271</text:p>
          </table:table-cell>
          <table:table-cell office:value-type="float" office:value="0.52598424" calcext:value-type="float">
            <text:p>0.52598424</text:p>
          </table:table-cell>
          <table:table-cell table:formula="of:=(2*[.F24]*[.G24])/([.F24]+[.G24])" office:value-type="float" office:value="0.498891305614592" calcext:value-type="float">
            <text:p>0.4988913056</text:p>
          </table:table-cell>
          <table:table-cell office:value-type="float" office:value="0.4400252" calcext:value-type="float">
            <text:p>0.4400252</text:p>
          </table:table-cell>
          <table:table-cell office:value-type="float" office:value="0.52810872" calcext:value-type="float">
            <text:p>0.52810872</text:p>
          </table:table-cell>
          <table:table-cell table:formula="of:=(2*[.I24]*[.J24])/([.I24]+[.J24])" office:value-type="float" office:value="0.480059918032299" calcext:value-type="float">
            <text:p>0.480059918</text:p>
          </table:table-cell>
          <table:table-cell office:value-type="float" office:value="0.43875492" calcext:value-type="float">
            <text:p>0.43875492</text:p>
          </table:table-cell>
          <table:table-cell office:value-type="float" office:value="0.52850731" calcext:value-type="float">
            <text:p>0.52850731</text:p>
          </table:table-cell>
          <table:table-cell table:formula="of:=(2*[.L24]*[.M24])/([.L24]+[.M24])" office:value-type="float" office:value="0.479467046942307" calcext:value-type="float">
            <text:p>0.4794670469</text:p>
          </table:table-cell>
          <table:table-cell office:value-type="float" office:value="0.43875492" calcext:value-type="float">
            <text:p>0.43875492</text:p>
          </table:table-cell>
          <table:table-cell office:value-type="float" office:value="0.52850731" calcext:value-type="float">
            <text:p>0.52850731</text:p>
          </table:table-cell>
          <table:table-cell table:formula="of:=(2*[.O24]*[.P24])/([.O24]+[.P24])" office:value-type="float" office:value="0.479467046942307" calcext:value-type="float">
            <text:p>0.4794670469</text:p>
          </table:table-cell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formula="of:=(2*[.C25]*[.D25])/([.C25]+[.D25])" office:value-type="float" office:value="0.128020865520982" calcext:value-type="float">
            <text:p>0.1280208655</text:p>
          </table:table-cell>
          <table:table-cell office:value-type="float" office:value="0.27797225" calcext:value-type="float">
            <text:p>0.27797225</text:p>
          </table:table-cell>
          <table:table-cell office:value-type="float" office:value="0.08844743" calcext:value-type="float">
            <text:p>0.08844743</text:p>
          </table:table-cell>
          <table:table-cell table:formula="of:=(2*[.F25]*[.G25])/([.F25]+[.G25])" office:value-type="float" office:value="0.134195472927751" calcext:value-type="float">
            <text:p>0.1341954729</text:p>
          </table:table-cell>
          <table:table-cell office:value-type="float" office:value="0.28216201" calcext:value-type="float">
            <text:p>0.28216201</text:p>
          </table:table-cell>
          <table:table-cell office:value-type="float" office:value="0.09254159" calcext:value-type="float">
            <text:p>0.09254159</text:p>
          </table:table-cell>
          <table:table-cell table:formula="of:=(2*[.I25]*[.J25])/([.I25]+[.J25])" office:value-type="float" office:value="0.139372672389568" calcext:value-type="float">
            <text:p>0.1393726724</text:p>
          </table:table-cell>
          <table:table-cell office:value-type="float" office:value="0.28216201" calcext:value-type="float">
            <text:p>0.28216201</text:p>
          </table:table-cell>
          <table:table-cell office:value-type="float" office:value="0.09254159" calcext:value-type="float">
            <text:p>0.09254159</text:p>
          </table:table-cell>
          <table:table-cell table:formula="of:=(2*[.L25]*[.M25])/([.L25]+[.M25])" office:value-type="float" office:value="0.139372672389568" calcext:value-type="float">
            <text:p>0.1393726724</text:p>
          </table:table-cell>
          <table:table-cell office:value-type="float" office:value="0.28216201" calcext:value-type="float">
            <text:p>0.28216201</text:p>
          </table:table-cell>
          <table:table-cell office:value-type="float" office:value="0.09254159" calcext:value-type="float">
            <text:p>0.09254159</text:p>
          </table:table-cell>
          <table:table-cell table:formula="of:=(2*[.O25]*[.P25])/([.O25]+[.P25])" office:value-type="float" office:value="0.139372672389568" calcext:value-type="float">
            <text:p>0.1393726724</text:p>
          </table:table-cell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formula="of:=(2*[.C26]*[.D26])/([.C26]+[.D26])" office:value-type="float" office:value="0.0781456950333658" calcext:value-type="float">
            <text:p>0.078145695</text:p>
          </table:table-cell>
          <table:table-cell office:value-type="float" office:value="0.0445048" calcext:value-type="float">
            <text:p>0.0445048</text:p>
          </table:table-cell>
          <table:table-cell office:value-type="float" office:value="0.67894825" calcext:value-type="float">
            <text:p>0.67894825</text:p>
          </table:table-cell>
          <table:table-cell table:formula="of:=(2*[.F26]*[.G26])/([.F26]+[.G26])" office:value-type="float" office:value="0.0835339793690828" calcext:value-type="float">
            <text:p>0.0835339794</text:p>
          </table:table-cell>
          <table:table-cell office:value-type="float" office:value="0.04417267" calcext:value-type="float">
            <text:p>0.04417267</text:p>
          </table:table-cell>
          <table:table-cell office:value-type="float" office:value="0.68100585" calcext:value-type="float">
            <text:p>0.68100585</text:p>
          </table:table-cell>
          <table:table-cell table:formula="of:=(2*[.I26]*[.J26])/([.I26]+[.J26])" office:value-type="float" office:value="0.0829639760430839" calcext:value-type="float">
            <text:p>0.082963976</text:p>
          </table:table-cell>
          <table:table-cell office:value-type="float" office:value="0.04417267" calcext:value-type="float">
            <text:p>0.04417267</text:p>
          </table:table-cell>
          <table:table-cell office:value-type="float" office:value="0.68100585" calcext:value-type="float">
            <text:p>0.68100585</text:p>
          </table:table-cell>
          <table:table-cell table:formula="of:=(2*[.L26]*[.M26])/([.L26]+[.M26])" office:value-type="float" office:value="0.0829639760430839" calcext:value-type="float">
            <text:p>0.082963976</text:p>
          </table:table-cell>
          <table:table-cell office:value-type="float" office:value="0.04417267" calcext:value-type="float">
            <text:p>0.04417267</text:p>
          </table:table-cell>
          <table:table-cell office:value-type="float" office:value="0.68100585" calcext:value-type="float">
            <text:p>0.68100585</text:p>
          </table:table-cell>
          <table:table-cell table:formula="of:=(2*[.O26]*[.P26])/([.O26]+[.P26])" office:value-type="float" office:value="0.0829639760430839" calcext:value-type="float">
            <text:p>0.082963976</text:p>
          </table:table-cell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C27]*[.D27])/([.C27]+[.D27])" office:value-type="float" office:value="0.185672530483015" calcext:value-type="float">
            <text:p>0.1856725305</text:p>
          </table:table-cell>
          <table:table-cell office:value-type="float" office:value="0.1103157" calcext:value-type="float">
            <text:p>0.1103157</text:p>
          </table:table-cell>
          <table:table-cell office:value-type="float" office:value="0.52173306" calcext:value-type="float">
            <text:p>0.52173306</text:p>
          </table:table-cell>
          <table:table-cell table:formula="of:=(2*[.F27]*[.G27])/([.F27]+[.G27])" office:value-type="float" office:value="0.182123125206486" calcext:value-type="float">
            <text:p>0.1821231252</text:p>
          </table:table-cell>
          <table:table-cell office:value-type="float" office:value="0.10810829" calcext:value-type="float">
            <text:p>0.10810829</text:p>
          </table:table-cell>
          <table:table-cell office:value-type="float" office:value="0.53554229" calcext:value-type="float">
            <text:p>0.53554229</text:p>
          </table:table-cell>
          <table:table-cell table:formula="of:=(2*[.I27]*[.J27])/([.I27]+[.J27])" office:value-type="float" office:value="0.179900595116636" calcext:value-type="float">
            <text:p>0.1799005951</text:p>
          </table:table-cell>
          <table:table-cell office:value-type="float" office:value="0.10630901" calcext:value-type="float">
            <text:p>0.10630901</text:p>
          </table:table-cell>
          <table:table-cell office:value-type="float" office:value="0.54896095" calcext:value-type="float">
            <text:p>0.54896095</text:p>
          </table:table-cell>
          <table:table-cell table:formula="of:=(2*[.L27]*[.M27])/([.L27]+[.M27])" office:value-type="float" office:value="0.178123517590092" calcext:value-type="float">
            <text:p>0.1781235176</text:p>
          </table:table-cell>
          <table:table-cell office:value-type="float" office:value="0.10660541" calcext:value-type="float">
            <text:p>0.10660541</text:p>
          </table:table-cell>
          <table:table-cell office:value-type="float" office:value="0.56514708" calcext:value-type="float">
            <text:p>0.56514708</text:p>
          </table:table-cell>
          <table:table-cell table:formula="of:=(2*[.O27]*[.P27])/([.O27]+[.P27])" office:value-type="float" office:value="0.179374805663029" calcext:value-type="float">
            <text:p>0.1793748057</text:p>
          </table:table-cell>
        </table:table-row>
        <table:table-row table:style-name="ro3">
          <table:table-cell table:number-columns-repeated="2"/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formula="of:=(2*[.C28]*[.D28])/([.C28]+[.D28])" office:value-type="float" office:value="0.29734778097602" calcext:value-type="float">
            <text:p>0.297347781</text:p>
          </table:table-cell>
          <table:table-cell office:value-type="float" office:value="0.18224644" calcext:value-type="float">
            <text:p>0.18224644</text:p>
          </table:table-cell>
          <table:table-cell office:value-type="float" office:value="0.46041516" calcext:value-type="float">
            <text:p>0.46041516</text:p>
          </table:table-cell>
          <table:table-cell table:formula="of:=(2*[.F28]*[.G28])/([.F28]+[.G28])" office:value-type="float" office:value="0.261129726226152" calcext:value-type="float">
            <text:p>0.2611297262</text:p>
          </table:table-cell>
          <table:table-cell office:value-type="float" office:value="0.16965435" calcext:value-type="float">
            <text:p>0.16965435</text:p>
          </table:table-cell>
          <table:table-cell office:value-type="float" office:value="0.46650833" calcext:value-type="float">
            <text:p>0.46650833</text:p>
          </table:table-cell>
          <table:table-cell table:formula="of:=(2*[.I28]*[.J28])/([.I28]+[.J28])" office:value-type="float" office:value="0.248820529666203" calcext:value-type="float">
            <text:p>0.2488205297</text:p>
          </table:table-cell>
          <table:table-cell office:value-type="float" office:value="0.16369689" calcext:value-type="float">
            <text:p>0.16369689</text:p>
          </table:table-cell>
          <table:table-cell office:value-type="float" office:value="0.4706102" calcext:value-type="float">
            <text:p>0.4706102</text:p>
          </table:table-cell>
          <table:table-cell table:formula="of:=(2*[.L28]*[.M28])/([.L28]+[.M28])" office:value-type="float" office:value="0.242902617223711" calcext:value-type="float">
            <text:p>0.2429026172</text:p>
          </table:table-cell>
          <table:table-cell office:value-type="float" office:value="0.15828304" calcext:value-type="float">
            <text:p>0.15828304</text:p>
          </table:table-cell>
          <table:table-cell office:value-type="float" office:value="0.47393681" calcext:value-type="float">
            <text:p>0.47393681</text:p>
          </table:table-cell>
          <table:table-cell table:formula="of:=(2*[.O28]*[.P28])/([.O28]+[.P28])" office:value-type="float" office:value="0.237310356689061" calcext:value-type="float">
            <text:p>0.2373103567</text:p>
          </table:table-cell>
        </table:table-row>
        <table:table-row table:style-name="ro3">
          <table:table-cell table:number-columns-repeated="17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formula="of:=(2*[.C30]*[.D30])/([.C30]+[.D30])" office:value-type="float" office:value="0.0801835267278504" calcext:value-type="float">
            <text:p>0.0801835267</text:p>
          </table:table-cell>
          <table:table-cell office:value-type="float" office:value="0.03734928" calcext:value-type="float">
            <text:p>0.03734928</text:p>
          </table:table-cell>
          <table:table-cell office:value-type="float" office:value="0.66907784" calcext:value-type="float">
            <text:p>0.66907784</text:p>
          </table:table-cell>
          <table:table-cell table:formula="of:=(2*[.F30]*[.G30])/([.F30]+[.G30])" office:value-type="float" office:value="0.0707491965709221" calcext:value-type="float">
            <text:p>0.0707491966</text:p>
          </table:table-cell>
          <table:table-cell office:value-type="float" office:value="0.03246099" calcext:value-type="float">
            <text:p>0.03246099</text:p>
          </table:table-cell>
          <table:table-cell office:value-type="float" office:value="0.72702003" calcext:value-type="float">
            <text:p>0.72702003</text:p>
          </table:table-cell>
          <table:table-cell table:formula="of:=(2*[.I30]*[.J30])/([.I30]+[.J30])" office:value-type="float" office:value="0.0621471486506133" calcext:value-type="float">
            <text:p>0.0621471487</text:p>
          </table:table-cell>
          <table:table-cell office:value-type="float" office:value="0.03150322" calcext:value-type="float">
            <text:p>0.03150322</text:p>
          </table:table-cell>
          <table:table-cell office:value-type="float" office:value="0.77405511" calcext:value-type="float">
            <text:p>0.77405511</text:p>
          </table:table-cell>
          <table:table-cell table:formula="of:=(2*[.L30]*[.M30])/([.L30]+[.M30])" office:value-type="float" office:value="0.0605424275668634" calcext:value-type="float">
            <text:p>0.0605424276</text:p>
          </table:table-cell>
          <table:table-cell office:value-type="float" office:value="0.02808748" calcext:value-type="float">
            <text:p>0.02808748</text:p>
          </table:table-cell>
          <table:table-cell office:value-type="float" office:value="0.7975619" calcext:value-type="float">
            <text:p>0.7975619</text:p>
          </table:table-cell>
          <table:table-cell table:formula="of:=(2*[.O30]*[.P30])/([.O30]+[.P30])" office:value-type="float" office:value="0.0542639635119983" calcext:value-type="float">
            <text:p>0.0542639635</text:p>
          </table:table-cell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formula="of:=(2*[.C31]*[.D31])/([.C31]+[.D31])" office:value-type="float" office:value="0.149516293891408" calcext:value-type="float">
            <text:p>0.1495162939</text:p>
          </table:table-cell>
          <table:table-cell office:value-type="float" office:value="0.07294975" calcext:value-type="float">
            <text:p>0.07294975</text:p>
          </table:table-cell>
          <table:table-cell office:value-type="float" office:value="0.8852609" calcext:value-type="float">
            <text:p>0.8852609</text:p>
          </table:table-cell>
          <table:table-cell table:formula="of:=(2*[.F31]*[.G31])/([.F31]+[.G31])" office:value-type="float" office:value="0.134791992428335" calcext:value-type="float">
            <text:p>0.1347919924</text:p>
          </table:table-cell>
          <table:table-cell office:value-type="float" office:value="0.06218568" calcext:value-type="float">
            <text:p>0.06218568</text:p>
          </table:table-cell>
          <table:table-cell office:value-type="float" office:value="0.92628697" calcext:value-type="float">
            <text:p>0.92628697</text:p>
          </table:table-cell>
          <table:table-cell table:formula="of:=(2*[.I31]*[.J31])/([.I31]+[.J31])" office:value-type="float" office:value="0.116547048832539" calcext:value-type="float">
            <text:p>0.1165470488</text:p>
          </table:table-cell>
          <table:table-cell office:value-type="float" office:value="0.06051846" calcext:value-type="float">
            <text:p>0.06051846</text:p>
          </table:table-cell>
          <table:table-cell office:value-type="float" office:value="0.93905472" calcext:value-type="float">
            <text:p>0.93905472</text:p>
          </table:table-cell>
          <table:table-cell table:formula="of:=(2*[.L31]*[.M31])/([.L31]+[.M31])" office:value-type="float" office:value="0.113708824220616" calcext:value-type="float">
            <text:p>0.1137088242</text:p>
          </table:table-cell>
          <table:table-cell office:value-type="float" office:value="0.05583113" calcext:value-type="float">
            <text:p>0.05583113</text:p>
          </table:table-cell>
          <table:table-cell office:value-type="float" office:value="0.95001754" calcext:value-type="float">
            <text:p>0.95001754</text:p>
          </table:table-cell>
          <table:table-cell table:formula="of:=(2*[.O31]*[.P31])/([.O31]+[.P31])" office:value-type="float" office:value="0.10546427978678" calcext:value-type="float">
            <text:p>0.1054642798</text:p>
          </table:table-cell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formula="of:=(2*[.C32]*[.D32])/([.C32]+[.D32])" office:value-type="float" office:value="0.00668651030178796" calcext:value-type="float">
            <text:p>0.0066865103</text:p>
          </table:table-cell>
          <table:table-cell office:value-type="float" office:value="0.00216588" calcext:value-type="float">
            <text:p>0.00216588</text:p>
          </table:table-cell>
          <table:table-cell office:value-type="float" office:value="1" calcext:value-type="float">
            <text:p>1</text:p>
          </table:table-cell>
          <table:table-cell table:formula="of:=(2*[.F32]*[.G32])/([.F32]+[.G32])" office:value-type="float" office:value="0.00432239820417754" calcext:value-type="float">
            <text:p>0.0043223982</text:p>
          </table:table-cell>
          <table:table-cell office:value-type="float" office:value="0.00216425" calcext:value-type="float">
            <text:p>0.00216425</text:p>
          </table:table-cell>
          <table:table-cell office:value-type="float" office:value="1" calcext:value-type="float">
            <text:p>1</text:p>
          </table:table-cell>
          <table:table-cell table:formula="of:=(2*[.I32]*[.J32])/([.I32]+[.J32])" office:value-type="float" office:value="0.0043191522746895" calcext:value-type="float">
            <text:p>0.0043191523</text:p>
          </table:table-cell>
          <table:table-cell office:value-type="float" office:value="0.00216425" calcext:value-type="float">
            <text:p>0.00216425</text:p>
          </table:table-cell>
          <table:table-cell office:value-type="float" office:value="1" calcext:value-type="float">
            <text:p>1</text:p>
          </table:table-cell>
          <table:table-cell table:formula="of:=(2*[.L32]*[.M32])/([.L32]+[.M32])" office:value-type="float" office:value="0.0043191522746895" calcext:value-type="float">
            <text:p>0.0043191523</text:p>
          </table:table-cell>
          <table:table-cell office:value-type="float" office:value="0.00216425" calcext:value-type="float">
            <text:p>0.00216425</text:p>
          </table:table-cell>
          <table:table-cell office:value-type="float" office:value="1" calcext:value-type="float">
            <text:p>1</text:p>
          </table:table-cell>
          <table:table-cell table:formula="of:=(2*[.O32]*[.P32])/([.O32]+[.P32])" office:value-type="float" office:value="0.0043191522746895" calcext:value-type="float">
            <text:p>0.0043191523</text:p>
          </table:table-cell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formula="of:=(2*[.C33]*[.D33])/([.C33]+[.D33])" office:value-type="float" office:value="0.106517995844172" calcext:value-type="float">
            <text:p>0.1065179958</text:p>
          </table:table-cell>
          <table:table-cell office:value-type="float" office:value="0.0490173" calcext:value-type="float">
            <text:p>0.0490173</text:p>
          </table:table-cell>
          <table:table-cell office:value-type="float" office:value="0.47199931" calcext:value-type="float">
            <text:p>0.47199931</text:p>
          </table:table-cell>
          <table:table-cell table:formula="of:=(2*[.F33]*[.G33])/([.F33]+[.G33])" office:value-type="float" office:value="0.0888114940445488" calcext:value-type="float">
            <text:p>0.088811494</text:p>
          </table:table-cell>
          <table:table-cell office:value-type="float" office:value="0.05237929" calcext:value-type="float">
            <text:p>0.05237929</text:p>
          </table:table-cell>
          <table:table-cell office:value-type="float" office:value="0.55366375" calcext:value-type="float">
            <text:p>0.55366375</text:p>
          </table:table-cell>
          <table:table-cell table:formula="of:=(2*[.I33]*[.J33])/([.I33]+[.J33])" office:value-type="float" office:value="0.0957044705067069" calcext:value-type="float">
            <text:p>0.0957044705</text:p>
          </table:table-cell>
          <table:table-cell office:value-type="float" office:value="0.05466005" calcext:value-type="float">
            <text:p>0.05466005</text:p>
          </table:table-cell>
          <table:table-cell office:value-type="float" office:value="0.62598522" calcext:value-type="float">
            <text:p>0.62598522</text:p>
          </table:table-cell>
          <table:table-cell table:formula="of:=(2*[.L33]*[.M33])/([.L33]+[.M33])" office:value-type="float" office:value="0.100541015805372" calcext:value-type="float">
            <text:p>0.1005410158</text:p>
          </table:table-cell>
          <table:table-cell office:value-type="float" office:value="0.05507079" calcext:value-type="float">
            <text:p>0.05507079</text:p>
          </table:table-cell>
          <table:table-cell office:value-type="float" office:value="0.64684916" calcext:value-type="float">
            <text:p>0.64684916</text:p>
          </table:table-cell>
          <table:table-cell table:formula="of:=(2*[.O33]*[.P33])/([.O33]+[.P33])" office:value-type="float" office:value="0.101500161812003" calcext:value-type="float">
            <text:p>0.1015001618</text:p>
          </table:table-cell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C34]*[.D34])/([.C34]+[.D34])" office:value-type="float" office:value="0.0690836289158947" calcext:value-type="float">
            <text:p>0.0690836289</text:p>
          </table:table-cell>
          <table:table-cell office:value-type="float" office:value="0.04818871" calcext:value-type="float">
            <text:p>0.04818871</text:p>
          </table:table-cell>
          <table:table-cell office:value-type="float" office:value="0.90674389" calcext:value-type="float">
            <text:p>0.90674389</text:p>
          </table:table-cell>
          <table:table-cell table:formula="of:=(2*[.F34]*[.G34])/([.F34]+[.G34])" office:value-type="float" office:value="0.091513931683727" calcext:value-type="float">
            <text:p>0.0915139317</text:p>
          </table:table-cell>
          <table:table-cell office:value-type="float" office:value="0.03553924" calcext:value-type="float">
            <text:p>0.03553924</text:p>
          </table:table-cell>
          <table:table-cell office:value-type="float" office:value="0.92201755" calcext:value-type="float">
            <text:p>0.92201755</text:p>
          </table:table-cell>
          <table:table-cell table:formula="of:=(2*[.I34]*[.J34])/([.I34]+[.J34])" office:value-type="float" office:value="0.0684404378640812" calcext:value-type="float">
            <text:p>0.0684404379</text:p>
          </table:table-cell>
          <table:table-cell office:value-type="float" office:value="0.03117306" calcext:value-type="float">
            <text:p>0.03117306</text:p>
          </table:table-cell>
          <table:table-cell office:value-type="float" office:value="0.9342516" calcext:value-type="float">
            <text:p>0.9342516</text:p>
          </table:table-cell>
          <table:table-cell table:formula="of:=(2*[.L34]*[.M34])/([.L34]+[.M34])" office:value-type="float" office:value="0.0603329962213644" calcext:value-type="float">
            <text:p>0.0603329962</text:p>
          </table:table-cell>
          <table:table-cell office:value-type="float" office:value="0.02895369" calcext:value-type="float">
            <text:p>0.02895369</text:p>
          </table:table-cell>
          <table:table-cell office:value-type="float" office:value="0.94029186" calcext:value-type="float">
            <text:p>0.94029186</text:p>
          </table:table-cell>
          <table:table-cell table:formula="of:=(2*[.O34]*[.P34])/([.O34]+[.P34])" office:value-type="float" office:value="0.0561775476275613" calcext:value-type="float">
            <text:p>0.0561775476</text:p>
          </table:table-cell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formula="of:=(2*[.C35]*[.D35])/([.C35]+[.D35])" office:value-type="float" office:value="0.224755657817857" calcext:value-type="float">
            <text:p>0.2247556578</text:p>
          </table:table-cell>
          <table:table-cell office:value-type="float" office:value="0.13358978" calcext:value-type="float">
            <text:p>0.13358978</text:p>
          </table:table-cell>
          <table:table-cell office:value-type="float" office:value="0.63348076" calcext:value-type="float">
            <text:p>0.63348076</text:p>
          </table:table-cell>
          <table:table-cell table:formula="of:=(2*[.F35]*[.G35])/([.F35]+[.G35])" office:value-type="float" office:value="0.220648691221104" calcext:value-type="float">
            <text:p>0.2206486912</text:p>
          </table:table-cell>
          <table:table-cell office:value-type="float" office:value="0.11930404" calcext:value-type="float">
            <text:p>0.11930404</text:p>
          </table:table-cell>
          <table:table-cell office:value-type="float" office:value="0.68277217" calcext:value-type="float">
            <text:p>0.68277217</text:p>
          </table:table-cell>
          <table:table-cell table:formula="of:=(2*[.I35]*[.J35])/([.I35]+[.J35])" office:value-type="float" office:value="0.203116554923295" calcext:value-type="float">
            <text:p>0.2031165549</text:p>
          </table:table-cell>
          <table:table-cell office:value-type="float" office:value="0.11698284" calcext:value-type="float">
            <text:p>0.11698284</text:p>
          </table:table-cell>
          <table:table-cell office:value-type="float" office:value="0.68773753" calcext:value-type="float">
            <text:p>0.68773753</text:p>
          </table:table-cell>
          <table:table-cell table:formula="of:=(2*[.L35]*[.M35])/([.L35]+[.M35])" office:value-type="float" office:value="0.199953903078122" calcext:value-type="float">
            <text:p>0.1999539031</text:p>
          </table:table-cell>
          <table:table-cell office:value-type="float" office:value="0.11298864" calcext:value-type="float">
            <text:p>0.11298864</text:p>
          </table:table-cell>
          <table:table-cell office:value-type="float" office:value="0.78572966" calcext:value-type="float">
            <text:p>0.78572966</text:p>
          </table:table-cell>
          <table:table-cell table:formula="of:=(2*[.O35]*[.P35])/([.O35]+[.P35])" office:value-type="float" office:value="0.197566969963919" calcext:value-type="float">
            <text:p>0.19756697</text:p>
          </table:table-cell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formula="of:=(2*[.C36]*[.D36])/([.C36]+[.D36])" office:value-type="float" office:value="0.220896145325905" calcext:value-type="float">
            <text:p>0.2208961453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F36]*[.G36])/([.F36]+[.G36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I36]*[.J36])/([.I36]+[.J36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L36]*[.M36])/([.L36]+[.M36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O36]*[.P36])/([.O36]+[.P36])" office:value-type="float" office:value="0.220085944201396" calcext:value-type="float">
            <text:p>0.2200859442</text:p>
          </table:table-cell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formula="of:=(2*[.C37]*[.D37])/([.C37]+[.D37])" office:value-type="float" office:value="0.0528105614326406" calcext:value-type="float">
            <text:p>0.0528105614</text:p>
          </table:table-cell>
          <table:table-cell office:value-type="float" office:value="0.01581288" calcext:value-type="float">
            <text:p>0.01581288</text:p>
          </table:table-cell>
          <table:table-cell office:value-type="float" office:value="0.58920683" calcext:value-type="float">
            <text:p>0.58920683</text:p>
          </table:table-cell>
          <table:table-cell table:formula="of:=(2*[.F37]*[.G37])/([.F37]+[.G37])" office:value-type="float" office:value="0.0307991847008436" calcext:value-type="float">
            <text:p>0.0307991847</text:p>
          </table:table-cell>
          <table:table-cell office:value-type="float" office:value="0.0142263" calcext:value-type="float">
            <text:p>0.0142263</text:p>
          </table:table-cell>
          <table:table-cell office:value-type="float" office:value="0.67045995" calcext:value-type="float">
            <text:p>0.67045995</text:p>
          </table:table-cell>
          <table:table-cell table:formula="of:=(2*[.I37]*[.J37])/([.I37]+[.J37])" office:value-type="float" office:value="0.0278614164858284" calcext:value-type="float">
            <text:p>0.0278614165</text:p>
          </table:table-cell>
          <table:table-cell office:value-type="float" office:value="0.01404112" calcext:value-type="float">
            <text:p>0.01404112</text:p>
          </table:table-cell>
          <table:table-cell office:value-type="float" office:value="0.67045995" calcext:value-type="float">
            <text:p>0.67045995</text:p>
          </table:table-cell>
          <table:table-cell table:formula="of:=(2*[.L37]*[.M37])/([.L37]+[.M37])" office:value-type="float" office:value="0.0275061910805895" calcext:value-type="float">
            <text:p>0.0275061911</text:p>
          </table:table-cell>
          <table:table-cell office:value-type="float" office:value="0.01292023" calcext:value-type="float">
            <text:p>0.01292023</text:p>
          </table:table-cell>
          <table:table-cell office:value-type="float" office:value="0.68924446" calcext:value-type="float">
            <text:p>0.68924446</text:p>
          </table:table-cell>
          <table:table-cell table:formula="of:=(2*[.O37]*[.P37])/([.O37]+[.P37])" office:value-type="float" office:value="0.0253649808264377" calcext:value-type="float">
            <text:p>0.0253649808</text:p>
          </table:table-cell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formula="of:=(2*[.C38]*[.D38])/([.C38]+[.D38])" office:value-type="float" office:value="0.0917398183751588" calcext:value-type="float">
            <text:p>0.0917398184</text:p>
          </table:table-cell>
          <table:table-cell office:value-type="float" office:value="0.00585946" calcext:value-type="float">
            <text:p>0.00585946</text:p>
          </table:table-cell>
          <table:table-cell office:value-type="float" office:value="0.45816088" calcext:value-type="float">
            <text:p>0.45816088</text:p>
          </table:table-cell>
          <table:table-cell table:formula="of:=(2*[.F38]*[.G38])/([.F38]+[.G38])" office:value-type="float" office:value="0.0115709382477708" calcext:value-type="float">
            <text:p>0.0115709382</text:p>
          </table:table-cell>
          <table:table-cell office:value-type="float" office:value="0.00585946" calcext:value-type="float">
            <text:p>0.00585946</text:p>
          </table:table-cell>
          <table:table-cell office:value-type="float" office:value="0.45816088" calcext:value-type="float">
            <text:p>0.45816088</text:p>
          </table:table-cell>
          <table:table-cell table:formula="of:=(2*[.I38]*[.J38])/([.I38]+[.J38])" office:value-type="float" office:value="0.0115709382477708" calcext:value-type="float">
            <text:p>0.0115709382</text:p>
          </table:table-cell>
          <table:table-cell office:value-type="float" office:value="0.00585946" calcext:value-type="float">
            <text:p>0.00585946</text:p>
          </table:table-cell>
          <table:table-cell office:value-type="float" office:value="0.45816088" calcext:value-type="float">
            <text:p>0.45816088</text:p>
          </table:table-cell>
          <table:table-cell table:formula="of:=(2*[.L38]*[.M38])/([.L38]+[.M38])" office:value-type="float" office:value="0.0115709382477708" calcext:value-type="float">
            <text:p>0.0115709382</text:p>
          </table:table-cell>
          <table:table-cell office:value-type="float" office:value="0.00585946" calcext:value-type="float">
            <text:p>0.00585946</text:p>
          </table:table-cell>
          <table:table-cell office:value-type="float" office:value="0.45816088" calcext:value-type="float">
            <text:p>0.45816088</text:p>
          </table:table-cell>
          <table:table-cell table:formula="of:=(2*[.O38]*[.P38])/([.O38]+[.P38])" office:value-type="float" office:value="0.0115709382477708" calcext:value-type="float">
            <text:p>0.0115709382</text:p>
          </table:table-cell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formula="of:=(2*[.C39]*[.D39])/([.C39]+[.D39])" office:value-type="float" office:value="0.0543936048467216" calcext:value-type="float">
            <text:p>0.0543936048</text:p>
          </table:table-cell>
          <table:table-cell office:value-type="float" office:value="0.02192565" calcext:value-type="float">
            <text:p>0.02192565</text:p>
          </table:table-cell>
          <table:table-cell office:value-type="float" office:value="0.94530553" calcext:value-type="float">
            <text:p>0.94530553</text:p>
          </table:table-cell>
          <table:table-cell table:formula="of:=(2*[.F39]*[.G39])/([.F39]+[.G39])" office:value-type="float" office:value="0.0428572581662318" calcext:value-type="float">
            <text:p>0.0428572582</text:p>
          </table:table-cell>
          <table:table-cell office:value-type="float" office:value="0.02122596" calcext:value-type="float">
            <text:p>0.02122596</text:p>
          </table:table-cell>
          <table:table-cell office:value-type="float" office:value="0.9640666" calcext:value-type="float">
            <text:p>0.9640666</text:p>
          </table:table-cell>
          <table:table-cell table:formula="of:=(2*[.I39]*[.J39])/([.I39]+[.J39])" office:value-type="float" office:value="0.0415373868020195" calcext:value-type="float">
            <text:p>0.0415373868</text:p>
          </table:table-cell>
          <table:table-cell office:value-type="float" office:value="0.02031922" calcext:value-type="float">
            <text:p>0.02031922</text:p>
          </table:table-cell>
          <table:table-cell office:value-type="float" office:value="0.96718867" calcext:value-type="float">
            <text:p>0.96718867</text:p>
          </table:table-cell>
          <table:table-cell table:formula="of:=(2*[.L39]*[.M39])/([.L39]+[.M39])" office:value-type="float" office:value="0.0398022528553922" calcext:value-type="float">
            <text:p>0.0398022529</text:p>
          </table:table-cell>
          <table:table-cell office:value-type="float" office:value="0.01822775" calcext:value-type="float">
            <text:p>0.01822775</text:p>
          </table:table-cell>
          <table:table-cell office:value-type="float" office:value="0.97241921" calcext:value-type="float">
            <text:p>0.97241921</text:p>
          </table:table-cell>
          <table:table-cell table:formula="of:=(2*[.O39]*[.P39])/([.O39]+[.P39])" office:value-type="float" office:value="0.0357847244695073" calcext:value-type="float">
            <text:p>0.0357847245</text:p>
          </table:table-cell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C40]*[.D40])/([.C40]+[.D40])" office:value-type="float" office:value="0.0201608491342159" calcext:value-type="float">
            <text:p>0.0201608491</text:p>
          </table:table-cell>
          <table:table-cell office:value-type="float" office:value="0.11602087" calcext:value-type="float">
            <text:p>0.11602087</text:p>
          </table:table-cell>
          <table:table-cell office:value-type="float" office:value="0.01110156" calcext:value-type="float">
            <text:p>0.01110156</text:p>
          </table:table-cell>
          <table:table-cell table:formula="of:=(2*[.F40]*[.G40])/([.F40]+[.G40])" office:value-type="float" office:value="0.0202641288332389" calcext:value-type="float">
            <text:p>0.0202641288</text:p>
          </table:table-cell>
          <table:table-cell office:value-type="float" office:value="0.12381941" calcext:value-type="float">
            <text:p>0.12381941</text:p>
          </table:table-cell>
          <table:table-cell office:value-type="float" office:value="0.01275894" calcext:value-type="float">
            <text:p>0.01275894</text:p>
          </table:table-cell>
          <table:table-cell table:formula="of:=(2*[.I40]*[.J40])/([.I40]+[.J40])" office:value-type="float" office:value="0.0231340387847034" calcext:value-type="float">
            <text:p>0.0231340388</text:p>
          </table:table-cell>
          <table:table-cell office:value-type="float" office:value="0.14456414" calcext:value-type="float">
            <text:p>0.14456414</text:p>
          </table:table-cell>
          <table:table-cell office:value-type="float" office:value="0.01859552" calcext:value-type="float">
            <text:p>0.01859552</text:p>
          </table:table-cell>
          <table:table-cell table:formula="of:=(2*[.L40]*[.M40])/([.L40]+[.M40])" office:value-type="float" office:value="0.0329523284940996" calcext:value-type="float">
            <text:p>0.0329523285</text:p>
          </table:table-cell>
          <table:table-cell office:value-type="float" office:value="0.09693382" calcext:value-type="float">
            <text:p>0.09693382</text:p>
          </table:table-cell>
          <table:table-cell office:value-type="float" office:value="0.07378178" calcext:value-type="float">
            <text:p>0.07378178</text:p>
          </table:table-cell>
          <table:table-cell table:formula="of:=(2*[.O40]*[.P40])/([.O40]+[.P40])" office:value-type="float" office:value="0.0837878879469668" calcext:value-type="float">
            <text:p>0.0837878879</text:p>
          </table:table-cell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formula="of:=(2*[.C41]*[.D41])/([.C41]+[.D41])" office:value-type="float" office:value="0.0580224531680706" calcext:value-type="float">
            <text:p>0.0580224532</text:p>
          </table:table-cell>
          <table:table-cell office:value-type="float" office:value="0.01797188" calcext:value-type="float">
            <text:p>0.01797188</text:p>
          </table:table-cell>
          <table:table-cell office:value-type="float" office:value="0.87328486" calcext:value-type="float">
            <text:p>0.87328486</text:p>
          </table:table-cell>
          <table:table-cell table:formula="of:=(2*[.F41]*[.G41])/([.F41]+[.G41])" office:value-type="float" office:value="0.0352189666688788" calcext:value-type="float">
            <text:p>0.0352189667</text:p>
          </table:table-cell>
          <table:table-cell office:value-type="float" office:value="0.01741634" calcext:value-type="float">
            <text:p>0.01741634</text:p>
          </table:table-cell>
          <table:table-cell office:value-type="float" office:value="0.88083202" calcext:value-type="float">
            <text:p>0.88083202</text:p>
          </table:table-cell>
          <table:table-cell table:formula="of:=(2*[.I41]*[.J41])/([.I41]+[.J41])" office:value-type="float" office:value="0.0341573013129839" calcext:value-type="float">
            <text:p>0.0341573013</text:p>
          </table:table-cell>
          <table:table-cell office:value-type="float" office:value="0.01525631" calcext:value-type="float">
            <text:p>0.01525631</text:p>
          </table:table-cell>
          <table:table-cell office:value-type="float" office:value="0.88768161" calcext:value-type="float">
            <text:p>0.88768161</text:p>
          </table:table-cell>
          <table:table-cell table:formula="of:=(2*[.L41]*[.M41])/([.L41]+[.M41])" office:value-type="float" office:value="0.0299970696179403" calcext:value-type="float">
            <text:p>0.0299970696</text:p>
          </table:table-cell>
          <table:table-cell office:value-type="float" office:value="0.01514724" calcext:value-type="float">
            <text:p>0.01514724</text:p>
          </table:table-cell>
          <table:table-cell office:value-type="float" office:value="0.89445116" calcext:value-type="float">
            <text:p>0.89445116</text:p>
          </table:table-cell>
          <table:table-cell table:formula="of:=(2*[.O41]*[.P41])/([.O41]+[.P41])" office:value-type="float" office:value="0.0297899960879404" calcext:value-type="float">
            <text:p>0.0297899961</text:p>
          </table:table-cell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formula="of:=(2*[.C42]*[.D42])/([.C42]+[.D42])" office:value-type="float" office:value="0.0300718172974052" calcext:value-type="float">
            <text:p>0.0300718173</text:p>
          </table:table-cell>
          <table:table-cell office:value-type="float" office:value="0.01084427" calcext:value-type="float">
            <text:p>0.01084427</text:p>
          </table:table-cell>
          <table:table-cell office:value-type="float" office:value="0.9184042" calcext:value-type="float">
            <text:p>0.9184042</text:p>
          </table:table-cell>
          <table:table-cell table:formula="of:=(2*[.F42]*[.G42])/([.F42]+[.G42])" office:value-type="float" office:value="0.0214354361303043" calcext:value-type="float">
            <text:p>0.0214354361</text:p>
          </table:table-cell>
          <table:table-cell office:value-type="float" office:value="0.0103914" calcext:value-type="float">
            <text:p>0.0103914</text:p>
          </table:table-cell>
          <table:table-cell office:value-type="float" office:value="0.94257492" calcext:value-type="float">
            <text:p>0.94257492</text:p>
          </table:table-cell>
          <table:table-cell table:formula="of:=(2*[.I42]*[.J42])/([.I42]+[.J42])" office:value-type="float" office:value="0.0205561787822428" calcext:value-type="float">
            <text:p>0.0205561788</text:p>
          </table:table-cell>
          <table:table-cell office:value-type="float" office:value="0.00942718" calcext:value-type="float">
            <text:p>0.00942718</text:p>
          </table:table-cell>
          <table:table-cell office:value-type="float" office:value="0.94760246" calcext:value-type="float">
            <text:p>0.94760246</text:p>
          </table:table-cell>
          <table:table-cell table:formula="of:=(2*[.L42]*[.M42])/([.L42]+[.M42])" office:value-type="float" office:value="0.0186686359240928" calcext:value-type="float">
            <text:p>0.0186686359</text:p>
          </table:table-cell>
          <table:table-cell office:value-type="float" office:value="0.00816085" calcext:value-type="float">
            <text:p>0.00816085</text:p>
          </table:table-cell>
          <table:table-cell office:value-type="float" office:value="0.9559357" calcext:value-type="float">
            <text:p>0.9559357</text:p>
          </table:table-cell>
          <table:table-cell table:formula="of:=(2*[.O42]*[.P42])/([.O42]+[.P42])" office:value-type="float" office:value="0.0161835406575099" calcext:value-type="float">
            <text:p>0.0161835407</text:p>
          </table:table-cell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formula="of:=(2*[.C43]*[.D43])/([.C43]+[.D43])" office:value-type="float" office:value="0.124519739630838" calcext:value-type="float">
            <text:p>0.1245197396</text:p>
          </table:table-cell>
          <table:table-cell office:value-type="float" office:value="0.08710549" calcext:value-type="float">
            <text:p>0.08710549</text:p>
          </table:table-cell>
          <table:table-cell office:value-type="float" office:value="0.23608605" calcext:value-type="float">
            <text:p>0.23608605</text:p>
          </table:table-cell>
          <table:table-cell table:formula="of:=(2*[.F43]*[.G43])/([.F43]+[.G43])" office:value-type="float" office:value="0.127258226297721" calcext:value-type="float">
            <text:p>0.1272582263</text:p>
          </table:table-cell>
          <table:table-cell office:value-type="float" office:value="0.08987411" calcext:value-type="float">
            <text:p>0.08987411</text:p>
          </table:table-cell>
          <table:table-cell office:value-type="float" office:value="0.30502467" calcext:value-type="float">
            <text:p>0.30502467</text:p>
          </table:table-cell>
          <table:table-cell table:formula="of:=(2*[.I43]*[.J43])/([.I43]+[.J43])" office:value-type="float" office:value="0.138839733788459" calcext:value-type="float">
            <text:p>0.1388397338</text:p>
          </table:table-cell>
          <table:table-cell office:value-type="float" office:value="0.08763594" calcext:value-type="float">
            <text:p>0.08763594</text:p>
          </table:table-cell>
          <table:table-cell office:value-type="float" office:value="0.33937211" calcext:value-type="float">
            <text:p>0.33937211</text:p>
          </table:table-cell>
          <table:table-cell table:formula="of:=(2*[.L43]*[.M43])/([.L43]+[.M43])" office:value-type="float" office:value="0.13930038962794" calcext:value-type="float">
            <text:p>0.1393003896</text:p>
          </table:table-cell>
          <table:table-cell office:value-type="float" office:value="0.08785729" calcext:value-type="float">
            <text:p>0.08785729</text:p>
          </table:table-cell>
          <table:table-cell office:value-type="float" office:value="0.39014472" calcext:value-type="float">
            <text:p>0.39014472</text:p>
          </table:table-cell>
          <table:table-cell table:formula="of:=(2*[.O43]*[.P43])/([.O43]+[.P43])" office:value-type="float" office:value="0.143418048836275" calcext:value-type="float">
            <text:p>0.1434180488</text:p>
          </table:table-cell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formula="of:=(2*[.C44]*[.D44])/([.C44]+[.D44])" office:value-type="float" office:value="0.00422647675201496" calcext:value-type="float">
            <text:p>0.0042264768</text:p>
          </table:table-cell>
          <table:table-cell office:value-type="float" office:value="0.00132743" calcext:value-type="float">
            <text:p>0.00132743</text:p>
          </table:table-cell>
          <table:table-cell office:value-type="float" office:value="0.77989899" calcext:value-type="float">
            <text:p>0.77989899</text:p>
          </table:table-cell>
          <table:table-cell table:formula="of:=(2*[.F44]*[.G44])/([.F44]+[.G44])" office:value-type="float" office:value="0.00265034896360955" calcext:value-type="float">
            <text:p>0.002650349</text:p>
          </table:table-cell>
          <table:table-cell office:value-type="float" office:value="0.00094384" calcext:value-type="float">
            <text:p>0.00094384</text:p>
          </table:table-cell>
          <table:table-cell office:value-type="float" office:value="0.77989899" calcext:value-type="float">
            <text:p>0.77989899</text:p>
          </table:table-cell>
          <table:table-cell table:formula="of:=(2*[.I44]*[.J44])/([.I44]+[.J44])" office:value-type="float" office:value="0.00188539827591578" calcext:value-type="float">
            <text:p>0.0018853983</text:p>
          </table:table-cell>
          <table:table-cell office:value-type="float" office:value="0.00087414" calcext:value-type="float">
            <text:p>0.00087414</text:p>
          </table:table-cell>
          <table:table-cell office:value-type="float" office:value="0.8873064" calcext:value-type="float">
            <text:p>0.8873064</text:p>
          </table:table-cell>
          <table:table-cell table:formula="of:=(2*[.L44]*[.M44])/([.L44]+[.M44])" office:value-type="float" office:value="0.00174655935716853" calcext:value-type="float">
            <text:p>0.0017465594</text:p>
          </table:table-cell>
          <table:table-cell office:value-type="float" office:value="0.00079513" calcext:value-type="float">
            <text:p>0.00079513</text:p>
          </table:table-cell>
          <table:table-cell office:value-type="float" office:value="0.93804714" calcext:value-type="float">
            <text:p>0.93804714</text:p>
          </table:table-cell>
          <table:table-cell table:formula="of:=(2*[.O44]*[.P44])/([.O44]+[.P44])" office:value-type="float" office:value="0.0015889131673379" calcext:value-type="float">
            <text:p>0.0015889132</text:p>
          </table:table-cell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formula="of:=(2*[.C45]*[.D45])/([.C45]+[.D45])" office:value-type="float" office:value="0.0310901840770555" calcext:value-type="float">
            <text:p>0.0310901841</text:p>
          </table:table-cell>
          <table:table-cell office:value-type="float" office:value="0.02518178" calcext:value-type="float">
            <text:p>0.02518178</text:p>
          </table:table-cell>
          <table:table-cell office:value-type="float" office:value="0.0899519" calcext:value-type="float">
            <text:p>0.0899519</text:p>
          </table:table-cell>
          <table:table-cell table:formula="of:=(2*[.F45]*[.G45])/([.F45]+[.G45])" office:value-type="float" office:value="0.0393481552293299" calcext:value-type="float">
            <text:p>0.0393481552</text:p>
          </table:table-cell>
          <table:table-cell office:value-type="float" office:value="0.03325449" calcext:value-type="float">
            <text:p>0.03325449</text:p>
          </table:table-cell>
          <table:table-cell office:value-type="float" office:value="0.16032133" calcext:value-type="float">
            <text:p>0.16032133</text:p>
          </table:table-cell>
          <table:table-cell table:formula="of:=(2*[.I45]*[.J45])/([.I45]+[.J45])" office:value-type="float" office:value="0.0550833680081706" calcext:value-type="float">
            <text:p>0.055083368</text:p>
          </table:table-cell>
          <table:table-cell office:value-type="float" office:value="0.01991501" calcext:value-type="float">
            <text:p>0.01991501</text:p>
          </table:table-cell>
          <table:table-cell office:value-type="float" office:value="0.22684952" calcext:value-type="float">
            <text:p>0.22684952</text:p>
          </table:table-cell>
          <table:table-cell table:formula="of:=(2*[.L45]*[.M45])/([.L45]+[.M45])" office:value-type="float" office:value="0.0366155578299296" calcext:value-type="float">
            <text:p>0.0366155578</text:p>
          </table:table-cell>
          <table:table-cell office:value-type="float" office:value="0.01930836" calcext:value-type="float">
            <text:p>0.01930836</text:p>
          </table:table-cell>
          <table:table-cell office:value-type="float" office:value="0.469555" calcext:value-type="float">
            <text:p>0.469555</text:p>
          </table:table-cell>
          <table:table-cell table:formula="of:=(2*[.O45]*[.P45])/([.O45]+[.P45])" office:value-type="float" office:value="0.037091497222455" calcext:value-type="float">
            <text:p>0.0370914972</text:p>
          </table:table-cell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formula="of:=(2*[.C46]*[.D46])/([.C46]+[.D46])" office:value-type="float" office:value="0.644456108655636" calcext:value-type="float">
            <text:p>0.6444561087</text:p>
          </table:table-cell>
          <table:table-cell office:value-type="float" office:value="0.82866527" calcext:value-type="float">
            <text:p>0.82866527</text:p>
          </table:table-cell>
          <table:table-cell office:value-type="float" office:value="0.54012728" calcext:value-type="float">
            <text:p>0.54012728</text:p>
          </table:table-cell>
          <table:table-cell table:formula="of:=(2*[.F46]*[.G46])/([.F46]+[.G46])" office:value-type="float" office:value="0.653984737593093" calcext:value-type="float">
            <text:p>0.6539847376</text:p>
          </table:table-cell>
          <table:table-cell office:value-type="float" office:value="0.81141336" calcext:value-type="float">
            <text:p>0.81141336</text:p>
          </table:table-cell>
          <table:table-cell office:value-type="float" office:value="0.54628117" calcext:value-type="float">
            <text:p>0.54628117</text:p>
          </table:table-cell>
          <table:table-cell table:formula="of:=(2*[.I46]*[.J46])/([.I46]+[.J46])" office:value-type="float" office:value="0.652959601530443" calcext:value-type="float">
            <text:p>0.6529596015</text:p>
          </table:table-cell>
          <table:table-cell office:value-type="float" office:value="0.7939456" calcext:value-type="float">
            <text:p>0.7939456</text:p>
          </table:table-cell>
          <table:table-cell office:value-type="float" office:value="0.56067703" calcext:value-type="float">
            <text:p>0.56067703</text:p>
          </table:table-cell>
          <table:table-cell table:formula="of:=(2*[.L46]*[.M46])/([.L46]+[.M46])" office:value-type="float" office:value="0.657226671297479" calcext:value-type="float">
            <text:p>0.6572266713</text:p>
          </table:table-cell>
          <table:table-cell office:value-type="float" office:value="0.77085313" calcext:value-type="float">
            <text:p>0.77085313</text:p>
          </table:table-cell>
          <table:table-cell office:value-type="float" office:value="0.56178423" calcext:value-type="float">
            <text:p>0.56178423</text:p>
          </table:table-cell>
          <table:table-cell table:formula="of:=(2*[.O46]*[.P46])/([.O46]+[.P46])" office:value-type="float" office:value="0.649918942809978" calcext:value-type="float">
            <text:p>0.6499189428</text:p>
          </table:table-cell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formula="of:=(2*[.C47]*[.D47])/([.C47]+[.D47])" office:value-type="float" office:value="0.0723677923736359" calcext:value-type="float">
            <text:p>0.0723677924</text:p>
          </table:table-cell>
          <table:table-cell office:value-type="float" office:value="0.03491987" calcext:value-type="float">
            <text:p>0.03491987</text:p>
          </table:table-cell>
          <table:table-cell office:value-type="float" office:value="0.95608261" calcext:value-type="float">
            <text:p>0.95608261</text:p>
          </table:table-cell>
          <table:table-cell table:formula="of:=(2*[.F47]*[.G47])/([.F47]+[.G47])" office:value-type="float" office:value="0.0673788030287486" calcext:value-type="float">
            <text:p>0.067378803</text:p>
          </table:table-cell>
          <table:table-cell office:value-type="float" office:value="0.0314973" calcext:value-type="float">
            <text:p>0.0314973</text:p>
          </table:table-cell>
          <table:table-cell office:value-type="float" office:value="0.96003839" calcext:value-type="float">
            <text:p>0.96003839</text:p>
          </table:table-cell>
          <table:table-cell table:formula="of:=(2*[.I47]*[.J47])/([.I47]+[.J47])" office:value-type="float" office:value="0.0609935022739262" calcext:value-type="float">
            <text:p>0.0609935023</text:p>
          </table:table-cell>
          <table:table-cell office:value-type="float" office:value="0.0299213" calcext:value-type="float">
            <text:p>0.0299213</text:p>
          </table:table-cell>
          <table:table-cell office:value-type="float" office:value="0.96309779" calcext:value-type="float">
            <text:p>0.96309779</text:p>
          </table:table-cell>
          <table:table-cell table:formula="of:=(2*[.L47]*[.M47])/([.L47]+[.M47])" office:value-type="float" office:value="0.0580394439424664" calcext:value-type="float">
            <text:p>0.0580394439</text:p>
          </table:table-cell>
          <table:table-cell office:value-type="float" office:value="0.02744828" calcext:value-type="float">
            <text:p>0.02744828</text:p>
          </table:table-cell>
          <table:table-cell office:value-type="float" office:value="0.96646594" calcext:value-type="float">
            <text:p>0.96646594</text:p>
          </table:table-cell>
          <table:table-cell table:formula="of:=(2*[.O47]*[.P47])/([.O47]+[.P47])" office:value-type="float" office:value="0.0533805175492573" calcext:value-type="float">
            <text:p>0.0533805175</text:p>
          </table:table-cell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C48]*[.D48])/([.C48]+[.D48])" office:value-type="float" office:value="0.0305254417894681" calcext:value-type="float">
            <text:p>0.0305254418</text:p>
          </table:table-cell>
          <table:table-cell office:value-type="float" office:value="0.00515938" calcext:value-type="float">
            <text:p>0.00515938</text:p>
          </table:table-cell>
          <table:table-cell office:value-type="float" office:value="0.49598613" calcext:value-type="float">
            <text:p>0.49598613</text:p>
          </table:table-cell>
          <table:table-cell table:formula="of:=(2*[.F48]*[.G48])/([.F48]+[.G48])" office:value-type="float" office:value="0.0102125265749638" calcext:value-type="float">
            <text:p>0.0102125266</text:p>
          </table:table-cell>
          <table:table-cell office:value-type="float" office:value="0.0044214" calcext:value-type="float">
            <text:p>0.0044214</text:p>
          </table:table-cell>
          <table:table-cell office:value-type="float" office:value="0.59974457" calcext:value-type="float">
            <text:p>0.59974457</text:p>
          </table:table-cell>
          <table:table-cell table:formula="of:=(2*[.I48]*[.J48])/([.I48]+[.J48])" office:value-type="float" office:value="0.00877808672937339" calcext:value-type="float">
            <text:p>0.0087780867</text:p>
          </table:table-cell>
          <table:table-cell office:value-type="float" office:value="0.00411013" calcext:value-type="float">
            <text:p>0.00411013</text:p>
          </table:table-cell>
          <table:table-cell office:value-type="float" office:value="0.64870462" calcext:value-type="float">
            <text:p>0.64870462</text:p>
          </table:table-cell>
          <table:table-cell table:formula="of:=(2*[.L48]*[.M48])/([.L48]+[.M48])" office:value-type="float" office:value="0.00816850513809806" calcext:value-type="float">
            <text:p>0.0081685051</text:p>
          </table:table-cell>
          <table:table-cell office:value-type="float" office:value="0.00369108" calcext:value-type="float">
            <text:p>0.00369108</text:p>
          </table:table-cell>
          <table:table-cell office:value-type="float" office:value="0.7024813" calcext:value-type="float">
            <text:p>0.7024813</text:p>
          </table:table-cell>
          <table:table-cell table:formula="of:=(2*[.O48]*[.P48])/([.O48]+[.P48])" office:value-type="float" office:value="0.00734357431765881" calcext:value-type="float">
            <text:p>0.0073435743</text:p>
          </table:table-cell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formula="of:=(2*[.C49]*[.D49])/([.C49]+[.D49])" office:value-type="float" office:value="0.0635304722157488" calcext:value-type="float">
            <text:p>0.0635304722</text:p>
          </table:table-cell>
          <table:table-cell office:value-type="float" office:value="0.0729438" calcext:value-type="float">
            <text:p>0.0729438</text:p>
          </table:table-cell>
          <table:table-cell office:value-type="float" office:value="0.11407632" calcext:value-type="float">
            <text:p>0.11407632</text:p>
          </table:table-cell>
          <table:table-cell table:formula="of:=(2*[.F49]*[.G49])/([.F49]+[.G49])" office:value-type="float" office:value="0.088986792124997" calcext:value-type="float">
            <text:p>0.0889867921</text:p>
          </table:table-cell>
          <table:table-cell office:value-type="float" office:value="0.06453981" calcext:value-type="float">
            <text:p>0.06453981</text:p>
          </table:table-cell>
          <table:table-cell office:value-type="float" office:value="0.23108567" calcext:value-type="float">
            <text:p>0.23108567</text:p>
          </table:table-cell>
          <table:table-cell table:formula="of:=(2*[.I49]*[.J49])/([.I49]+[.J49])" office:value-type="float" office:value="0.100899457215411" calcext:value-type="float">
            <text:p>0.1008994572</text:p>
          </table:table-cell>
          <table:table-cell office:value-type="float" office:value="0.06032428" calcext:value-type="float">
            <text:p>0.06032428</text:p>
          </table:table-cell>
          <table:table-cell office:value-type="float" office:value="0.33725076" calcext:value-type="float">
            <text:p>0.33725076</text:p>
          </table:table-cell>
          <table:table-cell table:formula="of:=(2*[.L49]*[.M49])/([.L49]+[.M49])" office:value-type="float" office:value="0.102342487478353" calcext:value-type="float">
            <text:p>0.1023424875</text:p>
          </table:table-cell>
          <table:table-cell office:value-type="float" office:value="0.06734495" calcext:value-type="float">
            <text:p>0.06734495</text:p>
          </table:table-cell>
          <table:table-cell office:value-type="float" office:value="0.44379567" calcext:value-type="float">
            <text:p>0.44379567</text:p>
          </table:table-cell>
          <table:table-cell table:formula="of:=(2*[.O49]*[.P49])/([.O49]+[.P49])" office:value-type="float" office:value="0.116943932988016" calcext:value-type="float">
            <text:p>0.116943933</text:p>
          </table:table-cell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formula="of:=(2*[.C50]*[.D50])/([.C50]+[.D50])" office:value-type="float" office:value="0.0430878939534193" calcext:value-type="float">
            <text:p>0.043087894</text:p>
          </table:table-cell>
          <table:table-cell office:value-type="float" office:value="0.02033027" calcext:value-type="float">
            <text:p>0.02033027</text:p>
          </table:table-cell>
          <table:table-cell office:value-type="float" office:value="0.70115954" calcext:value-type="float">
            <text:p>0.70115954</text:p>
          </table:table-cell>
          <table:table-cell table:formula="of:=(2*[.F50]*[.G50])/([.F50]+[.G50])" office:value-type="float" office:value="0.0395147999700115" calcext:value-type="float">
            <text:p>0.0395148</text:p>
          </table:table-cell>
          <table:table-cell office:value-type="float" office:value="0.020214" calcext:value-type="float">
            <text:p>0.020214</text:p>
          </table:table-cell>
          <table:table-cell office:value-type="float" office:value="0.71118444" calcext:value-type="float">
            <text:p>0.71118444</text:p>
          </table:table-cell>
          <table:table-cell table:formula="of:=(2*[.I50]*[.J50])/([.I50]+[.J50])" office:value-type="float" office:value="0.0393106724979069" calcext:value-type="float">
            <text:p>0.0393106725</text:p>
          </table:table-cell>
          <table:table-cell office:value-type="float" office:value="0.02020859" calcext:value-type="float">
            <text:p>0.02020859</text:p>
          </table:table-cell>
          <table:table-cell office:value-type="float" office:value="0.71510601" calcext:value-type="float">
            <text:p>0.71510601</text:p>
          </table:table-cell>
          <table:table-cell table:formula="of:=(2*[.L50]*[.M50])/([.L50]+[.M50])" office:value-type="float" office:value="0.0393063980033197" calcext:value-type="float">
            <text:p>0.039306398</text:p>
          </table:table-cell>
          <table:table-cell office:value-type="float" office:value="0.02020859" calcext:value-type="float">
            <text:p>0.02020859</text:p>
          </table:table-cell>
          <table:table-cell office:value-type="float" office:value="0.71510601" calcext:value-type="float">
            <text:p>0.71510601</text:p>
          </table:table-cell>
          <table:table-cell table:formula="of:=(2*[.O50]*[.P50])/([.O50]+[.P50])" office:value-type="float" office:value="0.0393063980033197" calcext:value-type="float">
            <text:p>0.039306398</text:p>
          </table:table-cell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formula="of:=(2*[.C51]*[.D51])/([.C51]+[.D51])" office:value-type="float" office:value="0.520985253522364" calcext:value-type="float">
            <text:p>0.5209852535</text:p>
          </table:table-cell>
          <table:table-cell office:value-type="float" office:value="0.45256802" calcext:value-type="float">
            <text:p>0.45256802</text:p>
          </table:table-cell>
          <table:table-cell office:value-type="float" office:value="0.53105812" calcext:value-type="float">
            <text:p>0.53105812</text:p>
          </table:table-cell>
          <table:table-cell table:formula="of:=(2*[.F51]*[.G51])/([.F51]+[.G51])" office:value-type="float" office:value="0.488681445316861" calcext:value-type="float">
            <text:p>0.4886814453</text:p>
          </table:table-cell>
          <table:table-cell office:value-type="float" office:value="0.42175351" calcext:value-type="float">
            <text:p>0.42175351</text:p>
          </table:table-cell>
          <table:table-cell office:value-type="float" office:value="0.58656195" calcext:value-type="float">
            <text:p>0.58656195</text:p>
          </table:table-cell>
          <table:table-cell table:formula="of:=(2*[.I51]*[.J51])/([.I51]+[.J51])" office:value-type="float" office:value="0.490688819241043" calcext:value-type="float">
            <text:p>0.4906888192</text:p>
          </table:table-cell>
          <table:table-cell office:value-type="float" office:value="0.41429228" calcext:value-type="float">
            <text:p>0.41429228</text:p>
          </table:table-cell>
          <table:table-cell office:value-type="float" office:value="0.58710165" calcext:value-type="float">
            <text:p>0.58710165</text:p>
          </table:table-cell>
          <table:table-cell table:formula="of:=(2*[.L51]*[.M51])/([.L51]+[.M51])" office:value-type="float" office:value="0.485786210368305" calcext:value-type="float">
            <text:p>0.4857862104</text:p>
          </table:table-cell>
          <table:table-cell office:value-type="float" office:value="0.38285718" calcext:value-type="float">
            <text:p>0.38285718</text:p>
          </table:table-cell>
          <table:table-cell office:value-type="float" office:value="0.6095533" calcext:value-type="float">
            <text:p>0.6095533</text:p>
          </table:table-cell>
          <table:table-cell table:formula="of:=(2*[.O51]*[.P51])/([.O51]+[.P51])" office:value-type="float" office:value="0.470313166176347" calcext:value-type="float">
            <text:p>0.4703131662</text:p>
          </table:table-cell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formula="of:=(2*[.C52]*[.D52])/([.C52]+[.D52])" office:value-type="float" office:value="0.128020865520982" calcext:value-type="float">
            <text:p>0.1280208655</text:p>
          </table:table-cell>
          <table:table-cell office:value-type="float" office:value="0.24586755" calcext:value-type="float">
            <text:p>0.24586755</text:p>
          </table:table-cell>
          <table:table-cell office:value-type="float" office:value="0.19160636" calcext:value-type="float">
            <text:p>0.19160636</text:p>
          </table:table-cell>
          <table:table-cell table:formula="of:=(2*[.F52]*[.G52])/([.F52]+[.G52])" office:value-type="float" office:value="0.215371866622254" calcext:value-type="float">
            <text:p>0.2153718666</text:p>
          </table:table-cell>
          <table:table-cell office:value-type="float" office:value="0.24213837" calcext:value-type="float">
            <text:p>0.24213837</text:p>
          </table:table-cell>
          <table:table-cell office:value-type="float" office:value="0.27542419" calcext:value-type="float">
            <text:p>0.27542419</text:p>
          </table:table-cell>
          <table:table-cell table:formula="of:=(2*[.I52]*[.J52])/([.I52]+[.J52])" office:value-type="float" office:value="0.257710930346933" calcext:value-type="float">
            <text:p>0.2577109303</text:p>
          </table:table-cell>
          <table:table-cell office:value-type="float" office:value="0.24160648" calcext:value-type="float">
            <text:p>0.24160648</text:p>
          </table:table-cell>
          <table:table-cell office:value-type="float" office:value="0.34336006" calcext:value-type="float">
            <text:p>0.34336006</text:p>
          </table:table-cell>
          <table:table-cell table:formula="of:=(2*[.L52]*[.M52])/([.L52]+[.M52])" office:value-type="float" office:value="0.283633369762273" calcext:value-type="float">
            <text:p>0.2836333698</text:p>
          </table:table-cell>
          <table:table-cell office:value-type="float" office:value="0.25226525" calcext:value-type="float">
            <text:p>0.25226525</text:p>
          </table:table-cell>
          <table:table-cell office:value-type="float" office:value="0.39620268" calcext:value-type="float">
            <text:p>0.39620268</text:p>
          </table:table-cell>
          <table:table-cell table:formula="of:=(2*[.O52]*[.P52])/([.O52]+[.P52])" office:value-type="float" office:value="0.308259401882434" calcext:value-type="float">
            <text:p>0.3082594019</text:p>
          </table:table-cell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formula="of:=(2*[.C53]*[.D53])/([.C53]+[.D53])" office:value-type="float" office:value="0.0781456950333658" calcext:value-type="float">
            <text:p>0.078145695</text:p>
          </table:table-cell>
          <table:table-cell office:value-type="float" office:value="0.03553974" calcext:value-type="float">
            <text:p>0.03553974</text:p>
          </table:table-cell>
          <table:table-cell office:value-type="float" office:value="0.73677417" calcext:value-type="float">
            <text:p>0.73677417</text:p>
          </table:table-cell>
          <table:table-cell table:formula="of:=(2*[.F53]*[.G53])/([.F53]+[.G53])" office:value-type="float" office:value="0.0678085998490324" calcext:value-type="float">
            <text:p>0.0678085998</text:p>
          </table:table-cell>
          <table:table-cell office:value-type="float" office:value="0.02508721" calcext:value-type="float">
            <text:p>0.02508721</text:p>
          </table:table-cell>
          <table:table-cell office:value-type="float" office:value="0.81214503" calcext:value-type="float">
            <text:p>0.81214503</text:p>
          </table:table-cell>
          <table:table-cell table:formula="of:=(2*[.I53]*[.J53])/([.I53]+[.J53])" office:value-type="float" office:value="0.0486709707167185" calcext:value-type="float">
            <text:p>0.0486709707</text:p>
          </table:table-cell>
          <table:table-cell office:value-type="float" office:value="0.02339128" calcext:value-type="float">
            <text:p>0.02339128</text:p>
          </table:table-cell>
          <table:table-cell office:value-type="float" office:value="0.83044871" calcext:value-type="float">
            <text:p>0.83044871</text:p>
          </table:table-cell>
          <table:table-cell table:formula="of:=(2*[.L53]*[.M53])/([.L53]+[.M53])" office:value-type="float" office:value="0.0455009334975018" calcext:value-type="float">
            <text:p>0.0455009335</text:p>
          </table:table-cell>
          <table:table-cell office:value-type="float" office:value="0.02095881" calcext:value-type="float">
            <text:p>0.02095881</text:p>
          </table:table-cell>
          <table:table-cell office:value-type="float" office:value="0.86501083" calcext:value-type="float">
            <text:p>0.86501083</text:p>
          </table:table-cell>
          <table:table-cell table:formula="of:=(2*[.O53]*[.P53])/([.O53]+[.P53])" office:value-type="float" office:value="0.0409260020104353" calcext:value-type="float">
            <text:p>0.040926002</text:p>
          </table:table-cell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C54]*[.D54])/([.C54]+[.D54])" office:value-type="float" office:value="0.185672530483015" calcext:value-type="float">
            <text:p>0.1856725305</text:p>
          </table:table-cell>
          <table:table-cell office:value-type="float" office:value="0.10303553" calcext:value-type="float">
            <text:p>0.10303553</text:p>
          </table:table-cell>
          <table:table-cell office:value-type="float" office:value="0.60033193" calcext:value-type="float">
            <text:p>0.60033193</text:p>
          </table:table-cell>
          <table:table-cell table:formula="of:=(2*[.F54]*[.G54])/([.F54]+[.G54])" office:value-type="float" office:value="0.175883935783645" calcext:value-type="float">
            <text:p>0.1758839358</text:p>
          </table:table-cell>
          <table:table-cell office:value-type="float" office:value="0.09890242" calcext:value-type="float">
            <text:p>0.09890242</text:p>
          </table:table-cell>
          <table:table-cell office:value-type="float" office:value="0.64089402" calcext:value-type="float">
            <text:p>0.64089402</text:p>
          </table:table-cell>
          <table:table-cell table:formula="of:=(2*[.I54]*[.J54])/([.I54]+[.J54])" office:value-type="float" office:value="0.171360569243962" calcext:value-type="float">
            <text:p>0.1713605692</text:p>
          </table:table-cell>
          <table:table-cell office:value-type="float" office:value="0.09726011" calcext:value-type="float">
            <text:p>0.09726011</text:p>
          </table:table-cell>
          <table:table-cell office:value-type="float" office:value="0.66763251" calcext:value-type="float">
            <text:p>0.66763251</text:p>
          </table:table-cell>
          <table:table-cell table:formula="of:=(2*[.L54]*[.M54])/([.L54]+[.M54])" office:value-type="float" office:value="0.169785953385656" calcext:value-type="float">
            <text:p>0.1697859534</text:p>
          </table:table-cell>
          <table:table-cell office:value-type="float" office:value="0.09272841" calcext:value-type="float">
            <text:p>0.09272841</text:p>
          </table:table-cell>
          <table:table-cell office:value-type="float" office:value="0.70398844" calcext:value-type="float">
            <text:p>0.70398844</text:p>
          </table:table-cell>
          <table:table-cell table:formula="of:=(2*[.O54]*[.P54])/([.O54]+[.P54])" office:value-type="float" office:value="0.16387184154466" calcext:value-type="float">
            <text:p>0.1638718415</text:p>
          </table:table-cell>
        </table:table-row>
        <table:table-row table:style-name="ro3">
          <table:table-cell table:number-columns-repeated="2"/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formula="of:=(2*[.C55]*[.D55])/([.C55]+[.D55])" office:value-type="float" office:value="0.29734778097602" calcext:value-type="float">
            <text:p>0.297347781</text:p>
          </table:table-cell>
          <table:table-cell office:value-type="float" office:value="0.15638199" calcext:value-type="float">
            <text:p>0.15638199</text:p>
          </table:table-cell>
          <table:table-cell office:value-type="float" office:value="0.48699692" calcext:value-type="float">
            <text:p>0.48699692</text:p>
          </table:table-cell>
          <table:table-cell table:formula="of:=(2*[.F55]*[.G55])/([.F55]+[.G55])" office:value-type="float" office:value="0.236742443029321" calcext:value-type="float">
            <text:p>0.236742443</text:p>
          </table:table-cell>
          <table:table-cell office:value-type="float" office:value="0.14133514" calcext:value-type="float">
            <text:p>0.14133514</text:p>
          </table:table-cell>
          <table:table-cell office:value-type="float" office:value="0.51763129" calcext:value-type="float">
            <text:p>0.51763129</text:p>
          </table:table-cell>
          <table:table-cell table:formula="of:=(2*[.I55]*[.J55])/([.I55]+[.J55])" office:value-type="float" office:value="0.222043149726248" calcext:value-type="float">
            <text:p>0.2220431497</text:p>
          </table:table-cell>
          <table:table-cell office:value-type="float" office:value="0.13486894" calcext:value-type="float">
            <text:p>0.13486894</text:p>
          </table:table-cell>
          <table:table-cell office:value-type="float" office:value="0.54091755" calcext:value-type="float">
            <text:p>0.54091755</text:p>
          </table:table-cell>
          <table:table-cell table:formula="of:=(2*[.L55]*[.M55])/([.L55]+[.M55])" office:value-type="float" office:value="0.215905401115364" calcext:value-type="float">
            <text:p>0.2159054011</text:p>
          </table:table-cell>
          <table:table-cell office:value-type="float" office:value="0.12550728" calcext:value-type="float">
            <text:p>0.12550728</text:p>
          </table:table-cell>
          <table:table-cell office:value-type="float" office:value="0.56034827" calcext:value-type="float">
            <text:p>0.56034827</text:p>
          </table:table-cell>
          <table:table-cell table:formula="of:=(2*[.O55]*[.P55])/([.O55]+[.P55])" office:value-type="float" office:value="0.205080464014341" calcext:value-type="float">
            <text:p>0.205080464</text:p>
          </table:table-cell>
        </table:table-row>
        <table:table-row table:style-name="ro3">
          <table:table-cell table:number-columns-repeated="17"/>
        </table:table-row>
        <table:table-row table:style-name="ro4">
          <table:table-cell table:number-columns-repeated="17"/>
        </table:table-row>
        <table:table-row table:style-name="ro3">
          <table:table-cell table:number-columns-repeated="3"/>
          <table:table-cell office:value-type="string" calcext:value-type="string">
            <text:p>Macro F1</text:p>
          </table:table-cell>
          <table:table-cell office:value-type="string" calcext:value-type="string">
            <text:p>Micro F1</text:p>
          </table:table-cell>
          <table:table-cell office:value-type="string" calcext:value-type="string">
            <text:p>Macro Recall</text:p>
          </table:table-cell>
          <table:table-cell office:value-type="string" calcext:value-type="string">
            <text:p>Micro Recall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formula="of:=[.E54]" office:value-type="float" office:value="0.185672530483015" calcext:value-type="float">
            <text:p>0.1856725305</text:p>
          </table:table-cell>
          <table:table-cell table:formula="of:=[.E55]" office:value-type="float" office:value="0.29734778097602" calcext:value-type="float">
            <text:p>0.297347781</text:p>
          </table:table-cell>
          <table:table-cell table:formula="of:=[.D54]" office:value-type="float" office:value="0.45085499" calcext:value-type="float">
            <text:p>0.45085499</text:p>
          </table:table-cell>
          <table:table-cell table:formula="of:=[.D55]" office:value-type="float" office:value="0.4356432" calcext:value-type="float">
            <text:p>0.4356432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table:formula="of:=[.H54]" office:value-type="float" office:value="0.175883935783645" calcext:value-type="float">
            <text:p>0.1758839358</text:p>
          </table:table-cell>
          <table:table-cell table:formula="of:=[.H55]" office:value-type="float" office:value="0.236742443029321" calcext:value-type="float">
            <text:p>0.236742443</text:p>
          </table:table-cell>
          <table:table-cell table:formula="of:=[.G54]" office:value-type="float" office:value="0.60033193" calcext:value-type="float">
            <text:p>0.60033193</text:p>
          </table:table-cell>
          <table:table-cell table:formula="of:=[.G55]" office:value-type="float" office:value="0.48699692" calcext:value-type="float">
            <text:p>0.48699692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formula="of:=[.K54]" office:value-type="float" office:value="0.171360569243962" calcext:value-type="float">
            <text:p>0.1713605692</text:p>
          </table:table-cell>
          <table:table-cell table:formula="of:=[.K55]" office:value-type="float" office:value="0.222043149726248" calcext:value-type="float">
            <text:p>0.2220431497</text:p>
          </table:table-cell>
          <table:table-cell table:formula="of:=[.J54]" office:value-type="float" office:value="0.64089402" calcext:value-type="float">
            <text:p>0.64089402</text:p>
          </table:table-cell>
          <table:table-cell table:formula="of:=[.J55]" office:value-type="float" office:value="0.51763129" calcext:value-type="float">
            <text:p>0.51763129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table:formula="of:=[.N54]" office:value-type="float" office:value="0.169785953385656" calcext:value-type="float">
            <text:p>0.1697859534</text:p>
          </table:table-cell>
          <table:table-cell table:formula="of:=[.N55]" office:value-type="float" office:value="0.215905401115364" calcext:value-type="float">
            <text:p>0.2159054011</text:p>
          </table:table-cell>
          <table:table-cell table:formula="of:=[.M54]" office:value-type="float" office:value="0.66763251" calcext:value-type="float">
            <text:p>0.66763251</text:p>
          </table:table-cell>
          <table:table-cell table:formula="of:=[.M55]" office:value-type="float" office:value="0.54091755" calcext:value-type="float">
            <text:p>0.54091755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table:formula="of:=[.Q54]" office:value-type="float" office:value="0.16387184154466" calcext:value-type="float">
            <text:p>0.1638718415</text:p>
          </table:table-cell>
          <table:table-cell table:formula="of:=[.Q55]" office:value-type="float" office:value="0.205080464014341" calcext:value-type="float">
            <text:p>0.205080464</text:p>
          </table:table-cell>
          <table:table-cell table:formula="of:=[.P54]" office:value-type="float" office:value="0.70398844" calcext:value-type="float">
            <text:p>0.70398844</text:p>
          </table:table-cell>
          <table:table-cell table:formula="of:=[.P55]" office:value-type="float" office:value="0.56034827" calcext:value-type="float">
            <text:p>0.56034827</text:p>
          </table:table-cell>
          <table:table-cell table:number-columns-repeated="10"/>
        </table:table-row>
        <table:table-row table:style-name="ro3">
          <table:table-cell table:number-columns-repeated="17"/>
        </table:table-row>
        <table:table-row table:style-name="ro4">
          <table:table-cell table:number-columns-repeated="17"/>
        </table:table-row>
        <table:table-row table:style-name="ro3">
          <table:table-cell table:number-columns-repeated="17"/>
        </table:table-row>
        <table:table-row table:style-name="ro4" table:number-rows-repeated="4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Typed" table:style-name="ta1">
        <table:shapes>
          <draw:frame draw:z-index="0" draw:style-name="gr1" draw:text-style-name="P1" svg:width="15.999cm" svg:height="8.999cm" svg:x="14.776cm" svg:y="13.151cm">
            <draw:object draw:notify-on-update-of-ranges="Typed.B32:Typed.B36 Typed.E31:Typed.E31 Typed.E32:Typed.E36 Typed.F31:Typed.F31 Typed.F32:Typed.F36 Typed.C31:Typed.C31 Typed.C32:Typed.C36 Typed.D31:Typed.D31 Typed.D32:Typed.D3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20" table:default-cell-style-name="Default"/>
        <table:table-row table:style-name="ro3">
          <table:table-cell table:number-columns-repeated="20"/>
        </table:table-row>
        <table:table-row table:style-name="ro3">
          <table:table-cell table:number-columns-repeated="2"/>
          <table:table-cell office:value-type="string" calcext:value-type="string">
            <text:p>no type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formula="of:=(2*[.D3]*[.C3])/([.D3]+[.C3])" office:value-type="float" office:value="0.0801835267278504" calcext:value-type="float">
            <text:p>0.0801835267</text:p>
          </table:table-cell>
          <table:table-cell office:value-type="float" office:value="0.54897134" calcext:value-type="float">
            <text:p>0.54897134</text:p>
          </table:table-cell>
          <table:table-cell office:value-type="float" office:value="0.51633265" calcext:value-type="float">
            <text:p>0.51633265</text:p>
          </table:table-cell>
          <table:table-cell table:formula="of:=(2*[.G3]*[.F3])/([.G3]+[.F3])" office:value-type="float" office:value="0.532152004342443" calcext:value-type="float">
            <text:p>0.5321520043</text:p>
          </table:table-cell>
          <table:table-cell office:value-type="float" office:value="0.53004146" calcext:value-type="float">
            <text:p>0.53004146</text:p>
          </table:table-cell>
          <table:table-cell office:value-type="float" office:value="0.66907784" calcext:value-type="float">
            <text:p>0.66907784</text:p>
          </table:table-cell>
          <table:table-cell table:formula="of:=(2*[.J3]*[.I3])/([.J3]+[.I3])" office:value-type="float" office:value="0.591499102995417" calcext:value-type="float">
            <text:p>0.591499103</text:p>
          </table:table-cell>
          <table:table-cell office:value-type="float" office:value="0.52517523" calcext:value-type="float">
            <text:p>0.52517523</text:p>
          </table:table-cell>
          <table:table-cell office:value-type="float" office:value="0.72702003" calcext:value-type="float">
            <text:p>0.72702003</text:p>
          </table:table-cell>
          <table:table-cell table:formula="of:=(2*[.M3]*[.L3])/([.M3]+[.L3])" office:value-type="float" office:value="0.609829670605616" calcext:value-type="float">
            <text:p>0.6098296706</text:p>
          </table:table-cell>
          <table:table-cell office:value-type="float" office:value="0.52837165" calcext:value-type="float">
            <text:p>0.52837165</text:p>
          </table:table-cell>
          <table:table-cell office:value-type="float" office:value="0.77405511" calcext:value-type="float">
            <text:p>0.77405511</text:p>
          </table:table-cell>
          <table:table-cell table:formula="of:=(2*[.P3]*[.O3])/([.P3]+[.O3])" office:value-type="float" office:value="0.62804111251773" calcext:value-type="float">
            <text:p>0.6280411125</text:p>
          </table:table-cell>
          <table:table-cell office:value-type="float" office:value="0.52637175" calcext:value-type="float">
            <text:p>0.52637175</text:p>
          </table:table-cell>
          <table:table-cell office:value-type="float" office:value="0.7975619" calcext:value-type="float">
            <text:p>0.7975619</text:p>
          </table:table-cell>
          <table:table-cell table:formula="of:=(2*[.S3]*[.R3])/([.S3]+[.R3])" office:value-type="float" office:value="0.634191982409881" calcext:value-type="float">
            <text:p>0.6341919824</text:p>
          </table:table-cell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formula="of:=(2*[.D4]*[.C4])/([.D4]+[.C4])" office:value-type="float" office:value="0.149516293891408" calcext:value-type="float">
            <text:p>0.1495162939</text:p>
          </table:table-cell>
          <table:table-cell office:value-type="float" office:value="0.12664595" calcext:value-type="float">
            <text:p>0.12664595</text:p>
          </table:table-cell>
          <table:table-cell office:value-type="float" office:value="0.81709385" calcext:value-type="float">
            <text:p>0.81709385</text:p>
          </table:table-cell>
          <table:table-cell table:formula="of:=(2*[.G4]*[.F4])/([.G4]+[.F4])" office:value-type="float" office:value="0.219301182110593" calcext:value-type="float">
            <text:p>0.2193011821</text:p>
          </table:table-cell>
          <table:table-cell office:value-type="float" office:value="0.10719808" calcext:value-type="float">
            <text:p>0.10719808</text:p>
          </table:table-cell>
          <table:table-cell office:value-type="float" office:value="0.8852609" calcext:value-type="float">
            <text:p>0.8852609</text:p>
          </table:table-cell>
          <table:table-cell table:formula="of:=(2*[.J4]*[.I4])/([.J4]+[.I4])" office:value-type="float" office:value="0.191238672210053" calcext:value-type="float">
            <text:p>0.1912386722</text:p>
          </table:table-cell>
          <table:table-cell office:value-type="float" office:value="0.09199533" calcext:value-type="float">
            <text:p>0.09199533</text:p>
          </table:table-cell>
          <table:table-cell office:value-type="float" office:value="0.92628697" calcext:value-type="float">
            <text:p>0.92628697</text:p>
          </table:table-cell>
          <table:table-cell table:formula="of:=(2*[.M4]*[.L4])/([.M4]+[.L4])" office:value-type="float" office:value="0.167368273964597" calcext:value-type="float">
            <text:p>0.167368274</text:p>
          </table:table-cell>
          <table:table-cell office:value-type="float" office:value="0.08977492" calcext:value-type="float">
            <text:p>0.08977492</text:p>
          </table:table-cell>
          <table:table-cell office:value-type="float" office:value="0.93905472" calcext:value-type="float">
            <text:p>0.93905472</text:p>
          </table:table-cell>
          <table:table-cell table:formula="of:=(2*[.P4]*[.O4])/([.P4]+[.O4])" office:value-type="float" office:value="0.163882452616008" calcext:value-type="float">
            <text:p>0.1638824526</text:p>
          </table:table-cell>
          <table:table-cell office:value-type="float" office:value="0.08509624" calcext:value-type="float">
            <text:p>0.08509624</text:p>
          </table:table-cell>
          <table:table-cell office:value-type="float" office:value="0.95001754" calcext:value-type="float">
            <text:p>0.95001754</text:p>
          </table:table-cell>
          <table:table-cell table:formula="of:=(2*[.S4]*[.R4])/([.S4]+[.R4])" office:value-type="float" office:value="0.156201032485626" calcext:value-type="float">
            <text:p>0.1562010325</text:p>
          </table:table-cell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formula="of:=(2*[.D5]*[.C5])/([.D5]+[.C5])" office:value-type="float" office:value="0.00668651030178796" calcext:value-type="float">
            <text:p>0.0066865103</text:p>
          </table:table-cell>
          <table:table-cell office:value-type="float" office:value="0.0106974" calcext:value-type="float">
            <text:p>0.0106974</text:p>
          </table:table-cell>
          <table:table-cell office:value-type="float" office:value="1" calcext:value-type="float">
            <text:p>1</text:p>
          </table:table-cell>
          <table:table-cell table:formula="of:=(2*[.G5]*[.F5])/([.G5]+[.F5])" office:value-type="float" office:value="0.0211683536536257" calcext:value-type="float">
            <text:p>0.0211683537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J5]*[.I5])/([.J5]+[.I5])" office:value-type="float" office:value="0.00978970512576572" calcext:value-type="float">
            <text:p>0.009789705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M5]*[.L5])/([.M5]+[.L5])" office:value-type="float" office:value="0.00978970512576572" calcext:value-type="float">
            <text:p>0.009789705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P5]*[.O5])/([.P5]+[.O5])" office:value-type="float" office:value="0.00978970512576572" calcext:value-type="float">
            <text:p>0.009789705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S5]*[.R5])/([.S5]+[.R5])" office:value-type="float" office:value="0.00978970512576572" calcext:value-type="float">
            <text:p>0.0097897051</text:p>
          </table:table-cell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formula="of:=(2*[.D6]*[.C6])/([.D6]+[.C6])" office:value-type="float" office:value="0.106517995844172" calcext:value-type="float">
            <text:p>0.1065179958</text:p>
          </table:table-cell>
          <table:table-cell office:value-type="float" office:value="0.08779766" calcext:value-type="float">
            <text:p>0.08779766</text:p>
          </table:table-cell>
          <table:table-cell office:value-type="float" office:value="0.36879393" calcext:value-type="float">
            <text:p>0.36879393</text:p>
          </table:table-cell>
          <table:table-cell table:formula="of:=(2*[.G6]*[.F6])/([.G6]+[.F6])" office:value-type="float" office:value="0.141830225459053" calcext:value-type="float">
            <text:p>0.1418302255</text:p>
          </table:table-cell>
          <table:table-cell office:value-type="float" office:value="0.09946677" calcext:value-type="float">
            <text:p>0.09946677</text:p>
          </table:table-cell>
          <table:table-cell office:value-type="float" office:value="0.47199931" calcext:value-type="float">
            <text:p>0.47199931</text:p>
          </table:table-cell>
          <table:table-cell table:formula="of:=(2*[.J6]*[.I6])/([.J6]+[.I6])" office:value-type="float" office:value="0.164308078645468" calcext:value-type="float">
            <text:p>0.1643080786</text:p>
          </table:table-cell>
          <table:table-cell office:value-type="float" office:value="0.10809808" calcext:value-type="float">
            <text:p>0.10809808</text:p>
          </table:table-cell>
          <table:table-cell office:value-type="float" office:value="0.55366375" calcext:value-type="float">
            <text:p>0.55366375</text:p>
          </table:table-cell>
          <table:table-cell table:formula="of:=(2*[.M6]*[.L6])/([.M6]+[.L6])" office:value-type="float" office:value="0.18088075083025" calcext:value-type="float">
            <text:p>0.1808807508</text:p>
          </table:table-cell>
          <table:table-cell office:value-type="float" office:value="0.11401618" calcext:value-type="float">
            <text:p>0.11401618</text:p>
          </table:table-cell>
          <table:table-cell office:value-type="float" office:value="0.62598522" calcext:value-type="float">
            <text:p>0.62598522</text:p>
          </table:table-cell>
          <table:table-cell table:formula="of:=(2*[.P6]*[.O6])/([.P6]+[.O6])" office:value-type="float" office:value="0.192898131059913" calcext:value-type="float">
            <text:p>0.1928981311</text:p>
          </table:table-cell>
          <table:table-cell office:value-type="float" office:value="0.11378288" calcext:value-type="float">
            <text:p>0.11378288</text:p>
          </table:table-cell>
          <table:table-cell office:value-type="float" office:value="0.64684916" calcext:value-type="float">
            <text:p>0.64684916</text:p>
          </table:table-cell>
          <table:table-cell table:formula="of:=(2*[.S6]*[.R6])/([.S6]+[.R6])" office:value-type="float" office:value="0.19352421796584" calcext:value-type="float">
            <text:p>0.193524218</text:p>
          </table:table-cell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D7]*[.C7])/([.D7]+[.C7])" office:value-type="float" office:value="0.0690836289158947" calcext:value-type="float">
            <text:p>0.0690836289</text:p>
          </table:table-cell>
          <table:table-cell office:value-type="float" office:value="0.06749083" calcext:value-type="float">
            <text:p>0.06749083</text:p>
          </table:table-cell>
          <table:table-cell office:value-type="float" office:value="0.28666455" calcext:value-type="float">
            <text:p>0.28666455</text:p>
          </table:table-cell>
          <table:table-cell table:formula="of:=(2*[.G7]*[.F7])/([.G7]+[.F7])" office:value-type="float" office:value="0.109258418782606" calcext:value-type="float">
            <text:p>0.1092584188</text:p>
          </table:table-cell>
          <table:table-cell office:value-type="float" office:value="0.08259304" calcext:value-type="float">
            <text:p>0.08259304</text:p>
          </table:table-cell>
          <table:table-cell office:value-type="float" office:value="0.90674389" calcext:value-type="float">
            <text:p>0.90674389</text:p>
          </table:table-cell>
          <table:table-cell table:formula="of:=(2*[.J7]*[.I7])/([.J7]+[.I7])" office:value-type="float" office:value="0.151395812903751" calcext:value-type="float">
            <text:p>0.1513958129</text:p>
          </table:table-cell>
          <table:table-cell office:value-type="float" office:value="0.05882525" calcext:value-type="float">
            <text:p>0.05882525</text:p>
          </table:table-cell>
          <table:table-cell office:value-type="float" office:value="0.92201755" calcext:value-type="float">
            <text:p>0.92201755</text:p>
          </table:table-cell>
          <table:table-cell table:formula="of:=(2*[.M7]*[.L7])/([.M7]+[.L7])" office:value-type="float" office:value="0.110594506852958" calcext:value-type="float">
            <text:p>0.1105945069</text:p>
          </table:table-cell>
          <table:table-cell office:value-type="float" office:value="0.05164894" calcext:value-type="float">
            <text:p>0.05164894</text:p>
          </table:table-cell>
          <table:table-cell office:value-type="float" office:value="0.9342516" calcext:value-type="float">
            <text:p>0.9342516</text:p>
          </table:table-cell>
          <table:table-cell table:formula="of:=(2*[.P7]*[.O7])/([.P7]+[.O7])" office:value-type="float" office:value="0.0978863544050884" calcext:value-type="float">
            <text:p>0.0978863544</text:p>
          </table:table-cell>
          <table:table-cell office:value-type="float" office:value="0.04616313" calcext:value-type="float">
            <text:p>0.04616313</text:p>
          </table:table-cell>
          <table:table-cell office:value-type="float" office:value="0.94029186" calcext:value-type="float">
            <text:p>0.94029186</text:p>
          </table:table-cell>
          <table:table-cell table:formula="of:=(2*[.S7]*[.R7])/([.S7]+[.R7])" office:value-type="float" office:value="0.088005668400789" calcext:value-type="float">
            <text:p>0.0880056684</text:p>
          </table:table-cell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formula="of:=(2*[.D8]*[.C8])/([.D8]+[.C8])" office:value-type="float" office:value="0.224755657817857" calcext:value-type="float">
            <text:p>0.2247556578</text:p>
          </table:table-cell>
          <table:table-cell office:value-type="float" office:value="0.19531784" calcext:value-type="float">
            <text:p>0.19531784</text:p>
          </table:table-cell>
          <table:table-cell office:value-type="float" office:value="0.47521937" calcext:value-type="float">
            <text:p>0.47521937</text:p>
          </table:table-cell>
          <table:table-cell table:formula="of:=(2*[.G8]*[.F8])/([.G8]+[.F8])" office:value-type="float" office:value="0.276849127804737" calcext:value-type="float">
            <text:p>0.2768491278</text:p>
          </table:table-cell>
          <table:table-cell office:value-type="float" office:value="0.18807706" calcext:value-type="float">
            <text:p>0.18807706</text:p>
          </table:table-cell>
          <table:table-cell office:value-type="float" office:value="0.63348076" calcext:value-type="float">
            <text:p>0.63348076</text:p>
          </table:table-cell>
          <table:table-cell table:formula="of:=(2*[.J8]*[.I8])/([.J8]+[.I8])" office:value-type="float" office:value="0.290042151646407" calcext:value-type="float">
            <text:p>0.2900421516</text:p>
          </table:table-cell>
          <table:table-cell office:value-type="float" office:value="0.16488255" calcext:value-type="float">
            <text:p>0.16488255</text:p>
          </table:table-cell>
          <table:table-cell office:value-type="float" office:value="0.68277217" calcext:value-type="float">
            <text:p>0.68277217</text:p>
          </table:table-cell>
          <table:table-cell table:formula="of:=(2*[.M8]*[.L8])/([.M8]+[.L8])" office:value-type="float" office:value="0.265620455599265" calcext:value-type="float">
            <text:p>0.2656204556</text:p>
          </table:table-cell>
          <table:table-cell office:value-type="float" office:value="0.16295026" calcext:value-type="float">
            <text:p>0.16295026</text:p>
          </table:table-cell>
          <table:table-cell office:value-type="float" office:value="0.68773753" calcext:value-type="float">
            <text:p>0.68773753</text:p>
          </table:table-cell>
          <table:table-cell table:formula="of:=(2*[.P8]*[.O8])/([.P8]+[.O8])" office:value-type="float" office:value="0.263473886995034" calcext:value-type="float">
            <text:p>0.263473887</text:p>
          </table:table-cell>
          <table:table-cell office:value-type="float" office:value="0.1602183" calcext:value-type="float">
            <text:p>0.1602183</text:p>
          </table:table-cell>
          <table:table-cell office:value-type="float" office:value="0.78572966" calcext:value-type="float">
            <text:p>0.78572966</text:p>
          </table:table-cell>
          <table:table-cell table:formula="of:=(2*[.S8]*[.R8])/([.S8]+[.R8])" office:value-type="float" office:value="0.266163204971187" calcext:value-type="float">
            <text:p>0.266163205</text:p>
          </table:table-cell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formula="of:=(2*[.D9]*[.C9])/([.D9]+[.C9])" office:value-type="float" office:value="0.220896145325905" calcext:value-type="float">
            <text:p>0.2208961453</text:p>
          </table:table-cell>
          <table:table-cell office:value-type="float" office:value="0.76412048" calcext:value-type="float">
            <text:p>0.76412048</text:p>
          </table:table-cell>
          <table:table-cell office:value-type="float" office:value="0.66757981" calcext:value-type="float">
            <text:p>0.66757981</text:p>
          </table:table-cell>
          <table:table-cell table:formula="of:=(2*[.G9]*[.F9])/([.G9]+[.F9])" office:value-type="float" office:value="0.712595238568414" calcext:value-type="float">
            <text:p>0.7125952386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J9]*[.I9])/([.J9]+[.I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M9]*[.L9])/([.M9]+[.L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P9]*[.O9])/([.P9]+[.O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S9]*[.R9])/([.S9]+[.R9])" office:value-type="float" office:value="0.715746736973009" calcext:value-type="float">
            <text:p>0.715746737</text:p>
          </table:table-cell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formula="of:=(2*[.D10]*[.C10])/([.D10]+[.C10])" office:value-type="float" office:value="0.0528105614326406" calcext:value-type="float">
            <text:p>0.0528105614</text:p>
          </table:table-cell>
          <table:table-cell office:value-type="float" office:value="0.04280106" calcext:value-type="float">
            <text:p>0.04280106</text:p>
          </table:table-cell>
          <table:table-cell office:value-type="float" office:value="0.43292079" calcext:value-type="float">
            <text:p>0.43292079</text:p>
          </table:table-cell>
          <table:table-cell table:formula="of:=(2*[.G10]*[.F10])/([.G10]+[.F10])" office:value-type="float" office:value="0.0779004315569588" calcext:value-type="float">
            <text:p>0.0779004316</text:p>
          </table:table-cell>
          <table:table-cell office:value-type="float" office:value="0.02580002" calcext:value-type="float">
            <text:p>0.02580002</text:p>
          </table:table-cell>
          <table:table-cell office:value-type="float" office:value="0.58920683" calcext:value-type="float">
            <text:p>0.58920683</text:p>
          </table:table-cell>
          <table:table-cell table:formula="of:=(2*[.J10]*[.I10])/([.J10]+[.I10])" office:value-type="float" office:value="0.0494353778275367" calcext:value-type="float">
            <text:p>0.0494353778</text:p>
          </table:table-cell>
          <table:table-cell office:value-type="float" office:value="0.02211129" calcext:value-type="float">
            <text:p>0.02211129</text:p>
          </table:table-cell>
          <table:table-cell office:value-type="float" office:value="0.67045995" calcext:value-type="float">
            <text:p>0.67045995</text:p>
          </table:table-cell>
          <table:table-cell table:formula="of:=(2*[.M10]*[.L10])/([.M10]+[.L10])" office:value-type="float" office:value="0.0428107132714188" calcext:value-type="float">
            <text:p>0.0428107133</text:p>
          </table:table-cell>
          <table:table-cell office:value-type="float" office:value="0.02180692" calcext:value-type="float">
            <text:p>0.02180692</text:p>
          </table:table-cell>
          <table:table-cell office:value-type="float" office:value="0.67045995" calcext:value-type="float">
            <text:p>0.67045995</text:p>
          </table:table-cell>
          <table:table-cell table:formula="of:=(2*[.P10]*[.O10])/([.P10]+[.O10])" office:value-type="float" office:value="0.0422399716827529" calcext:value-type="float">
            <text:p>0.0422399717</text:p>
          </table:table-cell>
          <table:table-cell office:value-type="float" office:value="0.02013448" calcext:value-type="float">
            <text:p>0.02013448</text:p>
          </table:table-cell>
          <table:table-cell office:value-type="float" office:value="0.68924446" calcext:value-type="float">
            <text:p>0.68924446</text:p>
          </table:table-cell>
          <table:table-cell table:formula="of:=(2*[.S10]*[.R10])/([.S10]+[.R10])" office:value-type="float" office:value="0.039125996029656" calcext:value-type="float">
            <text:p>0.039125996</text:p>
          </table:table-cell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formula="of:=(2*[.D11]*[.C11])/([.D11]+[.C11])" office:value-type="float" office:value="0.0917398183751588" calcext:value-type="float">
            <text:p>0.0917398184</text:p>
          </table:table-cell>
          <table:table-cell office:value-type="float" office:value="0.10568079" calcext:value-type="float">
            <text:p>0.10568079</text:p>
          </table:table-cell>
          <table:table-cell office:value-type="float" office:value="0.34298641" calcext:value-type="float">
            <text:p>0.34298641</text:p>
          </table:table-cell>
          <table:table-cell table:formula="of:=(2*[.G11]*[.F11])/([.G11]+[.F11])" office:value-type="float" office:value="0.161576664253879" calcext:value-type="float">
            <text:p>0.1615766643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J11]*[.I11])/([.J11]+[.I11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M11]*[.L11])/([.M11]+[.L11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P11]*[.O11])/([.P11]+[.O11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S11]*[.R11])/([.S11]+[.R11])" office:value-type="float" office:value="0.0125779646410327" calcext:value-type="float">
            <text:p>0.0125779646</text:p>
          </table:table-cell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formula="of:=(2*[.D12]*[.C12])/([.D12]+[.C12])" office:value-type="float" office:value="0.0543936048467216" calcext:value-type="float">
            <text:p>0.0543936048</text:p>
          </table:table-cell>
          <table:table-cell office:value-type="float" office:value="0.04617226" calcext:value-type="float">
            <text:p>0.04617226</text:p>
          </table:table-cell>
          <table:table-cell office:value-type="float" office:value="0.63019974" calcext:value-type="float">
            <text:p>0.63019974</text:p>
          </table:table-cell>
          <table:table-cell table:formula="of:=(2*[.G12]*[.F12])/([.G12]+[.F12])" office:value-type="float" office:value="0.0860406588303845" calcext:value-type="float">
            <text:p>0.0860406588</text:p>
          </table:table-cell>
          <table:table-cell office:value-type="float" office:value="0.03574457" calcext:value-type="float">
            <text:p>0.03574457</text:p>
          </table:table-cell>
          <table:table-cell office:value-type="float" office:value="0.94530553" calcext:value-type="float">
            <text:p>0.94530553</text:p>
          </table:table-cell>
          <table:table-cell table:formula="of:=(2*[.J12]*[.I12])/([.J12]+[.I12])" office:value-type="float" office:value="0.0688844324840742" calcext:value-type="float">
            <text:p>0.0688844325</text:p>
          </table:table-cell>
          <table:table-cell office:value-type="float" office:value="0.0347389" calcext:value-type="float">
            <text:p>0.0347389</text:p>
          </table:table-cell>
          <table:table-cell office:value-type="float" office:value="0.9640666" calcext:value-type="float">
            <text:p>0.9640666</text:p>
          </table:table-cell>
          <table:table-cell table:formula="of:=(2*[.M12]*[.L12])/([.M12]+[.L12])" office:value-type="float" office:value="0.0670613311815764" calcext:value-type="float">
            <text:p>0.0670613312</text:p>
          </table:table-cell>
          <table:table-cell office:value-type="float" office:value="0.03352386" calcext:value-type="float">
            <text:p>0.03352386</text:p>
          </table:table-cell>
          <table:table-cell office:value-type="float" office:value="0.96718867" calcext:value-type="float">
            <text:p>0.96718867</text:p>
          </table:table-cell>
          <table:table-cell table:formula="of:=(2*[.P12]*[.O12])/([.P12]+[.O12])" office:value-type="float" office:value="0.0648016220335848" calcext:value-type="float">
            <text:p>0.064801622</text:p>
          </table:table-cell>
          <table:table-cell office:value-type="float" office:value="0.03227873" calcext:value-type="float">
            <text:p>0.03227873</text:p>
          </table:table-cell>
          <table:table-cell office:value-type="float" office:value="0.97241921" calcext:value-type="float">
            <text:p>0.97241921</text:p>
          </table:table-cell>
          <table:table-cell table:formula="of:=(2*[.S12]*[.R12])/([.S12]+[.R12])" office:value-type="float" office:value="0.0624833711242671" calcext:value-type="float">
            <text:p>0.0624833711</text:p>
          </table:table-cell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D13]*[.C13])/([.D13]+[.C13])" office:value-type="float" office:value="0.0201608491342159" calcext:value-type="float">
            <text:p>0.0201608491</text:p>
          </table:table-cell>
          <table:table-cell office:value-type="float" office:value="0.18965206" calcext:value-type="float">
            <text:p>0.18965206</text:p>
          </table:table-cell>
          <table:table-cell office:value-type="float" office:value="0.01099484" calcext:value-type="float">
            <text:p>0.01099484</text:p>
          </table:table-cell>
          <table:table-cell table:formula="of:=(2*[.G13]*[.F13])/([.G13]+[.F13])" office:value-type="float" office:value="0.0207847124014415" calcext:value-type="float">
            <text:p>0.0207847124</text:p>
          </table:table-cell>
          <table:table-cell office:value-type="float" office:value="0.17820336" calcext:value-type="float">
            <text:p>0.17820336</text:p>
          </table:table-cell>
          <table:table-cell office:value-type="float" office:value="0.01110156" calcext:value-type="float">
            <text:p>0.01110156</text:p>
          </table:table-cell>
          <table:table-cell table:formula="of:=(2*[.J13]*[.I13])/([.J13]+[.I13])" office:value-type="float" office:value="0.0209010446558029" calcext:value-type="float">
            <text:p>0.0209010447</text:p>
          </table:table-cell>
          <table:table-cell office:value-type="float" office:value="0.18491156" calcext:value-type="float">
            <text:p>0.18491156</text:p>
          </table:table-cell>
          <table:table-cell office:value-type="float" office:value="0.01275894" calcext:value-type="float">
            <text:p>0.01275894</text:p>
          </table:table-cell>
          <table:table-cell table:formula="of:=(2*[.M13]*[.L13])/([.M13]+[.L13])" office:value-type="float" office:value="0.0238707900202246" calcext:value-type="float">
            <text:p>0.02387079</text:p>
          </table:table-cell>
          <table:table-cell office:value-type="float" office:value="0.19667361" calcext:value-type="float">
            <text:p>0.19667361</text:p>
          </table:table-cell>
          <table:table-cell office:value-type="float" office:value="0.01859552" calcext:value-type="float">
            <text:p>0.01859552</text:p>
          </table:table-cell>
          <table:table-cell table:formula="of:=(2*[.P13]*[.O13])/([.P13]+[.O13])" office:value-type="float" office:value="0.0339783790479127" calcext:value-type="float">
            <text:p>0.033978379</text:p>
          </table:table-cell>
          <table:table-cell office:value-type="float" office:value="0.11419567" calcext:value-type="float">
            <text:p>0.11419567</text:p>
          </table:table-cell>
          <table:table-cell office:value-type="float" office:value="0.07378178" calcext:value-type="float">
            <text:p>0.07378178</text:p>
          </table:table-cell>
          <table:table-cell table:formula="of:=(2*[.S13]*[.R13])/([.S13]+[.R13])" office:value-type="float" office:value="0.0896443674588904" calcext:value-type="float">
            <text:p>0.0896443675</text:p>
          </table:table-cell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formula="of:=(2*[.D14]*[.C14])/([.D14]+[.C14])" office:value-type="float" office:value="0.0580224531680706" calcext:value-type="float">
            <text:p>0.0580224532</text:p>
          </table:table-cell>
          <table:table-cell office:value-type="float" office:value="0.04291248" calcext:value-type="float">
            <text:p>0.04291248</text:p>
          </table:table-cell>
          <table:table-cell office:value-type="float" office:value="0.75982481" calcext:value-type="float">
            <text:p>0.75982481</text:p>
          </table:table-cell>
          <table:table-cell table:formula="of:=(2*[.G14]*[.F14])/([.G14]+[.F14])" office:value-type="float" office:value="0.0812369560223839" calcext:value-type="float">
            <text:p>0.081236956</text:p>
          </table:table-cell>
          <table:table-cell office:value-type="float" office:value="0.0283505" calcext:value-type="float">
            <text:p>0.0283505</text:p>
          </table:table-cell>
          <table:table-cell office:value-type="float" office:value="0.87328486" calcext:value-type="float">
            <text:p>0.87328486</text:p>
          </table:table-cell>
          <table:table-cell table:formula="of:=(2*[.J14]*[.I14])/([.J14]+[.I14])" office:value-type="float" office:value="0.0549181265992718" calcext:value-type="float">
            <text:p>0.0549181266</text:p>
          </table:table-cell>
          <table:table-cell office:value-type="float" office:value="0.02755387" calcext:value-type="float">
            <text:p>0.02755387</text:p>
          </table:table-cell>
          <table:table-cell office:value-type="float" office:value="0.88083202" calcext:value-type="float">
            <text:p>0.88083202</text:p>
          </table:table-cell>
          <table:table-cell table:formula="of:=(2*[.M14]*[.L14])/([.M14]+[.L14])" office:value-type="float" office:value="0.053436169007243" calcext:value-type="float">
            <text:p>0.053436169</text:p>
          </table:table-cell>
          <table:table-cell office:value-type="float" office:value="0.02448066" calcext:value-type="float">
            <text:p>0.02448066</text:p>
          </table:table-cell>
          <table:table-cell office:value-type="float" office:value="0.88768161" calcext:value-type="float">
            <text:p>0.88768161</text:p>
          </table:table-cell>
          <table:table-cell table:formula="of:=(2*[.P14]*[.O14])/([.P14]+[.O14])" office:value-type="float" office:value="0.047647293463832" calcext:value-type="float">
            <text:p>0.0476472935</text:p>
          </table:table-cell>
          <table:table-cell office:value-type="float" office:value="0.02421845" calcext:value-type="float">
            <text:p>0.02421845</text:p>
          </table:table-cell>
          <table:table-cell office:value-type="float" office:value="0.89445116" calcext:value-type="float">
            <text:p>0.89445116</text:p>
          </table:table-cell>
          <table:table-cell table:formula="of:=(2*[.S14]*[.R14])/([.S14]+[.R14])" office:value-type="float" office:value="0.0471599810423728" calcext:value-type="float">
            <text:p>0.047159981</text:p>
          </table:table-cell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formula="of:=(2*[.D15]*[.C15])/([.D15]+[.C15])" office:value-type="float" office:value="0.0300718172974052" calcext:value-type="float">
            <text:p>0.0300718173</text:p>
          </table:table-cell>
          <table:table-cell office:value-type="float" office:value="0.03307252" calcext:value-type="float">
            <text:p>0.03307252</text:p>
          </table:table-cell>
          <table:table-cell office:value-type="float" office:value="0.82712489" calcext:value-type="float">
            <text:p>0.82712489</text:p>
          </table:table-cell>
          <table:table-cell table:formula="of:=(2*[.G15]*[.F15])/([.G15]+[.F15])" office:value-type="float" office:value="0.0636019224169085" calcext:value-type="float">
            <text:p>0.0636019224</text:p>
          </table:table-cell>
          <table:table-cell office:value-type="float" office:value="0.019534" calcext:value-type="float">
            <text:p>0.019534</text:p>
          </table:table-cell>
          <table:table-cell office:value-type="float" office:value="0.9184042" calcext:value-type="float">
            <text:p>0.9184042</text:p>
          </table:table-cell>
          <table:table-cell table:formula="of:=(2*[.J15]*[.I15])/([.J15]+[.I15])" office:value-type="float" office:value="0.0382543490451716" calcext:value-type="float">
            <text:p>0.038254349</text:p>
          </table:table-cell>
          <table:table-cell office:value-type="float" office:value="0.01835922" calcext:value-type="float">
            <text:p>0.01835922</text:p>
          </table:table-cell>
          <table:table-cell office:value-type="float" office:value="0.94257492" calcext:value-type="float">
            <text:p>0.94257492</text:p>
          </table:table-cell>
          <table:table-cell table:formula="of:=(2*[.M15]*[.L15])/([.M15]+[.L15])" office:value-type="float" office:value="0.036016912299031" calcext:value-type="float">
            <text:p>0.0360169123</text:p>
          </table:table-cell>
          <table:table-cell office:value-type="float" office:value="0.01670522" calcext:value-type="float">
            <text:p>0.01670522</text:p>
          </table:table-cell>
          <table:table-cell office:value-type="float" office:value="0.94760246" calcext:value-type="float">
            <text:p>0.94760246</text:p>
          </table:table-cell>
          <table:table-cell table:formula="of:=(2*[.P15]*[.O15])/([.P15]+[.O15])" office:value-type="float" office:value="0.0328316529986388" calcext:value-type="float">
            <text:p>0.032831653</text:p>
          </table:table-cell>
          <table:table-cell office:value-type="float" office:value="0.0155418" calcext:value-type="float">
            <text:p>0.0155418</text:p>
          </table:table-cell>
          <table:table-cell office:value-type="float" office:value="0.9559357" calcext:value-type="float">
            <text:p>0.9559357</text:p>
          </table:table-cell>
          <table:table-cell table:formula="of:=(2*[.S15]*[.R15])/([.S15]+[.R15])" office:value-type="float" office:value="0.03058632127303" calcext:value-type="float">
            <text:p>0.0305863213</text:p>
          </table:table-cell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formula="of:=(2*[.D16]*[.C16])/([.D16]+[.C16])" office:value-type="float" office:value="0.124519739630838" calcext:value-type="float">
            <text:p>0.1245197396</text:p>
          </table:table-cell>
          <table:table-cell office:value-type="float" office:value="0.18271229" calcext:value-type="float">
            <text:p>0.18271229</text:p>
          </table:table-cell>
          <table:table-cell office:value-type="float" office:value="0.12948061" calcext:value-type="float">
            <text:p>0.12948061</text:p>
          </table:table-cell>
          <table:table-cell table:formula="of:=(2*[.G16]*[.F16])/([.G16]+[.F16])" office:value-type="float" office:value="0.151558211373141" calcext:value-type="float">
            <text:p>0.1515582114</text:p>
          </table:table-cell>
          <table:table-cell office:value-type="float" office:value="0.1667048" calcext:value-type="float">
            <text:p>0.1667048</text:p>
          </table:table-cell>
          <table:table-cell office:value-type="float" office:value="0.23608605" calcext:value-type="float">
            <text:p>0.23608605</text:p>
          </table:table-cell>
          <table:table-cell table:formula="of:=(2*[.J16]*[.I16])/([.J16]+[.I16])" office:value-type="float" office:value="0.19541991953412" calcext:value-type="float">
            <text:p>0.1954199195</text:p>
          </table:table-cell>
          <table:table-cell office:value-type="float" office:value="0.16172522" calcext:value-type="float">
            <text:p>0.16172522</text:p>
          </table:table-cell>
          <table:table-cell office:value-type="float" office:value="0.30502467" calcext:value-type="float">
            <text:p>0.30502467</text:p>
          </table:table-cell>
          <table:table-cell table:formula="of:=(2*[.M16]*[.L16])/([.M16]+[.L16])" office:value-type="float" office:value="0.21137736898525" calcext:value-type="float">
            <text:p>0.211377369</text:p>
          </table:table-cell>
          <table:table-cell office:value-type="float" office:value="0.15129108" calcext:value-type="float">
            <text:p>0.15129108</text:p>
          </table:table-cell>
          <table:table-cell office:value-type="float" office:value="0.33937211" calcext:value-type="float">
            <text:p>0.33937211</text:p>
          </table:table-cell>
          <table:table-cell table:formula="of:=(2*[.P16]*[.O16])/([.P16]+[.O16])" office:value-type="float" office:value="0.209283981721876" calcext:value-type="float">
            <text:p>0.2092839817</text:p>
          </table:table-cell>
          <table:table-cell office:value-type="float" office:value="0.14935747" calcext:value-type="float">
            <text:p>0.14935747</text:p>
          </table:table-cell>
          <table:table-cell office:value-type="float" office:value="0.39014472" calcext:value-type="float">
            <text:p>0.39014472</text:p>
          </table:table-cell>
          <table:table-cell table:formula="of:=(2*[.S16]*[.R16])/([.S16]+[.R16])" office:value-type="float" office:value="0.21601776375758" calcext:value-type="float">
            <text:p>0.2160177638</text:p>
          </table:table-cell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formula="of:=(2*[.D17]*[.C17])/([.D17]+[.C17])" office:value-type="float" office:value="0.00422647675201496" calcext:value-type="float">
            <text:p>0.0042264768</text:p>
          </table:table-cell>
          <table:table-cell office:value-type="float" office:value="0.00260379" calcext:value-type="float">
            <text:p>0.00260379</text:p>
          </table:table-cell>
          <table:table-cell office:value-type="float" office:value="0.44639731" calcext:value-type="float">
            <text:p>0.44639731</text:p>
          </table:table-cell>
          <table:table-cell table:formula="of:=(2*[.G17]*[.F17])/([.G17]+[.F17])" office:value-type="float" office:value="0.00517738086523574" calcext:value-type="float">
            <text:p>0.0051773809</text:p>
          </table:table-cell>
          <table:table-cell office:value-type="float" office:value="0.00163104" calcext:value-type="float">
            <text:p>0.00163104</text:p>
          </table:table-cell>
          <table:table-cell office:value-type="float" office:value="0.77989899" calcext:value-type="float">
            <text:p>0.77989899</text:p>
          </table:table-cell>
          <table:table-cell table:formula="of:=(2*[.J17]*[.I17])/([.J17]+[.I17])" office:value-type="float" office:value="0.00325527209402203" calcext:value-type="float">
            <text:p>0.0032552721</text:p>
          </table:table-cell>
          <table:table-cell office:value-type="float" office:value="0.00112416" calcext:value-type="float">
            <text:p>0.00112416</text:p>
          </table:table-cell>
          <table:table-cell office:value-type="float" office:value="0.77989899" calcext:value-type="float">
            <text:p>0.77989899</text:p>
          </table:table-cell>
          <table:table-cell table:formula="of:=(2*[.M17]*[.L17])/([.M17]+[.L17])" office:value-type="float" office:value="0.00224508389693289" calcext:value-type="float">
            <text:p>0.0022450839</text:p>
          </table:table-cell>
          <table:table-cell office:value-type="float" office:value="0.00105773" calcext:value-type="float">
            <text:p>0.00105773</text:p>
          </table:table-cell>
          <table:table-cell office:value-type="float" office:value="0.8873064" calcext:value-type="float">
            <text:p>0.8873064</text:p>
          </table:table-cell>
          <table:table-cell table:formula="of:=(2*[.P17]*[.O17])/([.P17]+[.O17])" office:value-type="float" office:value="0.00211294122934027" calcext:value-type="float">
            <text:p>0.0021129412</text:p>
          </table:table-cell>
          <table:table-cell office:value-type="float" office:value="0.00097174" calcext:value-type="float">
            <text:p>0.00097174</text:p>
          </table:table-cell>
          <table:table-cell office:value-type="float" office:value="0.93804714" calcext:value-type="float">
            <text:p>0.93804714</text:p>
          </table:table-cell>
          <table:table-cell table:formula="of:=(2*[.S17]*[.R17])/([.S17]+[.R17])" office:value-type="float" office:value="0.00194146879735496" calcext:value-type="float">
            <text:p>0.0019414688</text:p>
          </table:table-cell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formula="of:=(2*[.D18]*[.C18])/([.D18]+[.C18])" office:value-type="float" office:value="0.0310901840770555" calcext:value-type="float">
            <text:p>0.0310901841</text:p>
          </table:table-cell>
          <table:table-cell office:value-type="float" office:value="0.06260018" calcext:value-type="float">
            <text:p>0.06260018</text:p>
          </table:table-cell>
          <table:table-cell office:value-type="float" office:value="0.02328296" calcext:value-type="float">
            <text:p>0.02328296</text:p>
          </table:table-cell>
          <table:table-cell table:formula="of:=(2*[.G18]*[.F18])/([.G18]+[.F18])" office:value-type="float" office:value="0.0339418769954801" calcext:value-type="float">
            <text:p>0.033941877</text:p>
          </table:table-cell>
          <table:table-cell office:value-type="float" office:value="0.03863396" calcext:value-type="float">
            <text:p>0.03863396</text:p>
          </table:table-cell>
          <table:table-cell office:value-type="float" office:value="0.0899519" calcext:value-type="float">
            <text:p>0.0899519</text:p>
          </table:table-cell>
          <table:table-cell table:formula="of:=(2*[.J18]*[.I18])/([.J18]+[.I18])" office:value-type="float" office:value="0.0540525701118926" calcext:value-type="float">
            <text:p>0.0540525701</text:p>
          </table:table-cell>
          <table:table-cell office:value-type="float" office:value="0.05065284" calcext:value-type="float">
            <text:p>0.05065284</text:p>
          </table:table-cell>
          <table:table-cell office:value-type="float" office:value="0.16032133" calcext:value-type="float">
            <text:p>0.16032133</text:p>
          </table:table-cell>
          <table:table-cell table:formula="of:=(2*[.M18]*[.L18])/([.M18]+[.L18])" office:value-type="float" office:value="0.0769831745476444" calcext:value-type="float">
            <text:p>0.0769831745</text:p>
          </table:table-cell>
          <table:table-cell office:value-type="float" office:value="0.0361292" calcext:value-type="float">
            <text:p>0.0361292</text:p>
          </table:table-cell>
          <table:table-cell office:value-type="float" office:value="0.22684952" calcext:value-type="float">
            <text:p>0.22684952</text:p>
          </table:table-cell>
          <table:table-cell table:formula="of:=(2*[.P18]*[.O18])/([.P18]+[.O18])" office:value-type="float" office:value="0.0623312158336158" calcext:value-type="float">
            <text:p>0.0623312158</text:p>
          </table:table-cell>
          <table:table-cell office:value-type="float" office:value="0.02911316" calcext:value-type="float">
            <text:p>0.02911316</text:p>
          </table:table-cell>
          <table:table-cell office:value-type="float" office:value="0.469555" calcext:value-type="float">
            <text:p>0.469555</text:p>
          </table:table-cell>
          <table:table-cell table:formula="of:=(2*[.S18]*[.R18])/([.S18]+[.R18])" office:value-type="float" office:value="0.0548269608542883" calcext:value-type="float">
            <text:p>0.0548269609</text:p>
          </table:table-cell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formula="of:=(2*[.D19]*[.C19])/([.D19]+[.C19])" office:value-type="float" office:value="0.644456108655636" calcext:value-type="float">
            <text:p>0.6444561087</text:p>
          </table:table-cell>
          <table:table-cell office:value-type="float" office:value="0.98211516" calcext:value-type="float">
            <text:p>0.98211516</text:p>
          </table:table-cell>
          <table:table-cell office:value-type="float" office:value="0.52077778" calcext:value-type="float">
            <text:p>0.52077778</text:p>
          </table:table-cell>
          <table:table-cell table:formula="of:=(2*[.G19]*[.F19])/([.G19]+[.F19])" office:value-type="float" office:value="0.680638971834075" calcext:value-type="float">
            <text:p>0.6806389718</text:p>
          </table:table-cell>
          <table:table-cell office:value-type="float" office:value="0.9815576" calcext:value-type="float">
            <text:p>0.9815576</text:p>
          </table:table-cell>
          <table:table-cell office:value-type="float" office:value="0.54012728" calcext:value-type="float">
            <text:p>0.54012728</text:p>
          </table:table-cell>
          <table:table-cell table:formula="of:=(2*[.J19]*[.I19])/([.J19]+[.I19])" office:value-type="float" office:value="0.696814489805968" calcext:value-type="float">
            <text:p>0.6968144898</text:p>
          </table:table-cell>
          <table:table-cell office:value-type="float" office:value="0.98072008" calcext:value-type="float">
            <text:p>0.98072008</text:p>
          </table:table-cell>
          <table:table-cell office:value-type="float" office:value="0.54628117" calcext:value-type="float">
            <text:p>0.54628117</text:p>
          </table:table-cell>
          <table:table-cell table:formula="of:=(2*[.M19]*[.L19])/([.M19]+[.L19])" office:value-type="float" office:value="0.701700686551361" calcext:value-type="float">
            <text:p>0.7017006866</text:p>
          </table:table-cell>
          <table:table-cell office:value-type="float" office:value="0.98055107" calcext:value-type="float">
            <text:p>0.98055107</text:p>
          </table:table-cell>
          <table:table-cell office:value-type="float" office:value="0.56067703" calcext:value-type="float">
            <text:p>0.56067703</text:p>
          </table:table-cell>
          <table:table-cell table:formula="of:=(2*[.P19]*[.O19])/([.P19]+[.O19])" office:value-type="float" office:value="0.713421279680694" calcext:value-type="float">
            <text:p>0.7134212797</text:p>
          </table:table-cell>
          <table:table-cell office:value-type="float" office:value="0.98014754" calcext:value-type="float">
            <text:p>0.98014754</text:p>
          </table:table-cell>
          <table:table-cell office:value-type="float" office:value="0.56178423" calcext:value-type="float">
            <text:p>0.56178423</text:p>
          </table:table-cell>
          <table:table-cell table:formula="of:=(2*[.S19]*[.R19])/([.S19]+[.R19])" office:value-type="float" office:value="0.714209852547878" calcext:value-type="float">
            <text:p>0.7142098525</text:p>
          </table:table-cell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formula="of:=(2*[.D20]*[.C20])/([.D20]+[.C20])" office:value-type="float" office:value="0.0723677923736359" calcext:value-type="float">
            <text:p>0.0723677924</text:p>
          </table:table-cell>
          <table:table-cell office:value-type="float" office:value="0.06381852" calcext:value-type="float">
            <text:p>0.06381852</text:p>
          </table:table-cell>
          <table:table-cell office:value-type="float" office:value="0.6623392" calcext:value-type="float">
            <text:p>0.6623392</text:p>
          </table:table-cell>
          <table:table-cell table:formula="of:=(2*[.G20]*[.F20])/([.G20]+[.F20])" office:value-type="float" office:value="0.116419632588865" calcext:value-type="float">
            <text:p>0.1164196326</text:p>
          </table:table-cell>
          <table:table-cell office:value-type="float" office:value="0.05583349" calcext:value-type="float">
            <text:p>0.05583349</text:p>
          </table:table-cell>
          <table:table-cell office:value-type="float" office:value="0.95608261" calcext:value-type="float">
            <text:p>0.95608261</text:p>
          </table:table-cell>
          <table:table-cell table:formula="of:=(2*[.J20]*[.I20])/([.J20]+[.I20])" office:value-type="float" office:value="0.105505641909658" calcext:value-type="float">
            <text:p>0.1055056419</text:p>
          </table:table-cell>
          <table:table-cell office:value-type="float" office:value="0.04890341" calcext:value-type="float">
            <text:p>0.04890341</text:p>
          </table:table-cell>
          <table:table-cell office:value-type="float" office:value="0.96003839" calcext:value-type="float">
            <text:p>0.96003839</text:p>
          </table:table-cell>
          <table:table-cell table:formula="of:=(2*[.M20]*[.L20])/([.M20]+[.L20])" office:value-type="float" office:value="0.0930661233421192" calcext:value-type="float">
            <text:p>0.0930661233</text:p>
          </table:table-cell>
          <table:table-cell office:value-type="float" office:value="0.04753975" calcext:value-type="float">
            <text:p>0.04753975</text:p>
          </table:table-cell>
          <table:table-cell office:value-type="float" office:value="0.96309779" calcext:value-type="float">
            <text:p>0.96309779</text:p>
          </table:table-cell>
          <table:table-cell table:formula="of:=(2*[.P20]*[.O20])/([.P20]+[.O20])" office:value-type="float" office:value="0.0906070205192506" calcext:value-type="float">
            <text:p>0.0906070205</text:p>
          </table:table-cell>
          <table:table-cell office:value-type="float" office:value="0.04648729" calcext:value-type="float">
            <text:p>0.04648729</text:p>
          </table:table-cell>
          <table:table-cell office:value-type="float" office:value="0.96646594" calcext:value-type="float">
            <text:p>0.96646594</text:p>
          </table:table-cell>
          <table:table-cell table:formula="of:=(2*[.S20]*[.R20])/([.S20]+[.R20])" office:value-type="float" office:value="0.088707713440832" calcext:value-type="float">
            <text:p>0.0887077134</text:p>
          </table:table-cell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D21]*[.C21])/([.D21]+[.C21])" office:value-type="float" office:value="0.0305254417894681" calcext:value-type="float">
            <text:p>0.0305254418</text:p>
          </table:table-cell>
          <table:table-cell office:value-type="float" office:value="0.0198523" calcext:value-type="float">
            <text:p>0.0198523</text:p>
          </table:table-cell>
          <table:table-cell office:value-type="float" office:value="0.23554096" calcext:value-type="float">
            <text:p>0.23554096</text:p>
          </table:table-cell>
          <table:table-cell table:formula="of:=(2*[.G21]*[.F21])/([.G21]+[.F21])" office:value-type="float" office:value="0.0366182709771432" calcext:value-type="float">
            <text:p>0.036618271</text:p>
          </table:table-cell>
          <table:table-cell office:value-type="float" office:value="0.01246666" calcext:value-type="float">
            <text:p>0.01246666</text:p>
          </table:table-cell>
          <table:table-cell office:value-type="float" office:value="0.49598613" calcext:value-type="float">
            <text:p>0.49598613</text:p>
          </table:table-cell>
          <table:table-cell table:formula="of:=(2*[.J21]*[.I21])/([.J21]+[.I21])" office:value-type="float" office:value="0.0243219845343982" calcext:value-type="float">
            <text:p>0.0243219845</text:p>
          </table:table-cell>
          <table:table-cell office:value-type="float" office:value="0.00847695" calcext:value-type="float">
            <text:p>0.00847695</text:p>
          </table:table-cell>
          <table:table-cell office:value-type="float" office:value="0.59974457" calcext:value-type="float">
            <text:p>0.59974457</text:p>
          </table:table-cell>
          <table:table-cell table:formula="of:=(2*[.M21]*[.L21])/([.M21]+[.L21])" office:value-type="float" office:value="0.0167176088496885" calcext:value-type="float">
            <text:p>0.0167176088</text:p>
          </table:table-cell>
          <table:table-cell office:value-type="float" office:value="0.00755166" calcext:value-type="float">
            <text:p>0.00755166</text:p>
          </table:table-cell>
          <table:table-cell office:value-type="float" office:value="0.64870462" calcext:value-type="float">
            <text:p>0.64870462</text:p>
          </table:table-cell>
          <table:table-cell table:formula="of:=(2*[.P21]*[.O21])/([.P21]+[.O21])" office:value-type="float" office:value="0.0149295233583721" calcext:value-type="float">
            <text:p>0.0149295234</text:p>
          </table:table-cell>
          <table:table-cell office:value-type="float" office:value="0.00643868" calcext:value-type="float">
            <text:p>0.00643868</text:p>
          </table:table-cell>
          <table:table-cell office:value-type="float" office:value="0.7024813" calcext:value-type="float">
            <text:p>0.7024813</text:p>
          </table:table-cell>
          <table:table-cell table:formula="of:=(2*[.S21]*[.R21])/([.S21]+[.R21])" office:value-type="float" office:value="0.0127604029348531" calcext:value-type="float">
            <text:p>0.0127604029</text:p>
          </table:table-cell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formula="of:=(2*[.D22]*[.C22])/([.D22]+[.C22])" office:value-type="float" office:value="0.0635304722157488" calcext:value-type="float">
            <text:p>0.0635304722</text:p>
          </table:table-cell>
          <table:table-cell office:value-type="float" office:value="0.13664028" calcext:value-type="float">
            <text:p>0.13664028</text:p>
          </table:table-cell>
          <table:table-cell office:value-type="float" office:value="0.05527752" calcext:value-type="float">
            <text:p>0.05527752</text:p>
          </table:table-cell>
          <table:table-cell table:formula="of:=(2*[.G22]*[.F22])/([.G22]+[.F22])" office:value-type="float" office:value="0.0787121966853059" calcext:value-type="float">
            <text:p>0.0787121967</text:p>
          </table:table-cell>
          <table:table-cell office:value-type="float" office:value="0.11961794" calcext:value-type="float">
            <text:p>0.11961794</text:p>
          </table:table-cell>
          <table:table-cell office:value-type="float" office:value="0.11407632" calcext:value-type="float">
            <text:p>0.11407632</text:p>
          </table:table-cell>
          <table:table-cell table:formula="of:=(2*[.J22]*[.I22])/([.J22]+[.I22])" office:value-type="float" office:value="0.116781425450337" calcext:value-type="float">
            <text:p>0.1167814255</text:p>
          </table:table-cell>
          <table:table-cell office:value-type="float" office:value="0.10835961" calcext:value-type="float">
            <text:p>0.10835961</text:p>
          </table:table-cell>
          <table:table-cell office:value-type="float" office:value="0.23108567" calcext:value-type="float">
            <text:p>0.23108567</text:p>
          </table:table-cell>
          <table:table-cell table:formula="of:=(2*[.M22]*[.L22])/([.M22]+[.L22])" office:value-type="float" office:value="0.147536905375669" calcext:value-type="float">
            <text:p>0.1475369054</text:p>
          </table:table-cell>
          <table:table-cell office:value-type="float" office:value="0.10750374" calcext:value-type="float">
            <text:p>0.10750374</text:p>
          </table:table-cell>
          <table:table-cell office:value-type="float" office:value="0.33725076" calcext:value-type="float">
            <text:p>0.33725076</text:p>
          </table:table-cell>
          <table:table-cell table:formula="of:=(2*[.P22]*[.O22])/([.P22]+[.O22])" office:value-type="float" office:value="0.163036992398469" calcext:value-type="float">
            <text:p>0.1630369924</text:p>
          </table:table-cell>
          <table:table-cell office:value-type="float" office:value="0.11479933" calcext:value-type="float">
            <text:p>0.11479933</text:p>
          </table:table-cell>
          <table:table-cell office:value-type="float" office:value="0.44379567" calcext:value-type="float">
            <text:p>0.44379567</text:p>
          </table:table-cell>
          <table:table-cell table:formula="of:=(2*[.S22]*[.R22])/([.S22]+[.R22])" office:value-type="float" office:value="0.182412823505048" calcext:value-type="float">
            <text:p>0.1824128235</text:p>
          </table:table-cell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formula="of:=(2*[.D23]*[.C23])/([.D23]+[.C23])" office:value-type="float" office:value="0.0430878939534193" calcext:value-type="float">
            <text:p>0.043087894</text:p>
          </table:table-cell>
          <table:table-cell office:value-type="float" office:value="0.02564444" calcext:value-type="float">
            <text:p>0.02564444</text:p>
          </table:table-cell>
          <table:table-cell office:value-type="float" office:value="0.65485327" calcext:value-type="float">
            <text:p>0.65485327</text:p>
          </table:table-cell>
          <table:table-cell table:formula="of:=(2*[.G23]*[.F23])/([.G23]+[.F23])" office:value-type="float" office:value="0.0493560673152561" calcext:value-type="float">
            <text:p>0.0493560673</text:p>
          </table:table-cell>
          <table:table-cell office:value-type="float" office:value="0.02330571" calcext:value-type="float">
            <text:p>0.02330571</text:p>
          </table:table-cell>
          <table:table-cell office:value-type="float" office:value="0.70115954" calcext:value-type="float">
            <text:p>0.70115954</text:p>
          </table:table-cell>
          <table:table-cell table:formula="of:=(2*[.J23]*[.I23])/([.J23]+[.I23])" office:value-type="float" office:value="0.0451119523068178" calcext:value-type="float">
            <text:p>0.0451119523</text:p>
          </table:table-cell>
          <table:table-cell office:value-type="float" office:value="0.0233061" calcext:value-type="float">
            <text:p>0.0233061</text:p>
          </table:table-cell>
          <table:table-cell office:value-type="float" office:value="0.71118444" calcext:value-type="float">
            <text:p>0.71118444</text:p>
          </table:table-cell>
          <table:table-cell table:formula="of:=(2*[.M23]*[.L23])/([.M23]+[.L23])" office:value-type="float" office:value="0.0451331495081856" calcext:value-type="float">
            <text:p>0.0451331495</text:p>
          </table:table-cell>
          <table:table-cell office:value-type="float" office:value="0.02330936" calcext:value-type="float">
            <text:p>0.02330936</text:p>
          </table:table-cell>
          <table:table-cell office:value-type="float" office:value="0.71510601" calcext:value-type="float">
            <text:p>0.71510601</text:p>
          </table:table-cell>
          <table:table-cell table:formula="of:=(2*[.P23]*[.O23])/([.P23]+[.O23])" office:value-type="float" office:value="0.0451471193652256" calcext:value-type="float">
            <text:p>0.0451471194</text:p>
          </table:table-cell>
          <table:table-cell office:value-type="float" office:value="0.02330936" calcext:value-type="float">
            <text:p>0.02330936</text:p>
          </table:table-cell>
          <table:table-cell office:value-type="float" office:value="0.71510601" calcext:value-type="float">
            <text:p>0.71510601</text:p>
          </table:table-cell>
          <table:table-cell table:formula="of:=(2*[.S23]*[.R23])/([.S23]+[.R23])" office:value-type="float" office:value="0.0451471193652256" calcext:value-type="float">
            <text:p>0.0451471194</text:p>
          </table:table-cell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formula="of:=(2*[.D24]*[.C24])/([.D24]+[.C24])" office:value-type="float" office:value="0.520985253522364" calcext:value-type="float">
            <text:p>0.5209852535</text:p>
          </table:table-cell>
          <table:table-cell office:value-type="float" office:value="0.6211781" calcext:value-type="float">
            <text:p>0.6211781</text:p>
          </table:table-cell>
          <table:table-cell office:value-type="float" office:value="0.51813046" calcext:value-type="float">
            <text:p>0.51813046</text:p>
          </table:table-cell>
          <table:table-cell table:formula="of:=(2*[.G24]*[.F24])/([.G24]+[.F24])" office:value-type="float" office:value="0.564994077978183" calcext:value-type="float">
            <text:p>0.564994078</text:p>
          </table:table-cell>
          <table:table-cell office:value-type="float" office:value="0.54890209" calcext:value-type="float">
            <text:p>0.54890209</text:p>
          </table:table-cell>
          <table:table-cell office:value-type="float" office:value="0.53105812" calcext:value-type="float">
            <text:p>0.53105812</text:p>
          </table:table-cell>
          <table:table-cell table:formula="of:=(2*[.J24]*[.I24])/([.J24]+[.I24])" office:value-type="float" office:value="0.539832688797805" calcext:value-type="float">
            <text:p>0.5398326888</text:p>
          </table:table-cell>
          <table:table-cell office:value-type="float" office:value="0.51329003" calcext:value-type="float">
            <text:p>0.51329003</text:p>
          </table:table-cell>
          <table:table-cell office:value-type="float" office:value="0.58656195" calcext:value-type="float">
            <text:p>0.58656195</text:p>
          </table:table-cell>
          <table:table-cell table:formula="of:=(2*[.M24]*[.L24])/([.M24]+[.L24])" office:value-type="float" office:value="0.54748530963659" calcext:value-type="float">
            <text:p>0.5474853096</text:p>
          </table:table-cell>
          <table:table-cell office:value-type="float" office:value="0.50792756" calcext:value-type="float">
            <text:p>0.50792756</text:p>
          </table:table-cell>
          <table:table-cell office:value-type="float" office:value="0.58710165" calcext:value-type="float">
            <text:p>0.58710165</text:p>
          </table:table-cell>
          <table:table-cell table:formula="of:=(2*[.P24]*[.O24])/([.P24]+[.O24])" office:value-type="float" office:value="0.544652335907047" calcext:value-type="float">
            <text:p>0.5446523359</text:p>
          </table:table-cell>
          <table:table-cell office:value-type="float" office:value="0.48453782" calcext:value-type="float">
            <text:p>0.48453782</text:p>
          </table:table-cell>
          <table:table-cell office:value-type="float" office:value="0.6095533" calcext:value-type="float">
            <text:p>0.6095533</text:p>
          </table:table-cell>
          <table:table-cell table:formula="of:=(2*[.S24]*[.R24])/([.S24]+[.R24])" office:value-type="float" office:value="0.539903161184246" calcext:value-type="float">
            <text:p>0.5399031612</text:p>
          </table:table-cell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formula="of:=(2*[.D25]*[.C25])/([.D25]+[.C25])" office:value-type="float" office:value="0.128020865520982" calcext:value-type="float">
            <text:p>0.1280208655</text:p>
          </table:table-cell>
          <table:table-cell office:value-type="float" office:value="0.4930769" calcext:value-type="float">
            <text:p>0.4930769</text:p>
          </table:table-cell>
          <table:table-cell office:value-type="float" office:value="0.082453" calcext:value-type="float">
            <text:p>0.082453</text:p>
          </table:table-cell>
          <table:table-cell table:formula="of:=(2*[.G25]*[.F25])/([.G25]+[.F25])" office:value-type="float" office:value="0.141280825325322" calcext:value-type="float">
            <text:p>0.1412808253</text:p>
          </table:table-cell>
          <table:table-cell office:value-type="float" office:value="0.48055035" calcext:value-type="float">
            <text:p>0.48055035</text:p>
          </table:table-cell>
          <table:table-cell office:value-type="float" office:value="0.19160636" calcext:value-type="float">
            <text:p>0.19160636</text:p>
          </table:table-cell>
          <table:table-cell table:formula="of:=(2*[.J25]*[.I25])/([.J25]+[.I25])" office:value-type="float" office:value="0.273973321966022" calcext:value-type="float">
            <text:p>0.273973322</text:p>
          </table:table-cell>
          <table:table-cell office:value-type="float" office:value="0.47888247" calcext:value-type="float">
            <text:p>0.47888247</text:p>
          </table:table-cell>
          <table:table-cell office:value-type="float" office:value="0.27542419" calcext:value-type="float">
            <text:p>0.27542419</text:p>
          </table:table-cell>
          <table:table-cell table:formula="of:=(2*[.M25]*[.L25])/([.M25]+[.L25])" office:value-type="float" office:value="0.349714044431079" calcext:value-type="float">
            <text:p>0.3497140444</text:p>
          </table:table-cell>
          <table:table-cell office:value-type="float" office:value="0.47513312" calcext:value-type="float">
            <text:p>0.47513312</text:p>
          </table:table-cell>
          <table:table-cell office:value-type="float" office:value="0.34336006" calcext:value-type="float">
            <text:p>0.34336006</text:p>
          </table:table-cell>
          <table:table-cell table:formula="of:=(2*[.P25]*[.O25])/([.P25]+[.O25])" office:value-type="float" office:value="0.398639208187873" calcext:value-type="float">
            <text:p>0.3986392082</text:p>
          </table:table-cell>
          <table:table-cell office:value-type="float" office:value="0.47902547" calcext:value-type="float">
            <text:p>0.47902547</text:p>
          </table:table-cell>
          <table:table-cell office:value-type="float" office:value="0.39620268" calcext:value-type="float">
            <text:p>0.39620268</text:p>
          </table:table-cell>
          <table:table-cell table:formula="of:=(2*[.S25]*[.R25])/([.S25]+[.R25])" office:value-type="float" office:value="0.433695317049068" calcext:value-type="float">
            <text:p>0.433695317</text:p>
          </table:table-cell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formula="of:=(2*[.D26]*[.C26])/([.D26]+[.C26])" office:value-type="float" office:value="0.0781456950333658" calcext:value-type="float">
            <text:p>0.078145695</text:p>
          </table:table-cell>
          <table:table-cell office:value-type="float" office:value="0.06222736" calcext:value-type="float">
            <text:p>0.06222736</text:p>
          </table:table-cell>
          <table:table-cell office:value-type="float" office:value="0.35625107" calcext:value-type="float">
            <text:p>0.35625107</text:p>
          </table:table-cell>
          <table:table-cell table:formula="of:=(2*[.G26]*[.F26])/([.G26]+[.F26])" office:value-type="float" office:value="0.105948416902994" calcext:value-type="float">
            <text:p>0.1059484169</text:p>
          </table:table-cell>
          <table:table-cell office:value-type="float" office:value="0.05196359" calcext:value-type="float">
            <text:p>0.05196359</text:p>
          </table:table-cell>
          <table:table-cell office:value-type="float" office:value="0.73677417" calcext:value-type="float">
            <text:p>0.73677417</text:p>
          </table:table-cell>
          <table:table-cell table:formula="of:=(2*[.J26]*[.I26])/([.J26]+[.I26])" office:value-type="float" office:value="0.0970802536256672" calcext:value-type="float">
            <text:p>0.0970802536</text:p>
          </table:table-cell>
          <table:table-cell office:value-type="float" office:value="0.03408813" calcext:value-type="float">
            <text:p>0.03408813</text:p>
          </table:table-cell>
          <table:table-cell office:value-type="float" office:value="0.81214503" calcext:value-type="float">
            <text:p>0.81214503</text:p>
          </table:table-cell>
          <table:table-cell table:formula="of:=(2*[.M26]*[.L26])/([.M26]+[.L26])" office:value-type="float" office:value="0.0654299705331658" calcext:value-type="float">
            <text:p>0.0654299705</text:p>
          </table:table-cell>
          <table:table-cell office:value-type="float" office:value="0.03325262" calcext:value-type="float">
            <text:p>0.03325262</text:p>
          </table:table-cell>
          <table:table-cell office:value-type="float" office:value="0.83044871" calcext:value-type="float">
            <text:p>0.83044871</text:p>
          </table:table-cell>
          <table:table-cell table:formula="of:=(2*[.P26]*[.O26])/([.P26]+[.O26])" office:value-type="float" office:value="0.0639447791127523" calcext:value-type="float">
            <text:p>0.0639447791</text:p>
          </table:table-cell>
          <table:table-cell office:value-type="float" office:value="0.03040307" calcext:value-type="float">
            <text:p>0.03040307</text:p>
          </table:table-cell>
          <table:table-cell office:value-type="float" office:value="0.86501083" calcext:value-type="float">
            <text:p>0.86501083</text:p>
          </table:table-cell>
          <table:table-cell table:formula="of:=(2*[.S26]*[.R26])/([.S26]+[.R26])" office:value-type="float" office:value="0.0587415156616356" calcext:value-type="float">
            <text:p>0.0587415157</text:p>
          </table:table-cell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D27]*[.C27])/([.D27]+[.C27])" office:value-type="float" office:value="0.185672530483015" calcext:value-type="float">
            <text:p>0.1856725305</text:p>
          </table:table-cell>
          <table:table-cell office:value-type="float" office:value="0.20474175" calcext:value-type="float">
            <text:p>0.20474175</text:p>
          </table:table-cell>
          <table:table-cell office:value-type="float" office:value="0.45085499" calcext:value-type="float">
            <text:p>0.45085499</text:p>
          </table:table-cell>
          <table:table-cell table:formula="of:=(2*[.G27]*[.F27])/([.G27]+[.F27])" office:value-type="float" office:value="0.281602497440218" calcext:value-type="float">
            <text:p>0.2816024974</text:p>
          </table:table-cell>
          <table:table-cell office:value-type="float" office:value="0.18964971" calcext:value-type="float">
            <text:p>0.18964971</text:p>
          </table:table-cell>
          <table:table-cell office:value-type="float" office:value="0.60033193" calcext:value-type="float">
            <text:p>0.60033193</text:p>
          </table:table-cell>
          <table:table-cell table:formula="of:=(2*[.J27]*[.I27])/([.J27]+[.I27])" office:value-type="float" office:value="0.288241575913689" calcext:value-type="float">
            <text:p>0.2882415759</text:p>
          </table:table-cell>
          <table:table-cell office:value-type="float" office:value="0.18423321" calcext:value-type="float">
            <text:p>0.18423321</text:p>
          </table:table-cell>
          <table:table-cell office:value-type="float" office:value="0.64089402" calcext:value-type="float">
            <text:p>0.64089402</text:p>
          </table:table-cell>
          <table:table-cell table:formula="of:=(2*[.M27]*[.L27])/([.M27]+[.L27])" office:value-type="float" office:value="0.286195772679576" calcext:value-type="float">
            <text:p>0.2861957727</text:p>
          </table:table-cell>
          <table:table-cell office:value-type="float" office:value="0.18277566" calcext:value-type="float">
            <text:p>0.18277566</text:p>
          </table:table-cell>
          <table:table-cell office:value-type="float" office:value="0.66763251" calcext:value-type="float">
            <text:p>0.66763251</text:p>
          </table:table-cell>
          <table:table-cell table:formula="of:=(2*[.P27]*[.O27])/([.P27]+[.O27])" office:value-type="float" office:value="0.286984478647957" calcext:value-type="float">
            <text:p>0.2869844786</text:p>
          </table:table-cell>
          <table:table-cell office:value-type="float" office:value="0.17741705" calcext:value-type="float">
            <text:p>0.17741705</text:p>
          </table:table-cell>
          <table:table-cell office:value-type="float" office:value="0.70398844" calcext:value-type="float">
            <text:p>0.70398844</text:p>
          </table:table-cell>
          <table:table-cell table:formula="of:=(2*[.S27]*[.R27])/([.S27]+[.R27])" office:value-type="float" office:value="0.283409971178877" calcext:value-type="float">
            <text:p>0.2834099712</text:p>
          </table:table-cell>
        </table:table-row>
        <table:table-row table:style-name="ro3">
          <table:table-cell table:number-columns-repeated="2"/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formula="of:=(2*[.D28]*[.C28])/([.D28]+[.C28])" office:value-type="float" office:value="0.29734778097602" calcext:value-type="float">
            <text:p>0.297347781</text:p>
          </table:table-cell>
          <table:table-cell office:value-type="float" office:value="0.35227297" calcext:value-type="float">
            <text:p>0.35227297</text:p>
          </table:table-cell>
          <table:table-cell office:value-type="float" office:value="0.4356432" calcext:value-type="float">
            <text:p>0.4356432</text:p>
          </table:table-cell>
          <table:table-cell table:formula="of:=(2*[.G28]*[.F28])/([.G28]+[.F28])" office:value-type="float" office:value="0.389547339596556" calcext:value-type="float">
            <text:p>0.3895473396</text:p>
          </table:table-cell>
          <table:table-cell office:value-type="float" office:value="0.25436654" calcext:value-type="float">
            <text:p>0.25436654</text:p>
          </table:table-cell>
          <table:table-cell office:value-type="float" office:value="0.48699692" calcext:value-type="float">
            <text:p>0.48699692</text:p>
          </table:table-cell>
          <table:table-cell table:formula="of:=(2*[.J28]*[.I28])/([.J28]+[.I28])" office:value-type="float" office:value="0.33418350974853" calcext:value-type="float">
            <text:p>0.3341835097</text:p>
          </table:table-cell>
          <table:table-cell office:value-type="float" office:value="0.22887347" calcext:value-type="float">
            <text:p>0.22887347</text:p>
          </table:table-cell>
          <table:table-cell office:value-type="float" office:value="0.51763129" calcext:value-type="float">
            <text:p>0.51763129</text:p>
          </table:table-cell>
          <table:table-cell table:formula="of:=(2*[.M28]*[.L28])/([.M28]+[.L28])" office:value-type="float" office:value="0.317404726321842" calcext:value-type="float">
            <text:p>0.3174047263</text:p>
          </table:table-cell>
          <table:table-cell office:value-type="float" office:value="0.22200537" calcext:value-type="float">
            <text:p>0.22200537</text:p>
          </table:table-cell>
          <table:table-cell office:value-type="float" office:value="0.54091755" calcext:value-type="float">
            <text:p>0.54091755</text:p>
          </table:table-cell>
          <table:table-cell table:formula="of:=(2*[.P28]*[.O28])/([.P28]+[.O28])" office:value-type="float" office:value="0.314806640826162" calcext:value-type="float">
            <text:p>0.3148066408</text:p>
          </table:table-cell>
          <table:table-cell office:value-type="float" office:value="0.21003904" calcext:value-type="float">
            <text:p>0.21003904</text:p>
          </table:table-cell>
          <table:table-cell office:value-type="float" office:value="0.56034827" calcext:value-type="float">
            <text:p>0.56034827</text:p>
          </table:table-cell>
          <table:table-cell table:formula="of:=(2*[.S28]*[.R28])/([.S28]+[.R28])" office:value-type="float" office:value="0.305547641215588" calcext:value-type="float">
            <text:p>0.3055476412</text:p>
          </table:table-cell>
        </table:table-row>
        <table:table-row table:style-name="ro4" table:number-rows-repeated="2">
          <table:table-cell table:number-columns-repeated="20"/>
        </table:table-row>
        <table:table-row table:style-name="ro3">
          <table:table-cell table:number-columns-repeated="2"/>
          <table:table-cell table:formula="of:=[Degree.D58]" office:value-type="string" office:string-value="Macro F1" calcext:value-type="string">
            <text:p>Macro F1</text:p>
          </table:table-cell>
          <table:table-cell table:formula="of:=[Degree.E58]" office:value-type="string" office:string-value="Micro F1" calcext:value-type="string">
            <text:p>Micro F1</text:p>
          </table:table-cell>
          <table:table-cell office:value-type="string" calcext:value-type="string">
            <text:p>Macro F1 (Type)</text:p>
          </table:table-cell>
          <table:table-cell office:value-type="string" calcext:value-type="string">
            <text:p>Micro F1 (Type)</text:p>
          </table:table-cell>
          <table:table-cell table:number-columns-repeated="14"/>
        </table:table-row>
        <table:table-row table:style-name="ro3">
          <table:table-cell/>
          <table:table-cell table:formula="of:=[Degree.C59]" office:value-type="float" office:value="1" calcext:value-type="float">
            <text:p>1</text:p>
          </table:table-cell>
          <table:table-cell table:formula="of:=[Degree.D59]" office:value-type="float" office:value="0.185672530483015" calcext:value-type="float">
            <text:p>0.1856725305</text:p>
          </table:table-cell>
          <table:table-cell table:formula="of:=[Degree.E59]" office:value-type="float" office:value="0.29734778097602" calcext:value-type="float">
            <text:p>0.297347781</text:p>
          </table:table-cell>
          <table:table-cell table:formula="of:=[.H27]" office:value-type="float" office:value="0.281602497440218" calcext:value-type="float">
            <text:p>0.2816024974</text:p>
          </table:table-cell>
          <table:table-cell table:formula="of:=[.H28]" office:value-type="float" office:value="0.389547339596556" calcext:value-type="float">
            <text:p>0.3895473396</text:p>
          </table:table-cell>
          <table:table-cell table:number-columns-repeated="14"/>
        </table:table-row>
        <table:table-row table:style-name="ro3">
          <table:table-cell/>
          <table:table-cell table:formula="of:=[Degree.C60]" office:value-type="float" office:value="2" calcext:value-type="float">
            <text:p>2</text:p>
          </table:table-cell>
          <table:table-cell table:formula="of:=[Degree.D60]" office:value-type="float" office:value="0.175883935783645" calcext:value-type="float">
            <text:p>0.1758839358</text:p>
          </table:table-cell>
          <table:table-cell table:formula="of:=[Degree.E60]" office:value-type="float" office:value="0.236742443029321" calcext:value-type="float">
            <text:p>0.236742443</text:p>
          </table:table-cell>
          <table:table-cell table:formula="of:=[.K27]" office:value-type="float" office:value="0.288241575913689" calcext:value-type="float">
            <text:p>0.2882415759</text:p>
          </table:table-cell>
          <table:table-cell table:formula="of:=[.K28]" office:value-type="float" office:value="0.33418350974853" calcext:value-type="float">
            <text:p>0.3341835097</text:p>
          </table:table-cell>
          <table:table-cell table:number-columns-repeated="14"/>
        </table:table-row>
        <table:table-row table:style-name="ro3">
          <table:table-cell/>
          <table:table-cell table:formula="of:=[Degree.C61]" office:value-type="float" office:value="3" calcext:value-type="float">
            <text:p>3</text:p>
          </table:table-cell>
          <table:table-cell table:formula="of:=[Degree.D61]" office:value-type="float" office:value="0.171360569243962" calcext:value-type="float">
            <text:p>0.1713605692</text:p>
          </table:table-cell>
          <table:table-cell table:formula="of:=[Degree.E61]" office:value-type="float" office:value="0.222043149726248" calcext:value-type="float">
            <text:p>0.2220431497</text:p>
          </table:table-cell>
          <table:table-cell table:formula="of:=[.N27]" office:value-type="float" office:value="0.286195772679576" calcext:value-type="float">
            <text:p>0.2861957727</text:p>
          </table:table-cell>
          <table:table-cell table:formula="of:=[.N28]" office:value-type="float" office:value="0.317404726321842" calcext:value-type="float">
            <text:p>0.3174047263</text:p>
          </table:table-cell>
          <table:table-cell table:number-columns-repeated="14"/>
        </table:table-row>
        <table:table-row table:style-name="ro3">
          <table:table-cell/>
          <table:table-cell table:formula="of:=[Degree.C62]" office:value-type="float" office:value="4" calcext:value-type="float">
            <text:p>4</text:p>
          </table:table-cell>
          <table:table-cell table:formula="of:=[Degree.D62]" office:value-type="float" office:value="0.169785953385656" calcext:value-type="float">
            <text:p>0.1697859534</text:p>
          </table:table-cell>
          <table:table-cell table:formula="of:=[Degree.E62]" office:value-type="float" office:value="0.215905401115364" calcext:value-type="float">
            <text:p>0.2159054011</text:p>
          </table:table-cell>
          <table:table-cell table:formula="of:=[.Q27]" office:value-type="float" office:value="0.286984478647957" calcext:value-type="float">
            <text:p>0.2869844786</text:p>
          </table:table-cell>
          <table:table-cell table:formula="of:=[.Q28]" office:value-type="float" office:value="0.314806640826162" calcext:value-type="float">
            <text:p>0.3148066408</text:p>
          </table:table-cell>
          <table:table-cell table:number-columns-repeated="14"/>
        </table:table-row>
        <table:table-row table:style-name="ro3">
          <table:table-cell/>
          <table:table-cell table:formula="of:=[Degree.C63]" office:value-type="float" office:value="5" calcext:value-type="float">
            <text:p>5</text:p>
          </table:table-cell>
          <table:table-cell table:formula="of:=[Degree.D63]" office:value-type="float" office:value="0.16387184154466" calcext:value-type="float">
            <text:p>0.1638718415</text:p>
          </table:table-cell>
          <table:table-cell table:formula="of:=[Degree.E63]" office:value-type="float" office:value="0.205080464014341" calcext:value-type="float">
            <text:p>0.205080464</text:p>
          </table:table-cell>
          <table:table-cell table:formula="of:=[.T27]" office:value-type="float" office:value="0.283409971178877" calcext:value-type="float">
            <text:p>0.2834099712</text:p>
          </table:table-cell>
          <table:table-cell table:formula="of:=[.T28]" office:value-type="float" office:value="0.305547641215588" calcext:value-type="float">
            <text:p>0.3055476412</text:p>
          </table:table-cell>
          <table:table-cell table:number-columns-repeated="14"/>
        </table:table-row>
        <table:table-row table:style-name="ro3" table:number-rows-repeated="3">
          <table:table-cell table:number-columns-repeated="20"/>
        </table:table-row>
        <table:table-row table:style-name="ro4" table:number-rows-repeated="2">
          <table:table-cell table:number-columns-repeated="20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table:number-columns-repeated="18"/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table:number-columns-repeated="18"/>
        </table:table-row>
        <table:table-row table:style-name="ro4" table:number-rows-repeated="11">
          <table:table-cell table:number-columns-repeated="20"/>
        </table:table-row>
        <table:table-row table:style-name="ro3">
          <table:table-cell table:number-columns-repeated="2"/>
          <table:table-cell table:style-name="ce22" office:value-type="string" calcext:value-type="string" table:number-columns-spanned="3" table:number-rows-spanned="1">
            <text:p>without type</text:p>
          </table:table-cell>
          <table:covered-table-cell table:number-columns-repeated="2"/>
          <table:table-cell table:style-name="ce22" office:value-type="string" calcext:value-type="string" table:number-columns-spanned="3" table:number-rows-spanned="1">
            <text:p>with type</text:p>
          </table:table-cell>
          <table:covered-table-cell table:number-columns-repeated="2"/>
          <table:table-cell table:number-columns-repeated="12"/>
        </table:table-row>
        <table:table-row table:style-name="ro3">
          <table:table-cell/>
          <table:table-cell office:value-type="string" calcext:value-type="string">
            <text:p>Propert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31"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31" office:value-type="string" calcext:value-type="string">
            <text:p>F1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table:style-name="ce17" office:value-type="float" office:value="0.03734928" calcext:value-type="float">
            <text:p>0.0373</text:p>
          </table:table-cell>
          <table:table-cell table:style-name="ce17" office:value-type="float" office:value="0.66907784" calcext:value-type="float">
            <text:p>0.6691</text:p>
          </table:table-cell>
          <table:table-cell table:style-name="ce17" table:formula="of:=(2*[.C57]*[.D57])/([.C57]+[.D57])" office:value-type="float" office:value="0.0707491965709221" calcext:value-type="float">
            <text:p>0.0707</text:p>
          </table:table-cell>
          <table:table-cell table:style-name="ce17" office:value-type="float" office:value="0.53004146" calcext:value-type="float">
            <text:p>0.5300</text:p>
          </table:table-cell>
          <table:table-cell table:style-name="ce17" office:value-type="float" office:value="0.66907784" calcext:value-type="float">
            <text:p>0.6691</text:p>
          </table:table-cell>
          <table:table-cell table:style-name="ce17" table:formula="of:=(2*[.G57]*[.F57])/([.G57]+[.F57])" office:value-type="float" office:value="0.591499102995417" calcext:value-type="float">
            <text:p>0.5915</text:p>
          </table:table-cell>
          <table:table-cell office:value-type="string" calcext:value-type="string">
            <text:p>*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table:style-name="ce17" office:value-type="float" office:value="0.07294975" calcext:value-type="float">
            <text:p>0.0729</text:p>
          </table:table-cell>
          <table:table-cell table:style-name="ce17" office:value-type="float" office:value="0.8852609" calcext:value-type="float">
            <text:p>0.8853</text:p>
          </table:table-cell>
          <table:table-cell table:style-name="ce17" table:formula="of:=(2*[.C58]*[.D58])/([.C58]+[.D58])" office:value-type="float" office:value="0.134791992428335" calcext:value-type="float">
            <text:p>0.1348</text:p>
          </table:table-cell>
          <table:table-cell table:style-name="ce17" office:value-type="float" office:value="0.10719808" calcext:value-type="float">
            <text:p>0.1072</text:p>
          </table:table-cell>
          <table:table-cell table:style-name="ce17" office:value-type="float" office:value="0.8852609" calcext:value-type="float">
            <text:p>0.8853</text:p>
          </table:table-cell>
          <table:table-cell table:style-name="ce17" table:formula="of:=(2*[.G58]*[.F58])/([.G58]+[.F58])" office:value-type="float" office:value="0.191238672210053" calcext:value-type="float">
            <text:p>0.1912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table:style-name="ce17" office:value-type="float" office:value="0.00216588" calcext:value-type="float">
            <text:p>0.0022</text:p>
          </table:table-cell>
          <table:table-cell table:style-name="ce17" office:value-type="float" office:value="1" calcext:value-type="float">
            <text:p>1.0000</text:p>
          </table:table-cell>
          <table:table-cell table:style-name="ce17" table:formula="of:=(2*[.C59]*[.D59])/([.C59]+[.D59])" office:value-type="float" office:value="0.00432239820417754" calcext:value-type="float">
            <text:p>0.0043</text:p>
          </table:table-cell>
          <table:table-cell table:style-name="ce17" office:value-type="float" office:value="0.00491893" calcext:value-type="float">
            <text:p>0.0049</text:p>
          </table:table-cell>
          <table:table-cell table:style-name="ce17" office:value-type="float" office:value="1" calcext:value-type="float">
            <text:p>1.0000</text:p>
          </table:table-cell>
          <table:table-cell table:style-name="ce17" table:formula="of:=(2*[.G59]*[.F59])/([.G59]+[.F59])" office:value-type="float" office:value="0.00978970512576572" calcext:value-type="float">
            <text:p>0.0098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table:style-name="ce17" office:value-type="float" office:value="0.0490173" calcext:value-type="float">
            <text:p>0.0490</text:p>
          </table:table-cell>
          <table:table-cell table:style-name="ce17" office:value-type="float" office:value="0.47199931" calcext:value-type="float">
            <text:p>0.4720</text:p>
          </table:table-cell>
          <table:table-cell table:style-name="ce17" table:formula="of:=(2*[.C60]*[.D60])/([.C60]+[.D60])" office:value-type="float" office:value="0.0888114940445488" calcext:value-type="float">
            <text:p>0.0888</text:p>
          </table:table-cell>
          <table:table-cell table:style-name="ce17" office:value-type="float" office:value="0.09946677" calcext:value-type="float">
            <text:p>0.0995</text:p>
          </table:table-cell>
          <table:table-cell table:style-name="ce17" office:value-type="float" office:value="0.47199931" calcext:value-type="float">
            <text:p>0.4720</text:p>
          </table:table-cell>
          <table:table-cell table:style-name="ce17" table:formula="of:=(2*[.G60]*[.F60])/([.G60]+[.F60])" office:value-type="float" office:value="0.164308078645468" calcext:value-type="float">
            <text:p>0.1643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table:style-name="ce17" office:value-type="float" office:value="0.04818871" calcext:value-type="float">
            <text:p>0.0482</text:p>
          </table:table-cell>
          <table:table-cell table:style-name="ce17" office:value-type="float" office:value="0.90674389" calcext:value-type="float">
            <text:p>0.9067</text:p>
          </table:table-cell>
          <table:table-cell table:style-name="ce17" table:formula="of:=(2*[.C61]*[.D61])/([.C61]+[.D61])" office:value-type="float" office:value="0.091513931683727" calcext:value-type="float">
            <text:p>0.0915</text:p>
          </table:table-cell>
          <table:table-cell table:style-name="ce17" office:value-type="float" office:value="0.08259304" calcext:value-type="float">
            <text:p>0.0826</text:p>
          </table:table-cell>
          <table:table-cell table:style-name="ce17" office:value-type="float" office:value="0.90674389" calcext:value-type="float">
            <text:p>0.9067</text:p>
          </table:table-cell>
          <table:table-cell table:style-name="ce17" table:formula="of:=(2*[.G61]*[.F61])/([.G61]+[.F61])" office:value-type="float" office:value="0.151395812903751" calcext:value-type="float">
            <text:p>0.1514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table:style-name="ce17" office:value-type="float" office:value="0.13358978" calcext:value-type="float">
            <text:p>0.1336</text:p>
          </table:table-cell>
          <table:table-cell table:style-name="ce17" office:value-type="float" office:value="0.63348076" calcext:value-type="float">
            <text:p>0.6335</text:p>
          </table:table-cell>
          <table:table-cell table:style-name="ce17" table:formula="of:=(2*[.C62]*[.D62])/([.C62]+[.D62])" office:value-type="float" office:value="0.220648691221104" calcext:value-type="float">
            <text:p>0.2206</text:p>
          </table:table-cell>
          <table:table-cell table:style-name="ce17" office:value-type="float" office:value="0.18807706" calcext:value-type="float">
            <text:p>0.1881</text:p>
          </table:table-cell>
          <table:table-cell table:style-name="ce17" office:value-type="float" office:value="0.63348076" calcext:value-type="float">
            <text:p>0.6335</text:p>
          </table:table-cell>
          <table:table-cell table:style-name="ce17" table:formula="of:=(2*[.G62]*[.F62])/([.G62]+[.F62])" office:value-type="float" office:value="0.290042151646407" calcext:value-type="float">
            <text:p>0.2900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table:style-name="ce17" office:value-type="float" office:value="0.13154836" calcext:value-type="float">
            <text:p>0.1315</text:p>
          </table:table-cell>
          <table:table-cell table:style-name="ce17" office:value-type="float" office:value="0.67313236" calcext:value-type="float">
            <text:p>0.6731</text:p>
          </table:table-cell>
          <table:table-cell table:style-name="ce17" table:formula="of:=(2*[.C63]*[.D63])/([.C63]+[.D63])" office:value-type="float" office:value="0.220085944201396" calcext:value-type="float">
            <text:p>0.2201</text:p>
          </table:table-cell>
          <table:table-cell table:style-name="ce17" office:value-type="float" office:value="0.76412141" calcext:value-type="float">
            <text:p>0.7641</text:p>
          </table:table-cell>
          <table:table-cell table:style-name="ce17" office:value-type="float" office:value="0.67313236" calcext:value-type="float">
            <text:p>0.6731</text:p>
          </table:table-cell>
          <table:table-cell table:style-name="ce17" table:formula="of:=(2*[.G63]*[.F63])/([.G63]+[.F63])" office:value-type="float" office:value="0.715746736973009" calcext:value-type="float">
            <text:p>0.7157</text:p>
          </table:table-cell>
          <table:table-cell office:value-type="string" calcext:value-type="string">
            <text:p>*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table:style-name="ce17" office:value-type="float" office:value="0.01581288" calcext:value-type="float">
            <text:p>0.0158</text:p>
          </table:table-cell>
          <table:table-cell table:style-name="ce17" office:value-type="float" office:value="0.58920683" calcext:value-type="float">
            <text:p>0.5892</text:p>
          </table:table-cell>
          <table:table-cell table:style-name="ce17" table:formula="of:=(2*[.C64]*[.D64])/([.C64]+[.D64])" office:value-type="float" office:value="0.0307991847008436" calcext:value-type="float">
            <text:p>0.0308</text:p>
          </table:table-cell>
          <table:table-cell table:style-name="ce17" office:value-type="float" office:value="0.02580002" calcext:value-type="float">
            <text:p>0.0258</text:p>
          </table:table-cell>
          <table:table-cell table:style-name="ce17" office:value-type="float" office:value="0.58920683" calcext:value-type="float">
            <text:p>0.5892</text:p>
          </table:table-cell>
          <table:table-cell table:style-name="ce17" table:formula="of:=(2*[.G64]*[.F64])/([.G64]+[.F64])" office:value-type="float" office:value="0.0494353778275367" calcext:value-type="float">
            <text:p>0.0494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table:style-name="ce17" office:value-type="float" office:value="0.00585946" calcext:value-type="float">
            <text:p>0.0059</text:p>
          </table:table-cell>
          <table:table-cell table:style-name="ce17" office:value-type="float" office:value="0.45816088" calcext:value-type="float">
            <text:p>0.4582</text:p>
          </table:table-cell>
          <table:table-cell table:style-name="ce17" table:formula="of:=(2*[.C65]*[.D65])/([.C65]+[.D65])" office:value-type="float" office:value="0.0115709382477708" calcext:value-type="float">
            <text:p>0.0116</text:p>
          </table:table-cell>
          <table:table-cell table:style-name="ce17" office:value-type="float" office:value="0.00637651" calcext:value-type="float">
            <text:p>0.0064</text:p>
          </table:table-cell>
          <table:table-cell table:style-name="ce17" office:value-type="float" office:value="0.45816088" calcext:value-type="float">
            <text:p>0.4582</text:p>
          </table:table-cell>
          <table:table-cell table:style-name="ce17" table:formula="of:=(2*[.G65]*[.F65])/([.G65]+[.F65])" office:value-type="float" office:value="0.0125779646410327" calcext:value-type="float">
            <text:p>0.0126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table:style-name="ce17" office:value-type="float" office:value="0.02192565" calcext:value-type="float">
            <text:p>0.0219</text:p>
          </table:table-cell>
          <table:table-cell table:style-name="ce17" office:value-type="float" office:value="0.94530553" calcext:value-type="float">
            <text:p>0.9453</text:p>
          </table:table-cell>
          <table:table-cell table:style-name="ce17" table:formula="of:=(2*[.C66]*[.D66])/([.C66]+[.D66])" office:value-type="float" office:value="0.0428572581662318" calcext:value-type="float">
            <text:p>0.0429</text:p>
          </table:table-cell>
          <table:table-cell table:style-name="ce17" office:value-type="float" office:value="0.03574457" calcext:value-type="float">
            <text:p>0.0357</text:p>
          </table:table-cell>
          <table:table-cell table:style-name="ce17" office:value-type="float" office:value="0.94530553" calcext:value-type="float">
            <text:p>0.9453</text:p>
          </table:table-cell>
          <table:table-cell table:style-name="ce17" table:formula="of:=(2*[.G66]*[.F66])/([.G66]+[.F66])" office:value-type="float" office:value="0.0688844324840742" calcext:value-type="float">
            <text:p>0.0689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table:style-name="ce17" office:value-type="float" office:value="0.11602087" calcext:value-type="float">
            <text:p>0.1160</text:p>
          </table:table-cell>
          <table:table-cell table:style-name="ce17" office:value-type="float" office:value="0.01110156" calcext:value-type="float">
            <text:p>0.0111</text:p>
          </table:table-cell>
          <table:table-cell table:style-name="ce17" table:formula="of:=(2*[.C67]*[.D67])/([.C67]+[.D67])" office:value-type="float" office:value="0.0202641288332389" calcext:value-type="float">
            <text:p>0.0203</text:p>
          </table:table-cell>
          <table:table-cell table:style-name="ce17" office:value-type="float" office:value="0.17820336" calcext:value-type="float">
            <text:p>0.1782</text:p>
          </table:table-cell>
          <table:table-cell table:style-name="ce17" office:value-type="float" office:value="0.01110156" calcext:value-type="float">
            <text:p>0.0111</text:p>
          </table:table-cell>
          <table:table-cell table:style-name="ce17" table:formula="of:=(2*[.G67]*[.F67])/([.G67]+[.F67])" office:value-type="float" office:value="0.0209010446558029" calcext:value-type="float">
            <text:p>0.0209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table:style-name="ce17" office:value-type="float" office:value="0.01797188" calcext:value-type="float">
            <text:p>0.0180</text:p>
          </table:table-cell>
          <table:table-cell table:style-name="ce17" office:value-type="float" office:value="0.87328486" calcext:value-type="float">
            <text:p>0.8733</text:p>
          </table:table-cell>
          <table:table-cell table:style-name="ce17" table:formula="of:=(2*[.C68]*[.D68])/([.C68]+[.D68])" office:value-type="float" office:value="0.0352189666688788" calcext:value-type="float">
            <text:p>0.0352</text:p>
          </table:table-cell>
          <table:table-cell table:style-name="ce17" office:value-type="float" office:value="0.0283505" calcext:value-type="float">
            <text:p>0.0284</text:p>
          </table:table-cell>
          <table:table-cell table:style-name="ce17" office:value-type="float" office:value="0.87328486" calcext:value-type="float">
            <text:p>0.8733</text:p>
          </table:table-cell>
          <table:table-cell table:style-name="ce17" table:formula="of:=(2*[.G68]*[.F68])/([.G68]+[.F68])" office:value-type="float" office:value="0.0549181265992718" calcext:value-type="float">
            <text:p>0.0549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table:style-name="ce17" office:value-type="float" office:value="0.01084427" calcext:value-type="float">
            <text:p>0.0108</text:p>
          </table:table-cell>
          <table:table-cell table:style-name="ce17" office:value-type="float" office:value="0.9184042" calcext:value-type="float">
            <text:p>0.9184</text:p>
          </table:table-cell>
          <table:table-cell table:style-name="ce17" table:formula="of:=(2*[.C69]*[.D69])/([.C69]+[.D69])" office:value-type="float" office:value="0.0214354361303043" calcext:value-type="float">
            <text:p>0.0214</text:p>
          </table:table-cell>
          <table:table-cell table:style-name="ce17" office:value-type="float" office:value="0.019534" calcext:value-type="float">
            <text:p>0.0195</text:p>
          </table:table-cell>
          <table:table-cell table:style-name="ce17" office:value-type="float" office:value="0.9184042" calcext:value-type="float">
            <text:p>0.9184</text:p>
          </table:table-cell>
          <table:table-cell table:style-name="ce17" table:formula="of:=(2*[.G69]*[.F69])/([.G69]+[.F69])" office:value-type="float" office:value="0.0382543490451716" calcext:value-type="float">
            <text:p>0.0383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table:style-name="ce17" office:value-type="float" office:value="0.08710549" calcext:value-type="float">
            <text:p>0.0871</text:p>
          </table:table-cell>
          <table:table-cell table:style-name="ce17" office:value-type="float" office:value="0.23608605" calcext:value-type="float">
            <text:p>0.2361</text:p>
          </table:table-cell>
          <table:table-cell table:style-name="ce17" table:formula="of:=(2*[.C70]*[.D70])/([.C70]+[.D70])" office:value-type="float" office:value="0.127258226297721" calcext:value-type="float">
            <text:p>0.1273</text:p>
          </table:table-cell>
          <table:table-cell table:style-name="ce17" office:value-type="float" office:value="0.1667048" calcext:value-type="float">
            <text:p>0.1667</text:p>
          </table:table-cell>
          <table:table-cell table:style-name="ce17" office:value-type="float" office:value="0.23608605" calcext:value-type="float">
            <text:p>0.2361</text:p>
          </table:table-cell>
          <table:table-cell table:style-name="ce17" table:formula="of:=(2*[.G70]*[.F70])/([.G70]+[.F70])" office:value-type="float" office:value="0.19541991953412" calcext:value-type="float">
            <text:p>0.1954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table:style-name="ce17" office:value-type="float" office:value="0.00132743" calcext:value-type="float">
            <text:p>0.0013</text:p>
          </table:table-cell>
          <table:table-cell table:style-name="ce17" office:value-type="float" office:value="0.77989899" calcext:value-type="float">
            <text:p>0.7799</text:p>
          </table:table-cell>
          <table:table-cell table:style-name="ce17" table:formula="of:=(2*[.C71]*[.D71])/([.C71]+[.D71])" office:value-type="float" office:value="0.00265034896360955" calcext:value-type="float">
            <text:p>0.0027</text:p>
          </table:table-cell>
          <table:table-cell table:style-name="ce17" office:value-type="float" office:value="0.00163104" calcext:value-type="float">
            <text:p>0.0016</text:p>
          </table:table-cell>
          <table:table-cell table:style-name="ce17" office:value-type="float" office:value="0.77989899" calcext:value-type="float">
            <text:p>0.7799</text:p>
          </table:table-cell>
          <table:table-cell table:style-name="ce17" table:formula="of:=(2*[.G71]*[.F71])/([.G71]+[.F71])" office:value-type="float" office:value="0.00325527209402203" calcext:value-type="float">
            <text:p>0.0033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table:style-name="ce17" office:value-type="float" office:value="0.02518178" calcext:value-type="float">
            <text:p>0.0252</text:p>
          </table:table-cell>
          <table:table-cell table:style-name="ce17" office:value-type="float" office:value="0.0899519" calcext:value-type="float">
            <text:p>0.0900</text:p>
          </table:table-cell>
          <table:table-cell table:style-name="ce17" table:formula="of:=(2*[.C72]*[.D72])/([.C72]+[.D72])" office:value-type="float" office:value="0.0393481552293299" calcext:value-type="float">
            <text:p>0.0393</text:p>
          </table:table-cell>
          <table:table-cell table:style-name="ce17" office:value-type="float" office:value="0.03863396" calcext:value-type="float">
            <text:p>0.0386</text:p>
          </table:table-cell>
          <table:table-cell table:style-name="ce17" office:value-type="float" office:value="0.0899519" calcext:value-type="float">
            <text:p>0.0900</text:p>
          </table:table-cell>
          <table:table-cell table:style-name="ce17" table:formula="of:=(2*[.G72]*[.F72])/([.G72]+[.F72])" office:value-type="float" office:value="0.0540525701118926" calcext:value-type="float">
            <text:p>0.0541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table:style-name="ce17" office:value-type="float" office:value="0.82866527" calcext:value-type="float">
            <text:p>0.8287</text:p>
          </table:table-cell>
          <table:table-cell table:style-name="ce17" office:value-type="float" office:value="0.54012728" calcext:value-type="float">
            <text:p>0.5401</text:p>
          </table:table-cell>
          <table:table-cell table:style-name="ce17" table:formula="of:=(2*[.C73]*[.D73])/([.C73]+[.D73])" office:value-type="float" office:value="0.653984737593093" calcext:value-type="float">
            <text:p>0.6540</text:p>
          </table:table-cell>
          <table:table-cell table:style-name="ce17" office:value-type="float" office:value="0.9815576" calcext:value-type="float">
            <text:p>0.9816</text:p>
          </table:table-cell>
          <table:table-cell table:style-name="ce17" office:value-type="float" office:value="0.54012728" calcext:value-type="float">
            <text:p>0.5401</text:p>
          </table:table-cell>
          <table:table-cell table:style-name="ce17" table:formula="of:=(2*[.G73]*[.F73])/([.G73]+[.F73])" office:value-type="float" office:value="0.696814489805968" calcext:value-type="float">
            <text:p>0.6968</text:p>
          </table:table-cell>
          <table:table-cell office:value-type="string" calcext:value-type="string">
            <text:p>*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table:style-name="ce17" office:value-type="float" office:value="0.03491987" calcext:value-type="float">
            <text:p>0.0349</text:p>
          </table:table-cell>
          <table:table-cell table:style-name="ce17" office:value-type="float" office:value="0.95608261" calcext:value-type="float">
            <text:p>0.9561</text:p>
          </table:table-cell>
          <table:table-cell table:style-name="ce17" table:formula="of:=(2*[.C74]*[.D74])/([.C74]+[.D74])" office:value-type="float" office:value="0.0673788030287486" calcext:value-type="float">
            <text:p>0.0674</text:p>
          </table:table-cell>
          <table:table-cell table:style-name="ce17" office:value-type="float" office:value="0.05583349" calcext:value-type="float">
            <text:p>0.0558</text:p>
          </table:table-cell>
          <table:table-cell table:style-name="ce17" office:value-type="float" office:value="0.95608261" calcext:value-type="float">
            <text:p>0.9561</text:p>
          </table:table-cell>
          <table:table-cell table:style-name="ce17" table:formula="of:=(2*[.G74]*[.F74])/([.G74]+[.F74])" office:value-type="float" office:value="0.105505641909658" calcext:value-type="float">
            <text:p>0.1055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table:style-name="ce17" office:value-type="float" office:value="0.00515938" calcext:value-type="float">
            <text:p>0.0052</text:p>
          </table:table-cell>
          <table:table-cell table:style-name="ce17" office:value-type="float" office:value="0.49598613" calcext:value-type="float">
            <text:p>0.4960</text:p>
          </table:table-cell>
          <table:table-cell table:style-name="ce17" table:formula="of:=(2*[.C75]*[.D75])/([.C75]+[.D75])" office:value-type="float" office:value="0.0102125265749638" calcext:value-type="float">
            <text:p>0.0102</text:p>
          </table:table-cell>
          <table:table-cell table:style-name="ce17" office:value-type="float" office:value="0.01246666" calcext:value-type="float">
            <text:p>0.0125</text:p>
          </table:table-cell>
          <table:table-cell table:style-name="ce17" office:value-type="float" office:value="0.49598613" calcext:value-type="float">
            <text:p>0.4960</text:p>
          </table:table-cell>
          <table:table-cell table:style-name="ce17" table:formula="of:=(2*[.G75]*[.F75])/([.G75]+[.F75])" office:value-type="float" office:value="0.0243219845343982" calcext:value-type="float">
            <text:p>0.0243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table:style-name="ce17" office:value-type="float" office:value="0.0729438" calcext:value-type="float">
            <text:p>0.0729</text:p>
          </table:table-cell>
          <table:table-cell table:style-name="ce17" office:value-type="float" office:value="0.11407632" calcext:value-type="float">
            <text:p>0.1141</text:p>
          </table:table-cell>
          <table:table-cell table:style-name="ce17" table:formula="of:=(2*[.C76]*[.D76])/([.C76]+[.D76])" office:value-type="float" office:value="0.088986792124997" calcext:value-type="float">
            <text:p>0.0890</text:p>
          </table:table-cell>
          <table:table-cell table:style-name="ce17" office:value-type="float" office:value="0.11961794" calcext:value-type="float">
            <text:p>0.1196</text:p>
          </table:table-cell>
          <table:table-cell table:style-name="ce17" office:value-type="float" office:value="0.11407632" calcext:value-type="float">
            <text:p>0.1141</text:p>
          </table:table-cell>
          <table:table-cell table:style-name="ce17" table:formula="of:=(2*[.G76]*[.F76])/([.G76]+[.F76])" office:value-type="float" office:value="0.116781425450337" calcext:value-type="float">
            <text:p>0.1168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table:style-name="ce17" office:value-type="float" office:value="0.02033027" calcext:value-type="float">
            <text:p>0.0203</text:p>
          </table:table-cell>
          <table:table-cell table:style-name="ce17" office:value-type="float" office:value="0.70115954" calcext:value-type="float">
            <text:p>0.7012</text:p>
          </table:table-cell>
          <table:table-cell table:style-name="ce17" table:formula="of:=(2*[.C77]*[.D77])/([.C77]+[.D77])" office:value-type="float" office:value="0.0395147999700115" calcext:value-type="float">
            <text:p>0.0395</text:p>
          </table:table-cell>
          <table:table-cell table:style-name="ce17" office:value-type="float" office:value="0.02330571" calcext:value-type="float">
            <text:p>0.0233</text:p>
          </table:table-cell>
          <table:table-cell table:style-name="ce17" office:value-type="float" office:value="0.70115954" calcext:value-type="float">
            <text:p>0.7012</text:p>
          </table:table-cell>
          <table:table-cell table:style-name="ce17" table:formula="of:=(2*[.G77]*[.F77])/([.G77]+[.F77])" office:value-type="float" office:value="0.0451119523068178" calcext:value-type="float">
            <text:p>0.0451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table:style-name="ce17" office:value-type="float" office:value="0.45256802" calcext:value-type="float">
            <text:p>0.4526</text:p>
          </table:table-cell>
          <table:table-cell table:style-name="ce17" office:value-type="float" office:value="0.53105812" calcext:value-type="float">
            <text:p>0.5311</text:p>
          </table:table-cell>
          <table:table-cell table:style-name="ce17" table:formula="of:=(2*[.C78]*[.D78])/([.C78]+[.D78])" office:value-type="float" office:value="0.488681445316861" calcext:value-type="float">
            <text:p>0.4887</text:p>
          </table:table-cell>
          <table:table-cell table:style-name="ce17" office:value-type="float" office:value="0.54890209" calcext:value-type="float">
            <text:p>0.5489</text:p>
          </table:table-cell>
          <table:table-cell table:style-name="ce17" office:value-type="float" office:value="0.53105812" calcext:value-type="float">
            <text:p>0.5311</text:p>
          </table:table-cell>
          <table:table-cell table:style-name="ce17" table:formula="of:=(2*[.G78]*[.F78])/([.G78]+[.F78])" office:value-type="float" office:value="0.539832688797805" calcext:value-type="float">
            <text:p>0.5398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table:style-name="ce17" office:value-type="float" office:value="0.24586755" calcext:value-type="float">
            <text:p>0.2459</text:p>
          </table:table-cell>
          <table:table-cell table:style-name="ce17" office:value-type="float" office:value="0.19160636" calcext:value-type="float">
            <text:p>0.1916</text:p>
          </table:table-cell>
          <table:table-cell table:style-name="ce17" table:formula="of:=(2*[.C79]*[.D79])/([.C79]+[.D79])" office:value-type="float" office:value="0.215371866622254" calcext:value-type="float">
            <text:p>0.2154</text:p>
          </table:table-cell>
          <table:table-cell table:style-name="ce17" office:value-type="float" office:value="0.48055035" calcext:value-type="float">
            <text:p>0.4806</text:p>
          </table:table-cell>
          <table:table-cell table:style-name="ce17" office:value-type="float" office:value="0.19160636" calcext:value-type="float">
            <text:p>0.1916</text:p>
          </table:table-cell>
          <table:table-cell table:style-name="ce17" table:formula="of:=(2*[.G79]*[.F79])/([.G79]+[.F79])" office:value-type="float" office:value="0.273973321966022" calcext:value-type="float">
            <text:p>0.2740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table:style-name="ce17" office:value-type="float" office:value="0.03553974" calcext:value-type="float">
            <text:p>0.0355</text:p>
          </table:table-cell>
          <table:table-cell table:style-name="ce17" office:value-type="float" office:value="0.73677417" calcext:value-type="float">
            <text:p>0.7368</text:p>
          </table:table-cell>
          <table:table-cell table:style-name="ce17" table:formula="of:=(2*[.C80]*[.D80])/([.C80]+[.D80])" office:value-type="float" office:value="0.0678085998490324" calcext:value-type="float">
            <text:p>0.0678</text:p>
          </table:table-cell>
          <table:table-cell table:style-name="ce17" office:value-type="float" office:value="0.05196359" calcext:value-type="float">
            <text:p>0.0520</text:p>
          </table:table-cell>
          <table:table-cell table:style-name="ce17" office:value-type="float" office:value="0.73677417" calcext:value-type="float">
            <text:p>0.7368</text:p>
          </table:table-cell>
          <table:table-cell table:style-name="ce17" table:formula="of:=(2*[.G80]*[.F80])/([.G80]+[.F80])" office:value-type="float" office:value="0.0970802536256672" calcext:value-type="float">
            <text:p>0.0971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Macro Average</text:p>
          </table:table-cell>
          <table:table-cell table:style-name="ce17" office:value-type="float" office:value="0.10303553" calcext:value-type="float">
            <text:p>0.1030</text:p>
          </table:table-cell>
          <table:table-cell table:style-name="ce17" office:value-type="float" office:value="0.60033193" calcext:value-type="float">
            <text:p>0.6003</text:p>
          </table:table-cell>
          <table:table-cell table:style-name="ce17" table:formula="of:=(2*[.C81]*[.D81])/([.C81]+[.D81])" office:value-type="float" office:value="0.175883935783645" calcext:value-type="float">
            <text:p>0.1759</text:p>
          </table:table-cell>
          <table:table-cell table:style-name="ce17" office:value-type="float" office:value="0.18964971" calcext:value-type="float">
            <text:p>0.1896</text:p>
          </table:table-cell>
          <table:table-cell table:style-name="ce17" office:value-type="float" office:value="0.60033193" calcext:value-type="float">
            <text:p>0.6003</text:p>
          </table:table-cell>
          <table:table-cell table:style-name="ce17" table:formula="of:=(2*[.G81]*[.F81])/([.G81]+[.F81])" office:value-type="float" office:value="0.288241575913689" calcext:value-type="float">
            <text:p>0.2882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Micro Average</text:p>
          </table:table-cell>
          <table:table-cell table:style-name="ce17" office:value-type="float" office:value="0.15638199" calcext:value-type="float">
            <text:p>0.1564</text:p>
          </table:table-cell>
          <table:table-cell table:style-name="ce17" office:value-type="float" office:value="0.48699692" calcext:value-type="float">
            <text:p>0.4870</text:p>
          </table:table-cell>
          <table:table-cell table:style-name="ce17" table:formula="of:=(2*[.C82]*[.D82])/([.C82]+[.D82])" office:value-type="float" office:value="0.236742443029321" calcext:value-type="float">
            <text:p>0.2367</text:p>
          </table:table-cell>
          <table:table-cell table:style-name="ce17" office:value-type="float" office:value="0.25436654" calcext:value-type="float">
            <text:p>0.2544</text:p>
          </table:table-cell>
          <table:table-cell table:style-name="ce17" office:value-type="float" office:value="0.48699692" calcext:value-type="float">
            <text:p>0.4870</text:p>
          </table:table-cell>
          <table:table-cell table:style-name="ce17" table:formula="of:=(2*[.G82]*[.F82])/([.G82]+[.F82])" office:value-type="float" office:value="0.33418350974853" calcext:value-type="float">
            <text:p>0.3342</text:p>
          </table:table-cell>
          <table:table-cell table:number-columns-repeated="12"/>
        </table:table-row>
        <table:table-row table:style-name="ro3">
          <table:table-cell table:number-columns-repeated="20"/>
        </table:table-row>
      </table:table>
      <table:table table:name="nol" table:style-name="ta1">
        <table:shapes>
          <draw:frame draw:z-index="0" draw:style-name="gr1" draw:text-style-name="P1" svg:width="15.988cm" svg:height="8.99cm" svg:x="58.125cm" svg:y="0.72cm">
            <draw:object draw:notify-on-update-of-ranges="nol.P8:nol.P11 nol.T7:nol.T7 nol.T8:nol.T11 nol.S7:nol.S7 nol.S8:nol.S11 nol.R7:nol.R7 nol.R8:nol.R11 nol.Q7:nol.Q7 nol.Q8:nol.Q1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.989cm" svg:height="8.99cm" svg:x="39.091cm" svg:y="8.243cm">
            <draw:object draw:notify-on-update-of-ranges="nol.P13:nol.P16 nol.T7:nol.T7 nol.T13:nol.T16 nol.S7:nol.S7 nol.S13:nol.S16 nol.R7:nol.R7 nol.R13:nol.R16 nol.Q7:nol.Q7 nol.Q13:nol.Q1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number-columns-repeated="20" table:default-cell-style-name="Default"/>
        <table:table-row table:style-name="ro3" table:number-rows-repeated="2">
          <table:table-cell table:number-columns-repeated="20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53066692" calcext:value-type="float">
            <text:p>0.53066692</text:p>
          </table:table-cell>
          <table:table-cell office:value-type="float" office:value="0.65742025" calcext:value-type="float">
            <text:p>0.65742025</text:p>
          </table:table-cell>
          <table:table-cell table:formula="of:=(2*[.C3]*[.D3])/([.C3]+[.D3])" office:value-type="float" office:value="0.587282125457394" calcext:value-type="float">
            <text:p>0.5872821255</text:p>
          </table:table-cell>
          <table:table-cell office:value-type="float" office:value="0.53042122" calcext:value-type="float">
            <text:p>0.53042122</text:p>
          </table:table-cell>
          <table:table-cell office:value-type="float" office:value="0.65698897" calcext:value-type="float">
            <text:p>0.65698897</text:p>
          </table:table-cell>
          <table:table-cell table:formula="of:=(2*[.F3]*[.G3])/([.F3]+[.G3])" office:value-type="float" office:value="0.586959576275732" calcext:value-type="float">
            <text:p>0.5869595763</text:p>
          </table:table-cell>
          <table:table-cell office:value-type="float" office:value="0.53180317" calcext:value-type="float">
            <text:p>0.53180317</text:p>
          </table:table-cell>
          <table:table-cell office:value-type="float" office:value="0.65064355" calcext:value-type="float">
            <text:p>0.65064355</text:p>
          </table:table-cell>
          <table:table-cell table:formula="of:=(2*[.I3]*[.J3])/([.I3]+[.J3])" office:value-type="float" office:value="0.585251405543336" calcext:value-type="float">
            <text:p>0.5852514055</text:p>
          </table:table-cell>
          <table:table-cell office:value-type="float" office:value="0.53004146" calcext:value-type="float">
            <text:p>0.53004146</text:p>
          </table:table-cell>
          <table:table-cell office:value-type="float" office:value="0.66907784" calcext:value-type="float">
            <text:p>0.66907784</text:p>
          </table:table-cell>
          <table:table-cell table:formula="of:=(2*[.L3]*[.M3])/([.L3]+[.M3])" office:value-type="float" office:value="0.591499102995417" calcext:value-type="float">
            <text:p>0.59149910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office:value-type="float" office:value="0.10788512" calcext:value-type="float">
            <text:p>0.10788512</text:p>
          </table:table-cell>
          <table:table-cell office:value-type="float" office:value="0.88356776" calcext:value-type="float">
            <text:p>0.88356776</text:p>
          </table:table-cell>
          <table:table-cell table:formula="of:=(2*[.C4]*[.D4])/([.C4]+[.D4])" office:value-type="float" office:value="0.192291163278947" calcext:value-type="float">
            <text:p>0.1922911633</text:p>
          </table:table-cell>
          <table:table-cell office:value-type="float" office:value="0.10773206" calcext:value-type="float">
            <text:p>0.10773206</text:p>
          </table:table-cell>
          <table:table-cell office:value-type="float" office:value="0.8842959" calcext:value-type="float">
            <text:p>0.8842959</text:p>
          </table:table-cell>
          <table:table-cell table:formula="of:=(2*[.F4]*[.G4])/([.F4]+[.G4])" office:value-type="float" office:value="0.192065189284693" calcext:value-type="float">
            <text:p>0.1920651893</text:p>
          </table:table-cell>
          <table:table-cell office:value-type="float" office:value="0.10819077" calcext:value-type="float">
            <text:p>0.10819077</text:p>
          </table:table-cell>
          <table:table-cell office:value-type="float" office:value="0.88396062" calcext:value-type="float">
            <text:p>0.88396062</text:p>
          </table:table-cell>
          <table:table-cell table:formula="of:=(2*[.I4]*[.J4])/([.I4]+[.J4])" office:value-type="float" office:value="0.192785861293764" calcext:value-type="float">
            <text:p>0.1927858613</text:p>
          </table:table-cell>
          <table:table-cell office:value-type="float" office:value="0.10719808" calcext:value-type="float">
            <text:p>0.10719808</text:p>
          </table:table-cell>
          <table:table-cell office:value-type="float" office:value="0.8852609" calcext:value-type="float">
            <text:p>0.8852609</text:p>
          </table:table-cell>
          <table:table-cell table:formula="of:=(2*[.L4]*[.M4])/([.L4]+[.M4])" office:value-type="float" office:value="0.191238672210053" calcext:value-type="float">
            <text:p>0.1912386722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office:value-type="float" office:value="0.0062062" calcext:value-type="float">
            <text:p>0.0062062</text:p>
          </table:table-cell>
          <table:table-cell office:value-type="float" office:value="1" calcext:value-type="float">
            <text:p>1</text:p>
          </table:table-cell>
          <table:table-cell table:formula="of:=(2*[.C5]*[.D5])/([.C5]+[.D5])" office:value-type="float" office:value="0.0123358413017133" calcext:value-type="float">
            <text:p>0.0123358413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5]*[.G5])/([.F5]+[.G5])" office:value-type="float" office:value="0.0211165857580394" calcext:value-type="float">
            <text:p>0.0211165858</text:p>
          </table:table-cell>
          <table:table-cell office:value-type="float" office:value="0.01068437" calcext:value-type="float">
            <text:p>0.01068437</text:p>
          </table:table-cell>
          <table:table-cell office:value-type="float" office:value="1" calcext:value-type="float">
            <text:p>1</text:p>
          </table:table-cell>
          <table:table-cell table:formula="of:=(2*[.I5]*[.J5])/([.I5]+[.J5])" office:value-type="float" office:value="0.0211428420526578" calcext:value-type="float">
            <text:p>0.021142842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L5]*[.M5])/([.L5]+[.M5])" office:value-type="float" office:value="0.00978970512576572" calcext:value-type="float">
            <text:p>0.009789705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office:value-type="float" office:value="0.09492818" calcext:value-type="float">
            <text:p>0.09492818</text:p>
          </table:table-cell>
          <table:table-cell office:value-type="float" office:value="0.42282816" calcext:value-type="float">
            <text:p>0.42282816</text:p>
          </table:table-cell>
          <table:table-cell table:formula="of:=(2*[.C6]*[.D6])/([.C6]+[.D6])" office:value-type="float" office:value="0.15504709293004" calcext:value-type="float">
            <text:p>0.1550470929</text:p>
          </table:table-cell>
          <table:table-cell office:value-type="float" office:value="0.09607888" calcext:value-type="float">
            <text:p>0.09607888</text:p>
          </table:table-cell>
          <table:table-cell office:value-type="float" office:value="0.4297616" calcext:value-type="float">
            <text:p>0.4297616</text:p>
          </table:table-cell>
          <table:table-cell table:formula="of:=(2*[.F6]*[.G6])/([.F6]+[.G6])" office:value-type="float" office:value="0.157047678014473" calcext:value-type="float">
            <text:p>0.157047678</text:p>
          </table:table-cell>
          <table:table-cell office:value-type="float" office:value="0.09242062" calcext:value-type="float">
            <text:p>0.09242062</text:p>
          </table:table-cell>
          <table:table-cell office:value-type="float" office:value="0.40287214" calcext:value-type="float">
            <text:p>0.40287214</text:p>
          </table:table-cell>
          <table:table-cell table:formula="of:=(2*[.I6]*[.J6])/([.I6]+[.J6])" office:value-type="float" office:value="0.15035024117666" calcext:value-type="float">
            <text:p>0.1503502412</text:p>
          </table:table-cell>
          <table:table-cell office:value-type="float" office:value="0.09946677" calcext:value-type="float">
            <text:p>0.09946677</text:p>
          </table:table-cell>
          <table:table-cell office:value-type="float" office:value="0.47199931" calcext:value-type="float">
            <text:p>0.47199931</text:p>
          </table:table-cell>
          <table:table-cell table:formula="of:=(2*[.L6]*[.M6])/([.L6]+[.M6])" office:value-type="float" office:value="0.164308078645468" calcext:value-type="float">
            <text:p>0.164308078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office:value-type="float" office:value="0.08620273" calcext:value-type="float">
            <text:p>0.08620273</text:p>
          </table:table-cell>
          <table:table-cell office:value-type="float" office:value="0.9023925" calcext:value-type="float">
            <text:p>0.9023925</text:p>
          </table:table-cell>
          <table:table-cell table:formula="of:=(2*[.C7]*[.D7])/([.C7]+[.D7])" office:value-type="float" office:value="0.157372187667798" calcext:value-type="float">
            <text:p>0.1573721877</text:p>
          </table:table-cell>
          <table:table-cell office:value-type="float" office:value="0.09886794" calcext:value-type="float">
            <text:p>0.09886794</text:p>
          </table:table-cell>
          <table:table-cell office:value-type="float" office:value="0.89883746" calcext:value-type="float">
            <text:p>0.89883746</text:p>
          </table:table-cell>
          <table:table-cell table:formula="of:=(2*[.F7]*[.G7])/([.F7]+[.G7])" office:value-type="float" office:value="0.178141178879121" calcext:value-type="float">
            <text:p>0.1781411789</text:p>
          </table:table-cell>
          <table:table-cell office:value-type="float" office:value="0.1037862" calcext:value-type="float">
            <text:p>0.1037862</text:p>
          </table:table-cell>
          <table:table-cell office:value-type="float" office:value="0.89618007" calcext:value-type="float">
            <text:p>0.89618007</text:p>
          </table:table-cell>
          <table:table-cell table:formula="of:=(2*[.I7]*[.J7])/([.I7]+[.J7])" office:value-type="float" office:value="0.186028522704139" calcext:value-type="float">
            <text:p>0.1860285227</text:p>
          </table:table-cell>
          <table:table-cell office:value-type="float" office:value="0.08259304" calcext:value-type="float">
            <text:p>0.08259304</text:p>
          </table:table-cell>
          <table:table-cell office:value-type="float" office:value="0.90674389" calcext:value-type="float">
            <text:p>0.90674389</text:p>
          </table:table-cell>
          <table:table-cell table:formula="of:=(2*[.L7]*[.M7])/([.L7]+[.M7])" office:value-type="float" office:value="0.151395812903751" calcext:value-type="float">
            <text:p>0.1513958129</text:p>
          </table:table-cell>
          <table:table-cell table:number-columns-repeated="2"/>
          <table:table-cell office:value-type="string" calcext:value-type="string">
            <text:p>Degree=2</text:p>
          </table:table-cell>
          <table:table-cell office:value-type="string" calcext:value-type="string">
            <text:p>Degree=3</text:p>
          </table:table-cell>
          <table:table-cell office:value-type="string" calcext:value-type="string">
            <text:p>Degree=4</text:p>
          </table:table-cell>
          <table:table-cell office:value-type="string" calcext:value-type="string">
            <text:p>Degree=5</text:p>
          </table:table-cell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office:value-type="float" office:value="0.19380284" calcext:value-type="float">
            <text:p>0.19380284</text:p>
          </table:table-cell>
          <table:table-cell office:value-type="float" office:value="0.62880015" calcext:value-type="float">
            <text:p>0.62880015</text:p>
          </table:table-cell>
          <table:table-cell table:formula="of:=(2*[.C8]*[.D8])/([.C8]+[.D8])" office:value-type="float" office:value="0.296286924175722" calcext:value-type="float">
            <text:p>0.2962869242</text:p>
          </table:table-cell>
          <table:table-cell office:value-type="float" office:value="0.19854099" calcext:value-type="float">
            <text:p>0.19854099</text:p>
          </table:table-cell>
          <table:table-cell office:value-type="float" office:value="0.62869283" calcext:value-type="float">
            <text:p>0.62869283</text:p>
          </table:table-cell>
          <table:table-cell table:formula="of:=(2*[.F8]*[.G8])/([.F8]+[.G8])" office:value-type="float" office:value="0.301779965606584" calcext:value-type="float">
            <text:p>0.3017799656</text:p>
          </table:table-cell>
          <table:table-cell office:value-type="float" office:value="0.19871143" calcext:value-type="float">
            <text:p>0.19871143</text:p>
          </table:table-cell>
          <table:table-cell office:value-type="float" office:value="0.62822278" calcext:value-type="float">
            <text:p>0.62822278</text:p>
          </table:table-cell>
          <table:table-cell table:formula="of:=(2*[.I8]*[.J8])/([.I8]+[.J8])" office:value-type="float" office:value="0.301922560374846" calcext:value-type="float">
            <text:p>0.3019225604</text:p>
          </table:table-cell>
          <table:table-cell office:value-type="float" office:value="0.18807706" calcext:value-type="float">
            <text:p>0.18807706</text:p>
          </table:table-cell>
          <table:table-cell office:value-type="float" office:value="0.63348076" calcext:value-type="float">
            <text:p>0.63348076</text:p>
          </table:table-cell>
          <table:table-cell table:formula="of:=(2*[.L8]*[.M8])/([.L8]+[.M8])" office:value-type="float" office:value="0.290042151646407" calcext:value-type="float">
            <text:p>0.2900421516</text:p>
          </table:table-cell>
          <table:table-cell/>
          <table:table-cell office:value-type="string" calcext:value-type="string">
            <text:p>one</text:p>
          </table:table-cell>
          <table:table-cell table:formula="of:=[.E27]" office:value-type="float" office:value="0.287979714503626" calcext:value-type="float">
            <text:p>0.2879797145</text:p>
          </table:table-cell>
          <table:table-cell table:formula="of:=[.E56]" office:value-type="float" office:value="0.285867724884005" calcext:value-type="float">
            <text:p>0.2858677249</text:p>
          </table:table-cell>
          <table:table-cell table:formula="of:=[.E84]" office:value-type="float" office:value="0.286756359914146" calcext:value-type="float">
            <text:p>0.2867563599</text:p>
          </table:table-cell>
          <table:table-cell table:formula="of:=[.E112]" office:value-type="float" office:value="0.283645090151346" calcext:value-type="float">
            <text:p>0.2836450902</text:p>
          </table:table-cell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9]*[.D9])/([.C9]+[.D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9]*[.G9])/([.F9]+[.G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9]*[.J9])/([.I9]+[.J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9]*[.M9])/([.L9]+[.M9])" office:value-type="float" office:value="0.715746736973009" calcext:value-type="float">
            <text:p>0.715746737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H27]" office:value-type="float" office:value="0.289676317669088" calcext:value-type="float">
            <text:p>0.2896763177</text:p>
          </table:table-cell>
          <table:table-cell table:formula="of:=[.H56]" office:value-type="float" office:value="0.289773541970371" calcext:value-type="float">
            <text:p>0.289773542</text:p>
          </table:table-cell>
          <table:table-cell table:formula="of:=[.H84]" office:value-type="float" office:value="0.291563100932582" calcext:value-type="float">
            <text:p>0.2915631009</text:p>
          </table:table-cell>
          <table:table-cell table:formula="of:=[.H112]" office:value-type="float" office:value="0.289808378672318" calcext:value-type="float">
            <text:p>0.2898083787</text:p>
          </table:table-cell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office:value-type="float" office:value="0.0294785" calcext:value-type="float">
            <text:p>0.0294785</text:p>
          </table:table-cell>
          <table:table-cell office:value-type="float" office:value="0.53456021" calcext:value-type="float">
            <text:p>0.53456021</text:p>
          </table:table-cell>
          <table:table-cell table:formula="of:=(2*[.C10]*[.D10])/([.C10]+[.D10])" office:value-type="float" office:value="0.0558757151631845" calcext:value-type="float">
            <text:p>0.0558757152</text:p>
          </table:table-cell>
          <table:table-cell office:value-type="float" office:value="0.04028331" calcext:value-type="float">
            <text:p>0.04028331</text:p>
          </table:table-cell>
          <table:table-cell office:value-type="float" office:value="0.49909767" calcext:value-type="float">
            <text:p>0.49909767</text:p>
          </table:table-cell>
          <table:table-cell table:formula="of:=(2*[.F10]*[.G10])/([.F10]+[.G10])" office:value-type="float" office:value="0.074549555532669" calcext:value-type="float">
            <text:p>0.0745495555</text:p>
          </table:table-cell>
          <table:table-cell office:value-type="float" office:value="0.04369622" calcext:value-type="float">
            <text:p>0.04369622</text:p>
          </table:table-cell>
          <table:table-cell office:value-type="float" office:value="0.4776625" calcext:value-type="float">
            <text:p>0.4776625</text:p>
          </table:table-cell>
          <table:table-cell table:formula="of:=(2*[.I10]*[.J10])/([.I10]+[.J10])" office:value-type="float" office:value="0.0800678875602196" calcext:value-type="float">
            <text:p>0.0800678876</text:p>
          </table:table-cell>
          <table:table-cell office:value-type="float" office:value="0.02580002" calcext:value-type="float">
            <text:p>0.02580002</text:p>
          </table:table-cell>
          <table:table-cell office:value-type="float" office:value="0.58920683" calcext:value-type="float">
            <text:p>0.58920683</text:p>
          </table:table-cell>
          <table:table-cell table:formula="of:=(2*[.L10]*[.M10])/([.L10]+[.M10])" office:value-type="float" office:value="0.0494353778275367" calcext:value-type="float">
            <text:p>0.0494353778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[.K27]" office:value-type="float" office:value="0.288550157887458" calcext:value-type="float">
            <text:p>0.2885501579</text:p>
          </table:table-cell>
          <table:table-cell table:formula="of:=[.K56]" office:value-type="float" office:value="0.288161265796735" calcext:value-type="float">
            <text:p>0.2881612658</text:p>
          </table:table-cell>
          <table:table-cell table:formula="of:=[.K84]" office:value-type="float" office:value="0.289465663831115" calcext:value-type="float">
            <text:p>0.2894656638</text:p>
          </table:table-cell>
          <table:table-cell table:formula="of:=[.K112]" office:value-type="float" office:value="0.286376281517909" calcext:value-type="float">
            <text:p>0.2863762815</text:p>
          </table:table-cell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11]*[.D11])/([.C11]+[.D11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11]*[.G11])/([.F11]+[.G11])" office:value-type="float" office:value="0.0125779646410327" calcext:value-type="float">
            <text:p>0.0125779646</text:p>
          </table:table-cell>
          <table:table-cell office:value-type="float" office:value="0.00628049" calcext:value-type="float">
            <text:p>0.00628049</text:p>
          </table:table-cell>
          <table:table-cell office:value-type="float" office:value="0.45384433" calcext:value-type="float">
            <text:p>0.45384433</text:p>
          </table:table-cell>
          <table:table-cell table:formula="of:=(2*[.I11]*[.J11])/([.I11]+[.J11])" office:value-type="float" office:value="0.0123895284593502" calcext:value-type="float">
            <text:p>0.0123895285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11]*[.M11])/([.L11]+[.M11])" office:value-type="float" office:value="0.0125779646410327" calcext:value-type="float">
            <text:p>0.0125779646</text:p>
          </table:table-cell>
          <table:table-cell/>
          <table:table-cell office:value-type="string" calcext:value-type="string">
            <text:p>all</text:p>
          </table:table-cell>
          <table:table-cell table:formula="of:=[.N27]" office:value-type="float" office:value="0.288241575913689" calcext:value-type="float">
            <text:p>0.2882415759</text:p>
          </table:table-cell>
          <table:table-cell table:formula="of:=[.N56]" office:value-type="float" office:value="0.286195772679576" calcext:value-type="float">
            <text:p>0.2861957727</text:p>
          </table:table-cell>
          <table:table-cell table:formula="of:=[.N84]" office:value-type="float" office:value="0.286984478647957" calcext:value-type="float">
            <text:p>0.2869844786</text:p>
          </table:table-cell>
          <table:table-cell table:formula="of:=[.N112]" office:value-type="float" office:value="0.283409971178877" calcext:value-type="float">
            <text:p>0.2834099712</text:p>
          </table:table-cell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office:value-type="float" office:value="0.04083455" calcext:value-type="float">
            <text:p>0.04083455</text:p>
          </table:table-cell>
          <table:table-cell office:value-type="float" office:value="0.93236024" calcext:value-type="float">
            <text:p>0.93236024</text:p>
          </table:table-cell>
          <table:table-cell table:formula="of:=(2*[.C12]*[.D12])/([.C12]+[.D12])" office:value-type="float" office:value="0.0782423235913378" calcext:value-type="float">
            <text:p>0.0782423236</text:p>
          </table:table-cell>
          <table:table-cell office:value-type="float" office:value="0.03720847" calcext:value-type="float">
            <text:p>0.03720847</text:p>
          </table:table-cell>
          <table:table-cell office:value-type="float" office:value="0.93917473" calcext:value-type="float">
            <text:p>0.93917473</text:p>
          </table:table-cell>
          <table:table-cell table:formula="of:=(2*[.F12]*[.G12])/([.F12]+[.G12])" office:value-type="float" office:value="0.0715810242658069" calcext:value-type="float">
            <text:p>0.0715810243</text:p>
          </table:table-cell>
          <table:table-cell office:value-type="float" office:value="0.04088264" calcext:value-type="float">
            <text:p>0.04088264</text:p>
          </table:table-cell>
          <table:table-cell office:value-type="float" office:value="0.89691815" calcext:value-type="float">
            <text:p>0.89691815</text:p>
          </table:table-cell>
          <table:table-cell table:formula="of:=(2*[.I12]*[.J12])/([.I12]+[.J12])" office:value-type="float" office:value="0.0782007910996023" calcext:value-type="float">
            <text:p>0.0782007911</text:p>
          </table:table-cell>
          <table:table-cell office:value-type="float" office:value="0.03574457" calcext:value-type="float">
            <text:p>0.03574457</text:p>
          </table:table-cell>
          <table:table-cell office:value-type="float" office:value="0.94530553" calcext:value-type="float">
            <text:p>0.94530553</text:p>
          </table:table-cell>
          <table:table-cell table:formula="of:=(2*[.L12]*[.M12])/([.L12]+[.M12])" office:value-type="float" office:value="0.0688844324840742" calcext:value-type="float">
            <text:p>0.068884432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office:value-type="float" office:value="0.17852595" calcext:value-type="float">
            <text:p>0.17852595</text:p>
          </table:table-cell>
          <table:table-cell office:value-type="float" office:value="0.01099484" calcext:value-type="float">
            <text:p>0.01099484</text:p>
          </table:table-cell>
          <table:table-cell table:formula="of:=(2*[.C13]*[.D13])/([.C13]+[.D13])" office:value-type="float" office:value="0.0207139729218942" calcext:value-type="float">
            <text:p>0.0207139729</text:p>
          </table:table-cell>
          <table:table-cell office:value-type="float" office:value="0.17852595" calcext:value-type="float">
            <text:p>0.17852595</text:p>
          </table:table-cell>
          <table:table-cell office:value-type="float" office:value="0.01099484" calcext:value-type="float">
            <text:p>0.01099484</text:p>
          </table:table-cell>
          <table:table-cell table:formula="of:=(2*[.F13]*[.G13])/([.F13]+[.G13])" office:value-type="float" office:value="0.0207139729218942" calcext:value-type="float">
            <text:p>0.0207139729</text:p>
          </table:table-cell>
          <table:table-cell office:value-type="float" office:value="0.17852595" calcext:value-type="float">
            <text:p>0.17852595</text:p>
          </table:table-cell>
          <table:table-cell office:value-type="float" office:value="0.01099484" calcext:value-type="float">
            <text:p>0.01099484</text:p>
          </table:table-cell>
          <table:table-cell table:formula="of:=(2*[.I13]*[.J13])/([.I13]+[.J13])" office:value-type="float" office:value="0.0207139729218942" calcext:value-type="float">
            <text:p>0.0207139729</text:p>
          </table:table-cell>
          <table:table-cell office:value-type="float" office:value="0.17820336" calcext:value-type="float">
            <text:p>0.17820336</text:p>
          </table:table-cell>
          <table:table-cell office:value-type="float" office:value="0.01110156" calcext:value-type="float">
            <text:p>0.01110156</text:p>
          </table:table-cell>
          <table:table-cell table:formula="of:=(2*[.L13]*[.M13])/([.L13]+[.M13])" office:value-type="float" office:value="0.0209010446558029" calcext:value-type="float">
            <text:p>0.0209010447</text:p>
          </table:table-cell>
          <table:table-cell/>
          <table:table-cell office:value-type="string" calcext:value-type="string">
            <text:p>one</text:p>
          </table:table-cell>
          <table:table-cell table:formula="of:=[.E28]" office:value-type="float" office:value="0.35040975898926" calcext:value-type="float">
            <text:p>0.350409759</text:p>
          </table:table-cell>
          <table:table-cell table:formula="of:=[.E57]" office:value-type="float" office:value="0.343145490522649" calcext:value-type="float">
            <text:p>0.3431454905</text:p>
          </table:table-cell>
          <table:table-cell table:formula="of:=[.E85]" office:value-type="float" office:value="0.344597010980254" calcext:value-type="float">
            <text:p>0.344597011</text:p>
          </table:table-cell>
          <table:table-cell table:formula="of:=[.E113]" office:value-type="float" office:value="0.341894109414164" calcext:value-type="float">
            <text:p>0.3418941094</text:p>
          </table:table-cell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office:value-type="float" office:value="0.03221847" calcext:value-type="float">
            <text:p>0.03221847</text:p>
          </table:table-cell>
          <table:table-cell office:value-type="float" office:value="0.85302505" calcext:value-type="float">
            <text:p>0.85302505</text:p>
          </table:table-cell>
          <table:table-cell table:formula="of:=(2*[.C14]*[.D14])/([.C14]+[.D14])" office:value-type="float" office:value="0.0620917552328957" calcext:value-type="float">
            <text:p>0.0620917552</text:p>
          </table:table-cell>
          <table:table-cell office:value-type="float" office:value="0.03508467" calcext:value-type="float">
            <text:p>0.03508467</text:p>
          </table:table-cell>
          <table:table-cell office:value-type="float" office:value="0.85148844" calcext:value-type="float">
            <text:p>0.85148844</text:p>
          </table:table-cell>
          <table:table-cell table:formula="of:=(2*[.F14]*[.G14])/([.F14]+[.G14])" office:value-type="float" office:value="0.0673925039892419" calcext:value-type="float">
            <text:p>0.067392504</text:p>
          </table:table-cell>
          <table:table-cell office:value-type="float" office:value="0.03738557" calcext:value-type="float">
            <text:p>0.03738557</text:p>
          </table:table-cell>
          <table:table-cell office:value-type="float" office:value="0.84728204" calcext:value-type="float">
            <text:p>0.84728204</text:p>
          </table:table-cell>
          <table:table-cell table:formula="of:=(2*[.I14]*[.J14])/([.I14]+[.J14])" office:value-type="float" office:value="0.0716113524630178" calcext:value-type="float">
            <text:p>0.0716113525</text:p>
          </table:table-cell>
          <table:table-cell office:value-type="float" office:value="0.0283505" calcext:value-type="float">
            <text:p>0.0283505</text:p>
          </table:table-cell>
          <table:table-cell office:value-type="float" office:value="0.87328486" calcext:value-type="float">
            <text:p>0.87328486</text:p>
          </table:table-cell>
          <table:table-cell table:formula="of:=(2*[.L14]*[.M14])/([.L14]+[.M14])" office:value-type="float" office:value="0.0549181265992718" calcext:value-type="float">
            <text:p>0.0549181266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H28]" office:value-type="float" office:value="0.360283583676866" calcext:value-type="float">
            <text:p>0.3602835837</text:p>
          </table:table-cell>
          <table:table-cell table:formula="of:=[.H57]" office:value-type="float" office:value="0.359199937012893" calcext:value-type="float">
            <text:p>0.359199937</text:p>
          </table:table-cell>
          <table:table-cell table:formula="of:=[.H85]" office:value-type="float" office:value="0.362755985025703" calcext:value-type="float">
            <text:p>0.362755985</text:p>
          </table:table-cell>
          <table:table-cell table:formula="of:=[.H113]" office:value-type="float" office:value="0.364107418084876" calcext:value-type="float">
            <text:p>0.3641074181</text:p>
          </table:table-cell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office:value-type="float" office:value="0.02236257" calcext:value-type="float">
            <text:p>0.02236257</text:p>
          </table:table-cell>
          <table:table-cell office:value-type="float" office:value="0.89953884" calcext:value-type="float">
            <text:p>0.89953884</text:p>
          </table:table-cell>
          <table:table-cell table:formula="of:=(2*[.C15]*[.D15])/([.C15]+[.D15])" office:value-type="float" office:value="0.0436402419152799" calcext:value-type="float">
            <text:p>0.0436402419</text:p>
          </table:table-cell>
          <table:table-cell office:value-type="float" office:value="0.02353442" calcext:value-type="float">
            <text:p>0.02353442</text:p>
          </table:table-cell>
          <table:table-cell office:value-type="float" office:value="0.88674601" calcext:value-type="float">
            <text:p>0.88674601</text:p>
          </table:table-cell>
          <table:table-cell table:formula="of:=(2*[.F15]*[.G15])/([.F15]+[.G15])" office:value-type="float" office:value="0.0458519206716642" calcext:value-type="float">
            <text:p>0.0458519207</text:p>
          </table:table-cell>
          <table:table-cell office:value-type="float" office:value="0.02485211" calcext:value-type="float">
            <text:p>0.02485211</text:p>
          </table:table-cell>
          <table:table-cell office:value-type="float" office:value="0.8837641" calcext:value-type="float">
            <text:p>0.8837641</text:p>
          </table:table-cell>
          <table:table-cell table:formula="of:=(2*[.I15]*[.J15])/([.I15]+[.J15])" office:value-type="float" office:value="0.0483447298992189" calcext:value-type="float">
            <text:p>0.0483447299</text:p>
          </table:table-cell>
          <table:table-cell office:value-type="float" office:value="0.019534" calcext:value-type="float">
            <text:p>0.019534</text:p>
          </table:table-cell>
          <table:table-cell office:value-type="float" office:value="0.9184042" calcext:value-type="float">
            <text:p>0.9184042</text:p>
          </table:table-cell>
          <table:table-cell table:formula="of:=(2*[.L15]*[.M15])/([.L15]+[.M15])" office:value-type="float" office:value="0.0382543490451716" calcext:value-type="float">
            <text:p>0.038254349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[.K28]" office:value-type="float" office:value="0.365726133554161" calcext:value-type="float">
            <text:p>0.3657261336</text:p>
          </table:table-cell>
          <table:table-cell table:formula="of:=[.K57]" office:value-type="float" office:value="0.366070874633421" calcext:value-type="float">
            <text:p>0.3660708746</text:p>
          </table:table-cell>
          <table:table-cell table:formula="of:=[.K85]" office:value-type="float" office:value="0.371104244748622" calcext:value-type="float">
            <text:p>0.3711042447</text:p>
          </table:table-cell>
          <table:table-cell table:formula="of:=[.K113]" office:value-type="float" office:value="0.372718530058476" calcext:value-type="float">
            <text:p>0.3727185301</text:p>
          </table:table-cell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office:value-type="float" office:value="0.16914213" calcext:value-type="float">
            <text:p>0.16914213</text:p>
          </table:table-cell>
          <table:table-cell office:value-type="float" office:value="0.22368473" calcext:value-type="float">
            <text:p>0.22368473</text:p>
          </table:table-cell>
          <table:table-cell table:formula="of:=(2*[.C16]*[.D16])/([.C16]+[.D16])" office:value-type="float" office:value="0.192626907847772" calcext:value-type="float">
            <text:p>0.1926269078</text:p>
          </table:table-cell>
          <table:table-cell office:value-type="float" office:value="0.16813542" calcext:value-type="float">
            <text:p>0.16813542</text:p>
          </table:table-cell>
          <table:table-cell office:value-type="float" office:value="0.23014527" calcext:value-type="float">
            <text:p>0.23014527</text:p>
          </table:table-cell>
          <table:table-cell table:formula="of:=(2*[.F16]*[.G16])/([.F16]+[.G16])" office:value-type="float" office:value="0.194313069169702" calcext:value-type="float">
            <text:p>0.1943130692</text:p>
          </table:table-cell>
          <table:table-cell office:value-type="float" office:value="0.16978108" calcext:value-type="float">
            <text:p>0.16978108</text:p>
          </table:table-cell>
          <table:table-cell office:value-type="float" office:value="0.226876" calcext:value-type="float">
            <text:p>0.226876</text:p>
          </table:table-cell>
          <table:table-cell table:formula="of:=(2*[.I16]*[.J16])/([.I16]+[.J16])" office:value-type="float" office:value="0.194219411417439" calcext:value-type="float">
            <text:p>0.1942194114</text:p>
          </table:table-cell>
          <table:table-cell office:value-type="float" office:value="0.1667048" calcext:value-type="float">
            <text:p>0.1667048</text:p>
          </table:table-cell>
          <table:table-cell office:value-type="float" office:value="0.23608605" calcext:value-type="float">
            <text:p>0.23608605</text:p>
          </table:table-cell>
          <table:table-cell table:formula="of:=(2*[.L16]*[.M16])/([.L16]+[.M16])" office:value-type="float" office:value="0.19541991953412" calcext:value-type="float">
            <text:p>0.1954199195</text:p>
          </table:table-cell>
          <table:table-cell/>
          <table:table-cell office:value-type="string" calcext:value-type="string">
            <text:p>all</text:p>
          </table:table-cell>
          <table:table-cell table:formula="of:=[.N28]" office:value-type="float" office:value="0.33418350974853" calcext:value-type="float">
            <text:p>0.3341835097</text:p>
          </table:table-cell>
          <table:table-cell table:formula="of:=[.N57]" office:value-type="float" office:value="0.317404726321842" calcext:value-type="float">
            <text:p>0.3174047263</text:p>
          </table:table-cell>
          <table:table-cell table:formula="of:=[.N85]" office:value-type="float" office:value="0.314806640826162" calcext:value-type="float">
            <text:p>0.3148066408</text:p>
          </table:table-cell>
          <table:table-cell table:formula="of:=[.N113]" office:value-type="float" office:value="0.305547641215588" calcext:value-type="float">
            <text:p>0.3055476412</text:p>
          </table:table-cell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office:value-type="float" office:value="0.00207332" calcext:value-type="float">
            <text:p>0.00207332</text:p>
          </table:table-cell>
          <table:table-cell office:value-type="float" office:value="0.69505051" calcext:value-type="float">
            <text:p>0.69505051</text:p>
          </table:table-cell>
          <table:table-cell table:formula="of:=(2*[.C17]*[.D17])/([.C17]+[.D17])" office:value-type="float" office:value="0.00413430745408086" calcext:value-type="float">
            <text:p>0.0041343075</text:p>
          </table:table-cell>
          <table:table-cell office:value-type="float" office:value="0.0027057" calcext:value-type="float">
            <text:p>0.0027057</text:p>
          </table:table-cell>
          <table:table-cell office:value-type="float" office:value="0.49343434" calcext:value-type="float">
            <text:p>0.49343434</text:p>
          </table:table-cell>
          <table:table-cell table:formula="of:=(2*[.F17]*[.G17])/([.F17]+[.G17])" office:value-type="float" office:value="0.00538188892691668" calcext:value-type="float">
            <text:p>0.0053818889</text:p>
          </table:table-cell>
          <table:table-cell office:value-type="float" office:value="0.00270879" calcext:value-type="float">
            <text:p>0.00270879</text:p>
          </table:table-cell>
          <table:table-cell office:value-type="float" office:value="0.49343434" calcext:value-type="float">
            <text:p>0.49343434</text:p>
          </table:table-cell>
          <table:table-cell table:formula="of:=(2*[.I17]*[.J17])/([.I17]+[.J17])" office:value-type="float" office:value="0.00538800166737611" calcext:value-type="float">
            <text:p>0.0053880017</text:p>
          </table:table-cell>
          <table:table-cell office:value-type="float" office:value="0.00163104" calcext:value-type="float">
            <text:p>0.00163104</text:p>
          </table:table-cell>
          <table:table-cell office:value-type="float" office:value="0.77989899" calcext:value-type="float">
            <text:p>0.77989899</text:p>
          </table:table-cell>
          <table:table-cell table:formula="of:=(2*[.L17]*[.M17])/([.L17]+[.M17])" office:value-type="float" office:value="0.00325527209402203" calcext:value-type="float">
            <text:p>0.003255272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office:value-type="float" office:value="0.05671732" calcext:value-type="float">
            <text:p>0.05671732</text:p>
          </table:table-cell>
          <table:table-cell office:value-type="float" office:value="0.06202978" calcext:value-type="float">
            <text:p>0.06202978</text:p>
          </table:table-cell>
          <table:table-cell table:formula="of:=(2*[.C18]*[.D18])/([.C18]+[.D18])" office:value-type="float" office:value="0.0592547166505894" calcext:value-type="float">
            <text:p>0.0592547167</text:p>
          </table:table-cell>
          <table:table-cell office:value-type="float" office:value="0.07916315" calcext:value-type="float">
            <text:p>0.07916315</text:p>
          </table:table-cell>
          <table:table-cell office:value-type="float" office:value="0.06350971" calcext:value-type="float">
            <text:p>0.06350971</text:p>
          </table:table-cell>
          <table:table-cell table:formula="of:=(2*[.F18]*[.G18])/([.F18]+[.G18])" office:value-type="float" office:value="0.0704777166335139" calcext:value-type="float">
            <text:p>0.0704777166</text:p>
          </table:table-cell>
          <table:table-cell office:value-type="float" office:value="0.0804431" calcext:value-type="float">
            <text:p>0.0804431</text:p>
          </table:table-cell>
          <table:table-cell office:value-type="float" office:value="0.04772849" calcext:value-type="float">
            <text:p>0.04772849</text:p>
          </table:table-cell>
          <table:table-cell table:formula="of:=(2*[.I18]*[.J18])/([.I18]+[.J18])" office:value-type="float" office:value="0.0599107445560908" calcext:value-type="float">
            <text:p>0.0599107446</text:p>
          </table:table-cell>
          <table:table-cell office:value-type="float" office:value="0.03863396" calcext:value-type="float">
            <text:p>0.03863396</text:p>
          </table:table-cell>
          <table:table-cell office:value-type="float" office:value="0.0899519" calcext:value-type="float">
            <text:p>0.0899519</text:p>
          </table:table-cell>
          <table:table-cell table:formula="of:=(2*[.L18]*[.M18])/([.L18]+[.M18])" office:value-type="float" office:value="0.0540525701118926" calcext:value-type="float">
            <text:p>0.054052570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office:value-type="float" office:value="0.9815576" calcext:value-type="float">
            <text:p>0.9815576</text:p>
          </table:table-cell>
          <table:table-cell office:value-type="float" office:value="0.54012728" calcext:value-type="float">
            <text:p>0.54012728</text:p>
          </table:table-cell>
          <table:table-cell table:formula="of:=(2*[.C19]*[.D19])/([.C19]+[.D19])" office:value-type="float" office:value="0.696814489805968" calcext:value-type="float">
            <text:p>0.6968144898</text:p>
          </table:table-cell>
          <table:table-cell office:value-type="float" office:value="0.9815813" calcext:value-type="float">
            <text:p>0.9815813</text:p>
          </table:table-cell>
          <table:table-cell office:value-type="float" office:value="0.54009495" calcext:value-type="float">
            <text:p>0.54009495</text:p>
          </table:table-cell>
          <table:table-cell table:formula="of:=(2*[.F19]*[.G19])/([.F19]+[.G19])" office:value-type="float" office:value="0.696793556637865" calcext:value-type="float">
            <text:p>0.6967935566</text:p>
          </table:table-cell>
          <table:table-cell office:value-type="float" office:value="0.9815893" calcext:value-type="float">
            <text:p>0.9815893</text:p>
          </table:table-cell>
          <table:table-cell office:value-type="float" office:value="0.54009026" calcext:value-type="float">
            <text:p>0.54009026</text:p>
          </table:table-cell>
          <table:table-cell table:formula="of:=(2*[.I19]*[.J19])/([.I19]+[.J19])" office:value-type="float" office:value="0.696791669134621" calcext:value-type="float">
            <text:p>0.6967916691</text:p>
          </table:table-cell>
          <table:table-cell office:value-type="float" office:value="0.9815576" calcext:value-type="float">
            <text:p>0.9815576</text:p>
          </table:table-cell>
          <table:table-cell office:value-type="float" office:value="0.54012728" calcext:value-type="float">
            <text:p>0.54012728</text:p>
          </table:table-cell>
          <table:table-cell table:formula="of:=(2*[.L19]*[.M19])/([.L19]+[.M19])" office:value-type="float" office:value="0.696814489805968" calcext:value-type="float">
            <text:p>0.6968144898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office:value-type="float" office:value="0.05765511" calcext:value-type="float">
            <text:p>0.05765511</text:p>
          </table:table-cell>
          <table:table-cell office:value-type="float" office:value="0.95284974" calcext:value-type="float">
            <text:p>0.95284974</text:p>
          </table:table-cell>
          <table:table-cell table:formula="of:=(2*[.C20]*[.D20])/([.C20]+[.D20])" office:value-type="float" office:value="0.108731109154343" calcext:value-type="float">
            <text:p>0.1087311092</text:p>
          </table:table-cell>
          <table:table-cell office:value-type="float" office:value="0.05709772" calcext:value-type="float">
            <text:p>0.05709772</text:p>
          </table:table-cell>
          <table:table-cell office:value-type="float" office:value="0.95496568" calcext:value-type="float">
            <text:p>0.95496568</text:p>
          </table:table-cell>
          <table:table-cell table:formula="of:=(2*[.F20]*[.G20])/([.F20]+[.G20])" office:value-type="float" office:value="0.107752860159254" calcext:value-type="float">
            <text:p>0.1077528602</text:p>
          </table:table-cell>
          <table:table-cell office:value-type="float" office:value="0.05857196" calcext:value-type="float">
            <text:p>0.05857196</text:p>
          </table:table-cell>
          <table:table-cell office:value-type="float" office:value="0.95202494" calcext:value-type="float">
            <text:p>0.95202494</text:p>
          </table:table-cell>
          <table:table-cell table:formula="of:=(2*[.I20]*[.J20])/([.I20]+[.J20])" office:value-type="float" office:value="0.110354517621581" calcext:value-type="float">
            <text:p>0.1103545176</text:p>
          </table:table-cell>
          <table:table-cell office:value-type="float" office:value="0.05583349" calcext:value-type="float">
            <text:p>0.05583349</text:p>
          </table:table-cell>
          <table:table-cell office:value-type="float" office:value="0.95608261" calcext:value-type="float">
            <text:p>0.95608261</text:p>
          </table:table-cell>
          <table:table-cell table:formula="of:=(2*[.L20]*[.M20])/([.L20]+[.M20])" office:value-type="float" office:value="0.105505641909658" calcext:value-type="float">
            <text:p>0.105505641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office:value-type="float" office:value="0.01642094" calcext:value-type="float">
            <text:p>0.01642094</text:p>
          </table:table-cell>
          <table:table-cell office:value-type="float" office:value="0.31205072" calcext:value-type="float">
            <text:p>0.31205072</text:p>
          </table:table-cell>
          <table:table-cell table:formula="of:=(2*[.C21]*[.D21])/([.C21]+[.D21])" office:value-type="float" office:value="0.031200050257467" calcext:value-type="float">
            <text:p>0.0312000503</text:p>
          </table:table-cell>
          <table:table-cell office:value-type="float" office:value="0.02302638" calcext:value-type="float">
            <text:p>0.02302638</text:p>
          </table:table-cell>
          <table:table-cell office:value-type="float" office:value="0.3257526" calcext:value-type="float">
            <text:p>0.3257526</text:p>
          </table:table-cell>
          <table:table-cell table:formula="of:=(2*[.F21]*[.G21])/([.F21]+[.G21])" office:value-type="float" office:value="0.0430123578753972" calcext:value-type="float">
            <text:p>0.0430123579</text:p>
          </table:table-cell>
          <table:table-cell office:value-type="float" office:value="0.01976135" calcext:value-type="float">
            <text:p>0.01976135</text:p>
          </table:table-cell>
          <table:table-cell office:value-type="float" office:value="0.24294837" calcext:value-type="float">
            <text:p>0.24294837</text:p>
          </table:table-cell>
          <table:table-cell table:formula="of:=(2*[.I21]*[.J21])/([.I21]+[.J21])" office:value-type="float" office:value="0.0365497536330175" calcext:value-type="float">
            <text:p>0.0365497536</text:p>
          </table:table-cell>
          <table:table-cell office:value-type="float" office:value="0.01246666" calcext:value-type="float">
            <text:p>0.01246666</text:p>
          </table:table-cell>
          <table:table-cell office:value-type="float" office:value="0.49598613" calcext:value-type="float">
            <text:p>0.49598613</text:p>
          </table:table-cell>
          <table:table-cell table:formula="of:=(2*[.L21]*[.M21])/([.L21]+[.M21])" office:value-type="float" office:value="0.0243219845343982" calcext:value-type="float">
            <text:p>0.024321984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office:value-type="float" office:value="0.12770537" calcext:value-type="float">
            <text:p>0.12770537</text:p>
          </table:table-cell>
          <table:table-cell office:value-type="float" office:value="0.0956097" calcext:value-type="float">
            <text:p>0.0956097</text:p>
          </table:table-cell>
          <table:table-cell table:formula="of:=(2*[.C22]*[.D22])/([.C22]+[.D22])" office:value-type="float" office:value="0.109351080642153" calcext:value-type="float">
            <text:p>0.1093510806</text:p>
          </table:table-cell>
          <table:table-cell office:value-type="float" office:value="0.13288805" calcext:value-type="float">
            <text:p>0.13288805</text:p>
          </table:table-cell>
          <table:table-cell office:value-type="float" office:value="0.08032171" calcext:value-type="float">
            <text:p>0.08032171</text:p>
          </table:table-cell>
          <table:table-cell table:formula="of:=(2*[.F22]*[.G22])/([.F22]+[.G22])" office:value-type="float" office:value="0.100124829318935" calcext:value-type="float">
            <text:p>0.1001248293</text:p>
          </table:table-cell>
          <table:table-cell office:value-type="float" office:value="0.13544209" calcext:value-type="float">
            <text:p>0.13544209</text:p>
          </table:table-cell>
          <table:table-cell office:value-type="float" office:value="0.07003639" calcext:value-type="float">
            <text:p>0.07003639</text:p>
          </table:table-cell>
          <table:table-cell table:formula="of:=(2*[.I22]*[.J22])/([.I22]+[.J22])" office:value-type="float" office:value="0.0923296204805009" calcext:value-type="float">
            <text:p>0.0923296205</text:p>
          </table:table-cell>
          <table:table-cell office:value-type="float" office:value="0.11961794" calcext:value-type="float">
            <text:p>0.11961794</text:p>
          </table:table-cell>
          <table:table-cell office:value-type="float" office:value="0.11407632" calcext:value-type="float">
            <text:p>0.11407632</text:p>
          </table:table-cell>
          <table:table-cell table:formula="of:=(2*[.L22]*[.M22])/([.L22]+[.M22])" office:value-type="float" office:value="0.116781425450337" calcext:value-type="float">
            <text:p>0.116781425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office:value-type="float" office:value="0.02337581" calcext:value-type="float">
            <text:p>0.02337581</text:p>
          </table:table-cell>
          <table:table-cell office:value-type="float" office:value="0.70115954" calcext:value-type="float">
            <text:p>0.70115954</text:p>
          </table:table-cell>
          <table:table-cell table:formula="of:=(2*[.C23]*[.D23])/([.C23]+[.D23])" office:value-type="float" office:value="0.0452432643534298" calcext:value-type="float">
            <text:p>0.0452432644</text:p>
          </table:table-cell>
          <table:table-cell office:value-type="float" office:value="0.02322744" calcext:value-type="float">
            <text:p>0.02322744</text:p>
          </table:table-cell>
          <table:table-cell office:value-type="float" office:value="0.68694042" calcext:value-type="float">
            <text:p>0.68694042</text:p>
          </table:table-cell>
          <table:table-cell table:formula="of:=(2*[.F23]*[.G23])/([.F23]+[.G23])" office:value-type="float" office:value="0.0449354815610067" calcext:value-type="float">
            <text:p>0.0449354816</text:p>
          </table:table-cell>
          <table:table-cell office:value-type="float" office:value="0.02336764" calcext:value-type="float">
            <text:p>0.02336764</text:p>
          </table:table-cell>
          <table:table-cell office:value-type="float" office:value="0.6846677" calcext:value-type="float">
            <text:p>0.6846677</text:p>
          </table:table-cell>
          <table:table-cell table:formula="of:=(2*[.I23]*[.J23])/([.I23]+[.J23])" office:value-type="float" office:value="0.0451928524732339" calcext:value-type="float">
            <text:p>0.0451928525</text:p>
          </table:table-cell>
          <table:table-cell office:value-type="float" office:value="0.02330571" calcext:value-type="float">
            <text:p>0.02330571</text:p>
          </table:table-cell>
          <table:table-cell office:value-type="float" office:value="0.70115954" calcext:value-type="float">
            <text:p>0.70115954</text:p>
          </table:table-cell>
          <table:table-cell table:formula="of:=(2*[.L23]*[.M23])/([.L23]+[.M23])" office:value-type="float" office:value="0.0451119523068178" calcext:value-type="float">
            <text:p>0.045111952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office:value-type="float" office:value="0.5539387" calcext:value-type="float">
            <text:p>0.5539387</text:p>
          </table:table-cell>
          <table:table-cell office:value-type="float" office:value="0.53091776" calcext:value-type="float">
            <text:p>0.53091776</text:p>
          </table:table-cell>
          <table:table-cell table:formula="of:=(2*[.C24]*[.D24])/([.C24]+[.D24])" office:value-type="float" office:value="0.542183974792964" calcext:value-type="float">
            <text:p>0.5421839748</text:p>
          </table:table-cell>
          <table:table-cell office:value-type="float" office:value="0.55892924" calcext:value-type="float">
            <text:p>0.55892924</text:p>
          </table:table-cell>
          <table:table-cell office:value-type="float" office:value="0.53096452" calcext:value-type="float">
            <text:p>0.53096452</text:p>
          </table:table-cell>
          <table:table-cell table:formula="of:=(2*[.F24]*[.G24])/([.F24]+[.G24])" office:value-type="float" office:value="0.54458811770895" calcext:value-type="float">
            <text:p>0.5445881177</text:p>
          </table:table-cell>
          <table:table-cell office:value-type="float" office:value="0.55961815" calcext:value-type="float">
            <text:p>0.55961815</text:p>
          </table:table-cell>
          <table:table-cell office:value-type="float" office:value="0.53084842" calcext:value-type="float">
            <text:p>0.53084842</text:p>
          </table:table-cell>
          <table:table-cell table:formula="of:=(2*[.I24]*[.J24])/([.I24]+[.J24])" office:value-type="float" office:value="0.544853769759898" calcext:value-type="float">
            <text:p>0.5448537698</text:p>
          </table:table-cell>
          <table:table-cell office:value-type="float" office:value="0.54890209" calcext:value-type="float">
            <text:p>0.54890209</text:p>
          </table:table-cell>
          <table:table-cell office:value-type="float" office:value="0.53105812" calcext:value-type="float">
            <text:p>0.53105812</text:p>
          </table:table-cell>
          <table:table-cell table:formula="of:=(2*[.L24]*[.M24])/([.L24]+[.M24])" office:value-type="float" office:value="0.539832688797805" calcext:value-type="float">
            <text:p>0.5398326888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office:value-type="float" office:value="0.4809854" calcext:value-type="float">
            <text:p>0.4809854</text:p>
          </table:table-cell>
          <table:table-cell office:value-type="float" office:value="0.19010385" calcext:value-type="float">
            <text:p>0.19010385</text:p>
          </table:table-cell>
          <table:table-cell table:formula="of:=(2*[.C25]*[.D25])/([.C25]+[.D25])" office:value-type="float" office:value="0.272503773034034" calcext:value-type="float">
            <text:p>0.272503773</text:p>
          </table:table-cell>
          <table:table-cell office:value-type="float" office:value="0.48017003" calcext:value-type="float">
            <text:p>0.48017003</text:p>
          </table:table-cell>
          <table:table-cell office:value-type="float" office:value="0.18835203" calcext:value-type="float">
            <text:p>0.18835203</text:p>
          </table:table-cell>
          <table:table-cell table:formula="of:=(2*[.F25]*[.G25])/([.F25]+[.G25])" office:value-type="float" office:value="0.270569979083894" calcext:value-type="float">
            <text:p>0.2705699791</text:p>
          </table:table-cell>
          <table:table-cell office:value-type="float" office:value="0.48115715" calcext:value-type="float">
            <text:p>0.48115715</text:p>
          </table:table-cell>
          <table:table-cell office:value-type="float" office:value="0.18660621" calcext:value-type="float">
            <text:p>0.18660621</text:p>
          </table:table-cell>
          <table:table-cell table:formula="of:=(2*[.I25]*[.J25])/([.I25]+[.J25])" office:value-type="float" office:value="0.268918355076869" calcext:value-type="float">
            <text:p>0.2689183551</text:p>
          </table:table-cell>
          <table:table-cell office:value-type="float" office:value="0.48055035" calcext:value-type="float">
            <text:p>0.48055035</text:p>
          </table:table-cell>
          <table:table-cell office:value-type="float" office:value="0.19160636" calcext:value-type="float">
            <text:p>0.19160636</text:p>
          </table:table-cell>
          <table:table-cell table:formula="of:=(2*[.L25]*[.M25])/([.L25]+[.M25])" office:value-type="float" office:value="0.273973321966022" calcext:value-type="float">
            <text:p>0.273973322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office:value-type="float" office:value="0.05524388" calcext:value-type="float">
            <text:p>0.05524388</text:p>
          </table:table-cell>
          <table:table-cell office:value-type="float" office:value="0.56680453" calcext:value-type="float">
            <text:p>0.56680453</text:p>
          </table:table-cell>
          <table:table-cell table:formula="of:=(2*[.C26]*[.D26])/([.C26]+[.D26])" office:value-type="float" office:value="0.100675384537279" calcext:value-type="float">
            <text:p>0.1006753845</text:p>
          </table:table-cell>
          <table:table-cell office:value-type="float" office:value="0.0573145" calcext:value-type="float">
            <text:p>0.0573145</text:p>
          </table:table-cell>
          <table:table-cell office:value-type="float" office:value="0.50477073" calcext:value-type="float">
            <text:p>0.50477073</text:p>
          </table:table-cell>
          <table:table-cell table:formula="of:=(2*[.F26]*[.G26])/([.F26]+[.G26])" office:value-type="float" office:value="0.102940552288076" calcext:value-type="float">
            <text:p>0.1029405523</text:p>
          </table:table-cell>
          <table:table-cell office:value-type="float" office:value="0.05326347" calcext:value-type="float">
            <text:p>0.05326347</text:p>
          </table:table-cell>
          <table:table-cell office:value-type="float" office:value="0.41638227" calcext:value-type="float">
            <text:p>0.41638227</text:p>
          </table:table-cell>
          <table:table-cell table:formula="of:=(2*[.I26]*[.J26])/([.I26]+[.J26])" office:value-type="float" office:value="0.0944455050169385" calcext:value-type="float">
            <text:p>0.094445505</text:p>
          </table:table-cell>
          <table:table-cell office:value-type="float" office:value="0.05196359" calcext:value-type="float">
            <text:p>0.05196359</text:p>
          </table:table-cell>
          <table:table-cell office:value-type="float" office:value="0.73677417" calcext:value-type="float">
            <text:p>0.73677417</text:p>
          </table:table-cell>
          <table:table-cell table:formula="of:=(2*[.L26]*[.M26])/([.L26]+[.M26])" office:value-type="float" office:value="0.0970802536256672" calcext:value-type="float">
            <text:p>0.097080253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1924344" calcext:value-type="float">
            <text:p>0.1924344</text:p>
          </table:table-cell>
          <table:table-cell office:value-type="float" office:value="0.57196539" calcext:value-type="float">
            <text:p>0.57196539</text:p>
          </table:table-cell>
          <table:table-cell table:formula="of:=(2*[.C27]*[.D27])/([.C27]+[.D27])" office:value-type="float" office:value="0.287979714503626" calcext:value-type="float">
            <text:p>0.2879797145</text:p>
          </table:table-cell>
          <table:table-cell office:value-type="float" office:value="0.1954869" calcext:value-type="float">
            <text:p>0.1954869</text:p>
          </table:table-cell>
          <table:table-cell office:value-type="float" office:value="0.55902599" calcext:value-type="float">
            <text:p>0.55902599</text:p>
          </table:table-cell>
          <table:table-cell table:formula="of:=(2*[.F27]*[.G27])/([.F27]+[.G27])" office:value-type="float" office:value="0.289676317669088" calcext:value-type="float">
            <text:p>0.2896763177</text:p>
          </table:table-cell>
          <table:table-cell office:value-type="float" office:value="0.19612688" calcext:value-type="float">
            <text:p>0.19612688</text:p>
          </table:table-cell>
          <table:table-cell office:value-type="float" office:value="0.54571337" calcext:value-type="float">
            <text:p>0.54571337</text:p>
          </table:table-cell>
          <table:table-cell table:formula="of:=(2*[.I27]*[.J27])/([.I27]+[.J27])" office:value-type="float" office:value="0.288550157887458" calcext:value-type="float">
            <text:p>0.2885501579</text:p>
          </table:table-cell>
          <table:table-cell office:value-type="float" office:value="0.18964971" calcext:value-type="float">
            <text:p>0.18964971</text:p>
          </table:table-cell>
          <table:table-cell office:value-type="float" office:value="0.60033193" calcext:value-type="float">
            <text:p>0.60033193</text:p>
          </table:table-cell>
          <table:table-cell table:formula="of:=(2*[.L27]*[.M27])/([.L27]+[.M27])" office:value-type="float" office:value="0.288241575913689" calcext:value-type="float">
            <text:p>0.2882415759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27495992" calcext:value-type="float">
            <text:p>0.27495992</text:p>
          </table:table-cell>
          <table:table-cell office:value-type="float" office:value="0.48292617" calcext:value-type="float">
            <text:p>0.48292617</text:p>
          </table:table-cell>
          <table:table-cell table:formula="of:=(2*[.C28]*[.D28])/([.C28]+[.D28])" office:value-type="float" office:value="0.35040975898926" calcext:value-type="float">
            <text:p>0.350409759</text:p>
          </table:table-cell>
          <table:table-cell office:value-type="float" office:value="0.28750576" calcext:value-type="float">
            <text:p>0.28750576</text:p>
          </table:table-cell>
          <table:table-cell office:value-type="float" office:value="0.48239464" calcext:value-type="float">
            <text:p>0.48239464</text:p>
          </table:table-cell>
          <table:table-cell table:formula="of:=(2*[.F28]*[.G28])/([.F28]+[.G28])" office:value-type="float" office:value="0.360283583676866" calcext:value-type="float">
            <text:p>0.3602835837</text:p>
          </table:table-cell>
          <table:table-cell office:value-type="float" office:value="0.29536811" calcext:value-type="float">
            <text:p>0.29536811</text:p>
          </table:table-cell>
          <table:table-cell office:value-type="float" office:value="0.48008442" calcext:value-type="float">
            <text:p>0.48008442</text:p>
          </table:table-cell>
          <table:table-cell table:formula="of:=(2*[.I28]*[.J28])/([.I28]+[.J28])" office:value-type="float" office:value="0.365726133554161" calcext:value-type="float">
            <text:p>0.3657261336</text:p>
          </table:table-cell>
          <table:table-cell office:value-type="float" office:value="0.25436654" calcext:value-type="float">
            <text:p>0.25436654</text:p>
          </table:table-cell>
          <table:table-cell office:value-type="float" office:value="0.48699692" calcext:value-type="float">
            <text:p>0.48699692</text:p>
          </table:table-cell>
          <table:table-cell table:formula="of:=(2*[.L28]*[.M28])/([.L28]+[.M28])" office:value-type="float" office:value="0.33418350974853" calcext:value-type="float">
            <text:p>0.3341835097</text:p>
          </table:table-cell>
          <table:table-cell table:number-columns-repeated="6"/>
        </table:table-row>
        <table:table-row table:style-name="ro3" table:number-rows-repeated="3">
          <table:table-cell table:number-columns-repeated="20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52883641" calcext:value-type="float">
            <text:p>0.52883641</text:p>
          </table:table-cell>
          <table:table-cell office:value-type="float" office:value="0.69958798" calcext:value-type="float">
            <text:p>0.69958798</text:p>
          </table:table-cell>
          <table:table-cell table:formula="of:=(2*[.C32]*[.D32])/([.C32]+[.D32])" office:value-type="float" office:value="0.602344920589458" calcext:value-type="float">
            <text:p>0.6023449206</text:p>
          </table:table-cell>
          <table:table-cell office:value-type="float" office:value="0.53085619" calcext:value-type="float">
            <text:p>0.53085619</text:p>
          </table:table-cell>
          <table:table-cell office:value-type="float" office:value="0.69135983" calcext:value-type="float">
            <text:p>0.69135983</text:p>
          </table:table-cell>
          <table:table-cell table:formula="of:=(2*[.F32]*[.G32])/([.F32]+[.G32])" office:value-type="float" office:value="0.60056919442579" calcext:value-type="float">
            <text:p>0.6005691944</text:p>
          </table:table-cell>
          <table:table-cell office:value-type="float" office:value="0.53337895" calcext:value-type="float">
            <text:p>0.53337895</text:p>
          </table:table-cell>
          <table:table-cell office:value-type="float" office:value="0.6844929" calcext:value-type="float">
            <text:p>0.6844929</text:p>
          </table:table-cell>
          <table:table-cell table:formula="of:=(2*[.I32]*[.J32])/([.I32]+[.J32])" office:value-type="float" office:value="0.599560790052673" calcext:value-type="float">
            <text:p>0.5995607901</text:p>
          </table:table-cell>
          <table:table-cell office:value-type="float" office:value="0.52517523" calcext:value-type="float">
            <text:p>0.52517523</text:p>
          </table:table-cell>
          <table:table-cell office:value-type="float" office:value="0.72702003" calcext:value-type="float">
            <text:p>0.72702003</text:p>
          </table:table-cell>
          <table:table-cell table:formula="of:=(2*[.L32]*[.M32])/([.L32]+[.M32])" office:value-type="float" office:value="0.609829670605616" calcext:value-type="float">
            <text:p>0.609829670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office:value-type="float" office:value="0.0955801" calcext:value-type="float">
            <text:p>0.0955801</text:p>
          </table:table-cell>
          <table:table-cell office:value-type="float" office:value="0.92203174" calcext:value-type="float">
            <text:p>0.92203174</text:p>
          </table:table-cell>
          <table:table-cell table:formula="of:=(2*[.C33]*[.D33])/([.C33]+[.D33])" office:value-type="float" office:value="0.173205307659105" calcext:value-type="float">
            <text:p>0.1732053077</text:p>
          </table:table-cell>
          <table:table-cell office:value-type="float" office:value="0.09545935" calcext:value-type="float">
            <text:p>0.09545935</text:p>
          </table:table-cell>
          <table:table-cell office:value-type="float" office:value="0.92115634" calcext:value-type="float">
            <text:p>0.92115634</text:p>
          </table:table-cell>
          <table:table-cell table:formula="of:=(2*[.F33]*[.G33])/([.F33]+[.G33])" office:value-type="float" office:value="0.172991596194584" calcext:value-type="float">
            <text:p>0.1729915962</text:p>
          </table:table-cell>
          <table:table-cell office:value-type="float" office:value="0.09509832" calcext:value-type="float">
            <text:p>0.09509832</text:p>
          </table:table-cell>
          <table:table-cell office:value-type="float" office:value="0.91128166" calcext:value-type="float">
            <text:p>0.91128166</text:p>
          </table:table-cell>
          <table:table-cell table:formula="of:=(2*[.I33]*[.J33])/([.I33]+[.J33])" office:value-type="float" office:value="0.172223924630955" calcext:value-type="float">
            <text:p>0.1722239246</text:p>
          </table:table-cell>
          <table:table-cell office:value-type="float" office:value="0.09199533" calcext:value-type="float">
            <text:p>0.09199533</text:p>
          </table:table-cell>
          <table:table-cell office:value-type="float" office:value="0.92628697" calcext:value-type="float">
            <text:p>0.92628697</text:p>
          </table:table-cell>
          <table:table-cell table:formula="of:=(2*[.L33]*[.M33])/([.L33]+[.M33])" office:value-type="float" office:value="0.167368273964597" calcext:value-type="float">
            <text:p>0.16736827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office:value-type="float" office:value="0.00620342" calcext:value-type="float">
            <text:p>0.00620342</text:p>
          </table:table-cell>
          <table:table-cell office:value-type="float" office:value="1" calcext:value-type="float">
            <text:p>1</text:p>
          </table:table-cell>
          <table:table-cell table:formula="of:=(2*[.C34]*[.D34])/([.C34]+[.D34])" office:value-type="float" office:value="0.0123303496622979" calcext:value-type="float">
            <text:p>0.0123303497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34]*[.G34])/([.F34]+[.G34])" office:value-type="float" office:value="0.0211165857580394" calcext:value-type="float">
            <text:p>0.0211165858</text:p>
          </table:table-cell>
          <table:table-cell office:value-type="float" office:value="0.01068437" calcext:value-type="float">
            <text:p>0.01068437</text:p>
          </table:table-cell>
          <table:table-cell office:value-type="float" office:value="1" calcext:value-type="float">
            <text:p>1</text:p>
          </table:table-cell>
          <table:table-cell table:formula="of:=(2*[.I34]*[.J34])/([.I34]+[.J34])" office:value-type="float" office:value="0.0211428420526578" calcext:value-type="float">
            <text:p>0.021142842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L34]*[.M34])/([.L34]+[.M34])" office:value-type="float" office:value="0.00978970512576572" calcext:value-type="float">
            <text:p>0.009789705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office:value-type="float" office:value="0.10156854" calcext:value-type="float">
            <text:p>0.10156854</text:p>
          </table:table-cell>
          <table:table-cell office:value-type="float" office:value="0.47028127" calcext:value-type="float">
            <text:p>0.47028127</text:p>
          </table:table-cell>
          <table:table-cell table:formula="of:=(2*[.C35]*[.D35])/([.C35]+[.D35])" office:value-type="float" office:value="0.167057087885526" calcext:value-type="float">
            <text:p>0.1670570879</text:p>
          </table:table-cell>
          <table:table-cell office:value-type="float" office:value="0.10530863" calcext:value-type="float">
            <text:p>0.10530863</text:p>
          </table:table-cell>
          <table:table-cell office:value-type="float" office:value="0.49129055" calcext:value-type="float">
            <text:p>0.49129055</text:p>
          </table:table-cell>
          <table:table-cell table:formula="of:=(2*[.F35]*[.G35])/([.F35]+[.G35])" office:value-type="float" office:value="0.173440180566277" calcext:value-type="float">
            <text:p>0.1734401806</text:p>
          </table:table-cell>
          <table:table-cell office:value-type="float" office:value="0.10104219" calcext:value-type="float">
            <text:p>0.10104219</text:p>
          </table:table-cell>
          <table:table-cell office:value-type="float" office:value="0.45486129" calcext:value-type="float">
            <text:p>0.45486129</text:p>
          </table:table-cell>
          <table:table-cell table:formula="of:=(2*[.I35]*[.J35])/([.I35]+[.J35])" office:value-type="float" office:value="0.165353096504541" calcext:value-type="float">
            <text:p>0.1653530965</text:p>
          </table:table-cell>
          <table:table-cell office:value-type="float" office:value="0.10809808" calcext:value-type="float">
            <text:p>0.10809808</text:p>
          </table:table-cell>
          <table:table-cell office:value-type="float" office:value="0.55366375" calcext:value-type="float">
            <text:p>0.55366375</text:p>
          </table:table-cell>
          <table:table-cell table:formula="of:=(2*[.L35]*[.M35])/([.L35]+[.M35])" office:value-type="float" office:value="0.18088075083025" calcext:value-type="float">
            <text:p>0.1808807508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office:value-type="float" office:value="0.06774377" calcext:value-type="float">
            <text:p>0.06774377</text:p>
          </table:table-cell>
          <table:table-cell office:value-type="float" office:value="0.91423226" calcext:value-type="float">
            <text:p>0.91423226</text:p>
          </table:table-cell>
          <table:table-cell table:formula="of:=(2*[.C36]*[.D36])/([.C36]+[.D36])" office:value-type="float" office:value="0.126140634915539" calcext:value-type="float">
            <text:p>0.1261406349</text:p>
          </table:table-cell>
          <table:table-cell office:value-type="float" office:value="0.08793458" calcext:value-type="float">
            <text:p>0.08793458</text:p>
          </table:table-cell>
          <table:table-cell office:value-type="float" office:value="0.91104923" calcext:value-type="float">
            <text:p>0.91104923</text:p>
          </table:table-cell>
          <table:table-cell table:formula="of:=(2*[.F36]*[.G36])/([.F36]+[.G36])" office:value-type="float" office:value="0.160388447935655" calcext:value-type="float">
            <text:p>0.1603884479</text:p>
          </table:table-cell>
          <table:table-cell office:value-type="float" office:value="0.09802991" calcext:value-type="float">
            <text:p>0.09802991</text:p>
          </table:table-cell>
          <table:table-cell office:value-type="float" office:value="0.90678713" calcext:value-type="float">
            <text:p>0.90678713</text:p>
          </table:table-cell>
          <table:table-cell table:formula="of:=(2*[.I36]*[.J36])/([.I36]+[.J36])" office:value-type="float" office:value="0.176932231848015" calcext:value-type="float">
            <text:p>0.1769322318</text:p>
          </table:table-cell>
          <table:table-cell office:value-type="float" office:value="0.05882525" calcext:value-type="float">
            <text:p>0.05882525</text:p>
          </table:table-cell>
          <table:table-cell office:value-type="float" office:value="0.92201755" calcext:value-type="float">
            <text:p>0.92201755</text:p>
          </table:table-cell>
          <table:table-cell table:formula="of:=(2*[.L36]*[.M36])/([.L36]+[.M36])" office:value-type="float" office:value="0.110594506852958" calcext:value-type="float">
            <text:p>0.110594506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office:value-type="float" office:value="0.17043312" calcext:value-type="float">
            <text:p>0.17043312</text:p>
          </table:table-cell>
          <table:table-cell office:value-type="float" office:value="0.67233264" calcext:value-type="float">
            <text:p>0.67233264</text:p>
          </table:table-cell>
          <table:table-cell table:formula="of:=(2*[.C37]*[.D37])/([.C37]+[.D37])" office:value-type="float" office:value="0.27193261746428" calcext:value-type="float">
            <text:p>0.2719326175</text:p>
          </table:table-cell>
          <table:table-cell office:value-type="float" office:value="0.17327073" calcext:value-type="float">
            <text:p>0.17327073</text:p>
          </table:table-cell>
          <table:table-cell office:value-type="float" office:value="0.67723312" calcext:value-type="float">
            <text:p>0.67723312</text:p>
          </table:table-cell>
          <table:table-cell table:formula="of:=(2*[.F37]*[.G37])/([.F37]+[.G37])" office:value-type="float" office:value="0.275941554133065" calcext:value-type="float">
            <text:p>0.2759415541</text:p>
          </table:table-cell>
          <table:table-cell office:value-type="float" office:value="0.17742791" calcext:value-type="float">
            <text:p>0.17742791</text:p>
          </table:table-cell>
          <table:table-cell office:value-type="float" office:value="0.67047359" calcext:value-type="float">
            <text:p>0.67047359</text:p>
          </table:table-cell>
          <table:table-cell table:formula="of:=(2*[.I37]*[.J37])/([.I37]+[.J37])" office:value-type="float" office:value="0.280600347525973" calcext:value-type="float">
            <text:p>0.2806003475</text:p>
          </table:table-cell>
          <table:table-cell office:value-type="float" office:value="0.16488255" calcext:value-type="float">
            <text:p>0.16488255</text:p>
          </table:table-cell>
          <table:table-cell office:value-type="float" office:value="0.68277217" calcext:value-type="float">
            <text:p>0.68277217</text:p>
          </table:table-cell>
          <table:table-cell table:formula="of:=(2*[.L37]*[.M37])/([.L37]+[.M37])" office:value-type="float" office:value="0.265620455599265" calcext:value-type="float">
            <text:p>0.265620455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38]*[.D38])/([.C38]+[.D38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38]*[.G38])/([.F38]+[.G38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38]*[.J38])/([.I38]+[.J38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38]*[.M38])/([.L38]+[.M38])" office:value-type="float" office:value="0.715746736973009" calcext:value-type="float">
            <text:p>0.715746737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office:value-type="float" office:value="0.02660684" calcext:value-type="float">
            <text:p>0.02660684</text:p>
          </table:table-cell>
          <table:table-cell office:value-type="float" office:value="0.55353598" calcext:value-type="float">
            <text:p>0.55353598</text:p>
          </table:table-cell>
          <table:table-cell table:formula="of:=(2*[.C39]*[.D39])/([.C39]+[.D39])" office:value-type="float" office:value="0.0507731639395389" calcext:value-type="float">
            <text:p>0.0507731639</text:p>
          </table:table-cell>
          <table:table-cell office:value-type="float" office:value="0.03938886" calcext:value-type="float">
            <text:p>0.03938886</text:p>
          </table:table-cell>
          <table:table-cell office:value-type="float" office:value="0.50859652" calcext:value-type="float">
            <text:p>0.50859652</text:p>
          </table:table-cell>
          <table:table-cell table:formula="of:=(2*[.F39]*[.G39])/([.F39]+[.G39])" office:value-type="float" office:value="0.0731152247994908" calcext:value-type="float">
            <text:p>0.0731152248</text:p>
          </table:table-cell>
          <table:table-cell office:value-type="float" office:value="0.04342977" calcext:value-type="float">
            <text:p>0.04342977</text:p>
          </table:table-cell>
          <table:table-cell office:value-type="float" office:value="0.48382802" calcext:value-type="float">
            <text:p>0.48382802</text:p>
          </table:table-cell>
          <table:table-cell table:formula="of:=(2*[.I39]*[.J39])/([.I39]+[.J39])" office:value-type="float" office:value="0.0797049945081149" calcext:value-type="float">
            <text:p>0.0797049945</text:p>
          </table:table-cell>
          <table:table-cell office:value-type="float" office:value="0.02211129" calcext:value-type="float">
            <text:p>0.02211129</text:p>
          </table:table-cell>
          <table:table-cell office:value-type="float" office:value="0.67045995" calcext:value-type="float">
            <text:p>0.67045995</text:p>
          </table:table-cell>
          <table:table-cell table:formula="of:=(2*[.L39]*[.M39])/([.L39]+[.M39])" office:value-type="float" office:value="0.0428107132714188" calcext:value-type="float">
            <text:p>0.042810713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40]*[.D40])/([.C40]+[.D40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40]*[.G40])/([.F40]+[.G40])" office:value-type="float" office:value="0.0125779646410327" calcext:value-type="float">
            <text:p>0.0125779646</text:p>
          </table:table-cell>
          <table:table-cell office:value-type="float" office:value="0.00628049" calcext:value-type="float">
            <text:p>0.00628049</text:p>
          </table:table-cell>
          <table:table-cell office:value-type="float" office:value="0.45384433" calcext:value-type="float">
            <text:p>0.45384433</text:p>
          </table:table-cell>
          <table:table-cell table:formula="of:=(2*[.I40]*[.J40])/([.I40]+[.J40])" office:value-type="float" office:value="0.0123895284593502" calcext:value-type="float">
            <text:p>0.0123895285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40]*[.M40])/([.L40]+[.M40])" office:value-type="float" office:value="0.0125779646410327" calcext:value-type="float">
            <text:p>0.012577964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office:value-type="float" office:value="0.03967779" calcext:value-type="float">
            <text:p>0.03967779</text:p>
          </table:table-cell>
          <table:table-cell office:value-type="float" office:value="0.95202156" calcext:value-type="float">
            <text:p>0.95202156</text:p>
          </table:table-cell>
          <table:table-cell table:formula="of:=(2*[.C41]*[.D41])/([.C41]+[.D41])" office:value-type="float" office:value="0.0761805713256793" calcext:value-type="float">
            <text:p>0.0761805713</text:p>
          </table:table-cell>
          <table:table-cell office:value-type="float" office:value="0.03649424" calcext:value-type="float">
            <text:p>0.03649424</text:p>
          </table:table-cell>
          <table:table-cell office:value-type="float" office:value="0.95791944" calcext:value-type="float">
            <text:p>0.95791944</text:p>
          </table:table-cell>
          <table:table-cell table:formula="of:=(2*[.F41]*[.G41])/([.F41]+[.G41])" office:value-type="float" office:value="0.0703098572498029" calcext:value-type="float">
            <text:p>0.0703098572</text:p>
          </table:table-cell>
          <table:table-cell office:value-type="float" office:value="0.03999205" calcext:value-type="float">
            <text:p>0.03999205</text:p>
          </table:table-cell>
          <table:table-cell office:value-type="float" office:value="0.92625481" calcext:value-type="float">
            <text:p>0.92625481</text:p>
          </table:table-cell>
          <table:table-cell table:formula="of:=(2*[.I41]*[.J41])/([.I41]+[.J41])" office:value-type="float" office:value="0.0766736332250756" calcext:value-type="float">
            <text:p>0.0766736332</text:p>
          </table:table-cell>
          <table:table-cell office:value-type="float" office:value="0.0347389" calcext:value-type="float">
            <text:p>0.0347389</text:p>
          </table:table-cell>
          <table:table-cell office:value-type="float" office:value="0.9640666" calcext:value-type="float">
            <text:p>0.9640666</text:p>
          </table:table-cell>
          <table:table-cell table:formula="of:=(2*[.L41]*[.M41])/([.L41]+[.M41])" office:value-type="float" office:value="0.0670613311815764" calcext:value-type="float">
            <text:p>0.0670613312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office:value-type="float" office:value="0.18519525" calcext:value-type="float">
            <text:p>0.18519525</text:p>
          </table:table-cell>
          <table:table-cell office:value-type="float" office:value="0.01265221" calcext:value-type="float">
            <text:p>0.01265221</text:p>
          </table:table-cell>
          <table:table-cell table:formula="of:=(2*[.C42]*[.D42])/([.C42]+[.D42])" office:value-type="float" office:value="0.0236862196158849" calcext:value-type="float">
            <text:p>0.0236862196</text:p>
          </table:table-cell>
          <table:table-cell office:value-type="float" office:value="0.18519525" calcext:value-type="float">
            <text:p>0.18519525</text:p>
          </table:table-cell>
          <table:table-cell office:value-type="float" office:value="0.01265221" calcext:value-type="float">
            <text:p>0.01265221</text:p>
          </table:table-cell>
          <table:table-cell table:formula="of:=(2*[.F42]*[.G42])/([.F42]+[.G42])" office:value-type="float" office:value="0.0236862196158849" calcext:value-type="float">
            <text:p>0.0236862196</text:p>
          </table:table-cell>
          <table:table-cell office:value-type="float" office:value="0.18519525" calcext:value-type="float">
            <text:p>0.18519525</text:p>
          </table:table-cell>
          <table:table-cell office:value-type="float" office:value="0.01265221" calcext:value-type="float">
            <text:p>0.01265221</text:p>
          </table:table-cell>
          <table:table-cell table:formula="of:=(2*[.I42]*[.J42])/([.I42]+[.J42])" office:value-type="float" office:value="0.0236862196158849" calcext:value-type="float">
            <text:p>0.0236862196</text:p>
          </table:table-cell>
          <table:table-cell office:value-type="float" office:value="0.18491156" calcext:value-type="float">
            <text:p>0.18491156</text:p>
          </table:table-cell>
          <table:table-cell office:value-type="float" office:value="0.01275894" calcext:value-type="float">
            <text:p>0.01275894</text:p>
          </table:table-cell>
          <table:table-cell table:formula="of:=(2*[.L42]*[.M42])/([.L42]+[.M42])" office:value-type="float" office:value="0.0238707900202246" calcext:value-type="float">
            <text:p>0.0238707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office:value-type="float" office:value="0.03138726" calcext:value-type="float">
            <text:p>0.03138726</text:p>
          </table:table-cell>
          <table:table-cell office:value-type="float" office:value="0.85720744" calcext:value-type="float">
            <text:p>0.85720744</text:p>
          </table:table-cell>
          <table:table-cell table:formula="of:=(2*[.C43]*[.D43])/([.C43]+[.D43])" office:value-type="float" office:value="0.0605571759390741" calcext:value-type="float">
            <text:p>0.0605571759</text:p>
          </table:table-cell>
          <table:table-cell office:value-type="float" office:value="0.03503482" calcext:value-type="float">
            <text:p>0.03503482</text:p>
          </table:table-cell>
          <table:table-cell office:value-type="float" office:value="0.85392941" calcext:value-type="float">
            <text:p>0.85392941</text:p>
          </table:table-cell>
          <table:table-cell table:formula="of:=(2*[.F43]*[.G43])/([.F43]+[.G43])" office:value-type="float" office:value="0.0673081371835539" calcext:value-type="float">
            <text:p>0.0673081372</text:p>
          </table:table-cell>
          <table:table-cell office:value-type="float" office:value="0.03739804" calcext:value-type="float">
            <text:p>0.03739804</text:p>
          </table:table-cell>
          <table:table-cell office:value-type="float" office:value="0.84809836" calcext:value-type="float">
            <text:p>0.84809836</text:p>
          </table:table-cell>
          <table:table-cell table:formula="of:=(2*[.I43]*[.J43])/([.I43]+[.J43])" office:value-type="float" office:value="0.071637143620718" calcext:value-type="float">
            <text:p>0.0716371436</text:p>
          </table:table-cell>
          <table:table-cell office:value-type="float" office:value="0.02755387" calcext:value-type="float">
            <text:p>0.02755387</text:p>
          </table:table-cell>
          <table:table-cell office:value-type="float" office:value="0.88083202" calcext:value-type="float">
            <text:p>0.88083202</text:p>
          </table:table-cell>
          <table:table-cell table:formula="of:=(2*[.L43]*[.M43])/([.L43]+[.M43])" office:value-type="float" office:value="0.053436169007243" calcext:value-type="float">
            <text:p>0.05343616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office:value-type="float" office:value="0.02106407" calcext:value-type="float">
            <text:p>0.02106407</text:p>
          </table:table-cell>
          <table:table-cell office:value-type="float" office:value="0.92072765" calcext:value-type="float">
            <text:p>0.92072765</text:p>
          </table:table-cell>
          <table:table-cell table:formula="of:=(2*[.C44]*[.D44])/([.C44]+[.D44])" office:value-type="float" office:value="0.041185903971497" calcext:value-type="float">
            <text:p>0.041185904</text:p>
          </table:table-cell>
          <table:table-cell office:value-type="float" office:value="0.02256563" calcext:value-type="float">
            <text:p>0.02256563</text:p>
          </table:table-cell>
          <table:table-cell office:value-type="float" office:value="0.91290016" calcext:value-type="float">
            <text:p>0.91290016</text:p>
          </table:table-cell>
          <table:table-cell table:formula="of:=(2*[.F44]*[.G44])/([.F44]+[.G44])" office:value-type="float" office:value="0.0440425881046934" calcext:value-type="float">
            <text:p>0.0440425881</text:p>
          </table:table-cell>
          <table:table-cell office:value-type="float" office:value="0.02396604" calcext:value-type="float">
            <text:p>0.02396604</text:p>
          </table:table-cell>
          <table:table-cell office:value-type="float" office:value="0.90410091" calcext:value-type="float">
            <text:p>0.90410091</text:p>
          </table:table-cell>
          <table:table-cell table:formula="of:=(2*[.I44]*[.J44])/([.I44]+[.J44])" office:value-type="float" office:value="0.0466943006064302" calcext:value-type="float">
            <text:p>0.0466943006</text:p>
          </table:table-cell>
          <table:table-cell office:value-type="float" office:value="0.01835922" calcext:value-type="float">
            <text:p>0.01835922</text:p>
          </table:table-cell>
          <table:table-cell office:value-type="float" office:value="0.94257492" calcext:value-type="float">
            <text:p>0.94257492</text:p>
          </table:table-cell>
          <table:table-cell table:formula="of:=(2*[.L44]*[.M44])/([.L44]+[.M44])" office:value-type="float" office:value="0.036016912299031" calcext:value-type="float">
            <text:p>0.036016912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office:value-type="float" office:value="0.16216673" calcext:value-type="float">
            <text:p>0.16216673</text:p>
          </table:table-cell>
          <table:table-cell office:value-type="float" office:value="0.27134051" calcext:value-type="float">
            <text:p>0.27134051</text:p>
          </table:table-cell>
          <table:table-cell table:formula="of:=(2*[.C45]*[.D45])/([.C45]+[.D45])" office:value-type="float" office:value="0.203006543665717" calcext:value-type="float">
            <text:p>0.2030065437</text:p>
          </table:table-cell>
          <table:table-cell office:value-type="float" office:value="0.16431576" calcext:value-type="float">
            <text:p>0.16431576</text:p>
          </table:table-cell>
          <table:table-cell office:value-type="float" office:value="0.2740266" calcext:value-type="float">
            <text:p>0.2740266</text:p>
          </table:table-cell>
          <table:table-cell table:formula="of:=(2*[.F45]*[.G45])/([.F45]+[.G45])" office:value-type="float" office:value="0.20544165085581" calcext:value-type="float">
            <text:p>0.2054416509</text:p>
          </table:table-cell>
          <table:table-cell office:value-type="float" office:value="0.16268455" calcext:value-type="float">
            <text:p>0.16268455</text:p>
          </table:table-cell>
          <table:table-cell office:value-type="float" office:value="0.25953043" calcext:value-type="float">
            <text:p>0.25953043</text:p>
          </table:table-cell>
          <table:table-cell table:formula="of:=(2*[.I45]*[.J45])/([.I45]+[.J45])" office:value-type="float" office:value="0.200000441556368" calcext:value-type="float">
            <text:p>0.2000004416</text:p>
          </table:table-cell>
          <table:table-cell office:value-type="float" office:value="0.16172522" calcext:value-type="float">
            <text:p>0.16172522</text:p>
          </table:table-cell>
          <table:table-cell office:value-type="float" office:value="0.30502467" calcext:value-type="float">
            <text:p>0.30502467</text:p>
          </table:table-cell>
          <table:table-cell table:formula="of:=(2*[.L45]*[.M45])/([.L45]+[.M45])" office:value-type="float" office:value="0.21137736898525" calcext:value-type="float">
            <text:p>0.21137736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office:value-type="float" office:value="0.00177323" calcext:value-type="float">
            <text:p>0.00177323</text:p>
          </table:table-cell>
          <table:table-cell office:value-type="float" office:value="0.75430976" calcext:value-type="float">
            <text:p>0.75430976</text:p>
          </table:table-cell>
          <table:table-cell table:formula="of:=(2*[.C46]*[.D46])/([.C46]+[.D46])" office:value-type="float" office:value="0.00353814254100545" calcext:value-type="float">
            <text:p>0.0035381425</text:p>
          </table:table-cell>
          <table:table-cell office:value-type="float" office:value="0.00270547" calcext:value-type="float">
            <text:p>0.00270547</text:p>
          </table:table-cell>
          <table:table-cell office:value-type="float" office:value="0.49343434" calcext:value-type="float">
            <text:p>0.49343434</text:p>
          </table:table-cell>
          <table:table-cell table:formula="of:=(2*[.F46]*[.G46])/([.F46]+[.G46])" office:value-type="float" office:value="0.00538143393024559" calcext:value-type="float">
            <text:p>0.0053814339</text:p>
          </table:table-cell>
          <table:table-cell office:value-type="float" office:value="0.00270855" calcext:value-type="float">
            <text:p>0.00270855</text:p>
          </table:table-cell>
          <table:table-cell office:value-type="float" office:value="0.49343434" calcext:value-type="float">
            <text:p>0.49343434</text:p>
          </table:table-cell>
          <table:table-cell table:formula="of:=(2*[.I46]*[.J46])/([.I46]+[.J46])" office:value-type="float" office:value="0.00538752689414535" calcext:value-type="float">
            <text:p>0.0053875269</text:p>
          </table:table-cell>
          <table:table-cell office:value-type="float" office:value="0.00112416" calcext:value-type="float">
            <text:p>0.00112416</text:p>
          </table:table-cell>
          <table:table-cell office:value-type="float" office:value="0.77989899" calcext:value-type="float">
            <text:p>0.77989899</text:p>
          </table:table-cell>
          <table:table-cell table:formula="of:=(2*[.L46]*[.M46])/([.L46]+[.M46])" office:value-type="float" office:value="0.00224508389693289" calcext:value-type="float">
            <text:p>0.002245083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office:value-type="float" office:value="0.05352409" calcext:value-type="float">
            <text:p>0.05352409</text:p>
          </table:table-cell>
          <table:table-cell office:value-type="float" office:value="0.07977575" calcext:value-type="float">
            <text:p>0.07977575</text:p>
          </table:table-cell>
          <table:table-cell table:formula="of:=(2*[.C47]*[.D47])/([.C47]+[.D47])" office:value-type="float" office:value="0.0640649594600789" calcext:value-type="float">
            <text:p>0.0640649595</text:p>
          </table:table-cell>
          <table:table-cell office:value-type="float" office:value="0.08989598" calcext:value-type="float">
            <text:p>0.08989598</text:p>
          </table:table-cell>
          <table:table-cell office:value-type="float" office:value="0.10329603" calcext:value-type="float">
            <text:p>0.10329603</text:p>
          </table:table-cell>
          <table:table-cell table:formula="of:=(2*[.F47]*[.G47])/([.F47]+[.G47])" office:value-type="float" office:value="0.096131282520011" calcext:value-type="float">
            <text:p>0.0961312825</text:p>
          </table:table-cell>
          <table:table-cell office:value-type="float" office:value="0.08020585" calcext:value-type="float">
            <text:p>0.08020585</text:p>
          </table:table-cell>
          <table:table-cell office:value-type="float" office:value="0.05486904" calcext:value-type="float">
            <text:p>0.05486904</text:p>
          </table:table-cell>
          <table:table-cell table:formula="of:=(2*[.I47]*[.J47])/([.I47]+[.J47])" office:value-type="float" office:value="0.0651611560355" calcext:value-type="float">
            <text:p>0.065161156</text:p>
          </table:table-cell>
          <table:table-cell office:value-type="float" office:value="0.05065284" calcext:value-type="float">
            <text:p>0.05065284</text:p>
          </table:table-cell>
          <table:table-cell office:value-type="float" office:value="0.16032133" calcext:value-type="float">
            <text:p>0.16032133</text:p>
          </table:table-cell>
          <table:table-cell table:formula="of:=(2*[.L47]*[.M47])/([.L47]+[.M47])" office:value-type="float" office:value="0.0769831745476444" calcext:value-type="float">
            <text:p>0.076983174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office:value-type="float" office:value="0.98072008" calcext:value-type="float">
            <text:p>0.98072008</text:p>
          </table:table-cell>
          <table:table-cell office:value-type="float" office:value="0.54628117" calcext:value-type="float">
            <text:p>0.54628117</text:p>
          </table:table-cell>
          <table:table-cell table:formula="of:=(2*[.C48]*[.D48])/([.C48]+[.D48])" office:value-type="float" office:value="0.701700686551361" calcext:value-type="float">
            <text:p>0.7017006866</text:p>
          </table:table-cell>
          <table:table-cell office:value-type="float" office:value="0.98081543" calcext:value-type="float">
            <text:p>0.98081543</text:p>
          </table:table-cell>
          <table:table-cell office:value-type="float" office:value="0.54621632" calcext:value-type="float">
            <text:p>0.54621632</text:p>
          </table:table-cell>
          <table:table-cell table:formula="of:=(2*[.F48]*[.G48])/([.F48]+[.G48])" office:value-type="float" office:value="0.701671585772618" calcext:value-type="float">
            <text:p>0.7016715858</text:p>
          </table:table-cell>
          <table:table-cell office:value-type="float" office:value="0.9808303" calcext:value-type="float">
            <text:p>0.9808303</text:p>
          </table:table-cell>
          <table:table-cell office:value-type="float" office:value="0.54617933" calcext:value-type="float">
            <text:p>0.54617933</text:p>
          </table:table-cell>
          <table:table-cell table:formula="of:=(2*[.I48]*[.J48])/([.I48]+[.J48])" office:value-type="float" office:value="0.701644869256914" calcext:value-type="float">
            <text:p>0.7016448693</text:p>
          </table:table-cell>
          <table:table-cell office:value-type="float" office:value="0.98072008" calcext:value-type="float">
            <text:p>0.98072008</text:p>
          </table:table-cell>
          <table:table-cell office:value-type="float" office:value="0.54628117" calcext:value-type="float">
            <text:p>0.54628117</text:p>
          </table:table-cell>
          <table:table-cell table:formula="of:=(2*[.L48]*[.M48])/([.L48]+[.M48])" office:value-type="float" office:value="0.701700686551361" calcext:value-type="float">
            <text:p>0.701700686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office:value-type="float" office:value="0.0535961" calcext:value-type="float">
            <text:p>0.0535961</text:p>
          </table:table-cell>
          <table:table-cell office:value-type="float" office:value="0.9574436" calcext:value-type="float">
            <text:p>0.9574436</text:p>
          </table:table-cell>
          <table:table-cell table:formula="of:=(2*[.C49]*[.D49])/([.C49]+[.D49])" office:value-type="float" office:value="0.101509847595421" calcext:value-type="float">
            <text:p>0.1015098476</text:p>
          </table:table-cell>
          <table:table-cell office:value-type="float" office:value="0.05528125" calcext:value-type="float">
            <text:p>0.05528125</text:p>
          </table:table-cell>
          <table:table-cell office:value-type="float" office:value="0.95834131" calcext:value-type="float">
            <text:p>0.95834131</text:p>
          </table:table-cell>
          <table:table-cell table:formula="of:=(2*[.F49]*[.G49])/([.F49]+[.G49])" office:value-type="float" office:value="0.104532609344128" calcext:value-type="float">
            <text:p>0.1045326093</text:p>
          </table:table-cell>
          <table:table-cell office:value-type="float" office:value="0.05684528" calcext:value-type="float">
            <text:p>0.05684528</text:p>
          </table:table-cell>
          <table:table-cell office:value-type="float" office:value="0.95630123" calcext:value-type="float">
            <text:p>0.95630123</text:p>
          </table:table-cell>
          <table:table-cell table:formula="of:=(2*[.I49]*[.J49])/([.I49]+[.J49])" office:value-type="float" office:value="0.107311648704578" calcext:value-type="float">
            <text:p>0.1073116487</text:p>
          </table:table-cell>
          <table:table-cell office:value-type="float" office:value="0.04890341" calcext:value-type="float">
            <text:p>0.04890341</text:p>
          </table:table-cell>
          <table:table-cell office:value-type="float" office:value="0.96003839" calcext:value-type="float">
            <text:p>0.96003839</text:p>
          </table:table-cell>
          <table:table-cell table:formula="of:=(2*[.L49]*[.M49])/([.L49]+[.M49])" office:value-type="float" office:value="0.0930661233421192" calcext:value-type="float">
            <text:p>0.093066123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office:value-type="float" office:value="0.01549687" calcext:value-type="float">
            <text:p>0.01549687</text:p>
          </table:table-cell>
          <table:table-cell office:value-type="float" office:value="0.36921182" calcext:value-type="float">
            <text:p>0.36921182</text:p>
          </table:table-cell>
          <table:table-cell table:formula="of:=(2*[.C50]*[.D50])/([.C50]+[.D50])" office:value-type="float" office:value="0.0297452473818743" calcext:value-type="float">
            <text:p>0.0297452474</text:p>
          </table:table-cell>
          <table:table-cell office:value-type="float" office:value="0.02774711" calcext:value-type="float">
            <text:p>0.02774711</text:p>
          </table:table-cell>
          <table:table-cell office:value-type="float" office:value="0.43243934" calcext:value-type="float">
            <text:p>0.43243934</text:p>
          </table:table-cell>
          <table:table-cell table:formula="of:=(2*[.F50]*[.G50])/([.F50]+[.G50])" office:value-type="float" office:value="0.052148175746189" calcext:value-type="float">
            <text:p>0.0521481757</text:p>
          </table:table-cell>
          <table:table-cell office:value-type="float" office:value="0.0226454" calcext:value-type="float">
            <text:p>0.0226454</text:p>
          </table:table-cell>
          <table:table-cell office:value-type="float" office:value="0.2975187" calcext:value-type="float">
            <text:p>0.2975187</text:p>
          </table:table-cell>
          <table:table-cell table:formula="of:=(2*[.I50]*[.J50])/([.I50]+[.J50])" office:value-type="float" office:value="0.0420873543847046" calcext:value-type="float">
            <text:p>0.0420873544</text:p>
          </table:table-cell>
          <table:table-cell office:value-type="float" office:value="0.00847695" calcext:value-type="float">
            <text:p>0.00847695</text:p>
          </table:table-cell>
          <table:table-cell office:value-type="float" office:value="0.59974457" calcext:value-type="float">
            <text:p>0.59974457</text:p>
          </table:table-cell>
          <table:table-cell table:formula="of:=(2*[.L50]*[.M50])/([.L50]+[.M50])" office:value-type="float" office:value="0.0167176088496885" calcext:value-type="float">
            <text:p>0.0167176088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office:value-type="float" office:value="0.12105136" calcext:value-type="float">
            <text:p>0.12105136</text:p>
          </table:table-cell>
          <table:table-cell office:value-type="float" office:value="0.14952388" calcext:value-type="float">
            <text:p>0.14952388</text:p>
          </table:table-cell>
          <table:table-cell table:formula="of:=(2*[.C51]*[.D51])/([.C51]+[.D51])" office:value-type="float" office:value="0.133789544279638" calcext:value-type="float">
            <text:p>0.1337895443</text:p>
          </table:table-cell>
          <table:table-cell office:value-type="float" office:value="0.12499936" calcext:value-type="float">
            <text:p>0.12499936</text:p>
          </table:table-cell>
          <table:table-cell office:value-type="float" office:value="0.11750485" calcext:value-type="float">
            <text:p>0.11750485</text:p>
          </table:table-cell>
          <table:table-cell table:formula="of:=(2*[.F51]*[.G51])/([.F51]+[.G51])" office:value-type="float" office:value="0.121136297360743" calcext:value-type="float">
            <text:p>0.1211362974</text:p>
          </table:table-cell>
          <table:table-cell office:value-type="float" office:value="0.13729995" calcext:value-type="float">
            <text:p>0.13729995</text:p>
          </table:table-cell>
          <table:table-cell office:value-type="float" office:value="0.07881243" calcext:value-type="float">
            <text:p>0.07881243</text:p>
          </table:table-cell>
          <table:table-cell table:formula="of:=(2*[.I51]*[.J51])/([.I51]+[.J51])" office:value-type="float" office:value="0.100141812314301" calcext:value-type="float">
            <text:p>0.1001418123</text:p>
          </table:table-cell>
          <table:table-cell office:value-type="float" office:value="0.10835961" calcext:value-type="float">
            <text:p>0.10835961</text:p>
          </table:table-cell>
          <table:table-cell office:value-type="float" office:value="0.23108567" calcext:value-type="float">
            <text:p>0.23108567</text:p>
          </table:table-cell>
          <table:table-cell table:formula="of:=(2*[.L51]*[.M51])/([.L51]+[.M51])" office:value-type="float" office:value="0.147536905375669" calcext:value-type="float">
            <text:p>0.147536905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office:value-type="float" office:value="0.02339163" calcext:value-type="float">
            <text:p>0.02339163</text:p>
          </table:table-cell>
          <table:table-cell office:value-type="float" office:value="0.71118444" calcext:value-type="float">
            <text:p>0.71118444</text:p>
          </table:table-cell>
          <table:table-cell table:formula="of:=(2*[.C52]*[.D52])/([.C52]+[.D52])" office:value-type="float" office:value="0.0452935072666802" calcext:value-type="float">
            <text:p>0.0452935073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F52]*[.G52])/([.F52]+[.G52])" office:value-type="float" office:value="0.0449676635345278" calcext:value-type="float">
            <text:p>0.0449676635</text:p>
          </table:table-cell>
          <table:table-cell office:value-type="float" office:value="0.02338488" calcext:value-type="float">
            <text:p>0.02338488</text:p>
          </table:table-cell>
          <table:table-cell office:value-type="float" office:value="0.6946926" calcext:value-type="float">
            <text:p>0.6946926</text:p>
          </table:table-cell>
          <table:table-cell table:formula="of:=(2*[.I52]*[.J52])/([.I52]+[.J52])" office:value-type="float" office:value="0.0452466580288467" calcext:value-type="float">
            <text:p>0.045246658</text:p>
          </table:table-cell>
          <table:table-cell office:value-type="float" office:value="0.0233061" calcext:value-type="float">
            <text:p>0.0233061</text:p>
          </table:table-cell>
          <table:table-cell office:value-type="float" office:value="0.71118444" calcext:value-type="float">
            <text:p>0.71118444</text:p>
          </table:table-cell>
          <table:table-cell table:formula="of:=(2*[.L52]*[.M52])/([.L52]+[.M52])" office:value-type="float" office:value="0.0451331495081856" calcext:value-type="float">
            <text:p>0.045133149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office:value-type="float" office:value="0.51976498" calcext:value-type="float">
            <text:p>0.51976498</text:p>
          </table:table-cell>
          <table:table-cell office:value-type="float" office:value="0.58614255" calcext:value-type="float">
            <text:p>0.58614255</text:p>
          </table:table-cell>
          <table:table-cell table:formula="of:=(2*[.C53]*[.D53])/([.C53]+[.D53])" office:value-type="float" office:value="0.550961744112365" calcext:value-type="float">
            <text:p>0.5509617441</text:p>
          </table:table-cell>
          <table:table-cell office:value-type="float" office:value="0.52320242" calcext:value-type="float">
            <text:p>0.52320242</text:p>
          </table:table-cell>
          <table:table-cell office:value-type="float" office:value="0.58623516" calcext:value-type="float">
            <text:p>0.58623516</text:p>
          </table:table-cell>
          <table:table-cell table:formula="of:=(2*[.F53]*[.G53])/([.F53]+[.G53])" office:value-type="float" office:value="0.552928186191579" calcext:value-type="float">
            <text:p>0.5529281862</text:p>
          </table:table-cell>
          <table:table-cell office:value-type="float" office:value="0.52471762" calcext:value-type="float">
            <text:p>0.52471762</text:p>
          </table:table-cell>
          <table:table-cell office:value-type="float" office:value="0.58604972" calcext:value-type="float">
            <text:p>0.58604972</text:p>
          </table:table-cell>
          <table:table-cell table:formula="of:=(2*[.I53]*[.J53])/([.I53]+[.J53])" office:value-type="float" office:value="0.553690414196129" calcext:value-type="float">
            <text:p>0.5536904142</text:p>
          </table:table-cell>
          <table:table-cell office:value-type="float" office:value="0.51329003" calcext:value-type="float">
            <text:p>0.51329003</text:p>
          </table:table-cell>
          <table:table-cell office:value-type="float" office:value="0.58656195" calcext:value-type="float">
            <text:p>0.58656195</text:p>
          </table:table-cell>
          <table:table-cell table:formula="of:=(2*[.L53]*[.M53])/([.L53]+[.M53])" office:value-type="float" office:value="0.54748530963659" calcext:value-type="float">
            <text:p>0.547485309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office:value-type="float" office:value="0.47931711" calcext:value-type="float">
            <text:p>0.47931711</text:p>
          </table:table-cell>
          <table:table-cell office:value-type="float" office:value="0.2738989" calcext:value-type="float">
            <text:p>0.2738989</text:p>
          </table:table-cell>
          <table:table-cell table:formula="of:=(2*[.C54]*[.D54])/([.C54]+[.D54])" office:value-type="float" office:value="0.348597022466846" calcext:value-type="float">
            <text:p>0.3485970225</text:p>
          </table:table-cell>
          <table:table-cell office:value-type="float" office:value="0.47857666" calcext:value-type="float">
            <text:p>0.47857666</text:p>
          </table:table-cell>
          <table:table-cell office:value-type="float" office:value="0.26117583" calcext:value-type="float">
            <text:p>0.26117583</text:p>
          </table:table-cell>
          <table:table-cell table:formula="of:=(2*[.F54]*[.G54])/([.F54]+[.G54])" office:value-type="float" office:value="0.337931019047" calcext:value-type="float">
            <text:p>0.337931019</text:p>
          </table:table-cell>
          <table:table-cell office:value-type="float" office:value="0.47997541" calcext:value-type="float">
            <text:p>0.47997541</text:p>
          </table:table-cell>
          <table:table-cell office:value-type="float" office:value="0.25717024" calcext:value-type="float">
            <text:p>0.25717024</text:p>
          </table:table-cell>
          <table:table-cell table:formula="of:=(2*[.I54]*[.J54])/([.I54]+[.J54])" office:value-type="float" office:value="0.334900955825483" calcext:value-type="float">
            <text:p>0.3349009558</text:p>
          </table:table-cell>
          <table:table-cell office:value-type="float" office:value="0.47888247" calcext:value-type="float">
            <text:p>0.47888247</text:p>
          </table:table-cell>
          <table:table-cell office:value-type="float" office:value="0.27542419" calcext:value-type="float">
            <text:p>0.27542419</text:p>
          </table:table-cell>
          <table:table-cell table:formula="of:=(2*[.L54]*[.M54])/([.L54]+[.M54])" office:value-type="float" office:value="0.349714044431079" calcext:value-type="float">
            <text:p>0.349714044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office:value-type="float" office:value="0.04329652" calcext:value-type="float">
            <text:p>0.04329652</text:p>
          </table:table-cell>
          <table:table-cell office:value-type="float" office:value="0.63891716" calcext:value-type="float">
            <text:p>0.63891716</text:p>
          </table:table-cell>
          <table:table-cell table:formula="of:=(2*[.C55]*[.D55])/([.C55]+[.D55])" office:value-type="float" office:value="0.0810974344468824" calcext:value-type="float">
            <text:p>0.0810974344</text:p>
          </table:table-cell>
          <table:table-cell office:value-type="float" office:value="0.05364285" calcext:value-type="float">
            <text:p>0.05364285</text:p>
          </table:table-cell>
          <table:table-cell office:value-type="float" office:value="0.54660529" calcext:value-type="float">
            <text:p>0.54660529</text:p>
          </table:table-cell>
          <table:table-cell table:formula="of:=(2*[.F55]*[.G55])/([.F55]+[.G55])" office:value-type="float" office:value="0.0976978140429606" calcext:value-type="float">
            <text:p>0.097697814</text:p>
          </table:table-cell>
          <table:table-cell office:value-type="float" office:value="0.05225636" calcext:value-type="float">
            <text:p>0.05225636</text:p>
          </table:table-cell>
          <table:table-cell office:value-type="float" office:value="0.42262098" calcext:value-type="float">
            <text:p>0.42262098</text:p>
          </table:table-cell>
          <table:table-cell table:formula="of:=(2*[.I55]*[.J55])/([.I55]+[.J55])" office:value-type="float" office:value="0.0930119515680946" calcext:value-type="float">
            <text:p>0.0930119516</text:p>
          </table:table-cell>
          <table:table-cell office:value-type="float" office:value="0.03408813" calcext:value-type="float">
            <text:p>0.03408813</text:p>
          </table:table-cell>
          <table:table-cell office:value-type="float" office:value="0.81214503" calcext:value-type="float">
            <text:p>0.81214503</text:p>
          </table:table-cell>
          <table:table-cell table:formula="of:=(2*[.L55]*[.M55])/([.L55]+[.M55])" office:value-type="float" office:value="0.0654299705331658" calcext:value-type="float">
            <text:p>0.065429970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18745388" calcext:value-type="float">
            <text:p>0.18745388</text:p>
          </table:table-cell>
          <table:table-cell office:value-type="float" office:value="0.60183056" calcext:value-type="float">
            <text:p>0.60183056</text:p>
          </table:table-cell>
          <table:table-cell table:formula="of:=(2*[.C56]*[.D56])/([.C56]+[.D56])" office:value-type="float" office:value="0.285867724884005" calcext:value-type="float">
            <text:p>0.2858677249</text:p>
          </table:table-cell>
          <table:table-cell office:value-type="float" office:value="0.19237887" calcext:value-type="float">
            <text:p>0.19237887</text:p>
          </table:table-cell>
          <table:table-cell office:value-type="float" office:value="0.58690085" calcext:value-type="float">
            <text:p>0.58690085</text:p>
          </table:table-cell>
          <table:table-cell table:formula="of:=(2*[.F56]*[.G56])/([.F56]+[.G56])" office:value-type="float" office:value="0.289773541970371" calcext:value-type="float">
            <text:p>0.289773542</text:p>
          </table:table-cell>
          <table:table-cell office:value-type="float" office:value="0.19331662" calcext:value-type="float">
            <text:p>0.19331662</text:p>
          </table:table-cell>
          <table:table-cell office:value-type="float" office:value="0.56570778" calcext:value-type="float">
            <text:p>0.56570778</text:p>
          </table:table-cell>
          <table:table-cell table:formula="of:=(2*[.I56]*[.J56])/([.I56]+[.J56])" office:value-type="float" office:value="0.288161265796735" calcext:value-type="float">
            <text:p>0.2881612658</text:p>
          </table:table-cell>
          <table:table-cell office:value-type="float" office:value="0.18423321" calcext:value-type="float">
            <text:p>0.18423321</text:p>
          </table:table-cell>
          <table:table-cell office:value-type="float" office:value="0.64089402" calcext:value-type="float">
            <text:p>0.64089402</text:p>
          </table:table-cell>
          <table:table-cell table:formula="of:=(2*[.L56]*[.M56])/([.L56]+[.M56])" office:value-type="float" office:value="0.286195772679576" calcext:value-type="float">
            <text:p>0.2861957727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25857764" calcext:value-type="float">
            <text:p>0.25857764</text:p>
          </table:table-cell>
          <table:table-cell office:value-type="float" office:value="0.50991241" calcext:value-type="float">
            <text:p>0.50991241</text:p>
          </table:table-cell>
          <table:table-cell table:formula="of:=(2*[.C57]*[.D57])/([.C57]+[.D57])" office:value-type="float" office:value="0.343145490522649" calcext:value-type="float">
            <text:p>0.3431454905</text:p>
          </table:table-cell>
          <table:table-cell office:value-type="float" office:value="0.27784026" calcext:value-type="float">
            <text:p>0.27784026</text:p>
          </table:table-cell>
          <table:table-cell office:value-type="float" office:value="0.50793927" calcext:value-type="float">
            <text:p>0.50793927</text:p>
          </table:table-cell>
          <table:table-cell table:formula="of:=(2*[.F57]*[.G57])/([.F57]+[.G57])" office:value-type="float" office:value="0.359199937012893" calcext:value-type="float">
            <text:p>0.359199937</text:p>
          </table:table-cell>
          <table:table-cell office:value-type="float" office:value="0.28758568" calcext:value-type="float">
            <text:p>0.28758568</text:p>
          </table:table-cell>
          <table:table-cell office:value-type="float" office:value="0.5034744" calcext:value-type="float">
            <text:p>0.5034744</text:p>
          </table:table-cell>
          <table:table-cell table:formula="of:=(2*[.I57]*[.J57])/([.I57]+[.J57])" office:value-type="float" office:value="0.366070874633421" calcext:value-type="float">
            <text:p>0.3660708746</text:p>
          </table:table-cell>
          <table:table-cell office:value-type="float" office:value="0.22887347" calcext:value-type="float">
            <text:p>0.22887347</text:p>
          </table:table-cell>
          <table:table-cell office:value-type="float" office:value="0.51763129" calcext:value-type="float">
            <text:p>0.51763129</text:p>
          </table:table-cell>
          <table:table-cell table:formula="of:=(2*[.L57]*[.M57])/([.L57]+[.M57])" office:value-type="float" office:value="0.317404726321842" calcext:value-type="float">
            <text:p>0.3174047263</text:p>
          </table:table-cell>
          <table:table-cell table:number-columns-repeated="6"/>
        </table:table-row>
        <table:table-row table:style-name="ro3" table:number-rows-repeated="2">
          <table:table-cell table:number-columns-repeated="20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53152006" calcext:value-type="float">
            <text:p>0.53152006</text:p>
          </table:table-cell>
          <table:table-cell office:value-type="float" office:value="0.74633566" calcext:value-type="float">
            <text:p>0.74633566</text:p>
          </table:table-cell>
          <table:table-cell table:formula="of:=(2*[.C60]*[.D60])/([.C60]+[.D60])" office:value-type="float" office:value="0.620871931900637" calcext:value-type="float">
            <text:p>0.6208719319</text:p>
          </table:table-cell>
          <table:table-cell office:value-type="float" office:value="0.5337192" calcext:value-type="float">
            <text:p>0.5337192</text:p>
          </table:table-cell>
          <table:table-cell office:value-type="float" office:value="0.73740968" calcext:value-type="float">
            <text:p>0.73740968</text:p>
          </table:table-cell>
          <table:table-cell table:formula="of:=(2*[.F60]*[.G60])/([.F60]+[.G60])" office:value-type="float" office:value="0.619244375097285" calcext:value-type="float">
            <text:p>0.6192443751</text:p>
          </table:table-cell>
          <table:table-cell office:value-type="float" office:value="0.53568414" calcext:value-type="float">
            <text:p>0.53568414</text:p>
          </table:table-cell>
          <table:table-cell office:value-type="float" office:value="0.7294906" calcext:value-type="float">
            <text:p>0.7294906</text:p>
          </table:table-cell>
          <table:table-cell table:formula="of:=(2*[.I60]*[.J60])/([.I60]+[.J60])" office:value-type="float" office:value="0.617743197590372" calcext:value-type="float">
            <text:p>0.6177431976</text:p>
          </table:table-cell>
          <table:table-cell office:value-type="float" office:value="0.52837165" calcext:value-type="float">
            <text:p>0.52837165</text:p>
          </table:table-cell>
          <table:table-cell office:value-type="float" office:value="0.77405511" calcext:value-type="float">
            <text:p>0.77405511</text:p>
          </table:table-cell>
          <table:table-cell table:formula="of:=(2*[.L60]*[.M60])/([.L60]+[.M60])" office:value-type="float" office:value="0.62804111251773" calcext:value-type="float">
            <text:p>0.628041112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office:value-type="float" office:value="0.09317983" calcext:value-type="float">
            <text:p>0.09317983</text:p>
          </table:table-cell>
          <table:table-cell office:value-type="float" office:value="0.93491253" calcext:value-type="float">
            <text:p>0.93491253</text:p>
          </table:table-cell>
          <table:table-cell table:formula="of:=(2*[.C61]*[.D61])/([.C61]+[.D61])" office:value-type="float" office:value="0.169469191678985" calcext:value-type="float">
            <text:p>0.1694691917</text:p>
          </table:table-cell>
          <table:table-cell office:value-type="float" office:value="0.09306488" calcext:value-type="float">
            <text:p>0.09306488</text:p>
          </table:table-cell>
          <table:table-cell office:value-type="float" office:value="0.9338571" calcext:value-type="float">
            <text:p>0.9338571</text:p>
          </table:table-cell>
          <table:table-cell table:formula="of:=(2*[.F61]*[.G61])/([.F61]+[.G61])" office:value-type="float" office:value="0.169261736804286" calcext:value-type="float">
            <text:p>0.1692617368</text:p>
          </table:table-cell>
          <table:table-cell office:value-type="float" office:value="0.09274229" calcext:value-type="float">
            <text:p>0.09274229</text:p>
          </table:table-cell>
          <table:table-cell office:value-type="float" office:value="0.92409804" calcext:value-type="float">
            <text:p>0.92409804</text:p>
          </table:table-cell>
          <table:table-cell table:formula="of:=(2*[.I61]*[.J61])/([.I61]+[.J61])" office:value-type="float" office:value="0.168567209394835" calcext:value-type="float">
            <text:p>0.1685672094</text:p>
          </table:table-cell>
          <table:table-cell office:value-type="float" office:value="0.08977492" calcext:value-type="float">
            <text:p>0.08977492</text:p>
          </table:table-cell>
          <table:table-cell office:value-type="float" office:value="0.93905472" calcext:value-type="float">
            <text:p>0.93905472</text:p>
          </table:table-cell>
          <table:table-cell table:formula="of:=(2*[.L61]*[.M61])/([.L61]+[.M61])" office:value-type="float" office:value="0.163882452616008" calcext:value-type="float">
            <text:p>0.163882452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office:value-type="float" office:value="0.00620258" calcext:value-type="float">
            <text:p>0.00620258</text:p>
          </table:table-cell>
          <table:table-cell office:value-type="float" office:value="1" calcext:value-type="float">
            <text:p>1</text:p>
          </table:table-cell>
          <table:table-cell table:formula="of:=(2*[.C62]*[.D62])/([.C62]+[.D62])" office:value-type="float" office:value="0.0123286903120443" calcext:value-type="float">
            <text:p>0.0123286903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62]*[.G62])/([.F62]+[.G62])" office:value-type="float" office:value="0.0211165857580394" calcext:value-type="float">
            <text:p>0.0211165858</text:p>
          </table:table-cell>
          <table:table-cell office:value-type="float" office:value="0.01068437" calcext:value-type="float">
            <text:p>0.01068437</text:p>
          </table:table-cell>
          <table:table-cell office:value-type="float" office:value="1" calcext:value-type="float">
            <text:p>1</text:p>
          </table:table-cell>
          <table:table-cell table:formula="of:=(2*[.I62]*[.J62])/([.I62]+[.J62])" office:value-type="float" office:value="0.0211428420526578" calcext:value-type="float">
            <text:p>0.021142842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L62]*[.M62])/([.L62]+[.M62])" office:value-type="float" office:value="0.00978970512576572" calcext:value-type="float">
            <text:p>0.009789705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office:value-type="float" office:value="0.10932424" calcext:value-type="float">
            <text:p>0.10932424</text:p>
          </table:table-cell>
          <table:table-cell office:value-type="float" office:value="0.52829616" calcext:value-type="float">
            <text:p>0.52829616</text:p>
          </table:table-cell>
          <table:table-cell table:formula="of:=(2*[.C63]*[.D63])/([.C63]+[.D63])" office:value-type="float" office:value="0.181159750180259" calcext:value-type="float">
            <text:p>0.1811597502</text:p>
          </table:table-cell>
          <table:table-cell office:value-type="float" office:value="0.11305004" calcext:value-type="float">
            <text:p>0.11305004</text:p>
          </table:table-cell>
          <table:table-cell office:value-type="float" office:value="0.54938835" calcext:value-type="float">
            <text:p>0.54938835</text:p>
          </table:table-cell>
          <table:table-cell table:formula="of:=(2*[.F63]*[.G63])/([.F63]+[.G63])" office:value-type="float" office:value="0.187514419093477" calcext:value-type="float">
            <text:p>0.1875144191</text:p>
          </table:table-cell>
          <table:table-cell office:value-type="float" office:value="0.10801079" calcext:value-type="float">
            <text:p>0.10801079</text:p>
          </table:table-cell>
          <table:table-cell office:value-type="float" office:value="0.49879062" calcext:value-type="float">
            <text:p>0.49879062</text:p>
          </table:table-cell>
          <table:table-cell table:formula="of:=(2*[.I63]*[.J63])/([.I63]+[.J63])" office:value-type="float" office:value="0.177569689268816" calcext:value-type="float">
            <text:p>0.1775696893</text:p>
          </table:table-cell>
          <table:table-cell office:value-type="float" office:value="0.11401618" calcext:value-type="float">
            <text:p>0.11401618</text:p>
          </table:table-cell>
          <table:table-cell office:value-type="float" office:value="0.62598522" calcext:value-type="float">
            <text:p>0.62598522</text:p>
          </table:table-cell>
          <table:table-cell table:formula="of:=(2*[.L63]*[.M63])/([.L63]+[.M63])" office:value-type="float" office:value="0.192898131059913" calcext:value-type="float">
            <text:p>0.192898131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office:value-type="float" office:value="0.05999983" calcext:value-type="float">
            <text:p>0.05999983</text:p>
          </table:table-cell>
          <table:table-cell office:value-type="float" office:value="0.92503377" calcext:value-type="float">
            <text:p>0.92503377</text:p>
          </table:table-cell>
          <table:table-cell table:formula="of:=(2*[.C64]*[.D64])/([.C64]+[.D64])" office:value-type="float" office:value="0.112690306085517" calcext:value-type="float">
            <text:p>0.1126903061</text:p>
          </table:table-cell>
          <table:table-cell office:value-type="float" office:value="0.07937503" calcext:value-type="float">
            <text:p>0.07937503</text:p>
          </table:table-cell>
          <table:table-cell office:value-type="float" office:value="0.91802488" calcext:value-type="float">
            <text:p>0.91802488</text:p>
          </table:table-cell>
          <table:table-cell table:formula="of:=(2*[.F64]*[.G64])/([.F64]+[.G64])" office:value-type="float" office:value="0.146116420625597" calcext:value-type="float">
            <text:p>0.1461164206</text:p>
          </table:table-cell>
          <table:table-cell office:value-type="float" office:value="0.0879077" calcext:value-type="float">
            <text:p>0.0879077</text:p>
          </table:table-cell>
          <table:table-cell office:value-type="float" office:value="0.90982867" calcext:value-type="float">
            <text:p>0.90982867</text:p>
          </table:table-cell>
          <table:table-cell table:formula="of:=(2*[.I64]*[.J64])/([.I64]+[.J64])" office:value-type="float" office:value="0.160324807591727" calcext:value-type="float">
            <text:p>0.1603248076</text:p>
          </table:table-cell>
          <table:table-cell office:value-type="float" office:value="0.05164894" calcext:value-type="float">
            <text:p>0.05164894</text:p>
          </table:table-cell>
          <table:table-cell office:value-type="float" office:value="0.9342516" calcext:value-type="float">
            <text:p>0.9342516</text:p>
          </table:table-cell>
          <table:table-cell table:formula="of:=(2*[.L64]*[.M64])/([.L64]+[.M64])" office:value-type="float" office:value="0.0978863544050884" calcext:value-type="float">
            <text:p>0.097886354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office:value-type="float" office:value="0.16907044" calcext:value-type="float">
            <text:p>0.16907044</text:p>
          </table:table-cell>
          <table:table-cell office:value-type="float" office:value="0.67566815" calcext:value-type="float">
            <text:p>0.67566815</text:p>
          </table:table-cell>
          <table:table-cell table:formula="of:=(2*[.C65]*[.D65])/([.C65]+[.D65])" office:value-type="float" office:value="0.270463579542367" calcext:value-type="float">
            <text:p>0.2704635795</text:p>
          </table:table-cell>
          <table:table-cell office:value-type="float" office:value="0.17130716" calcext:value-type="float">
            <text:p>0.17130716</text:p>
          </table:table-cell>
          <table:table-cell office:value-type="float" office:value="0.68094899" calcext:value-type="float">
            <text:p>0.68094899</text:p>
          </table:table-cell>
          <table:table-cell table:formula="of:=(2*[.F65]*[.G65])/([.F65]+[.G65])" office:value-type="float" office:value="0.273747364760626" calcext:value-type="float">
            <text:p>0.2737473648</text:p>
          </table:table-cell>
          <table:table-cell office:value-type="float" office:value="0.17620717" calcext:value-type="float">
            <text:p>0.17620717</text:p>
          </table:table-cell>
          <table:table-cell office:value-type="float" office:value="0.67333213" calcext:value-type="float">
            <text:p>0.67333213</text:p>
          </table:table-cell>
          <table:table-cell table:formula="of:=(2*[.I65]*[.J65])/([.I65]+[.J65])" office:value-type="float" office:value="0.279318329587277" calcext:value-type="float">
            <text:p>0.2793183296</text:p>
          </table:table-cell>
          <table:table-cell office:value-type="float" office:value="0.16295026" calcext:value-type="float">
            <text:p>0.16295026</text:p>
          </table:table-cell>
          <table:table-cell office:value-type="float" office:value="0.68773753" calcext:value-type="float">
            <text:p>0.68773753</text:p>
          </table:table-cell>
          <table:table-cell table:formula="of:=(2*[.L65]*[.M65])/([.L65]+[.M65])" office:value-type="float" office:value="0.263473886995034" calcext:value-type="float">
            <text:p>0.263473887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66]*[.D66])/([.C66]+[.D66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66]*[.G66])/([.F66]+[.G66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66]*[.J66])/([.I66]+[.J66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66]*[.M66])/([.L66]+[.M66])" office:value-type="float" office:value="0.715746736973009" calcext:value-type="float">
            <text:p>0.715746737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office:value-type="float" office:value="0.02606417" calcext:value-type="float">
            <text:p>0.02606417</text:p>
          </table:table-cell>
          <table:table-cell office:value-type="float" office:value="0.55353598" calcext:value-type="float">
            <text:p>0.55353598</text:p>
          </table:table-cell>
          <table:table-cell table:formula="of:=(2*[.C67]*[.D67])/([.C67]+[.D67])" office:value-type="float" office:value="0.0497841689096754" calcext:value-type="float">
            <text:p>0.0497841689</text:p>
          </table:table-cell>
          <table:table-cell office:value-type="float" office:value="0.03935741" calcext:value-type="float">
            <text:p>0.03935741</text:p>
          </table:table-cell>
          <table:table-cell office:value-type="float" office:value="0.50859652" calcext:value-type="float">
            <text:p>0.50859652</text:p>
          </table:table-cell>
          <table:table-cell table:formula="of:=(2*[.F67]*[.G67])/([.F67]+[.G67])" office:value-type="float" office:value="0.0730610391359478" calcext:value-type="float">
            <text:p>0.0730610391</text:p>
          </table:table-cell>
          <table:table-cell office:value-type="float" office:value="0.04342977" calcext:value-type="float">
            <text:p>0.04342977</text:p>
          </table:table-cell>
          <table:table-cell office:value-type="float" office:value="0.48382802" calcext:value-type="float">
            <text:p>0.48382802</text:p>
          </table:table-cell>
          <table:table-cell table:formula="of:=(2*[.I67]*[.J67])/([.I67]+[.J67])" office:value-type="float" office:value="0.0797049945081149" calcext:value-type="float">
            <text:p>0.0797049945</text:p>
          </table:table-cell>
          <table:table-cell office:value-type="float" office:value="0.02180692" calcext:value-type="float">
            <text:p>0.02180692</text:p>
          </table:table-cell>
          <table:table-cell office:value-type="float" office:value="0.67045995" calcext:value-type="float">
            <text:p>0.67045995</text:p>
          </table:table-cell>
          <table:table-cell table:formula="of:=(2*[.L67]*[.M67])/([.L67]+[.M67])" office:value-type="float" office:value="0.0422399716827529" calcext:value-type="float">
            <text:p>0.0422399717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68]*[.D68])/([.C68]+[.D68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68]*[.G68])/([.F68]+[.G68])" office:value-type="float" office:value="0.0125779646410327" calcext:value-type="float">
            <text:p>0.0125779646</text:p>
          </table:table-cell>
          <table:table-cell office:value-type="float" office:value="0.00628049" calcext:value-type="float">
            <text:p>0.00628049</text:p>
          </table:table-cell>
          <table:table-cell office:value-type="float" office:value="0.45384433" calcext:value-type="float">
            <text:p>0.45384433</text:p>
          </table:table-cell>
          <table:table-cell table:formula="of:=(2*[.I68]*[.J68])/([.I68]+[.J68])" office:value-type="float" office:value="0.0123895284593502" calcext:value-type="float">
            <text:p>0.0123895285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68]*[.M68])/([.L68]+[.M68])" office:value-type="float" office:value="0.0125779646410327" calcext:value-type="float">
            <text:p>0.012577964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office:value-type="float" office:value="0.03872192" calcext:value-type="float">
            <text:p>0.03872192</text:p>
          </table:table-cell>
          <table:table-cell office:value-type="float" office:value="0.95330789" calcext:value-type="float">
            <text:p>0.95330789</text:p>
          </table:table-cell>
          <table:table-cell table:formula="of:=(2*[.C69]*[.D69])/([.C69]+[.D69])" office:value-type="float" office:value="0.074420972998682" calcext:value-type="float">
            <text:p>0.074420973</text:p>
          </table:table-cell>
          <table:table-cell office:value-type="float" office:value="0.0352825" calcext:value-type="float">
            <text:p>0.0352825</text:p>
          </table:table-cell>
          <table:table-cell office:value-type="float" office:value="0.95982878" calcext:value-type="float">
            <text:p>0.95982878</text:p>
          </table:table-cell>
          <table:table-cell table:formula="of:=(2*[.F69]*[.G69])/([.F69]+[.G69])" office:value-type="float" office:value="0.0680630590989784" calcext:value-type="float">
            <text:p>0.0680630591</text:p>
          </table:table-cell>
          <table:table-cell office:value-type="float" office:value="0.03926844" calcext:value-type="float">
            <text:p>0.03926844</text:p>
          </table:table-cell>
          <table:table-cell office:value-type="float" office:value="0.92720948" calcext:value-type="float">
            <text:p>0.92720948</text:p>
          </table:table-cell>
          <table:table-cell table:formula="of:=(2*[.I69]*[.J69])/([.I69]+[.J69])" office:value-type="float" office:value="0.0753458906393044" calcext:value-type="float">
            <text:p>0.0753458906</text:p>
          </table:table-cell>
          <table:table-cell office:value-type="float" office:value="0.03352386" calcext:value-type="float">
            <text:p>0.03352386</text:p>
          </table:table-cell>
          <table:table-cell office:value-type="float" office:value="0.96718867" calcext:value-type="float">
            <text:p>0.96718867</text:p>
          </table:table-cell>
          <table:table-cell table:formula="of:=(2*[.L69]*[.M69])/([.L69]+[.M69])" office:value-type="float" office:value="0.0648016220335848" calcext:value-type="float">
            <text:p>0.064801622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office:value-type="float" office:value="0.19689707" calcext:value-type="float">
            <text:p>0.19689707</text:p>
          </table:table-cell>
          <table:table-cell office:value-type="float" office:value="0.0184888" calcext:value-type="float">
            <text:p>0.0184888</text:p>
          </table:table-cell>
          <table:table-cell table:formula="of:=(2*[.C70]*[.D70])/([.C70]+[.D70])" office:value-type="float" office:value="0.0338034296104568" calcext:value-type="float">
            <text:p>0.0338034296</text:p>
          </table:table-cell>
          <table:table-cell office:value-type="float" office:value="0.19689707" calcext:value-type="float">
            <text:p>0.19689707</text:p>
          </table:table-cell>
          <table:table-cell office:value-type="float" office:value="0.0184888" calcext:value-type="float">
            <text:p>0.0184888</text:p>
          </table:table-cell>
          <table:table-cell table:formula="of:=(2*[.F70]*[.G70])/([.F70]+[.G70])" office:value-type="float" office:value="0.0338034296104568" calcext:value-type="float">
            <text:p>0.0338034296</text:p>
          </table:table-cell>
          <table:table-cell office:value-type="float" office:value="0.19689707" calcext:value-type="float">
            <text:p>0.19689707</text:p>
          </table:table-cell>
          <table:table-cell office:value-type="float" office:value="0.0184888" calcext:value-type="float">
            <text:p>0.0184888</text:p>
          </table:table-cell>
          <table:table-cell table:formula="of:=(2*[.I70]*[.J70])/([.I70]+[.J70])" office:value-type="float" office:value="0.0338034296104568" calcext:value-type="float">
            <text:p>0.0338034296</text:p>
          </table:table-cell>
          <table:table-cell office:value-type="float" office:value="0.19667361" calcext:value-type="float">
            <text:p>0.19667361</text:p>
          </table:table-cell>
          <table:table-cell office:value-type="float" office:value="0.01859552" calcext:value-type="float">
            <text:p>0.01859552</text:p>
          </table:table-cell>
          <table:table-cell table:formula="of:=(2*[.L70]*[.M70])/([.L70]+[.M70])" office:value-type="float" office:value="0.0339783790479127" calcext:value-type="float">
            <text:p>0.03397837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office:value-type="float" office:value="0.02972157" calcext:value-type="float">
            <text:p>0.02972157</text:p>
          </table:table-cell>
          <table:table-cell office:value-type="float" office:value="0.85720744" calcext:value-type="float">
            <text:p>0.85720744</text:p>
          </table:table-cell>
          <table:table-cell table:formula="of:=(2*[.C71]*[.D71])/([.C71]+[.D71])" office:value-type="float" office:value="0.0574511615816486" calcext:value-type="float">
            <text:p>0.0574511616</text:p>
          </table:table-cell>
          <table:table-cell office:value-type="float" office:value="0.03489071" calcext:value-type="float">
            <text:p>0.03489071</text:p>
          </table:table-cell>
          <table:table-cell office:value-type="float" office:value="0.85392941" calcext:value-type="float">
            <text:p>0.85392941</text:p>
          </table:table-cell>
          <table:table-cell table:formula="of:=(2*[.F71]*[.G71])/([.F71]+[.G71])" office:value-type="float" office:value="0.0670421443762572" calcext:value-type="float">
            <text:p>0.0670421444</text:p>
          </table:table-cell>
          <table:table-cell office:value-type="float" office:value="0.03735574" calcext:value-type="float">
            <text:p>0.03735574</text:p>
          </table:table-cell>
          <table:table-cell office:value-type="float" office:value="0.84809836" calcext:value-type="float">
            <text:p>0.84809836</text:p>
          </table:table-cell>
          <table:table-cell table:formula="of:=(2*[.I71]*[.J71])/([.I71]+[.J71])" office:value-type="float" office:value="0.0715595350015013" calcext:value-type="float">
            <text:p>0.071559535</text:p>
          </table:table-cell>
          <table:table-cell office:value-type="float" office:value="0.02448066" calcext:value-type="float">
            <text:p>0.02448066</text:p>
          </table:table-cell>
          <table:table-cell office:value-type="float" office:value="0.88768161" calcext:value-type="float">
            <text:p>0.88768161</text:p>
          </table:table-cell>
          <table:table-cell table:formula="of:=(2*[.L71]*[.M71])/([.L71]+[.M71])" office:value-type="float" office:value="0.047647293463832" calcext:value-type="float">
            <text:p>0.047647293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office:value-type="float" office:value="0.0198165" calcext:value-type="float">
            <text:p>0.0198165</text:p>
          </table:table-cell>
          <table:table-cell office:value-type="float" office:value="0.92669415" calcext:value-type="float">
            <text:p>0.92669415</text:p>
          </table:table-cell>
          <table:table-cell table:formula="of:=(2*[.C72]*[.D72])/([.C72]+[.D72])" office:value-type="float" office:value="0.0388032287295975" calcext:value-type="float">
            <text:p>0.0388032287</text:p>
          </table:table-cell>
          <table:table-cell office:value-type="float" office:value="0.02034873" calcext:value-type="float">
            <text:p>0.02034873</text:p>
          </table:table-cell>
          <table:table-cell office:value-type="float" office:value="0.92014724" calcext:value-type="float">
            <text:p>0.92014724</text:p>
          </table:table-cell>
          <table:table-cell table:formula="of:=(2*[.F72]*[.G72])/([.F72]+[.G72])" office:value-type="float" office:value="0.0398169228667831" calcext:value-type="float">
            <text:p>0.0398169229</text:p>
          </table:table-cell>
          <table:table-cell office:value-type="float" office:value="0.02322179" calcext:value-type="float">
            <text:p>0.02322179</text:p>
          </table:table-cell>
          <table:table-cell office:value-type="float" office:value="0.90836607" calcext:value-type="float">
            <text:p>0.90836607</text:p>
          </table:table-cell>
          <table:table-cell table:formula="of:=(2*[.I72]*[.J72])/([.I72]+[.J72])" office:value-type="float" office:value="0.0452858759251442" calcext:value-type="float">
            <text:p>0.0452858759</text:p>
          </table:table-cell>
          <table:table-cell office:value-type="float" office:value="0.01670522" calcext:value-type="float">
            <text:p>0.01670522</text:p>
          </table:table-cell>
          <table:table-cell office:value-type="float" office:value="0.94760246" calcext:value-type="float">
            <text:p>0.94760246</text:p>
          </table:table-cell>
          <table:table-cell table:formula="of:=(2*[.L72]*[.M72])/([.L72]+[.M72])" office:value-type="float" office:value="0.0328316529986388" calcext:value-type="float">
            <text:p>0.03283165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office:value-type="float" office:value="0.15932924" calcext:value-type="float">
            <text:p>0.15932924</text:p>
          </table:table-cell>
          <table:table-cell office:value-type="float" office:value="0.28241535" calcext:value-type="float">
            <text:p>0.28241535</text:p>
          </table:table-cell>
          <table:table-cell table:formula="of:=(2*[.C73]*[.D73])/([.C73]+[.D73])" office:value-type="float" office:value="0.203724161420218" calcext:value-type="float">
            <text:p>0.2037241614</text:p>
          </table:table-cell>
          <table:table-cell office:value-type="float" office:value="0.16344659" calcext:value-type="float">
            <text:p>0.16344659</text:p>
          </table:table-cell>
          <table:table-cell office:value-type="float" office:value="0.28196798" calcext:value-type="float">
            <text:p>0.28196798</text:p>
          </table:table-cell>
          <table:table-cell table:formula="of:=(2*[.F73]*[.G73])/([.F73]+[.G73])" office:value-type="float" office:value="0.206938470019911" calcext:value-type="float">
            <text:p>0.20693847</text:p>
          </table:table-cell>
          <table:table-cell office:value-type="float" office:value="0.16217135" calcext:value-type="float">
            <text:p>0.16217135</text:p>
          </table:table-cell>
          <table:table-cell office:value-type="float" office:value="0.26691441" calcext:value-type="float">
            <text:p>0.26691441</text:p>
          </table:table-cell>
          <table:table-cell table:formula="of:=(2*[.I73]*[.J73])/([.I73]+[.J73])" office:value-type="float" office:value="0.201758595783526" calcext:value-type="float">
            <text:p>0.2017585958</text:p>
          </table:table-cell>
          <table:table-cell office:value-type="float" office:value="0.15129108" calcext:value-type="float">
            <text:p>0.15129108</text:p>
          </table:table-cell>
          <table:table-cell office:value-type="float" office:value="0.33937211" calcext:value-type="float">
            <text:p>0.33937211</text:p>
          </table:table-cell>
          <table:table-cell table:formula="of:=(2*[.L73]*[.M73])/([.L73]+[.M73])" office:value-type="float" office:value="0.209283981721876" calcext:value-type="float">
            <text:p>0.2092839817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office:value-type="float" office:value="0.00161906" calcext:value-type="float">
            <text:p>0.00161906</text:p>
          </table:table-cell>
          <table:table-cell office:value-type="float" office:value="0.7876431" calcext:value-type="float">
            <text:p>0.7876431</text:p>
          </table:table-cell>
          <table:table-cell table:formula="of:=(2*[.C74]*[.D74])/([.C74]+[.D74])" office:value-type="float" office:value="0.00323147745353965" calcext:value-type="float">
            <text:p>0.0032314775</text:p>
          </table:table-cell>
          <table:table-cell office:value-type="float" office:value="0.00270077" calcext:value-type="float">
            <text:p>0.00270077</text:p>
          </table:table-cell>
          <table:table-cell office:value-type="float" office:value="0.49343434" calcext:value-type="float">
            <text:p>0.49343434</text:p>
          </table:table-cell>
          <table:table-cell table:formula="of:=(2*[.F74]*[.G74])/([.F74]+[.G74])" office:value-type="float" office:value="0.00537213607979407" calcext:value-type="float">
            <text:p>0.0053721361</text:p>
          </table:table-cell>
          <table:table-cell office:value-type="float" office:value="0.00270539" calcext:value-type="float">
            <text:p>0.00270539</text:p>
          </table:table-cell>
          <table:table-cell office:value-type="float" office:value="0.49343434" calcext:value-type="float">
            <text:p>0.49343434</text:p>
          </table:table-cell>
          <table:table-cell table:formula="of:=(2*[.I74]*[.J74])/([.I74]+[.J74])" office:value-type="float" office:value="0.00538127567043502" calcext:value-type="float">
            <text:p>0.0053812757</text:p>
          </table:table-cell>
          <table:table-cell office:value-type="float" office:value="0.00105773" calcext:value-type="float">
            <text:p>0.00105773</text:p>
          </table:table-cell>
          <table:table-cell office:value-type="float" office:value="0.8873064" calcext:value-type="float">
            <text:p>0.8873064</text:p>
          </table:table-cell>
          <table:table-cell table:formula="of:=(2*[.L74]*[.M74])/([.L74]+[.M74])" office:value-type="float" office:value="0.00211294122934027" calcext:value-type="float">
            <text:p>0.0021129412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office:value-type="float" office:value="0.04204301" calcext:value-type="float">
            <text:p>0.04204301</text:p>
          </table:table-cell>
          <table:table-cell office:value-type="float" office:value="0.11489635" calcext:value-type="float">
            <text:p>0.11489635</text:p>
          </table:table-cell>
          <table:table-cell table:formula="of:=(2*[.C75]*[.D75])/([.C75]+[.D75])" office:value-type="float" office:value="0.0615599348947708" calcext:value-type="float">
            <text:p>0.0615599349</text:p>
          </table:table-cell>
          <table:table-cell office:value-type="float" office:value="0.09300401" calcext:value-type="float">
            <text:p>0.09300401</text:p>
          </table:table-cell>
          <table:table-cell office:value-type="float" office:value="0.11613236" calcext:value-type="float">
            <text:p>0.11613236</text:p>
          </table:table-cell>
          <table:table-cell table:formula="of:=(2*[.F75]*[.G75])/([.F75]+[.G75])" office:value-type="float" office:value="0.103289305162594" calcext:value-type="float">
            <text:p>0.1032893052</text:p>
          </table:table-cell>
          <table:table-cell office:value-type="float" office:value="0.08400214" calcext:value-type="float">
            <text:p>0.08400214</text:p>
          </table:table-cell>
          <table:table-cell office:value-type="float" office:value="0.05991765" calcext:value-type="float">
            <text:p>0.05991765</text:p>
          </table:table-cell>
          <table:table-cell table:formula="of:=(2*[.I75]*[.J75])/([.I75]+[.J75])" office:value-type="float" office:value="0.0699446660361442" calcext:value-type="float">
            <text:p>0.069944666</text:p>
          </table:table-cell>
          <table:table-cell office:value-type="float" office:value="0.0361292" calcext:value-type="float">
            <text:p>0.0361292</text:p>
          </table:table-cell>
          <table:table-cell office:value-type="float" office:value="0.22684952" calcext:value-type="float">
            <text:p>0.22684952</text:p>
          </table:table-cell>
          <table:table-cell table:formula="of:=(2*[.L75]*[.M75])/([.L75]+[.M75])" office:value-type="float" office:value="0.0623312158336158" calcext:value-type="float">
            <text:p>0.0623312158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office:value-type="float" office:value="0.98055107" calcext:value-type="float">
            <text:p>0.98055107</text:p>
          </table:table-cell>
          <table:table-cell office:value-type="float" office:value="0.56067703" calcext:value-type="float">
            <text:p>0.56067703</text:p>
          </table:table-cell>
          <table:table-cell table:formula="of:=(2*[.C76]*[.D76])/([.C76]+[.D76])" office:value-type="float" office:value="0.713421279680694" calcext:value-type="float">
            <text:p>0.7134212797</text:p>
          </table:table-cell>
          <table:table-cell office:value-type="float" office:value="0.9807096" calcext:value-type="float">
            <text:p>0.9807096</text:p>
          </table:table-cell>
          <table:table-cell office:value-type="float" office:value="0.56046458" calcext:value-type="float">
            <text:p>0.56046458</text:p>
          </table:table-cell>
          <table:table-cell table:formula="of:=(2*[.F76]*[.G76])/([.F76]+[.G76])" office:value-type="float" office:value="0.713291205106963" calcext:value-type="float">
            <text:p>0.7132912051</text:p>
          </table:table-cell>
          <table:table-cell office:value-type="float" office:value="0.98071574" calcext:value-type="float">
            <text:p>0.98071574</text:p>
          </table:table-cell>
          <table:table-cell office:value-type="float" office:value="0.56041389" calcext:value-type="float">
            <text:p>0.56041389</text:p>
          </table:table-cell>
          <table:table-cell table:formula="of:=(2*[.I76]*[.J76])/([.I76]+[.J76])" office:value-type="float" office:value="0.713251776020462" calcext:value-type="float">
            <text:p>0.713251776</text:p>
          </table:table-cell>
          <table:table-cell office:value-type="float" office:value="0.98055107" calcext:value-type="float">
            <text:p>0.98055107</text:p>
          </table:table-cell>
          <table:table-cell office:value-type="float" office:value="0.56067703" calcext:value-type="float">
            <text:p>0.56067703</text:p>
          </table:table-cell>
          <table:table-cell table:formula="of:=(2*[.L76]*[.M76])/([.L76]+[.M76])" office:value-type="float" office:value="0.713421279680694" calcext:value-type="float">
            <text:p>0.7134212797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office:value-type="float" office:value="0.05193845" calcext:value-type="float">
            <text:p>0.05193845</text:p>
          </table:table-cell>
          <table:table-cell office:value-type="float" office:value="0.96082351" calcext:value-type="float">
            <text:p>0.96082351</text:p>
          </table:table-cell>
          <table:table-cell table:formula="of:=(2*[.C77]*[.D77])/([.C77]+[.D77])" office:value-type="float" office:value="0.0985496805842895" calcext:value-type="float">
            <text:p>0.0985496806</text:p>
          </table:table-cell>
          <table:table-cell office:value-type="float" office:value="0.05356572" calcext:value-type="float">
            <text:p>0.05356572</text:p>
          </table:table-cell>
          <table:table-cell office:value-type="float" office:value="0.96007131" calcext:value-type="float">
            <text:p>0.96007131</text:p>
          </table:table-cell>
          <table:table-cell table:formula="of:=(2*[.F77]*[.G77])/([.F77]+[.G77])" office:value-type="float" office:value="0.101470071533384" calcext:value-type="float">
            <text:p>0.1014700715</text:p>
          </table:table-cell>
          <table:table-cell office:value-type="float" office:value="0.05498575" calcext:value-type="float">
            <text:p>0.05498575</text:p>
          </table:table-cell>
          <table:table-cell office:value-type="float" office:value="0.95746152" calcext:value-type="float">
            <text:p>0.95746152</text:p>
          </table:table-cell>
          <table:table-cell table:formula="of:=(2*[.I77]*[.J77])/([.I77]+[.J77])" office:value-type="float" office:value="0.10399897621007" calcext:value-type="float">
            <text:p>0.1039989762</text:p>
          </table:table-cell>
          <table:table-cell office:value-type="float" office:value="0.04753975" calcext:value-type="float">
            <text:p>0.04753975</text:p>
          </table:table-cell>
          <table:table-cell office:value-type="float" office:value="0.96309779" calcext:value-type="float">
            <text:p>0.96309779</text:p>
          </table:table-cell>
          <table:table-cell table:formula="of:=(2*[.L77]*[.M77])/([.L77]+[.M77])" office:value-type="float" office:value="0.0906070205192506" calcext:value-type="float">
            <text:p>0.090607020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office:value-type="float" office:value="0.01444619" calcext:value-type="float">
            <text:p>0.01444619</text:p>
          </table:table-cell>
          <table:table-cell office:value-type="float" office:value="0.38429119" calcext:value-type="float">
            <text:p>0.38429119</text:p>
          </table:table-cell>
          <table:table-cell table:formula="of:=(2*[.C78]*[.D78])/([.C78]+[.D78])" office:value-type="float" office:value="0.027845613802579" calcext:value-type="float">
            <text:p>0.0278456138</text:p>
          </table:table-cell>
          <table:table-cell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formula="of:=(2*[.F78]*[.G78])/([.F78]+[.G78])" office:value-type="float" office:value="0.0527742092740375" calcext:value-type="float">
            <text:p>0.0527742093</text:p>
          </table:table-cell>
          <table:table-cell office:value-type="float" office:value="0.02263517" calcext:value-type="float">
            <text:p>0.02263517</text:p>
          </table:table-cell>
          <table:table-cell office:value-type="float" office:value="0.2975187" calcext:value-type="float">
            <text:p>0.2975187</text:p>
          </table:table-cell>
          <table:table-cell table:formula="of:=(2*[.I78]*[.J78])/([.I78]+[.J78])" office:value-type="float" office:value="0.0420696857587822" calcext:value-type="float">
            <text:p>0.0420696858</text:p>
          </table:table-cell>
          <table:table-cell office:value-type="float" office:value="0.00755166" calcext:value-type="float">
            <text:p>0.00755166</text:p>
          </table:table-cell>
          <table:table-cell office:value-type="float" office:value="0.64870462" calcext:value-type="float">
            <text:p>0.64870462</text:p>
          </table:table-cell>
          <table:table-cell table:formula="of:=(2*[.L78]*[.M78])/([.L78]+[.M78])" office:value-type="float" office:value="0.0149295233583721" calcext:value-type="float">
            <text:p>0.014929523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office:value-type="float" office:value="0.12297793" calcext:value-type="float">
            <text:p>0.12297793</text:p>
          </table:table-cell>
          <table:table-cell office:value-type="float" office:value="0.1961201" calcext:value-type="float">
            <text:p>0.1961201</text:p>
          </table:table-cell>
          <table:table-cell table:formula="of:=(2*[.C79]*[.D79])/([.C79]+[.D79])" office:value-type="float" office:value="0.151166360565705" calcext:value-type="float">
            <text:p>0.1511663606</text:p>
          </table:table-cell>
          <table:table-cell office:value-type="float" office:value="0.13609085" calcext:value-type="float">
            <text:p>0.13609085</text:p>
          </table:table-cell>
          <table:table-cell office:value-type="float" office:value="0.15096165" calcext:value-type="float">
            <text:p>0.15096165</text:p>
          </table:table-cell>
          <table:table-cell table:formula="of:=(2*[.F79]*[.G79])/([.F79]+[.G79])" office:value-type="float" office:value="0.143141057931232" calcext:value-type="float">
            <text:p>0.1431410579</text:p>
          </table:table-cell>
          <table:table-cell office:value-type="float" office:value="0.14190084" calcext:value-type="float">
            <text:p>0.14190084</text:p>
          </table:table-cell>
          <table:table-cell office:value-type="float" office:value="0.09554466" calcext:value-type="float">
            <text:p>0.09554466</text:p>
          </table:table-cell>
          <table:table-cell table:formula="of:=(2*[.I79]*[.J79])/([.I79]+[.J79])" office:value-type="float" office:value="0.114197721258263" calcext:value-type="float">
            <text:p>0.1141977213</text:p>
          </table:table-cell>
          <table:table-cell office:value-type="float" office:value="0.10750374" calcext:value-type="float">
            <text:p>0.10750374</text:p>
          </table:table-cell>
          <table:table-cell office:value-type="float" office:value="0.33725076" calcext:value-type="float">
            <text:p>0.33725076</text:p>
          </table:table-cell>
          <table:table-cell table:formula="of:=(2*[.L79]*[.M79])/([.L79]+[.M79])" office:value-type="float" office:value="0.163036992398469" calcext:value-type="float">
            <text:p>0.163036992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office:value-type="float" office:value="0.0234102" calcext:value-type="float">
            <text:p>0.0234102</text:p>
          </table:table-cell>
          <table:table-cell office:value-type="float" office:value="0.71510601" calcext:value-type="float">
            <text:p>0.71510601</text:p>
          </table:table-cell>
          <table:table-cell table:formula="of:=(2*[.C80]*[.D80])/([.C80]+[.D80])" office:value-type="float" office:value="0.0453362417469537" calcext:value-type="float">
            <text:p>0.0453362417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F80]*[.G80])/([.F80]+[.G80])" office:value-type="float" office:value="0.0449676635345278" calcext:value-type="float">
            <text:p>0.0449676635</text:p>
          </table:table-cell>
          <table:table-cell office:value-type="float" office:value="0.02338488" calcext:value-type="float">
            <text:p>0.02338488</text:p>
          </table:table-cell>
          <table:table-cell office:value-type="float" office:value="0.6946926" calcext:value-type="float">
            <text:p>0.6946926</text:p>
          </table:table-cell>
          <table:table-cell table:formula="of:=(2*[.I80]*[.J80])/([.I80]+[.J80])" office:value-type="float" office:value="0.0452466580288467" calcext:value-type="float">
            <text:p>0.045246658</text:p>
          </table:table-cell>
          <table:table-cell office:value-type="float" office:value="0.02330936" calcext:value-type="float">
            <text:p>0.02330936</text:p>
          </table:table-cell>
          <table:table-cell office:value-type="float" office:value="0.71510601" calcext:value-type="float">
            <text:p>0.71510601</text:p>
          </table:table-cell>
          <table:table-cell table:formula="of:=(2*[.L80]*[.M80])/([.L80]+[.M80])" office:value-type="float" office:value="0.0451471193652256" calcext:value-type="float">
            <text:p>0.045147119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office:value-type="float" office:value="0.5152767" calcext:value-type="float">
            <text:p>0.5152767</text:p>
          </table:table-cell>
          <table:table-cell office:value-type="float" office:value="0.58661215" calcext:value-type="float">
            <text:p>0.58661215</text:p>
          </table:table-cell>
          <table:table-cell table:formula="of:=(2*[.C81]*[.D81])/([.C81]+[.D81])" office:value-type="float" office:value="0.548635323484588" calcext:value-type="float">
            <text:p>0.5486353235</text:p>
          </table:table-cell>
          <table:table-cell office:value-type="float" office:value="0.51871998" calcext:value-type="float">
            <text:p>0.51871998</text:p>
          </table:table-cell>
          <table:table-cell office:value-type="float" office:value="0.58670477" calcext:value-type="float">
            <text:p>0.58670477</text:p>
          </table:table-cell>
          <table:table-cell table:formula="of:=(2*[.F81]*[.G81])/([.F81]+[.G81])" office:value-type="float" office:value="0.550621806794727" calcext:value-type="float">
            <text:p>0.5506218068</text:p>
          </table:table-cell>
          <table:table-cell office:value-type="float" office:value="0.52110928" calcext:value-type="float">
            <text:p>0.52110928</text:p>
          </table:table-cell>
          <table:table-cell office:value-type="float" office:value="0.58649621" calcext:value-type="float">
            <text:p>0.58649621</text:p>
          </table:table-cell>
          <table:table-cell table:formula="of:=(2*[.I81]*[.J81])/([.I81]+[.J81])" office:value-type="float" office:value="0.551872702826399" calcext:value-type="float">
            <text:p>0.5518727028</text:p>
          </table:table-cell>
          <table:table-cell office:value-type="float" office:value="0.50792756" calcext:value-type="float">
            <text:p>0.50792756</text:p>
          </table:table-cell>
          <table:table-cell office:value-type="float" office:value="0.58710165" calcext:value-type="float">
            <text:p>0.58710165</text:p>
          </table:table-cell>
          <table:table-cell table:formula="of:=(2*[.L81]*[.M81])/([.L81]+[.M81])" office:value-type="float" office:value="0.544652335907047" calcext:value-type="float">
            <text:p>0.544652335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office:value-type="float" office:value="0.47582017" calcext:value-type="float">
            <text:p>0.47582017</text:p>
          </table:table-cell>
          <table:table-cell office:value-type="float" office:value="0.3389583" calcext:value-type="float">
            <text:p>0.3389583</text:p>
          </table:table-cell>
          <table:table-cell table:formula="of:=(2*[.C82]*[.D82])/([.C82]+[.D82])" office:value-type="float" office:value="0.395894594340253" calcext:value-type="float">
            <text:p>0.3958945943</text:p>
          </table:table-cell>
          <table:table-cell office:value-type="float" office:value="0.47335163" calcext:value-type="float">
            <text:p>0.47335163</text:p>
          </table:table-cell>
          <table:table-cell office:value-type="float" office:value="0.32092487" calcext:value-type="float">
            <text:p>0.32092487</text:p>
          </table:table-cell>
          <table:table-cell table:formula="of:=(2*[.F82]*[.G82])/([.F82]+[.G82])" office:value-type="float" office:value="0.382512413050211" calcext:value-type="float">
            <text:p>0.3825124131</text:p>
          </table:table-cell>
          <table:table-cell office:value-type="float" office:value="0.47445225" calcext:value-type="float">
            <text:p>0.47445225</text:p>
          </table:table-cell>
          <table:table-cell office:value-type="float" office:value="0.31662279" calcext:value-type="float">
            <text:p>0.31662279</text:p>
          </table:table-cell>
          <table:table-cell table:formula="of:=(2*[.I82]*[.J82])/([.I82]+[.J82])" office:value-type="float" office:value="0.379793034847307" calcext:value-type="float">
            <text:p>0.3797930348</text:p>
          </table:table-cell>
          <table:table-cell office:value-type="float" office:value="0.47513312" calcext:value-type="float">
            <text:p>0.47513312</text:p>
          </table:table-cell>
          <table:table-cell office:value-type="float" office:value="0.34336006" calcext:value-type="float">
            <text:p>0.34336006</text:p>
          </table:table-cell>
          <table:table-cell table:formula="of:=(2*[.L82]*[.M82])/([.L82]+[.M82])" office:value-type="float" office:value="0.398639208187873" calcext:value-type="float">
            <text:p>0.3986392082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office:value-type="float" office:value="0.04197784" calcext:value-type="float">
            <text:p>0.04197784</text:p>
          </table:table-cell>
          <table:table-cell office:value-type="float" office:value="0.65568651" calcext:value-type="float">
            <text:p>0.65568651</text:p>
          </table:table-cell>
          <table:table-cell table:formula="of:=(2*[.C83]*[.D83])/([.C83]+[.D83])" office:value-type="float" office:value="0.0789041418181634" calcext:value-type="float">
            <text:p>0.0789041418</text:p>
          </table:table-cell>
          <table:table-cell office:value-type="float" office:value="0.0536316" calcext:value-type="float">
            <text:p>0.0536316</text:p>
          </table:table-cell>
          <table:table-cell office:value-type="float" office:value="0.54913868" calcext:value-type="float">
            <text:p>0.54913868</text:p>
          </table:table-cell>
          <table:table-cell table:formula="of:=(2*[.F83]*[.G83])/([.F83]+[.G83])" office:value-type="float" office:value="0.0977194364336875" calcext:value-type="float">
            <text:p>0.0977194364</text:p>
          </table:table-cell>
          <table:table-cell office:value-type="float" office:value="0.05213951" calcext:value-type="float">
            <text:p>0.05213951</text:p>
          </table:table-cell>
          <table:table-cell office:value-type="float" office:value="0.42262098" calcext:value-type="float">
            <text:p>0.42262098</text:p>
          </table:table-cell>
          <table:table-cell table:formula="of:=(2*[.I83]*[.J83])/([.I83]+[.J83])" office:value-type="float" office:value="0.0928268096316094" calcext:value-type="float">
            <text:p>0.0928268096</text:p>
          </table:table-cell>
          <table:table-cell office:value-type="float" office:value="0.03325262" calcext:value-type="float">
            <text:p>0.03325262</text:p>
          </table:table-cell>
          <table:table-cell office:value-type="float" office:value="0.83044871" calcext:value-type="float">
            <text:p>0.83044871</text:p>
          </table:table-cell>
          <table:table-cell table:formula="of:=(2*[.L83]*[.M83])/([.L83]+[.M83])" office:value-type="float" office:value="0.0639447791127523" calcext:value-type="float">
            <text:p>0.063944779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18668358" calcext:value-type="float">
            <text:p>0.18668358</text:p>
          </table:table-cell>
          <table:table-cell office:value-type="float" office:value="0.61808347" calcext:value-type="float">
            <text:p>0.61808347</text:p>
          </table:table-cell>
          <table:table-cell table:formula="of:=(2*[.C84]*[.D84])/([.C84]+[.D84])" office:value-type="float" office:value="0.286756359914146" calcext:value-type="float">
            <text:p>0.2867563599</text:p>
          </table:table-cell>
          <table:table-cell office:value-type="float" office:value="0.19270787" calcext:value-type="float">
            <text:p>0.19270787</text:p>
          </table:table-cell>
          <table:table-cell office:value-type="float" office:value="0.59866728" calcext:value-type="float">
            <text:p>0.59866728</text:p>
          </table:table-cell>
          <table:table-cell table:formula="of:=(2*[.F84]*[.G84])/([.F84]+[.G84])" office:value-type="float" office:value="0.291563100932582" calcext:value-type="float">
            <text:p>0.2915631009</text:p>
          </table:table-cell>
          <table:table-cell office:value-type="float" office:value="0.19341723" calcext:value-type="float">
            <text:p>0.19341723</text:p>
          </table:table-cell>
          <table:table-cell office:value-type="float" office:value="0.57500605" calcext:value-type="float">
            <text:p>0.57500605</text:p>
          </table:table-cell>
          <table:table-cell table:formula="of:=(2*[.I84]*[.J84])/([.I84]+[.J84])" office:value-type="float" office:value="0.289465663831115" calcext:value-type="float">
            <text:p>0.2894656638</text:p>
          </table:table-cell>
          <table:table-cell office:value-type="float" office:value="0.18277566" calcext:value-type="float">
            <text:p>0.18277566</text:p>
          </table:table-cell>
          <table:table-cell office:value-type="float" office:value="0.66763251" calcext:value-type="float">
            <text:p>0.66763251</text:p>
          </table:table-cell>
          <table:table-cell table:formula="of:=(2*[.L84]*[.M84])/([.L84]+[.M84])" office:value-type="float" office:value="0.286984478647957" calcext:value-type="float">
            <text:p>0.2869844786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25521373" calcext:value-type="float">
            <text:p>0.25521373</text:p>
          </table:table-cell>
          <table:table-cell office:value-type="float" office:value="0.53033619" calcext:value-type="float">
            <text:p>0.53033619</text:p>
          </table:table-cell>
          <table:table-cell table:formula="of:=(2*[.C85]*[.D85])/([.C85]+[.D85])" office:value-type="float" office:value="0.344597010980254" calcext:value-type="float">
            <text:p>0.344597011</text:p>
          </table:table-cell>
          <table:table-cell office:value-type="float" office:value="0.27653664" calcext:value-type="float">
            <text:p>0.27653664</text:p>
          </table:table-cell>
          <table:table-cell office:value-type="float" office:value="0.52709514" calcext:value-type="float">
            <text:p>0.52709514</text:p>
          </table:table-cell>
          <table:table-cell table:formula="of:=(2*[.F85]*[.G85])/([.F85]+[.G85])" office:value-type="float" office:value="0.362755985025703" calcext:value-type="float">
            <text:p>0.362755985</text:p>
          </table:table-cell>
          <table:table-cell office:value-type="float" office:value="0.28797939" calcext:value-type="float">
            <text:p>0.28797939</text:p>
          </table:table-cell>
          <table:table-cell office:value-type="float" office:value="0.52168908" calcext:value-type="float">
            <text:p>0.52168908</text:p>
          </table:table-cell>
          <table:table-cell table:formula="of:=(2*[.I85]*[.J85])/([.I85]+[.J85])" office:value-type="float" office:value="0.371104244748622" calcext:value-type="float">
            <text:p>0.3711042447</text:p>
          </table:table-cell>
          <table:table-cell office:value-type="float" office:value="0.22200537" calcext:value-type="float">
            <text:p>0.22200537</text:p>
          </table:table-cell>
          <table:table-cell office:value-type="float" office:value="0.54091755" calcext:value-type="float">
            <text:p>0.54091755</text:p>
          </table:table-cell>
          <table:table-cell table:formula="of:=(2*[.L85]*[.M85])/([.L85]+[.M85])" office:value-type="float" office:value="0.314806640826162" calcext:value-type="float">
            <text:p>0.3148066408</text:p>
          </table:table-cell>
          <table:table-cell table:number-columns-repeated="6"/>
        </table:table-row>
        <table:table-row table:style-name="ro3" table:number-rows-repeated="2">
          <table:table-cell table:number-columns-repeated="20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53154113" calcext:value-type="float">
            <text:p>0.53154113</text:p>
          </table:table-cell>
          <table:table-cell office:value-type="float" office:value="0.7549793" calcext:value-type="float">
            <text:p>0.7549793</text:p>
          </table:table-cell>
          <table:table-cell table:formula="of:=(2*[.C88]*[.D88])/([.C88]+[.D88])" office:value-type="float" office:value="0.623857252307465" calcext:value-type="float">
            <text:p>0.6238572523</text:p>
          </table:table-cell>
          <table:table-cell office:value-type="float" office:value="0.53320824" calcext:value-type="float">
            <text:p>0.53320824</text:p>
          </table:table-cell>
          <table:table-cell office:value-type="float" office:value="0.74196366" calcext:value-type="float">
            <text:p>0.74196366</text:p>
          </table:table-cell>
          <table:table-cell table:formula="of:=(2*[.F88]*[.G88])/([.F88]+[.G88])" office:value-type="float" office:value="0.620498518344952" calcext:value-type="float">
            <text:p>0.6204985183</text:p>
          </table:table-cell>
          <table:table-cell office:value-type="float" office:value="0.53544902" calcext:value-type="float">
            <text:p>0.53544902</text:p>
          </table:table-cell>
          <table:table-cell office:value-type="float" office:value="0.73233041" calcext:value-type="float">
            <text:p>0.73233041</text:p>
          </table:table-cell>
          <table:table-cell table:formula="of:=(2*[.I88]*[.J88])/([.I88]+[.J88])" office:value-type="float" office:value="0.618602244320525" calcext:value-type="float">
            <text:p>0.6186022443</text:p>
          </table:table-cell>
          <table:table-cell office:value-type="float" office:value="0.52637175" calcext:value-type="float">
            <text:p>0.52637175</text:p>
          </table:table-cell>
          <table:table-cell office:value-type="float" office:value="0.7975619" calcext:value-type="float">
            <text:p>0.7975619</text:p>
          </table:table-cell>
          <table:table-cell table:formula="of:=(2*[.L88]*[.M88])/([.L88]+[.M88])" office:value-type="float" office:value="0.634191982409881" calcext:value-type="float">
            <text:p>0.634191982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office:value-type="float" office:value="0.08992532" calcext:value-type="float">
            <text:p>0.08992532</text:p>
          </table:table-cell>
          <table:table-cell office:value-type="float" office:value="0.9434084" calcext:value-type="float">
            <text:p>0.9434084</text:p>
          </table:table-cell>
          <table:table-cell table:formula="of:=(2*[.C89]*[.D89])/([.C89]+[.D89])" office:value-type="float" office:value="0.164199233255812" calcext:value-type="float">
            <text:p>0.1641992333</text:p>
          </table:table-cell>
          <table:table-cell office:value-type="float" office:value="0.09044176" calcext:value-type="float">
            <text:p>0.09044176</text:p>
          </table:table-cell>
          <table:table-cell office:value-type="float" office:value="0.94288755" calcext:value-type="float">
            <text:p>0.94288755</text:p>
          </table:table-cell>
          <table:table-cell table:formula="of:=(2*[.F89]*[.G89])/([.F89]+[.G89])" office:value-type="float" office:value="0.165051757806208" calcext:value-type="float">
            <text:p>0.1650517578</text:p>
          </table:table-cell>
          <table:table-cell office:value-type="float" office:value="0.09062546" calcext:value-type="float">
            <text:p>0.09062546</text:p>
          </table:table-cell>
          <table:table-cell office:value-type="float" office:value="0.9318936" calcext:value-type="float">
            <text:p>0.9318936</text:p>
          </table:table-cell>
          <table:table-cell table:formula="of:=(2*[.I89]*[.J89])/([.I89]+[.J89])" office:value-type="float" office:value="0.165186722624136" calcext:value-type="float">
            <text:p>0.1651867226</text:p>
          </table:table-cell>
          <table:table-cell office:value-type="float" office:value="0.08509624" calcext:value-type="float">
            <text:p>0.08509624</text:p>
          </table:table-cell>
          <table:table-cell office:value-type="float" office:value="0.95001754" calcext:value-type="float">
            <text:p>0.95001754</text:p>
          </table:table-cell>
          <table:table-cell table:formula="of:=(2*[.L89]*[.M89])/([.L89]+[.M89])" office:value-type="float" office:value="0.156201032485626" calcext:value-type="float">
            <text:p>0.156201032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office:value-type="float" office:value="0.00620251" calcext:value-type="float">
            <text:p>0.00620251</text:p>
          </table:table-cell>
          <table:table-cell office:value-type="float" office:value="1" calcext:value-type="float">
            <text:p>1</text:p>
          </table:table-cell>
          <table:table-cell table:formula="of:=(2*[.C90]*[.D90])/([.C90]+[.D90])" office:value-type="float" office:value="0.0123285520327315" calcext:value-type="float">
            <text:p>0.012328552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90]*[.G90])/([.F90]+[.G90])" office:value-type="float" office:value="0.0211165857580394" calcext:value-type="float">
            <text:p>0.0211165858</text:p>
          </table:table-cell>
          <table:table-cell office:value-type="float" office:value="0.01068437" calcext:value-type="float">
            <text:p>0.01068437</text:p>
          </table:table-cell>
          <table:table-cell office:value-type="float" office:value="1" calcext:value-type="float">
            <text:p>1</text:p>
          </table:table-cell>
          <table:table-cell table:formula="of:=(2*[.I90]*[.J90])/([.I90]+[.J90])" office:value-type="float" office:value="0.0211428420526578" calcext:value-type="float">
            <text:p>0.021142842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L90]*[.M90])/([.L90]+[.M90])" office:value-type="float" office:value="0.00978970512576572" calcext:value-type="float">
            <text:p>0.009789705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office:value-type="float" office:value="0.11039529" calcext:value-type="float">
            <text:p>0.11039529</text:p>
          </table:table-cell>
          <table:table-cell office:value-type="float" office:value="0.54679479" calcext:value-type="float">
            <text:p>0.54679479</text:p>
          </table:table-cell>
          <table:table-cell table:formula="of:=(2*[.C91]*[.D91])/([.C91]+[.D91])" office:value-type="float" office:value="0.183702010269355" calcext:value-type="float">
            <text:p>0.1837020103</text:p>
          </table:table-cell>
          <table:table-cell office:value-type="float" office:value="0.11450996" calcext:value-type="float">
            <text:p>0.11450996</text:p>
          </table:table-cell>
          <table:table-cell office:value-type="float" office:value="0.56880276" calcext:value-type="float">
            <text:p>0.56880276</text:p>
          </table:table-cell>
          <table:table-cell table:formula="of:=(2*[.F91]*[.G91])/([.F91]+[.G91])" office:value-type="float" office:value="0.190640622921492" calcext:value-type="float">
            <text:p>0.1906406229</text:p>
          </table:table-cell>
          <table:table-cell office:value-type="float" office:value="0.10872777" calcext:value-type="float">
            <text:p>0.10872777</text:p>
          </table:table-cell>
          <table:table-cell office:value-type="float" office:value="0.50743776" calcext:value-type="float">
            <text:p>0.50743776</text:p>
          </table:table-cell>
          <table:table-cell table:formula="of:=(2*[.I91]*[.J91])/([.I91]+[.J91])" office:value-type="float" office:value="0.179083617542173" calcext:value-type="float">
            <text:p>0.1790836175</text:p>
          </table:table-cell>
          <table:table-cell office:value-type="float" office:value="0.11378288" calcext:value-type="float">
            <text:p>0.11378288</text:p>
          </table:table-cell>
          <table:table-cell office:value-type="float" office:value="0.64684916" calcext:value-type="float">
            <text:p>0.64684916</text:p>
          </table:table-cell>
          <table:table-cell table:formula="of:=(2*[.L91]*[.M91])/([.L91]+[.M91])" office:value-type="float" office:value="0.19352421796584" calcext:value-type="float">
            <text:p>0.193524218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office:value-type="float" office:value="0.05676705" calcext:value-type="float">
            <text:p>0.05676705</text:p>
          </table:table-cell>
          <table:table-cell office:value-type="float" office:value="0.92845171" calcext:value-type="float">
            <text:p>0.92845171</text:p>
          </table:table-cell>
          <table:table-cell table:formula="of:=(2*[.C92]*[.D92])/([.C92]+[.D92])" office:value-type="float" office:value="0.106992409775379" calcext:value-type="float">
            <text:p>0.1069924098</text:p>
          </table:table-cell>
          <table:table-cell office:value-type="float" office:value="0.07840214" calcext:value-type="float">
            <text:p>0.07840214</text:p>
          </table:table-cell>
          <table:table-cell office:value-type="float" office:value="0.91856251" calcext:value-type="float">
            <text:p>0.91856251</text:p>
          </table:table-cell>
          <table:table-cell table:formula="of:=(2*[.F92]*[.G92])/([.F92]+[.G92])" office:value-type="float" office:value="0.144473059316138" calcext:value-type="float">
            <text:p>0.1444730593</text:p>
          </table:table-cell>
          <table:table-cell office:value-type="float" office:value="0.08791582" calcext:value-type="float">
            <text:p>0.08791582</text:p>
          </table:table-cell>
          <table:table-cell office:value-type="float" office:value="0.91036631" calcext:value-type="float">
            <text:p>0.91036631</text:p>
          </table:table-cell>
          <table:table-cell table:formula="of:=(2*[.I92]*[.J92])/([.I92]+[.J92])" office:value-type="float" office:value="0.160346655997988" calcext:value-type="float">
            <text:p>0.160346656</text:p>
          </table:table-cell>
          <table:table-cell office:value-type="float" office:value="0.04616313" calcext:value-type="float">
            <text:p>0.04616313</text:p>
          </table:table-cell>
          <table:table-cell office:value-type="float" office:value="0.94029186" calcext:value-type="float">
            <text:p>0.94029186</text:p>
          </table:table-cell>
          <table:table-cell table:formula="of:=(2*[.L92]*[.M92])/([.L92]+[.M92])" office:value-type="float" office:value="0.088005668400789" calcext:value-type="float">
            <text:p>0.088005668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office:value-type="float" office:value="0.16782058" calcext:value-type="float">
            <text:p>0.16782058</text:p>
          </table:table-cell>
          <table:table-cell office:value-type="float" office:value="0.77404002" calcext:value-type="float">
            <text:p>0.77404002</text:p>
          </table:table-cell>
          <table:table-cell table:formula="of:=(2*[.C93]*[.D93])/([.C93]+[.D93])" office:value-type="float" office:value="0.27583666861022" calcext:value-type="float">
            <text:p>0.2758366686</text:p>
          </table:table-cell>
          <table:table-cell office:value-type="float" office:value="0.1705843" calcext:value-type="float">
            <text:p>0.1705843</text:p>
          </table:table-cell>
          <table:table-cell office:value-type="float" office:value="0.77834879" calcext:value-type="float">
            <text:p>0.77834879</text:p>
          </table:table-cell>
          <table:table-cell table:formula="of:=(2*[.F93]*[.G93])/([.F93]+[.G93])" office:value-type="float" office:value="0.279838662803922" calcext:value-type="float">
            <text:p>0.2798386628</text:p>
          </table:table-cell>
          <table:table-cell office:value-type="float" office:value="0.17558693" calcext:value-type="float">
            <text:p>0.17558693</text:p>
          </table:table-cell>
          <table:table-cell office:value-type="float" office:value="0.77103253" calcext:value-type="float">
            <text:p>0.77103253</text:p>
          </table:table-cell>
          <table:table-cell table:formula="of:=(2*[.I93]*[.J93])/([.I93]+[.J93])" office:value-type="float" office:value="0.28603518223222" calcext:value-type="float">
            <text:p>0.2860351822</text:p>
          </table:table-cell>
          <table:table-cell office:value-type="float" office:value="0.1602183" calcext:value-type="float">
            <text:p>0.1602183</text:p>
          </table:table-cell>
          <table:table-cell office:value-type="float" office:value="0.78572966" calcext:value-type="float">
            <text:p>0.78572966</text:p>
          </table:table-cell>
          <table:table-cell table:formula="of:=(2*[.L93]*[.M93])/([.L93]+[.M93])" office:value-type="float" office:value="0.266163204971187" calcext:value-type="float">
            <text:p>0.26616320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94]*[.D94])/([.C94]+[.D94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94]*[.G94])/([.F94]+[.G94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94]*[.J94])/([.I94]+[.J94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94]*[.M94])/([.L94]+[.M94])" office:value-type="float" office:value="0.715746736973009" calcext:value-type="float">
            <text:p>0.715746737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office:value-type="float" office:value="0.02463347" calcext:value-type="float">
            <text:p>0.02463347</text:p>
          </table:table-cell>
          <table:table-cell office:value-type="float" office:value="0.56649631" calcext:value-type="float">
            <text:p>0.56649631</text:p>
          </table:table-cell>
          <table:table-cell table:formula="of:=(2*[.C95]*[.D95])/([.C95]+[.D95])" office:value-type="float" office:value="0.0472138955932679" calcext:value-type="float">
            <text:p>0.0472138956</text:p>
          </table:table-cell>
          <table:table-cell office:value-type="float" office:value="0.0392998" calcext:value-type="float">
            <text:p>0.0392998</text:p>
          </table:table-cell>
          <table:table-cell office:value-type="float" office:value="0.50859652" calcext:value-type="float">
            <text:p>0.50859652</text:p>
          </table:table-cell>
          <table:table-cell table:formula="of:=(2*[.F95]*[.G95])/([.F95]+[.G95])" office:value-type="float" office:value="0.0729617658928463" calcext:value-type="float">
            <text:p>0.0729617659</text:p>
          </table:table-cell>
          <table:table-cell office:value-type="float" office:value="0.04340788" calcext:value-type="float">
            <text:p>0.04340788</text:p>
          </table:table-cell>
          <table:table-cell office:value-type="float" office:value="0.48382802" calcext:value-type="float">
            <text:p>0.48382802</text:p>
          </table:table-cell>
          <table:table-cell table:formula="of:=(2*[.I95]*[.J95])/([.I95]+[.J95])" office:value-type="float" office:value="0.0796681281862544" calcext:value-type="float">
            <text:p>0.0796681282</text:p>
          </table:table-cell>
          <table:table-cell office:value-type="float" office:value="0.02013448" calcext:value-type="float">
            <text:p>0.02013448</text:p>
          </table:table-cell>
          <table:table-cell office:value-type="float" office:value="0.68924446" calcext:value-type="float">
            <text:p>0.68924446</text:p>
          </table:table-cell>
          <table:table-cell table:formula="of:=(2*[.L95]*[.M95])/([.L95]+[.M95])" office:value-type="float" office:value="0.039125996029656" calcext:value-type="float">
            <text:p>0.03912599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96]*[.D96])/([.C96]+[.D96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96]*[.G96])/([.F96]+[.G96])" office:value-type="float" office:value="0.0125779646410327" calcext:value-type="float">
            <text:p>0.0125779646</text:p>
          </table:table-cell>
          <table:table-cell office:value-type="float" office:value="0.00628049" calcext:value-type="float">
            <text:p>0.00628049</text:p>
          </table:table-cell>
          <table:table-cell office:value-type="float" office:value="0.45384433" calcext:value-type="float">
            <text:p>0.45384433</text:p>
          </table:table-cell>
          <table:table-cell table:formula="of:=(2*[.I96]*[.J96])/([.I96]+[.J96])" office:value-type="float" office:value="0.0123895284593502" calcext:value-type="float">
            <text:p>0.0123895285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96]*[.M96])/([.L96]+[.M96])" office:value-type="float" office:value="0.0125779646410327" calcext:value-type="float">
            <text:p>0.0125779646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office:value-type="float" office:value="0.03838224" calcext:value-type="float">
            <text:p>0.03838224</text:p>
          </table:table-cell>
          <table:table-cell office:value-type="float" office:value="0.9547959" calcext:value-type="float">
            <text:p>0.9547959</text:p>
          </table:table-cell>
          <table:table-cell table:formula="of:=(2*[.C97]*[.D97])/([.C97]+[.D97])" office:value-type="float" office:value="0.07379784936631" calcext:value-type="float">
            <text:p>0.0737978494</text:p>
          </table:table-cell>
          <table:table-cell office:value-type="float" office:value="0.03511695" calcext:value-type="float">
            <text:p>0.03511695</text:p>
          </table:table-cell>
          <table:table-cell office:value-type="float" office:value="0.96034292" calcext:value-type="float">
            <text:p>0.96034292</text:p>
          </table:table-cell>
          <table:table-cell table:formula="of:=(2*[.F97]*[.G97])/([.F97]+[.G97])" office:value-type="float" office:value="0.067756250795914" calcext:value-type="float">
            <text:p>0.0677562508</text:p>
          </table:table-cell>
          <table:table-cell office:value-type="float" office:value="0.03912728" calcext:value-type="float">
            <text:p>0.03912728</text:p>
          </table:table-cell>
          <table:table-cell office:value-type="float" office:value="0.92772362" calcext:value-type="float">
            <text:p>0.92772362</text:p>
          </table:table-cell>
          <table:table-cell table:formula="of:=(2*[.I97]*[.J97])/([.I97]+[.J97])" office:value-type="float" office:value="0.0750876931331472" calcext:value-type="float">
            <text:p>0.0750876931</text:p>
          </table:table-cell>
          <table:table-cell office:value-type="float" office:value="0.03227873" calcext:value-type="float">
            <text:p>0.03227873</text:p>
          </table:table-cell>
          <table:table-cell office:value-type="float" office:value="0.97241921" calcext:value-type="float">
            <text:p>0.97241921</text:p>
          </table:table-cell>
          <table:table-cell table:formula="of:=(2*[.L97]*[.M97])/([.L97]+[.M97])" office:value-type="float" office:value="0.0624833711242671" calcext:value-type="float">
            <text:p>0.062483371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office:value-type="float" office:value="0.11474765" calcext:value-type="float">
            <text:p>0.11474765</text:p>
          </table:table-cell>
          <table:table-cell office:value-type="float" office:value="0.07321195" calcext:value-type="float">
            <text:p>0.07321195</text:p>
          </table:table-cell>
          <table:table-cell table:formula="of:=(2*[.C98]*[.D98])/([.C98]+[.D98])" office:value-type="float" office:value="0.0893904776815603" calcext:value-type="float">
            <text:p>0.0893904777</text:p>
          </table:table-cell>
          <table:table-cell office:value-type="float" office:value="0.11654968" calcext:value-type="float">
            <text:p>0.11654968</text:p>
          </table:table-cell>
          <table:table-cell office:value-type="float" office:value="0.07265312" calcext:value-type="float">
            <text:p>0.07265312</text:p>
          </table:table-cell>
          <table:table-cell table:formula="of:=(2*[.F98]*[.G98])/([.F98]+[.G98])" office:value-type="float" office:value="0.0895092238275713" calcext:value-type="float">
            <text:p>0.0895092238</text:p>
          </table:table-cell>
          <table:table-cell office:value-type="float" office:value="0.11743636" calcext:value-type="float">
            <text:p>0.11743636</text:p>
          </table:table-cell>
          <table:table-cell office:value-type="float" office:value="0.07222633" calcext:value-type="float">
            <text:p>0.07222633</text:p>
          </table:table-cell>
          <table:table-cell table:formula="of:=(2*[.I98]*[.J98])/([.I98]+[.J98])" office:value-type="float" office:value="0.0894429715339248" calcext:value-type="float">
            <text:p>0.0894429715</text:p>
          </table:table-cell>
          <table:table-cell office:value-type="float" office:value="0.11419567" calcext:value-type="float">
            <text:p>0.11419567</text:p>
          </table:table-cell>
          <table:table-cell office:value-type="float" office:value="0.07378178" calcext:value-type="float">
            <text:p>0.07378178</text:p>
          </table:table-cell>
          <table:table-cell table:formula="of:=(2*[.L98]*[.M98])/([.L98]+[.M98])" office:value-type="float" office:value="0.0896443674588904" calcext:value-type="float">
            <text:p>0.089644367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office:value-type="float" office:value="0.0294257" calcext:value-type="float">
            <text:p>0.0294257</text:p>
          </table:table-cell>
          <table:table-cell office:value-type="float" office:value="0.86238307" calcext:value-type="float">
            <text:p>0.86238307</text:p>
          </table:table-cell>
          <table:table-cell table:formula="of:=(2*[.C99]*[.D99])/([.C99]+[.D99])" office:value-type="float" office:value="0.0569095670653676" calcext:value-type="float">
            <text:p>0.0569095671</text:p>
          </table:table-cell>
          <table:table-cell office:value-type="float" office:value="0.03483779" calcext:value-type="float">
            <text:p>0.03483779</text:p>
          </table:table-cell>
          <table:table-cell office:value-type="float" office:value="0.85484685" calcext:value-type="float">
            <text:p>0.85484685</text:p>
          </table:table-cell>
          <table:table-cell table:formula="of:=(2*[.F99]*[.G99])/([.F99]+[.G99])" office:value-type="float" office:value="0.066947261318261" calcext:value-type="float">
            <text:p>0.0669472613</text:p>
          </table:table-cell>
          <table:table-cell office:value-type="float" office:value="0.03726823" calcext:value-type="float">
            <text:p>0.03726823</text:p>
          </table:table-cell>
          <table:table-cell office:value-type="float" office:value="0.84809836" calcext:value-type="float">
            <text:p>0.84809836</text:p>
          </table:table-cell>
          <table:table-cell table:formula="of:=(2*[.I99]*[.J99])/([.I99]+[.J99])" office:value-type="float" office:value="0.0713989551900819" calcext:value-type="float">
            <text:p>0.0713989552</text:p>
          </table:table-cell>
          <table:table-cell office:value-type="float" office:value="0.02421845" calcext:value-type="float">
            <text:p>0.02421845</text:p>
          </table:table-cell>
          <table:table-cell office:value-type="float" office:value="0.89445116" calcext:value-type="float">
            <text:p>0.89445116</text:p>
          </table:table-cell>
          <table:table-cell table:formula="of:=(2*[.L99]*[.M99])/([.L99]+[.M99])" office:value-type="float" office:value="0.0471599810423728" calcext:value-type="float">
            <text:p>0.04715998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office:value-type="float" office:value="0.01937373" calcext:value-type="float">
            <text:p>0.01937373</text:p>
          </table:table-cell>
          <table:table-cell office:value-type="float" office:value="0.93790862" calcext:value-type="float">
            <text:p>0.93790862</text:p>
          </table:table-cell>
          <table:table-cell table:formula="of:=(2*[.C100]*[.D100])/([.C100]+[.D100])" office:value-type="float" office:value="0.0379632787934565" calcext:value-type="float">
            <text:p>0.0379632788</text:p>
          </table:table-cell>
          <table:table-cell office:value-type="float" office:value="0.01991308" calcext:value-type="float">
            <text:p>0.01991308</text:p>
          </table:table-cell>
          <table:table-cell office:value-type="float" office:value="0.92236946" calcext:value-type="float">
            <text:p>0.92236946</text:p>
          </table:table-cell>
          <table:table-cell table:formula="of:=(2*[.F100]*[.G100])/([.F100]+[.G100])" office:value-type="float" office:value="0.0389845212382621" calcext:value-type="float">
            <text:p>0.0389845212</text:p>
          </table:table-cell>
          <table:table-cell office:value-type="float" office:value="0.02312171" calcext:value-type="float">
            <text:p>0.02312171</text:p>
          </table:table-cell>
          <table:table-cell office:value-type="float" office:value="0.9105883" calcext:value-type="float">
            <text:p>0.9105883</text:p>
          </table:table-cell>
          <table:table-cell table:formula="of:=(2*[.I100]*[.J100])/([.I100]+[.J100])" office:value-type="float" office:value="0.0450982818573253" calcext:value-type="float">
            <text:p>0.0450982819</text:p>
          </table:table-cell>
          <table:table-cell office:value-type="float" office:value="0.0155418" calcext:value-type="float">
            <text:p>0.0155418</text:p>
          </table:table-cell>
          <table:table-cell office:value-type="float" office:value="0.9559357" calcext:value-type="float">
            <text:p>0.9559357</text:p>
          </table:table-cell>
          <table:table-cell table:formula="of:=(2*[.L100]*[.M100])/([.L100]+[.M100])" office:value-type="float" office:value="0.03058632127303" calcext:value-type="float">
            <text:p>0.030586321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office:value-type="float" office:value="0.15894263" calcext:value-type="float">
            <text:p>0.15894263</text:p>
          </table:table-cell>
          <table:table-cell office:value-type="float" office:value="0.30127025" calcext:value-type="float">
            <text:p>0.30127025</text:p>
          </table:table-cell>
          <table:table-cell table:formula="of:=(2*[.C101]*[.D101])/([.C101]+[.D101])" office:value-type="float" office:value="0.208097982289229" calcext:value-type="float">
            <text:p>0.2080979823</text:p>
          </table:table-cell>
          <table:table-cell office:value-type="float" office:value="0.16308233" calcext:value-type="float">
            <text:p>0.16308233</text:p>
          </table:table-cell>
          <table:table-cell office:value-type="float" office:value="0.28431303" calcext:value-type="float">
            <text:p>0.28431303</text:p>
          </table:table-cell>
          <table:table-cell table:formula="of:=(2*[.F101]*[.G101])/([.F101]+[.G101])" office:value-type="float" office:value="0.207272741414931" calcext:value-type="float">
            <text:p>0.2072727414</text:p>
          </table:table-cell>
          <table:table-cell office:value-type="float" office:value="0.16162901" calcext:value-type="float">
            <text:p>0.16162901</text:p>
          </table:table-cell>
          <table:table-cell office:value-type="float" office:value="0.26718771" calcext:value-type="float">
            <text:p>0.26718771</text:p>
          </table:table-cell>
          <table:table-cell table:formula="of:=(2*[.I101]*[.J101])/([.I101]+[.J101])" office:value-type="float" office:value="0.2014160504351" calcext:value-type="float">
            <text:p>0.2014160504</text:p>
          </table:table-cell>
          <table:table-cell office:value-type="float" office:value="0.14935747" calcext:value-type="float">
            <text:p>0.14935747</text:p>
          </table:table-cell>
          <table:table-cell office:value-type="float" office:value="0.39014472" calcext:value-type="float">
            <text:p>0.39014472</text:p>
          </table:table-cell>
          <table:table-cell table:formula="of:=(2*[.L101]*[.M101])/([.L101]+[.M101])" office:value-type="float" office:value="0.21601776375758" calcext:value-type="float">
            <text:p>0.2160177638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office:value-type="float" office:value="0.00150171" calcext:value-type="float">
            <text:p>0.00150171</text:p>
          </table:table-cell>
          <table:table-cell office:value-type="float" office:value="0.7876431" calcext:value-type="float">
            <text:p>0.7876431</text:p>
          </table:table-cell>
          <table:table-cell table:formula="of:=(2*[.C102]*[.D102])/([.C102]+[.D102])" office:value-type="float" office:value="0.00299770461571179" calcext:value-type="float">
            <text:p>0.0029977046</text:p>
          </table:table-cell>
          <table:table-cell office:value-type="float" office:value="0.00269808" calcext:value-type="float">
            <text:p>0.00269808</text:p>
          </table:table-cell>
          <table:table-cell office:value-type="float" office:value="0.49343434" calcext:value-type="float">
            <text:p>0.49343434</text:p>
          </table:table-cell>
          <table:table-cell table:formula="of:=(2*[.F102]*[.G102])/([.F102]+[.G102])" office:value-type="float" office:value="0.00536681446484469" calcext:value-type="float">
            <text:p>0.0053668145</text:p>
          </table:table-cell>
          <table:table-cell office:value-type="float" office:value="0.00270339" calcext:value-type="float">
            <text:p>0.00270339</text:p>
          </table:table-cell>
          <table:table-cell office:value-type="float" office:value="0.49343434" calcext:value-type="float">
            <text:p>0.49343434</text:p>
          </table:table-cell>
          <table:table-cell table:formula="of:=(2*[.I102]*[.J102])/([.I102]+[.J102])" office:value-type="float" office:value="0.00537731915858365" calcext:value-type="float">
            <text:p>0.0053773192</text:p>
          </table:table-cell>
          <table:table-cell office:value-type="float" office:value="0.00097174" calcext:value-type="float">
            <text:p>0.00097174</text:p>
          </table:table-cell>
          <table:table-cell office:value-type="float" office:value="0.93804714" calcext:value-type="float">
            <text:p>0.93804714</text:p>
          </table:table-cell>
          <table:table-cell table:formula="of:=(2*[.L102]*[.M102])/([.L102]+[.M102])" office:value-type="float" office:value="0.00194146879735496" calcext:value-type="float">
            <text:p>0.0019414688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office:value-type="float" office:value="0.03779831" calcext:value-type="float">
            <text:p>0.03779831</text:p>
          </table:table-cell>
          <table:table-cell office:value-type="float" office:value="0.2339774" calcext:value-type="float">
            <text:p>0.2339774</text:p>
          </table:table-cell>
          <table:table-cell table:formula="of:=(2*[.C103]*[.D103])/([.C103]+[.D103])" office:value-type="float" office:value="0.0650827132284486" calcext:value-type="float">
            <text:p>0.0650827132</text:p>
          </table:table-cell>
          <table:table-cell office:value-type="float" office:value="0.10546151" calcext:value-type="float">
            <text:p>0.10546151</text:p>
          </table:table-cell>
          <table:table-cell office:value-type="float" office:value="0.16803035" calcext:value-type="float">
            <text:p>0.16803035</text:p>
          </table:table-cell>
          <table:table-cell table:formula="of:=(2*[.F103]*[.G103])/([.F103]+[.G103])" office:value-type="float" office:value="0.129588752197806" calcext:value-type="float">
            <text:p>0.1295887522</text:p>
          </table:table-cell>
          <table:table-cell office:value-type="float" office:value="0.08015708" calcext:value-type="float">
            <text:p>0.08015708</text:p>
          </table:table-cell>
          <table:table-cell office:value-type="float" office:value="0.0613803" calcext:value-type="float">
            <text:p>0.0613803</text:p>
          </table:table-cell>
          <table:table-cell table:formula="of:=(2*[.I103]*[.J103])/([.I103]+[.J103])" office:value-type="float" office:value="0.0695231975824902" calcext:value-type="float">
            <text:p>0.0695231976</text:p>
          </table:table-cell>
          <table:table-cell office:value-type="float" office:value="0.02911316" calcext:value-type="float">
            <text:p>0.02911316</text:p>
          </table:table-cell>
          <table:table-cell office:value-type="float" office:value="0.469555" calcext:value-type="float">
            <text:p>0.469555</text:p>
          </table:table-cell>
          <table:table-cell table:formula="of:=(2*[.L103]*[.M103])/([.L103]+[.M103])" office:value-type="float" office:value="0.0548269608542883" calcext:value-type="float">
            <text:p>0.054826960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office:value-type="float" office:value="0.98014754" calcext:value-type="float">
            <text:p>0.98014754</text:p>
          </table:table-cell>
          <table:table-cell office:value-type="float" office:value="0.56178423" calcext:value-type="float">
            <text:p>0.56178423</text:p>
          </table:table-cell>
          <table:table-cell table:formula="of:=(2*[.C104]*[.D104])/([.C104]+[.D104])" office:value-type="float" office:value="0.714209852547878" calcext:value-type="float">
            <text:p>0.7142098525</text:p>
          </table:table-cell>
          <table:table-cell office:value-type="float" office:value="0.98036946" calcext:value-type="float">
            <text:p>0.98036946</text:p>
          </table:table-cell>
          <table:table-cell office:value-type="float" office:value="0.56135444" calcext:value-type="float">
            <text:p>0.56135444</text:p>
          </table:table-cell>
          <table:table-cell table:formula="of:=(2*[.F104]*[.G104])/([.F104]+[.G104])" office:value-type="float" office:value="0.713921278915638" calcext:value-type="float">
            <text:p>0.7139212789</text:p>
          </table:table-cell>
          <table:table-cell office:value-type="float" office:value="0.98039013" calcext:value-type="float">
            <text:p>0.98039013</text:p>
          </table:table-cell>
          <table:table-cell office:value-type="float" office:value="0.56127133" calcext:value-type="float">
            <text:p>0.56127133</text:p>
          </table:table-cell>
          <table:table-cell table:formula="of:=(2*[.I104]*[.J104])/([.I104]+[.J104])" office:value-type="float" office:value="0.713859542397814" calcext:value-type="float">
            <text:p>0.7138595424</text:p>
          </table:table-cell>
          <table:table-cell office:value-type="float" office:value="0.98014754" calcext:value-type="float">
            <text:p>0.98014754</text:p>
          </table:table-cell>
          <table:table-cell office:value-type="float" office:value="0.56178423" calcext:value-type="float">
            <text:p>0.56178423</text:p>
          </table:table-cell>
          <table:table-cell table:formula="of:=(2*[.L104]*[.M104])/([.L104]+[.M104])" office:value-type="float" office:value="0.714209852547878" calcext:value-type="float">
            <text:p>0.714209852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office:value-type="float" office:value="0.05142112" calcext:value-type="float">
            <text:p>0.05142112</text:p>
          </table:table-cell>
          <table:table-cell office:value-type="float" office:value="0.96163332" calcext:value-type="float">
            <text:p>0.96163332</text:p>
          </table:table-cell>
          <table:table-cell table:formula="of:=(2*[.C105]*[.D105])/([.C105]+[.D105])" office:value-type="float" office:value="0.0976221225459875" calcext:value-type="float">
            <text:p>0.0976221225</text:p>
          </table:table-cell>
          <table:table-cell office:value-type="float" office:value="0.05289801" calcext:value-type="float">
            <text:p>0.05289801</text:p>
          </table:table-cell>
          <table:table-cell office:value-type="float" office:value="0.9625782" calcext:value-type="float">
            <text:p>0.9625782</text:p>
          </table:table-cell>
          <table:table-cell table:formula="of:=(2*[.F105]*[.G105])/([.F105]+[.G105])" office:value-type="float" office:value="0.100284912138674" calcext:value-type="float">
            <text:p>0.1002849121</text:p>
          </table:table-cell>
          <table:table-cell office:value-type="float" office:value="0.054799" calcext:value-type="float">
            <text:p>0.054799</text:p>
          </table:table-cell>
          <table:table-cell office:value-type="float" office:value="0.95832278" calcext:value-type="float">
            <text:p>0.95832278</text:p>
          </table:table-cell>
          <table:table-cell table:formula="of:=(2*[.I105]*[.J105])/([.I105]+[.J105])" office:value-type="float" office:value="0.103669926079805" calcext:value-type="float">
            <text:p>0.1036699261</text:p>
          </table:table-cell>
          <table:table-cell office:value-type="float" office:value="0.04648729" calcext:value-type="float">
            <text:p>0.04648729</text:p>
          </table:table-cell>
          <table:table-cell office:value-type="float" office:value="0.96646594" calcext:value-type="float">
            <text:p>0.96646594</text:p>
          </table:table-cell>
          <table:table-cell table:formula="of:=(2*[.L105]*[.M105])/([.L105]+[.M105])" office:value-type="float" office:value="0.088707713440832" calcext:value-type="float">
            <text:p>0.088707713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office:value-type="float" office:value="0.01330264" calcext:value-type="float">
            <text:p>0.01330264</text:p>
          </table:table-cell>
          <table:table-cell office:value-type="float" office:value="0.4015052" calcext:value-type="float">
            <text:p>0.4015052</text:p>
          </table:table-cell>
          <table:table-cell table:formula="of:=(2*[.C106]*[.D106])/([.C106]+[.D106])" office:value-type="float" office:value="0.0257520645401881" calcext:value-type="float">
            <text:p>0.0257520645</text:p>
          </table:table-cell>
          <table:table-cell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formula="of:=(2*[.F106]*[.G106])/([.F106]+[.G106])" office:value-type="float" office:value="0.0527742092740375" calcext:value-type="float">
            <text:p>0.0527742093</text:p>
          </table:table-cell>
          <table:table-cell office:value-type="float" office:value="0.02263517" calcext:value-type="float">
            <text:p>0.02263517</text:p>
          </table:table-cell>
          <table:table-cell office:value-type="float" office:value="0.2975187" calcext:value-type="float">
            <text:p>0.2975187</text:p>
          </table:table-cell>
          <table:table-cell table:formula="of:=(2*[.I106]*[.J106])/([.I106]+[.J106])" office:value-type="float" office:value="0.0420696857587822" calcext:value-type="float">
            <text:p>0.0420696858</text:p>
          </table:table-cell>
          <table:table-cell office:value-type="float" office:value="0.00643868" calcext:value-type="float">
            <text:p>0.00643868</text:p>
          </table:table-cell>
          <table:table-cell office:value-type="float" office:value="0.7024813" calcext:value-type="float">
            <text:p>0.7024813</text:p>
          </table:table-cell>
          <table:table-cell table:formula="of:=(2*[.L106]*[.M106])/([.L106]+[.M106])" office:value-type="float" office:value="0.0127604029348531" calcext:value-type="float">
            <text:p>0.012760402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office:value-type="float" office:value="0.12814923" calcext:value-type="float">
            <text:p>0.12814923</text:p>
          </table:table-cell>
          <table:table-cell office:value-type="float" office:value="0.24291599" calcext:value-type="float">
            <text:p>0.24291599</text:p>
          </table:table-cell>
          <table:table-cell table:formula="of:=(2*[.C107]*[.D107])/([.C107]+[.D107])" office:value-type="float" office:value="0.167784504692667" calcext:value-type="float">
            <text:p>0.1677845047</text:p>
          </table:table-cell>
          <table:table-cell office:value-type="float" office:value="0.14532335" calcext:value-type="float">
            <text:p>0.14532335</text:p>
          </table:table-cell>
          <table:table-cell office:value-type="float" office:value="0.1740102" calcext:value-type="float">
            <text:p>0.1740102</text:p>
          </table:table-cell>
          <table:table-cell table:formula="of:=(2*[.F107]*[.G107])/([.F107]+[.G107])" office:value-type="float" office:value="0.158378254951101" calcext:value-type="float">
            <text:p>0.158378255</text:p>
          </table:table-cell>
          <table:table-cell office:value-type="float" office:value="0.14241633" calcext:value-type="float">
            <text:p>0.14241633</text:p>
          </table:table-cell>
          <table:table-cell office:value-type="float" office:value="0.09646918" calcext:value-type="float">
            <text:p>0.09646918</text:p>
          </table:table-cell>
          <table:table-cell table:formula="of:=(2*[.I107]*[.J107])/([.I107]+[.J107])" office:value-type="float" office:value="0.115024026142979" calcext:value-type="float">
            <text:p>0.1150240261</text:p>
          </table:table-cell>
          <table:table-cell office:value-type="float" office:value="0.11479933" calcext:value-type="float">
            <text:p>0.11479933</text:p>
          </table:table-cell>
          <table:table-cell office:value-type="float" office:value="0.44379567" calcext:value-type="float">
            <text:p>0.44379567</text:p>
          </table:table-cell>
          <table:table-cell table:formula="of:=(2*[.L107]*[.M107])/([.L107]+[.M107])" office:value-type="float" office:value="0.182412823505048" calcext:value-type="float">
            <text:p>0.182412823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office:value-type="float" office:value="0.02340663" calcext:value-type="float">
            <text:p>0.02340663</text:p>
          </table:table-cell>
          <table:table-cell office:value-type="float" office:value="0.71510601" calcext:value-type="float">
            <text:p>0.71510601</text:p>
          </table:table-cell>
          <table:table-cell table:formula="of:=(2*[.C108]*[.D108])/([.C108]+[.D108])" office:value-type="float" office:value="0.0453295472013757" calcext:value-type="float">
            <text:p>0.0453295472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F108]*[.G108])/([.F108]+[.G108])" office:value-type="float" office:value="0.0449676635345278" calcext:value-type="float">
            <text:p>0.0449676635</text:p>
          </table:table-cell>
          <table:table-cell office:value-type="float" office:value="0.02338488" calcext:value-type="float">
            <text:p>0.02338488</text:p>
          </table:table-cell>
          <table:table-cell office:value-type="float" office:value="0.6946926" calcext:value-type="float">
            <text:p>0.6946926</text:p>
          </table:table-cell>
          <table:table-cell table:formula="of:=(2*[.I108]*[.J108])/([.I108]+[.J108])" office:value-type="float" office:value="0.0452466580288467" calcext:value-type="float">
            <text:p>0.045246658</text:p>
          </table:table-cell>
          <table:table-cell office:value-type="float" office:value="0.02330936" calcext:value-type="float">
            <text:p>0.02330936</text:p>
          </table:table-cell>
          <table:table-cell office:value-type="float" office:value="0.71510601" calcext:value-type="float">
            <text:p>0.71510601</text:p>
          </table:table-cell>
          <table:table-cell table:formula="of:=(2*[.L108]*[.M108])/([.L108]+[.M108])" office:value-type="float" office:value="0.0451471193652256" calcext:value-type="float">
            <text:p>0.045147119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office:value-type="float" office:value="0.49785165" calcext:value-type="float">
            <text:p>0.49785165</text:p>
          </table:table-cell>
          <table:table-cell office:value-type="float" office:value="0.6090176" calcext:value-type="float">
            <text:p>0.6090176</text:p>
          </table:table-cell>
          <table:table-cell table:formula="of:=(2*[.C109]*[.D109])/([.C109]+[.D109])" office:value-type="float" office:value="0.547852272595051" calcext:value-type="float">
            <text:p>0.5478522726</text:p>
          </table:table-cell>
          <table:table-cell office:value-type="float" office:value="0.5054586" calcext:value-type="float">
            <text:p>0.5054586</text:p>
          </table:table-cell>
          <table:table-cell office:value-type="float" office:value="0.60911022" calcext:value-type="float">
            <text:p>0.60911022</text:p>
          </table:table-cell>
          <table:table-cell table:formula="of:=(2*[.F109]*[.G109])/([.F109]+[.G109])" office:value-type="float" office:value="0.552464762197263" calcext:value-type="float">
            <text:p>0.5524647622</text:p>
          </table:table-cell>
          <table:table-cell office:value-type="float" office:value="0.50903117" calcext:value-type="float">
            <text:p>0.50903117</text:p>
          </table:table-cell>
          <table:table-cell office:value-type="float" office:value="0.60887806" calcext:value-type="float">
            <text:p>0.60887806</text:p>
          </table:table-cell>
          <table:table-cell table:formula="of:=(2*[.I109]*[.J109])/([.I109]+[.J109])" office:value-type="float" office:value="0.554495665572294" calcext:value-type="float">
            <text:p>0.5544956656</text:p>
          </table:table-cell>
          <table:table-cell office:value-type="float" office:value="0.48453782" calcext:value-type="float">
            <text:p>0.48453782</text:p>
          </table:table-cell>
          <table:table-cell office:value-type="float" office:value="0.6095533" calcext:value-type="float">
            <text:p>0.6095533</text:p>
          </table:table-cell>
          <table:table-cell table:formula="of:=(2*[.L109]*[.M109])/([.L109]+[.M109])" office:value-type="float" office:value="0.539903161184246" calcext:value-type="float">
            <text:p>0.5399031612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office:value-type="float" office:value="0.47958445" calcext:value-type="float">
            <text:p>0.47958445</text:p>
          </table:table-cell>
          <table:table-cell office:value-type="float" office:value="0.39222715" calcext:value-type="float">
            <text:p>0.39222715</text:p>
          </table:table-cell>
          <table:table-cell table:formula="of:=(2*[.C110]*[.D110])/([.C110]+[.D110])" office:value-type="float" office:value="0.43152911020642" calcext:value-type="float">
            <text:p>0.4315291102</text:p>
          </table:table-cell>
          <table:table-cell office:value-type="float" office:value="0.47818834" calcext:value-type="float">
            <text:p>0.47818834</text:p>
          </table:table-cell>
          <table:table-cell office:value-type="float" office:value="0.37786084" calcext:value-type="float">
            <text:p>0.37786084</text:p>
          </table:table-cell>
          <table:table-cell table:formula="of:=(2*[.F110]*[.G110])/([.F110]+[.G110])" office:value-type="float" office:value="0.422145484283054" calcext:value-type="float">
            <text:p>0.4221454843</text:p>
          </table:table-cell>
          <table:table-cell office:value-type="float" office:value="0.47863397" calcext:value-type="float">
            <text:p>0.47863397</text:p>
          </table:table-cell>
          <table:table-cell office:value-type="float" office:value="0.36612041" calcext:value-type="float">
            <text:p>0.36612041</text:p>
          </table:table-cell>
          <table:table-cell table:formula="of:=(2*[.I110]*[.J110])/([.I110]+[.J110])" office:value-type="float" office:value="0.414884301248199" calcext:value-type="float">
            <text:p>0.4148843012</text:p>
          </table:table-cell>
          <table:table-cell office:value-type="float" office:value="0.47902547" calcext:value-type="float">
            <text:p>0.47902547</text:p>
          </table:table-cell>
          <table:table-cell office:value-type="float" office:value="0.39620268" calcext:value-type="float">
            <text:p>0.39620268</text:p>
          </table:table-cell>
          <table:table-cell table:formula="of:=(2*[.L110]*[.M110])/([.L110]+[.M110])" office:value-type="float" office:value="0.433695317049068" calcext:value-type="float">
            <text:p>0.433695317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office:value-type="float" office:value="0.04011454" calcext:value-type="float">
            <text:p>0.04011454</text:p>
          </table:table-cell>
          <table:table-cell office:value-type="float" office:value="0.68896714" calcext:value-type="float">
            <text:p>0.68896714</text:p>
          </table:table-cell>
          <table:table-cell table:formula="of:=(2*[.C111]*[.D111])/([.C111]+[.D111])" office:value-type="float" office:value="0.0758148247428617" calcext:value-type="float">
            <text:p>0.0758148247</text:p>
          </table:table-cell>
          <table:table-cell office:value-type="float" office:value="0.05377151" calcext:value-type="float">
            <text:p>0.05377151</text:p>
          </table:table-cell>
          <table:table-cell office:value-type="float" office:value="0.56180049" calcext:value-type="float">
            <text:p>0.56180049</text:p>
          </table:table-cell>
          <table:table-cell table:formula="of:=(2*[.F111]*[.G111])/([.F111]+[.G111])" office:value-type="float" office:value="0.0981489108212846" calcext:value-type="float">
            <text:p>0.0981489108</text:p>
          </table:table-cell>
          <table:table-cell office:value-type="float" office:value="0.05230974" calcext:value-type="float">
            <text:p>0.05230974</text:p>
          </table:table-cell>
          <table:table-cell office:value-type="float" office:value="0.4353456" calcext:value-type="float">
            <text:p>0.4353456</text:p>
          </table:table-cell>
          <table:table-cell table:formula="of:=(2*[.I111]*[.J111])/([.I111]+[.J111])" office:value-type="float" office:value="0.0933971732828518" calcext:value-type="float">
            <text:p>0.0933971733</text:p>
          </table:table-cell>
          <table:table-cell office:value-type="float" office:value="0.03040307" calcext:value-type="float">
            <text:p>0.03040307</text:p>
          </table:table-cell>
          <table:table-cell office:value-type="float" office:value="0.86501083" calcext:value-type="float">
            <text:p>0.86501083</text:p>
          </table:table-cell>
          <table:table-cell table:formula="of:=(2*[.L111]*[.M111])/([.L111]+[.M111])" office:value-type="float" office:value="0.0587415156616356" calcext:value-type="float">
            <text:p>0.0587415157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18216388" calcext:value-type="float">
            <text:p>0.18216388</text:p>
          </table:table-cell>
          <table:table-cell office:value-type="float" office:value="0.64040878" calcext:value-type="float">
            <text:p>0.64040878</text:p>
          </table:table-cell>
          <table:table-cell table:formula="of:=(2*[.C112]*[.D112])/([.C112]+[.D112])" office:value-type="float" office:value="0.283645090151346" calcext:value-type="float">
            <text:p>0.2836450902</text:p>
          </table:table-cell>
          <table:table-cell office:value-type="float" office:value="0.18969126" calcext:value-type="float">
            <text:p>0.18969126</text:p>
          </table:table-cell>
          <table:table-cell office:value-type="float" office:value="0.61372753" calcext:value-type="float">
            <text:p>0.61372753</text:p>
          </table:table-cell>
          <table:table-cell table:formula="of:=(2*[.F112]*[.G112])/([.F112]+[.G112])" office:value-type="float" office:value="0.289808378672318" calcext:value-type="float">
            <text:p>0.2898083787</text:p>
          </table:table-cell>
          <table:table-cell office:value-type="float" office:value="0.18949344" calcext:value-type="float">
            <text:p>0.18949344</text:p>
          </table:table-cell>
          <table:table-cell office:value-type="float" office:value="0.58596346" calcext:value-type="float">
            <text:p>0.58596346</text:p>
          </table:table-cell>
          <table:table-cell table:formula="of:=(2*[.I112]*[.J112])/([.I112]+[.J112])" office:value-type="float" office:value="0.286376281517909" calcext:value-type="float">
            <text:p>0.2863762815</text:p>
          </table:table-cell>
          <table:table-cell office:value-type="float" office:value="0.17741705" calcext:value-type="float">
            <text:p>0.17741705</text:p>
          </table:table-cell>
          <table:table-cell office:value-type="float" office:value="0.70398844" calcext:value-type="float">
            <text:p>0.70398844</text:p>
          </table:table-cell>
          <table:table-cell table:formula="of:=(2*[.L112]*[.M112])/([.L112]+[.M112])" office:value-type="float" office:value="0.283409971178877" calcext:value-type="float">
            <text:p>0.2834099712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0.24868009" calcext:value-type="float">
            <text:p>0.24868009</text:p>
          </table:table-cell>
          <table:table-cell office:value-type="float" office:value="0.54688626" calcext:value-type="float">
            <text:p>0.54688626</text:p>
          </table:table-cell>
          <table:table-cell table:formula="of:=(2*[.C113]*[.D113])/([.C113]+[.D113])" office:value-type="float" office:value="0.341894109414164" calcext:value-type="float">
            <text:p>0.3418941094</text:p>
          </table:table-cell>
          <table:table-cell office:value-type="float" office:value="0.27398419" calcext:value-type="float">
            <text:p>0.27398419</text:p>
          </table:table-cell>
          <table:table-cell office:value-type="float" office:value="0.54258215" calcext:value-type="float">
            <text:p>0.54258215</text:p>
          </table:table-cell>
          <table:table-cell table:formula="of:=(2*[.F113]*[.G113])/([.F113]+[.G113])" office:value-type="float" office:value="0.364107418084876" calcext:value-type="float">
            <text:p>0.3641074181</text:p>
          </table:table-cell>
          <table:table-cell office:value-type="float" office:value="0.28592425" calcext:value-type="float">
            <text:p>0.28592425</text:p>
          </table:table-cell>
          <table:table-cell office:value-type="float" office:value="0.53517442" calcext:value-type="float">
            <text:p>0.53517442</text:p>
          </table:table-cell>
          <table:table-cell table:formula="of:=(2*[.I113]*[.J113])/([.I113]+[.J113])" office:value-type="float" office:value="0.372718530058476" calcext:value-type="float">
            <text:p>0.3727185301</text:p>
          </table:table-cell>
          <table:table-cell office:value-type="float" office:value="0.21003904" calcext:value-type="float">
            <text:p>0.21003904</text:p>
          </table:table-cell>
          <table:table-cell office:value-type="float" office:value="0.56034827" calcext:value-type="float">
            <text:p>0.56034827</text:p>
          </table:table-cell>
          <table:table-cell table:formula="of:=(2*[.L113]*[.M113])/([.L113]+[.M113])" office:value-type="float" office:value="0.305547641215588" calcext:value-type="float">
            <text:p>0.3055476412</text:p>
          </table:table-cell>
          <table:table-cell table:number-columns-repeated="6"/>
        </table:table-row>
        <table:table-row table:style-name="ro3" table:number-rows-repeated="1048462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nbc" table:style-name="ta1">
        <office:forms form:automatic-focus="false" form:apply-design-mode="false"/>
        <table:shapes>
          <draw:frame draw:z-index="0" draw:style-name="gr1" draw:text-style-name="P1" svg:width="15.999cm" svg:height="8.999cm" svg:x="40.74cm" svg:y="0.67cm">
            <draw:object draw:notify-on-update-of-ranges="nbc.P36:nbc.P39 nbc.Q35:nbc.Q35 nbc.Q36:nbc.Q39 nbc.R35:nbc.R35 nbc.R36:nbc.R39 nbc.Q29:nbc.Q29 nbc.Q30:nbc.Q33 nbc.R29:nbc.R29 nbc.R30:nbc.R33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number-columns-repeated="18" table:default-cell-style-name="Default"/>
        <table:table-row table:style-name="ro3" table:number-rows-repeated="2">
          <table:table-cell table:number-columns-repeated="18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53042122" calcext:value-type="float">
            <text:p>0.53042122</text:p>
          </table:table-cell>
          <table:table-cell office:value-type="float" office:value="0.65698897" calcext:value-type="float">
            <text:p>0.65698897</text:p>
          </table:table-cell>
          <table:table-cell table:formula="of:=(2*[.C3]*[.D3])/([.C3]+[.D3])" office:value-type="float" office:value="0.586959576275732" calcext:value-type="float">
            <text:p>0.5869595763</text:p>
          </table:table-cell>
          <table:table-cell office:value-type="float" office:value="0.53085619" calcext:value-type="float">
            <text:p>0.53085619</text:p>
          </table:table-cell>
          <table:table-cell office:value-type="float" office:value="0.69135983" calcext:value-type="float">
            <text:p>0.69135983</text:p>
          </table:table-cell>
          <table:table-cell table:formula="of:=(2*[.F3]*[.G3])/([.F3]+[.G3])" office:value-type="float" office:value="0.60056919442579" calcext:value-type="float">
            <text:p>0.6005691944</text:p>
          </table:table-cell>
          <table:table-cell office:value-type="float" office:value="0.5337192" calcext:value-type="float">
            <text:p>0.5337192</text:p>
          </table:table-cell>
          <table:table-cell office:value-type="float" office:value="0.73740968" calcext:value-type="float">
            <text:p>0.73740968</text:p>
          </table:table-cell>
          <table:table-cell table:formula="of:=(2*[.I3]*[.J3])/([.I3]+[.J3])" office:value-type="float" office:value="0.619244375097285" calcext:value-type="float">
            <text:p>0.6192443751</text:p>
          </table:table-cell>
          <table:table-cell office:value-type="float" office:value="0.53320824" calcext:value-type="float">
            <text:p>0.53320824</text:p>
          </table:table-cell>
          <table:table-cell office:value-type="float" office:value="0.74196366" calcext:value-type="float">
            <text:p>0.74196366</text:p>
          </table:table-cell>
          <table:table-cell table:formula="of:=(2*[.L3]*[.M3])/([.L3]+[.M3])" office:value-type="float" office:value="0.620498518344952" calcext:value-type="float">
            <text:p>0.6204985183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office:value-type="float" office:value="0.10773206" calcext:value-type="float">
            <text:p>0.10773206</text:p>
          </table:table-cell>
          <table:table-cell office:value-type="float" office:value="0.8842959" calcext:value-type="float">
            <text:p>0.8842959</text:p>
          </table:table-cell>
          <table:table-cell table:formula="of:=(2*[.C4]*[.D4])/([.C4]+[.D4])" office:value-type="float" office:value="0.192065189284693" calcext:value-type="float">
            <text:p>0.1920651893</text:p>
          </table:table-cell>
          <table:table-cell office:value-type="float" office:value="0.09545935" calcext:value-type="float">
            <text:p>0.09545935</text:p>
          </table:table-cell>
          <table:table-cell office:value-type="float" office:value="0.92115634" calcext:value-type="float">
            <text:p>0.92115634</text:p>
          </table:table-cell>
          <table:table-cell table:formula="of:=(2*[.F4]*[.G4])/([.F4]+[.G4])" office:value-type="float" office:value="0.172991596194584" calcext:value-type="float">
            <text:p>0.1729915962</text:p>
          </table:table-cell>
          <table:table-cell office:value-type="float" office:value="0.09306488" calcext:value-type="float">
            <text:p>0.09306488</text:p>
          </table:table-cell>
          <table:table-cell office:value-type="float" office:value="0.9338571" calcext:value-type="float">
            <text:p>0.9338571</text:p>
          </table:table-cell>
          <table:table-cell table:formula="of:=(2*[.I4]*[.J4])/([.I4]+[.J4])" office:value-type="float" office:value="0.169261736804286" calcext:value-type="float">
            <text:p>0.1692617368</text:p>
          </table:table-cell>
          <table:table-cell office:value-type="float" office:value="0.09044176" calcext:value-type="float">
            <text:p>0.09044176</text:p>
          </table:table-cell>
          <table:table-cell office:value-type="float" office:value="0.94288755" calcext:value-type="float">
            <text:p>0.94288755</text:p>
          </table:table-cell>
          <table:table-cell table:formula="of:=(2*[.L4]*[.M4])/([.L4]+[.M4])" office:value-type="float" office:value="0.165051757806208" calcext:value-type="float">
            <text:p>0.165051757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C5]*[.D5])/([.C5]+[.D5])" office:value-type="float" office:value="0.0211165857580394" calcext:value-type="float">
            <text:p>0.0211165858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5]*[.G5])/([.F5]+[.G5])" office:value-type="float" office:value="0.0211165857580394" calcext:value-type="float">
            <text:p>0.0211165858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I5]*[.J5])/([.I5]+[.J5])" office:value-type="float" office:value="0.0211165857580394" calcext:value-type="float">
            <text:p>0.0211165858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L5]*[.M5])/([.L5]+[.M5])" office:value-type="float" office:value="0.0211165857580394" calcext:value-type="float">
            <text:p>0.021116585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office:value-type="float" office:value="0.09607888" calcext:value-type="float">
            <text:p>0.09607888</text:p>
          </table:table-cell>
          <table:table-cell office:value-type="float" office:value="0.4297616" calcext:value-type="float">
            <text:p>0.4297616</text:p>
          </table:table-cell>
          <table:table-cell table:formula="of:=(2*[.C6]*[.D6])/([.C6]+[.D6])" office:value-type="float" office:value="0.157047678014473" calcext:value-type="float">
            <text:p>0.157047678</text:p>
          </table:table-cell>
          <table:table-cell office:value-type="float" office:value="0.10530863" calcext:value-type="float">
            <text:p>0.10530863</text:p>
          </table:table-cell>
          <table:table-cell office:value-type="float" office:value="0.49129055" calcext:value-type="float">
            <text:p>0.49129055</text:p>
          </table:table-cell>
          <table:table-cell table:formula="of:=(2*[.F6]*[.G6])/([.F6]+[.G6])" office:value-type="float" office:value="0.173440180566277" calcext:value-type="float">
            <text:p>0.1734401806</text:p>
          </table:table-cell>
          <table:table-cell office:value-type="float" office:value="0.11305004" calcext:value-type="float">
            <text:p>0.11305004</text:p>
          </table:table-cell>
          <table:table-cell office:value-type="float" office:value="0.54938835" calcext:value-type="float">
            <text:p>0.54938835</text:p>
          </table:table-cell>
          <table:table-cell table:formula="of:=(2*[.I6]*[.J6])/([.I6]+[.J6])" office:value-type="float" office:value="0.187514419093477" calcext:value-type="float">
            <text:p>0.1875144191</text:p>
          </table:table-cell>
          <table:table-cell office:value-type="float" office:value="0.11450996" calcext:value-type="float">
            <text:p>0.11450996</text:p>
          </table:table-cell>
          <table:table-cell office:value-type="float" office:value="0.56880276" calcext:value-type="float">
            <text:p>0.56880276</text:p>
          </table:table-cell>
          <table:table-cell table:formula="of:=(2*[.L6]*[.M6])/([.L6]+[.M6])" office:value-type="float" office:value="0.190640622921492" calcext:value-type="float">
            <text:p>0.1906406229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office:value-type="float" office:value="0.09886794" calcext:value-type="float">
            <text:p>0.09886794</text:p>
          </table:table-cell>
          <table:table-cell office:value-type="float" office:value="0.89883746" calcext:value-type="float">
            <text:p>0.89883746</text:p>
          </table:table-cell>
          <table:table-cell table:formula="of:=(2*[.C7]*[.D7])/([.C7]+[.D7])" office:value-type="float" office:value="0.178141178879121" calcext:value-type="float">
            <text:p>0.1781411789</text:p>
          </table:table-cell>
          <table:table-cell office:value-type="float" office:value="0.08793458" calcext:value-type="float">
            <text:p>0.08793458</text:p>
          </table:table-cell>
          <table:table-cell office:value-type="float" office:value="0.91104923" calcext:value-type="float">
            <text:p>0.91104923</text:p>
          </table:table-cell>
          <table:table-cell table:formula="of:=(2*[.F7]*[.G7])/([.F7]+[.G7])" office:value-type="float" office:value="0.160388447935655" calcext:value-type="float">
            <text:p>0.1603884479</text:p>
          </table:table-cell>
          <table:table-cell office:value-type="float" office:value="0.07937503" calcext:value-type="float">
            <text:p>0.07937503</text:p>
          </table:table-cell>
          <table:table-cell office:value-type="float" office:value="0.91802488" calcext:value-type="float">
            <text:p>0.91802488</text:p>
          </table:table-cell>
          <table:table-cell table:formula="of:=(2*[.I7]*[.J7])/([.I7]+[.J7])" office:value-type="float" office:value="0.146116420625597" calcext:value-type="float">
            <text:p>0.1461164206</text:p>
          </table:table-cell>
          <table:table-cell office:value-type="float" office:value="0.07840214" calcext:value-type="float">
            <text:p>0.07840214</text:p>
          </table:table-cell>
          <table:table-cell office:value-type="float" office:value="0.91856251" calcext:value-type="float">
            <text:p>0.91856251</text:p>
          </table:table-cell>
          <table:table-cell table:formula="of:=(2*[.L7]*[.M7])/([.L7]+[.M7])" office:value-type="float" office:value="0.144473059316138" calcext:value-type="float">
            <text:p>0.1444730593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office:value-type="float" office:value="0.19854099" calcext:value-type="float">
            <text:p>0.19854099</text:p>
          </table:table-cell>
          <table:table-cell office:value-type="float" office:value="0.62869283" calcext:value-type="float">
            <text:p>0.62869283</text:p>
          </table:table-cell>
          <table:table-cell table:formula="of:=(2*[.C8]*[.D8])/([.C8]+[.D8])" office:value-type="float" office:value="0.301779965606584" calcext:value-type="float">
            <text:p>0.3017799656</text:p>
          </table:table-cell>
          <table:table-cell office:value-type="float" office:value="0.17327073" calcext:value-type="float">
            <text:p>0.17327073</text:p>
          </table:table-cell>
          <table:table-cell office:value-type="float" office:value="0.67723312" calcext:value-type="float">
            <text:p>0.67723312</text:p>
          </table:table-cell>
          <table:table-cell table:formula="of:=(2*[.F8]*[.G8])/([.F8]+[.G8])" office:value-type="float" office:value="0.275941554133065" calcext:value-type="float">
            <text:p>0.2759415541</text:p>
          </table:table-cell>
          <table:table-cell office:value-type="float" office:value="0.17130716" calcext:value-type="float">
            <text:p>0.17130716</text:p>
          </table:table-cell>
          <table:table-cell office:value-type="float" office:value="0.68094899" calcext:value-type="float">
            <text:p>0.68094899</text:p>
          </table:table-cell>
          <table:table-cell table:formula="of:=(2*[.I8]*[.J8])/([.I8]+[.J8])" office:value-type="float" office:value="0.273747364760626" calcext:value-type="float">
            <text:p>0.2737473648</text:p>
          </table:table-cell>
          <table:table-cell office:value-type="float" office:value="0.1705843" calcext:value-type="float">
            <text:p>0.1705843</text:p>
          </table:table-cell>
          <table:table-cell office:value-type="float" office:value="0.77834879" calcext:value-type="float">
            <text:p>0.77834879</text:p>
          </table:table-cell>
          <table:table-cell table:formula="of:=(2*[.L8]*[.M8])/([.L8]+[.M8])" office:value-type="float" office:value="0.279838662803922" calcext:value-type="float">
            <text:p>0.279838662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9]*[.D9])/([.C9]+[.D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9]*[.G9])/([.F9]+[.G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9]*[.J9])/([.I9]+[.J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9]*[.M9])/([.L9]+[.M9])" office:value-type="float" office:value="0.715746736973009" calcext:value-type="float">
            <text:p>0.715746737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office:value-type="float" office:value="0.04028331" calcext:value-type="float">
            <text:p>0.04028331</text:p>
          </table:table-cell>
          <table:table-cell office:value-type="float" office:value="0.49909767" calcext:value-type="float">
            <text:p>0.49909767</text:p>
          </table:table-cell>
          <table:table-cell table:formula="of:=(2*[.C10]*[.D10])/([.C10]+[.D10])" office:value-type="float" office:value="0.074549555532669" calcext:value-type="float">
            <text:p>0.0745495555</text:p>
          </table:table-cell>
          <table:table-cell office:value-type="float" office:value="0.03938886" calcext:value-type="float">
            <text:p>0.03938886</text:p>
          </table:table-cell>
          <table:table-cell office:value-type="float" office:value="0.50859652" calcext:value-type="float">
            <text:p>0.50859652</text:p>
          </table:table-cell>
          <table:table-cell table:formula="of:=(2*[.F10]*[.G10])/([.F10]+[.G10])" office:value-type="float" office:value="0.0731152247994908" calcext:value-type="float">
            <text:p>0.0731152248</text:p>
          </table:table-cell>
          <table:table-cell office:value-type="float" office:value="0.03935741" calcext:value-type="float">
            <text:p>0.03935741</text:p>
          </table:table-cell>
          <table:table-cell office:value-type="float" office:value="0.50859652" calcext:value-type="float">
            <text:p>0.50859652</text:p>
          </table:table-cell>
          <table:table-cell table:formula="of:=(2*[.I10]*[.J10])/([.I10]+[.J10])" office:value-type="float" office:value="0.0730610391359478" calcext:value-type="float">
            <text:p>0.0730610391</text:p>
          </table:table-cell>
          <table:table-cell office:value-type="float" office:value="0.0392998" calcext:value-type="float">
            <text:p>0.0392998</text:p>
          </table:table-cell>
          <table:table-cell office:value-type="float" office:value="0.50859652" calcext:value-type="float">
            <text:p>0.50859652</text:p>
          </table:table-cell>
          <table:table-cell table:formula="of:=(2*[.L10]*[.M10])/([.L10]+[.M10])" office:value-type="float" office:value="0.0729617658928463" calcext:value-type="float">
            <text:p>0.0729617659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11]*[.D11])/([.C11]+[.D11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11]*[.G11])/([.F11]+[.G11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I11]*[.J11])/([.I11]+[.J11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11]*[.M11])/([.L11]+[.M11])" office:value-type="float" office:value="0.0125779646410327" calcext:value-type="float">
            <text:p>0.0125779646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office:value-type="float" office:value="0.03720847" calcext:value-type="float">
            <text:p>0.03720847</text:p>
          </table:table-cell>
          <table:table-cell office:value-type="float" office:value="0.93917473" calcext:value-type="float">
            <text:p>0.93917473</text:p>
          </table:table-cell>
          <table:table-cell table:formula="of:=(2*[.C12]*[.D12])/([.C12]+[.D12])" office:value-type="float" office:value="0.0715810242658069" calcext:value-type="float">
            <text:p>0.0715810243</text:p>
          </table:table-cell>
          <table:table-cell office:value-type="float" office:value="0.03649424" calcext:value-type="float">
            <text:p>0.03649424</text:p>
          </table:table-cell>
          <table:table-cell office:value-type="float" office:value="0.95791944" calcext:value-type="float">
            <text:p>0.95791944</text:p>
          </table:table-cell>
          <table:table-cell table:formula="of:=(2*[.F12]*[.G12])/([.F12]+[.G12])" office:value-type="float" office:value="0.0703098572498029" calcext:value-type="float">
            <text:p>0.0703098572</text:p>
          </table:table-cell>
          <table:table-cell office:value-type="float" office:value="0.0352825" calcext:value-type="float">
            <text:p>0.0352825</text:p>
          </table:table-cell>
          <table:table-cell office:value-type="float" office:value="0.95982878" calcext:value-type="float">
            <text:p>0.95982878</text:p>
          </table:table-cell>
          <table:table-cell table:formula="of:=(2*[.I12]*[.J12])/([.I12]+[.J12])" office:value-type="float" office:value="0.0680630590989784" calcext:value-type="float">
            <text:p>0.0680630591</text:p>
          </table:table-cell>
          <table:table-cell office:value-type="float" office:value="0.03511695" calcext:value-type="float">
            <text:p>0.03511695</text:p>
          </table:table-cell>
          <table:table-cell office:value-type="float" office:value="0.96034292" calcext:value-type="float">
            <text:p>0.96034292</text:p>
          </table:table-cell>
          <table:table-cell table:formula="of:=(2*[.L12]*[.M12])/([.L12]+[.M12])" office:value-type="float" office:value="0.067756250795914" calcext:value-type="float">
            <text:p>0.067756250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office:value-type="float" office:value="0.17852595" calcext:value-type="float">
            <text:p>0.17852595</text:p>
          </table:table-cell>
          <table:table-cell office:value-type="float" office:value="0.01099484" calcext:value-type="float">
            <text:p>0.01099484</text:p>
          </table:table-cell>
          <table:table-cell table:formula="of:=(2*[.C13]*[.D13])/([.C13]+[.D13])" office:value-type="float" office:value="0.0207139729218942" calcext:value-type="float">
            <text:p>0.0207139729</text:p>
          </table:table-cell>
          <table:table-cell office:value-type="float" office:value="0.18519525" calcext:value-type="float">
            <text:p>0.18519525</text:p>
          </table:table-cell>
          <table:table-cell office:value-type="float" office:value="0.01265221" calcext:value-type="float">
            <text:p>0.01265221</text:p>
          </table:table-cell>
          <table:table-cell table:formula="of:=(2*[.F13]*[.G13])/([.F13]+[.G13])" office:value-type="float" office:value="0.0236862196158849" calcext:value-type="float">
            <text:p>0.0236862196</text:p>
          </table:table-cell>
          <table:table-cell office:value-type="float" office:value="0.19689707" calcext:value-type="float">
            <text:p>0.19689707</text:p>
          </table:table-cell>
          <table:table-cell office:value-type="float" office:value="0.0184888" calcext:value-type="float">
            <text:p>0.0184888</text:p>
          </table:table-cell>
          <table:table-cell table:formula="of:=(2*[.I13]*[.J13])/([.I13]+[.J13])" office:value-type="float" office:value="0.0338034296104568" calcext:value-type="float">
            <text:p>0.0338034296</text:p>
          </table:table-cell>
          <table:table-cell office:value-type="float" office:value="0.11654968" calcext:value-type="float">
            <text:p>0.11654968</text:p>
          </table:table-cell>
          <table:table-cell office:value-type="float" office:value="0.07265312" calcext:value-type="float">
            <text:p>0.07265312</text:p>
          </table:table-cell>
          <table:table-cell table:formula="of:=(2*[.L13]*[.M13])/([.L13]+[.M13])" office:value-type="float" office:value="0.0895092238275713" calcext:value-type="float">
            <text:p>0.089509223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office:value-type="float" office:value="0.03508467" calcext:value-type="float">
            <text:p>0.03508467</text:p>
          </table:table-cell>
          <table:table-cell office:value-type="float" office:value="0.85148844" calcext:value-type="float">
            <text:p>0.85148844</text:p>
          </table:table-cell>
          <table:table-cell table:formula="of:=(2*[.C14]*[.D14])/([.C14]+[.D14])" office:value-type="float" office:value="0.0673925039892419" calcext:value-type="float">
            <text:p>0.067392504</text:p>
          </table:table-cell>
          <table:table-cell office:value-type="float" office:value="0.03503482" calcext:value-type="float">
            <text:p>0.03503482</text:p>
          </table:table-cell>
          <table:table-cell office:value-type="float" office:value="0.85392941" calcext:value-type="float">
            <text:p>0.85392941</text:p>
          </table:table-cell>
          <table:table-cell table:formula="of:=(2*[.F14]*[.G14])/([.F14]+[.G14])" office:value-type="float" office:value="0.0673081371835539" calcext:value-type="float">
            <text:p>0.0673081372</text:p>
          </table:table-cell>
          <table:table-cell office:value-type="float" office:value="0.03489071" calcext:value-type="float">
            <text:p>0.03489071</text:p>
          </table:table-cell>
          <table:table-cell office:value-type="float" office:value="0.85392941" calcext:value-type="float">
            <text:p>0.85392941</text:p>
          </table:table-cell>
          <table:table-cell table:formula="of:=(2*[.I14]*[.J14])/([.I14]+[.J14])" office:value-type="float" office:value="0.0670421443762572" calcext:value-type="float">
            <text:p>0.0670421444</text:p>
          </table:table-cell>
          <table:table-cell office:value-type="float" office:value="0.03483779" calcext:value-type="float">
            <text:p>0.03483779</text:p>
          </table:table-cell>
          <table:table-cell office:value-type="float" office:value="0.85484685" calcext:value-type="float">
            <text:p>0.85484685</text:p>
          </table:table-cell>
          <table:table-cell table:formula="of:=(2*[.L14]*[.M14])/([.L14]+[.M14])" office:value-type="float" office:value="0.066947261318261" calcext:value-type="float">
            <text:p>0.0669472613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office:value-type="float" office:value="0.02353442" calcext:value-type="float">
            <text:p>0.02353442</text:p>
          </table:table-cell>
          <table:table-cell office:value-type="float" office:value="0.88674601" calcext:value-type="float">
            <text:p>0.88674601</text:p>
          </table:table-cell>
          <table:table-cell table:formula="of:=(2*[.C15]*[.D15])/([.C15]+[.D15])" office:value-type="float" office:value="0.0458519206716642" calcext:value-type="float">
            <text:p>0.0458519207</text:p>
          </table:table-cell>
          <table:table-cell office:value-type="float" office:value="0.02256563" calcext:value-type="float">
            <text:p>0.02256563</text:p>
          </table:table-cell>
          <table:table-cell office:value-type="float" office:value="0.91290016" calcext:value-type="float">
            <text:p>0.91290016</text:p>
          </table:table-cell>
          <table:table-cell table:formula="of:=(2*[.F15]*[.G15])/([.F15]+[.G15])" office:value-type="float" office:value="0.0440425881046934" calcext:value-type="float">
            <text:p>0.0440425881</text:p>
          </table:table-cell>
          <table:table-cell office:value-type="float" office:value="0.02034873" calcext:value-type="float">
            <text:p>0.02034873</text:p>
          </table:table-cell>
          <table:table-cell office:value-type="float" office:value="0.92014724" calcext:value-type="float">
            <text:p>0.92014724</text:p>
          </table:table-cell>
          <table:table-cell table:formula="of:=(2*[.I15]*[.J15])/([.I15]+[.J15])" office:value-type="float" office:value="0.0398169228667831" calcext:value-type="float">
            <text:p>0.0398169229</text:p>
          </table:table-cell>
          <table:table-cell office:value-type="float" office:value="0.01991308" calcext:value-type="float">
            <text:p>0.01991308</text:p>
          </table:table-cell>
          <table:table-cell office:value-type="float" office:value="0.92236946" calcext:value-type="float">
            <text:p>0.92236946</text:p>
          </table:table-cell>
          <table:table-cell table:formula="of:=(2*[.L15]*[.M15])/([.L15]+[.M15])" office:value-type="float" office:value="0.0389845212382621" calcext:value-type="float">
            <text:p>0.038984521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office:value-type="float" office:value="0.16813542" calcext:value-type="float">
            <text:p>0.16813542</text:p>
          </table:table-cell>
          <table:table-cell office:value-type="float" office:value="0.23014527" calcext:value-type="float">
            <text:p>0.23014527</text:p>
          </table:table-cell>
          <table:table-cell table:formula="of:=(2*[.C16]*[.D16])/([.C16]+[.D16])" office:value-type="float" office:value="0.194313069169702" calcext:value-type="float">
            <text:p>0.1943130692</text:p>
          </table:table-cell>
          <table:table-cell office:value-type="float" office:value="0.16431576" calcext:value-type="float">
            <text:p>0.16431576</text:p>
          </table:table-cell>
          <table:table-cell office:value-type="float" office:value="0.2740266" calcext:value-type="float">
            <text:p>0.2740266</text:p>
          </table:table-cell>
          <table:table-cell table:formula="of:=(2*[.F16]*[.G16])/([.F16]+[.G16])" office:value-type="float" office:value="0.20544165085581" calcext:value-type="float">
            <text:p>0.2054416509</text:p>
          </table:table-cell>
          <table:table-cell office:value-type="float" office:value="0.16344659" calcext:value-type="float">
            <text:p>0.16344659</text:p>
          </table:table-cell>
          <table:table-cell office:value-type="float" office:value="0.28196798" calcext:value-type="float">
            <text:p>0.28196798</text:p>
          </table:table-cell>
          <table:table-cell table:formula="of:=(2*[.I16]*[.J16])/([.I16]+[.J16])" office:value-type="float" office:value="0.206938470019911" calcext:value-type="float">
            <text:p>0.20693847</text:p>
          </table:table-cell>
          <table:table-cell office:value-type="float" office:value="0.16308233" calcext:value-type="float">
            <text:p>0.16308233</text:p>
          </table:table-cell>
          <table:table-cell office:value-type="float" office:value="0.28431303" calcext:value-type="float">
            <text:p>0.28431303</text:p>
          </table:table-cell>
          <table:table-cell table:formula="of:=(2*[.L16]*[.M16])/([.L16]+[.M16])" office:value-type="float" office:value="0.207272741414931" calcext:value-type="float">
            <text:p>0.2072727414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office:value-type="float" office:value="0.0027057" calcext:value-type="float">
            <text:p>0.0027057</text:p>
          </table:table-cell>
          <table:table-cell office:value-type="float" office:value="0.49343434" calcext:value-type="float">
            <text:p>0.49343434</text:p>
          </table:table-cell>
          <table:table-cell table:formula="of:=(2*[.C17]*[.D17])/([.C17]+[.D17])" office:value-type="float" office:value="0.00538188892691668" calcext:value-type="float">
            <text:p>0.0053818889</text:p>
          </table:table-cell>
          <table:table-cell office:value-type="float" office:value="0.00270547" calcext:value-type="float">
            <text:p>0.00270547</text:p>
          </table:table-cell>
          <table:table-cell office:value-type="float" office:value="0.49343434" calcext:value-type="float">
            <text:p>0.49343434</text:p>
          </table:table-cell>
          <table:table-cell table:formula="of:=(2*[.F17]*[.G17])/([.F17]+[.G17])" office:value-type="float" office:value="0.00538143393024559" calcext:value-type="float">
            <text:p>0.0053814339</text:p>
          </table:table-cell>
          <table:table-cell office:value-type="float" office:value="0.00270077" calcext:value-type="float">
            <text:p>0.00270077</text:p>
          </table:table-cell>
          <table:table-cell office:value-type="float" office:value="0.49343434" calcext:value-type="float">
            <text:p>0.49343434</text:p>
          </table:table-cell>
          <table:table-cell table:formula="of:=(2*[.I17]*[.J17])/([.I17]+[.J17])" office:value-type="float" office:value="0.00537213607979407" calcext:value-type="float">
            <text:p>0.0053721361</text:p>
          </table:table-cell>
          <table:table-cell office:value-type="float" office:value="0.00269808" calcext:value-type="float">
            <text:p>0.00269808</text:p>
          </table:table-cell>
          <table:table-cell office:value-type="float" office:value="0.49343434" calcext:value-type="float">
            <text:p>0.49343434</text:p>
          </table:table-cell>
          <table:table-cell table:formula="of:=(2*[.L17]*[.M17])/([.L17]+[.M17])" office:value-type="float" office:value="0.00536681446484469" calcext:value-type="float">
            <text:p>0.0053668145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office:value-type="float" office:value="0.07916315" calcext:value-type="float">
            <text:p>0.07916315</text:p>
          </table:table-cell>
          <table:table-cell office:value-type="float" office:value="0.06350971" calcext:value-type="float">
            <text:p>0.06350971</text:p>
          </table:table-cell>
          <table:table-cell table:formula="of:=(2*[.C18]*[.D18])/([.C18]+[.D18])" office:value-type="float" office:value="0.0704777166335139" calcext:value-type="float">
            <text:p>0.0704777166</text:p>
          </table:table-cell>
          <table:table-cell office:value-type="float" office:value="0.08989598" calcext:value-type="float">
            <text:p>0.08989598</text:p>
          </table:table-cell>
          <table:table-cell office:value-type="float" office:value="0.10329603" calcext:value-type="float">
            <text:p>0.10329603</text:p>
          </table:table-cell>
          <table:table-cell table:formula="of:=(2*[.F18]*[.G18])/([.F18]+[.G18])" office:value-type="float" office:value="0.096131282520011" calcext:value-type="float">
            <text:p>0.0961312825</text:p>
          </table:table-cell>
          <table:table-cell office:value-type="float" office:value="0.09300401" calcext:value-type="float">
            <text:p>0.09300401</text:p>
          </table:table-cell>
          <table:table-cell office:value-type="float" office:value="0.11613236" calcext:value-type="float">
            <text:p>0.11613236</text:p>
          </table:table-cell>
          <table:table-cell table:formula="of:=(2*[.I18]*[.J18])/([.I18]+[.J18])" office:value-type="float" office:value="0.103289305162594" calcext:value-type="float">
            <text:p>0.1032893052</text:p>
          </table:table-cell>
          <table:table-cell office:value-type="float" office:value="0.10546151" calcext:value-type="float">
            <text:p>0.10546151</text:p>
          </table:table-cell>
          <table:table-cell office:value-type="float" office:value="0.16803035" calcext:value-type="float">
            <text:p>0.16803035</text:p>
          </table:table-cell>
          <table:table-cell table:formula="of:=(2*[.L18]*[.M18])/([.L18]+[.M18])" office:value-type="float" office:value="0.129588752197806" calcext:value-type="float">
            <text:p>0.129588752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office:value-type="float" office:value="0.9815813" calcext:value-type="float">
            <text:p>0.9815813</text:p>
          </table:table-cell>
          <table:table-cell office:value-type="float" office:value="0.54009495" calcext:value-type="float">
            <text:p>0.54009495</text:p>
          </table:table-cell>
          <table:table-cell table:formula="of:=(2*[.C19]*[.D19])/([.C19]+[.D19])" office:value-type="float" office:value="0.696793556637865" calcext:value-type="float">
            <text:p>0.6967935566</text:p>
          </table:table-cell>
          <table:table-cell office:value-type="float" office:value="0.98081543" calcext:value-type="float">
            <text:p>0.98081543</text:p>
          </table:table-cell>
          <table:table-cell office:value-type="float" office:value="0.54621632" calcext:value-type="float">
            <text:p>0.54621632</text:p>
          </table:table-cell>
          <table:table-cell table:formula="of:=(2*[.F19]*[.G19])/([.F19]+[.G19])" office:value-type="float" office:value="0.701671585772618" calcext:value-type="float">
            <text:p>0.7016715858</text:p>
          </table:table-cell>
          <table:table-cell office:value-type="float" office:value="0.9807096" calcext:value-type="float">
            <text:p>0.9807096</text:p>
          </table:table-cell>
          <table:table-cell office:value-type="float" office:value="0.56046458" calcext:value-type="float">
            <text:p>0.56046458</text:p>
          </table:table-cell>
          <table:table-cell table:formula="of:=(2*[.I19]*[.J19])/([.I19]+[.J19])" office:value-type="float" office:value="0.713291205106963" calcext:value-type="float">
            <text:p>0.7132912051</text:p>
          </table:table-cell>
          <table:table-cell office:value-type="float" office:value="0.98036946" calcext:value-type="float">
            <text:p>0.98036946</text:p>
          </table:table-cell>
          <table:table-cell office:value-type="float" office:value="0.56135444" calcext:value-type="float">
            <text:p>0.56135444</text:p>
          </table:table-cell>
          <table:table-cell table:formula="of:=(2*[.L19]*[.M19])/([.L19]+[.M19])" office:value-type="float" office:value="0.713921278915638" calcext:value-type="float">
            <text:p>0.7139212789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office:value-type="float" office:value="0.05709772" calcext:value-type="float">
            <text:p>0.05709772</text:p>
          </table:table-cell>
          <table:table-cell office:value-type="float" office:value="0.95496568" calcext:value-type="float">
            <text:p>0.95496568</text:p>
          </table:table-cell>
          <table:table-cell table:formula="of:=(2*[.C20]*[.D20])/([.C20]+[.D20])" office:value-type="float" office:value="0.107752860159254" calcext:value-type="float">
            <text:p>0.1077528602</text:p>
          </table:table-cell>
          <table:table-cell office:value-type="float" office:value="0.05528125" calcext:value-type="float">
            <text:p>0.05528125</text:p>
          </table:table-cell>
          <table:table-cell office:value-type="float" office:value="0.95834131" calcext:value-type="float">
            <text:p>0.95834131</text:p>
          </table:table-cell>
          <table:table-cell table:formula="of:=(2*[.F20]*[.G20])/([.F20]+[.G20])" office:value-type="float" office:value="0.104532609344128" calcext:value-type="float">
            <text:p>0.1045326093</text:p>
          </table:table-cell>
          <table:table-cell office:value-type="float" office:value="0.05356572" calcext:value-type="float">
            <text:p>0.05356572</text:p>
          </table:table-cell>
          <table:table-cell office:value-type="float" office:value="0.96007131" calcext:value-type="float">
            <text:p>0.96007131</text:p>
          </table:table-cell>
          <table:table-cell table:formula="of:=(2*[.I20]*[.J20])/([.I20]+[.J20])" office:value-type="float" office:value="0.101470071533384" calcext:value-type="float">
            <text:p>0.1014700715</text:p>
          </table:table-cell>
          <table:table-cell office:value-type="float" office:value="0.05289801" calcext:value-type="float">
            <text:p>0.05289801</text:p>
          </table:table-cell>
          <table:table-cell office:value-type="float" office:value="0.9625782" calcext:value-type="float">
            <text:p>0.9625782</text:p>
          </table:table-cell>
          <table:table-cell table:formula="of:=(2*[.L20]*[.M20])/([.L20]+[.M20])" office:value-type="float" office:value="0.100284912138674" calcext:value-type="float">
            <text:p>0.100284912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office:value-type="float" office:value="0.02302638" calcext:value-type="float">
            <text:p>0.02302638</text:p>
          </table:table-cell>
          <table:table-cell office:value-type="float" office:value="0.3257526" calcext:value-type="float">
            <text:p>0.3257526</text:p>
          </table:table-cell>
          <table:table-cell table:formula="of:=(2*[.C21]*[.D21])/([.C21]+[.D21])" office:value-type="float" office:value="0.0430123578753972" calcext:value-type="float">
            <text:p>0.0430123579</text:p>
          </table:table-cell>
          <table:table-cell office:value-type="float" office:value="0.02774711" calcext:value-type="float">
            <text:p>0.02774711</text:p>
          </table:table-cell>
          <table:table-cell office:value-type="float" office:value="0.43243934" calcext:value-type="float">
            <text:p>0.43243934</text:p>
          </table:table-cell>
          <table:table-cell table:formula="of:=(2*[.F21]*[.G21])/([.F21]+[.G21])" office:value-type="float" office:value="0.052148175746189" calcext:value-type="float">
            <text:p>0.0521481757</text:p>
          </table:table-cell>
          <table:table-cell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formula="of:=(2*[.I21]*[.J21])/([.I21]+[.J21])" office:value-type="float" office:value="0.0527742092740375" calcext:value-type="float">
            <text:p>0.0527742093</text:p>
          </table:table-cell>
          <table:table-cell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formula="of:=(2*[.L21]*[.M21])/([.L21]+[.M21])" office:value-type="float" office:value="0.0527742092740375" calcext:value-type="float">
            <text:p>0.0527742093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office:value-type="float" office:value="0.13288805" calcext:value-type="float">
            <text:p>0.13288805</text:p>
          </table:table-cell>
          <table:table-cell office:value-type="float" office:value="0.08032171" calcext:value-type="float">
            <text:p>0.08032171</text:p>
          </table:table-cell>
          <table:table-cell table:formula="of:=(2*[.C22]*[.D22])/([.C22]+[.D22])" office:value-type="float" office:value="0.100124829318935" calcext:value-type="float">
            <text:p>0.1001248293</text:p>
          </table:table-cell>
          <table:table-cell office:value-type="float" office:value="0.12499936" calcext:value-type="float">
            <text:p>0.12499936</text:p>
          </table:table-cell>
          <table:table-cell office:value-type="float" office:value="0.11750485" calcext:value-type="float">
            <text:p>0.11750485</text:p>
          </table:table-cell>
          <table:table-cell table:formula="of:=(2*[.F22]*[.G22])/([.F22]+[.G22])" office:value-type="float" office:value="0.121136297360743" calcext:value-type="float">
            <text:p>0.1211362974</text:p>
          </table:table-cell>
          <table:table-cell office:value-type="float" office:value="0.13609085" calcext:value-type="float">
            <text:p>0.13609085</text:p>
          </table:table-cell>
          <table:table-cell office:value-type="float" office:value="0.15096165" calcext:value-type="float">
            <text:p>0.15096165</text:p>
          </table:table-cell>
          <table:table-cell table:formula="of:=(2*[.I22]*[.J22])/([.I22]+[.J22])" office:value-type="float" office:value="0.143141057931232" calcext:value-type="float">
            <text:p>0.1431410579</text:p>
          </table:table-cell>
          <table:table-cell office:value-type="float" office:value="0.14532335" calcext:value-type="float">
            <text:p>0.14532335</text:p>
          </table:table-cell>
          <table:table-cell office:value-type="float" office:value="0.1740102" calcext:value-type="float">
            <text:p>0.1740102</text:p>
          </table:table-cell>
          <table:table-cell table:formula="of:=(2*[.L22]*[.M22])/([.L22]+[.M22])" office:value-type="float" office:value="0.158378254951101" calcext:value-type="float">
            <text:p>0.158378255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office:value-type="float" office:value="0.02322744" calcext:value-type="float">
            <text:p>0.02322744</text:p>
          </table:table-cell>
          <table:table-cell office:value-type="float" office:value="0.68694042" calcext:value-type="float">
            <text:p>0.68694042</text:p>
          </table:table-cell>
          <table:table-cell table:formula="of:=(2*[.C23]*[.D23])/([.C23]+[.D23])" office:value-type="float" office:value="0.0449354815610067" calcext:value-type="float">
            <text:p>0.0449354816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F23]*[.G23])/([.F23]+[.G23])" office:value-type="float" office:value="0.0449676635345278" calcext:value-type="float">
            <text:p>0.0449676635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I23]*[.J23])/([.I23]+[.J23])" office:value-type="float" office:value="0.0449676635345278" calcext:value-type="float">
            <text:p>0.0449676635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L23]*[.M23])/([.L23]+[.M23])" office:value-type="float" office:value="0.0449676635345278" calcext:value-type="float">
            <text:p>0.0449676635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office:value-type="float" office:value="0.55892924" calcext:value-type="float">
            <text:p>0.55892924</text:p>
          </table:table-cell>
          <table:table-cell office:value-type="float" office:value="0.53096452" calcext:value-type="float">
            <text:p>0.53096452</text:p>
          </table:table-cell>
          <table:table-cell table:formula="of:=(2*[.C24]*[.D24])/([.C24]+[.D24])" office:value-type="float" office:value="0.54458811770895" calcext:value-type="float">
            <text:p>0.5445881177</text:p>
          </table:table-cell>
          <table:table-cell office:value-type="float" office:value="0.52320242" calcext:value-type="float">
            <text:p>0.52320242</text:p>
          </table:table-cell>
          <table:table-cell office:value-type="float" office:value="0.58623516" calcext:value-type="float">
            <text:p>0.58623516</text:p>
          </table:table-cell>
          <table:table-cell table:formula="of:=(2*[.F24]*[.G24])/([.F24]+[.G24])" office:value-type="float" office:value="0.552928186191579" calcext:value-type="float">
            <text:p>0.5529281862</text:p>
          </table:table-cell>
          <table:table-cell office:value-type="float" office:value="0.51871998" calcext:value-type="float">
            <text:p>0.51871998</text:p>
          </table:table-cell>
          <table:table-cell office:value-type="float" office:value="0.58670477" calcext:value-type="float">
            <text:p>0.58670477</text:p>
          </table:table-cell>
          <table:table-cell table:formula="of:=(2*[.I24]*[.J24])/([.I24]+[.J24])" office:value-type="float" office:value="0.550621806794727" calcext:value-type="float">
            <text:p>0.5506218068</text:p>
          </table:table-cell>
          <table:table-cell office:value-type="float" office:value="0.5054586" calcext:value-type="float">
            <text:p>0.5054586</text:p>
          </table:table-cell>
          <table:table-cell office:value-type="float" office:value="0.60911022" calcext:value-type="float">
            <text:p>0.60911022</text:p>
          </table:table-cell>
          <table:table-cell table:formula="of:=(2*[.L24]*[.M24])/([.L24]+[.M24])" office:value-type="float" office:value="0.552464762197263" calcext:value-type="float">
            <text:p>0.552464762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office:value-type="float" office:value="0.48017003" calcext:value-type="float">
            <text:p>0.48017003</text:p>
          </table:table-cell>
          <table:table-cell office:value-type="float" office:value="0.18835203" calcext:value-type="float">
            <text:p>0.18835203</text:p>
          </table:table-cell>
          <table:table-cell table:formula="of:=(2*[.C25]*[.D25])/([.C25]+[.D25])" office:value-type="float" office:value="0.270569979083894" calcext:value-type="float">
            <text:p>0.2705699791</text:p>
          </table:table-cell>
          <table:table-cell office:value-type="float" office:value="0.47857666" calcext:value-type="float">
            <text:p>0.47857666</text:p>
          </table:table-cell>
          <table:table-cell office:value-type="float" office:value="0.26117583" calcext:value-type="float">
            <text:p>0.26117583</text:p>
          </table:table-cell>
          <table:table-cell table:formula="of:=(2*[.F25]*[.G25])/([.F25]+[.G25])" office:value-type="float" office:value="0.337931019047" calcext:value-type="float">
            <text:p>0.337931019</text:p>
          </table:table-cell>
          <table:table-cell office:value-type="float" office:value="0.47335163" calcext:value-type="float">
            <text:p>0.47335163</text:p>
          </table:table-cell>
          <table:table-cell office:value-type="float" office:value="0.32092487" calcext:value-type="float">
            <text:p>0.32092487</text:p>
          </table:table-cell>
          <table:table-cell table:formula="of:=(2*[.I25]*[.J25])/([.I25]+[.J25])" office:value-type="float" office:value="0.382512413050211" calcext:value-type="float">
            <text:p>0.3825124131</text:p>
          </table:table-cell>
          <table:table-cell office:value-type="float" office:value="0.47818834" calcext:value-type="float">
            <text:p>0.47818834</text:p>
          </table:table-cell>
          <table:table-cell office:value-type="float" office:value="0.37786084" calcext:value-type="float">
            <text:p>0.37786084</text:p>
          </table:table-cell>
          <table:table-cell table:formula="of:=(2*[.L25]*[.M25])/([.L25]+[.M25])" office:value-type="float" office:value="0.422145484283054" calcext:value-type="float">
            <text:p>0.4221454843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office:value-type="float" office:value="0.0573145" calcext:value-type="float">
            <text:p>0.0573145</text:p>
          </table:table-cell>
          <table:table-cell office:value-type="float" office:value="0.50477073" calcext:value-type="float">
            <text:p>0.50477073</text:p>
          </table:table-cell>
          <table:table-cell table:formula="of:=(2*[.C26]*[.D26])/([.C26]+[.D26])" office:value-type="float" office:value="0.102940552288076" calcext:value-type="float">
            <text:p>0.1029405523</text:p>
          </table:table-cell>
          <table:table-cell office:value-type="float" office:value="0.05364285" calcext:value-type="float">
            <text:p>0.05364285</text:p>
          </table:table-cell>
          <table:table-cell office:value-type="float" office:value="0.54660529" calcext:value-type="float">
            <text:p>0.54660529</text:p>
          </table:table-cell>
          <table:table-cell table:formula="of:=(2*[.F26]*[.G26])/([.F26]+[.G26])" office:value-type="float" office:value="0.0976978140429606" calcext:value-type="float">
            <text:p>0.097697814</text:p>
          </table:table-cell>
          <table:table-cell office:value-type="float" office:value="0.0536316" calcext:value-type="float">
            <text:p>0.0536316</text:p>
          </table:table-cell>
          <table:table-cell office:value-type="float" office:value="0.54913868" calcext:value-type="float">
            <text:p>0.54913868</text:p>
          </table:table-cell>
          <table:table-cell table:formula="of:=(2*[.I26]*[.J26])/([.I26]+[.J26])" office:value-type="float" office:value="0.0977194364336875" calcext:value-type="float">
            <text:p>0.0977194364</text:p>
          </table:table-cell>
          <table:table-cell office:value-type="float" office:value="0.05377151" calcext:value-type="float">
            <text:p>0.05377151</text:p>
          </table:table-cell>
          <table:table-cell office:value-type="float" office:value="0.56180049" calcext:value-type="float">
            <text:p>0.56180049</text:p>
          </table:table-cell>
          <table:table-cell table:formula="of:=(2*[.L26]*[.M26])/([.L26]+[.M26])" office:value-type="float" office:value="0.0981489108212846" calcext:value-type="float">
            <text:p>0.098148910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1954869" calcext:value-type="float">
            <text:p>0.1954869</text:p>
          </table:table-cell>
          <table:table-cell office:value-type="float" office:value="0.55902599" calcext:value-type="float">
            <text:p>0.55902599</text:p>
          </table:table-cell>
          <table:table-cell table:formula="of:=(2*[.C27]*[.D27])/([.C27]+[.D27])" office:value-type="float" office:value="0.289676317669088" calcext:value-type="float">
            <text:p>0.2896763177</text:p>
          </table:table-cell>
          <table:table-cell office:value-type="float" office:value="0.19237887" calcext:value-type="float">
            <text:p>0.19237887</text:p>
          </table:table-cell>
          <table:table-cell office:value-type="float" office:value="0.58690085" calcext:value-type="float">
            <text:p>0.58690085</text:p>
          </table:table-cell>
          <table:table-cell table:formula="of:=(2*[.F27]*[.G27])/([.F27]+[.G27])" office:value-type="float" office:value="0.289773541970371" calcext:value-type="float">
            <text:p>0.289773542</text:p>
          </table:table-cell>
          <table:table-cell office:value-type="float" office:value="0.19270787" calcext:value-type="float">
            <text:p>0.19270787</text:p>
          </table:table-cell>
          <table:table-cell office:value-type="float" office:value="0.59866728" calcext:value-type="float">
            <text:p>0.59866728</text:p>
          </table:table-cell>
          <table:table-cell table:formula="of:=(2*[.I27]*[.J27])/([.I27]+[.J27])" office:value-type="float" office:value="0.291563100932582" calcext:value-type="float">
            <text:p>0.2915631009</text:p>
          </table:table-cell>
          <table:table-cell office:value-type="float" office:value="0.18969126" calcext:value-type="float">
            <text:p>0.18969126</text:p>
          </table:table-cell>
          <table:table-cell office:value-type="float" office:value="0.61372753" calcext:value-type="float">
            <text:p>0.61372753</text:p>
          </table:table-cell>
          <table:table-cell table:formula="of:=(2*[.L27]*[.M27])/([.L27]+[.M27])" office:value-type="float" office:value="0.289808378672318" calcext:value-type="float">
            <text:p>0.2898083787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float" office:value="0.28750576" calcext:value-type="float">
            <text:p>0.28750576</text:p>
          </table:table-cell>
          <table:table-cell office:value-type="float" office:value="0.48239464" calcext:value-type="float">
            <text:p>0.48239464</text:p>
          </table:table-cell>
          <table:table-cell table:formula="of:=(2*[.C28]*[.D28])/([.C28]+[.D28])" office:value-type="float" office:value="0.360283583676866" calcext:value-type="float">
            <text:p>0.3602835837</text:p>
          </table:table-cell>
          <table:table-cell office:value-type="float" office:value="0.27784026" calcext:value-type="float">
            <text:p>0.27784026</text:p>
          </table:table-cell>
          <table:table-cell office:value-type="float" office:value="0.50793927" calcext:value-type="float">
            <text:p>0.50793927</text:p>
          </table:table-cell>
          <table:table-cell table:formula="of:=(2*[.F28]*[.G28])/([.F28]+[.G28])" office:value-type="float" office:value="0.359199937012893" calcext:value-type="float">
            <text:p>0.359199937</text:p>
          </table:table-cell>
          <table:table-cell office:value-type="float" office:value="0.27653664" calcext:value-type="float">
            <text:p>0.27653664</text:p>
          </table:table-cell>
          <table:table-cell office:value-type="float" office:value="0.52709514" calcext:value-type="float">
            <text:p>0.52709514</text:p>
          </table:table-cell>
          <table:table-cell table:formula="of:=(2*[.I28]*[.J28])/([.I28]+[.J28])" office:value-type="float" office:value="0.362755985025703" calcext:value-type="float">
            <text:p>0.362755985</text:p>
          </table:table-cell>
          <table:table-cell office:value-type="float" office:value="0.27398419" calcext:value-type="float">
            <text:p>0.27398419</text:p>
          </table:table-cell>
          <table:table-cell office:value-type="float" office:value="0.54258215" calcext:value-type="float">
            <text:p>0.54258215</text:p>
          </table:table-cell>
          <table:table-cell table:formula="of:=(2*[.L28]*[.M28])/([.L28]+[.M28])" office:value-type="float" office:value="0.364107418084876" calcext:value-type="float">
            <text:p>0.3641074181</text:p>
          </table:table-cell>
          <table:table-cell table:number-columns-repeated="4"/>
        </table:table-row>
        <table:table-row table:style-name="ro3">
          <table:table-cell table:number-columns-repeated="16"/>
          <table:table-cell office:value-type="string" calcext:value-type="string">
            <text:p>Macro F1</text:p>
          </table:table-cell>
          <table:table-cell office:value-type="string" calcext:value-type="string">
            <text:p>Micro F1</text:p>
          </table:table-cell>
        </table:table-row>
        <table:table-row table:style-name="ro3">
          <table:table-cell table:number-columns-repeated="15"/>
          <table:table-cell office:value-type="float" office:value="2" calcext:value-type="float">
            <text:p>2</text:p>
          </table:table-cell>
          <table:table-cell table:formula="of:=[.E27]" office:value-type="float" office:value="0.289676317669088" calcext:value-type="float">
            <text:p>0.2896763177</text:p>
          </table:table-cell>
          <table:table-cell table:formula="of:=[.E28]" office:value-type="float" office:value="0.360283583676866" calcext:value-type="float">
            <text:p>0.3602835837</text:p>
          </table:table-cell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60006185" calcext:value-type="float">
            <text:p>0.60006185</text:p>
          </table:table-cell>
          <table:table-cell office:value-type="float" office:value="0.4551852" calcext:value-type="float">
            <text:p>0.4551852</text:p>
          </table:table-cell>
          <table:table-cell table:formula="of:=(2*[.C31]*[.D31])/([.C31]+[.D31])" office:value-type="float" office:value="0.517678344999154" calcext:value-type="float">
            <text:p>0.517678345</text:p>
          </table:table-cell>
          <table:table-cell office:value-type="float" office:value="0.59775341" calcext:value-type="float">
            <text:p>0.59775341</text:p>
          </table:table-cell>
          <table:table-cell office:value-type="float" office:value="0.49322255" calcext:value-type="float">
            <text:p>0.49322255</text:p>
          </table:table-cell>
          <table:table-cell table:formula="of:=(2*[.F31]*[.G31])/([.F31]+[.G31])" office:value-type="float" office:value="0.540480215808597" calcext:value-type="float">
            <text:p>0.5404802158</text:p>
          </table:table-cell>
          <table:table-cell office:value-type="float" office:value="0.5980818" calcext:value-type="float">
            <text:p>0.5980818</text:p>
          </table:table-cell>
          <table:table-cell office:value-type="float" office:value="0.54511523" calcext:value-type="float">
            <text:p>0.54511523</text:p>
          </table:table-cell>
          <table:table-cell table:formula="of:=(2*[.I31]*[.J31])/([.I31]+[.J31])" office:value-type="float" office:value="0.570371492245416" calcext:value-type="float">
            <text:p>0.5703714922</text:p>
          </table:table-cell>
          <table:table-cell office:value-type="float" office:value="0.59852591" calcext:value-type="float">
            <text:p>0.59852591</text:p>
          </table:table-cell>
          <table:table-cell office:value-type="float" office:value="0.54947984" calcext:value-type="float">
            <text:p>0.54947984</text:p>
          </table:table-cell>
          <table:table-cell table:formula="of:=(2*[.L31]*[.M31])/([.L31]+[.M31])" office:value-type="float" office:value="0.572955181213429" calcext:value-type="float">
            <text:p>0.572955181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27]" office:value-type="float" office:value="0.289773541970371" calcext:value-type="float">
            <text:p>0.289773542</text:p>
          </table:table-cell>
          <table:table-cell table:formula="of:=[.H28]" office:value-type="float" office:value="0.359199937012893" calcext:value-type="float">
            <text:p>0.359199937</text:p>
          </table:table-cell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office:value-type="float" office:value="0.33455428" calcext:value-type="float">
            <text:p>0.33455428</text:p>
          </table:table-cell>
          <table:table-cell office:value-type="float" office:value="0.7149723" calcext:value-type="float">
            <text:p>0.7149723</text:p>
          </table:table-cell>
          <table:table-cell table:formula="of:=(2*[.C32]*[.D32])/([.C32]+[.D32])" office:value-type="float" office:value="0.455818933230722" calcext:value-type="float">
            <text:p>0.4558189332</text:p>
          </table:table-cell>
          <table:table-cell office:value-type="float" office:value="0.32327372" calcext:value-type="float">
            <text:p>0.32327372</text:p>
          </table:table-cell>
          <table:table-cell office:value-type="float" office:value="0.74138582" calcext:value-type="float">
            <text:p>0.74138582</text:p>
          </table:table-cell>
          <table:table-cell table:formula="of:=(2*[.F32]*[.G32])/([.F32]+[.G32])" office:value-type="float" office:value="0.450229473333138" calcext:value-type="float">
            <text:p>0.4502294733</text:p>
          </table:table-cell>
          <table:table-cell office:value-type="float" office:value="0.30640185" calcext:value-type="float">
            <text:p>0.30640185</text:p>
          </table:table-cell>
          <table:table-cell office:value-type="float" office:value="0.75410866" calcext:value-type="float">
            <text:p>0.75410866</text:p>
          </table:table-cell>
          <table:table-cell table:formula="of:=(2*[.I32]*[.J32])/([.I32]+[.J32])" office:value-type="float" office:value="0.435752944164638" calcext:value-type="float">
            <text:p>0.4357529442</text:p>
          </table:table-cell>
          <table:table-cell office:value-type="float" office:value="0.303596" calcext:value-type="float">
            <text:p>0.303596</text:p>
          </table:table-cell>
          <table:table-cell office:value-type="float" office:value="0.76171871" calcext:value-type="float">
            <text:p>0.76171871</text:p>
          </table:table-cell>
          <table:table-cell table:formula="of:=(2*[.L32]*[.M32])/([.L32]+[.M32])" office:value-type="float" office:value="0.434152933983536" calcext:value-type="float">
            <text:p>0.43415293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K27]" office:value-type="float" office:value="0.291563100932582" calcext:value-type="float">
            <text:p>0.2915631009</text:p>
          </table:table-cell>
          <table:table-cell table:formula="of:=[.K28]" office:value-type="float" office:value="0.362755985025703" calcext:value-type="float">
            <text:p>0.362755985</text:p>
          </table:table-cell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formula="of:=(2*[.C33]*[.D33])/([.C33]+[.D33])" office:value-type="float" office:value="0.469563136790698" calcext:value-type="float">
            <text:p>0.4695631368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formula="of:=(2*[.F33]*[.G33])/([.F33]+[.G33])" office:value-type="float" office:value="0.469563136790698" calcext:value-type="float">
            <text:p>0.4695631368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formula="of:=(2*[.I33]*[.J33])/([.I33]+[.J33])" office:value-type="float" office:value="0.469563136790698" calcext:value-type="float">
            <text:p>0.4695631368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formula="of:=(2*[.L33]*[.M33])/([.L33]+[.M33])" office:value-type="float" office:value="0.469563136790698" calcext:value-type="float">
            <text:p>0.469563136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N27]" office:value-type="float" office:value="0.289808378672318" calcext:value-type="float">
            <text:p>0.2898083787</text:p>
          </table:table-cell>
          <table:table-cell table:formula="of:=[.N28]" office:value-type="float" office:value="0.364107418084876" calcext:value-type="float">
            <text:p>0.3641074181</text:p>
          </table:table-cell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office:value-type="float" office:value="0.39425768" calcext:value-type="float">
            <text:p>0.39425768</text:p>
          </table:table-cell>
          <table:table-cell office:value-type="float" office:value="0.26455802" calcext:value-type="float">
            <text:p>0.26455802</text:p>
          </table:table-cell>
          <table:table-cell table:formula="of:=(2*[.C34]*[.D34])/([.C34]+[.D34])" office:value-type="float" office:value="0.316641000481906" calcext:value-type="float">
            <text:p>0.3166410005</text:p>
          </table:table-cell>
          <table:table-cell office:value-type="float" office:value="0.39434405" calcext:value-type="float">
            <text:p>0.39434405</text:p>
          </table:table-cell>
          <table:table-cell office:value-type="float" office:value="0.31627278" calcext:value-type="float">
            <text:p>0.31627278</text:p>
          </table:table-cell>
          <table:table-cell table:formula="of:=(2*[.F34]*[.G34])/([.F34]+[.G34])" office:value-type="float" office:value="0.351019800558225" calcext:value-type="float">
            <text:p>0.3510198006</text:p>
          </table:table-cell>
          <table:table-cell office:value-type="float" office:value="0.39290136" calcext:value-type="float">
            <text:p>0.39290136</text:p>
          </table:table-cell>
          <table:table-cell office:value-type="float" office:value="0.36254967" calcext:value-type="float">
            <text:p>0.36254967</text:p>
          </table:table-cell>
          <table:table-cell table:formula="of:=(2*[.I34]*[.J34])/([.I34]+[.J34])" office:value-type="float" office:value="0.377115796401922" calcext:value-type="float">
            <text:p>0.3771157964</text:p>
          </table:table-cell>
          <table:table-cell office:value-type="float" office:value="0.38678934" calcext:value-type="float">
            <text:p>0.38678934</text:p>
          </table:table-cell>
          <table:table-cell office:value-type="float" office:value="0.38067128" calcext:value-type="float">
            <text:p>0.38067128</text:p>
          </table:table-cell>
          <table:table-cell table:formula="of:=(2*[.L34]*[.M34])/([.L34]+[.M34])" office:value-type="float" office:value="0.383705923955174" calcext:value-type="float">
            <text:p>0.383705924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office:value-type="float" office:value="0.42941044" calcext:value-type="float">
            <text:p>0.42941044</text:p>
          </table:table-cell>
          <table:table-cell office:value-type="float" office:value="0.68920097" calcext:value-type="float">
            <text:p>0.68920097</text:p>
          </table:table-cell>
          <table:table-cell table:formula="of:=(2*[.C35]*[.D35])/([.C35]+[.D35])" office:value-type="float" office:value="0.529138339070092" calcext:value-type="float">
            <text:p>0.5291383391</text:p>
          </table:table-cell>
          <table:table-cell office:value-type="float" office:value="0.42897449" calcext:value-type="float">
            <text:p>0.42897449</text:p>
          </table:table-cell>
          <table:table-cell office:value-type="float" office:value="0.70195348" calcext:value-type="float">
            <text:p>0.70195348</text:p>
          </table:table-cell>
          <table:table-cell table:formula="of:=(2*[.F35]*[.G35])/([.F35]+[.G35])" office:value-type="float" office:value="0.532518682134505" calcext:value-type="float">
            <text:p>0.5325186821</text:p>
          </table:table-cell>
          <table:table-cell office:value-type="float" office:value="0.4233632" calcext:value-type="float">
            <text:p>0.4233632</text:p>
          </table:table-cell>
          <table:table-cell office:value-type="float" office:value="0.7066796" calcext:value-type="float">
            <text:p>0.7066796</text:p>
          </table:table-cell>
          <table:table-cell table:formula="of:=(2*[.I35]*[.J35])/([.I35]+[.J35])" office:value-type="float" office:value="0.529505850275264" calcext:value-type="float">
            <text:p>0.5295058503</text:p>
          </table:table-cell>
          <table:table-cell office:value-type="float" office:value="0.42291429" calcext:value-type="float">
            <text:p>0.42291429</text:p>
          </table:table-cell>
          <table:table-cell office:value-type="float" office:value="0.70716387" calcext:value-type="float">
            <text:p>0.70716387</text:p>
          </table:table-cell>
          <table:table-cell table:formula="of:=(2*[.L35]*[.M35])/([.L35]+[.M35])" office:value-type="float" office:value="0.529290303238322" calcext:value-type="float">
            <text:p>0.5292903032</text:p>
          </table:table-cell>
          <table:table-cell table:number-columns-repeated="2"/>
          <table:table-cell office:value-type="string" calcext:value-type="string">
            <text:p>Macro F1 (NBC)</text:p>
          </table:table-cell>
          <table:table-cell office:value-type="string" calcext:value-type="string">
            <text:p>Micro F1 (NBC)</text:p>
          </table:table-cell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office:value-type="float" office:value="0.46360834" calcext:value-type="float">
            <text:p>0.46360834</text:p>
          </table:table-cell>
          <table:table-cell office:value-type="float" office:value="0.49803022" calcext:value-type="float">
            <text:p>0.49803022</text:p>
          </table:table-cell>
          <table:table-cell table:formula="of:=(2*[.C36]*[.D36])/([.C36]+[.D36])" office:value-type="float" office:value="0.480203213906137" calcext:value-type="float">
            <text:p>0.4802032139</text:p>
          </table:table-cell>
          <table:table-cell office:value-type="float" office:value="0.46038697" calcext:value-type="float">
            <text:p>0.46038697</text:p>
          </table:table-cell>
          <table:table-cell office:value-type="float" office:value="0.53033557" calcext:value-type="float">
            <text:p>0.53033557</text:p>
          </table:table-cell>
          <table:table-cell table:formula="of:=(2*[.F36]*[.G36])/([.F36]+[.G36])" office:value-type="float" office:value="0.492891957733238" calcext:value-type="float">
            <text:p>0.4928919577</text:p>
          </table:table-cell>
          <table:table-cell office:value-type="float" office:value="0.45941859" calcext:value-type="float">
            <text:p>0.45941859</text:p>
          </table:table-cell>
          <table:table-cell office:value-type="float" office:value="0.53128871" calcext:value-type="float">
            <text:p>0.53128871</text:p>
          </table:table-cell>
          <table:table-cell table:formula="of:=(2*[.I36]*[.J36])/([.I36]+[.J36])" office:value-type="float" office:value="0.492746767952793" calcext:value-type="float">
            <text:p>0.492746768</text:p>
          </table:table-cell>
          <table:table-cell office:value-type="float" office:value="0.44463765" calcext:value-type="float">
            <text:p>0.44463765</text:p>
          </table:table-cell>
          <table:table-cell office:value-type="float" office:value="0.62042535" calcext:value-type="float">
            <text:p>0.62042535</text:p>
          </table:table-cell>
          <table:table-cell table:formula="of:=(2*[.L36]*[.M36])/([.L36]+[.M36])" office:value-type="float" office:value="0.518024698303157" calcext:value-type="float">
            <text:p>0.518024698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55]" office:value-type="float" office:value="0.356736623102692" calcext:value-type="float">
            <text:p>0.3567366231</text:p>
          </table:table-cell>
          <table:table-cell table:formula="of:=[.E56]" office:value-type="float" office:value="0.555165737471628" calcext:value-type="float">
            <text:p>0.5551657375</text:p>
          </table:table-cell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formula="of:=(2*[.C37]*[.D37])/([.C37]+[.D37])" office:value-type="float" office:value="0.685476758093899" calcext:value-type="float">
            <text:p>0.6854767581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formula="of:=(2*[.F37]*[.G37])/([.F37]+[.G37])" office:value-type="float" office:value="0.685476758093899" calcext:value-type="float">
            <text:p>0.6854767581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formula="of:=(2*[.I37]*[.J37])/([.I37]+[.J37])" office:value-type="float" office:value="0.685476758093899" calcext:value-type="float">
            <text:p>0.6854767581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formula="of:=(2*[.L37]*[.M37])/([.L37]+[.M37])" office:value-type="float" office:value="0.685476758093899" calcext:value-type="float">
            <text:p>0.685476758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55]" office:value-type="float" office:value="0.366870907659201" calcext:value-type="float">
            <text:p>0.3668709077</text:p>
          </table:table-cell>
          <table:table-cell table:formula="of:=[.H56]" office:value-type="float" office:value="0.567518857060442" calcext:value-type="float">
            <text:p>0.5675188571</text:p>
          </table:table-cell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formula="of:=(2*[.C38]*[.D38])/([.C38]+[.D38])" office:value-type="float" office:value="0.0253338850683588" calcext:value-type="float">
            <text:p>0.0253338851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formula="of:=(2*[.F38]*[.G38])/([.F38]+[.G38])" office:value-type="float" office:value="0.0253338850683588" calcext:value-type="float">
            <text:p>0.0253338851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formula="of:=(2*[.I38]*[.J38])/([.I38]+[.J38])" office:value-type="float" office:value="0.0253338850683588" calcext:value-type="float">
            <text:p>0.0253338851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formula="of:=(2*[.L38]*[.M38])/([.L38]+[.M38])" office:value-type="float" office:value="0.0253338850683588" calcext:value-type="float">
            <text:p>0.025333885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K55]" office:value-type="float" office:value="0.373865918052937" calcext:value-type="float">
            <text:p>0.3738659181</text:p>
          </table:table-cell>
          <table:table-cell table:formula="of:=[.K56]" office:value-type="float" office:value="0.577739629690096" calcext:value-type="float">
            <text:p>0.5777396297</text:p>
          </table:table-cell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formula="of:=(2*[.C39]*[.D39])/([.C39]+[.D39])" office:value-type="float" office:value="0.291929014670711" calcext:value-type="float">
            <text:p>0.2919290147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formula="of:=(2*[.F39]*[.G39])/([.F39]+[.G39])" office:value-type="float" office:value="0.291929014670711" calcext:value-type="float">
            <text:p>0.2919290147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formula="of:=(2*[.I39]*[.J39])/([.I39]+[.J39])" office:value-type="float" office:value="0.291929014670711" calcext:value-type="float">
            <text:p>0.2919290147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formula="of:=(2*[.L39]*[.M39])/([.L39]+[.M39])" office:value-type="float" office:value="0.291929014670711" calcext:value-type="float">
            <text:p>0.2919290147</text:p>
          </table:table-cell>
          <table:table-cell/>
          <table:table-cell office:value-type="float" office:value="5" calcext:value-type="float">
            <text:p>5</text:p>
          </table:table-cell>
          <table:table-cell table:formula="of:=[.N55]" office:value-type="float" office:value="0.385622143616747" calcext:value-type="float">
            <text:p>0.3856221436</text:p>
          </table:table-cell>
          <table:table-cell table:formula="of:=[.N56]" office:value-type="float" office:value="0.584095774375602" calcext:value-type="float">
            <text:p>0.5840957744</text:p>
          </table:table-cell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office:value-type="float" office:value="0.33132601" calcext:value-type="float">
            <text:p>0.33132601</text:p>
          </table:table-cell>
          <table:table-cell office:value-type="float" office:value="0.67027442" calcext:value-type="float">
            <text:p>0.67027442</text:p>
          </table:table-cell>
          <table:table-cell table:formula="of:=(2*[.C40]*[.D40])/([.C40]+[.D40])" office:value-type="float" office:value="0.443448989301381" calcext:value-type="float">
            <text:p>0.4434489893</text:p>
          </table:table-cell>
          <table:table-cell office:value-type="float" office:value="0.31991292" calcext:value-type="float">
            <text:p>0.31991292</text:p>
          </table:table-cell>
          <table:table-cell office:value-type="float" office:value="0.68542266" calcext:value-type="float">
            <text:p>0.68542266</text:p>
          </table:table-cell>
          <table:table-cell table:formula="of:=(2*[.F40]*[.G40])/([.F40]+[.G40])" office:value-type="float" office:value="0.436223623150326" calcext:value-type="float">
            <text:p>0.4362236232</text:p>
          </table:table-cell>
          <table:table-cell office:value-type="float" office:value="0.3173198" calcext:value-type="float">
            <text:p>0.3173198</text:p>
          </table:table-cell>
          <table:table-cell office:value-type="float" office:value="0.68580876" calcext:value-type="float">
            <text:p>0.68580876</text:p>
          </table:table-cell>
          <table:table-cell table:formula="of:=(2*[.I40]*[.J40])/([.I40]+[.J40])" office:value-type="float" office:value="0.433883965105027" calcext:value-type="float">
            <text:p>0.4338839651</text:p>
          </table:table-cell>
          <table:table-cell office:value-type="float" office:value="0.31554643" calcext:value-type="float">
            <text:p>0.31554643</text:p>
          </table:table-cell>
          <table:table-cell office:value-type="float" office:value="0.68580876" calcext:value-type="float">
            <text:p>0.68580876</text:p>
          </table:table-cell>
          <table:table-cell table:formula="of:=(2*[.L40]*[.M40])/([.L40]+[.M40])" office:value-type="float" office:value="0.432223267112096" calcext:value-type="float">
            <text:p>0.432223267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office:value-type="float" office:value="0.3" calcext:value-type="float">
            <text:p>0.3</text:p>
          </table:table-cell>
          <table:table-cell office:value-type="float" office:value="0.00023867" calcext:value-type="float">
            <text:p>0.00023867</text:p>
          </table:table-cell>
          <table:table-cell table:formula="of:=(2*[.C41]*[.D41])/([.C41]+[.D41])" office:value-type="float" office:value="0.000476960546088217" calcext:value-type="float">
            <text:p>0.0004769605</text:p>
          </table:table-cell>
          <table:table-cell office:value-type="float" office:value="0.43333333" calcext:value-type="float">
            <text:p>0.43333333</text:p>
          </table:table-cell>
          <table:table-cell office:value-type="float" office:value="0.0005659" calcext:value-type="float">
            <text:p>0.0005659</text:p>
          </table:table-cell>
          <table:table-cell table:formula="of:=(2*[.F41]*[.G41])/([.F41]+[.G41])" office:value-type="float" office:value="0.00113032388394421" calcext:value-type="float">
            <text:p>0.0011303239</text:p>
          </table:table-cell>
          <table:table-cell office:value-type="float" office:value="0.54761905" calcext:value-type="float">
            <text:p>0.54761905</text:p>
          </table:table-cell>
          <table:table-cell office:value-type="float" office:value="0.00156628" calcext:value-type="float">
            <text:p>0.00156628</text:p>
          </table:table-cell>
          <table:table-cell table:formula="of:=(2*[.I41]*[.J41])/([.I41]+[.J41])" office:value-type="float" office:value="0.00312362591926481" calcext:value-type="float">
            <text:p>0.0031236259</text:p>
          </table:table-cell>
          <table:table-cell office:value-type="float" office:value="0.77327387" calcext:value-type="float">
            <text:p>0.77327387</text:p>
          </table:table-cell>
          <table:table-cell office:value-type="float" office:value="0.00651118" calcext:value-type="float">
            <text:p>0.00651118</text:p>
          </table:table-cell>
          <table:table-cell table:formula="of:=(2*[.L41]*[.M41])/([.L41]+[.M41])" office:value-type="float" office:value="0.0129136237142956" calcext:value-type="float">
            <text:p>0.0129136237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formula="of:=(2*[.C42]*[.D42])/([.C42]+[.D42])" office:value-type="float" office:value="0.0510895863228795" calcext:value-type="float">
            <text:p>0.0510895863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formula="of:=(2*[.F42]*[.G42])/([.F42]+[.G42])" office:value-type="float" office:value="0.0510895863228795" calcext:value-type="float">
            <text:p>0.0510895863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formula="of:=(2*[.I42]*[.J42])/([.I42]+[.J42])" office:value-type="float" office:value="0.0510895863228795" calcext:value-type="float">
            <text:p>0.0510895863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formula="of:=(2*[.L42]*[.M42])/([.L42]+[.M42])" office:value-type="float" office:value="0.0510895863228795" calcext:value-type="float">
            <text:p>0.0510895863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office:value-type="float" office:value="0.20959073" calcext:value-type="float">
            <text:p>0.20959073</text:p>
          </table:table-cell>
          <table:table-cell office:value-type="float" office:value="0.59550304" calcext:value-type="float">
            <text:p>0.59550304</text:p>
          </table:table-cell>
          <table:table-cell table:formula="of:=(2*[.C43]*[.D43])/([.C43]+[.D43])" office:value-type="float" office:value="0.310055602270576" calcext:value-type="float">
            <text:p>0.3100556023</text:p>
          </table:table-cell>
          <table:table-cell office:value-type="float" office:value="0.19345947" calcext:value-type="float">
            <text:p>0.19345947</text:p>
          </table:table-cell>
          <table:table-cell office:value-type="float" office:value="0.61857925" calcext:value-type="float">
            <text:p>0.61857925</text:p>
          </table:table-cell>
          <table:table-cell table:formula="of:=(2*[.F43]*[.G43])/([.F43]+[.G43])" office:value-type="float" office:value="0.294739674132774" calcext:value-type="float">
            <text:p>0.2947396741</text:p>
          </table:table-cell>
          <table:table-cell office:value-type="float" office:value="0.18971355" calcext:value-type="float">
            <text:p>0.18971355</text:p>
          </table:table-cell>
          <table:table-cell office:value-type="float" office:value="0.62897648" calcext:value-type="float">
            <text:p>0.62897648</text:p>
          </table:table-cell>
          <table:table-cell table:formula="of:=(2*[.I43]*[.J43])/([.I43]+[.J43])" office:value-type="float" office:value="0.291503148969101" calcext:value-type="float">
            <text:p>0.291503149</text:p>
          </table:table-cell>
          <table:table-cell office:value-type="float" office:value="0.18784813" calcext:value-type="float">
            <text:p>0.18784813</text:p>
          </table:table-cell>
          <table:table-cell office:value-type="float" office:value="0.63602646" calcext:value-type="float">
            <text:p>0.63602646</text:p>
          </table:table-cell>
          <table:table-cell table:formula="of:=(2*[.L43]*[.M43])/([.L43]+[.M43])" office:value-type="float" office:value="0.290035358758958" calcext:value-type="float">
            <text:p>0.2900353588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office:value-type="float" office:value="0.531864" calcext:value-type="float">
            <text:p>0.531864</text:p>
          </table:table-cell>
          <table:table-cell office:value-type="float" office:value="0.01549293" calcext:value-type="float">
            <text:p>0.01549293</text:p>
          </table:table-cell>
          <table:table-cell table:formula="of:=(2*[.C44]*[.D44])/([.C44]+[.D44])" office:value-type="float" office:value="0.0301088056801254" calcext:value-type="float">
            <text:p>0.0301088057</text:p>
          </table:table-cell>
          <table:table-cell office:value-type="float" office:value="0.52609307" calcext:value-type="float">
            <text:p>0.52609307</text:p>
          </table:table-cell>
          <table:table-cell office:value-type="float" office:value="0.02069551" calcext:value-type="float">
            <text:p>0.02069551</text:p>
          </table:table-cell>
          <table:table-cell table:formula="of:=(2*[.F44]*[.G44])/([.F44]+[.G44])" office:value-type="float" office:value="0.0398244030302012" calcext:value-type="float">
            <text:p>0.039824403</text:p>
          </table:table-cell>
          <table:table-cell office:value-type="float" office:value="0.55616134" calcext:value-type="float">
            <text:p>0.55616134</text:p>
          </table:table-cell>
          <table:table-cell office:value-type="float" office:value="0.02379349" calcext:value-type="float">
            <text:p>0.02379349</text:p>
          </table:table-cell>
          <table:table-cell table:formula="of:=(2*[.I44]*[.J44])/([.I44]+[.J44])" office:value-type="float" office:value="0.0456346549667553" calcext:value-type="float">
            <text:p>0.045634655</text:p>
          </table:table-cell>
          <table:table-cell office:value-type="float" office:value="0.55819476" calcext:value-type="float">
            <text:p>0.55819476</text:p>
          </table:table-cell>
          <table:table-cell office:value-type="float" office:value="0.02406883" calcext:value-type="float">
            <text:p>0.02406883</text:p>
          </table:table-cell>
          <table:table-cell table:formula="of:=(2*[.L44]*[.M44])/([.L44]+[.M44])" office:value-type="float" office:value="0.046147810084882" calcext:value-type="float">
            <text:p>0.046147810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C45]*[.D45])/([.C45]+[.D45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F45]*[.G45])/([.F45]+[.G45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I45]*[.J45])/([.I45]+[.J45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L45]*[.M45])/([.L45]+[.M45])" office:value-type="string" office:string-value="#DIV/0!" calcext:value-type="error">
            <text:p>#DIV/0!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C46]*[.D46])/([.C46]+[.D46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F46]*[.G46])/([.F46]+[.G46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I46]*[.J46])/([.I46]+[.J46])" office:value-type="string" office:string-value="#DIV/0!" calcext:value-type="error">
            <text:p>#DIV/0!</text:p>
          </table:table-cell>
          <table:table-cell office:value-type="float" office:value="0.2" calcext:value-type="float">
            <text:p>0.2</text:p>
          </table:table-cell>
          <table:table-cell office:value-type="float" office:value="0.00076046" calcext:value-type="float">
            <text:p>0.00076046</text:p>
          </table:table-cell>
          <table:table-cell table:formula="of:=(2*[.L46]*[.M46])/([.L46]+[.M46])" office:value-type="float" office:value="0.00151515891127167" calcext:value-type="float">
            <text:p>0.0015151589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office:value-type="float" office:value="0.99208396" calcext:value-type="float">
            <text:p>0.99208396</text:p>
          </table:table-cell>
          <table:table-cell office:value-type="float" office:value="0.52972644" calcext:value-type="float">
            <text:p>0.52972644</text:p>
          </table:table-cell>
          <table:table-cell table:formula="of:=(2*[.C47]*[.D47])/([.C47]+[.D47])" office:value-type="float" office:value="0.690668304424654" calcext:value-type="float">
            <text:p>0.6906683044</text:p>
          </table:table-cell>
          <table:table-cell office:value-type="float" office:value="0.99181811" calcext:value-type="float">
            <text:p>0.99181811</text:p>
          </table:table-cell>
          <table:table-cell office:value-type="float" office:value="0.53532647" calcext:value-type="float">
            <text:p>0.53532647</text:p>
          </table:table-cell>
          <table:table-cell table:formula="of:=(2*[.F47]*[.G47])/([.F47]+[.G47])" office:value-type="float" office:value="0.695345410856085" calcext:value-type="float">
            <text:p>0.6953454109</text:p>
          </table:table-cell>
          <table:table-cell office:value-type="float" office:value="0.99172135" calcext:value-type="float">
            <text:p>0.99172135</text:p>
          </table:table-cell>
          <table:table-cell office:value-type="float" office:value="0.54938691" calcext:value-type="float">
            <text:p>0.54938691</text:p>
          </table:table-cell>
          <table:table-cell table:formula="of:=(2*[.I47]*[.J47])/([.I47]+[.J47])" office:value-type="float" office:value="0.707073918424821" calcext:value-type="float">
            <text:p>0.7070739184</text:p>
          </table:table-cell>
          <table:table-cell office:value-type="float" office:value="0.99166344" calcext:value-type="float">
            <text:p>0.99166344</text:p>
          </table:table-cell>
          <table:table-cell office:value-type="float" office:value="0.54993053" calcext:value-type="float">
            <text:p>0.54993053</text:p>
          </table:table-cell>
          <table:table-cell table:formula="of:=(2*[.L47]*[.M47])/([.L47]+[.M47])" office:value-type="float" office:value="0.707509255684002" calcext:value-type="float">
            <text:p>0.7075092557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office:value-type="float" office:value="0.24886356" calcext:value-type="float">
            <text:p>0.24886356</text:p>
          </table:table-cell>
          <table:table-cell office:value-type="float" office:value="0.58867864" calcext:value-type="float">
            <text:p>0.58867864</text:p>
          </table:table-cell>
          <table:table-cell table:formula="of:=(2*[.C48]*[.D48])/([.C48]+[.D48])" office:value-type="float" office:value="0.349834699783147" calcext:value-type="float">
            <text:p>0.3498346998</text:p>
          </table:table-cell>
          <table:table-cell office:value-type="float" office:value="0.24228111" calcext:value-type="float">
            <text:p>0.24228111</text:p>
          </table:table-cell>
          <table:table-cell office:value-type="float" office:value="0.59549212" calcext:value-type="float">
            <text:p>0.59549212</text:p>
          </table:table-cell>
          <table:table-cell table:formula="of:=(2*[.F48]*[.G48])/([.F48]+[.G48])" office:value-type="float" office:value="0.344428508010105" calcext:value-type="float">
            <text:p>0.344428508</text:p>
          </table:table-cell>
          <table:table-cell office:value-type="float" office:value="0.23991312" calcext:value-type="float">
            <text:p>0.23991312</text:p>
          </table:table-cell>
          <table:table-cell office:value-type="float" office:value="0.59839566" calcext:value-type="float">
            <text:p>0.59839566</text:p>
          </table:table-cell>
          <table:table-cell table:formula="of:=(2*[.I48]*[.J48])/([.I48]+[.J48])" office:value-type="float" office:value="0.342506181994322" calcext:value-type="float">
            <text:p>0.342506182</text:p>
          </table:table-cell>
          <table:table-cell office:value-type="float" office:value="0.23801107" calcext:value-type="float">
            <text:p>0.23801107</text:p>
          </table:table-cell>
          <table:table-cell office:value-type="float" office:value="0.59944262" calcext:value-type="float">
            <text:p>0.59944262</text:p>
          </table:table-cell>
          <table:table-cell table:formula="of:=(2*[.L48]*[.M48])/([.L48]+[.M48])" office:value-type="float" office:value="0.340732821631733" calcext:value-type="float">
            <text:p>0.3407328216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C49]*[.D49])/([.C49]+[.D49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F49]*[.G49])/([.F49]+[.G49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I49]*[.J49])/([.I49]+[.J49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L49]*[.M49])/([.L49]+[.M49])" office:value-type="string" office:string-value="#DIV/0!" calcext:value-type="error">
            <text:p>#DIV/0!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office:value-type="float" office:value="0.68428571" calcext:value-type="float">
            <text:p>0.68428571</text:p>
          </table:table-cell>
          <table:table-cell office:value-type="float" office:value="0.00221135" calcext:value-type="float">
            <text:p>0.00221135</text:p>
          </table:table-cell>
          <table:table-cell table:formula="of:=(2*[.C50]*[.D50])/([.C50]+[.D50])" office:value-type="float" office:value="0.00440845356222939" calcext:value-type="float">
            <text:p>0.0044084536</text:p>
          </table:table-cell>
          <table:table-cell office:value-type="float" office:value="0.67287879" calcext:value-type="float">
            <text:p>0.67287879</text:p>
          </table:table-cell>
          <table:table-cell office:value-type="float" office:value="0.00457443" calcext:value-type="float">
            <text:p>0.00457443</text:p>
          </table:table-cell>
          <table:table-cell table:formula="of:=(2*[.F50]*[.G50])/([.F50]+[.G50])" office:value-type="float" office:value="0.00908708330691734" calcext:value-type="float">
            <text:p>0.0090870833</text:p>
          </table:table-cell>
          <table:table-cell office:value-type="float" office:value="0.66312576" calcext:value-type="float">
            <text:p>0.66312576</text:p>
          </table:table-cell>
          <table:table-cell office:value-type="float" office:value="0.00719301" calcext:value-type="float">
            <text:p>0.00719301</text:p>
          </table:table-cell>
          <table:table-cell table:formula="of:=(2*[.I50]*[.J50])/([.I50]+[.J50])" office:value-type="float" office:value="0.0142316474979139" calcext:value-type="float">
            <text:p>0.0142316475</text:p>
          </table:table-cell>
          <table:table-cell office:value-type="float" office:value="0.64738095" calcext:value-type="float">
            <text:p>0.64738095</text:p>
          </table:table-cell>
          <table:table-cell office:value-type="float" office:value="0.00968086" calcext:value-type="float">
            <text:p>0.00968086</text:p>
          </table:table-cell>
          <table:table-cell table:formula="of:=(2*[.L50]*[.M50])/([.L50]+[.M50])" office:value-type="float" office:value="0.0190764529249295" calcext:value-type="float">
            <text:p>0.0190764529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formula="of:=(2*[.C51]*[.D51])/([.C51]+[.D51])" office:value-type="float" office:value="0.0144454930569013" calcext:value-type="float">
            <text:p>0.0144454931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formula="of:=(2*[.F51]*[.G51])/([.F51]+[.G51])" office:value-type="float" office:value="0.0144454930569013" calcext:value-type="float">
            <text:p>0.0144454931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formula="of:=(2*[.I51]*[.J51])/([.I51]+[.J51])" office:value-type="float" office:value="0.0144454930569013" calcext:value-type="float">
            <text:p>0.0144454931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formula="of:=(2*[.L51]*[.M51])/([.L51]+[.M51])" office:value-type="float" office:value="0.0144454930569013" calcext:value-type="float">
            <text:p>0.014445493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office:value-type="float" office:value="0.88560048" calcext:value-type="float">
            <text:p>0.88560048</text:p>
          </table:table-cell>
          <table:table-cell office:value-type="float" office:value="0.52616968" calcext:value-type="float">
            <text:p>0.52616968</text:p>
          </table:table-cell>
          <table:table-cell table:formula="of:=(2*[.C52]*[.D52])/([.C52]+[.D52])" office:value-type="float" office:value="0.660130288020036" calcext:value-type="float">
            <text:p>0.660130288</text:p>
          </table:table-cell>
          <table:table-cell office:value-type="float" office:value="0.8762274" calcext:value-type="float">
            <text:p>0.8762274</text:p>
          </table:table-cell>
          <table:table-cell office:value-type="float" office:value="0.58179281" calcext:value-type="float">
            <text:p>0.58179281</text:p>
          </table:table-cell>
          <table:table-cell table:formula="of:=(2*[.F52]*[.G52])/([.F52]+[.G52])" office:value-type="float" office:value="0.699280843637955" calcext:value-type="float">
            <text:p>0.6992808436</text:p>
          </table:table-cell>
          <table:table-cell office:value-type="float" office:value="0.87578221" calcext:value-type="float">
            <text:p>0.87578221</text:p>
          </table:table-cell>
          <table:table-cell office:value-type="float" office:value="0.58221609" calcext:value-type="float">
            <text:p>0.58221609</text:p>
          </table:table-cell>
          <table:table-cell table:formula="of:=(2*[.I52]*[.J52])/([.I52]+[.J52])" office:value-type="float" office:value="0.699444565878793" calcext:value-type="float">
            <text:p>0.6994445659</text:p>
          </table:table-cell>
          <table:table-cell office:value-type="float" office:value="0.8741655" calcext:value-type="float">
            <text:p>0.8741655</text:p>
          </table:table-cell>
          <table:table-cell office:value-type="float" office:value="0.60434188" calcext:value-type="float">
            <text:p>0.60434188</text:p>
          </table:table-cell>
          <table:table-cell table:formula="of:=(2*[.L52]*[.M52])/([.L52]+[.M52])" office:value-type="float" office:value="0.714632647557214" calcext:value-type="float">
            <text:p>0.7146326476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office:value-type="float" office:value="0.53633145" calcext:value-type="float">
            <text:p>0.53633145</text:p>
          </table:table-cell>
          <table:table-cell office:value-type="float" office:value="0.11860708" calcext:value-type="float">
            <text:p>0.11860708</text:p>
          </table:table-cell>
          <table:table-cell table:formula="of:=(2*[.C53]*[.D53])/([.C53]+[.D53])" office:value-type="float" office:value="0.19425550424302" calcext:value-type="float">
            <text:p>0.1942555042</text:p>
          </table:table-cell>
          <table:table-cell office:value-type="float" office:value="0.5292766" calcext:value-type="float">
            <text:p>0.5292766</text:p>
          </table:table-cell>
          <table:table-cell office:value-type="float" office:value="0.17760958" calcext:value-type="float">
            <text:p>0.17760958</text:p>
          </table:table-cell>
          <table:table-cell table:formula="of:=(2*[.F53]*[.G53])/([.F53]+[.G53])" office:value-type="float" office:value="0.265968121288856" calcext:value-type="float">
            <text:p>0.2659681213</text:p>
          </table:table-cell>
          <table:table-cell office:value-type="float" office:value="0.52091403" calcext:value-type="float">
            <text:p>0.52091403</text:p>
          </table:table-cell>
          <table:table-cell office:value-type="float" office:value="0.2324172" calcext:value-type="float">
            <text:p>0.2324172</text:p>
          </table:table-cell>
          <table:table-cell table:formula="of:=(2*[.I53]*[.J53])/([.I53]+[.J53])" office:value-type="float" office:value="0.32142403094935" calcext:value-type="float">
            <text:p>0.3214240309</text:p>
          </table:table-cell>
          <table:table-cell office:value-type="float" office:value="0.52314742" calcext:value-type="float">
            <text:p>0.52314742</text:p>
          </table:table-cell>
          <table:table-cell office:value-type="float" office:value="0.28559914" calcext:value-type="float">
            <text:p>0.28559914</text:p>
          </table:table-cell>
          <table:table-cell table:formula="of:=(2*[.L53]*[.M53])/([.L53]+[.M53])" office:value-type="float" office:value="0.369486463708034" calcext:value-type="float">
            <text:p>0.3694864637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office:value-type="float" office:value="0.47932292" calcext:value-type="float">
            <text:p>0.47932292</text:p>
          </table:table-cell>
          <table:table-cell office:value-type="float" office:value="0.10293849" calcext:value-type="float">
            <text:p>0.10293849</text:p>
          </table:table-cell>
          <table:table-cell table:formula="of:=(2*[.C54]*[.D54])/([.C54]+[.D54])" office:value-type="float" office:value="0.169479813567555" calcext:value-type="float">
            <text:p>0.1694798136</text:p>
          </table:table-cell>
          <table:table-cell office:value-type="float" office:value="0.47743638" calcext:value-type="float">
            <text:p>0.47743638</text:p>
          </table:table-cell>
          <table:table-cell office:value-type="float" office:value="0.10998431" calcext:value-type="float">
            <text:p>0.10998431</text:p>
          </table:table-cell>
          <table:table-cell table:formula="of:=(2*[.F54]*[.G54])/([.F54]+[.G54])" office:value-type="float" office:value="0.178783320768623" calcext:value-type="float">
            <text:p>0.1787833208</text:p>
          </table:table-cell>
          <table:table-cell office:value-type="float" office:value="0.47743638" calcext:value-type="float">
            <text:p>0.47743638</text:p>
          </table:table-cell>
          <table:table-cell office:value-type="float" office:value="0.10998431" calcext:value-type="float">
            <text:p>0.10998431</text:p>
          </table:table-cell>
          <table:table-cell table:formula="of:=(2*[.I54]*[.J54])/([.I54]+[.J54])" office:value-type="float" office:value="0.178783320768623" calcext:value-type="float">
            <text:p>0.1787833208</text:p>
          </table:table-cell>
          <table:table-cell office:value-type="float" office:value="0.47701126" calcext:value-type="float">
            <text:p>0.47701126</text:p>
          </table:table-cell>
          <table:table-cell office:value-type="float" office:value="0.1136631" calcext:value-type="float">
            <text:p>0.1136631</text:p>
          </table:table-cell>
          <table:table-cell table:formula="of:=(2*[.L54]*[.M54])/([.L54]+[.M54])" office:value-type="float" office:value="0.183581960613648" calcext:value-type="float">
            <text:p>0.1835819606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4257441" calcext:value-type="float">
            <text:p>0.4257441</text:p>
          </table:table-cell>
          <table:table-cell office:value-type="float" office:value="0.30697934" calcext:value-type="float">
            <text:p>0.30697934</text:p>
          </table:table-cell>
          <table:table-cell table:formula="of:=(2*[.C55]*[.D55])/([.C55]+[.D55])" office:value-type="float" office:value="0.356736623102692" calcext:value-type="float">
            <text:p>0.3567366231</text:p>
          </table:table-cell>
          <table:table-cell office:value-type="float" office:value="0.42767278" calcext:value-type="float">
            <text:p>0.42767278</text:p>
          </table:table-cell>
          <table:table-cell office:value-type="float" office:value="0.32120541" calcext:value-type="float">
            <text:p>0.32120541</text:p>
          </table:table-cell>
          <table:table-cell table:formula="of:=(2*[.F55]*[.G55])/([.F55]+[.G55])" office:value-type="float" office:value="0.366870907659201" calcext:value-type="float">
            <text:p>0.3668709077</text:p>
          </table:table-cell>
          <table:table-cell office:value-type="float" office:value="0.43152377" calcext:value-type="float">
            <text:p>0.43152377</text:p>
          </table:table-cell>
          <table:table-cell office:value-type="float" office:value="0.32979986" calcext:value-type="float">
            <text:p>0.32979986</text:p>
          </table:table-cell>
          <table:table-cell table:formula="of:=(2*[.I55]*[.J55])/([.I55]+[.J55])" office:value-type="float" office:value="0.373865918052937" calcext:value-type="float">
            <text:p>0.3738659181</text:p>
          </table:table-cell>
          <table:table-cell office:value-type="float" office:value="0.44747512" calcext:value-type="float">
            <text:p>0.44747512</text:p>
          </table:table-cell>
          <table:table-cell office:value-type="float" office:value="0.33879206" calcext:value-type="float">
            <text:p>0.33879206</text:p>
          </table:table-cell>
          <table:table-cell table:formula="of:=(2*[.L55]*[.M55])/([.L55]+[.M55])" office:value-type="float" office:value="0.385622143616747" calcext:value-type="float">
            <text:p>0.3856221436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float" office:value="0.77977399" calcext:value-type="float">
            <text:p>0.77977399</text:p>
          </table:table-cell>
          <table:table-cell office:value-type="float" office:value="0.43101499" calcext:value-type="float">
            <text:p>0.43101499</text:p>
          </table:table-cell>
          <table:table-cell table:formula="of:=(2*[.C56]*[.D56])/([.C56]+[.D56])" office:value-type="float" office:value="0.555165737471628" calcext:value-type="float">
            <text:p>0.5551657375</text:p>
          </table:table-cell>
          <table:table-cell office:value-type="float" office:value="0.76384685" calcext:value-type="float">
            <text:p>0.76384685</text:p>
          </table:table-cell>
          <table:table-cell office:value-type="float" office:value="0.45147766" calcext:value-type="float">
            <text:p>0.45147766</text:p>
          </table:table-cell>
          <table:table-cell table:formula="of:=(2*[.F56]*[.G56])/([.F56]+[.G56])" office:value-type="float" office:value="0.567518857060442" calcext:value-type="float">
            <text:p>0.5675188571</text:p>
          </table:table-cell>
          <table:table-cell office:value-type="float" office:value="0.75311796" calcext:value-type="float">
            <text:p>0.75311796</text:p>
          </table:table-cell>
          <table:table-cell office:value-type="float" office:value="0.46861371" calcext:value-type="float">
            <text:p>0.46861371</text:p>
          </table:table-cell>
          <table:table-cell table:formula="of:=(2*[.I56]*[.J56])/([.I56]+[.J56])" office:value-type="float" office:value="0.577739629690096" calcext:value-type="float">
            <text:p>0.5777396297</text:p>
          </table:table-cell>
          <table:table-cell office:value-type="float" office:value="0.7427938" calcext:value-type="float">
            <text:p>0.7427938</text:p>
          </table:table-cell>
          <table:table-cell office:value-type="float" office:value="0.48127194" calcext:value-type="float">
            <text:p>0.48127194</text:p>
          </table:table-cell>
          <table:table-cell table:formula="of:=(2*[.L56]*[.M56])/([.L56]+[.M56])" office:value-type="float" office:value="0.584095774375602" calcext:value-type="float">
            <text:p>0.5840957744</text:p>
          </table:table-cell>
          <table:table-cell table:number-columns-repeated="4"/>
        </table:table-row>
        <table:table-row table:style-name="ro3" table:number-rows-repeated="2">
          <table:table-cell table:number-columns-repeated="18"/>
        </table:table-row>
        <table:table-row table:style-name="ro4" table:number-rows-repeated="2">
          <table:table-cell table:number-columns-repeated="18"/>
        </table:table-row>
        <table:table-row table:style-name="ro3">
          <table:table-cell table:number-columns-repeated="7"/>
          <table:table-cell office:value-type="string" calcext:value-type="string">
            <text:p>Propert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actedIn</text:p>
          </table:table-cell>
          <table:table-cell table:style-name="ce17" office:value-type="float" office:value="0.53320824" calcext:value-type="float">
            <text:p>0.5332</text:p>
          </table:table-cell>
          <table:table-cell table:style-name="ce17" office:value-type="float" office:value="0.74196366" calcext:value-type="float">
            <text:p>0.7420</text:p>
          </table:table-cell>
          <table:table-cell table:style-name="ce17" table:formula="of:=(2*[.I62]*[.J62])/([.I62]+[.J62])" office:value-type="float" office:value="0.620498518344952" calcext:value-type="float">
            <text:p>0.6205</text:p>
          </table:table-cell>
          <table:table-cell table:style-name="ce17" office:value-type="float" office:value="0.59852591" calcext:value-type="float">
            <text:p>0.5985</text:p>
          </table:table-cell>
          <table:table-cell table:style-name="ce17" office:value-type="float" office:value="0.54947984" calcext:value-type="float">
            <text:p>0.5495</text:p>
          </table:table-cell>
          <table:table-cell table:style-name="ce17" table:formula="of:=(2*[.L62]*[.M62])/([.L62]+[.M62])" office:value-type="float" office:value="0.572955181213429" calcext:value-type="float">
            <text:p>0.5730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created</text:p>
          </table:table-cell>
          <table:table-cell table:style-name="ce17" office:value-type="float" office:value="0.09044176" calcext:value-type="float">
            <text:p>0.0904</text:p>
          </table:table-cell>
          <table:table-cell table:style-name="ce17" office:value-type="float" office:value="0.94288755" calcext:value-type="float">
            <text:p>0.9429</text:p>
          </table:table-cell>
          <table:table-cell table:style-name="ce17" table:formula="of:=(2*[.I63]*[.J63])/([.I63]+[.J63])" office:value-type="float" office:value="0.165051757806208" calcext:value-type="float">
            <text:p>0.1651</text:p>
          </table:table-cell>
          <table:table-cell table:style-name="ce17" office:value-type="float" office:value="0.303596" calcext:value-type="float">
            <text:p>0.3036</text:p>
          </table:table-cell>
          <table:table-cell table:style-name="ce17" office:value-type="float" office:value="0.76171871" calcext:value-type="float">
            <text:p>0.7617</text:p>
          </table:table-cell>
          <table:table-cell table:style-name="ce17" table:formula="of:=(2*[.L63]*[.M63])/([.L63]+[.M63])" office:value-type="float" office:value="0.434152933983536" calcext:value-type="float">
            <text:p>0.4342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dealsWith</text:p>
          </table:table-cell>
          <table:table-cell table:style-name="ce17" office:value-type="float" office:value="0.01067096" calcext:value-type="float">
            <text:p>0.0107</text:p>
          </table:table-cell>
          <table:table-cell table:style-name="ce17" office:value-type="float" office:value="1" calcext:value-type="float">
            <text:p>1.0000</text:p>
          </table:table-cell>
          <table:table-cell table:style-name="ce17" table:formula="of:=(2*[.I64]*[.J64])/([.I64]+[.J64])" office:value-type="float" office:value="0.0211165857580394" calcext:value-type="float">
            <text:p>0.0211</text:p>
          </table:table-cell>
          <table:table-cell table:style-name="ce17" office:value-type="float" office:value="0.37242763" calcext:value-type="float">
            <text:p>0.3724</text:p>
          </table:table-cell>
          <table:table-cell table:style-name="ce17" office:value-type="float" office:value="0.63524624" calcext:value-type="float">
            <text:p>0.6352</text:p>
          </table:table-cell>
          <table:table-cell table:style-name="ce17" table:formula="of:=(2*[.L64]*[.M64])/([.L64]+[.M64])" office:value-type="float" office:value="0.469563136790698" calcext:value-type="float">
            <text:p>0.4696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diedIn</text:p>
          </table:table-cell>
          <table:table-cell table:style-name="ce17" office:value-type="float" office:value="0.11450996" calcext:value-type="float">
            <text:p>0.1145</text:p>
          </table:table-cell>
          <table:table-cell table:style-name="ce17" office:value-type="float" office:value="0.56880276" calcext:value-type="float">
            <text:p>0.5688</text:p>
          </table:table-cell>
          <table:table-cell table:style-name="ce17" table:formula="of:=(2*[.I65]*[.J65])/([.I65]+[.J65])" office:value-type="float" office:value="0.190640622921492" calcext:value-type="float">
            <text:p>0.1906</text:p>
          </table:table-cell>
          <table:table-cell table:style-name="ce17" office:value-type="float" office:value="0.38678934" calcext:value-type="float">
            <text:p>0.3868</text:p>
          </table:table-cell>
          <table:table-cell table:style-name="ce17" office:value-type="float" office:value="0.38067128" calcext:value-type="float">
            <text:p>0.3807</text:p>
          </table:table-cell>
          <table:table-cell table:style-name="ce17" table:formula="of:=(2*[.L65]*[.M65])/([.L65]+[.M65])" office:value-type="float" office:value="0.383705923955174" calcext:value-type="float">
            <text:p>0.3837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directed</text:p>
          </table:table-cell>
          <table:table-cell table:style-name="ce17" office:value-type="float" office:value="0.07840214" calcext:value-type="float">
            <text:p>0.0784</text:p>
          </table:table-cell>
          <table:table-cell table:style-name="ce17" office:value-type="float" office:value="0.91856251" calcext:value-type="float">
            <text:p>0.9186</text:p>
          </table:table-cell>
          <table:table-cell table:style-name="ce17" table:formula="of:=(2*[.I66]*[.J66])/([.I66]+[.J66])" office:value-type="float" office:value="0.144473059316138" calcext:value-type="float">
            <text:p>0.1445</text:p>
          </table:table-cell>
          <table:table-cell table:style-name="ce17" office:value-type="float" office:value="0.42291429" calcext:value-type="float">
            <text:p>0.4229</text:p>
          </table:table-cell>
          <table:table-cell table:style-name="ce17" office:value-type="float" office:value="0.70716387" calcext:value-type="float">
            <text:p>0.7072</text:p>
          </table:table-cell>
          <table:table-cell table:style-name="ce17" table:formula="of:=(2*[.L66]*[.M66])/([.L66]+[.M66])" office:value-type="float" office:value="0.529290303238322" calcext:value-type="float">
            <text:p>0.5293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graduatedFrom</text:p>
          </table:table-cell>
          <table:table-cell table:style-name="ce17" office:value-type="float" office:value="0.1705843" calcext:value-type="float">
            <text:p>0.1706</text:p>
          </table:table-cell>
          <table:table-cell table:style-name="ce17" office:value-type="float" office:value="0.77834879" calcext:value-type="float">
            <text:p>0.7783</text:p>
          </table:table-cell>
          <table:table-cell table:style-name="ce17" table:formula="of:=(2*[.I67]*[.J67])/([.I67]+[.J67])" office:value-type="float" office:value="0.279838662803922" calcext:value-type="float">
            <text:p>0.2798</text:p>
          </table:table-cell>
          <table:table-cell table:style-name="ce17" office:value-type="float" office:value="0.44463765" calcext:value-type="float">
            <text:p>0.4446</text:p>
          </table:table-cell>
          <table:table-cell table:style-name="ce17" office:value-type="float" office:value="0.62042535" calcext:value-type="float">
            <text:p>0.6204</text:p>
          </table:table-cell>
          <table:table-cell table:style-name="ce17" table:formula="of:=(2*[.L67]*[.M67])/([.L67]+[.M67])" office:value-type="float" office:value="0.518024698303157" calcext:value-type="float">
            <text:p>0.5180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happenedIn</text:p>
          </table:table-cell>
          <table:table-cell table:style-name="ce17" office:value-type="float" office:value="0.76412141" calcext:value-type="float">
            <text:p>0.7641</text:p>
          </table:table-cell>
          <table:table-cell table:style-name="ce17" office:value-type="float" office:value="0.67313236" calcext:value-type="float">
            <text:p>0.6731</text:p>
          </table:table-cell>
          <table:table-cell table:style-name="ce17" table:formula="of:=(2*[.I68]*[.J68])/([.I68]+[.J68])" office:value-type="float" office:value="0.715746736973009" calcext:value-type="float">
            <text:p>0.7157</text:p>
          </table:table-cell>
          <table:table-cell table:style-name="ce17" office:value-type="float" office:value="0.99156681" calcext:value-type="float">
            <text:p>0.9916</text:p>
          </table:table-cell>
          <table:table-cell table:style-name="ce17" office:value-type="float" office:value="0.52378716" calcext:value-type="float">
            <text:p>0.5238</text:p>
          </table:table-cell>
          <table:table-cell table:style-name="ce17" table:formula="of:=(2*[.L68]*[.M68])/([.L68]+[.M68])" office:value-type="float" office:value="0.685476758093899" calcext:value-type="float">
            <text:p>0.6855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hasAcademicAdvisor</text:p>
          </table:table-cell>
          <table:table-cell table:style-name="ce17" office:value-type="float" office:value="0.0392998" calcext:value-type="float">
            <text:p>0.0393</text:p>
          </table:table-cell>
          <table:table-cell table:style-name="ce17" office:value-type="float" office:value="0.50859652" calcext:value-type="float">
            <text:p>0.5086</text:p>
          </table:table-cell>
          <table:table-cell table:style-name="ce17" table:formula="of:=(2*[.I69]*[.J69])/([.I69]+[.J69])" office:value-type="float" office:value="0.0729617658928463" calcext:value-type="float">
            <text:p>0.0730</text:p>
          </table:table-cell>
          <table:table-cell table:style-name="ce17" office:value-type="float" office:value="0.46666667" calcext:value-type="float">
            <text:p>0.4667</text:p>
          </table:table-cell>
          <table:table-cell table:style-name="ce17" office:value-type="float" office:value="0.01302036" calcext:value-type="float">
            <text:p>0.0130</text:p>
          </table:table-cell>
          <table:table-cell table:style-name="ce17" table:formula="of:=(2*[.L69]*[.M69])/([.L69]+[.M69])" office:value-type="float" office:value="0.0253338850683588" calcext:value-type="float">
            <text:p>0.0253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hasCapital</text:p>
          </table:table-cell>
          <table:table-cell table:style-name="ce17" office:value-type="float" office:value="0.00637651" calcext:value-type="float">
            <text:p>0.0064</text:p>
          </table:table-cell>
          <table:table-cell table:style-name="ce17" office:value-type="float" office:value="0.45816088" calcext:value-type="float">
            <text:p>0.4582</text:p>
          </table:table-cell>
          <table:table-cell table:style-name="ce17" table:formula="of:=(2*[.I70]*[.J70])/([.I70]+[.J70])" office:value-type="float" office:value="0.0125779646410327" calcext:value-type="float">
            <text:p>0.0126</text:p>
          </table:table-cell>
          <table:table-cell table:style-name="ce17" office:value-type="float" office:value="0.23358832" calcext:value-type="float">
            <text:p>0.2336</text:p>
          </table:table-cell>
          <table:table-cell table:style-name="ce17" office:value-type="float" office:value="0.38911345" calcext:value-type="float">
            <text:p>0.3891</text:p>
          </table:table-cell>
          <table:table-cell table:style-name="ce17" table:formula="of:=(2*[.L70]*[.M70])/([.L70]+[.M70])" office:value-type="float" office:value="0.291929014670711" calcext:value-type="float">
            <text:p>0.2919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hasChild</text:p>
          </table:table-cell>
          <table:table-cell table:style-name="ce17" office:value-type="float" office:value="0.03511695" calcext:value-type="float">
            <text:p>0.0351</text:p>
          </table:table-cell>
          <table:table-cell table:style-name="ce17" office:value-type="float" office:value="0.96034292" calcext:value-type="float">
            <text:p>0.9603</text:p>
          </table:table-cell>
          <table:table-cell table:style-name="ce17" table:formula="of:=(2*[.I71]*[.J71])/([.I71]+[.J71])" office:value-type="float" office:value="0.067756250795914" calcext:value-type="float">
            <text:p>0.0678</text:p>
          </table:table-cell>
          <table:table-cell table:style-name="ce17" office:value-type="float" office:value="0.31554643" calcext:value-type="float">
            <text:p>0.3155</text:p>
          </table:table-cell>
          <table:table-cell table:style-name="ce17" office:value-type="float" office:value="0.68580876" calcext:value-type="float">
            <text:p>0.6858</text:p>
          </table:table-cell>
          <table:table-cell table:style-name="ce17" table:formula="of:=(2*[.L71]*[.M71])/([.L71]+[.M71])" office:value-type="float" office:value="0.432223267112096" calcext:value-type="float">
            <text:p>0.4322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hasWonPrize</text:p>
          </table:table-cell>
          <table:table-cell table:style-name="ce17" office:value-type="float" office:value="0.11654968" calcext:value-type="float">
            <text:p>0.1165</text:p>
          </table:table-cell>
          <table:table-cell table:style-name="ce17" office:value-type="float" office:value="0.07265312" calcext:value-type="float">
            <text:p>0.0727</text:p>
          </table:table-cell>
          <table:table-cell table:style-name="ce17" table:formula="of:=(2*[.I72]*[.J72])/([.I72]+[.J72])" office:value-type="float" office:value="0.0895092238275713" calcext:value-type="float">
            <text:p>0.0895</text:p>
          </table:table-cell>
          <table:table-cell table:style-name="ce17" office:value-type="float" office:value="0.77327387" calcext:value-type="float">
            <text:p>0.7733</text:p>
          </table:table-cell>
          <table:table-cell table:style-name="ce17" office:value-type="float" office:value="0.00651118" calcext:value-type="float">
            <text:p>0.0065</text:p>
          </table:table-cell>
          <table:table-cell table:style-name="ce17" table:formula="of:=(2*[.L72]*[.M72])/([.L72]+[.M72])" office:value-type="float" office:value="0.0129136237142956" calcext:value-type="float">
            <text:p>0.0129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holdsPoliticalPosition</text:p>
          </table:table-cell>
          <table:table-cell table:style-name="ce17" office:value-type="float" office:value="0.03483779" calcext:value-type="float">
            <text:p>0.0348</text:p>
          </table:table-cell>
          <table:table-cell table:style-name="ce17" office:value-type="float" office:value="0.85484685" calcext:value-type="float">
            <text:p>0.8548</text:p>
          </table:table-cell>
          <table:table-cell table:style-name="ce17" table:formula="of:=(2*[.I73]*[.J73])/([.I73]+[.J73])" office:value-type="float" office:value="0.066947261318261" calcext:value-type="float">
            <text:p>0.0669</text:p>
          </table:table-cell>
          <table:table-cell table:style-name="ce17" office:value-type="float" office:value="0.43244755" calcext:value-type="float">
            <text:p>0.4324</text:p>
          </table:table-cell>
          <table:table-cell table:style-name="ce17" office:value-type="float" office:value="0.02714846" calcext:value-type="float">
            <text:p>0.0271</text:p>
          </table:table-cell>
          <table:table-cell table:style-name="ce17" table:formula="of:=(2*[.L73]*[.M73])/([.L73]+[.M73])" office:value-type="float" office:value="0.0510895863228795" calcext:value-type="float">
            <text:p>0.0511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influences</text:p>
          </table:table-cell>
          <table:table-cell table:style-name="ce17" office:value-type="float" office:value="0.01991308" calcext:value-type="float">
            <text:p>0.0199</text:p>
          </table:table-cell>
          <table:table-cell table:style-name="ce17" office:value-type="float" office:value="0.92236946" calcext:value-type="float">
            <text:p>0.9224</text:p>
          </table:table-cell>
          <table:table-cell table:style-name="ce17" table:formula="of:=(2*[.I74]*[.J74])/([.I74]+[.J74])" office:value-type="float" office:value="0.0389845212382621" calcext:value-type="float">
            <text:p>0.0390</text:p>
          </table:table-cell>
          <table:table-cell table:style-name="ce17" office:value-type="float" office:value="0.18784813" calcext:value-type="float">
            <text:p>0.1878</text:p>
          </table:table-cell>
          <table:table-cell table:style-name="ce17" office:value-type="float" office:value="0.63602646" calcext:value-type="float">
            <text:p>0.6360</text:p>
          </table:table-cell>
          <table:table-cell table:style-name="ce17" table:formula="of:=(2*[.L74]*[.M74])/([.L74]+[.M74])" office:value-type="float" office:value="0.290035358758958" calcext:value-type="float">
            <text:p>0.2900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isCitizenOf</text:p>
          </table:table-cell>
          <table:table-cell table:style-name="ce17" office:value-type="float" office:value="0.16308233" calcext:value-type="float">
            <text:p>0.1631</text:p>
          </table:table-cell>
          <table:table-cell table:style-name="ce17" office:value-type="float" office:value="0.28431303" calcext:value-type="float">
            <text:p>0.2843</text:p>
          </table:table-cell>
          <table:table-cell table:style-name="ce17" table:formula="of:=(2*[.I75]*[.J75])/([.I75]+[.J75])" office:value-type="float" office:value="0.207272741414931" calcext:value-type="float">
            <text:p>0.2073</text:p>
          </table:table-cell>
          <table:table-cell table:style-name="ce17" office:value-type="float" office:value="0.55819476" calcext:value-type="float">
            <text:p>0.5582</text:p>
          </table:table-cell>
          <table:table-cell table:style-name="ce17" office:value-type="float" office:value="0.02406883" calcext:value-type="float">
            <text:p>0.0241</text:p>
          </table:table-cell>
          <table:table-cell table:style-name="ce17" table:formula="of:=(2*[.L75]*[.M75])/([.L75]+[.M75])" office:value-type="float" office:value="0.046147810084882" calcext:value-type="float">
            <text:p>0.0461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isKnownFor</text:p>
          </table:table-cell>
          <table:table-cell table:style-name="ce17" office:value-type="float" office:value="0.00269808" calcext:value-type="float">
            <text:p>0.0027</text:p>
          </table:table-cell>
          <table:table-cell table:style-name="ce17" office:value-type="float" office:value="0.49343434" calcext:value-type="float">
            <text:p>0.4934</text:p>
          </table:table-cell>
          <table:table-cell table:style-name="ce17" table:formula="of:=(2*[.I76]*[.J76])/([.I76]+[.J76])" office:value-type="float" office:value="0.00536681446484469" calcext:value-type="float">
            <text:p>0.0054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isLeaderOf</text:p>
          </table:table-cell>
          <table:table-cell table:style-name="ce17" office:value-type="float" office:value="0.10546151" calcext:value-type="float">
            <text:p>0.1055</text:p>
          </table:table-cell>
          <table:table-cell table:style-name="ce17" office:value-type="float" office:value="0.16803035" calcext:value-type="float">
            <text:p>0.1680</text:p>
          </table:table-cell>
          <table:table-cell table:style-name="ce17" table:formula="of:=(2*[.I77]*[.J77])/([.I77]+[.J77])" office:value-type="float" office:value="0.129588752197806" calcext:value-type="float">
            <text:p>0.1296</text:p>
          </table:table-cell>
          <table:table-cell table:style-name="ce17" office:value-type="float" office:value="0.2" calcext:value-type="float">
            <text:p>0.2000</text:p>
          </table:table-cell>
          <table:table-cell table:style-name="ce17" office:value-type="float" office:value="0.00076046" calcext:value-type="float">
            <text:p>0.0008</text:p>
          </table:table-cell>
          <table:table-cell table:style-name="ce17" table:formula="of:=(2*[.L77]*[.M77])/([.L77]+[.M77])" office:value-type="float" office:value="0.00151515891127167" calcext:value-type="float">
            <text:p>0.0015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isLocatedIn</text:p>
          </table:table-cell>
          <table:table-cell table:style-name="ce17" office:value-type="float" office:value="0.98036946" calcext:value-type="float">
            <text:p>0.9804</text:p>
          </table:table-cell>
          <table:table-cell table:style-name="ce17" office:value-type="float" office:value="0.56135444" calcext:value-type="float">
            <text:p>0.5614</text:p>
          </table:table-cell>
          <table:table-cell table:style-name="ce17" table:formula="of:=(2*[.I78]*[.J78])/([.I78]+[.J78])" office:value-type="float" office:value="0.713921278915638" calcext:value-type="float">
            <text:p>0.7139</text:p>
          </table:table-cell>
          <table:table-cell table:style-name="ce17" office:value-type="float" office:value="0.99166344" calcext:value-type="float">
            <text:p>0.9917</text:p>
          </table:table-cell>
          <table:table-cell table:style-name="ce17" office:value-type="float" office:value="0.54993053" calcext:value-type="float">
            <text:p>0.5499</text:p>
          </table:table-cell>
          <table:table-cell table:style-name="ce17" table:formula="of:=(2*[.L78]*[.M78])/([.L78]+[.M78])" office:value-type="float" office:value="0.707509255684002" calcext:value-type="float">
            <text:p>0.7075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isMarriedTo</text:p>
          </table:table-cell>
          <table:table-cell table:style-name="ce17" office:value-type="float" office:value="0.05289801" calcext:value-type="float">
            <text:p>0.0529</text:p>
          </table:table-cell>
          <table:table-cell table:style-name="ce17" office:value-type="float" office:value="0.9625782" calcext:value-type="float">
            <text:p>0.9626</text:p>
          </table:table-cell>
          <table:table-cell table:style-name="ce17" table:formula="of:=(2*[.I79]*[.J79])/([.I79]+[.J79])" office:value-type="float" office:value="0.100284912138674" calcext:value-type="float">
            <text:p>0.1003</text:p>
          </table:table-cell>
          <table:table-cell table:style-name="ce17" office:value-type="float" office:value="0.23801107" calcext:value-type="float">
            <text:p>0.2380</text:p>
          </table:table-cell>
          <table:table-cell table:style-name="ce17" office:value-type="float" office:value="0.59944262" calcext:value-type="float">
            <text:p>0.5994</text:p>
          </table:table-cell>
          <table:table-cell table:style-name="ce17" table:formula="of:=(2*[.L79]*[.M79])/([.L79]+[.M79])" office:value-type="float" office:value="0.340732821631733" calcext:value-type="float">
            <text:p>0.3407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isPoliticianOf</text:p>
          </table:table-cell>
          <table:table-cell table:style-name="ce17" office:value-type="float" office:value="0.02807322" calcext:value-type="float">
            <text:p>0.0281</text:p>
          </table:table-cell>
          <table:table-cell table:style-name="ce17" office:value-type="float" office:value="0.43933589" calcext:value-type="float">
            <text:p>0.4393</text:p>
          </table:table-cell>
          <table:table-cell table:style-name="ce17" table:formula="of:=(2*[.I80]*[.J80])/([.I80]+[.J80])" office:value-type="float" office:value="0.0527742092740375" calcext:value-type="float">
            <text:p>0.0528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livesIn</text:p>
          </table:table-cell>
          <table:table-cell table:style-name="ce17" office:value-type="float" office:value="0.14532335" calcext:value-type="float">
            <text:p>0.1453</text:p>
          </table:table-cell>
          <table:table-cell table:style-name="ce17" office:value-type="float" office:value="0.1740102" calcext:value-type="float">
            <text:p>0.1740</text:p>
          </table:table-cell>
          <table:table-cell table:style-name="ce17" table:formula="of:=(2*[.I81]*[.J81])/([.I81]+[.J81])" office:value-type="float" office:value="0.158378254951101" calcext:value-type="float">
            <text:p>0.1584</text:p>
          </table:table-cell>
          <table:table-cell table:style-name="ce17" office:value-type="float" office:value="0.64738095" calcext:value-type="float">
            <text:p>0.6474</text:p>
          </table:table-cell>
          <table:table-cell table:style-name="ce17" office:value-type="float" office:value="0.00968086" calcext:value-type="float">
            <text:p>0.0097</text:p>
          </table:table-cell>
          <table:table-cell table:style-name="ce17" table:formula="of:=(2*[.L81]*[.M81])/([.L81]+[.M81])" office:value-type="float" office:value="0.0190764529249295" calcext:value-type="float">
            <text:p>0.0191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participatedIn</text:p>
          </table:table-cell>
          <table:table-cell table:style-name="ce17" office:value-type="float" office:value="0.02323333" calcext:value-type="float">
            <text:p>0.0232</text:p>
          </table:table-cell>
          <table:table-cell table:style-name="ce17" office:value-type="float" office:value="0.69696533" calcext:value-type="float">
            <text:p>0.6970</text:p>
          </table:table-cell>
          <table:table-cell table:style-name="ce17" table:formula="of:=(2*[.I82]*[.J82])/([.I82]+[.J82])" office:value-type="float" office:value="0.0449676635345278" calcext:value-type="float">
            <text:p>0.0450</text:p>
          </table:table-cell>
          <table:table-cell table:style-name="ce17" office:value-type="float" office:value="0.3" calcext:value-type="float">
            <text:p>0.3000</text:p>
          </table:table-cell>
          <table:table-cell table:style-name="ce17" office:value-type="float" office:value="0.00740093" calcext:value-type="float">
            <text:p>0.0074</text:p>
          </table:table-cell>
          <table:table-cell table:style-name="ce17" table:formula="of:=(2*[.L82]*[.M82])/([.L82]+[.M82])" office:value-type="float" office:value="0.0144454930569013" calcext:value-type="float">
            <text:p>0.0144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playsFor</text:p>
          </table:table-cell>
          <table:table-cell table:style-name="ce17" office:value-type="float" office:value="0.5054586" calcext:value-type="float">
            <text:p>0.5055</text:p>
          </table:table-cell>
          <table:table-cell table:style-name="ce17" office:value-type="float" office:value="0.60911022" calcext:value-type="float">
            <text:p>0.6091</text:p>
          </table:table-cell>
          <table:table-cell table:style-name="ce17" table:formula="of:=(2*[.I83]*[.J83])/([.I83]+[.J83])" office:value-type="float" office:value="0.552464762197263" calcext:value-type="float">
            <text:p>0.5525</text:p>
          </table:table-cell>
          <table:table-cell table:style-name="ce17" office:value-type="float" office:value="0.8741655" calcext:value-type="float">
            <text:p>0.8742</text:p>
          </table:table-cell>
          <table:table-cell table:style-name="ce17" office:value-type="float" office:value="0.60434188" calcext:value-type="float">
            <text:p>0.6043</text:p>
          </table:table-cell>
          <table:table-cell table:style-name="ce17" table:formula="of:=(2*[.L83]*[.M83])/([.L83]+[.M83])" office:value-type="float" office:value="0.714632647557214" calcext:value-type="float">
            <text:p>0.7146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wasBornIn</text:p>
          </table:table-cell>
          <table:table-cell table:style-name="ce17" office:value-type="float" office:value="0.47818834" calcext:value-type="float">
            <text:p>0.4782</text:p>
          </table:table-cell>
          <table:table-cell table:style-name="ce17" office:value-type="float" office:value="0.37786084" calcext:value-type="float">
            <text:p>0.3779</text:p>
          </table:table-cell>
          <table:table-cell table:style-name="ce17" table:formula="of:=(2*[.I84]*[.J84])/([.I84]+[.J84])" office:value-type="float" office:value="0.422145484283054" calcext:value-type="float">
            <text:p>0.4221</text:p>
          </table:table-cell>
          <table:table-cell table:style-name="ce17" office:value-type="float" office:value="0.52314742" calcext:value-type="float">
            <text:p>0.5231</text:p>
          </table:table-cell>
          <table:table-cell table:style-name="ce17" office:value-type="float" office:value="0.28559914" calcext:value-type="float">
            <text:p>0.2856</text:p>
          </table:table-cell>
          <table:table-cell table:style-name="ce17" table:formula="of:=(2*[.L84]*[.M84])/([.L84]+[.M84])" office:value-type="float" office:value="0.369486463708034" calcext:value-type="float">
            <text:p>0.3695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worksAt</text:p>
          </table:table-cell>
          <table:table-cell table:style-name="ce17" office:value-type="float" office:value="0.05377151" calcext:value-type="float">
            <text:p>0.0538</text:p>
          </table:table-cell>
          <table:table-cell table:style-name="ce17" office:value-type="float" office:value="0.56180049" calcext:value-type="float">
            <text:p>0.5618</text:p>
          </table:table-cell>
          <table:table-cell table:style-name="ce17" table:formula="of:=(2*[.I85]*[.J85])/([.I85]+[.J85])" office:value-type="float" office:value="0.0981489108212846" calcext:value-type="float">
            <text:p>0.0981</text:p>
          </table:table-cell>
          <table:table-cell table:style-name="ce17" office:value-type="float" office:value="0.47701126" calcext:value-type="float">
            <text:p>0.4770</text:p>
          </table:table-cell>
          <table:table-cell table:style-name="ce17" office:value-type="float" office:value="0.1136631" calcext:value-type="float">
            <text:p>0.1137</text:p>
          </table:table-cell>
          <table:table-cell table:style-name="ce17" table:formula="of:=(2*[.L85]*[.M85])/([.L85]+[.M85])" office:value-type="float" office:value="0.183581960613648" calcext:value-type="float">
            <text:p>0.1836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Macro Average</text:p>
          </table:table-cell>
          <table:table-cell table:style-name="ce17" office:value-type="float" office:value="0.18969126" calcext:value-type="float">
            <text:p>0.1897</text:p>
          </table:table-cell>
          <table:table-cell table:style-name="ce17" office:value-type="float" office:value="0.61372753" calcext:value-type="float">
            <text:p>0.6137</text:p>
          </table:table-cell>
          <table:table-cell table:style-name="ce17" table:formula="of:=(2*[.I86]*[.J86])/([.I86]+[.J86])" office:value-type="float" office:value="0.289808378672318" calcext:value-type="float">
            <text:p>0.2898</text:p>
          </table:table-cell>
          <table:table-cell table:style-name="ce17" office:value-type="float" office:value="0.44747512" calcext:value-type="float">
            <text:p>0.4475</text:p>
          </table:table-cell>
          <table:table-cell table:style-name="ce17" office:value-type="float" office:value="0.33879206" calcext:value-type="float">
            <text:p>0.3388</text:p>
          </table:table-cell>
          <table:table-cell table:style-name="ce17" table:formula="of:=(2*[.L86]*[.M86])/([.L86]+[.M86])" office:value-type="float" office:value="0.385622143616747" calcext:value-type="float">
            <text:p>0.3856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Micro Average</text:p>
          </table:table-cell>
          <table:table-cell table:style-name="ce17" office:value-type="float" office:value="0.27398419" calcext:value-type="float">
            <text:p>0.2740</text:p>
          </table:table-cell>
          <table:table-cell table:style-name="ce17" office:value-type="float" office:value="0.54258215" calcext:value-type="float">
            <text:p>0.5426</text:p>
          </table:table-cell>
          <table:table-cell table:style-name="ce17" table:formula="of:=(2*[.I87]*[.J87])/([.I87]+[.J87])" office:value-type="float" office:value="0.364107418084876" calcext:value-type="float">
            <text:p>0.3641</text:p>
          </table:table-cell>
          <table:table-cell table:style-name="ce17" office:value-type="float" office:value="0.7427938" calcext:value-type="float">
            <text:p>0.7428</text:p>
          </table:table-cell>
          <table:table-cell table:style-name="ce17" office:value-type="float" office:value="0.48127194" calcext:value-type="float">
            <text:p>0.4813</text:p>
          </table:table-cell>
          <table:table-cell table:style-name="ce17" table:formula="of:=(2*[.L87]*[.M87])/([.L87]+[.M87])" office:value-type="float" office:value="0.584095774375602" calcext:value-type="float">
            <text:p>0.5841</text:p>
          </table:table-cell>
          <table:table-cell table:number-columns-repeated="4"/>
        </table:table-row>
        <table:table-row table:style-name="ro3">
          <table:table-cell table:number-columns-repeated="18"/>
        </table:table-row>
        <table:table-row table:style-name="ro4" table:number-rows-repeated="1048485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errorChecking" table:style-name="ta1">
        <table:shapes>
          <draw:frame draw:z-index="0" draw:style-name="gr1" draw:text-style-name="P1" svg:width="27.488cm" svg:height="11.873cm" svg:x="1.995cm" svg:y="9.908cm">
            <draw:object draw:notify-on-update-of-ranges="errorChecking.B3:errorChecking.B26 errorChecking.F1:errorChecking.F1 errorChecking.G3:errorChecking.G26 errorChecking.K1:errorChecking.K1 errorChecking.N3:errorChecking.N2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number-columns-repeated="14" table:default-cell-style-name="Default"/>
        <table:table-row table:style-name="ro3">
          <table:table-cell table:number-columns-repeated="5"/>
          <table:table-cell office:value-type="string" calcext:value-type="string">
            <text:p>without NBC</text:p>
          </table:table-cell>
          <table:table-cell table:number-columns-repeated="4"/>
          <table:table-cell office:value-type="string" calcext:value-type="string">
            <text:p>with NBC</text:p>
          </table:table-cell>
          <table:table-cell table:number-columns-repeated="3"/>
        </table:table-row>
        <table:table-row table:style-name="ro3">
          <table:table-cell table:number-columns-repeated="14"/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53297811" calcext:value-type="float">
            <text:p>0.53297811</text:p>
          </table:table-cell>
          <table:table-cell office:value-type="float" office:value="0.74323973" calcext:value-type="float">
            <text:p>0.74323973</text:p>
          </table:table-cell>
          <table:table-cell office:value-type="float" office:value="0.0518186" calcext:value-type="float">
            <text:p>0.0518186</text:p>
          </table:table-cell>
          <table:table-cell office:value-type="float" office:value="0.05827271" calcext:value-type="float">
            <text:p>0.05827271</text:p>
          </table:table-cell>
          <table:table-cell office:value-type="float" office:value="0.88990869" calcext:value-type="float">
            <text:p>0.88990869</text:p>
          </table:table-cell>
          <table:table-cell/>
          <table:table-cell office:value-type="string" calcext:value-type="string">
            <text:p>actedIn</text:p>
          </table:table-cell>
          <table:table-cell office:value-type="float" office:value="0.59852591" calcext:value-type="float">
            <text:p>0.59852591</text:p>
          </table:table-cell>
          <table:table-cell office:value-type="float" office:value="0.54947984" calcext:value-type="float">
            <text:p>0.54947984</text:p>
          </table:table-cell>
          <table:table-cell office:value-type="float" office:value="0.05774575" calcext:value-type="float">
            <text:p>0.05774575</text:p>
          </table:table-cell>
          <table:table-cell office:value-type="float" office:value="0.06364831" calcext:value-type="float">
            <text:p>0.06364831</text:p>
          </table:table-cell>
          <table:table-cell office:value-type="float" office:value="0.87860594" calcext:value-type="float">
            <text:p>0.87860594</text:p>
          </table:table-cell>
        </table:table-row>
        <table:table-row table:style-name="ro3">
          <table:table-cell/>
          <table:table-cell office:value-type="string" calcext:value-type="string">
            <text:p>created</text:p>
          </table:table-cell>
          <table:table-cell office:value-type="float" office:value="0.09022961" calcext:value-type="float">
            <text:p>0.09022961</text:p>
          </table:table-cell>
          <table:table-cell office:value-type="float" office:value="0.94288755" calcext:value-type="float">
            <text:p>0.94288755</text:p>
          </table:table-cell>
          <table:table-cell office:value-type="float" office:value="0.04165396" calcext:value-type="float">
            <text:p>0.04165396</text:p>
          </table:table-cell>
          <table:table-cell office:value-type="float" office:value="0.00418039" calcext:value-type="float">
            <text:p>0.00418039</text:p>
          </table:table-cell>
          <table:table-cell office:value-type="float" office:value="0.95416565" calcext:value-type="float">
            <text:p>0.95416565</text:p>
          </table:table-cell>
          <table:table-cell/>
          <table:table-cell office:value-type="string" calcext:value-type="string">
            <text:p>created</text:p>
          </table:table-cell>
          <table:table-cell office:value-type="float" office:value="0.303596" calcext:value-type="float">
            <text:p>0.303596</text:p>
          </table:table-cell>
          <table:table-cell office:value-type="float" office:value="0.76171871" calcext:value-type="float">
            <text:p>0.76171871</text:p>
          </table:table-cell>
          <table:table-cell office:value-type="float" office:value="0.07360135" calcext:value-type="float">
            <text:p>0.07360135</text:p>
          </table:table-cell>
          <table:table-cell office:value-type="float" office:value="0.010135" calcext:value-type="float">
            <text:p>0.010135</text:p>
          </table:table-cell>
          <table:table-cell office:value-type="float" office:value="0.91626365" calcext:value-type="float">
            <text:p>0.91626365</text:p>
          </table:table-cell>
        </table:table-row>
        <table:table-row table:style-name="ro3">
          <table:table-cell/>
          <table:table-cell office:value-type="string" calcext:value-type="string">
            <text:p>dealsWith</text:p>
          </table:table-cell>
          <table:table-cell office:value-type="float" office:value="0.01066244" calcext:value-type="float">
            <text:p>0.01066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alsWith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diedIn</text:p>
          </table:table-cell>
          <table:table-cell office:value-type="float" office:value="0.11465277" calcext:value-type="float">
            <text:p>0.11465277</text:p>
          </table:table-cell>
          <table:table-cell office:value-type="float" office:value="0.57117758" calcext:value-type="float">
            <text:p>0.57117758</text:p>
          </table:table-cell>
          <table:table-cell office:value-type="float" office:value="0.07204269" calcext:value-type="float">
            <text:p>0.07204269</text:p>
          </table:table-cell>
          <table:table-cell office:value-type="float" office:value="0.00967985" calcext:value-type="float">
            <text:p>0.00967985</text:p>
          </table:table-cell>
          <table:table-cell office:value-type="float" office:value="0.91827746" calcext:value-type="float">
            <text:p>0.91827746</text:p>
          </table:table-cell>
          <table:table-cell/>
          <table:table-cell office:value-type="string" calcext:value-type="string">
            <text:p>diedIn</text:p>
          </table:table-cell>
          <table:table-cell office:value-type="float" office:value="0.38678934" calcext:value-type="float">
            <text:p>0.38678934</text:p>
          </table:table-cell>
          <table:table-cell office:value-type="float" office:value="0.38067128" calcext:value-type="float">
            <text:p>0.38067128</text:p>
          </table:table-cell>
          <table:table-cell office:value-type="float" office:value="0.23984084" calcext:value-type="float">
            <text:p>0.23984084</text:p>
          </table:table-cell>
          <table:table-cell office:value-type="float" office:value="0.03797529" calcext:value-type="float">
            <text:p>0.03797529</text:p>
          </table:table-cell>
          <table:table-cell office:value-type="float" office:value="0.72218387" calcext:value-type="float">
            <text:p>0.72218387</text:p>
          </table:table-cell>
        </table:table-row>
        <table:table-row table:style-name="ro3">
          <table:table-cell/>
          <table:table-cell office:value-type="string" calcext:value-type="string">
            <text:p>directed</text:p>
          </table:table-cell>
          <table:table-cell office:value-type="float" office:value="0.07794463" calcext:value-type="float">
            <text:p>0.07794463</text:p>
          </table:table-cell>
          <table:table-cell office:value-type="float" office:value="0.91856251" calcext:value-type="float">
            <text:p>0.91856251</text:p>
          </table:table-cell>
          <table:table-cell office:value-type="float" office:value="0.02939848" calcext:value-type="float">
            <text:p>0.02939848</text:p>
          </table:table-cell>
          <table:table-cell office:value-type="float" office:value="0.00293137" calcext:value-type="float">
            <text:p>0.00293137</text:p>
          </table:table-cell>
          <table:table-cell office:value-type="float" office:value="0.96767015" calcext:value-type="float">
            <text:p>0.96767015</text:p>
          </table:table-cell>
          <table:table-cell/>
          <table:table-cell office:value-type="string" calcext:value-type="string">
            <text:p>directed</text:p>
          </table:table-cell>
          <table:table-cell office:value-type="float" office:value="0.42291429" calcext:value-type="float">
            <text:p>0.42291429</text:p>
          </table:table-cell>
          <table:table-cell office:value-type="float" office:value="0.70716387" calcext:value-type="float">
            <text:p>0.70716387</text:p>
          </table:table-cell>
          <table:table-cell office:value-type="float" office:value="0.03029546" calcext:value-type="float">
            <text:p>0.03029546</text:p>
          </table:table-cell>
          <table:table-cell office:value-type="float" office:value="0.01762694" calcext:value-type="float">
            <text:p>0.01762694</text:p>
          </table:table-cell>
          <table:table-cell office:value-type="float" office:value="0.9520776" calcext:value-type="float">
            <text:p>0.9520776</text:p>
          </table:table-cell>
        </table:table-row>
        <table:table-row table:style-name="ro3">
          <table:table-cell/>
          <table:table-cell office:value-type="string" calcext:value-type="string">
            <text:p>graduatedFrom</text:p>
          </table:table-cell>
          <table:table-cell office:value-type="float" office:value="0.17035216" calcext:value-type="float">
            <text:p>0.17035216</text:p>
          </table:table-cell>
          <table:table-cell office:value-type="float" office:value="0.77872612" calcext:value-type="float">
            <text:p>0.77872612</text:p>
          </table:table-cell>
          <table:table-cell office:value-type="float" office:value="0.06616667" calcext:value-type="float">
            <text:p>0.06616667</text:p>
          </table:table-cell>
          <table:table-cell office:value-type="float" office:value="0.00354918" calcext:value-type="float">
            <text:p>0.00354918</text:p>
          </table:table-cell>
          <table:table-cell office:value-type="float" office:value="0.93028415" calcext:value-type="float">
            <text:p>0.93028415</text:p>
          </table:table-cell>
          <table:table-cell/>
          <table:table-cell office:value-type="string" calcext:value-type="string">
            <text:p>graduatedFrom</text:p>
          </table:table-cell>
          <table:table-cell office:value-type="float" office:value="0.44463765" calcext:value-type="float">
            <text:p>0.44463765</text:p>
          </table:table-cell>
          <table:table-cell office:value-type="float" office:value="0.62042535" calcext:value-type="float">
            <text:p>0.62042535</text:p>
          </table:table-cell>
          <table:table-cell office:value-type="float" office:value="0.05748718" calcext:value-type="float">
            <text:p>0.05748718</text:p>
          </table:table-cell>
          <table:table-cell office:value-type="float" office:value="0.01022888" calcext:value-type="float">
            <text:p>0.01022888</text:p>
          </table:table-cell>
          <table:table-cell office:value-type="float" office:value="0.93228394" calcext:value-type="float">
            <text:p>0.93228394</text:p>
          </table:table-cell>
        </table:table-row>
        <table:table-row table:style-name="ro3">
          <table:table-cell/>
          <table:table-cell office:value-type="string" calcext:value-type="string">
            <text:p>happenedIn</text:p>
          </table:table-cell>
          <table:table-cell office:value-type="float" office:value="0.76381369" calcext:value-type="float">
            <text:p>0.76381369</text:p>
          </table:table-cell>
          <table:table-cell office:value-type="float" office:value="0.67368485" calcext:value-type="float">
            <text:p>0.67368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ppenedIn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asAcademicAdvisor</text:p>
          </table:table-cell>
          <table:table-cell office:value-type="float" office:value="0.03893973" calcext:value-type="float">
            <text:p>0.03893973</text:p>
          </table:table-cell>
          <table:table-cell office:value-type="float" office:value="0.50859652" calcext:value-type="float">
            <text:p>0.50859652</text:p>
          </table:table-cell>
          <table:table-cell office:value-type="float" office:value="0.02168465" calcext:value-type="float">
            <text:p>0.02168465</text:p>
          </table:table-cell>
          <table:table-cell office:value-type="float" office:value="0.00711239" calcext:value-type="float">
            <text:p>0.00711239</text:p>
          </table:table-cell>
          <table:table-cell office:value-type="float" office:value="0.97120296" calcext:value-type="float">
            <text:p>0.97120296</text:p>
          </table:table-cell>
          <table:table-cell/>
          <table:table-cell office:value-type="string" calcext:value-type="string">
            <text:p>hasAcademicAdvisor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</table:table-row>
        <table:table-row table:style-name="ro3">
          <table:table-cell/>
          <table:table-cell office:value-type="string" calcext:value-type="string">
            <text:p>hasCapital</text:p>
          </table:table-cell>
          <table:table-cell office:value-type="float" office:value="0.00643956" calcext:value-type="float">
            <text:p>0.00643956</text:p>
          </table:table-cell>
          <table:table-cell office:value-type="float" office:value="0.46103857" calcext:value-type="float">
            <text:p>0.46103857</text:p>
          </table:table-cell>
          <table:table-cell office:value-type="float" office:value="0" calcext:value-type="float">
            <text:p>0</text:p>
          </table:table-cell>
          <table:table-cell office:value-type="float" office:value="0.00017748" calcext:value-type="float">
            <text:p>0.00017748</text:p>
          </table:table-cell>
          <table:table-cell office:value-type="float" office:value="0.99982252" calcext:value-type="float">
            <text:p>0.99982252</text:p>
          </table:table-cell>
          <table:table-cell/>
          <table:table-cell office:value-type="string" calcext:value-type="string">
            <text:p>hasCapital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office:value-type="float" office:value="0" calcext:value-type="float">
            <text:p>0</text:p>
          </table:table-cell>
          <table:table-cell office:value-type="float" office:value="0.00886099" calcext:value-type="float">
            <text:p>0.00886099</text:p>
          </table:table-cell>
          <table:table-cell office:value-type="float" office:value="0.99113901" calcext:value-type="float">
            <text:p>0.99113901</text:p>
          </table:table-cell>
        </table:table-row>
        <table:table-row table:style-name="ro3">
          <table:table-cell/>
          <table:table-cell office:value-type="string" calcext:value-type="string">
            <text:p>hasChild</text:p>
          </table:table-cell>
          <table:table-cell office:value-type="float" office:value="0.03497116" calcext:value-type="float">
            <text:p>0.03497116</text:p>
          </table:table-cell>
          <table:table-cell office:value-type="float" office:value="0.96184728" calcext:value-type="float">
            <text:p>0.96184728</text:p>
          </table:table-cell>
          <table:table-cell office:value-type="float" office:value="0.03309413" calcext:value-type="float">
            <text:p>0.03309413</text:p>
          </table:table-cell>
          <table:table-cell office:value-type="float" office:value="0.00044568" calcext:value-type="float">
            <text:p>0.00044568</text:p>
          </table:table-cell>
          <table:table-cell office:value-type="float" office:value="0.96646019" calcext:value-type="float">
            <text:p>0.96646019</text:p>
          </table:table-cell>
          <table:table-cell/>
          <table:table-cell office:value-type="string" calcext:value-type="string">
            <text:p>hasChild</text:p>
          </table:table-cell>
          <table:table-cell office:value-type="float" office:value="0.31554643" calcext:value-type="float">
            <text:p>0.31554643</text:p>
          </table:table-cell>
          <table:table-cell office:value-type="float" office:value="0.68580876" calcext:value-type="float">
            <text:p>0.68580876</text:p>
          </table:table-cell>
          <table:table-cell office:value-type="float" office:value="0.13537601" calcext:value-type="float">
            <text:p>0.13537601</text:p>
          </table:table-cell>
          <table:table-cell office:value-type="float" office:value="0.00386437" calcext:value-type="float">
            <text:p>0.00386437</text:p>
          </table:table-cell>
          <table:table-cell office:value-type="float" office:value="0.86075962" calcext:value-type="float">
            <text:p>0.86075962</text:p>
          </table:table-cell>
        </table:table-row>
        <table:table-row table:style-name="ro3">
          <table:table-cell/>
          <table:table-cell office:value-type="string" calcext:value-type="string">
            <text:p>hasWonPrize</text:p>
          </table:table-cell>
          <table:table-cell office:value-type="float" office:value="0.1159272" calcext:value-type="float">
            <text:p>0.1159272</text:p>
          </table:table-cell>
          <table:table-cell office:value-type="float" office:value="0.07288081" calcext:value-type="float">
            <text:p>0.07288081</text:p>
          </table:table-cell>
          <table:table-cell office:value-type="float" office:value="0.06434421" calcext:value-type="float">
            <text:p>0.06434421</text:p>
          </table:table-cell>
          <table:table-cell office:value-type="float" office:value="0.00078347" calcext:value-type="float">
            <text:p>0.00078347</text:p>
          </table:table-cell>
          <table:table-cell office:value-type="float" office:value="0.93487232" calcext:value-type="float">
            <text:p>0.93487232</text:p>
          </table:table-cell>
          <table:table-cell/>
          <table:table-cell office:value-type="string" calcext:value-type="string">
            <text:p>hasWonPrize</text:p>
          </table:table-cell>
          <table:table-cell office:value-type="float" office:value="0.77327387" calcext:value-type="float">
            <text:p>0.77327387</text:p>
          </table:table-cell>
          <table:table-cell office:value-type="float" office:value="0.00651118" calcext:value-type="float">
            <text:p>0.00651118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</table:table-row>
        <table:table-row table:style-name="ro3">
          <table:table-cell/>
          <table:table-cell office:value-type="string" calcext:value-type="string">
            <text:p>holdsPoliticalPosition</text:p>
          </table:table-cell>
          <table:table-cell office:value-type="float" office:value="0.03465754" calcext:value-type="float">
            <text:p>0.03465754</text:p>
          </table:table-cell>
          <table:table-cell office:value-type="float" office:value="0.85484685" calcext:value-type="float">
            <text:p>0.85484685</text:p>
          </table:table-cell>
          <table:table-cell office:value-type="float" office:value="0.01509355" calcext:value-type="float">
            <text:p>0.01509355</text:p>
          </table:table-cell>
          <table:table-cell office:value-type="float" office:value="0.00011295" calcext:value-type="float">
            <text:p>0.00011295</text:p>
          </table:table-cell>
          <table:table-cell office:value-type="float" office:value="0.9847935" calcext:value-type="float">
            <text:p>0.9847935</text:p>
          </table:table-cell>
          <table:table-cell/>
          <table:table-cell office:value-type="string" calcext:value-type="string">
            <text:p>holdsPoliticalPosition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office:value-type="float" office:value="0.02222222" calcext:value-type="float">
            <text:p>0.02222222</text:p>
          </table:table-cell>
          <table:table-cell office:value-type="float" office:value="0" calcext:value-type="float">
            <text:p>0</text:p>
          </table:table-cell>
          <table:table-cell office:value-type="float" office:value="0.97777778" calcext:value-type="float">
            <text:p>0.97777778</text:p>
          </table:table-cell>
        </table:table-row>
        <table:table-row table:style-name="ro3">
          <table:table-cell/>
          <table:table-cell office:value-type="string" calcext:value-type="string">
            <text:p>influences</text:p>
          </table:table-cell>
          <table:table-cell office:value-type="float" office:value="0.019812" calcext:value-type="float">
            <text:p>0.019812</text:p>
          </table:table-cell>
          <table:table-cell office:value-type="float" office:value="0.92236946" calcext:value-type="float">
            <text:p>0.92236946</text:p>
          </table:table-cell>
          <table:table-cell office:value-type="float" office:value="0.04710477" calcext:value-type="float">
            <text:p>0.04710477</text:p>
          </table:table-cell>
          <table:table-cell office:value-type="float" office:value="0.00539847" calcext:value-type="float">
            <text:p>0.00539847</text:p>
          </table:table-cell>
          <table:table-cell office:value-type="float" office:value="0.94749676" calcext:value-type="float">
            <text:p>0.94749676</text:p>
          </table:table-cell>
          <table:table-cell/>
          <table:table-cell office:value-type="string" calcext:value-type="string">
            <text:p>influences</text:p>
          </table:table-cell>
          <table:table-cell office:value-type="float" office:value="0.18784813" calcext:value-type="float">
            <text:p>0.18784813</text:p>
          </table:table-cell>
          <table:table-cell office:value-type="float" office:value="0.63602646" calcext:value-type="float">
            <text:p>0.63602646</text:p>
          </table:table-cell>
          <table:table-cell office:value-type="float" office:value="0.06863411" calcext:value-type="float">
            <text:p>0.06863411</text:p>
          </table:table-cell>
          <table:table-cell office:value-type="float" office:value="0.04457692" calcext:value-type="float">
            <text:p>0.04457692</text:p>
          </table:table-cell>
          <table:table-cell office:value-type="float" office:value="0.88678898" calcext:value-type="float">
            <text:p>0.88678898</text:p>
          </table:table-cell>
        </table:table-row>
        <table:table-row table:style-name="ro3">
          <table:table-cell/>
          <table:table-cell office:value-type="string" calcext:value-type="string">
            <text:p>isCitizenOf</text:p>
          </table:table-cell>
          <table:table-cell office:value-type="float" office:value="0.16247109" calcext:value-type="float">
            <text:p>0.16247109</text:p>
          </table:table-cell>
          <table:table-cell office:value-type="float" office:value="0.28666808" calcext:value-type="float">
            <text:p>0.28666808</text:p>
          </table:table-cell>
          <table:table-cell office:value-type="float" office:value="0.06203632" calcext:value-type="float">
            <text:p>0.06203632</text:p>
          </table:table-cell>
          <table:table-cell office:value-type="float" office:value="0.04812329" calcext:value-type="float">
            <text:p>0.04812329</text:p>
          </table:table-cell>
          <table:table-cell office:value-type="float" office:value="0.88984038" calcext:value-type="float">
            <text:p>0.88984038</text:p>
          </table:table-cell>
          <table:table-cell/>
          <table:table-cell office:value-type="string" calcext:value-type="string">
            <text:p>isCitizenOf</text:p>
          </table:table-cell>
          <table:table-cell office:value-type="float" office:value="0.55819476" calcext:value-type="float">
            <text:p>0.55819476</text:p>
          </table:table-cell>
          <table:table-cell office:value-type="float" office:value="0.02406883" calcext:value-type="float">
            <text:p>0.02406883</text:p>
          </table:table-cell>
          <table:table-cell office:value-type="float" office:value="0.10248843" calcext:value-type="float">
            <text:p>0.10248843</text:p>
          </table:table-cell>
          <table:table-cell office:value-type="float" office:value="0.10216338" calcext:value-type="float">
            <text:p>0.10216338</text:p>
          </table:table-cell>
          <table:table-cell office:value-type="float" office:value="0.79534818" calcext:value-type="float">
            <text:p>0.79534818</text:p>
          </table:table-cell>
        </table:table-row>
        <table:table-row table:style-name="ro3">
          <table:table-cell/>
          <table:table-cell office:value-type="string" calcext:value-type="string">
            <text:p>isKnownFor</text:p>
          </table:table-cell>
          <table:table-cell office:value-type="float" office:value="0.00268956" calcext:value-type="float">
            <text:p>0.00268956</text:p>
          </table:table-cell>
          <table:table-cell office:value-type="float" office:value="0.49343434" calcext:value-type="float">
            <text:p>0.49343434</text:p>
          </table:table-cell>
          <table:table-cell office:value-type="float" office:value="0.00108447" calcext:value-type="float">
            <text:p>0.00108447</text:p>
          </table:table-cell>
          <table:table-cell office:value-type="float" office:value="0.00018452" calcext:value-type="float">
            <text:p>0.00018452</text:p>
          </table:table-cell>
          <table:table-cell office:value-type="float" office:value="0.99873102" calcext:value-type="float">
            <text:p>0.99873102</text:p>
          </table:table-cell>
          <table:table-cell/>
          <table:table-cell office:value-type="string" calcext:value-type="string">
            <text:p>isKnownFor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isLeaderOf</text:p>
          </table:table-cell>
          <table:table-cell office:value-type="float" office:value="0.10352812" calcext:value-type="float">
            <text:p>0.10352812</text:p>
          </table:table-cell>
          <table:table-cell office:value-type="float" office:value="0.16939553" calcext:value-type="float">
            <text:p>0.16939553</text:p>
          </table:table-cell>
          <table:table-cell office:value-type="float" office:value="0.21360728" calcext:value-type="float">
            <text:p>0.21360728</text:p>
          </table:table-cell>
          <table:table-cell office:value-type="float" office:value="0.00389362" calcext:value-type="float">
            <text:p>0.00389362</text:p>
          </table:table-cell>
          <table:table-cell office:value-type="float" office:value="0.7824991" calcext:value-type="float">
            <text:p>0.7824991</text:p>
          </table:table-cell>
          <table:table-cell/>
          <table:table-cell office:value-type="string" calcext:value-type="string">
            <text:p>isLeaderOf</text:p>
          </table:table-cell>
          <table:table-cell office:value-type="float" office:value="0.2" calcext:value-type="float">
            <text:p>0.2</text:p>
          </table:table-cell>
          <table:table-cell office:value-type="float" office:value="0.00076046" calcext:value-type="float">
            <text:p>0.00076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3">
          <table:table-cell/>
          <table:table-cell office:value-type="string" calcext:value-type="string">
            <text:p>isLocatedIn</text:p>
          </table:table-cell>
          <table:table-cell office:value-type="float" office:value="0.98034142" calcext:value-type="float">
            <text:p>0.98034142</text:p>
          </table:table-cell>
          <table:table-cell office:value-type="float" office:value="0.56145613" calcext:value-type="float">
            <text:p>0.56145613</text:p>
          </table:table-cell>
          <table:table-cell office:value-type="float" office:value="0.01217762" calcext:value-type="float">
            <text:p>0.01217762</text:p>
          </table:table-cell>
          <table:table-cell office:value-type="float" office:value="0.03462472" calcext:value-type="float">
            <text:p>0.03462472</text:p>
          </table:table-cell>
          <table:table-cell office:value-type="float" office:value="0.95319766" calcext:value-type="float">
            <text:p>0.95319766</text:p>
          </table:table-cell>
          <table:table-cell/>
          <table:table-cell office:value-type="string" calcext:value-type="string">
            <text:p>isLocatedIn</text:p>
          </table:table-cell>
          <table:table-cell office:value-type="float" office:value="0.99166344" calcext:value-type="float">
            <text:p>0.99166344</text:p>
          </table:table-cell>
          <table:table-cell office:value-type="float" office:value="0.54993053" calcext:value-type="float">
            <text:p>0.54993053</text:p>
          </table:table-cell>
          <table:table-cell office:value-type="float" office:value="0.00292776" calcext:value-type="float">
            <text:p>0.00292776</text:p>
          </table:table-cell>
          <table:table-cell office:value-type="float" office:value="0.05926412" calcext:value-type="float">
            <text:p>0.05926412</text:p>
          </table:table-cell>
          <table:table-cell office:value-type="float" office:value="0.93780812" calcext:value-type="float">
            <text:p>0.93780812</text:p>
          </table:table-cell>
        </table:table-row>
        <table:table-row table:style-name="ro3">
          <table:table-cell/>
          <table:table-cell office:value-type="string" calcext:value-type="string">
            <text:p>isMarriedTo</text:p>
          </table:table-cell>
          <table:table-cell office:value-type="float" office:value="0.05266954" calcext:value-type="float">
            <text:p>0.05266954</text:p>
          </table:table-cell>
          <table:table-cell office:value-type="float" office:value="0.9628183" calcext:value-type="float">
            <text:p>0.9628183</text:p>
          </table:table-cell>
          <table:table-cell office:value-type="float" office:value="0.03165282" calcext:value-type="float">
            <text:p>0.03165282</text:p>
          </table:table-cell>
          <table:table-cell office:value-type="float" office:value="0.00248389" calcext:value-type="float">
            <text:p>0.00248389</text:p>
          </table:table-cell>
          <table:table-cell office:value-type="float" office:value="0.96586328" calcext:value-type="float">
            <text:p>0.96586328</text:p>
          </table:table-cell>
          <table:table-cell/>
          <table:table-cell office:value-type="string" calcext:value-type="string">
            <text:p>isMarriedTo</text:p>
          </table:table-cell>
          <table:table-cell office:value-type="float" office:value="0.23801107" calcext:value-type="float">
            <text:p>0.23801107</text:p>
          </table:table-cell>
          <table:table-cell office:value-type="float" office:value="0.59944262" calcext:value-type="float">
            <text:p>0.59944262</text:p>
          </table:table-cell>
          <table:table-cell office:value-type="float" office:value="0.07921928" calcext:value-type="float">
            <text:p>0.07921928</text:p>
          </table:table-cell>
          <table:table-cell office:value-type="float" office:value="0.00368372" calcext:value-type="float">
            <text:p>0.00368372</text:p>
          </table:table-cell>
          <table:table-cell office:value-type="float" office:value="0.91709699" calcext:value-type="float">
            <text:p>0.91709699</text:p>
          </table:table-cell>
        </table:table-row>
        <table:table-row table:style-name="ro3">
          <table:table-cell/>
          <table:table-cell office:value-type="string" calcext:value-type="string">
            <text:p>isPoliticianOf</text:p>
          </table:table-cell>
          <table:table-cell office:value-type="float" office:value="0.0279696" calcext:value-type="float">
            <text:p>0.0279696</text:p>
          </table:table-cell>
          <table:table-cell office:value-type="float" office:value="0.43933589" calcext:value-type="float">
            <text:p>0.43933589</text:p>
          </table:table-cell>
          <table:table-cell office:value-type="float" office:value="0.03759885" calcext:value-type="float">
            <text:p>0.03759885</text:p>
          </table:table-cell>
          <table:table-cell office:value-type="float" office:value="0" calcext:value-type="float">
            <text:p>0</text:p>
          </table:table-cell>
          <table:table-cell office:value-type="float" office:value="0.96240115" calcext:value-type="float">
            <text:p>0.96240115</text:p>
          </table:table-cell>
          <table:table-cell/>
          <table:table-cell office:value-type="string" calcext:value-type="string">
            <text:p>isPoliticianOf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livesIn</text:p>
          </table:table-cell>
          <table:table-cell office:value-type="float" office:value="0.14544627" calcext:value-type="float">
            <text:p>0.14544627</text:p>
          </table:table-cell>
          <table:table-cell office:value-type="float" office:value="0.17637994" calcext:value-type="float">
            <text:p>0.17637994</text:p>
          </table:table-cell>
          <table:table-cell office:value-type="float" office:value="0.16700778" calcext:value-type="float">
            <text:p>0.16700778</text:p>
          </table:table-cell>
          <table:table-cell office:value-type="float" office:value="0.00850393" calcext:value-type="float">
            <text:p>0.00850393</text:p>
          </table:table-cell>
          <table:table-cell office:value-type="float" office:value="0.82448829" calcext:value-type="float">
            <text:p>0.82448829</text:p>
          </table:table-cell>
          <table:table-cell/>
          <table:table-cell office:value-type="string" calcext:value-type="string">
            <text:p>livesIn</text:p>
          </table:table-cell>
          <table:table-cell office:value-type="float" office:value="0.64738095" calcext:value-type="float">
            <text:p>0.64738095</text:p>
          </table:table-cell>
          <table:table-cell office:value-type="float" office:value="0.00968086" calcext:value-type="float">
            <text:p>0.00968086</text:p>
          </table:table-cell>
          <table:table-cell office:value-type="float" office:value="0.28492063" calcext:value-type="float">
            <text:p>0.28492063</text:p>
          </table:table-cell>
          <table:table-cell office:value-type="float" office:value="0" calcext:value-type="float">
            <text:p>0</text:p>
          </table:table-cell>
          <table:table-cell office:value-type="float" office:value="0.71507937" calcext:value-type="float">
            <text:p>0.71507937</text:p>
          </table:table-cell>
        </table:table-row>
        <table:table-row table:style-name="ro3">
          <table:table-cell/>
          <table:table-cell office:value-type="string" calcext:value-type="string">
            <text:p>participatedIn</text:p>
          </table:table-cell>
          <table:table-cell office:value-type="float" office:value="0.02345077" calcext:value-type="float">
            <text:p>0.02345077</text:p>
          </table:table-cell>
          <table:table-cell office:value-type="float" office:value="0.71499026" calcext:value-type="float">
            <text:p>0.71499026</text:p>
          </table:table-cell>
          <table:table-cell office:value-type="float" office:value="0.00346625" calcext:value-type="float">
            <text:p>0.00346625</text:p>
          </table:table-cell>
          <table:table-cell office:value-type="float" office:value="0.00029958" calcext:value-type="float">
            <text:p>0.00029958</text:p>
          </table:table-cell>
          <table:table-cell office:value-type="float" office:value="0.99623417" calcext:value-type="float">
            <text:p>0.99623417</text:p>
          </table:table-cell>
          <table:table-cell/>
          <table:table-cell office:value-type="string" calcext:value-type="string">
            <text:p>participatedIn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3">
          <table:table-cell/>
          <table:table-cell office:value-type="string" calcext:value-type="string">
            <text:p>playsFor</text:p>
          </table:table-cell>
          <table:table-cell office:value-type="float" office:value="0.50480794" calcext:value-type="float">
            <text:p>0.50480794</text:p>
          </table:table-cell>
          <table:table-cell office:value-type="float" office:value="0.60988321" calcext:value-type="float">
            <text:p>0.60988321</text:p>
          </table:table-cell>
          <table:table-cell office:value-type="float" office:value="0.10807276" calcext:value-type="float">
            <text:p>0.10807276</text:p>
          </table:table-cell>
          <table:table-cell office:value-type="float" office:value="0.00872418" calcext:value-type="float">
            <text:p>0.00872418</text:p>
          </table:table-cell>
          <table:table-cell office:value-type="float" office:value="0.88320306" calcext:value-type="float">
            <text:p>0.88320306</text:p>
          </table:table-cell>
          <table:table-cell/>
          <table:table-cell office:value-type="string" calcext:value-type="string">
            <text:p>playsFor</text:p>
          </table:table-cell>
          <table:table-cell office:value-type="float" office:value="0.8741655" calcext:value-type="float">
            <text:p>0.8741655</text:p>
          </table:table-cell>
          <table:table-cell office:value-type="float" office:value="0.60434188" calcext:value-type="float">
            <text:p>0.60434188</text:p>
          </table:table-cell>
          <table:table-cell office:value-type="float" office:value="0.01388577" calcext:value-type="float">
            <text:p>0.01388577</text:p>
          </table:table-cell>
          <table:table-cell office:value-type="float" office:value="0.05916878" calcext:value-type="float">
            <text:p>0.05916878</text:p>
          </table:table-cell>
          <table:table-cell office:value-type="float" office:value="0.92694545" calcext:value-type="float">
            <text:p>0.92694545</text:p>
          </table:table-cell>
        </table:table-row>
        <table:table-row table:style-name="ro3">
          <table:table-cell/>
          <table:table-cell office:value-type="string" calcext:value-type="string">
            <text:p>wasBornIn</text:p>
          </table:table-cell>
          <table:table-cell office:value-type="float" office:value="0.47828682" calcext:value-type="float">
            <text:p>0.47828682</text:p>
          </table:table-cell>
          <table:table-cell office:value-type="float" office:value="0.3792408" calcext:value-type="float">
            <text:p>0.3792408</text:p>
          </table:table-cell>
          <table:table-cell office:value-type="float" office:value="0.22200981" calcext:value-type="float">
            <text:p>0.22200981</text:p>
          </table:table-cell>
          <table:table-cell office:value-type="float" office:value="0.08151329" calcext:value-type="float">
            <text:p>0.08151329</text:p>
          </table:table-cell>
          <table:table-cell office:value-type="float" office:value="0.6964769" calcext:value-type="float">
            <text:p>0.6964769</text:p>
          </table:table-cell>
          <table:table-cell/>
          <table:table-cell office:value-type="string" calcext:value-type="string">
            <text:p>wasBornIn</text:p>
          </table:table-cell>
          <table:table-cell office:value-type="float" office:value="0.52314742" calcext:value-type="float">
            <text:p>0.52314742</text:p>
          </table:table-cell>
          <table:table-cell office:value-type="float" office:value="0.28559914" calcext:value-type="float">
            <text:p>0.28559914</text:p>
          </table:table-cell>
          <table:table-cell office:value-type="float" office:value="0.23389812" calcext:value-type="float">
            <text:p>0.23389812</text:p>
          </table:table-cell>
          <table:table-cell office:value-type="float" office:value="0.08396052" calcext:value-type="float">
            <text:p>0.08396052</text:p>
          </table:table-cell>
          <table:table-cell office:value-type="float" office:value="0.68214135" calcext:value-type="float">
            <text:p>0.68214135</text:p>
          </table:table-cell>
        </table:table-row>
        <table:table-row table:style-name="ro3">
          <table:table-cell/>
          <table:table-cell office:value-type="string" calcext:value-type="string">
            <text:p>worksAt</text:p>
          </table:table-cell>
          <table:table-cell office:value-type="float" office:value="0.05377299" calcext:value-type="float">
            <text:p>0.05377299</text:p>
          </table:table-cell>
          <table:table-cell office:value-type="float" office:value="0.56377664" calcext:value-type="float">
            <text:p>0.56377664</text:p>
          </table:table-cell>
          <table:table-cell office:value-type="float" office:value="0.04628479" calcext:value-type="float">
            <text:p>0.04628479</text:p>
          </table:table-cell>
          <table:table-cell office:value-type="float" office:value="0.00046049" calcext:value-type="float">
            <text:p>0.00046049</text:p>
          </table:table-cell>
          <table:table-cell office:value-type="float" office:value="0.95325471" calcext:value-type="float">
            <text:p>0.95325471</text:p>
          </table:table-cell>
          <table:table-cell/>
          <table:table-cell office:value-type="string" calcext:value-type="string">
            <text:p>worksAt</text:p>
          </table:table-cell>
          <table:table-cell office:value-type="float" office:value="0.47701126" calcext:value-type="float">
            <text:p>0.47701126</text:p>
          </table:table-cell>
          <table:table-cell office:value-type="float" office:value="0.1136631" calcext:value-type="float">
            <text:p>0.1136631</text:p>
          </table:table-cell>
          <table:table-cell office:value-type="float" office:value="0.17446503" calcext:value-type="float">
            <text:p>0.17446503</text:p>
          </table:table-cell>
          <table:table-cell office:value-type="float" office:value="0.00792985" calcext:value-type="float">
            <text:p>0.00792985</text:p>
          </table:table-cell>
          <table:table-cell office:value-type="float" office:value="0.81760512" calcext:value-type="float">
            <text:p>0.81760512</text:p>
          </table:table-cell>
        </table:table-row>
        <table:table-row table:style-name="ro4" table:number-rows-repeated="3">
          <table:table-cell table:number-columns-repeated="14"/>
        </table:table-row>
        <table:table-row table:style-name="ro3" table:number-rows-repeated="23">
          <table:table-cell table:number-columns-repeated="14"/>
        </table:table-row>
        <table:table-row table:style-name="ro3">
          <table:table-cell table:number-columns-repeated="14"/>
        </table:table-row>
      </table:table>
      <table:named-expressions/>
      <table:database-ranges>
        <table:database-range table:name="__Anonymous_Sheet_DB__0" table:target-range-address="工作表1.AB3:工作表1.AD2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信心值分析.L12:信心值分析.N3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歧義度.H3:歧義度.J2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Degree.N30:Degree.P5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Typed.Q3:Typed.S26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nol.K88:nol.M111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nbc.K3:nbc.M26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errorChecking.I3:errorChecking.N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Heiti TC" svg:font-family="'Heiti TC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zh" style:country-asian="TW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LiSong Pro'" style:font-family-generic-asian="system" style:font-pitch-asian="variable" style:font-size-asian="24pt" style:language-asian="zh" style:country-asian="TW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37">
      <number:number number:decimal-places="8" number:min-integer-digits="0" number:grouping="true"/>
    </number:number-style>
    <number:number-style style:name="N138">
      <number:number number:decimal-places="8" number:min-integer-digits="1" number:grouping="true"/>
    </number:number-style>
    <number:number-style style:name="N139">
      <number:number number:decimal-places="9" number:min-integer-digits="1"/>
    </number:number-style>
    <number:number-style style:name="N140">
      <number:number number:decimal-places="8" number:min-integer-digits="1"/>
    </number:number-style>
    <number:number-style style:name="N141">
      <number:number number:decimal-places="7" number:min-integer-digits="1"/>
    </number:number-style>
    <number:number-style style:name="N142">
      <number:number number:decimal-places="6" number:min-integer-digits="1"/>
    </number:number-style>
    <number:number-style style:name="N143">
      <number:number number:decimal-places="5" number:min-integer-digits="1"/>
    </number:number-style>
    <number:number-style style:name="N144">
      <number:number number:decimal-places="4" number:min-integer-digits="1"/>
    </number:number-style>
    <style:style style:name="Default" style:family="table-cell">
      <style:text-properties style:font-name-asian="Heiti TC" style:font-family-asian="'Heiti TC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7">0000/00/00</text:date>, <text:time style:data-style-name="N2" text:time-value="0000-00-00T19:52:19.854836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8T14:17:30.096534000</meta:creation-date>
    <dc:date>2014-07-27T20:42:05.494940000</dc:date>
    <meta:editing-duration>P1DT6H14M38S</meta:editing-duration>
    <meta:editing-cycles>49</meta:editing-cycles>
    <meta:generator>LibreOffice/4.1.5.3$MacOSX_x86 LibreOffice_project/1c1366bba2ba2b554cd2ca4d87c06da81c05d24</meta:generator>
    <meta:document-statistic meta:table-count="8" meta:cell-count="5869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legend chart:legend-position="end" svg:x="11.393cm" svg:y="3.954cm" style:legend-expansion="high" chart:style-name="ch2"/>
        <chart:plot-area chart:style-name="ch3" table:cell-range-address="信心值分析.A7:信心值分析.A10 信心值分析.B11:信心值分析.B11 信心值分析.D7:信心值分析.D11 信心值分析.G7:信心值分析.G10" chart:data-source-has-labels="both" svg:x="1.318cm" svg:y="0.855cm" svg:width="9.437cm" svg:height="7.001cm">
          <chartooo:coordinate-region svg:x="2.264cm" svg:y="1.055cm" svg:width="8.241cm" svg:height="6.154cm"/>
          <chart:axis chart:dimension="x" chart:name="primary-x" chart:style-name="ch4" chartooo:axis-type="auto">
            <chartooo:date-scale/>
            <chart:title svg:x="4.431cm" svg:y="8.036cm" chart:style-name="ch5">
              <text:p>Confidence Threshold</text:p>
            </chart:title>
            <chart:categories table:cell-range-address="信心值分析.A7:信心值分析.A10"/>
          </chart:axis>
          <chart:axis chart:dimension="y" chart:name="primary-y" chart:style-name="ch4">
            <chart:title svg:x="0.451cm" svg:y="5.057cm" chart:style-name="ch6">
              <text:p>F1 Score</text:p>
            </chart:title>
            <chart:grid chart:style-name="ch7" chart:class="major"/>
          </chart:axis>
          <chart:series chart:style-name="ch8" chart:values-cell-range-address="信心值分析.D7:信心值分析.D10" chart:label-cell-address="信心值分析.B11:信心值分析.B11" chart:class="chart:line">
            <chart:data-point chart:repeated="4"/>
          </chart:series>
          <chart:series chart:style-name="ch9" chart:values-cell-range-address="信心值分析.G7:信心值分析.G10" chart:label-cell-address="信心值分析.D11:信心值分析.D1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, Degree=1</text:p>
                <draw:g>
                  <svg:desc>信心值分析.B11:信心值分析.B11</svg:desc>
                </draw:g>
              </table:table-cell>
              <table:table-cell office:value-type="string">
                <text:p>Micro F1, Degree=1</text:p>
                <draw:g>
                  <svg:desc>信心值分析.D11:信心值分析.D1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信心值分析.A7:信心值分析.A10</svg:desc>
                </draw:g>
              </table:table-cell>
              <table:table-cell office:value-type="float" office:value="0.185672530483015">
                <text:p>0.185672530483015</text:p>
                <draw:g>
                  <svg:desc>信心值分析.D7:信心值分析.D10</svg:desc>
                </draw:g>
              </table:table-cell>
              <table:table-cell office:value-type="float" office:value="0.29734778097602">
                <text:p>0.29734778097602</text:p>
                <draw:g>
                  <svg:desc>信心值分析.G7:信心值分析.G10</svg:desc>
                </draw:g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178326191357075">
                <text:p>0.178326191357075</text:p>
              </table:table-cell>
              <table:table-cell office:value-type="float" office:value="0.296545243967195">
                <text:p>0.29654524396719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17207765570244">
                <text:p>0.17207765570244</text:p>
              </table:table-cell>
              <table:table-cell office:value-type="float" office:value="0.269363509871708">
                <text:p>0.269363509871708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147061134975576">
                <text:p>0.147061134975576</text:p>
              </table:table-cell>
              <table:table-cell office:value-type="float" office:value="0.187962377165069">
                <text:p>0.1879623771650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8.992cm" xlink:href=".." xlink:type="simple" chart:class="chart:line" chart:style-name="ch1">
        <chart:legend chart:legend-position="end" svg:x="11.394cm" svg:y="3.948cm" style:legend-expansion="high" chart:style-name="ch2"/>
        <chart:plot-area chart:style-name="ch3" table:cell-range-address="歧義度.M3:歧義度.O6" chart:data-source-has-labels="both" svg:x="1.318cm" svg:y="0.851cm" svg:width="9.438cm" svg:height="6.993cm">
          <chartooo:coordinate-region svg:x="2.065cm" svg:y="1.051cm" svg:width="8.441cm" svg:height="6.146cm"/>
          <chart:axis chart:dimension="x" chart:name="primary-x" chart:style-name="ch4" chartooo:axis-type="auto">
            <chartooo:date-scale/>
            <chart:title svg:x="4.551cm" svg:y="8.023cm" chart:style-name="ch5">
              <text:p>Reliability Threshold</text:p>
            </chart:title>
            <chart:categories table:cell-range-address="歧義度.M4:歧義度.M6"/>
          </chart:axis>
          <chart:axis chart:dimension="y" chart:name="primary-y" chart:style-name="ch4">
            <chart:title svg:x="0.451cm" svg:y="5.049cm" chart:style-name="ch6">
              <text:p>F1 Score</text:p>
            </chart:title>
            <chart:grid chart:style-name="ch7" chart:class="major"/>
          </chart:axis>
          <chart:series chart:style-name="ch8" chart:values-cell-range-address="歧義度.N4:歧義度.N6" chart:label-cell-address="歧義度.N3:歧義度.N3" chart:class="chart:line">
            <chart:data-point chart:repeated="3"/>
          </chart:series>
          <chart:series chart:style-name="ch9" chart:values-cell-range-address="歧義度.O4:歧義度.O6" chart:label-cell-address="歧義度.O3:歧義度.O3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, Degree=1</text:p>
                <draw:g>
                  <svg:desc>歧義度.N3:歧義度.N3</svg:desc>
                </draw:g>
              </table:table-cell>
              <table:table-cell office:value-type="string">
                <text:p>Micro F1, Degree=1</text:p>
                <draw:g>
                  <svg:desc>歧義度.O3:歧義度.O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歧義度.M4:歧義度.M6</svg:desc>
                </draw:g>
              </table:table-cell>
              <table:table-cell office:value-type="float" office:value="0.185672530483015">
                <text:p>0.185672530483015</text:p>
                <draw:g>
                  <svg:desc>歧義度.N4:歧義度.N6</svg:desc>
                </draw:g>
              </table:table-cell>
              <table:table-cell office:value-type="float" office:value="0.29734778097602">
                <text:p>0.29734778097602</text:p>
                <draw:g>
                  <svg:desc>歧義度.O4:歧義度.O6</svg:desc>
                </draw:g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234027692720838">
                <text:p>0.234027692720838</text:p>
              </table:table-cell>
              <table:table-cell office:value-type="float" office:value="0.502740209493378">
                <text:p>0.50274020949337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142077548897816">
                <text:p>0.142077548897816</text:p>
              </table:table-cell>
              <table:table-cell office:value-type="float" office:value="0.500425332130628">
                <text:p>0.5004253321306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8.992cm" xlink:href=".." xlink:type="simple" chart:class="chart:line" chart:style-name="ch1">
        <chart:legend chart:legend-position="end" svg:x="12.582cm" svg:y="3.45cm" style:legend-expansion="high" chart:style-name="ch2"/>
        <chart:plot-area chart:style-name="ch3" table:cell-range-address="Degree.C58:Degree.G63" chart:data-source-has-labels="both" svg:x="0.769cm" svg:y="0.851cm" svg:width="11.175cm" svg:height="6.993cm">
          <chartooo:coordinate-region svg:x="1.516cm" svg:y="1.05cm" svg:width="10.327cm" svg:height="6.147cm"/>
          <chart:axis chart:dimension="x" chart:name="primary-x" chart:style-name="ch4" chartooo:axis-type="auto">
            <chartooo:date-scale/>
            <chart:title svg:x="5.039cm" svg:y="8.023cm" chart:style-name="ch5">
              <text:p>Ambiguity Degree</text:p>
            </chart:title>
            <chart:categories table:cell-range-address="Degree.C59:Degree.C63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Degree.D59:Degree.D63" chart:label-cell-address="Degree.D58:Degree.D58" chart:class="chart:line">
            <chart:data-point chart:repeated="5"/>
          </chart:series>
          <chart:series chart:style-name="ch8" chart:values-cell-range-address="Degree.E59:Degree.E63" chart:label-cell-address="Degree.E58:Degree.E58" chart:class="chart:line">
            <chart:data-point chart:repeated="5"/>
          </chart:series>
          <chart:series chart:style-name="ch9" chart:values-cell-range-address="Degree.F59:Degree.F63" chart:label-cell-address="Degree.F58:Degree.F58" chart:class="chart:line">
            <chart:data-point chart:repeated="5"/>
          </chart:series>
          <chart:series chart:style-name="ch10" chart:values-cell-range-address="Degree.G59:Degree.G63" chart:label-cell-address="Degree.G58:Degree.G58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</text:p>
                <draw:g>
                  <svg:desc>Degree.D58:Degree.D58</svg:desc>
                </draw:g>
              </table:table-cell>
              <table:table-cell office:value-type="string">
                <text:p>Micro F1</text:p>
                <draw:g>
                  <svg:desc>Degree.E58:Degree.E58</svg:desc>
                </draw:g>
              </table:table-cell>
              <table:table-cell office:value-type="string">
                <text:p>Macro Recall</text:p>
                <draw:g>
                  <svg:desc>Degree.F58:Degree.F58</svg:desc>
                </draw:g>
              </table:table-cell>
              <table:table-cell office:value-type="string">
                <text:p>Micro Recall</text:p>
                <draw:g>
                  <svg:desc>Degree.G58:Degree.G5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egree.C59:Degree.C63</svg:desc>
                </draw:g>
              </table:table-cell>
              <table:table-cell office:value-type="float" office:value="0.185672530483015">
                <text:p>0.185672530483015</text:p>
                <draw:g>
                  <svg:desc>Degree.D59:Degree.D63</svg:desc>
                </draw:g>
              </table:table-cell>
              <table:table-cell office:value-type="float" office:value="0.29734778097602">
                <text:p>0.29734778097602</text:p>
                <draw:g>
                  <svg:desc>Degree.E59:Degree.E63</svg:desc>
                </draw:g>
              </table:table-cell>
              <table:table-cell office:value-type="float" office:value="0.45085499">
                <text:p>0.45085499</text:p>
                <draw:g>
                  <svg:desc>Degree.F59:Degree.F63</svg:desc>
                </draw:g>
              </table:table-cell>
              <table:table-cell office:value-type="float" office:value="0.4356432">
                <text:p>0.4356432</text:p>
                <draw:g>
                  <svg:desc>Degree.G59:Degree.G6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75883935783645">
                <text:p>0.175883935783645</text:p>
              </table:table-cell>
              <table:table-cell office:value-type="float" office:value="0.236742443029321">
                <text:p>0.236742443029321</text:p>
              </table:table-cell>
              <table:table-cell office:value-type="float" office:value="0.60033193">
                <text:p>0.60033193</text:p>
              </table:table-cell>
              <table:table-cell office:value-type="float" office:value="0.48699692">
                <text:p>0.4869969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71360569243962">
                <text:p>0.171360569243962</text:p>
              </table:table-cell>
              <table:table-cell office:value-type="float" office:value="0.222043149726248">
                <text:p>0.222043149726248</text:p>
              </table:table-cell>
              <table:table-cell office:value-type="float" office:value="0.64089402">
                <text:p>0.64089402</text:p>
              </table:table-cell>
              <table:table-cell office:value-type="float" office:value="0.51763129">
                <text:p>0.5176312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69785953385656">
                <text:p>0.169785953385656</text:p>
              </table:table-cell>
              <table:table-cell office:value-type="float" office:value="0.215905401115364">
                <text:p>0.215905401115364</text:p>
              </table:table-cell>
              <table:table-cell office:value-type="float" office:value="0.66763251">
                <text:p>0.66763251</text:p>
              </table:table-cell>
              <table:table-cell office:value-type="float" office:value="0.54091755">
                <text:p>0.5409175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16387184154466">
                <text:p>0.16387184154466</text:p>
              </table:table-cell>
              <table:table-cell office:value-type="float" office:value="0.205080464014341">
                <text:p>0.205080464014341</text:p>
              </table:table-cell>
              <table:table-cell office:value-type="float" office:value="0.70398844">
                <text:p>0.70398844</text:p>
              </table:table-cell>
              <table:table-cell office:value-type="float" office:value="0.56034827">
                <text:p>0.560348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2 3 0 1" chart:style-name="ch1">
        <chart:legend chart:legend-position="end" svg:x="12.076cm" svg:y="3.454cm" style:legend-expansion="high" chart:style-name="ch2"/>
        <chart:plot-area chart:style-name="ch3" table:cell-range-address="Typed.B31:Typed.F36" chart:data-source-has-labels="both" svg:x="1.319cm" svg:y="0.855cm" svg:width="10.117cm" svg:height="6.996cm">
          <chartooo:coordinate-region svg:x="2.265cm" svg:y="1.054cm" svg:width="9.07cm" svg:height="6.15cm"/>
          <chart:axis chart:dimension="x" chart:name="primary-x" chart:style-name="ch4" chartooo:axis-type="auto">
            <chartooo:date-scale/>
            <chart:title svg:x="5.06cm" svg:y="8.031cm" chart:style-name="ch5">
              <text:p>Ambiguity Degree</text:p>
            </chart:title>
            <chart:categories table:cell-range-address="Typed.B32:Typed.B36"/>
          </chart:axis>
          <chart:axis chart:dimension="y" chart:name="primary-y" chart:style-name="ch4">
            <chart:title svg:x="0.451cm" svg:y="5.055cm" chart:style-name="ch6">
              <text:p>F1 Score</text:p>
            </chart:title>
            <chart:grid chart:style-name="ch7" chart:class="major"/>
          </chart:axis>
          <chart:series chart:style-name="ch8" chart:values-cell-range-address="Typed.E32:Typed.E36" chart:label-cell-address="Typed.E31:Typed.E31" chart:class="chart:line">
            <chart:data-point chart:repeated="5"/>
          </chart:series>
          <chart:series chart:style-name="ch9" chart:values-cell-range-address="Typed.F32:Typed.F36" chart:label-cell-address="Typed.F31:Typed.F31" chart:class="chart:line">
            <chart:data-point chart:repeated="5"/>
          </chart:series>
          <chart:series chart:style-name="ch10" chart:values-cell-range-address="Typed.C32:Typed.C36" chart:label-cell-address="Typed.C31:Typed.C31" chart:class="chart:line">
            <chart:data-point chart:repeated="5"/>
          </chart:series>
          <chart:series chart:style-name="ch11" chart:values-cell-range-address="Typed.D32:Typed.D36" chart:label-cell-address="Typed.D31:Typed.D3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 (Type)</text:p>
                <draw:g>
                  <svg:desc>Typed.E31:Typed.E31</svg:desc>
                </draw:g>
              </table:table-cell>
              <table:table-cell office:value-type="string">
                <text:p>Micro F1 (Type)</text:p>
                <draw:g>
                  <svg:desc>Typed.F31:Typed.F31</svg:desc>
                </draw:g>
              </table:table-cell>
              <table:table-cell office:value-type="string">
                <text:p>Macro F1</text:p>
                <draw:g>
                  <svg:desc>Typed.C31:Typed.C31</svg:desc>
                </draw:g>
              </table:table-cell>
              <table:table-cell office:value-type="string">
                <text:p>Micro F1</text:p>
                <draw:g>
                  <svg:desc>Typed.D31:Typed.D3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yped.B32:Typed.B36</svg:desc>
                </draw:g>
              </table:table-cell>
              <table:table-cell office:value-type="float" office:value="0.281602497440218">
                <text:p>0.281602497440218</text:p>
                <draw:g>
                  <svg:desc>Typed.E32:Typed.E36</svg:desc>
                </draw:g>
              </table:table-cell>
              <table:table-cell office:value-type="float" office:value="0.389547339596556">
                <text:p>0.389547339596556</text:p>
                <draw:g>
                  <svg:desc>Typed.F32:Typed.F36</svg:desc>
                </draw:g>
              </table:table-cell>
              <table:table-cell office:value-type="float" office:value="0.185672530483015">
                <text:p>0.185672530483015</text:p>
                <draw:g>
                  <svg:desc>Typed.C32:Typed.C36</svg:desc>
                </draw:g>
              </table:table-cell>
              <table:table-cell office:value-type="float" office:value="0.29734778097602">
                <text:p>0.29734778097602</text:p>
                <draw:g>
                  <svg:desc>Typed.D32:Typed.D3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88241575913689">
                <text:p>0.288241575913689</text:p>
              </table:table-cell>
              <table:table-cell office:value-type="float" office:value="0.33418350974853">
                <text:p>0.33418350974853</text:p>
              </table:table-cell>
              <table:table-cell office:value-type="float" office:value="0.175883935783645">
                <text:p>0.175883935783645</text:p>
              </table:table-cell>
              <table:table-cell office:value-type="float" office:value="0.236742443029321">
                <text:p>0.23674244302932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286195772679576">
                <text:p>0.286195772679576</text:p>
              </table:table-cell>
              <table:table-cell office:value-type="float" office:value="0.317404726321842">
                <text:p>0.317404726321842</text:p>
              </table:table-cell>
              <table:table-cell office:value-type="float" office:value="0.171360569243962">
                <text:p>0.171360569243962</text:p>
              </table:table-cell>
              <table:table-cell office:value-type="float" office:value="0.222043149726248">
                <text:p>0.22204314972624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86984478647957">
                <text:p>0.286984478647957</text:p>
              </table:table-cell>
              <table:table-cell office:value-type="float" office:value="0.314806640826162">
                <text:p>0.314806640826162</text:p>
              </table:table-cell>
              <table:table-cell office:value-type="float" office:value="0.169785953385656">
                <text:p>0.169785953385656</text:p>
              </table:table-cell>
              <table:table-cell office:value-type="float" office:value="0.215905401115364">
                <text:p>0.21590540111536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283409971178877">
                <text:p>0.283409971178877</text:p>
              </table:table-cell>
              <table:table-cell office:value-type="float" office:value="0.305547641215588">
                <text:p>0.305547641215588</text:p>
              </table:table-cell>
              <table:table-cell office:value-type="float" office:value="0.16387184154466">
                <text:p>0.16387184154466</text:p>
              </table:table-cell>
              <table:table-cell office:value-type="float" office:value="0.205080464014341">
                <text:p>0.2050804640143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9cm" svg:height="8.991cm" xlink:href=".." xlink:type="simple" chart:class="chart:line" chart:column-mapping="3 2 1 0" chart:style-name="ch1">
        <chart:legend chart:legend-position="end" svg:x="13.077cm" svg:y="3.449cm" style:legend-expansion="high" chart:style-name="ch2"/>
        <chart:plot-area chart:style-name="ch3" table:cell-range-address="nol.P7:nol.T11" chart:data-source-has-labels="both" svg:x="1.318cm" svg:y="0.851cm" svg:width="11.121cm" svg:height="6.992cm">
          <chartooo:coordinate-region svg:x="2.462cm" svg:y="1.051cm" svg:width="9.797cm" svg:height="6.145cm"/>
          <chart:axis chart:dimension="x" chart:name="primary-x" chart:style-name="ch4" chartooo:axis-type="auto">
            <chartooo:date-scale/>
            <chart:title svg:x="5.422cm" svg:y="8.022cm" chart:style-name="ch5">
              <text:p>Selection Threshold</text:p>
            </chart:title>
            <chart:categories table:cell-range-address="nol.P8:nol.P11"/>
          </chart:axis>
          <chart:axis chart:dimension="y" chart:name="primary-y" chart:style-name="ch4">
            <chart:title svg:x="0.451cm" svg:y="5.535cm" chart:style-name="ch6">
              <text:p>Macro F1 Score</text:p>
            </chart:title>
            <chart:grid chart:style-name="ch7" chart:class="major"/>
          </chart:axis>
          <chart:series chart:style-name="ch8" chart:values-cell-range-address="nol.T8:nol.T11" chart:label-cell-address="nol.T7:nol.T7" chart:class="chart:line">
            <chart:data-point chart:repeated="4"/>
          </chart:series>
          <chart:series chart:style-name="ch9" chart:values-cell-range-address="nol.S8:nol.S11" chart:label-cell-address="nol.S7:nol.S7" chart:class="chart:line">
            <chart:data-point chart:repeated="4"/>
          </chart:series>
          <chart:series chart:style-name="ch10" chart:values-cell-range-address="nol.R8:nol.R11" chart:label-cell-address="nol.R7:nol.R7" chart:class="chart:line">
            <chart:data-point chart:repeated="4"/>
          </chart:series>
          <chart:series chart:style-name="ch11" chart:values-cell-range-address="nol.Q8:nol.Q11" chart:label-cell-address="nol.Q7:nol.Q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gree=5</text:p>
                <draw:g>
                  <svg:desc>nol.T7:nol.T7</svg:desc>
                </draw:g>
              </table:table-cell>
              <table:table-cell office:value-type="string">
                <text:p>Degree=4</text:p>
                <draw:g>
                  <svg:desc>nol.S7:nol.S7</svg:desc>
                </draw:g>
              </table:table-cell>
              <table:table-cell office:value-type="string">
                <text:p>Degree=3</text:p>
                <draw:g>
                  <svg:desc>nol.R7:nol.R7</svg:desc>
                </draw:g>
              </table:table-cell>
              <table:table-cell office:value-type="string">
                <text:p>Degree=2</text:p>
                <draw:g>
                  <svg:desc>nol.Q7:nol.Q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nol.P8:nol.P11</svg:desc>
                </draw:g>
              </table:table-cell>
              <table:table-cell office:value-type="float" office:value="0.283645090151346">
                <text:p>0.283645090151346</text:p>
                <draw:g>
                  <svg:desc>nol.T8:nol.T11</svg:desc>
                </draw:g>
              </table:table-cell>
              <table:table-cell office:value-type="float" office:value="0.286756359914146">
                <text:p>0.286756359914146</text:p>
                <draw:g>
                  <svg:desc>nol.S8:nol.S11</svg:desc>
                </draw:g>
              </table:table-cell>
              <table:table-cell office:value-type="float" office:value="0.285867724884005">
                <text:p>0.285867724884005</text:p>
                <draw:g>
                  <svg:desc>nol.R8:nol.R11</svg:desc>
                </draw:g>
              </table:table-cell>
              <table:table-cell office:value-type="float" office:value="0.287979714503626">
                <text:p>0.287979714503626</text:p>
                <draw:g>
                  <svg:desc>nol.Q8:nol.Q11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289808378672318">
                <text:p>0.289808378672318</text:p>
              </table:table-cell>
              <table:table-cell office:value-type="float" office:value="0.291563100932582">
                <text:p>0.291563100932582</text:p>
              </table:table-cell>
              <table:table-cell office:value-type="float" office:value="0.289773541970371">
                <text:p>0.289773541970371</text:p>
              </table:table-cell>
              <table:table-cell office:value-type="float" office:value="0.289676317669088">
                <text:p>0.289676317669088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286376281517909">
                <text:p>0.286376281517909</text:p>
              </table:table-cell>
              <table:table-cell office:value-type="float" office:value="0.289465663831115">
                <text:p>0.289465663831115</text:p>
              </table:table-cell>
              <table:table-cell office:value-type="float" office:value="0.288161265796735">
                <text:p>0.288161265796735</text:p>
              </table:table-cell>
              <table:table-cell office:value-type="float" office:value="0.288550157887458">
                <text:p>0.288550157887458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0.283409971178877">
                <text:p>0.283409971178877</text:p>
              </table:table-cell>
              <table:table-cell office:value-type="float" office:value="0.286984478647957">
                <text:p>0.286984478647957</text:p>
              </table:table-cell>
              <table:table-cell office:value-type="float" office:value="0.286195772679576">
                <text:p>0.286195772679576</text:p>
              </table:table-cell>
              <table:table-cell office:value-type="float" office:value="0.288241575913689">
                <text:p>0.2882415759136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28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8.991cm" xlink:href=".." xlink:type="simple" chart:class="chart:line" chart:column-mapping="3 2 1 0" chart:style-name="ch1">
        <chart:legend chart:legend-position="end" svg:x="13.078cm" svg:y="3.449cm" style:legend-expansion="high" chart:style-name="ch2"/>
        <chart:plot-area chart:style-name="ch3" table:cell-range-address="nol.P13:nol.T16 nol.Q7:nol.T7" chart:data-source-has-labels="both" svg:x="1.318cm" svg:y="0.851cm" svg:width="11.122cm" svg:height="6.992cm">
          <chartooo:coordinate-region svg:x="2.264cm" svg:y="1.05cm" svg:width="9.996cm" svg:height="6.146cm"/>
          <chart:axis chart:dimension="x" chart:name="primary-x" chart:style-name="ch4" chartooo:axis-type="auto">
            <chartooo:date-scale/>
            <chart:title svg:x="5.423cm" svg:y="8.022cm" chart:style-name="ch5">
              <text:p>Selection Threshold</text:p>
            </chart:title>
            <chart:categories table:cell-range-address="nol.P13:nol.P16"/>
          </chart:axis>
          <chart:axis chart:dimension="y" chart:name="primary-y" chart:style-name="ch6">
            <chart:title svg:x="0.451cm" svg:y="5.486cm" chart:style-name="ch7">
              <text:p>Micro F1 Score</text:p>
            </chart:title>
            <chart:grid chart:style-name="ch8" chart:class="major"/>
          </chart:axis>
          <chart:series chart:style-name="ch9" chart:values-cell-range-address="nol.T13:nol.T16" chart:label-cell-address="nol.T7:nol.T7" chart:class="chart:line">
            <chart:data-point chart:repeated="4"/>
          </chart:series>
          <chart:series chart:style-name="ch10" chart:values-cell-range-address="nol.S13:nol.S16" chart:label-cell-address="nol.S7:nol.S7" chart:class="chart:line">
            <chart:data-point chart:repeated="4"/>
          </chart:series>
          <chart:series chart:style-name="ch11" chart:values-cell-range-address="nol.R13:nol.R16" chart:label-cell-address="nol.R7:nol.R7" chart:class="chart:line">
            <chart:data-point chart:repeated="4"/>
          </chart:series>
          <chart:series chart:style-name="ch12" chart:values-cell-range-address="nol.Q13:nol.Q16" chart:label-cell-address="nol.Q7:nol.Q7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gree=5</text:p>
                <draw:g>
                  <svg:desc>nol.T7:nol.T7</svg:desc>
                </draw:g>
              </table:table-cell>
              <table:table-cell office:value-type="string">
                <text:p>Degree=4</text:p>
                <draw:g>
                  <svg:desc>nol.S7:nol.S7</svg:desc>
                </draw:g>
              </table:table-cell>
              <table:table-cell office:value-type="string">
                <text:p>Degree=3</text:p>
                <draw:g>
                  <svg:desc>nol.R7:nol.R7</svg:desc>
                </draw:g>
              </table:table-cell>
              <table:table-cell office:value-type="string">
                <text:p>Degree=2</text:p>
                <draw:g>
                  <svg:desc>nol.Q7:nol.Q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nol.P13:nol.P16</svg:desc>
                </draw:g>
              </table:table-cell>
              <table:table-cell office:value-type="float" office:value="0.341894109414164">
                <text:p>0.341894109414164</text:p>
                <draw:g>
                  <svg:desc>nol.T13:nol.T16</svg:desc>
                </draw:g>
              </table:table-cell>
              <table:table-cell office:value-type="float" office:value="0.344597010980254">
                <text:p>0.344597010980254</text:p>
                <draw:g>
                  <svg:desc>nol.S13:nol.S16</svg:desc>
                </draw:g>
              </table:table-cell>
              <table:table-cell office:value-type="float" office:value="0.343145490522649">
                <text:p>0.343145490522649</text:p>
                <draw:g>
                  <svg:desc>nol.R13:nol.R16</svg:desc>
                </draw:g>
              </table:table-cell>
              <table:table-cell office:value-type="float" office:value="0.35040975898926">
                <text:p>0.35040975898926</text:p>
                <draw:g>
                  <svg:desc>nol.Q13:nol.Q16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364107418084876">
                <text:p>0.364107418084876</text:p>
              </table:table-cell>
              <table:table-cell office:value-type="float" office:value="0.362755985025703">
                <text:p>0.362755985025703</text:p>
              </table:table-cell>
              <table:table-cell office:value-type="float" office:value="0.359199937012893">
                <text:p>0.359199937012893</text:p>
              </table:table-cell>
              <table:table-cell office:value-type="float" office:value="0.360283583676866">
                <text:p>0.360283583676866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372718530058476">
                <text:p>0.372718530058476</text:p>
              </table:table-cell>
              <table:table-cell office:value-type="float" office:value="0.371104244748622">
                <text:p>0.371104244748622</text:p>
              </table:table-cell>
              <table:table-cell office:value-type="float" office:value="0.366070874633421">
                <text:p>0.366070874633421</text:p>
              </table:table-cell>
              <table:table-cell office:value-type="float" office:value="0.365726133554161">
                <text:p>0.365726133554161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0.305547641215588">
                <text:p>0.305547641215588</text:p>
              </table:table-cell>
              <table:table-cell office:value-type="float" office:value="0.314806640826162">
                <text:p>0.314806640826162</text:p>
              </table:table-cell>
              <table:table-cell office:value-type="float" office:value="0.317404726321842">
                <text:p>0.317404726321842</text:p>
              </table:table-cell>
              <table:table-cell office:value-type="float" office:value="0.33418350974853">
                <text:p>0.334183509748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2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96cm" svg:y="3.454cm" style:legend-expansion="high" chart:style-name="ch2"/>
        <chart:plot-area chart:style-name="ch3" table:cell-range-address="nbc.P36:nbc.R39 nbc.Q35:nbc.R35 nbc.Q29:nbc.R33" chart:data-source-has-labels="both" svg:x="1.319cm" svg:y="0.855cm" svg:width="10.137cm" svg:height="6.996cm">
          <chartooo:coordinate-region svg:x="2.265cm" svg:y="1.054cm" svg:width="9.09cm" svg:height="6.15cm"/>
          <chart:axis chart:dimension="x" chart:name="primary-x" chart:style-name="ch4" chartooo:axis-type="auto">
            <chartooo:date-scale/>
            <chart:title svg:x="5.07cm" svg:y="8.031cm" chart:style-name="ch5">
              <text:p>Ambiguity Degree</text:p>
            </chart:title>
            <chart:categories table:cell-range-address="nbc.P36:nbc.P39"/>
          </chart:axis>
          <chart:axis chart:dimension="y" chart:name="primary-y" chart:style-name="ch6">
            <chart:title svg:x="0.451cm" svg:y="5.055cm" chart:style-name="ch7">
              <text:p>F1 Score</text:p>
            </chart:title>
            <chart:grid chart:style-name="ch8" chart:class="major"/>
          </chart:axis>
          <chart:series chart:style-name="ch9" chart:values-cell-range-address="nbc.Q36:nbc.Q39" chart:label-cell-address="nbc.Q35:nbc.Q35" chart:class="chart:line">
            <chart:data-point chart:repeated="4"/>
          </chart:series>
          <chart:series chart:style-name="ch10" chart:values-cell-range-address="nbc.R36:nbc.R39" chart:label-cell-address="nbc.R35:nbc.R35" chart:class="chart:line">
            <chart:data-point chart:repeated="4"/>
          </chart:series>
          <chart:series chart:style-name="ch11" chart:values-cell-range-address="nbc.Q30:nbc.Q33" chart:label-cell-address="nbc.Q29:nbc.Q29" chart:class="chart:line">
            <chart:data-point chart:repeated="4"/>
          </chart:series>
          <chart:series chart:style-name="ch12" chart:values-cell-range-address="nbc.R30:nbc.R33" chart:label-cell-address="nbc.R29:nbc.R29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 (NBC)</text:p>
                <draw:g>
                  <svg:desc>nbc.Q35:nbc.Q35</svg:desc>
                </draw:g>
              </table:table-cell>
              <table:table-cell office:value-type="string">
                <text:p>Micro F1 (NBC)</text:p>
                <draw:g>
                  <svg:desc>nbc.R35:nbc.R35</svg:desc>
                </draw:g>
              </table:table-cell>
              <table:table-cell office:value-type="string">
                <text:p>Macro F1</text:p>
                <draw:g>
                  <svg:desc>nbc.Q29:nbc.Q29</svg:desc>
                </draw:g>
              </table:table-cell>
              <table:table-cell office:value-type="string">
                <text:p>Micro F1</text:p>
                <draw:g>
                  <svg:desc>nbc.R29:nbc.R2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nbc.P36:nbc.P39</svg:desc>
                </draw:g>
              </table:table-cell>
              <table:table-cell office:value-type="float" office:value="0.356736623102692">
                <text:p>0.356736623102692</text:p>
                <draw:g>
                  <svg:desc>nbc.Q36:nbc.Q39</svg:desc>
                </draw:g>
              </table:table-cell>
              <table:table-cell office:value-type="float" office:value="0.555165737471628">
                <text:p>0.555165737471628</text:p>
                <draw:g>
                  <svg:desc>nbc.R36:nbc.R39</svg:desc>
                </draw:g>
              </table:table-cell>
              <table:table-cell office:value-type="float" office:value="0.289676317669088">
                <text:p>0.289676317669088</text:p>
                <draw:g>
                  <svg:desc>nbc.Q30:nbc.Q33</svg:desc>
                </draw:g>
              </table:table-cell>
              <table:table-cell office:value-type="float" office:value="0.360283583676866">
                <text:p>0.360283583676866</text:p>
                <draw:g>
                  <svg:desc>nbc.R30:nbc.R33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66870907659201">
                <text:p>0.366870907659201</text:p>
              </table:table-cell>
              <table:table-cell office:value-type="float" office:value="0.567518857060442">
                <text:p>0.567518857060442</text:p>
              </table:table-cell>
              <table:table-cell office:value-type="float" office:value="0.289773541970371">
                <text:p>0.289773541970371</text:p>
              </table:table-cell>
              <table:table-cell office:value-type="float" office:value="0.359199937012893">
                <text:p>0.3591999370128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73865918052937">
                <text:p>0.373865918052937</text:p>
              </table:table-cell>
              <table:table-cell office:value-type="float" office:value="0.577739629690096">
                <text:p>0.577739629690096</text:p>
              </table:table-cell>
              <table:table-cell office:value-type="float" office:value="0.291563100932582">
                <text:p>0.291563100932582</text:p>
              </table:table-cell>
              <table:table-cell office:value-type="float" office:value="0.362755985025703">
                <text:p>0.36275598502570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85622143616747">
                <text:p>0.385622143616747</text:p>
              </table:table-cell>
              <table:table-cell office:value-type="float" office:value="0.584095774375602">
                <text:p>0.584095774375602</text:p>
              </table:table-cell>
              <table:table-cell office:value-type="float" office:value="0.289808378672318">
                <text:p>0.289808378672318</text:p>
              </table:table-cell>
              <table:table-cell office:value-type="float" office:value="0.364107418084876">
                <text:p>0.3641074180848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ide-by-sid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0000" draw:fill-hatch-name="Black_20_45_20_Degrees_20_Wide"/>
      <style:text-properties fo:font-size="10pt" style:font-size-asian="10pt" style:font-size-complex="10pt"/>
    </style:style>
    <style:style style:name="ch10" style:family="chart" style:data-style-name="N0">
      <style:graphic-properties draw:fill-color="#ffffff" draw:fill-hatch-name="Black_20_45_20_Degrees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489cm" svg:height="11.874cm" xlink:href=".." xlink:type="simple" chart:class="chart:bar" chart:style-name="ch1">
        <chart:legend svg:x="22.049cm" svg:y="0.216cm" style:legend-expansion="custom" chartooo:width="4.311cm" chartooo:height="1.445cm" style:legend-expansion-aspect-ratio="2.98339100346021" chart:style-name="ch2"/>
        <chart:plot-area chart:style-name="ch3" table:cell-range-address="errorChecking.B3:errorChecking.B26 errorChecking.F1:errorChecking.F1 errorChecking.G3:errorChecking.G26 errorChecking.K1:errorChecking.K1 errorChecking.N3:errorChecking.N26" chart:data-source-has-labels="both" svg:x="1.325cm" svg:y="1.229cm" svg:width="25.033cm" svg:height="9.813cm">
          <chartooo:coordinate-region svg:x="2.072cm" svg:y="1.429cm" svg:width="24.286cm" svg:height="6.739cm"/>
          <chart:axis chart:dimension="x" chart:name="primary-x" chart:style-name="ch4" chartooo:axis-type="auto">
            <chartooo:date-scale/>
            <chart:title svg:x="13.179cm" svg:y="11.279cm" chart:style-name="ch5">
              <text:p>Property</text:p>
            </chart:title>
            <chart:categories table:cell-range-address="errorChecking.B3:errorChecking.B26"/>
          </chart:axis>
          <chart:axis chart:dimension="y" chart:name="primary-y" chart:style-name="ch6">
            <chart:title svg:x="0.228cm" svg:y="6.549cm" chart:style-name="ch7">
              <text:p>Error</text:p>
            </chart:title>
            <chart:grid chart:style-name="ch8" chart:class="major"/>
          </chart:axis>
          <chart:series chart:style-name="ch9" chart:values-cell-range-address="errorChecking.G3:errorChecking.G26" chart:label-cell-address="errorChecking.F1:errorChecking.F1" chart:class="chart:bar">
            <chart:data-point chart:repeated="24"/>
          </chart:series>
          <chart:series chart:style-name="ch10" chart:values-cell-range-address="errorChecking.N3:errorChecking.N26" chart:label-cell-address="errorChecking.K1:errorChecking.K1" chart:class="chart:ba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NBC</text:p>
                <draw:g>
                  <svg:desc>errorChecking.F1:errorChecking.F1</svg:desc>
                </draw:g>
              </table:table-cell>
              <table:table-cell office:value-type="string">
                <text:p>with NBC</text:p>
                <draw:g>
                  <svg:desc>errorChecking.K1:errorChecking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edIn</text:p>
                <draw:g>
                  <svg:desc>errorChecking.B3:errorChecking.B26</svg:desc>
                </draw:g>
              </table:table-cell>
              <table:table-cell office:value-type="float" office:value="0.88990869">
                <text:p>0.88990869</text:p>
                <draw:g>
                  <svg:desc>errorChecking.G3:errorChecking.G26</svg:desc>
                </draw:g>
              </table:table-cell>
              <table:table-cell office:value-type="float" office:value="0.87860594">
                <text:p>0.87860594</text:p>
                <draw:g>
                  <svg:desc>errorChecking.N3:errorChecking.N26</svg:desc>
                </draw:g>
              </table:table-cell>
            </table:table-row>
            <table:table-row>
              <table:table-cell office:value-type="string">
                <text:p>created</text:p>
              </table:table-cell>
              <table:table-cell office:value-type="float" office:value="0.95416565">
                <text:p>0.95416565</text:p>
              </table:table-cell>
              <table:table-cell office:value-type="float" office:value="0.91626365">
                <text:p>0.91626365</text:p>
              </table:table-cell>
            </table:table-row>
            <table:table-row>
              <table:table-cell office:value-type="string">
                <text:p>dealsWith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edIn</text:p>
              </table:table-cell>
              <table:table-cell office:value-type="float" office:value="0.91827746">
                <text:p>0.91827746</text:p>
              </table:table-cell>
              <table:table-cell office:value-type="float" office:value="0.72218387">
                <text:p>0.72218387</text:p>
              </table:table-cell>
            </table:table-row>
            <table:table-row>
              <table:table-cell office:value-type="string">
                <text:p>directed</text:p>
              </table:table-cell>
              <table:table-cell office:value-type="float" office:value="0.96767015">
                <text:p>0.96767015</text:p>
              </table:table-cell>
              <table:table-cell office:value-type="float" office:value="0.9520776">
                <text:p>0.9520776</text:p>
              </table:table-cell>
            </table:table-row>
            <table:table-row>
              <table:table-cell office:value-type="string">
                <text:p>graduatedFrom</text:p>
              </table:table-cell>
              <table:table-cell office:value-type="float" office:value="0.93028415">
                <text:p>0.93028415</text:p>
              </table:table-cell>
              <table:table-cell office:value-type="float" office:value="0.93228394">
                <text:p>0.93228394</text:p>
              </table:table-cell>
            </table:table-row>
            <table:table-row>
              <table:table-cell office:value-type="string">
                <text:p>happenedI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asAcademicAdvisor</text:p>
              </table:table-cell>
              <table:table-cell office:value-type="float" office:value="0.97120296">
                <text:p>0.9712029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hasCapital</text:p>
              </table:table-cell>
              <table:table-cell office:value-type="float" office:value="0.99982252">
                <text:p>0.99982252</text:p>
              </table:table-cell>
              <table:table-cell office:value-type="float" office:value="0.99113901">
                <text:p>0.99113901</text:p>
              </table:table-cell>
            </table:table-row>
            <table:table-row>
              <table:table-cell office:value-type="string">
                <text:p>hasChild</text:p>
              </table:table-cell>
              <table:table-cell office:value-type="float" office:value="0.96646019">
                <text:p>0.96646019</text:p>
              </table:table-cell>
              <table:table-cell office:value-type="float" office:value="0.86075962">
                <text:p>0.86075962</text:p>
              </table:table-cell>
            </table:table-row>
            <table:table-row>
              <table:table-cell office:value-type="string">
                <text:p>hasWonPrize</text:p>
              </table:table-cell>
              <table:table-cell office:value-type="float" office:value="0.93487232">
                <text:p>0.9348723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holdsPoliticalPosition</text:p>
              </table:table-cell>
              <table:table-cell office:value-type="float" office:value="0.9847935">
                <text:p>0.9847935</text:p>
              </table:table-cell>
              <table:table-cell office:value-type="float" office:value="0.97777778">
                <text:p>0.97777778</text:p>
              </table:table-cell>
            </table:table-row>
            <table:table-row>
              <table:table-cell office:value-type="string">
                <text:p>influences</text:p>
              </table:table-cell>
              <table:table-cell office:value-type="float" office:value="0.94749676">
                <text:p>0.94749676</text:p>
              </table:table-cell>
              <table:table-cell office:value-type="float" office:value="0.88678898">
                <text:p>0.88678898</text:p>
              </table:table-cell>
            </table:table-row>
            <table:table-row>
              <table:table-cell office:value-type="string">
                <text:p>isCitizenOf</text:p>
              </table:table-cell>
              <table:table-cell office:value-type="float" office:value="0.88984038">
                <text:p>0.88984038</text:p>
              </table:table-cell>
              <table:table-cell office:value-type="float" office:value="0.79534818">
                <text:p>0.79534818</text:p>
              </table:table-cell>
            </table:table-row>
            <table:table-row>
              <table:table-cell office:value-type="string">
                <text:p>isKnownFor</text:p>
              </table:table-cell>
              <table:table-cell office:value-type="float" office:value="0.99873102">
                <text:p>0.99873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LeaderOf</text:p>
              </table:table-cell>
              <table:table-cell office:value-type="float" office:value="0.7824991">
                <text:p>0.782499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isLocatedIn</text:p>
              </table:table-cell>
              <table:table-cell office:value-type="float" office:value="0.95319766">
                <text:p>0.95319766</text:p>
              </table:table-cell>
              <table:table-cell office:value-type="float" office:value="0.93780812">
                <text:p>0.93780812</text:p>
              </table:table-cell>
            </table:table-row>
            <table:table-row>
              <table:table-cell office:value-type="string">
                <text:p>isMarriedTo</text:p>
              </table:table-cell>
              <table:table-cell office:value-type="float" office:value="0.96586328">
                <text:p>0.96586328</text:p>
              </table:table-cell>
              <table:table-cell office:value-type="float" office:value="0.91709699">
                <text:p>0.91709699</text:p>
              </table:table-cell>
            </table:table-row>
            <table:table-row>
              <table:table-cell office:value-type="string">
                <text:p>isPoliticianOf</text:p>
              </table:table-cell>
              <table:table-cell office:value-type="float" office:value="0.96240115">
                <text:p>0.96240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vesIn</text:p>
              </table:table-cell>
              <table:table-cell office:value-type="float" office:value="0.82448829">
                <text:p>0.82448829</text:p>
              </table:table-cell>
              <table:table-cell office:value-type="float" office:value="0.71507937">
                <text:p>0.71507937</text:p>
              </table:table-cell>
            </table:table-row>
            <table:table-row>
              <table:table-cell office:value-type="string">
                <text:p>participatedIn</text:p>
              </table:table-cell>
              <table:table-cell office:value-type="float" office:value="0.99623417">
                <text:p>0.9962341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playsFor</text:p>
              </table:table-cell>
              <table:table-cell office:value-type="float" office:value="0.88320306">
                <text:p>0.88320306</text:p>
              </table:table-cell>
              <table:table-cell office:value-type="float" office:value="0.92694545">
                <text:p>0.92694545</text:p>
              </table:table-cell>
            </table:table-row>
            <table:table-row>
              <table:table-cell office:value-type="string">
                <text:p>wasBornIn</text:p>
              </table:table-cell>
              <table:table-cell office:value-type="float" office:value="0.6964769">
                <text:p>0.6964769</text:p>
              </table:table-cell>
              <table:table-cell office:value-type="float" office:value="0.68214135">
                <text:p>0.68214135</text:p>
              </table:table-cell>
            </table:table-row>
            <table:table-row>
              <table:table-cell office:value-type="string">
                <text:p>worksAt</text:p>
              </table:table-cell>
              <table:table-cell office:value-type="float" office:value="0.95325471">
                <text:p>0.95325471</text:p>
              </table:table-cell>
              <table:table-cell office:value-type="float" office:value="0.81760512">
                <text:p>0.817605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